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chyna的指示，俄罗斯军队炮击Khrinivka，Karpovychi，T ...</text:span>
</text:h>
      <text:p text:style-name="P4">
作者: liveuamap (Language: en)</text:p>
      <text:p text:style-name="P4">
时间: 2023-05-07T-80:23:00</text:p>
      <text:p text:style-name="P4">
地点: Chernihiv (Latitude:52.28585 Longtitude:33.02902)</text:p>
      <text:p text:style-name="P4">
视频: []</text:p>
      <text:p text:style-name="P4">
图片: []</text:p>
      <text:p text:style-name="P4">
标签: ["Russia"]</text:p>
      <text:p text:style-name="P4">
Id: 22561087</text:p>
      <!--METADATA-->
      <text:p text:style-name="P4">
在Sivershchyna和Slbozhanschyna指示俄罗斯军队炮击了Khrinivka，Karpovychi，Tymonovychi，Zaliznyyy Mist和Leonivka; Oyaro-Lezhachi; oyaro-Lezhachi and volfyne and volfyne和Alsolemischyne，kozacha的Sumy地区Sya，Vovchanski Khutory，Okhrymivka，Chorne和哈尔基夫地区的哈特尼。 俄罗斯派在Zarichchya，Leonivka和Hernihiv地区的Krasnyy Khutir进行了飞机，乌克兰武装部队的总参谋长在戏剧报告中说</text:p>
      <text:p text:style-name="P4">
新闻集链接：(https://liveuamap.com/en/2023/7-may-at-sivershchyna-and-slobozhanschyna-directions-russian)</text:p>
      <text:p text:style-name="P4">
News Source: <text:a xlink:type="simple" xlink:href="https://t.me/lumsrc/4708" text:style-name="Internet_20_link" text:visited-style-name="Visited_20_Internet_20_Link">
https://t.me/lumsrc/4708</text:a>
</text:p>
      <!--NEWS-->
      <text:h text:style-name="P10" text:outline-level="1">
<text:span text:style-name="T4">
JSC Kupiansk Directio Rusian军队首先炮击Krasne，Mitrofanivka，Novomlinsk，两年...</text:span>
</text:h>
      <text:p text:style-name="P4">
作者: liveuamap (Language: en)</text:p>
      <text:p text:style-name="P4">
时间: 2023-05-07T-83:23:00</text:p>
      <text:p text:style-name="P4">
地点: Dvorichna (Latitude:49.8402 Longtitude:37.68105)</text:p>
      <text:p text:style-name="P4">
视频: []</text:p>
      <text:p text:style-name="P4">
图片: []</text:p>
      <text:p text:style-name="P4">
标签: ["Russia"]</text:p>
      <text:p text:style-name="P4">
Id: 22561080</text:p>
      <!--METADATA-->
      <text:p text:style-name="P4">
在Kupiansk的指示，俄罗斯军队炮击了Krasne Pershe，Mytrofanivka，Novomlynsk，Dvorichna，Dvorichna，Zapadne，Synkivka，Pischneve，Vyshneve和Stelmakhivkaof Kharmiv Kharmiv Kharmiv Kharmiv Kharmiv kharmiv kharmiv kharmiv gion，Themorning in themorning in themorning inthemorning ports of ucukraine porce of ucukraine ports of ukreorning</text:p>
      <text:p text:style-name="P4">
新闻集链接：<text:a xlink:type="simple" xlink:href="https://liveuamap.com/en/2023/7-may-at-kupiansk-direction-russian-army-shelled-krasne-pershe" text:style-name="Internet_20_link" text:visited-style-name="Visited_20_Internet_20_Link">
https://liveuamap.com/en/2023/7-may-kupiansk-direction-direction-arussian-arsy-shelled-krasne-pershe</text:a>
</text:p>
      <text:p text:style-name="P4">
News Source: <text:a xlink:type="simple" xlink:href="https://t.me/lumsrc/4709" text:style-name="Internet_20_link" text:visited-style-name="Visited_20_Internet_20_Link">
https://t.me/lumsrc/4709</text:a>
</text:p>
      <!--NEWS-->
      <text:h text:style-name="P10" text:outline-level="1">
<text:span text:style-name="T4">
在莱曼（Lyman）的指示，俄罗斯军队炮击了卢汉斯克地区和比洛霍利夫（Bilohorivk）的Makiyivka和Nevske ...</text:span>
</text:h>
      <text:p text:style-name="P4">
作者: liveuamap (Language: en)</text:p>
      <text:p text:style-name="P4">
时间: 2023-05-07T-85:23:00</text:p>
      <text:p text:style-name="P4">
地点: Bakhmut (Latitude:48.80698 Longtitude:38.24581)</text:p>
      <text:p text:style-name="P4">
视频: []</text:p>
      <text:p text:style-name="P4">
图片: []</text:p>
      <text:p text:style-name="P4">
标签: ["Russia"]</text:p>
      <text:p text:style-name="P4">
Id: 22561072</text:p>
      <!--METADATA-->
      <text:p text:style-name="P4">
在莱曼(Lyman)的指示，俄罗斯军队在乌克兰武装部队的武装部队中炮击了卢汉斯克地区的Makiyivka和luhansk地区和Bilohorivka和Spirne的Nevske。</text:p>
      <text:p text:style-name="P4">
新闻集链接：<text:a xlink:type="simple" xlink:href="https://liveuamap.com/en/2023/7-may-at-lyman-direction-russian-army-shelled-makiyivka-and" text:style-name="Internet_20_link" text:visited-style-name="Visited_20_Internet_20_Link">
https://liveuamap.com/en/2023/7-may-at--------------------------- russian-army-shelled-makiyivka--</text:a>
</text:p>
      <text:p text:style-name="P4">
News Source: <text:a xlink:type="simple" xlink:href="https://t.me/lumsrc/4710" text:style-name="Internet_20_link" text:visited-style-name="Visited_20_Internet_20_Link">
https://t.me/lumsrc/4710</text:a>
</text:p>
      <!--NEWS-->
      <text:h text:style-name="P10" text:outline-level="1">
<text:span text:style-name="T4">
巴赫穆特（Bakhmut Directio Rusian）军队炮击了Vesele，Minkivka，Orikhovo-Vasylivka，Markovo，Bach ...</text:span>
</text:h>
      <text:p text:style-name="P4">
作者: liveuamap (Language: en)</text:p>
      <text:p text:style-name="P4">
时间: 2023-05-07T-87:23:00</text:p>
      <text:p text:style-name="P4">
地点: Novhorods'ke, Donetsk Oblast (Latitude:48.33491 Longtitude:37.84756)</text:p>
      <text:p text:style-name="P4">
视频: []</text:p>
      <text:p text:style-name="P4">
图片: []</text:p>
      <text:p text:style-name="P4">
标签: ["Russia"]</text:p>
      <text:p text:style-name="P4">
Id: 22561069</text:p>
      <!--METADATA-->
      <text:p text:style-name="P4">
At Bakhmut Direction Russian Army Shelled Vesele, Minkivka, Orikhovo-Vasylivka, Markove, Bakhmut, Ivanivske, Chasiv Yar, KOSTYANTYNINEVKA, Oleka, Ole-Olevka IVNichne and New York of Donetskregion, - General Staff of Armed Forces of Ukraine Says in The Morning Report</text:p>
      <text:p text:style-name="P4">
新闻集链接：(https://liveuamap.com/en/2023/7-may-at-bakhmut-direction-russian-army-shelled-vesele-minkivka)</text:p>
      <text:p text:style-name="P4">
News Source: <text:a xlink:type="simple" xlink:href="https://t.me/lumsrc/4711" text:style-name="Internet_20_link" text:visited-style-name="Visited_20_Internet_20_Link">
https://t.me/lumsrc/4711</text:a>
</text:p>
      <!--NEWS-->
      <text:h text:style-name="P10" text:outline-level="1">
<text:span text:style-name="T4">
JSC Avdiivka Directio Rusian军队炮击Berdyshi，Avdiivka，Severne，Karlovka，Netilov ...</text:span>
</text:h>
      <text:p text:style-name="P4">
作者: liveuamap (Language: en)</text:p>
      <text:p text:style-name="P4">
时间: 2023-05-07T-89:23:00</text:p>
      <text:p text:style-name="P4">
地点: Donetsk (Latitude:48.09413 Longtitude:37.60088)</text:p>
      <text:p text:style-name="P4">
视频: []</text:p>
      <text:p text:style-name="P4">
图片: []</text:p>
      <text:p text:style-name="P4">
标签: ["Russia"]</text:p>
      <text:p text:style-name="P4">
Id: 22561066</text:p>
      <!--METADATA-->
      <text:p text:style-name="P4">
在Avdiyivka方向，俄罗斯军队炮击了Berdychi，Avdiyivka，Syeverne，Karlivka，Netaylove和Donetsk地区的Pervomayske，乌克兰的总参谋部部队在早晨的报告中说</text:p>
      <text:p text:style-name="P4">
新闻集链接：<text:a xlink:type="simple" xlink:href="https://liveuamap.com/en/2023/7-may-at-avdiyivka-direction-russian-army-shelled-berdychi" text:style-name="Internet_20_link" text:visited-style-name="Visited_20_Internet_20_Link">
https://liveuamap.com/en/2023/7-may-at-avdiyivka-direction-russian-army-army-shelled-berdychi</text:a>
</text:p>
      <text:p text:style-name="P4">
News Source: <text:a xlink:type="simple" xlink:href="https://t.me/lumsrc/4712" text:style-name="Internet_20_link" text:visited-style-name="Visited_20_Internet_20_Link">
https://t.me/lumsrc/4712</text:a>
</text:p>
      <!--NEWS-->
      <text:h text:style-name="P10" text:outline-level="1">
<text:span text:style-name="T4">
在玛丽卡（Maryinka）的方向，俄罗斯军队炮击了顿涅茨克地区的Serhiivka和Pobeda -Generator ...</text:span>
</text:h>
      <text:p text:style-name="P4">
作者: liveuamap (Language: en)</text:p>
      <text:p text:style-name="P4">
时间: 2023-05-07T-91:23:00</text:p>
      <text:p text:style-name="P4">
地点: Donetsk Oblast (Latitude:47.91818 Longtitude:37.46304)</text:p>
      <text:p text:style-name="P4">
视频: []</text:p>
      <text:p text:style-name="P4">
图片: []</text:p>
      <text:p text:style-name="P4">
标签: ["Russia"]</text:p>
      <text:p text:style-name="P4">
Id: 22561065</text:p>
      <!--METADATA-->
      <text:p text:style-name="P4">
乌克兰武装部队的总参谋</text:p>
      <text:p text:style-name="P4">
新闻集链接：<text:a xlink:type="simple" xlink:href="https://liveuamap.com/en/2023/7-may-at-maryinka-direction-russian-army-shelled-heorhiyivka" text:style-name="Internet_20_link" text:visited-style-name="Visited_20_Internet_20_Link">
https://liveuamap.com/en/2023/7-may-at-maryinka-direction-russian-army-shelled-heorhiyivka</text:a>
</text:p>
      <text:p text:style-name="P4">
News Source: <text:a xlink:type="simple" xlink:href="https://t.me/lumsrc/4713" text:style-name="Internet_20_link" text:visited-style-name="Visited_20_Internet_20_Link">
https://t.me/lumsrc/4713</text:a>
</text:p>
      <!--NEWS-->
      <text:h text:style-name="P10" text:outline-level="1">
<text:span text:style-name="T4">
乌克兰·耶尔马克（Ukraine Yermak）总裁办公室负责</text:span>
</text:h>
      <text:p text:style-name="P4">
作者: liveuamap (Language: en)</text:p>
      <text:p text:style-name="P4">
时间: 2023-05-07T04:56:04</text:p>
      <text:p text:style-name="P4">
地点: Kyiv, Kyiv city (Latitude:50.44426 Longtitude:30.52914)</text:p>
      <text:p text:style-name="P4">
视频: []</text:p>
      <text:p text:style-name="P4">
图片: ["<text:a xlink:type="simple" xlink:href="https://liveuamap.com/pics/2023/05/07/22561093_0.jpg" text:style-name="Internet_20_link" text:visited-style-name="Visited_20_Internet_20_Link">
22561093_0.jpg</text:a>
"]</text:p>
      <text:p text:style-name="P4">
标签: ["Europe"]</text:p>
      <text:p text:style-name="P4">
Id: 22561093</text:p>
      <!--METADATA-->
      <text:p text:style-name="P4">
乌克兰·耶尔马克(Ukraine Yermak)总裁办公室负责人与美国国有安全顾问杰克·沙利文(Jake Sullivan)打了电话</text:p>
      <text:p text:style-name="P4">
<draw:frame draw:style-name="fr1" draw:name="Image2" text:anchor-type="as-char" svg:width="6.9236in" svg:height="4.604194in" draw:z-index="0">
<draw:image xlink:href="../Images/liveuamap/2023-05-07T04-56-04/22561093_0.jpg" xlink:type="simple" xlink:show="embed" xlink:actuate="onLoad" draw:mime-type="image/jpeg"/>
</draw:frame>
新闻集链接：<text:a xlink:type="simple" xlink:href="https://liveuamap.com/en/2023/7-may-head-of-the-office-of-president-of-ukraine-yermak-had" text:style-name="Internet_20_link" text:visited-style-name="Visited_20_Internet_20_Link">
https://liveuamap.com/en/2023/2023/7-may-head-head-of-the-ofce-of-presindent-of-ukraine-yermak-had</text:a>
</text:p>
      <text:p text:style-name="P4">
News Source: <text:a xlink:type="simple" xlink:href="https://t.me/ermaka2022/2613" text:style-name="Internet_20_link" text:visited-style-name="Visited_20_Internet_20_Link">
https://t.me/ermaka2022/2613</text:a>
</text:p>
      <!--NEWS-->
      <text:h text:style-name="P10" text:outline-level="1">
<text:span text:style-name="T4">
Donetsk Oblast（23:32）。 红色警报：空中威胁。 警笛声。 立即掩盖！</text:span>
</text:h>
      <text:p text:style-name="P4">
作者: liveuamap (Language: en)</text:p>
      <text:p text:style-name="P4">
时间: 2023-05-07T17:33:00</text:p>
      <text:p text:style-name="P4">
地点: Donetsk Oblast (Latitude:48.72817 Longtitude:37.57842)</text:p>
      <text:p text:style-name="P4">
视频: []</text:p>
      <text:p text:style-name="P4">
图片: []</text:p>
      <text:p text:style-name="P4">
标签: ["Europe", "Central and Eastern Europe"]</text:p>
      <text:p text:style-name="P4">
Id: 22561168</text:p>
      <!--METADATA-->
      <text:p text:style-name="P4">
Donetsk Oblast(23:32). Red Alert: aerial threat. Sirens sounding. Take covernow!</text:p>
      <text:p text:style-name="P4">
News Collection Link: <text:a xlink:type="simple" xlink:href="https://liveuamap.com/en/2023/07-may-donetsk-oblast2332-red-alert-aerial-thg" text:style-name="Internet_20_link" text:visited-style-name="Visited_20_Internet_20_Link">
https://liveuamap.com/en/2023/07-may-donetsk-oblast2332-red-alert-aerial-thg</text:a>
</text:p>
      <text:p text:style-name="P4">
News Source: <text:a xlink:type="simple" xlink:href="https://t.me/air_alert_ua/44689" text:style-name="Internet_20_link" text:visited-style-name="Visited_20_Internet_20_Link">
https://t.me/air_alert_ua/44689</text:a>
</text:p>
      <!--NEWS-->
      <text:h text:style-name="P10" text:outline-level="1">
<text:span text:style-name="T4">
哈尔基夫·哈尔基夫斯卡（Kharkivska Oblast）（23:41）。 红色警报：空中威胁。 警笛声。 立即掩盖！</text:span>
</text:h>
      <text:p text:style-name="P4">
作者: liveuamap (Language: en)</text:p>
      <text:p text:style-name="P4">
时间: 2023-05-07T17:42:00</text:p>
      <text:p text:style-name="P4">
地点: Kharkiv (Latitude:49.98081000 Longtitude:36.25272000)</text:p>
      <text:p text:style-name="P4">
视频: []</text:p>
      <text:p text:style-name="P4">
图片: []</text:p>
      <text:p text:style-name="P4">
标签: ["Europe", "Central and Eastern Europe"]</text:p>
      <text:p text:style-name="P4">
Id: 22561169</text:p>
      <!--METADATA-->
      <text:p text:style-name="P4">
哈尔基夫(Kharkiv)，哈尔基夫地区(23:41). Red Alert: aerial threat. Sirens sounding.Take cover now!</text:p>
      <text:p text:style-name="P4">
News Collection Link: <text:a xlink:type="simple" xlink:href="https://liveuamap.com/en/2023/07-may-kharkiv-kharkivska-oblast2341-red-alerg" text:style-name="Internet_20_link" text:visited-style-name="Visited_20_Internet_20_Link">
https://liveuamap.com/en/2023/07-may-kharkiv-kharkivska-oblast2341-red-alerg</text:a>
</text:p>
      <text:p text:style-name="P4">
News Source: <text:a xlink:type="simple" xlink:href="https://t.me/air_alert_ua/44690" text:style-name="Internet_20_link" text:visited-style-name="Visited_20_Internet_20_Link">
https://t.me/air_alert_ua/44690</text:a>
</text:p>
      <!--NEWS-->
      <text:h text:style-name="P10" text:outline-level="1">
<text:span text:style-name="T4">
Zaporizka Oblast（00:15）。 红色警报：空中威胁。 警笛声。 立即掩盖！</text:span>
</text:h>
      <text:p text:style-name="P4">
作者: liveuamap (Language: en)</text:p>
      <text:p text:style-name="P4">
时间: 2023-05-07T18:17:00</text:p>
      <text:p text:style-name="P4">
地点: Zaporizka Oblast (Latitude:47.613131 Longtitude:35.765771)</text:p>
      <text:p text:style-name="P4">
视频: []</text:p>
      <text:p text:style-name="P4">
图片: []</text:p>
      <text:p text:style-name="P4">
标签: ["Europe", "Central and Eastern Europe"]</text:p>
      <text:p text:style-name="P4">
Id: 22561170</text:p>
      <!--METADATA-->
      <text:p text:style-name="P4">
Zaporizhzhia地区(00:15). Red Alert: aerial threat. Sirens sounding. Take covernow!</text:p>
      <text:p text:style-name="P4">
News Collection Link: <text:a xlink:type="simple" xlink:href="https://liveuamap.com/en/2023/07-may-zaporizka-oblast0015-red-alert-aerial-g" text:style-name="Internet_20_link" text:visited-style-name="Visited_20_Internet_20_Link">
https://liveuamap.com/en/2023/07-may-zaporizka-oblast0015-red-alert-aerial-g</text:a>
</text:p>
      <text:p text:style-name="P4">
News Source: <text:a xlink:type="simple" xlink:href="https://t.me/air_alert_ua/44693" text:style-name="Internet_20_link" text:visited-style-name="Visited_20_Internet_20_Link">
https://t.me/air_alert_ua/44693</text:a>
</text:p>
      <!--NEWS-->
      <text:h text:style-name="P10" text:outline-level="1">
<text:span text:style-name="T4">
基辅（01:12）。 红色警报：空中威胁。 警笛声。 立即掩盖！</text:span>
</text:h>
      <text:p text:style-name="P4">
作者: liveuamap (Language: en)</text:p>
      <text:p text:style-name="P4">
时间: 2023-05-07T19:13:00</text:p>
      <text:p text:style-name="P4">
地点: Kyiv (Latitude:50.44462 Longtitude:30.53072)</text:p>
      <text:p text:style-name="P4">
视频: []</text:p>
      <text:p text:style-name="P4">
图片: []</text:p>
      <text:p text:style-name="P4">
标签: ["Europe", "Central and Eastern Europe"]</text:p>
      <text:p text:style-name="P4">
Id: 22561172</text:p>
      <!--METADATA-->
      <text:p text:style-name="P4">
基辅(01:12). Red Alert: aerial threat. Sirens sounding. Take cover now!</text:p>
      <text:p text:style-name="P4">
News Collection Link: <text:a xlink:type="simple" xlink:href="https://liveuamap.com/en/2023/07-may-kyiv0112-red-alert-aerial-threat-sireng" text:style-name="Internet_20_link" text:visited-style-name="Visited_20_Internet_20_Link">
https://liveuamap.com/en/2023/07-may-kyiv0112-red-alert-aerial-threat-sireng</text:a>
</text:p>
      <text:p text:style-name="P4">
News Source: <text:a xlink:type="simple" xlink:href="https://t.me/chanel24/87417" text:style-name="Internet_20_link" text:visited-style-name="Visited_20_Internet_20_Link">
https://t.me/chanel24/87417</text:a>
</text:p>
      <!--NEWS-->
      <text:h text:style-name="P10" text:outline-level="1">
<text:span text:style-name="T4">
Zaporizka Oblast（01:53）。 红色警报：空中威胁。 警笛声。 立即掩盖！</text:span>
</text:h>
      <text:p text:style-name="P4">
作者: liveuamap (Language: en)</text:p>
      <text:p text:style-name="P4">
时间: 2023-05-07T19:54:00</text:p>
      <text:p text:style-name="P4">
地点: Zaporizka Oblast (Latitude:47.612361 Longtitude:35.764361)</text:p>
      <text:p text:style-name="P4">
视频: []</text:p>
      <text:p text:style-name="P4">
图片: []</text:p>
      <text:p text:style-name="P4">
标签: ["Europe", "Central and Eastern Europe"]</text:p>
      <text:p text:style-name="P4">
Id: 22561173</text:p>
      <!--METADATA-->
      <text:p text:style-name="P4">
Zaporizhzhia地区(01:53). Red Alert: aerial threat. Sirens sounding. Take covernow!</text:p>
      <text:p text:style-name="P4">
News Collection Link: <text:a xlink:type="simple" xlink:href="https://liveuamap.com/en/2023/07-may-zaporizka-oblast0153-red-alert-aerial-g" text:style-name="Internet_20_link" text:visited-style-name="Visited_20_Internet_20_Link">
https://liveuamap.com/en/2023/07-may-zaporizka-oblast0153-red-alert-aerial-g</text:a>
</text:p>
      <text:p text:style-name="P4">
News Source: <text:a xlink:type="simple" xlink:href="https://t.me/suspilnezaporizhzhya/12684" text:style-name="Internet_20_link" text:visited-style-name="Visited_20_Internet_20_Link">
https://t.me/suspilnezaporizhzhya/12684</text:a>
</text:p>
      <!--NEWS-->
      <text:h text:style-name="P10" text:outline-level="1">
<text:span text:style-name="T4">
顿涅茨克地区，哈尔基夫地区，哈尔基夫地区（02:05）。 红色ALRT：空中tchretate。 警报声音...</text:span>
</text:h>
      <text:p text:style-name="P4">
作者: liveuamap (Language: en)</text:p>
      <text:p text:style-name="P4">
时间: 2023-05-07T20:06:00</text:p>
      <text:p text:style-name="P4">
地点: Donetsk Oblast (Latitude:48.72726 Longtitude:37.57715)</text:p>
      <text:p text:style-name="P4">
视频: []</text:p>
      <text:p text:style-name="P4">
图片: []</text:p>
      <text:p text:style-name="P4">
标签: ["Europe", "Central and Eastern Europe"]</text:p>
      <text:p text:style-name="P4">
Id: 22561174</text:p>
      <!--METADATA-->
      <text:p text:style-name="P4">
Kharkiv地区Kharkiv地区顿涅茨克地区(02:05). Red Alert: aerial threat.Sirens sounding. Take cover now!</text:p>
      <text:p text:style-name="P4">
News Collection Link: <text:a xlink:type="simple" xlink:href="https://liveuamap.com/en/2023/08-may-donetsk-oblast-kharkiv-kharkivska-oblag" text:style-name="Internet_20_link" text:visited-style-name="Visited_20_Internet_20_Link">
https://liveuamap.com/en/2023/08-may-donetsk-oblast-kharkiv-kharkivska-oblag</text:a>
</text:p>
      <text:p text:style-name="P4">
News Source: <text:a xlink:type="simple" xlink:href="https://t.me/air_alert_ua/44697" text:style-name="Internet_20_link" text:visited-style-name="Visited_20_Internet_20_Link">
https://t.me/air_alert_ua/44697</text:a>
</text:p>
      <!--NEWS-->
      <text:h text:style-name="P10" text:outline-level="1">
<text:span text:style-name="T4">
Dnipro，Dnipropetrovska Oblast（02:06）。 红色警报：空中威胁。 警笛声。 掩护...</text:span>
</text:h>
      <text:p text:style-name="P4">
作者: liveuamap (Language: en)</text:p>
      <text:p text:style-name="P4">
时间: 2023-05-07T20:08:00</text:p>
      <text:p text:style-name="P4">
地点: Dnipro (Latitude:48.46019 Longtitude:35.03926)</text:p>
      <text:p text:style-name="P4">
视频: []</text:p>
      <text:p text:style-name="P4">
图片: []</text:p>
      <text:p text:style-name="P4">
标签: ["Europe", "Central and Eastern Europe"]</text:p>
      <text:p text:style-name="P4">
Id: 22561175</text:p>
      <!--METADATA-->
      <text:p text:style-name="P4">
dnipro，dnipropetrovsk区域(02:06). Red Alert: aerial threat. Sirenssounding. Take cover now!</text:p>
      <text:p text:style-name="P4">
News Collection Link: <text:a xlink:type="simple" xlink:href="https://liveuamap.com/en/2023/08-may-dnipro-dnipropetrovska-oblast0206-red-g" text:style-name="Internet_20_link" text:visited-style-name="Visited_20_Internet_20_Link">
https://liveuamap.com/en/2023/08-may-dnipro-dnipropetrovska-oblast0206-red-g</text:a>
</text:p>
      <text:p text:style-name="P4">
News Source: <text:a xlink:type="simple" xlink:href="https://t.me/air_alert_ua/44698" text:style-name="Internet_20_link" text:visited-style-name="Visited_20_Internet_20_Link">
https://t.me/air_alert_ua/44698</text:a>
</text:p>
      <!--NEWS-->
      <text:h text:style-name="P10" text:outline-level="1">
<text:span text:style-name="T4">
Nikolaev，Mykolaiv地区，Kherson，Kherson地区（02:09）。 红色ALRT：空中tchretate。 和...</text:span>
</text:h>
      <text:p text:style-name="P4">
作者: liveuamap (Language: en)</text:p>
      <text:p text:style-name="P4">
时间: 2023-05-07T20:11:00</text:p>
      <text:p text:style-name="P4">
地点: Mykolaiv (Latitude:46.94803 Longtitude:32.00735)</text:p>
      <text:p text:style-name="P4">
视频: []</text:p>
      <text:p text:style-name="P4">
图片: []</text:p>
      <text:p text:style-name="P4">
标签: ["Europe", "Central and Eastern Europe"]</text:p>
      <text:p text:style-name="P4">
Id: 22561176</text:p>
      <!--METADATA-->
      <text:p text:style-name="P4">
Nikolaev，Mykolaiv地区，Kherson，Kherson地区(02:09). Red Alert:aerial threat. Sirens sounding. Take cover now!</text:p>
      <text:p text:style-name="P4">
News Collection Link: <text:a xlink:type="simple" xlink:href="https://liveuamap.com/en/2023/08-may-mykolaiv-mykolayivska-oblast-kherson-kg" text:style-name="Internet_20_link" text:visited-style-name="Visited_20_Internet_20_Link">
https://liveuamap.com/en/2023/08-may-mykolaiv-mykolayivska-oblast-kherson-kg</text:a>
</text:p>
      <text:p text:style-name="P4">
News Source: <text:a xlink:type="simple" xlink:href="https://t.me/air_alert_ua/44701" text:style-name="Internet_20_link" text:visited-style-name="Visited_20_Internet_20_Link">
https://t.me/air_alert_ua/44701</text:a>
</text:p>
      <!--NEWS-->
      <text:h text:style-name="P10" text:outline-level="1">
<text:span text:style-name="T4">
Kharkiv，Kharkivska Oblast（04:34）。 红色警报：空中威胁。 警笛声。 立即掩盖！</text:span>
</text:h>
      <text:p text:style-name="P4">
作者: liveuamap (Language: en)</text:p>
      <text:p text:style-name="P4">
时间: 2023-05-07T22:35:00</text:p>
      <text:p text:style-name="P4">
地点: Kharkiv (Latitude:49.98188 Longtitude:36.25176)</text:p>
      <text:p text:style-name="P4">
视频: []</text:p>
      <text:p text:style-name="P4">
图片: []</text:p>
      <text:p text:style-name="P4">
标签: ["Europe", "Central and Eastern Europe"]</text:p>
      <text:p text:style-name="P4">
Id: 22561178</text:p>
      <!--METADATA-->
      <text:p text:style-name="P4">
哈尔基夫(Kharkiv)，哈尔基夫地区(04:34). Red Alert: aerial threat. Sirens sounding.Take cover now!</text:p>
      <text:p text:style-name="P4">
News Collection Link: <text:a xlink:type="simple" xlink:href="https://liveuamap.com/en/2023/08-may-kharkiv-kharkivska-oblast0434-red-alerg" text:style-name="Internet_20_link" text:visited-style-name="Visited_20_Internet_20_Link">
https://liveuamap.com/en/2023/08-may-kharkiv-kharkivska-oblast0434-red-alerg</text:a>
</text:p>
      <text:p text:style-name="P4">
News Source: <text:a xlink:type="simple" xlink:href="https://t.me/suspilnekharkiv/24609" text:style-name="Internet_20_link" text:visited-style-name="Visited_20_Internet_20_Link">
https://t.me/suspilnekharkiv/24609</text:a>
</text:p>
      <!--NEWS-->
      <text:h text:style-name="P10" text:outline-level="1">
<text:span text:style-name="T4">
Donetsk Oblast（04:35）。 红色警报：空中威胁。 警笛声。 立即掩盖！</text:span>
</text:h>
      <text:p text:style-name="P4">
作者: liveuamap (Language: en)</text:p>
      <text:p text:style-name="P4">
时间: 2023-05-07T22:37:00</text:p>
      <text:p text:style-name="P4">
地点: Donetsk Oblast (Latitude:48.72696 Longtitude:37.57908)</text:p>
      <text:p text:style-name="P4">
视频: []</text:p>
      <text:p text:style-name="P4">
图片: []</text:p>
      <text:p text:style-name="P4">
标签: ["Europe", "Central and Eastern Europe"]</text:p>
      <text:p text:style-name="P4">
Id: 22561179</text:p>
      <!--METADATA-->
      <text:p text:style-name="P4">
Donetsk Oblast(04:35). Red Alert: aerial threat. Sirens sounding. Take covernow!</text:p>
      <text:p text:style-name="P4">
News Collection Link: <text:a xlink:type="simple" xlink:href="https://liveuamap.com/en/2023/08-may-donetsk-oblast0435-red-alert-aerial-thg" text:style-name="Internet_20_link" text:visited-style-name="Visited_20_Internet_20_Link">
https://liveuamap.com/en/2023/08-may-donetsk-oblast0435-red-alert-aerial-thg</text:a>
</text:p>
      <text:p text:style-name="P4">
News Source: <text:a xlink:type="simple" xlink:href="https://t.me/air_alert_ua/44718" text:style-name="Internet_20_link" text:visited-style-name="Visited_20_Internet_20_Link">
https://t.me/air_alert_ua/44718</text:a>
</text:p>
      <!--NEWS-->
      <text:h text:style-name="P10" text:outline-level="1">
<text:span text:style-name="T4">
Gur的Muu负责人与安全立陶宛计划的大使举行了一次会议</text:span>
</text:h>
      <text:p text:style-name="P4">
作者: ['АРМІЯINFORM']</text:p>
      <text:p text:style-name="P4">
时间: 2023-05-07T50:00:00-04:00</text:p>
      <text:p text:style-name="P4">
描述: Makhoskaya Rozvikia少将Kirilo少将的主管负责人...与乌克兰2022年的战争，与乌克兰与乌克兰的最新消息，今天与乌克兰2022年的新闻战争，乌克兰和俄罗斯之间以及俄罗斯之间的战争以及何时，以及何时在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345432012_953223289430417_3999705954031113905_n.jpg" text:style-name="Internet_20_link" text:visited-style-name="Visited_20_Internet_20_Link">
345432012_953223289430417_3999705954031113905_n.jpg</text:a>
']</text:p>
      <text:p text:style-name="P4">
标签: ['STOPRUSSIA', 'АГРЕСІЯ РФ', 'ГУР МОУ']</text:p>
      <text:p text:style-name="P4">
类别: News</text:p>
      <!--METADATA-->
      <text:p text:style-name="P4">
<draw:frame draw:style-name="fr1" draw:name="Image3" text:anchor-type="as-char" svg:width="6.9236in" svg:height="3.894525in" draw:z-index="0">
<draw:image xlink:href="../Images/AРМІЯINFORM/2023-05-07T50-00-00-04-00/345432012_953223289430417_3999705954031113905_n.jpg" xlink:type="simple" xlink:show="embed" xlink:actuate="onLoad" draw:mime-type="image/jpeg"/>
</draw:frame>
乌克兰国防部智力部主要局长，基里尔·布·巴诺夫少将举行了与立陶宛安全立陶宛共和国总统大使的会议，公众人物和活跃的志愿者。</text:p>
      <text:p text:style-name="P4">
关于它<text:a xlink:type="simple" xlink:href="https://www.facebook.com/DefenceIntelligenceofUkraine/posts/pfbid034qw4uhrkWnWQVNU8UqtVcqGGmhoqJ1ZwBwhFnTx7E5xwnKSX5pSd9gEy1ktxGeskl" text:style-name="Internet_20_link" text:visited-style-name="Visited_20_Internet_20_Link">
报告</text:a>
乌克兰国防部情报局主要局：</text:p>
      <text:p text:style-name="P4">
安德里乌斯·塔皮纳斯(Andrius Tapinas)是乌克兰的朋友。 去年，在立陶宛，他开展了成功的运动，以筹集资金，以购买巴拉卡(Baracar)得分的乌克兰军队，以及从购买14,000,000欧元的武装部队的武装部队购买雷达。</text:p>
      <text:p text:style-name="P4">
前几天，安德里乌斯·塔皮纳斯(Andrius Tapinas)在拉比利特(Rabilite)社区的另一个协助下到达乌克兰。</text:p>
      <text:p text:style-name="P4">
乌克兰基里尔·布·巴诺夫(Kirill Budanov)的军事情报负责人对立陶宛妇女的重要军事装备表示感谢，这将大大加强古尔·穆乌克劳(Gur Muuukrau)和乌克兰的武装部队的单位，这抵消了俄罗斯在高级边境上的俄罗斯入侵者。</text:p>
      <text:p text:style-name="P4">
“在乌克兰人民中立陶宛人民的帮助下，这些年来一直没有停止，这令人震惊。 我们感谢您与阴险的人类侵略性莫斯科在战争中的大力支持。 我们的胜利意识到了!</text:p>
      <text:p text:style-name="P4">
News Source: <text:a xlink:type="simple" xlink:href="https://armyinform.com.ua/2023/05/07/nachalnyk-gur-mou-proviv-zustrich-z-poslom-programy-prezydenta-lytovskoyi-respubliky-za-bezpechnu-lytvu/" text:style-name="Internet_20_link" text:visited-style-name="Visited_20_Internet_20_Link">
https://armyinform.com.ua/2023/05/07/nachalnyk-gur-mou-proviv-zustrich-z-poslom-programy-prezydenta-lytovskoyi-respubliky-za-bezpechnu-lytvu/</text:a>
</text:p>
      <!--NEWS-->
      <text:h text:style-name="P10" text:outline-level="1">
<text:span text:style-name="T4">
特种部队展示了最热门的任务多么困难</text:span>
</text:h>
      <text:p text:style-name="P4">
作者: ['АРМІЯINFORM']</text:p>
      <text:p text:style-name="P4">
时间: 2023-05-07T51:00:00-04:00</text:p>
      <text:p text:style-name="P4">
描述: 关于乌克兰胡说八道的谷物服务：“特殊认可tsso“ a” a sbu vikonot ...与乌克兰2022年的战争，与乌克兰的最新新闻，今天与乌克兰的新闻战争，与乌克兰2022年最后一次，乌克兰会在乌克兰之间发生战争和俄罗斯以及战争，以及2022年与乌克兰战争时，是否会在不久的将来与乌克兰进行战争，他们说，与乌克兰的战争，今天的乌克兰新闻，乌克兰媒体的乌克兰新闻在俄罗斯</text:p>
      <text:p text:style-name="P4">
图片: ['<text:a xlink:type="simple" xlink:href="https://armyinform.com.ua/wp-content/uploads/2023/05/345577047_786393102700514_5106181779198607988_n.jpg" text:style-name="Internet_20_link" text:visited-style-name="Visited_20_Internet_20_Link">
345577047_786393102700514_5106181779198607988_n.jpg</text:a>
', '<text:a xlink:type="simple" xlink:href="https://armyinform.com.ua/wp-content/uploads/2023/05/344025114_637278651314737_8914961985224287446_n-150x150.jpg" text:style-name="Internet_20_link" text:visited-style-name="Visited_20_Internet_20_Link">
344025114_637278651314737_8914961985224287446_n-150x150.jpg</text:a>
', '<text:a xlink:type="simple" xlink:href="https://armyinform.com.ua/wp-content/uploads/2023/05/344563520_630089175632055_8562161936360664766_n-150x150.jpg" text:style-name="Internet_20_link" text:visited-style-name="Visited_20_Internet_20_Link">
344563520_630089175632055_8562161936360664766_n-150x150.jpg</text:a>
', '<text:a xlink:type="simple" xlink:href="https://armyinform.com.ua/wp-content/uploads/2023/05/345301779_203689895779970_1687916318368010279_n-150x150.jpg" text:style-name="Internet_20_link" text:visited-style-name="Visited_20_Internet_20_Link">
345301779_203689895779970_1687916318368010279_n-150x150.jpg</text:a>
', '<text:a xlink:type="simple" xlink:href="https://armyinform.com.ua/wp-content/uploads/2023/05/345447285_576912427915670_2288983538949553452_n-150x150.jpg" text:style-name="Internet_20_link" text:visited-style-name="Visited_20_Internet_20_Link">
345447285_576912427915670_2288983538949553452_n-150x150.jpg</text:a>
', '<text:a xlink:type="simple" xlink:href="https://armyinform.com.ua/wp-content/uploads/2023/05/345572167_1313005916278875_2109579558626092030_n-150x150.jpg" text:style-name="Internet_20_link" text:visited-style-name="Visited_20_Internet_20_Link">
345572167_1313005916278875_2109579558626092030_n-150x150.jpg</text:a>
']</text:p>
      <text:p text:style-name="P4">
标签: ['STOPRUSSIA', 'АГРЕСІЯ РФ']</text:p>
      <text:p text:style-name="P4">
类别: News</text:p>
      <!--METADATA-->
      <text:p text:style-name="P4">
<draw:frame draw:style-name="fr1" draw:name="Image4" text:anchor-type="as-char" svg:width="6.9236in" svg:height="5.1927in" draw:z-index="0">
<draw:image xlink:href="../Images/AРМІЯINFORM/2023-05-07T51-00-00-04-00/345577047_786393102700514_5106181779198607988_n.jpg" xlink:type="simple" xlink:show="embed" xlink:actuate="onLoad" draw:mime-type="image/jpeg"/>
</draw:frame>
关于它<text:a xlink:type="simple" xlink:href="https://www.facebook.com/SecurSerUkraine/posts/pfbid02v7CShKtUsz6ntSq8yKDQ5BTPgiyEksxLZmjk6XMgXC3gF6rkWKmfGMjTTNDcFwRZl" text:style-name="Internet_20_link" text:visited-style-name="Visited_20_Internet_20_Link">
报告</text:a>
乌克兰的安全服务：</text:p>
      <text:p text:style-name="P4">
“ CSO“ A” SBU的特种力量以这场战争最热门的方式完成了艰巨的任务。 无论我们的战士出现在哪里 - 占领者正在立即增长统计数据。</text:p>
      <text:p text:style-name="P4">
我们以24/7的胜利工作!”。</text:p>
      <text:p text:style-name="P4">
<text:a xlink:type="simple" xlink:href="https://armyinform.com.ua/wp-content/uploads/2023/05/344025114_637278651314737_8914961985224287446_n.jpg" text:style-name="Internet_20_link" text:visited-style-name="Visited_20_Internet_20_Link">
!(Images/AРМІЯINFORM/2023-05-07T51-00-00-04-00/344025114_637278651314737_8914961985224287446_n-150x150.jpg)</text:a>
</text:p>
      <text:p text:style-name="P4">
<text:a xlink:type="simple" xlink:href="https://armyinform.com.ua/wp-content/uploads/2023/05/344563520_630089175632055_8562161936360664766_n.jpg" text:style-name="Internet_20_link" text:visited-style-name="Visited_20_Internet_20_Link">
<draw:frame draw:style-name="fr1" draw:name="Image5" text:anchor-type="as-char" svg:width="6.9236in" svg:height="6.9236in" draw:z-index="0">
<draw:image xlink:href="../Images/AРМІЯINFORM/2023-05-07T51-00-00-04-00/344563520_630089175632055_8562161936360664766_n-150x150.jpg" xlink:type="simple" xlink:show="embed" xlink:actuate="onLoad" draw:mime-type="image/jpeg"/>
</draw:frame>
</text:a>
</text:p>
      <text:p text:style-name="P4">
<text:a xlink:type="simple" xlink:href="https://armyinform.com.ua/wp-content/uploads/2023/05/345301779_203689895779970_1687916318368010279_n.jpg" text:style-name="Internet_20_link" text:visited-style-name="Visited_20_Internet_20_Link">
<draw:frame draw:style-name="fr1" draw:name="Image6" text:anchor-type="as-char" svg:width="6.9236in" svg:height="6.9236in" draw:z-index="0">
<draw:image xlink:href="../Images/AРМІЯINFORM/2023-05-07T51-00-00-04-00/345301779_203689895779970_1687916318368010279_n-150x150.jpg" xlink:type="simple" xlink:show="embed" xlink:actuate="onLoad" draw:mime-type="image/jpeg"/>
</draw:frame>
</text:a>
</text:p>
      <text:p text:style-name="P4">
<text:a xlink:type="simple" xlink:href="https://armyinform.com.ua/wp-content/uploads/2023/05/345447285_576912427915670_2288983538949553452_n.jpg" text:style-name="Internet_20_link" text:visited-style-name="Visited_20_Internet_20_Link">
<draw:frame draw:style-name="fr1" draw:name="Image7" text:anchor-type="as-char" svg:width="6.9236in" svg:height="6.9236in" draw:z-index="0">
<draw:image xlink:href="../Images/AРМІЯINFORM/2023-05-07T51-00-00-04-00/345447285_576912427915670_2288983538949553452_n-150x150.jpg" xlink:type="simple" xlink:show="embed" xlink:actuate="onLoad" draw:mime-type="image/jpeg"/>
</draw:frame>
</text:a>
</text:p>
      <text:p text:style-name="P4">
<text:a xlink:type="simple" xlink:href="https://armyinform.com.ua/wp-content/uploads/2023/05/345572167_1313005916278875_2109579558626092030_n.jpg" text:style-name="Internet_20_link" text:visited-style-name="Visited_20_Internet_20_Link">
<draw:frame draw:style-name="fr1" draw:name="Image8" text:anchor-type="as-char" svg:width="6.9236in" svg:height="6.9236in" draw:z-index="0">
<draw:image xlink:href="../Images/AРМІЯINFORM/2023-05-07T51-00-00-04-00/345572167_1313005916278875_2109579558626092030_n-150x150.jpg" xlink:type="simple" xlink:show="embed" xlink:actuate="onLoad" draw:mime-type="image/jpeg"/>
</draw:frame>
</text:a>
</text:p>
      <text:p text:style-name="P4">
News Source: <text:a xlink:type="simple" xlink:href="https://armyinform.com.ua/2023/05/07/speczpryznachenczi-pokazaly-yak-vykonuyut-nadskladni-zadachi-u-najgaryachishyh-tochkah/" text:style-name="Internet_20_link" text:visited-style-name="Visited_20_Internet_20_Link">
https://armyinform.com.ua/2023/05/07/speczpryznachenczi-pokazaly-yak-vykonuyut-nadskladni-zadachi-u-najgaryachishyh-tochkah/</text:a>
</text:p>
      <!--NEWS-->
      <text:h text:style-name="P10" text:outline-level="1">
<text:span text:style-name="T4">
乌克兰红十字国际委员会的新负责人访问了总统办公室</text:span>
</text:h>
      <text:p text:style-name="P4">
作者: ['АРМІЯINFORM']</text:p>
      <text:p text:style-name="P4">
时间: 2023-05-07T52:00:00-04:00</text:p>
      <text:p text:style-name="P4">
描述: Kerivnik的主席Oleki Kuleba总统的代祷正在敲门...与乌克兰2022年的战争，与乌克兰的战争是今天的最新新闻，今天与乌克兰2022年的新闻战争，今天会发生战争，将在乌克兰和俄罗斯，当2022年与乌克兰的战争时，是否会在不久的将来与乌克兰进行战争，他们说，与乌克兰的战争，乌克兰今天的新闻，乌克兰的新闻，乌克兰媒体的乌克兰媒体新闻</text:p>
      <text:p text:style-name="P4">
图片: ['<text:a xlink:type="simple" xlink:href="https://armyinform.com.ua/wp-content/uploads/2023/05/50663843bb82bd34dae39fcae5dcb3c8_1683314439_extra_large-1.jpeg" text:style-name="Internet_20_link" text:visited-style-name="Visited_20_Internet_20_Link">
50663843bb82bd34dae39fcae5dcb3c8_1683314439_extra_large-1.jpeg</text:a>
', '<text:a xlink:type="simple" xlink:href="https://armyinform.com.ua/wp-content/uploads/2023/05/79c3acae6acd4878ce3b40521be6447e_1683314439_extra_large.jpeg" text:style-name="Internet_20_link" text:visited-style-name="Visited_20_Internet_20_Link">
79c3acae6acd4878ce3b40521be6447e_1683314439_extra_large.jpeg</text:a>
', '<text:a xlink:type="simple" xlink:href="https://armyinform.com.ua/wp-content/uploads/2023/05/e22c3a4d99783966a0ae9d3eecca3d49_1683314439_extra_large.jpeg" text:style-name="Internet_20_link" text:visited-style-name="Visited_20_Internet_20_Link">
e22c3a4d99783966a0ae9d3eecca3d49_1683314439_extra_large.jpeg</text:a>
']</text:p>
      <text:p text:style-name="P4">
标签: ['ОФІС ПРЕЗИДЕНТА УКРАЇНИ']</text:p>
      <text:p text:style-name="P4">
类别: News</text:p>
      <!--METADATA-->
      <text:p text:style-name="P4">
<draw:frame draw:style-name="fr1" draw:name="Image9" text:anchor-type="as-char" svg:width="6.9236in" svg:height="4.604691in" draw:z-index="0">
<draw:image xlink:href="../Images/AРМІЯINFORM/2023-05-07T52-00-00-04-00/50663843bb82bd34dae39fcae5dcb3c8_1683314439_extra_large-1.jpeg" xlink:type="simple" xlink:show="embed" xlink:actuate="onLoad" draw:mime-type="image/jpeg"/>
</draw:frame>
总统阿列克谢·库莱布(Alexei Kuleb)办公室副主管与乌克兰尤尔戈梅格林(Ukraine Yurgomeglin)国际红十字会代表团的代表团遇到了新颖性。</text:p>
      <text:p text:style-name="P4">
双方讨论了进一步合作的问题，并遵守国际人道主义法的基本规范，面对所有战争原则的侵犯者的侵犯。</text:p>
      <text:p text:style-name="P4">
总统办公室副主任感谢红十字国际委员会的代表帮助乌克兰在俄罗斯侵略的条件下。</text:p>
      <text:p text:style-name="P4">
<draw:frame draw:style-name="fr1" draw:name="Image10" text:anchor-type="as-char" svg:width="6.9236in" svg:height="4.604691in" draw:z-index="0">
<draw:image xlink:href="../Images/AРМІЯINFORM/2023-05-07T52-00-00-04-00/79c3acae6acd4878ce3b40521be6447e_1683314439_extra_large.jpeg" xlink:type="simple" xlink:show="embed" xlink:actuate="onLoad" draw:mime-type="image/jpeg"/>
</draw:frame>
“从战区和被占领地区，人道主义，医疗，财政援助撤离 - 乌克兰在克服俄罗斯对乌克兰战争的后果方面的作用高度赞赏乌克兰。 您的帮助是数百万和平人民的真正救赎。” Alexei Kuleb说。</text:p>
      <text:p text:style-name="P4">
此外，总统办公室的副负责人表达了他对加强合作的信念。 特别是，在恢复犹太人地区的生活中，以及满足乌克兰的强迫流离失所者和子女的需求。</text:p>
      <text:p text:style-name="P4">
Oleksiykuleba补充说：“我们的首要任务也是所有乌克兰战俘的归来，为他们提供了人道主义援助和药品，包括在乌克兰暂时占领的领土上维持的人。”</text:p>
      <text:p text:style-name="P4">
<draw:frame draw:style-name="fr1" draw:name="Image11" text:anchor-type="as-char" svg:width="6.9236in" svg:height="4.604691in" draw:z-index="0">
<draw:image xlink:href="../Images/AРМІЯINFORM/2023-05-07T52-00-00-04-00/e22c3a4d99783966a0ae9d3eecca3d49_1683314439_extra_large.jpeg" xlink:type="simple" xlink:show="embed" xlink:actuate="onLoad" draw:mime-type="image/jpeg"/>
</draw:frame>
反过来，乌克兰埃格林国际红十字会国际委员会代表团表示准备进一步合作。</text:p>
      <text:p text:style-name="P4">
“当我到达乌克兰时，我用自己的眼睛看到了人们令人难以置信的苦难。 为了以最好的方式帮助乌克兰人道主义者，我希望进一步加深与乌克兰总统办公室的互动。”尤尔奇格林说。</text:p>
      <text:p text:style-name="P4">
News Source: <text:a xlink:type="simple" xlink:href="https://armyinform.com.ua/2023/05/07/novyj-glava-delegacziyi-mizhnarodnogo-komitetu-chervonogo-hresta-v-ukrayini-zustrivsya-z-zastupnykom-kerivnyka-ofisu-prezydenta/" text:style-name="Internet_20_link" text:visited-style-name="Visited_20_Internet_20_Link">
https://armyinform.com.ua/2023/05/07/novyj-glava-delegacziyi-mizhnarodnogo-komitetu-chervonogo-hresta-v-ukrayini-zustrivsya-z-zastupnykom-kerivnyka-ofisu-prezydenta/</text:a>
</text:p>
      <!--NEWS-->
      <text:h text:style-name="P10" text:outline-level="1">
<text:span text:style-name="T4">
4月，国家信息局接受了约19,000次上诉</text:span>
</text:h>
      <text:p text:style-name="P4">
作者: ['АРМІЯINFORM']</text:p>
      <text:p text:style-name="P4">
时间: 2023-05-07T53:00:00-04:00</text:p>
      <text:p text:style-name="P4">
描述: 在缩影下向全国外国局（NIB）到超级巨大的Jovennya Shrado ...与乌克兰2022年的战争，今天与乌克兰最新新闻的战争，与乌克兰2022年的新闻战争是今天的最后一场战争，将会发生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5/345301085_986075982732520_1137367812158665987_n-1.jpg" text:style-name="Internet_20_link" text:visited-style-name="Visited_20_Internet_20_Link">
345301085_986075982732520_1137367812158665987_n-1.jpg</text:a>
']</text:p>
      <text:p text:style-name="P4">
标签: ['STOPRUSSIA', 'АГРЕСІЯ РФ']</text:p>
      <text:p text:style-name="P4">
类别: News</text:p>
      <!--METADATA-->
      <text:p text:style-name="P4">
<draw:frame draw:style-name="fr1" draw:name="Image12" text:anchor-type="as-char" svg:width="6.9236in" svg:height="5.667642in" draw:z-index="0">
<draw:image xlink:href="../Images/AРМІЯINFORM/2023-05-07T53-00-00-04-00/345301085_986075982732520_1137367812158665987_n-1.jpg" xlink:type="simple" xlink:show="embed" xlink:actuate="onLoad" draw:mime-type="image/jpeg"/>
</draw:frame>
到国家信息局(笔尖)在重返社会的部中，人们对乌克兰暂时占领的领土的人们的失踪，被囚禁，驱逐出境和执法有呼吁。</text:p>
      <text:p text:style-name="P4">
关于它<text:a xlink:type="simple" xlink:href="https://www.facebook.com/MReintegration/posts/pfbid0Lfr2KaCpKmhU8xZZdPiAu5JdTSAkV1FDsz8XgAP471aBmGjiySVX18He9EXZfkNjl" text:style-name="Internet_20_link" text:visited-style-name="Visited_20_Internet_20_Link">
报告</text:a>
乌克兰暂时占领领土的重新融入部。</text:p>
      <text:p text:style-name="P4">
特别是上个月：</text:p>
      <text:p text:style-name="P4">
•24小时NIB热线的运营商：1648已接受超过10,000个电话；</text:p>
      <text:p text:style-name="P4">
•通过NIB网站上的在线表格收到了600多个上诉；</text:p>
      <text:p text:style-name="P4">
•电报和Viber中有3000多个通过聊天机器人的上诉；</text:p>
      <text:p text:style-name="P4">
•大约有5,000个上诉-E -Mail：[<text:a xlink:type="simple" xlink:href="https://armyinform.com.ua/cdn-cgi/l/email-protection" text:style-name="Internet_20_link" text:visited-style-name="Visited_20_Internet_20_Link">
[电子邮件保护]</text:a>
</text:p>
      <text:p text:style-name="P4">
News Source: <text:a xlink:type="simple" xlink:href="https://armyinform.com.ua/2023/05/07/u-kvitni-naczionalne-informaczijne-byuro-pryjnyalo-blyzko-19-tysyach-zvernen/" text:style-name="Internet_20_link" text:visited-style-name="Visited_20_Internet_20_Link">
https://armyinform.com.ua/2023/05/07/u-kvitni-naczionalne-informaczijne-byuro-pryjnyalo-blyzko-19-tysyach-zvernen/</text:a>
</text:p>
      <!--NEWS-->
      <text:h text:style-name="P10" text:outline-level="1">
<text:span text:style-name="T4">
如何在工作时谈论您的军事经历</text:span>
</text:h>
      <text:p text:style-name="P4">
作者: ['АРМІЯINFORM']</text:p>
      <text:p text:style-name="P4">
时间: 2023-05-07T54:00:00-04:00</text:p>
      <text:p text:style-name="P4">
描述: Chi Varto谈论SVII VIISKOVID dosvid Processavtsym？ 所以，沃托。 Fakhivtsi Z退伍军人...与乌克兰2022年的战争，与乌克兰的最新消息，今天与乌克兰的新闻战争，与乌克兰的新闻战2022年，今天将在乌克兰和俄罗斯之间发生战争，他们将与乌克兰发生战争，在不久的将来，他们说，今天与乌克兰的战争，今天的乌克兰新闻，乌克兰新闻，乌克兰媒体在俄罗斯</text:p>
      <text:p text:style-name="P4">
图片: ['<text:a xlink:type="simple" xlink:href="https://armyinform.com.ua/wp-content/uploads/2023/05/345249090_641662077802578_1944671489728827121_n.jpg" text:style-name="Internet_20_link" text:visited-style-name="Visited_20_Internet_20_Link">
345249090_641662077802578_1944671489728827121_n.jpg</text:a>
']</text:p>
      <text:p text:style-name="P4">
标签: ['VETERAN HUB', 'ВЕТЕРАНИ', 'ПРАЦЕВЛАШТУВАННЯ ВЕТЕРАНІВ']</text:p>
      <text:p text:style-name="P4">
类别: News</text:p>
      <!--METADATA-->
      <text:p text:style-name="P4">
<draw:frame draw:style-name="fr1" draw:name="Image13" text:anchor-type="as-char" svg:width="6.9236in" svg:height="6.9236in" draw:z-index="0">
<draw:image xlink:href="../Images/AРМІЯINFORM/2023-05-07T54-00-00-04-00/345249090_641662077802578_1944671489728827121_n.jpg" xlink:type="simple" xlink:show="embed" xlink:actuate="onLoad" draw:mime-type="image/jpeg"/>
</draw:frame>
值得谈论您对雇主的军事经历吗？ 是的，这是值得的。 资深枢纽专家告诉您为什么重要以及如何最好地做到这一点。</text:p>
      <text:p text:style-name="P4">
如果您对一些空缺感兴趣，则可以适当地准备学习以成功获得学业。 为此，准备简历，提供详细的经验和技能。 最好在没有军事特定术语的情况下通过停机时间来形容它们。 他们强调了空缺的技能 - 因此有更多机会获得席位。</text:p>
      <text:p text:style-name="P4">
<text:span text:style-name="T4">
如何谈论您的面试经历？</text:span>
</text:p>
      <text:p text:style-name="P4">
<text:span text:style-name="T5">
谈论军事经验时，请尝试用简单的词来做，避免特定的军事术语。 以星级回答问题(情况，任务，行动，结果) - 情况，任务，行动，结果。 请务必告诉您您的军事经历与有趣的位置有何关系。 </text:span>
当您成功实现目标时，告诉我们军队中的情况。 要求雇主谈论工作经验，以评估候选人将如何处于新职位。 纪律和准备就绪是军方的关键特征，他们将评估所有雇主。 简要介绍如何在此职位上运用自己的技能和经验。 在采访结束时，当您获得候选资格的答复时，就会有面试官。 <text:span text:style-name="T5">
做好准备/哦，有问题。 另外，在答案中要具体/OH，谈论执行的任务以及他们给您的专业技能。 当候选人谈论他们的领导才能，团队角色以及如何管理项目和人员时，这非常酷。 当一个人为会议做准备时，立即引起了人们对面试风格的关注，感觉到了企业的沟通文化。 </text:span>
记住，采访是两个对话。 您还在寻找您的雇主，因此您必须感到安全，公开谈论兵役作为一种专业体验，而不是作为创伤。</text:p>
      <text:p text:style-name="P4">
如果您需要帮助准备面试，请寻找顾问来找到资深枢纽的工作 - 基辅和Vinnitsa或Naulia支持的离线工作。</text:p>
      <text:p text:style-name="P4">
[文章]的更多提示(https://veteranhub.com.ua/military-experience.../article005)在资深枢纽站点上。</text:p>
      <text:p text:style-name="P4">
News Source: <text:a xlink:type="simple" xlink:href="https://armyinform.com.ua/2023/05/07/yak-rozpovidaty-pro-svij-vijskovyj-dosvid-pry-praczevlashtuvanni-na-robotu/" text:style-name="Internet_20_link" text:visited-style-name="Visited_20_Internet_20_Link">
https://armyinform.com.ua/2023/05/07/yak-rozpovidaty-pro-svij-vijskovyj-dosvid-pry-praczevlashtuvanni-na-robotu/</text:a>
</text:p>
      <!--NEWS-->
      <text:h text:style-name="P10" text:outline-level="1">
<text:span text:style-name="T4">
报道了对支持俄罗斯临时占领地区俄罗斯联合会“加入”的俄罗斯参议员的怀疑</text:span>
</text:h>
      <text:p text:style-name="P4">
作者: ['АРМІЯINFORM']</text:p>
      <text:p text:style-name="P4">
时间: 2023-05-07T55:00:00-04:00</text:p>
      <text:p text:style-name="P4">
描述: Bezpeques ta of ta o o of a a总检察官Zibra是Docasov在170年的基地的规模...与乌克兰2022年的战争，与乌克兰的最新新闻，今天与乌克兰的新闻战争，今天与乌克兰2022年的新闻战争，乌克兰之间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343990836_928336178424793_104690195493633760_n.jpg" text:style-name="Internet_20_link" text:visited-style-name="Visited_20_Internet_20_Link">
343990836_928336178424793_104690195493633760_n.jpg</text:a>
']</text:p>
      <text:p text:style-name="P4">
标签: ['STOPRUSSIA', 'АГРЕСІЯ РФ']</text:p>
      <text:p text:style-name="P4">
类别: News</text:p>
      <!--METADATA-->
      <text:p text:style-name="P4">
<draw:frame draw:style-name="fr1" draw:name="Image14" text:anchor-type="as-char" svg:width="6.9236in" svg:height="6.265858in" draw:z-index="0">
<draw:image xlink:href="../Images/AРМІЯINFORM/2023-05-07T55-00-00-04-00/343990836_928336178424793_104690195493633760_n.jpg" xlink:type="simple" xlink:show="embed" xlink:actuate="onLoad" draw:mime-type="image/jpeg"/>
</draw:frame>
检察官的安全局已集会了俄罗斯联邦联邦联邦议会联邦议会参议员的大规模证据基础，该委员会促进了乌克兰东部和南部地区的临时生产。</text:p>
      <text:p text:style-name="P4">
关于它<text:a xlink:type="simple" xlink:href="https://www.facebook.com/SecurSerUkraine/posts/pfbid0mA87hGXqmedCFzoFZFzj6hLWGcx5QTujzetPvX1fbSmhTZirvv7wn6wDb6sKSsu5l" text:style-name="Internet_20_link" text:visited-style-name="Visited_20_Internet_20_Link">
报告</text:a>
乌克兰的安全服务。</text:p>
      <text:p text:style-name="P4">
在2022年2月，他们都支持对侵略者国家和恐怖组织“ L/DNR”之间关于友谊，合作和相互援助条约的批准。</text:p>
      <text:p text:style-name="P4">
官员们还一致支持俄罗斯以外的俄罗斯联邦武装部队。</text:p>
      <text:p text:style-name="P4">
因此，参议员为实施莫斯科计划的实施做出了贡献，以对我们的国家保持进取。</text:p>
      <text:p text:style-name="P4">
此外，去年10月，他们批准了俄罗斯端居住区，卢甘斯克，赫森和Zaporizhzhya地区的俄罗斯联合会的“入境合同”。</text:p>
      <text:p text:style-name="P4">
根据收集的证据，俄罗斯研讨会向安全局的调查人员告知，涉嫌以下乌克兰刑法：</text:p>
      <text:p text:style-name="P4">
▪️H。 3汤匙。 110(侵占乌克兰领土完整性和完整性);</text:p>
      <text:p text:style-name="P4">
▪quart5，第2页(计划，准备，解决方案和积极战争).</text:p>
      <text:p text:style-name="P4">
Зловмисникам загрожує до 15 років позбавлення волі або довічне ув’язнення зконфіскацією майна.</text:p>
      <text:p text:style-name="P4">
Досудове розслідування проводять співробітники СБУ за процесуальногокерівництва Офісу Генерального прокурора.</text:p>
      <text:p text:style-name="P4">
News Source: <text:a xlink:type="simple" xlink:href="https://armyinform.com.ua/2023/05/07/povidomleno-pro-pidozru-rosijskym-senatoram-yaki-pidtrymaly-pryyednannya-do-rf-tymchasovo-okupovanyh-regioniv-ukrayiny/" text:style-name="Internet_20_link" text:visited-style-name="Visited_20_Internet_20_Link">
https://armyinform.com.ua/2023/05/07/povidomleno-pro-pidozru-rosijskym-senatoram-yaki-pidtrymaly-pryyednannya-do-rf-tymchasovo-okupovanyh-regioniv-ukrayiny/</text:a>
</text:p>
      <!--NEWS-->
      <text:h text:style-name="P10" text:outline-level="1">
<text:span text:style-name="T4">
在过去的一天，我们的后卫摧毁了15个无人机</text:span>
</text:h>
      <text:p text:style-name="P4">
作者: ['АРМІЯINFORM']</text:p>
      <text:p text:style-name="P4">
时间: 2023-05-07T56:00:00-04:00</text:p>
      <text:p text:style-name="P4">
描述: AVISAATS的野外国防军过去的DOB在Zserdzhennya地区进行了7杆，尤其是...与乌克兰2022年的战争，与乌克兰的最新新闻，今天与乌克兰的新闻战争，今天与乌克兰2022年的新闻战争，乌克兰和俄罗斯之间的战争将在乌克兰和俄罗斯之间发生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ХРОНІКА ОБОРОНИ']</text:p>
      <text:p text:style-name="P4">
类别: News</text:p>
      <!--METADATA-->
      <text:p text:style-name="P4">
<draw:frame draw:style-name="fr1" draw:name="Image15" text:anchor-type="as-char" svg:width="6.9236in" svg:height="4.49457in" draw:z-index="0">
<draw:image xlink:href="../Images/AРМІЯINFORM/2023-05-07T56-00-00-04-00/aviacziya-ps-zsu-zavdara-udariv.jpg" xlink:type="simple" xlink:show="embed" xlink:actuate="onLoad" draw:mime-type="image/jpeg"/>
</draw:frame>
说明性照片<text:span text:style-name="T4">
🔥俄罗斯完成的情况</text:span>
</text:p>
      <text:p text:style-name="P4">
在过去的24小时内，国防军的航空在敌人的个人员工和军事装备的集中领域以及对敌对飞行导弹综合体的影响方面取得了7次跳动。</text:p>
      <text:p text:style-name="P4">
在Facebook上关于它<text:a xlink:type="simple" xlink:href="https://www.facebook.com/GeneralStaff.ua/posts/pfbid0DzhMiMJs6HUnhiPFZW4i1aVCn8T6i1SVm3Fn7n1PPvrHPp7W4nngmyeG2BajpHstl" text:style-name="Internet_20_link" text:visited-style-name="Visited_20_Internet_20_Link">
报告</text:a>
武装部队的总人员。</text:p>
      <text:p text:style-name="P4">
在过去的一天，我们的后卫摧毁了7次冲击和8个情报。 导弹和​​炮兵部门遭到办公室的袭击，武器集中的3rdrats和敌人的军事装备以及射击位置的炮兵部队。</text:p>
      <text:p text:style-name="P4">
News Source: <text:a xlink:type="simple" xlink:href="https://armyinform.com.ua/2023/05/07/protyagom-mynuloyi-doby-nashi-zahysnyky-znyshhyly-15-bpla/" text:style-name="Internet_20_link" text:visited-style-name="Visited_20_Internet_20_Link">
https://armyinform.com.ua/2023/05/07/protyagom-mynuloyi-doby-nashi-zahysnyky-znyshhyly-15-bpla/</text:a>
</text:p>
      <!--NEWS-->
      <text:h text:style-name="P10" text:outline-level="1">
<text:span text:style-name="T4">
俄罗斯入侵者撤离贝尔迪恩斯克和普里托斯基的方向，撤离了势力的居民</text:span>
</text:h>
      <text:p text:style-name="P4">
作者: ['АРМІЯINFORM']</text:p>
      <text:p text:style-name="P4">
时间: 2023-05-07T57:00:00-04:00</text:p>
      <text:p text:style-name="P4">
描述: 关于TSE在Facebook，ZSU的总参谋部。 Rosiskis prospapty ...与乌克兰2022年的战争，与乌克兰的最新新闻，今天与乌克兰的新闻战争，今天的最后一场新闻，今天的最后一场战争，乌克兰和俄罗斯之间的战争将在2022年与乌克兰的战争之间发生战争，他们将与乌克兰发生战争，在不久的将来，他们说，今天与乌克兰的战争，今天的乌克兰新闻，乌克兰新闻，乌克兰媒体在俄罗斯</text:p>
      <text:p text:style-name="P4">
图片: ['<text:a xlink:type="simple" xlink:href="https://armyinform.com.ua/wp-content/uploads/2023/04/okupant.jpg" text:style-name="Internet_20_link" text:visited-style-name="Visited_20_Internet_20_Link">
okupant.jpg</text:a>
']</text:p>
      <text:p text:style-name="P4">
标签: ['STOPRUSSIA', 'АГРЕСІЯ РФ']</text:p>
      <text:p text:style-name="P4">
类别: News</text:p>
      <!--METADATA-->
      <text:p text:style-name="P4">
<draw:frame draw:style-name="fr1" draw:name="Image16" text:anchor-type="as-char" svg:width="6.9236in" svg:height="3.893007in" draw:z-index="0">
<draw:image xlink:href="../Images/AРМІЯINFORM/2023-05-07T57-00-00-04-00/okupant.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DzhMiMJs6HUnhiPFZW4i1aVCn8T6i1SVm3Fn7n1PPvrHPp7W4nngmyeG2BajpHstl" text:style-name="Internet_20_link" text:visited-style-name="Visited_20_Internet_20_Link">
报告</text:a>
武装部队的总人员。</text:p>
      <text:p text:style-name="P4">
俄罗斯入侵者将当地人从Zaporizhzhya地区的暂时抓住的能量撤离，沿Putivtsktovrdyansk和Primorsk的定居点向当地休闲中心撤离。 撤离受俄罗斯护照的人的约束。 首先，那些在占领的头几个月堕落的俄罗斯公民身份的人。</text:p>
      <text:p text:style-name="P4">
News Source: <text:a xlink:type="simple" xlink:href="https://armyinform.com.ua/2023/05/07/rosijski-okupanty-evakujovuyut-zhyteliv-energodara-u-napryamku-berdyanska-ta-prymorska/" text:style-name="Internet_20_link" text:visited-style-name="Visited_20_Internet_20_Link">
https://armyinform.com.ua/2023/05/07/rosijski-okupanty-evakujovuyut-zhyteliv-energodara-u-napryamku-berdyanska-ta-prymorska/</text:a>
</text:p>
      <!--NEWS-->
      <text:h text:style-name="P10" text:outline-level="1">
<text:span text:style-name="T4">
在Starobilsky区，入侵者安排了一家野外医院，最多有70人接受治疗</text:span>
</text:h>
      <text:p text:style-name="P4">
作者: ['АРМІЯINFORM']</text:p>
      <text:p text:style-name="P4">
时间: 2023-05-07T58:00:00-04:00</text:p>
      <text:p text:style-name="P4">
描述: 关于TSE在Facebook，ZSU的总参谋部。 对于Nadannya医学的小姐...与乌克兰2022年的战争，与乌克兰的战争是今天的最新消息，与乌克兰2022年的新闻战，今天的最后一场新闻，乌克兰和俄罗斯之间以及与俄罗斯之间的战争以及与何时与与俄罗斯之间的战争乌克兰在2022年将是与否，是否会有，是否会在不久的将来与乌克兰进行战争，说，与乌克兰的战争，今日的乌克兰新闻，乌克兰媒体的乌克兰新闻在俄罗斯的乌克兰新闻</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text:p>
      <text:p text:style-name="P4">
类别: News</text:p>
      <!--METADATA-->
      <text:p text:style-name="P4">
<draw:frame draw:style-name="fr1" draw:name="Image17" text:anchor-type="as-char" svg:width="6.9236in" svg:height="4.615733in" draw:z-index="0">
<draw:image xlink:href="../Images/AРМІЯINFORM/2023-05-07T58-00-00-04-00/poraneni-okupan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DzhMiMJs6HUnhiPFZW4i1aVCn8T6i1SVm3Fn7n1PPvrHPp7W4nngmyeG2BajpHstl" text:style-name="Internet_20_link" text:visited-style-name="Visited_20_Internet_20_Link">
报告</text:a>
武装部队的总人员。</text:p>
      <text:p text:style-name="P4">
为了向受伤的军事人员提供医疗服务，俄罗斯所有者继续使用暂时撤离的基础设施。 最近，在卢甘斯克地区Starobilsky地区的一个村庄之一中，入侵者建立了一家野外医院，最多可以接受70人接受治疗。</text:p>
      <text:p text:style-name="P4">
News Source: <text:a xlink:type="simple" xlink:href="https://armyinform.com.ua/2023/05/07/u-starobilskomu-rajoni-zagarbnyky-oblashtuvaly-polovyj-shpytal-de-likuyutsya-do-70-osib/" text:style-name="Internet_20_link" text:visited-style-name="Visited_20_Internet_20_Link">
https://armyinform.com.ua/2023/05/07/u-starobilskomu-rajoni-zagarbnyky-oblashtuvaly-polovyj-shpytal-de-likuyutsya-do-70-osib/</text:a>
</text:p>
      <!--NEWS-->
      <text:h text:style-name="P10" text:outline-level="1">
<text:span text:style-name="T4">
哈佛的德米特里·库莱布（Dmitry Kuleb）敦促亚洲国家放弃中立和支持乌克兰</text:span>
</text:h>
      <text:p text:style-name="P4">
作者: ['АРМІЯINFORM']</text:p>
      <text:p text:style-name="P4">
时间: 2023-05-07T59:00:00-04:00</text:p>
      <text:p text:style-name="P4">
描述: 罗斯西斯卡（Rosieska）对乌克兰的侵略性侵略性侵略性，战争……与乌克兰2022年的战争，与乌克兰与乌克兰的最新新闻，今天与乌克兰2022年与乌克兰的新闻进行战争，乌克兰和俄罗斯之间以及俄罗斯之间的战争，以及什么时候会发生战争，与2022年的战争，乌克兰是否会在不久</text:p>
      <text:p text:style-name="P4">
图片: ['<text:a xlink:type="simple" xlink:href="https://armyinform.com.ua/wp-content/uploads/2023/05/307600a9-7e22-4af6-8f41-d38fbecf3663.jpg" text:style-name="Internet_20_link" text:visited-style-name="Visited_20_Internet_20_Link">
307600a9-7e22-4af6-8f41-d38fbecf3663.jpg</text:a>
']</text:p>
      <text:p text:style-name="P4">
标签: ['STOPRUSSIA', 'АЗІЯ', 'ДМИТРО КУЛЕБА', 'МЗС']</text:p>
      <text:p text:style-name="P4">
类别: News</text:p>
      <!--METADATA-->
      <text:p text:style-name="P4">
<draw:frame draw:style-name="fr1" draw:name="Image18" text:anchor-type="as-char" svg:width="6.9236in" svg:height="3.956343in" draw:z-index="0">
<draw:image xlink:href="../Images/AРМІЯINFORM/2023-05-07T59-00-00-04-00/307600a9-7e22-4af6-8f41-d38fbecf3663.jpg" xlink:type="simple" xlink:show="embed" xlink:actuate="onLoad" draw:mime-type="image/jpeg"/>
</draw:frame>
俄罗斯对乌克兰的侵略对亚洲和世界产生负面影响，因此为了该地区国家的利益，以明确的立场支持国家和联合国宪章。</text:p>
      <text:p text:style-name="P4">
这是由乌克兰Dmytro Kuleba外交部长在哈佛大学亚洲中心的在线存在(美国).</text:p>
      <text:p text:style-name="P4">
«Азія знаходиться в епіцентрі тектонічних зсувів у системі міжнароднихвідносин, які відбуваються через російську агресію проти України», — заявиввін.</text:p>
      <text:p text:style-name="P4">
Міністр підкреслив, що азійський регіон протягом десятиріч виступав глобальнимагентом змін: його держави вибороли незалежність, перемогли імперіалізм,віднайшли власний голос і втілили економічне диво, подолавши бідність.</text:p>
      <text:p text:style-name="P4">
«Два слова, які я чую від азійських колег дещо частіше, ніж хотілося би, це„солідарність“ та „нейтральність“. Вони висловлюють солідарність з Україною,за що ми вдячні, але декларують нейтральність щодо нас та Росії. Водночас прожодну нейтральність не може бути мови, коли йдеться про агресію, вбивства,терор, зґвалтування, мародерство і масові звірства. Країни Азії мають зайнятичітку позицію на підтримку України та Статуту ООН», — наголосив Дмитро Кулеба.</text:p>
      <text:p text:style-name="P4">
Голова МЗС переконаний, що розділення світу на Глобальний південь та північштучне. Натомість універсальними для всіх цінностями є принципи Статуту ООН,які необхідно захистити від імперіалізму.</text:p>
      <text:p text:style-name="P4">
«Новий імперіалізм вже не просто стукає в двері, а вибиває їх. Все через те,що протягом десятиліть світ мав сліпу пляму розміром з Росію. На щастя, це вминулому. Росія програє війну — не лише проти України, але і проти сучасності,розуму та здорового глузду», — заявив він.</text:p>
      <text:p text:style-name="P4">
Дмитро Кулеба порівняв керівництво Росії з диктаторами минулого, якінапередодні краху своїх режимів намагалися військовою силою втілюватиімперські амбіції, але вже невдовзі втрачали все.</text:p>
      <text:p text:style-name="P4">
«Російська війна проти України несе лише погані новини для всіх у світі.Українці страждають найбільше, але російська агресія також руйнує життя,економіки та надії людей у багатьох регіонах. Саму тому Росію необхіднозупинити», — зауважив міністр.</text:p>
      <text:p text:style-name="P4">
Дипломат нагадав, що на початку повномасштабного вторгнення ніхто не вірив вУкраїну, але нині ситуація докорінно змінилася завдяки тому, що українці малисміливість, а світ — гідність.</text:p>
      <text:p text:style-name="P4">
这位部长强调，乌克兰将获胜，俄罗斯将需要“从其驱动的坑中进行选择”。 主要的教训是“侵略不会产生任何结果”，并且与世界的东部，东，南部和北部同样相关。</text:p>
      <text:p text:style-name="P4">
“仍然有可能避免文明的碰撞。 彼此支持的国家仍然有意义。 如果我们可以一起保护，以便我们可以承受其他挑战：气候变化，粮食危机，全球不平等。”他总结道。</text:p>
      <text:p text:style-name="P4">
亚洲哈佛大学中心的Video在线活动<text:a xlink:type="simple" xlink:href="https://youtu.be/MeBuqP-77DU" text:style-name="Internet_20_link" text:visited-style-name="Visited_20_Internet_20_Link">
此处</text:a>
._</text:p>
      <text:p text:style-name="P4">
News Source: <text:a xlink:type="simple" xlink:href="https://armyinform.com.ua/2023/05/07/dmytro-kuleba-u-garvardi-zaklykav-krayiny-aziyi-vidmovytysya-vid-nejtralnosti-ta-pidtrymaty-ukrayinu/" text:style-name="Internet_20_link" text:visited-style-name="Visited_20_Internet_20_Link">
https://armyinform.com.ua/2023/05/07/dmytro-kuleba-u-garvardi-zaklykav-krayiny-aziyi-vidmovytysya-vid-nejtralnosti-ta-pidtrymaty-ukrayinu/</text:a>
</text:p>
      <!--NEWS-->
      <text:h text:style-name="P10" text:outline-level="1">
<text:span text:style-name="T4">
当我们的无人机摧毁俄罗斯MUR-P观察综合体时</text:span>
</text:h>
      <text:p text:style-name="P4">
作者: ['АРМІЯINFORM']</text:p>
      <text:p text:style-name="P4">
时间: 2023-05-07T60:00:00-04:00</text:p>
      <text:p text:style-name="P4">
描述: 在电报中拍摄视频vicper'r-minigra Zannovaty，Rosvitka ...与乌克兰2022年的战争，与乌克兰与乌克兰的最新新闻，今天与乌克兰的新闻，乌克兰2022年最后一次进行战争，将在乌克兰和俄罗斯之间以及俄罗斯和俄罗斯之间发生战争，何时，何时，何时，何时，何时，何时，何时，何时，何时，何时，何时，2022年与乌克兰的战争将在不久的将来与乌克兰发生战争，与乌克兰与乌克兰的战争今天，乌克兰新闻在乌克兰媒体的俄罗斯人</text:p>
      <text:p text:style-name="P4">
图片: []</text:p>
      <text:p text:style-name="P4">
标签: ['STOPRUSSIA', 'АГРЕСІЯ РФ']</text:p>
      <text:p text:style-name="P4">
类别: News</text:p>
      <!--METADATA-->
      <text:p text:style-name="P4">
这样的视频由Telegram副局部创新，教育，科学和技术的发展 - 乌克兰Chaylo Fedorov的数字化转型部长的发展。</text:p>
      <text:p text:style-name="P4">
News Source: <text:a xlink:type="simple" xlink:href="https://armyinform.com.ua/2023/05/07/yak-nash-bezpilotnyk-znyshhuye-rosijskyj-kompleks-sposterezhennya-murom-p/" text:style-name="Internet_20_link" text:visited-style-name="Visited_20_Internet_20_Link">
https://armyinform.com.ua/2023/05/07/yak-nash-bezpilotnyk-znyshhuye-rosijskyj-kompleks-sposterezhennya-murom-p/</text:a>
</text:p>
      <!--NEWS-->
      <text:h text:style-name="P10" text:outline-level="1">
<text:span text:style-name="T4">
瑞士公司将在乌克兰投入约20辆车</text:span>
</text:h>
      <text:p text:style-name="P4">
作者: ['АРМІЯINFORM']</text:p>
      <text:p text:style-name="P4">
时间: 2023-05-07T61:00:00-04:00</text:p>
      <text:p text:style-name="P4">
描述: Minretegraitim是为了被Rosinovanny机器粉碎，以清洁Navigannya ...与乌克兰2022年的战争，与乌克兰与乌克兰的最新消息，与乌克兰的新闻，乌克兰2022年的新闻战争将是乌克兰和俄罗斯的最后一场战争，以及战争时，战争是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golovna-3-1.jpg" text:style-name="Internet_20_link" text:visited-style-name="Visited_20_Internet_20_Link">
golovna-3-1.jpg</text:a>
']</text:p>
      <text:p text:style-name="P4">
标签: ['STOPRUSSIA', 'АГРЕСІЯ РФ', 'ДОПОМОГА ПАРТНЕРІВ', 'РОЗМІНУВАННЯ', 'СВІТ ПІДТРИМУЄ УКРАЇНУ']</text:p>
      <text:p text:style-name="P4">
类别: News</text:p>
      <!--METADATA-->
      <text:p text:style-name="P4">
<draw:frame draw:style-name="fr1" draw:name="Image19" text:anchor-type="as-char" svg:width="6.9236in" svg:height="4.048178in" draw:z-index="0">
<draw:image xlink:href="../Images/AРМІЯINFORM/2023-05-07T61-00-00-04-00/golovna-3-1.jpg" xlink:type="simple" xlink:show="embed" xlink:actuate="onLoad" draw:mime-type="image/jpeg"/>
</draw:frame>
说明性照片</text:p>
      <text:p text:style-name="P4">
重新融合部将有助于吸引脱粒机，以清理爆炸物中解放的循环。</text:p>
      <text:p text:style-name="P4">
关于它<text:a xlink:type="simple" xlink:href="https://www.facebook.com/MReintegration/posts/pfbid02surnM1sGQ46hqn63Uhpq1d28RyKu87Nx4tQvtPNm4afVPf6WrKQmjRCtRbjt6RaUl" text:style-name="Internet_20_link" text:visited-style-name="Visited_20_Internet_20_Link">
报告</text:a>
乌克兰暂时占领领土的重新融入部。</text:p>
      <text:p text:style-name="P4">
在Ishwedskaya机械化工具部之间签署了相应的合作备忘录(GCS).</text:p>
      <text:p text:style-name="P4">
Результатом співпраці має стати залучення компанією машин розмінування. Машинизастосують для очищення від мін і нерозірваних боєприпасівсільськогосподарських угідь та об’єктів критичної інфраструктури деокупованихрайонів Миколаївської, Харківської та Херсонської областей.</text:p>
      <text:p text:style-name="P4">
Для цього керівництвом GCS було заявлено про наміри протягом цього рокупоставити в Україну близько 20 машин розмінування.</text:p>
      <text:p text:style-name="P4">
Крім того, сторони домовилися взаємодіяти у царині технічного та нетехнічногообстеження ймовірно забруднених ВНП територій. А також — проводити навчаннянаселення звільнених територій ризикам, пов’язаним із мінами танездетонованими боєприпасами.</text:p>
      <text:p text:style-name="P4">
News Source: <text:a xlink:type="simple" xlink:href="https://armyinform.com.ua/2023/05/07/shvejczarska-kompaniya-postavyt-v-ukrayinu-blyzko-20-mashyn-dlya-rozminuvannya/" text:style-name="Internet_20_link" text:visited-style-name="Visited_20_Internet_20_Link">
https://armyinform.com.ua/2023/05/07/shvejczarska-kompaniya-postavyt-v-ukrayinu-blyzko-20-mashyn-dlya-rozminuvannya/</text:a>
</text:p>
      <!--NEWS-->
      <text:h text:style-name="P10" text:outline-level="1">
<text:span text:style-name="T4">
国防军消除了660多名入侵者，摧毁了6个坦克和18个无人机</text:span>
</text:h>
      <text:p text:style-name="P4">
作者: ['АРМІЯINFORM']</text:p>
      <text:p text:style-name="P4">
时间: 2023-05-07T62:00:00-04:00</text:p>
      <text:p text:style-name="P4">
描述: Zagalni Boyov，将敌人于02.24.22至07/07/23 Orintovo成为：...与乌克兰2022年战争，与乌克兰的最新新闻，今天与乌克兰的新闻战争，今天与乌克兰2022年的新闻战，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vtraty_07-05-2023-1-scaled.jpg" text:style-name="Internet_20_link" text:visited-style-name="Visited_20_Internet_20_Link">
vtraty_07-05-2023-1-scaled.jpg</text:a>
']</text:p>
      <text:p text:style-name="P4">
标签: ['STOPRUSSIA', 'АГРЕСІЯ РФ', 'ВІЙНА', 'ВТОРГНЕННЯ РФ', 'ВТРАТИ ВОРОГА']</text:p>
      <text:p text:style-name="P4">
类别: News</text:p>
      <!--METADATA-->
      <text:p text:style-name="P4">
<draw:frame draw:style-name="fr1" draw:name="Image20" text:anchor-type="as-char" svg:width="6.9236in" svg:height="6.987066in" draw:z-index="0">
<draw:image xlink:href="../Images/AРМІЯINFORM/2023-05-07T62-00-00-04-00/vtraty_07-05-2023-1-scaled.jpg" xlink:type="simple" xlink:show="embed" xlink:actuate="onLoad" draw:mime-type="image/jpeg"/>
</draw:frame>
从24.02.22到07.05.23的敌人的总损失将定向：</text:p>
      <text:p text:style-name="P4">
<text:span text:style-name="T4">
<text:span text:style-name="T5">
人员 -  </text:span>
* 194430(+660)被淘汰的人</text:span>
<text:span text:style-name="T5">
坦克 -  </text:span>
<text:span text:style-name="T5">
 3723(+6)</text:span>
<text:span text:style-name="T4">
战斗装甲车 -  </text:span>
 7248(+10)<text:span text:style-name="T4">
<text:span text:style-name="T5">
炮兵系统 -  </text:span>
<text:span text:style-name="T5">
 3010(+18)</text:span>
 </text:span>
 rszv- <text:span text:style-name="T4">
 554(+2)</text:span>
<text:span text:style-name="T5">
防空 -  </text:span>
<text:span text:style-name="T5">
 306(0)</text:span>
<text:span text:style-name="T4">
飞机 -  </text:span>
 308(0)<text:span text:style-name="T4">
<text:span text:style-name="T5">
直升机 -  </text:span>
* 294(0)</text:span>
<text:span text:style-name="T5">
无人机手术战术水平 -  </text:span>
<text:span text:style-name="T5">
 2572(+18)</text:span>
<text:span text:style-name="T4">
有翼的导弹 -  </text:span>
 947(0)<text:span text:style-name="T4">
<text:span text:style-name="T5">
船 /船 -  </text:span>
* 18(0)</text:span>
<text:span text:style-name="T5">
汽车设备和坦克 -  </text:span>
<text:span text:style-name="T5">
 5952(+16)</text:span>
<text:span text:style-name="T4">
特殊技术 -  </text:span>
 380(+5)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7.05.23。</text:p>
      <text:p text:style-name="P4">
News Source: <text:a xlink:type="simple" xlink:href="https://armyinform.com.ua/2023/05/07/syly-oborony-likviduvaly-ponad-660-okupantiv-znyshhyly-6-tankiv-ta-18-bpla/" text:style-name="Internet_20_link" text:visited-style-name="Visited_20_Internet_20_Link">
https://armyinform.com.ua/2023/05/07/syly-oborony-likviduvaly-ponad-660-okupantiv-znyshhyly-6-tankiv-ta-18-bpla/</text:a>
</text:p>
      <!--NEWS-->
      <text:h text:style-name="P10" text:outline-level="1">
<text:span text:style-name="T4">
我相信我们的国家队将与Invictus Games-2023-Yulia Laputina代表乌克兰</text:span>
</text:h>
      <text:p text:style-name="P4">
作者: ['АРМІЯINFORM']</text:p>
      <text:p text:style-name="P4">
时间: 2023-05-07T63:00:00-04:00</text:p>
      <text:p text:style-name="P4">
描述: 我们的国家Zbirna是Gydnoy，在Invictus Games-2023上介绍乌克兰人。 Taku ...与乌克兰2022年的战争，与乌克兰的最新新闻战争，与乌克兰的新闻战争，今天的最后一场新闻，今天的最后一次战争将在乌克兰和俄罗斯之间发生战争，当2022年与乌克兰的战争将是他们说，在不久的将来与乌克兰发动了战争</text:p>
      <text:p text:style-name="P4">
图片: ['<text:a xlink:type="simple" xlink:href="https://armyinform.com.ua/wp-content/uploads/2022/10/yuliya-laputina.jpg" text:style-name="Internet_20_link" text:visited-style-name="Visited_20_Internet_20_Link">
yuliya-laputina.jpg</text:a>
']</text:p>
      <text:p text:style-name="P4">
标签: ['INVICTUS GAMES-2023', 'ЮЛІЯ ЛАПУТІНА']</text:p>
      <text:p text:style-name="P4">
类别: News</text:p>
      <!--METADATA-->
      <text:p text:style-name="P4">
<draw:frame draw:style-name="fr1" draw:name="Image21" text:anchor-type="as-char" svg:width="6.9236in" svg:height="4.61393in" draw:z-index="0">
<draw:image xlink:href="../Images/AРМІЯINFORM/2023-05-07T63-00-00-04-00/yuliya-laputina.jpg" xlink:type="simple" xlink:show="embed" xlink:actuate="onLoad" draw:mime-type="image/jpeg"/>
</draw:frame>
乌克兰尤利亚·拉普蒂纳(Yulia Laputina)退伍军人部长</text:p>
      <text:p text:style-name="P4">
我们的国家队将在2023年代表乌克兰。 乌克兰尤利亚·拉普丁(Ulia Laputin)的退伍军人部长在直接纳入国家电话“统一新闻”中表达了他的能力。</text:p>
      <text:p text:style-name="P4">
这在[消息]中说明了(https://www.kmu.gov.ua/news/yuliia-laputina-vpevnena-shcho-nasha-natsionalna-zbirna-hidno-predstavyt-ukrainu-na-invictus-games-2023)政府门户。</text:p>
      <text:p text:style-name="P4">
“参加了参加无名游戏的合格比赛的任何人 - 首先，已经发烧了。 24我们的勇士将前往杜塞尔多夫的国际主义。 当然，我们期待获得奖牌，因为对于我们的管子和女孩来说，为我们的国家赢得奖项很重要。 他们的参与也将是对体育外交的贡献，除了体育运动外，还为世界带来了有关俄罗斯对反乌克兰侵略的侵略的真实信息，以及乌克兰人民对击败邪恶帝国的贡献。 我相信我们的国家队将代表乌克兰参加国际竞技场，这将是我们军事胜利的婚礼步骤。”退伍军人部负责人说。</text:p>
      <text:p text:style-name="P4">
她指出，体育是从战区返回的最有效的康复元素之一。 这就是为什么司法部共同致力于为退伍军人体育的发展创建适当的基础设施。 为了为每个社区退伍军人和退伍军人，他们可以自由地参加体育运动，并参与兄弟和活动前的体育文化。</text:p>
      <text:p text:style-name="P4">
“这不仅可以使他们有效地进行康复，还可以将其家人和退伍军人社区强加于积极的运动类型。 反过来，这将为我们的国家队提供国际比赛的新机会，并在纳米级和区域级别举行自己的体育比赛。</text:p>
      <text:p text:style-name="P4">
News Source: <text:a xlink:type="simple" xlink:href="https://armyinform.com.ua/2023/05/07/vpevnena-shho-nasha-naczionalna-zbirna-gidno-predstavyt-ukrayinu-na-invictus-games-2023-yuliya-laputina/" text:style-name="Internet_20_link" text:visited-style-name="Visited_20_Internet_20_Link">
https://armyinform.com.ua/2023/05/07/vpevnena-shho-nasha-naczionalna-zbirna-gidno-predstavyt-ukrayinu-na-invictus-games-2023-yuliya-laputina/</text:a>
</text:p>
      <!--NEWS-->
      <text:h text:style-name="P10" text:outline-level="1">
<text:span text:style-name="T4">
乌克兰需要哪些军事装备来实现反申诉？</text:span>
</text:h>
      <text:p text:style-name="P4">
作者: ['АРМІЯINFORM']</text:p>
      <text:p text:style-name="P4">
时间: 2023-05-07T72:00:00-04:00</text:p>
      <text:p text:style-name="P4">
描述: Viexkovo-technical Polikikh，Ozbrinnya Tiezovkoe Techniki的插座...与乌克兰2022年的战争，与乌克兰的最新消息，今天与乌克兰的新闻，今天与乌克兰2022年的《新闻战》，乌克兰和俄罗斯之间的战争将会发生，乌克兰和俄罗斯之间以及何时及时，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zbroya-dlya-nastupu.jpg" text:style-name="Internet_20_link" text:visited-style-name="Visited_20_Internet_20_Link">
zbroya-dlya-nastupu.jpg</text:a>
']</text:p>
      <text:p text:style-name="P4">
标签: ['F-16', 'STOPRUSSIA', 'АГРЕСІЯ РФ', 'ВІЙСЬКОВА ТЕХНІКА', 'ВТОРГНЕННЯ РФ', 'МІНІСТЕРСТВО ОБОРОНИ УКРАЇНИ', 'ОВТ', 'ОЗБРОЄННЯ', 'ППО', 'РЕБ', 'РСЗВ']</text:p>
      <text:p text:style-name="P4">
类别: News</text:p>
      <!--METADATA-->
      <text:p text:style-name="P4">
<draw:frame draw:style-name="fr1" draw:name="Image22" text:anchor-type="as-char" svg:width="6.9236in" svg:height="4.32725in" draw:z-index="0">
<draw:image xlink:href="../Images/AРМІЯINFORM/2023-05-07T72-00-00-04-00/zbroya-dlya-nastupu.jpg" xlink:type="simple" xlink:show="embed" xlink:actuate="onLoad" draw:mime-type="image/jpeg"/>
</draw:frame>
进攻的武器。 拼贴军</text:p>
      <text:p text:style-name="P4">
军事技术政策部，乌克兰国防部的武器和军事工程的发展讲述了军事设备需要哪些乌克兰进行反攻和敌对行动。</text:p>
      <text:p text:style-name="P4">
首先，国防部代表指出，提供乌克兰武装部队和该州其他军事阵型的需求是通过<text:span text:style-name="T4">
购买</text:span>
武器，军事和特殊设备，Camp Rockets进行的(缩写 - 武器和军事设备，OVT)国内生产商和**进口。</text:p>
      <text:p text:style-name="P4">
国防部解释说，信息和通信系统**“ cavia”，允许合作伙伴国家迅速收到有关乌克兰国防军需求的信息。</text:p>
      <text:p text:style-name="P4">
Korovay是与合作伙伴国家和国际军事援助协调的电子合作的软件产品。</text:p>
      <text:p text:style-name="P4">
根据军事技术政策部的发展，武器和谅解备忘录的军事设备的开发目前有乌克兰的武装部队，有必要持有合作伙伴国家作为许多销售的国际技术援助。 该列表包括：</text:p>
      <text:p text:style-name="P4">
<text:span text:style-name="T5">
飞机 - 穆尔蒂 - 武器F-16飞机，A-10型雷电的攻击； </text:span>
防空系统：</text:p>
      <ul>
        <li>
长 - 爱国者，samp/t;  - 中范围的NASAMS，Iris-T，Crotale，Aspide，Hawk；  - 近乎行动型Gepard，Avenger的行动类型；</li>
      </ul>
      <text:p text:style-name="P4">
<text:span text:style-name="T5">
关键Amraam的导弹，AIM-9M防空系统； * AV类型AN/MPQ-64 Sentinel的雷达系统； * M142 HIMARS，M270和弹药反应系统； </text:span>
便携式防空导弹系统Stinger，Piorun和导弹； <text:span text:style-name="T5">
标枪，拖曳和导弹给他们； * 155毫米，122毫米，105毫米和弹药炮兵系统； </text:span>
迫击炮120毫米，82毫米，60毫米和弹药： * Co-37，Cobra，Atrthur Counter-Battery Radars。</text:p>
      <text:p text:style-name="P4">
此外，根据军事技术政策部，谅解备忘录的安排和军事装备的开发，武装部队的紧急需求包括：<text:span text:style-name="T5">
准备的亚历山大·科佐本科</text:span>
</text:p>
      <text:p text:style-name="P4">
News Source: <text:a xlink:type="simple" xlink:href="https://armyinform.com.ua/2023/05/07/yaka-vijskova-tehnika-potribna-ukrayini-dlya-kontrnastupu/" text:style-name="Internet_20_link" text:visited-style-name="Visited_20_Internet_20_Link">
https://armyinform.com.ua/2023/05/07/yaka-vijskova-tehnika-potribna-ukrayini-dlya-kontrnastupu/</text:a>
</text:p>
      <!--NEWS-->
      <text:h text:style-name="P10" text:outline-level="1">
<text:span text:style-name="T4">
瑞典预计将成为维尔纽斯峰会的北约成员 - 国防部长</text:span>
</text:h>
      <text:p text:style-name="P4">
作者: Ukrinform (Person)</text:p>
      <text:p text:style-name="P4">
出版商: Укринформ (Organization)</text:p>
      <text:p text:style-name="P4">
出版时间: 2023-05-08T-133:37:11+03:00</text:p>
      <text:p text:style-name="P4">
修改时间: 2023-05-08T16:37:11+03:00</text:p>
      <text:p text:style-name="P4">
描述: 瑞典政府希望该国将正式成为北约在维尔纽斯举行的北约峰会的一部分，该峰会将于7月11日至12日举行。  - 乌克林。</text:p>
      <text:p text:style-name="P4">
图片: ["<text:a xlink:type="simple" xlink:href="https://static.ukrinform.com/photos/2023_03/thumb_files/630_360_1678904013-608.jpg" text:style-name="Internet_20_link" text:visited-style-name="Visited_20_Internet_20_Link">
630_360_16789...</text:a>
"]</text:p>
      <text:p text:style-name="P4">
标签: ['НАТО', 'Оборона', 'Швеція']</text:p>
      <text:p text:style-name="P4">
类型: Article</text:p>
      <!--METADATA-->
      <text:p text:style-name="P4">
<draw:frame draw:style-name="fr1" draw:name="Image23" text:anchor-type="as-char" svg:width="6.9236in" svg:height="3.956343in" draw:z-index="0">
<draw:image xlink:href="../Images/yкринформ/2023-05-08T-133-37-11-03-00/630_360_1678904013-608.jpg" xlink:type="simple" xlink:show="embed" xlink:actuate="onLoad" draw:mime-type="image/jpeg"/>
</draw:frame>
政府希望该国将正式成为北约峰会维尔纽斯峰会的一部分，该峰会将于7月11日至12日举行。</text:p>
      <text:p text:style-name="P4">
这是瑞典国防部长保罗·琼森(Paul Jonson)在一次采访中指出的<text:a xlink:type="simple" xlink:href="http://news.err.ee/1608970798/swedish-defense-minister-sweden-should-have-joined-nato-decades-ago" text:style-name="Internet_20_link" text:visited-style-name="Visited_20_Internet_20_Link">
</text:a>
，报道乌克林福姆。</text:p>
      <text:p text:style-name="P4">
这位官员说：“我们希望7月11日至12日在维尔纽斯峰会上加入北约。”</text:p>
      <text:p text:style-name="P4">
当被问及芬兰是否以前曾到达北约时，国防部长表示，他认为芬兰的芬兰货运成员对瑞典的安全有益。</text:p>
      <text:p text:style-name="P4">
根据乔森的说法，斯德哥尔摩了解到与瑞典的土耳其比芬兰更多。 但是现在，该国已采取了三方备忘录所规定的许多步骤，尤其是对立法进行了改变以打击恐怖主义。</text:p>
      <text:p text:style-name="P4">
这位部长强调，瑞典尽快加入很重要(https://www.ukrinform.ua/tag-nato)，Leugorchyna和土耳其做出自己的决定。</text:p>
      <text:p text:style-name="P4">
<text:span text:style-name="T4">
另请阅读：</text:span>
 <text:a xlink:type="simple" xlink:href="https://www.ukrinform.ua/rubric-polytics/3700473-lipnevij-samit-nato-povinen-predstaviti-grafik-vstupu-ukraini-v-alans-dmitro-kuleba.html" text:style-name="Internet_20_link" text:visited-style-name="Visited_20_Internet_20_Link">
</text:a>
琼森还强调，北欧的所有国家都致力于乌克兰的支持。 他们现在在乌克兰发送的军事财产的总价值约为44亿欧元。</text:p>
      <text:p text:style-name="P4">
据报道，在乌克兰的全面入侵俄罗斯入侵之后，中立瑞典和芬兰申请了北约加入。 在2022年6月的Smaddrid峰会上，这些国家被邀请加入所有30名成员的联盟。 同时，马德里被签署了三边形纪念碑，这反映了土耳其对与芬兰和瑞典恐怖主义的战斗的关注。</text:p>
      <text:p text:style-name="P4">
<text:span text:style-name="T4">
另请阅读：</text:span>
 <text:a xlink:type="simple" xlink:href="https://www.ukrinform.ua/rubric-polytics/3706267-formuetsa-koalicia-krain-dla-pidtrimki-evroatlanticnoi-integracii-ukraini-kornienko.html" text:style-name="Internet_20_link" text:visited-style-name="Visited_20_Internet_20_Link">
</text:a>
瑞典托比亚斯偏见的外交大臣表明，该国制定了所有真实的备忘录，该备忘录在去年马德里的北约峰会上与土耳其和芬兰签署，并指望迅速批准有关北约进入土耳其的协议的批准。</text:p>
      <text:p text:style-name="P4">
News Source: <text:a xlink:type="simple" xlink:href="https://www.ukrinform.ua/rubric-world/3706377-svecia-rozrahovue-stati-clenom-nato-do-vilnuskogo-samitu-ministr-oboroni.html" text:style-name="Internet_20_link" text:visited-style-name="Visited_20_Internet_20_Link">
https://www.ukrinform.ua/rubric-world/3706377-svecia-rozrahovue-stati-clenom-nato-do-vilnuskogo-samitu-ministr-oboroni.html</text:a>
</text:p>
      <!--NEWS-->
      <text:h text:style-name="P10" text:outline-level="1">
<text:span text:style-name="T4">
明天在乌克兰+17°，但在某些地方 - 夜霜</text:span>
</text:h>
      <text:p text:style-name="P4">
作者: Ukrinform (Person)</text:p>
      <text:p text:style-name="P4">
出版商: Укринформ (Organization)</text:p>
      <text:p text:style-name="P4">
出版时间: 2023-05-08T-135:36:00+03:00</text:p>
      <text:p text:style-name="P4">
修改时间: 2023-05-08T16:36:00+03:00</text:p>
      <text:p text:style-name="P4">
描述: 在乌克兰，周二的大量降雨尚未预测，晚上1-6°热，在北部和大多数西部地区，在土壤表面0-5°，该国南部的温度为4-9°。 下午在乌克兰9-14°。  - 乌克林。</text:p>
      <text:p text:style-name="P4">
图片: ["<text:a xlink:type="simple" xlink:href="https://static.ukrinform.com/photos/2020_11/thumb_files/630_360_1606548494-387.jpg" text:style-name="Internet_20_link" text:visited-style-name="Visited_20_Internet_20_Link">
630_360_16065...</text:a>
"]</text:p>
      <text:p text:style-name="P4">
标签: ['Дощ', 'Погода', 'Заморозки']</text:p>
      <text:p text:style-name="P4">
类型: Article</text:p>
      <!--METADATA-->
      <text:p text:style-name="P4">
<draw:frame draw:style-name="fr1" draw:name="Image24" text:anchor-type="as-char" svg:width="6.9236in" svg:height="3.956343in" draw:z-index="0">
<draw:image xlink:href="../Images/yкринформ/2023-05-08T-135-36-00-03-00/630_360_1606548494-387.jpg" xlink:type="simple" xlink:show="embed" xlink:actuate="onLoad" draw:mime-type="image/jpeg"/>
</draw:frame>
周二不会预测明显的降水量，夜间和大多数西部地区的夜晚温度为1-6°，霜冻在表面0-5°，该国南部的温度为4-9°热; 下午9-14°。</text:p>
      <text:p text:style-name="P4">
乌克兰形式在乌克兰水文气象学中心报道。</text:p>
      <text:p text:style-name="P4">
“在南部，东部和dnipropetrovsk地区是短期的<text:a xlink:type="simple" xlink:href="https://www.ukrinform.ua/tag-dos" text:style-name="Internet_20_link" text:visited-style-name="Visited_20_Internet_20_Link">
</text:a>
; 在其余地区，没有大降雨。 晚上1-6°的温度在北部最北部的西部区域，在霜冻0-5°土壤表面，半圆形国家的温度为4-9°的温度； 下午，在乌克兰9-14°，在跨载Phathia高达17°。 喀尔巴阡山脉的湿雪高地； 白天的温度为0-5°的热量。</text:p>
      <text:p text:style-name="P4">
5月9日，在基辅和该地区，没有大降雨。 东北风，5-10m/s。 在首都，晚上的温度为4-6°，下午11-13°； 在夜间1-6°热的基辅地区，在霜冻0-5°的土壤表面上； 下午9-14°的温度。</text:p>
      <text:p text:style-name="P4">
预测者将于5月10日下午和中部地区桌子的南部预测，5月11日下午在左岸小雨中降雨； 在其余地区，没有大降雨。 风主要是东风，5-10 m/s。 温度在夜晚的热量为1-6°，在西部，zhytomyr和Vinnytsia区域，空气中的严重霜冻0-5°，Ukivsky，Chernihiv，Cherkasy，Cherkasy，Kirovograss，Odessa tamikolaevsk，Odessa tamikolaevsk地区，在0-5的土壤表面上°; 一天的温度10-15°(在跨载Phathia 15-20°)，5月11日12-17°(在Transcarpathia，喀尔巴阡山脉的tamysites 18-23°); 在晚上0-5°霜冻的高地，下午2-7°。</text:p>
      <text:p text:style-name="P4">
<text:span text:style-name="T4">
另请阅读：</text:span>
 <text:a xlink:type="simple" xlink:href="https://www.ukrinform.ua/rubric-world/3705983-v-azii-fiksuut-novi-temperaturni-rekordi-na-tli-zmini-klimatu.html" text:style-name="Internet_20_link" text:visited-style-name="Visited_20_Internet_20_Link">
</text:a>
在基辅和该地区，5月10日至11日，没有大降雨。 风主要是东北，5-10 m/s。 在资本中，晚上3-5°热的温度； 在5月1013-15°C的白天，5月11日15-17°； 在夜间1-6°热的基辅地区，在霜冻0-5°的表面； 下午10-15°的温度，1112-17°。<text:span text:style-name="T4">
另请阅读：</text:span>
 <text:a xlink:type="simple" xlink:href="https://www.ukrinform.ua/rubric-kyiv/3690951-u-stolici-v-berezni-zafiksuvali-sist-temperaturnih-rekordiv.html" text:style-name="Internet_20_link" text:visited-style-name="Visited_20_Internet_20_Link">
<text:span text:style-name="T4">
温度</text:span>
</text:a>
在5月12日至13日，基辅，降水没有预测，仅在5月13日下午，掠夺的短期降雨，一些雷暴。 在首都，5月12日的温度为4-6°，下午16-18°，5月13日，晚上6-8°，下午18-20°； 下午14-19°在基辅地区12天，晚上2-7°； 5月13日晚上4-9°，下午16-21°。</text:p>
      <text:p text:style-name="P4">
News Source: <text:a xlink:type="simple" xlink:href="https://www.ukrinform.ua/rubric-regions/3706325-v-ukraini-zavtra-do-17-ale-podekudi-nicni-zamorozki.html" text:style-name="Internet_20_link" text:visited-style-name="Visited_20_Internet_20_Link">
https://www.ukrinform.ua/rubric-regions/3706325-v-ukraini-zavtra-do-17-ale-podekudi-nicni-zamorozki.html</text:a>
</text:p>
      <!--NEWS-->
      <text:h text:style-name="P10" text:outline-level="1">
<text:span text:style-name="T4">
美国 - 关于中国的和平努力：与乌克兰密切协调很重要</text:span>
</text:h>
      <text:p text:style-name="P4">
作者: Ukrinform (Person)</text:p>
      <text:p text:style-name="P4">
出版商: Укринформ (Organization)</text:p>
      <text:p text:style-name="P4">
出版时间: 2023-05-08T-13:56:00+03:00</text:p>
      <text:p text:style-name="P4">
修改时间: 2023-05-08T23:56:00+03:00</text:p>
      <text:p text:style-name="P4">
描述: 在俄罗斯战争中实现和平的任何外交努力都应与乌克兰直接协调，并设想恢复其主权和领土完整。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Китай', 'США', 'Держдеп', 'Війна з росією']</text:p>
      <text:p text:style-name="P4">
类型: Article</text:p>
      <!--METADATA-->
      <text:p text:style-name="P4">
<draw:frame draw:style-name="fr1" draw:name="Image25" text:anchor-type="as-char" svg:width="6.9236in" svg:height="3.956343in" draw:z-index="0">
<draw:image xlink:href="../Images/yкринформ/2023-05-08T-13-56-00-03-00/630_360_1666031974-150.jpg" xlink:type="simple" xlink:show="embed" xlink:actuate="onLoad" draw:mime-type="image/jpeg"/>
</draw:frame>
在俄罗斯战争中实现和平的任何特殊努力都应与乌克兰直接协调，并更新其主权和领土完整。</text:p>
      <text:p text:style-name="P4">
因此，乌克林福姆自己的通讯员报道，中国打算向美国国务院Vedant Patel发言人乌克兰副代表派遣一名特别代表的意图。</text:p>
      <text:p text:style-name="P4">
美国外交政策说：“与俄罗斯之间实现和平有关的任何外交努力都应由乌克兰伙伴进行密切协调。”</text:p>
      <text:p text:style-name="P4">
他强调，美国长期以来一直认为CNRI是相应的角色。” 此外，他对“中国不仅应该听到俄罗斯人，而且应该听到我们的乌克兰伙伴的声音”。</text:p>
      <text:p text:style-name="P4">
<text:span text:style-name="T4">
另请阅读：</text:span>
 <text:a xlink:type="simple" xlink:href="https://www.ukrinform.ua/rubric-polytics/3703800-blinken-poasniv-ak-ssa-stavlatsa-do-perspektiv-mirotvorstva-kitau-v-ukraini.html" text:style-name="Internet_20_link" text:visited-style-name="Visited_20_Internet_20_Link">
<text:span text:style-name="T4">
中国</text:span>
</text:a>
帕特尔指出，这一过程还应用于任何价值观和原则国家，即对主权和领土目的的观察。</text:p>
      <text:p text:style-name="P4">
乌克林福姆报道，4月底<text:a xlink:type="simple" xlink:href="http://www.ukrinform.ua/rubric-polytics/3701129-rozmova-zelenskogo-ta-si-czinpina-detali.html" text:style-name="Internet_20_link" text:visited-style-name="Visited_20_Internet_20_Link">
</text:a>
。 领导者，包括可能的互动，为乌克兰建立公正的可持续和平。 为此，中国表示打算将一名特别的政府代表派往杜普里纳。</text:p>
      <text:p text:style-name="P4">
News Source: <text:a xlink:type="simple" xlink:href="https://www.ukrinform.ua/rubric-polytics/3706495-ssa-pro-mirni-zusilla-kitau-vazlivo-pracuvati-v-tisnij-koordinacii-z-ukrainou.html" text:style-name="Internet_20_link" text:visited-style-name="Visited_20_Internet_20_Link">
https://www.ukrinform.ua/rubric-polytics/3706495-ssa-pro-mirni-zusilla-kitau-vazlivo-pracuvati-v-tisnij-koordinacii-z-ukrainou.html</text:a>
</text:p>
      <!--NEWS-->
      <text:h text:style-name="P10" text:outline-level="1">
<text:span text:style-name="T4">
乌克兰记者赢得了普利策奖</text:span>
</text:h>
      <text:p text:style-name="P4">
作者: Ukrinform (Person)</text:p>
      <text:p text:style-name="P4">
出版商: Укринформ (Organization)</text:p>
      <text:p text:style-name="P4">
出版时间: 2023-05-08T-15:39:00+03:00</text:p>
      <text:p text:style-name="P4">
修改时间: 2023-05-08T23:39:00+03:00</text:p>
      <text:p text:style-name="P4">
描述: 乌克兰记者成为今年普利策奖的获奖者 - 最负盛名的媒体奖。  - 乌克林。</text:p>
      <text:p text:style-name="P4">
图片: ["<text:a xlink:type="simple" xlink:href="https://static.ukrinform.com/photos/2016_04/thumb_files/630_360_1461038013-7712-pulitcerovskaa-premia.jpg" text:style-name="Internet_20_link" text:visited-style-name="Visited_20_Internet_20_Link">
630_360_14610...</text:a>
"]</text:p>
      <text:p text:style-name="P4">
标签: ['Нагорода', 'Журналіст', 'Пулітцерівська премія']</text:p>
      <text:p text:style-name="P4">
类型: Article</text:p>
      <!--METADATA-->
      <text:p text:style-name="P4">
<draw:frame draw:style-name="fr1" draw:name="Image26" text:anchor-type="as-char" svg:width="6.9236in" svg:height="3.956343in" draw:z-index="0">
<draw:image xlink:href="../Images/yкринформ/2023-05-08T-15-39-00-03-00/630_360_1461038013-7712-pulitcerovskaa-premia.jpg" xlink:type="simple" xlink:show="embed" xlink:actuate="onLoad" draw:mime-type="image/jpeg"/>
</draw:frame>
乌克兰记者成为今年普利策Premia(最负盛名的媒体奖)的获奖者。</text:p>
      <text:p text:style-name="P4">
此类信息发表在<text:a xlink:type="simple" xlink:href="https://www.pulitzer.org/news/2023-pulitzer-prize-announcement" text:style-name="Internet_20_link" text:visited-style-name="Visited_20_Internet_20_Link">
</text:a>
普利策奖，乌克林福姆报道。</text:p>
      <text:p text:style-name="P4">
乌克兰摄影师Yevgeny Maloletka和Mstislav Chernov赢得了Mariupol的Pulitzeriv Cuttings。 该奖项还颁发了Stepanenko阐述的视频。</text:p>
      <text:p text:style-name="P4">
作为与美联社合作的一部分，他们被标记为“为社会化服务”。</text:p>
      <text:p text:style-name="Quotations">

<text:p text:style-name="P4">
恭喜<text:a xlink:type="simple" xlink:href="https://twitter.com/AP" text:style-name="Internet_20_link" text:visited-style-name="Visited_20_Internet_20_Link">
</text:a>
 , <text:a xlink:type="simple" xlink:href="https://twitter.com/mstyslav9" text:style-name="Internet_20_link" text:visited-style-name="Visited_20_Internet_20_Link">
&gt;
 </text:a>
 , <text:a xlink:type="simple" xlink:href="https://twitter.com/EMaloletka" text:style-name="Internet_20_link" text:visited-style-name="Visited_20_Internet_20_Link">
&gt;
 </text:a>
 , <text:a xlink:type="simple" xlink:href="https://twitter.com/VasilisaUKR" text:style-name="Internet_20_link" text:visited-style-name="Visited_20_Internet_20_Link">
&gt;
 </text:a>
<text:a xlink:type="simple" xlink:href="https://twitter.com/lhinnant" text:style-name="Internet_20_link" text:visited-style-name="Visited_20_Internet_20_Link">
&gt;
</text:a>
 . <text:a xlink:type="simple" xlink:href="https://twitter.com/hashtag/Pulitzer" text:style-name="Internet_20_link" text:visited-style-name="Visited_20_Internet_20_Link">
&gt;
 </text:a>
 <text:a xlink:type="simple" xlink:href="https://t.co/0CnT3UI1p0" text:style-name="Internet_20_link" text:visited-style-name="Visited_20_Internet_20_Link">
&gt;
 </text:a>
&gt;
&gt;
  - 普利策奖(@pulitzerpriess) <text:a xlink:type="simple" xlink:href="https://twitter.com/PulitzerPrizes/status/1655654947688423446" text:style-name="Internet_20_link" text:visited-style-name="Visited_20_Internet_20_Link">
&gt;
 </text:a>
此外，注意<text:a xlink:type="simple" xlink:href="https://t.me/gruntmedia/31527" text:style-name="Internet_20_link" text:visited-style-name="Visited_20_Internet_20_Link">
</text:a>
该奖项被授予《纽约时报》团队的报道。 Stas Kozlyuk的乌克兰照片恢复是团队的一部分。</text:p>

</text:p>
      <text:p text:style-name="P4">
<text:span text:style-name="T4">
另请阅读：</text:span>
 <text:a xlink:type="simple" xlink:href="https://www.ukrinform.ua/rubric-ato/3593931-fotozurnalisti-maloletka-i-cernov-zdobuli-francuzku-premiu-dla-vijskovih-korespondentiv.html" text:style-name="Internet_20_link" text:visited-style-name="Visited_20_Internet_20_Link">
</text:a>
回想一下Pugitzer Premium是最负盛名的<text:a xlink:type="simple" xlink:href="https://www.ukrinform.ua/tag-nagoroda" text:style-name="Internet_20_link" text:visited-style-name="Visited_20_Internet_20_Link">
</text:a>
在美国的文学，新闻，音乐和戏剧领域。</text:p>
      <text:p text:style-name="P4">
自1917年以来，该奖项已于5月的第一个星期一被纽约的卫报大学颁发。 溢价为15,000美元。</text:p>
      <text:p text:style-name="P4">
News Source: <text:a xlink:type="simple" xlink:href="https://www.ukrinform.ua/rubric-society/3706514-ukrainci-zdobuli-pulitcerivsku-premiu.html" text:style-name="Internet_20_link" text:visited-style-name="Visited_20_Internet_20_Link">
https://www.ukrinform.ua/rubric-society/3706514-ukrainci-zdobuli-pulitcerivsku-premiu.html</text:a>
</text:p>
      <!--NEWS-->
      <text:h text:style-name="P10" text:outline-level="1">
<text:span text:style-name="T4">
在伊兹米尔</text:span>
</text:h>
      <text:p text:style-name="P4">
作者: Ukrinform (Person)</text:p>
      <text:p text:style-name="P4">
出版商: Укринформ (Organization)</text:p>
      <text:p text:style-name="P4">
出版时间: 2023-05-08T-17:33:00+03:00</text:p>
      <text:p text:style-name="P4">
修改时间: 2023-05-08T23:33:00+03:00</text:p>
      <text:p text:style-name="P4">
描述: 在土耳其伊兹米尔（Izmir），为游客开放了一个新的土耳其海军旗舰店-TCG Anadolu Landing船，这是世界上第一艘旨在分类和使用打击乐无人机的军舰。  - 乌克林。</text:p>
      <text:p text:style-name="P4">
图片: ["<text:a xlink:type="simple" xlink:href="https://static.ukrinform.com/photos/2023_05/thumb_files/630_360_1683577850-230.jpg" text:style-name="Internet_20_link" text:visited-style-name="Visited_20_Internet_20_Link">
630_360_16835...</text:a>
"]</text:p>
      <text:p text:style-name="P4">
标签: ['Безпілотник', 'Корабель', 'Туреччина']</text:p>
      <text:p text:style-name="P4">
类型: Article</text:p>
      <!--METADATA-->
      <text:p text:style-name="P4">
<draw:frame draw:style-name="fr1" draw:name="Image27" text:anchor-type="as-char" svg:width="6.9236in" svg:height="3.956343in" draw:z-index="0">
<draw:image xlink:href="../Images/yкринформ/2023-05-08T-17-33-00-03-00/630_360_1683577850-230.jpg" xlink:type="simple" xlink:show="embed" xlink:actuate="onLoad" draw:mime-type="image/jpeg"/>
</draw:frame>
UTURKISH IZMIRI为游客开放了一个新的土耳其海军-TCG Anadolu的旗舰，这是世界上第一艘旨在脱位和使用打击乐无人机的军舰。</text:p>
      <text:p text:style-name="P4">
关于它报告了乌克林福姆，参考了土耳其国防部的信息<text:a xlink:type="simple" xlink:href="https://twitter.com/tcsavunma/status/1655623870169198606" text:style-name="Internet_20_link" text:visited-style-name="Visited_20_Internet_20_Link">
</text:a>
.</text:p>
      <text:p text:style-name="P4">
“ <text:a xlink:type="simple" xlink:href="https://www.ukrinform.ua/tag-korabel" text:style-name="Internet_20_link" text:visited-style-name="Visited_20_Internet_20_Link">
 </text:a>
TCG Anadolu继续在Alsanjak港口会见Izmir的公民。”该部报道。</text:p>
      <text:p text:style-name="Quotations">

<text:p text:style-name="P4">
tcg anadolu，alsancak limanisy'ndȧzmirlihemeshrilerimizle bulukhmaya devam&gt;
 ediyor。 vatandailarislimz，伊尔克·古登(Ilkgündenitibaren tcg) <text:a xlink:type="simple" xlink:href="https://twitter.com/hashtag/Mill%C3%AESavunmaBakanl%C4%B1%C4%9F%C4%B1" text:style-name="Internet_20_link" text:visited-style-name="Visited_20_Internet_20_Link">
&gt;
</text:a>
&gt;
 <text:a xlink:type="simple" xlink:href="https://t.co/TIZashjZcl" text:style-name="Internet_20_link" text:visited-style-name="Visited_20_Internet_20_Link">
 </text:a>
&gt;
&gt;
 -T.C。 国防部(@tcsavunma) <text:a xlink:type="simple" xlink:href="https://twitter.com/tcsavunma/status/1655623870169198606" text:style-name="Internet_20_link" text:visited-style-name="Visited_20_Internet_20_Link">
&gt;
 </text:a>
还指出，从船上住宿的第一天开始，公民引起了极大的关注。</text:p>

</text:p>
      <text:p text:style-name="P4">
<text:span text:style-name="T4">
另请阅读：</text:span>
 <text:a xlink:type="simple" xlink:href="https://www.ukrinform.ua/rubric-technology/3693829-bezpilotnij-vinisuvac-kzlelma-moze-zrobiti-revoluciu-v-aviacijnomu-bou-baykar.html" text:style-name="Internet_20_link" text:visited-style-name="Visited_20_Internet_20_Link">
</text:a>
如报道<text:a xlink:type="simple" xlink:href="https://www.ukrinform.ua/amp/rubric-world/3693699-tureccina-postavit-na-ozbroenna-unikalnij-korabel-dla-rozmisenna-bojovih-droniv.html" text:style-name="Internet_20_link" text:visited-style-name="Visited_20_Internet_20_Link">
</text:a>
，在4月初，土耳其放了一艘新的通用经销商船，可以充当轻型航空母舰。 这是世界上第一个容纳战斗无人机的人。</text:p>
      <text:p text:style-name="P4">
<text:span text:style-name="T5">
foto：T.C. 米尔·萨瓦玛·巴坎利·</text:span>
</text:p>
      <text:p text:style-name="P4">
News Source: <text:a xlink:type="simple" xlink:href="https://www.ukrinform.ua/rubric-world/3706513-v-izmiri-vidkrili-dla-vidviduvaciv-persij-u-sviti-bplanosec.html" text:style-name="Internet_20_link" text:visited-style-name="Visited_20_Internet_20_Link">
https://www.ukrinform.ua/rubric-world/3706513-v-izmiri-vidkrili-dla-vidviduvaciv-persij-u-sviti-bplanosec.html</text:a>
</text:p>
      <!--NEWS-->
      <text:h text:style-name="P10" text:outline-level="1">
<text:span text:style-name="T4">
JSC Sivershchyna和Slobozhanshchina的指示Rusian军队炮击了Timonovichi的Orlikivka，与...</text:span>
</text:h>
      <text:p text:style-name="P4">
作者: liveuamap (Language: en)</text:p>
      <text:p text:style-name="P4">
时间: 2023-05-08T-18:02:00</text:p>
      <text:p text:style-name="P4">
地点: Chernihiv (Latitude:52.23179 Longtitude:32.91615)</text:p>
      <text:p text:style-name="P4">
视频: []</text:p>
      <text:p text:style-name="P4">
图片: []</text:p>
      <text:p text:style-name="P4">
标签: ["Russia"]</text:p>
      <text:p text:style-name="P4">
Id: 22561307</text:p>
      <!--METADATA-->
      <text:p text:style-name="P4">
在Sivershchyna和Slobozhanschyna的方向上，俄罗斯军队炮击了Orlykivka，Tymonovychi，Zarichchya，Bleshnya，Zaliznyy Mist，Arkhypivka，Leonivka，Leonivka，Buchkykyf Chernihiv地区； Stara Huta，Seredyna-Buda，Bachivsk，Ulanove，Vorozhba，Iskryskivschyna和Sumy地区的Novhorodske，也是Kharkivregion的Udy，Vovchansk，Pletenivka Kyiv和Stroyivka。 俄罗斯航空在切尔尼希夫地区的扎里希奇(Zarichchya)，莱昂尼夫卡(Leonivka)和科斯托布里夫(Kostobriv)和苏米地区的hlukhiv进行了飞机，</text:p>
      <text:p text:style-name="P4">
新闻集链接：(https://liveuamap.com/en/2023/8-may-at-sivershchyna-and-slobozhanschyna-directions-russian)</text:p>
      <text:p text:style-name="P4">
News Source: <text:a xlink:type="simple" xlink:href="https://t.me/lumsrc/4718" text:style-name="Internet_20_link" text:visited-style-name="Visited_20_Internet_20_Link">
https://t.me/lumsrc/4718</text:a>
</text:p>
      <!--NEWS-->
      <text:h text:style-name="P10" text:outline-level="1">
<text:span text:style-name="T4">
德罗博维奇：俄罗斯毒死了第二次世界大战的记忆和5月9日的概念</text:span>
</text:h>
      <text:p text:style-name="P4">
作者: Ukrinform (Person)</text:p>
      <text:p text:style-name="P4">
出版商: Укринформ (Organization)</text:p>
      <text:p text:style-name="P4">
出版时间: 2023-05-08T-19:24:00+03:00</text:p>
      <text:p text:style-name="P4">
修改时间: 2023-05-08T23:24:00+03:00</text:p>
      <text:p text:style-name="P4">
描述: 乌克兰国家记忆研究所负责人安东·德罗博维奇（Anton Drobovich）认为，这是合乎逻辑的，长期庆祝欧洲在5月9日在乌克兰的决定。  - 乌克林。</text:p>
      <text:p text:style-name="P4">
图片: ["<text:a xlink:type="simple" xlink:href="https://static.ukrinform.com/photos/2021_07/thumb_files/630_360_1627477950-664.jpg" text:style-name="Internet_20_link" text:visited-style-name="Visited_20_Internet_20_Link">
630_360_16274...</text:a>
"]</text:p>
      <text:p text:style-name="P4">
标签: ['Друга світова', 'День Європи ', 'Дробович', 'УІНП']</text:p>
      <text:p text:style-name="P4">
类型: Article</text:p>
      <!--METADATA-->
      <text:p text:style-name="P4">
<draw:frame draw:style-name="fr1" draw:name="Image28" text:anchor-type="as-char" svg:width="6.9236in" svg:height="3.956343in" draw:z-index="0">
<draw:image xlink:href="../Images/yкринформ/2023-05-08T-19-24-00-03-00/630_360_1627477950-664.jpg" xlink:type="simple" xlink:show="embed" xlink:actuate="onLoad" draw:mime-type="image/jpeg"/>
</draw:frame>
乌克兰国家记忆学院负责人安东·德罗博维奇(Anton Drobovich)认为，5月9日在乌克兰庆祝欧洲的决定是合乎逻辑的。</text:p>
      <text:p text:style-name="P4">
这一观点是乌克兰国家记忆研究所的负责人安东·德罗贝维奇(Anton Drobyovychi)在一次采访中<text:a xlink:type="simple" xlink:href="https://t.me/svoboda_radio/17361" text:style-name="Internet_20_link" text:visited-style-name="Visited_20_Internet_20_Link">
</text:a>
，报道乌克林福姆。</text:p>
      <text:p text:style-name="P4">
“ 5月9日将是欧洲日。 根据历史真理，因为在大多数欧洲国家，世界第八天被标记为胜利日，”德罗贝耶夫说。</text:p>
      <text:p text:style-name="P4">
据他说，早期的倡议“在很大程度上是不可能的”。</text:p>
      <text:p text:style-name="P4">
此外，UINP的负责人指出：“与俄罗斯的友谊和人力资源管理对乌克兰的人道主义影响的幻想相当强大。” 他补充说，今年，社会学显示了5月9日的最低支持年。 尽管这一天是乌克兰人的平均假期。</text:p>
      <text:p text:style-name="P4">
“俄罗斯如此中毒<text:a xlink:type="simple" xlink:href="https://www.ukrinform.ua/tag-druga-svitova" text:style-name="Internet_20_link" text:visited-style-name="Visited_20_Internet_20_Link">
</text:a>
总的来说，乌克兰人不想没有任何公共的概念，”德罗博维奇说。</text:p>
      <text:p text:style-name="P4">
<text:span text:style-name="T4">
另请阅读：</text:span>
 <text:a xlink:type="simple" xlink:href="https://www.ukrinform.ua/rubric-other_news/3706204-tkacenko-pro-den-evropi-9-travna-ce-povernenna-do-evropejskih-tradicij.html" text:style-name="Internet_20_link" text:visited-style-name="Visited_20_Internet_20_Link">
<text:span text:style-name="T4">
天</text:span>
 <text:span text:style-name="T4">
 </text:span>
欧洲**</text:a>
正如乌克兰乌克兰(Ukrinform)报道的那样，乌克兰·沃迪米尔·泽伦斯基(Ukraine Volodymyr Zelensky)签署了#266/2023的法令，乌克兰现在是[] [] [] [] [] <text:a xlink:type="simple" xlink:href="http://www.ukrinform.ua/rubric-society/3706138-ukraina-soricno-9-travna-vidznacatime-den-evropi-ukaz-prezidenta.html" text:style-name="Internet_20_link" text:visited-style-name="Visited_20_Internet_20_Link">
</text:a>
在乌克兰早些时候，这一天是每年5月的第三个星期六写的，今年将于20日撰写。</text:p>
      <text:p text:style-name="P4">
总统也<text:a xlink:type="simple" xlink:href="http://www.ukrinform.ua/rubric-polytics/3706137-zelenskij-proponue-vidznacati-den-pamati-ta-peremogi-nad-nacizmom-8-travna.html" text:style-name="Internet_20_link" text:visited-style-name="Visited_20_Internet_20_Link">
</text:a>
纪念法案和击败世界大战的纳粹主义。</text:p>
      <text:p text:style-name="P4">
News Source: <text:a xlink:type="simple" xlink:href="https://www.ukrinform.ua/rubric-ato/3706512-drobovic-rosia-otruila-pamat-pro-drugu-svitovu-vijnu-ta-koncepciu-9-travna.html" text:style-name="Internet_20_link" text:visited-style-name="Visited_20_Internet_20_Link">
https://www.ukrinform.ua/rubric-ato/3706512-drobovic-rosia-otruila-pamat-pro-drugu-svitovu-vijnu-ta-koncepciu-9-travna.html</text:a>
</text:p>
      <!--NEWS-->
      <text:h text:style-name="P10" text:outline-level="1">
<text:span text:style-name="T4">
在Kupiansk方向，俄罗斯军队炮击了Krasne Pershe，Fyholivka，Novomlynsk，Zapadne，Lym ...</text:span>
</text:h>
      <text:p text:style-name="P4">
作者: liveuamap (Language: en)</text:p>
      <text:p text:style-name="P4">
时间: 2023-05-08T-20:02:00</text:p>
      <text:p text:style-name="P4">
地点: Dvorichna (Latitude:49.78803 Longtitude:37.75331)</text:p>
      <text:p text:style-name="P4">
视频: []</text:p>
      <text:p text:style-name="P4">
图片: []</text:p>
      <text:p text:style-name="P4">
标签: ["Russia"]</text:p>
      <text:p text:style-name="P4">
Id: 22561306</text:p>
      <!--METADATA-->
      <text:p text:style-name="P4">
在Kupiansk的指示，俄罗斯军队炮击了Krasne Pershe，Fyholivka，Novomlynsk，Zapadne，Lyman Pershyy，Kharkiv地区的Berestove和Novoselivske和Novoselivske和Stelmakhivka的Luhansk地区。 俄罗斯航空在Hryanykivka和Vilshana进行的 - 武装部队的武装部队在早上的报告中说</text:p>
      <text:p text:style-name="P4">
新闻集链接：<text:a xlink:type="simple" xlink:href="https://liveuamap.com/en/2023/8-may-at-kupiansk-direction-russian-army-shelled-krasne-pershe" text:style-name="Internet_20_link" text:visited-style-name="Visited_20_Internet_20_Link">
https://liveuamap.com/en/2023/2023/8-may-at-kupiansk-direction-russian-army-shelled-krasne-pershe</text:a>
</text:p>
      <text:p text:style-name="P4">
News Source: <text:a xlink:type="simple" xlink:href="https://t.me/lumsrc/4719" text:style-name="Internet_20_link" text:visited-style-name="Visited_20_Internet_20_Link">
https://t.me/lumsrc/4719</text:a>
</text:p>
      <!--NEWS-->
      <text:h text:style-name="P10" text:outline-level="1">
<text:span text:style-name="T4">
明天欧洲议会将对代理当局法案进行投票</text:span>
</text:h>
      <text:p text:style-name="P4">
作者: Ukrinform (Person)</text:p>
      <text:p text:style-name="P4">
出版商: Укринформ (Organization)</text:p>
      <text:p text:style-name="P4">
出版时间: 2023-05-08T-21:11:00+03:00</text:p>
      <text:p text:style-name="P4">
修改时间: 2023-05-08T23:11:00+03:00</text:p>
      <text:p text:style-name="P4">
描述: 欧洲委员会希望明天，斯特拉斯堡的代表将支持《 Amplosa支持法》（ASAP），这是欧盟计划加速贝壳提供给乌克兰的一部分。  - 乌克林。</text:p>
      <text:p text:style-name="P4">
图片: ["<text:a xlink:type="simple" xlink:href="https://static.ukrinform.com/photos/2023_01/thumb_files/630_360_1674605069-161.png" text:style-name="Internet_20_link" text:visited-style-name="Visited_20_Internet_20_Link">
630_360_16746...</text:a>
"]</text:p>
      <text:p text:style-name="P4">
标签: ['Європарламент', 'Євросоюз', 'Україна', 'Боєприпаси', 'Війна з росією']</text:p>
      <text:p text:style-name="P4">
类型: Article</text:p>
      <!--METADATA-->
      <text:p text:style-name="P4">
<draw:frame draw:style-name="fr1" draw:name="Image29" text:anchor-type="as-char" svg:width="6.9236in" svg:height="3.956343in" draw:z-index="0">
<draw:image xlink:href="../Images/yкринформ/2023-05-08T-21-11-00-03-00/630_360_1674605069-161.png" xlink:type="simple" xlink:show="embed" xlink:actuate="onLoad" draw:mime-type="image/png"/>
</draw:frame>
欧洲委员会希望斯特拉斯堡的明天代表将支持对弹药生产的法案支持(尽快)这是欧盟向乌克兰接纳贝壳的计划的一部分。</text:p>
      <text:p text:style-name="P4">
欧洲欧洲贸易和服务tierry tierry Breton的欧洲议会议员在欧洲议会全体会议上的主题听证会上报告了这一点。</text:p>
      <text:p text:style-name="P4">
“情况需要我们的情况。 当然，我们将与欧盟背叛和瑞典董事长并排工作，以迅速行动，保护我们的公民，我们自己的安全和民主。 亲爱的，我们不必欺骗自己。 我们知道谁是侵略者。 这是俄罗斯。 这场战争也是一场工业能力之战。 这取决于我们的结果以及我们能够实现和平的贡献。”委员说。</text:p>
      <text:p text:style-name="P4">
据他说，为了与欧盟委员会一起到六月，实现结果有一项集体责任：“我们都知道乌克兰正在发生的事情，这不仅在乌克兰令人震惊，而且在欧洲所有人。 我祝贺您同意根据紧急程序考虑此问题并进行终端投票。 希望投票(关于该行为。)明天将是积极的，我指望你。”</text:p>
      <text:p text:style-name="P4">
布雷顿指出，自从俄罗斯对乌克兰的侵略开始以来，欧洲波动座一直处于前线，尤其是在炮兵的供应中，但主要要点之一仍然是向乌克兰提供弹药和导弹的供应。</text:p>
      <text:p text:style-name="P4">
<text:span text:style-name="T4">
另请阅读：</text:span>
 <text:a xlink:type="simple" xlink:href="https://www.ukrinform.ua/rubric-ato/3706237-povitrani-ataki-i-postacanna-boepripasiv-zelenskij-proviv-zasidanna-stavki.html" text:style-name="Internet_20_link" text:visited-style-name="Visited_20_Internet_20_Link">
<text:span text:style-name="T4">
费率</text:span>
</text:a>
“毫无疑问，冲突确实使我们的行业承受着巨大的压力。我们必须产生更多才能满足阵线的需求。 我们还需要弹药，以确保补充我们自己的库存，以推迟向乌克兰的弹药供应，”代表委员会说。</text:p>
      <text:p text:style-name="P4">
他回忆说，欧盟已经做出了政治决定，将100万个康乃馨在乌克兰持续了12个月。 国防部长发展部长的欧盟委员会由三个要点组成 - 现有弹药的供应，工业中蠕虫的联合订购加速生产，这是由欧洲和平基金分配的200万欧元，这是每一个欧元的十亿欧元方向。<text:span text:style-name="T4">
另请阅读：</text:span>
 <text:a xlink:type="simple" xlink:href="https://www.ukrinform.ua/rubric-ato/3705346-es-ostatocno-shvaliv-vidilenna-milarda-evro-na-zakupivlu-boepripasiv-dla-ukraini.html" text:style-name="Internet_20_link" text:visited-style-name="Visited_20_Internet_20_Link">
</text:a>
欧洲专员是多达15个主要欧洲武器制造商的关键重大结论。 他说，最主要的是，欧洲具有国防工业的发达和足够的潜力，尽管必须通过原材料和设备的供应网络来改进它。</text:p>
      <text:p text:style-name="P4">
蒂里里·布雷顿(Tierry Breton)说：“我坚信，在12个月内，在您的支持和发展中，我们将能够履行欧洲100万弹药的义务，因为欧洲将在乌克兰出现。”</text:p>
      <text:p text:style-name="P4">
据报道，3月20日，欧洲理事会决定提高乌克兰弹药的供应，并提高欧盟边境产业的能力。 特别是，这一决定规定，在接下来的12个月中，将为这些国家提供100万个火炮胸部，包括155毫米口径的炮弹。</text:p>
      <text:p text:style-name="P4">
News Source: <text:a xlink:type="simple" xlink:href="https://www.ukrinform.ua/rubric-world/3706509-evroparlament-zavtra-golosuvatime-sodo-aktu-z-pidtrimki-virobnictva-boepripasiv.html" text:style-name="Internet_20_link" text:visited-style-name="Visited_20_Internet_20_Link">
https://www.ukrinform.ua/rubric-world/3706509-evroparlament-zavtra-golosuvatime-sodo-aktu-z-pidtrimki-virobnictva-boepripasiv.html</text:a>
</text:p>
      <!--NEWS-->
      <text:h text:style-name="P10" text:outline-level="1">
<text:span text:style-name="T4">
在莱曼（Lyman）的指导下，俄罗斯军队炮击了卢汉斯克地区的斯特尔马克（Stelmakhivka），马克（Makiyivka）和内维斯克（Nevske）...</text:span>
</text:h>
      <text:p text:style-name="P4">
作者: liveuamap (Language: en)</text:p>
      <text:p text:style-name="P4">
时间: 2023-05-08T-22:02:00</text:p>
      <text:p text:style-name="P4">
地点: Luhansk (Latitude:49.022 Longtitude:37.9545)</text:p>
      <text:p text:style-name="P4">
视频: []</text:p>
      <text:p text:style-name="P4">
图片: []</text:p>
      <text:p text:style-name="P4">
标签: ["Russia"]</text:p>
      <text:p text:style-name="P4">
Id: 22561305</text:p>
      <!--METADATA-->
      <text:p text:style-name="P4">
在莱曼(Lyman)的方向上，俄罗斯军队炮击了斯特尔马克(Stelmakhivka)，马克西维卡(Makiyivka)和卢汉斯克(Luhansk)地区的内维斯克(Nevske ofluhansk)地区，以及顿涅茨克地区的bilohorivka和superne。 卢汉斯克地区的比洛霍利夫卡(Bilohorivka)，俄罗斯航空公司(Torske and Spirneof Donetsk)地区 - 乌克兰武装部队的总参谋部在主题报告中说，</text:p>
      <text:p text:style-name="P4">
新闻集链接：<text:a xlink:type="simple" xlink:href="https://liveuamap.com/en/2023/8-may-at-lyman-direction-russian-army-shelled-stelmakhivka" text:style-name="Internet_20_link" text:visited-style-name="Visited_20_Internet_20_Link">
https://liveuamap.com/en/2023/2023/8-may-at-yman-direction-russian-army-army-shelled stelmakhivka</text:a>
</text:p>
      <text:p text:style-name="P4">
News Source: <text:a xlink:type="simple" xlink:href="https://t.me/lumsrc/4720" text:style-name="Internet_20_link" text:visited-style-name="Visited_20_Internet_20_Link">
https://t.me/lumsrc/4720</text:a>
</text:p>
      <!--NEWS-->
      <text:h text:style-name="P10" text:outline-level="1">
<text:span text:style-name="T4">
UPL：Klimchuk和Ponomarev是第25轮中最好的</text:span>
</text:h>
      <text:p text:style-name="P4">
作者: Ukrinform (Person)</text:p>
      <text:p text:style-name="P4">
出版商: Укринформ (Organization)</text:p>
      <text:p text:style-name="P4">
出版时间: 2023-05-08T-23:11:00+03:00</text:p>
      <text:p text:style-name="P4">
修改时间: 2023-05-08T23:11:00+03:00</text:p>
      <text:p text:style-name="P4">
描述: 乌克兰英超联赛（UPL）宣布了足球锦标赛第25轮的最佳球员和教练的名字，这在专家理事会代表的调查中被定义。  - 乌克林。</text:p>
      <text:p text:style-name="P4">
图片: ["<text:a xlink:type="simple" xlink:href="https://static.ukrinform.com/photos/2023_05/thumb_files/630_360_1683576645-383.jpeg" text:style-name="Internet_20_link" text:visited-style-name="Visited_20_Internet_20_Link">
630_360_16835...</text:a>
"]</text:p>
      <text:p text:style-name="P4">
标签: ['Футбол', "Прем'єр-ліга"]</text:p>
      <text:p text:style-name="P4">
类型: Article</text:p>
      <!--METADATA-->
      <text:p text:style-name="P4">
<draw:frame draw:style-name="fr1" draw:name="Image30" text:anchor-type="as-char" svg:width="6.9236in" svg:height="3.956343in" draw:z-index="0">
<draw:image xlink:href="../Images/yкринформ/2023-05-08T-23-11-00-03-00/630_360_1683576645-383.jpeg" xlink:type="simple" xlink:show="embed" xlink:actuate="onLoad" draw:mime-type="image/jpeg"/>
</draw:frame>
乌克兰超级联赛(UPL)她宣布了足球锦标赛第25轮的最佳球员和教练的名字，这在专家理事会代表的调查中得到了识别。</text:p>
      <text:p text:style-name="P4">
据报道，这两个奖项均授予LVIV俱乐部“ Rukh”的代表。</text:p>
      <text:p text:style-name="P4">
正如官员通知<text:a xlink:type="simple" xlink:href="https://upl.ua/ua/news/view/7243" text:style-name="Internet_20_link" text:visited-style-name="Visited_20_Internet_20_Link">
</text:a>
UPL，是乌克兰锦标赛最后一轮的最佳怪胎，被认为是前锋尤里克利楚克(Yuriyklychuk)，而Vitaliy Ponomarev是巡回赛的最佳教练。</text:p>
      <text:p text:style-name="P4">
在Ponomarev的领导下，“运动”在Nastym Field的第25轮UPL播放了“ Ingulets”。 在这场比赛中，克里姆丘克(Klimchuk)很有名。 应当指出的是，对于庞蒂玛罗娃(Pontimaryov)，这一胜利是“ Movs”的第一个负责人。</text:p>
      <text:p text:style-name="P4">
Ponomarev的病房在UPL桌子中排名第14位。 25个巡回赛之后，球队24分。</text:p>
      <text:p text:style-name="P4">
<text:span text:style-name="T4">
另请阅读：</text:span>
 <text:a xlink:type="simple" xlink:href="https://www.ukrinform.ua/rubric-sports/3705056-futbolnij-klub-zora-svatkue-100ricnij-uvilej.html" text:style-name="Internet_20_link" text:visited-style-name="Visited_20_Internet_20_Link">
</text:a>
这次，专家委员会包括Oreglinsky，Sergiyornyak，Jozef Sabo，Oleksandr Sopko，Oleg Fedorchuk，Anatoliy Chantsev，Igoshukhovtsev，Stepan Yurchyshyn，Igor Yavorsky。</text:p>
      <text:p text:style-name="P4">
照片：FC“运动”。</text:p>
      <text:p text:style-name="P4">
News Source: <text:a xlink:type="simple" xlink:href="https://www.ukrinform.ua/rubric-sports/3706511-upl-klimcuk-ta-ponomarov-najkrasi-u-25mu-turi.html" text:style-name="Internet_20_link" text:visited-style-name="Visited_20_Internet_20_Link">
https://www.ukrinform.ua/rubric-sports/3706511-upl-klimcuk-ta-ponomarov-najkrasi-u-25mu-turi.html</text:a>
</text:p>
      <!--NEWS-->
      <text:h text:style-name="P10" text:outline-level="1">
<text:span text:style-name="T4">
Aus Bakhmut指令俄罗斯军队炮击了Zalizyansk，Orekhovo-Vasilyevka，Novomarkov，Mark ...</text:span>
</text:h>
      <text:p text:style-name="P4">
作者: liveuamap (Language: en)</text:p>
      <text:p text:style-name="P4">
时间: 2023-05-08T-24:02:00</text:p>
      <text:p text:style-name="P4">
地点: New York, Donetsk Oblast (Latitude:48.32647 Longtitude:37.84447)</text:p>
      <text:p text:style-name="P4">
视频: []</text:p>
      <text:p text:style-name="P4">
图片: []</text:p>
      <text:p text:style-name="P4">
标签: ["Russia"]</text:p>
      <text:p text:style-name="P4">
Id: 22561304</text:p>
      <!--METADATA-->
      <text:p text:style-name="P4">
在巴赫穆特(Bakhmut)方向，俄罗斯军队炮击了Zaliznyanske，Orikhovo-Vasylivka，Novomarkove，Markove，Bakhmut，Ivanivske，Chasiv Yar，Chasiv Yar，Stupochky，Olechky，Olechky，Olechky Etsk地区。 俄罗斯航空的指导性在Bakhmut，Bohdanivka，Kurdumivka和纽约 - 乌克兰的总参谋部</text:p>
      <text:p text:style-name="P4">
新闻集链接：(https://liveuamap.com/en/2023/8-may-at-bakhmut-direction-russian-army-shelled-zaliznyanske)</text:p>
      <text:p text:style-name="P4">
News Source: <text:a xlink:type="simple" xlink:href="https://t.me/lumsrc/4721" text:style-name="Internet_20_link" text:visited-style-name="Visited_20_Internet_20_Link">
https://t.me/lumsrc/4721</text:a>
</text:p>
      <!--NEWS-->
      <text:h text:style-name="P10" text:outline-level="1">
<text:span text:style-name="T4">
据说波兰不着急乌克兰人有反对意见的</text:span>
</text:h>
      <text:p text:style-name="P4">
作者: Ukrinform (Person)</text:p>
      <text:p text:style-name="P4">
出版商: Укринформ (Organization)</text:p>
      <text:p text:style-name="P4">
出版时间: 2023-05-08T-25:04:00+03:00</text:p>
      <text:p text:style-name="P4">
修改时间: 2023-05-08T23:04:00+03:00</text:p>
      <text:p text:style-name="P4">
描述: 乌克兰人以反对意见的匆忙不符合此次活动的利益，乌克兰人应该有足够的武器来对俄罗斯侵略者有效的反宣传行动。  - 乌克林。</text:p>
      <text:p text:style-name="P4">
图片: ["<text:a xlink:type="simple" xlink:href="https://static.ukrinform.com/photos/2023_05/thumb_files/630_360_1683575924-402.jpg" text:style-name="Internet_20_link" text:visited-style-name="Visited_20_Internet_20_Link">
630_360_16835...</text:a>
"]</text:p>
      <text:p text:style-name="P4">
标签: ['Польща', 'Україна', 'Війна з росією', 'Контрнаступ']</text:p>
      <text:p text:style-name="P4">
类型: Article</text:p>
      <!--METADATA-->
      <text:p text:style-name="P4">
<draw:frame draw:style-name="fr1" draw:name="Image31" text:anchor-type="as-char" svg:width="6.9236in" svg:height="3.956343in" draw:z-index="0">
<draw:image xlink:href="../Images/yкринформ/2023-05-08T-25-04-00-03-00/630_360_1683575924-402.jpg" xlink:type="simple" xlink:show="embed" xlink:actuate="onLoad" draw:mime-type="image/jpeg"/>
</draw:frame>
乌克兰人的反击赶快不符合此次活动的利益，乌克兰人应该拥有对俄罗斯侵略者有效的反对意见行动的武器。</text:p>
      <text:p text:style-name="P4">
关于<text:a xlink:type="simple" xlink:href="https://twitter.com/StZaryn/status/1655602893557309443" text:style-name="Internet_20_link" text:visited-style-name="Visited_20_Internet_20_Link">
</text:a>
乌克林福姆报道，波兰政府关于该国信息空间的安全性是由斯坦尼斯拉夫·扎林(Stanislav Zharyn)国家撰写的。</text:p>
      <text:p text:style-name="P4">
“乌克兰人的匆忙不符合该活动的利益。 支持[]的国家(https://www.ukrinform.ua/tag-ukraina)，他们应该意识到，事件在接下来的几周内的有效性将取决于该物流基地军事行动的准备程度。” Zharin写道。</text:p>
      <text:p text:style-name="P4">
他指出，乌克兰应该“以精心计划和准备的方式行事”。</text:p>
      <text:p text:style-name="P4">
这位官员强调：“没有适当准备的进攻开始，可能会否定乌克兰人改变前线情况的机会。”</text:p>
      <text:p text:style-name="P4">
Zharin指出，关于乌克兰有关实施快速行动的压力的信息的出现“不会有效地反性”。 据他说，尤其是捷克共和国彼得·保罗的总统。</text:p>
      <text:p text:style-name="P4">
波兰政府官员指出，乌克兰的局势现在非常困难，重新形式取决于乌克兰人积累足够的军事装备进行进攻行动的能力。</text:p>
      <text:p text:style-name="P4">
<text:span text:style-name="T4">
另请阅读：</text:span>
 <text:a xlink:type="simple" xlink:href="https://www.ukrinform.ua/rubric-ato/3705989-u-rosii-zavitsa-velika-panika-koli-ukraina-rozpocne-kontrnastup-gavrilov.html" text:style-name="Internet_20_link" text:visited-style-name="Visited_20_Internet_20_Link">
<text:span text:style-name="T4">
反性</text:span>
</text:a>
Dotar还指出，俄罗斯体系中紧张的假设不是正确的。 据他说，目前俄罗斯反对帝国政策或抵抗乌克兰战争的叛乱。</text:p>
      <text:p text:style-name="P4">
波兰官员强调，在接下来的几个月中，没有必要期待这场战争。 他强调，莫斯科的行动表明它正在准备一场长期的战争，并希望实现其战略目标。 据他介绍，由于使用混合方法的敌对行动，穆斯科特人很明显地击败了乌克兰。 据他介绍，俄罗斯联邦仍然指望乌克兰防御的突破，击败乌克兰军队的胜利，基辅的收购，乌克兰当局通过全部乌克兰的王牌而改变了乌克兰当局。</text:p>
      <text:p text:style-name="P4">
News Source: <text:a xlink:type="simple" xlink:href="https://www.ukrinform.ua/rubric-ato/3706510-u-polsi-kazut-so-ne-potribno-kvapiti-ukrainciv-z-kontrnastupom.html" text:style-name="Internet_20_link" text:visited-style-name="Visited_20_Internet_20_Link">
https://www.ukrinform.ua/rubric-ato/3706510-u-polsi-kazut-so-ne-potribno-kvapiti-ukrainciv-z-kontrnastupom.html</text:a>
</text:p>
      <!--NEWS-->
      <text:h text:style-name="P10" text:outline-level="1">
<text:span text:style-name="T4">
军队的JSC Avdiivka Directio Rusian炮击Kerramik，Novokalin，Reed，Berdyshi，Avdie ...</text:span>
</text:h>
      <text:p text:style-name="P4">
作者: liveuamap (Language: en)</text:p>
      <text:p text:style-name="P4">
时间: 2023-05-08T-26:02:00</text:p>
      <text:p text:style-name="P4">
地点: Donetsk (Latitude:47.98981 Longtitude:37.40227)</text:p>
      <text:p text:style-name="P4">
视频: []</text:p>
      <text:p text:style-name="P4">
图片: []</text:p>
      <text:p text:style-name="P4">
标签: ["Russia"]</text:p>
      <text:p text:style-name="P4">
Id: 22561303</text:p>
      <!--METADATA-->
      <text:p text:style-name="P4">
在Avdiyivka方向，俄罗斯军队炮击了Keramik，Novokalynove，Ocheretyne，Berdychi，Avdiyivka，Vodyane，Pervomayske，Nevelske，Nevelske，Netaylove，Netaylove，Karlivka Andhostre and Karlivka Andhostre and donetsk地区，乌克兰的报道 -</text:p>
      <text:p text:style-name="P4">
新闻集链接：<text:a xlink:type="simple" xlink:href="https://liveuamap.com/en/2023/8-may-at-avdiyivka-direction-russian-army-shelled-keramik" text:style-name="Internet_20_link" text:visited-style-name="Visited_20_Internet_20_Link">
https://liveuamap.com/en/2023/2023/8-may-at-avdiyivka-direction-russian-army-army-shelled-keramik</text:a>
</text:p>
      <text:p text:style-name="P4">
News Source: <text:a xlink:type="simple" xlink:href="https://t.me/lumsrc/4722" text:style-name="Internet_20_link" text:visited-style-name="Visited_20_Internet_20_Link">
https://t.me/lumsrc/4722</text:a>
</text:p>
      <!--NEWS-->
      <text:h text:style-name="P10" text:outline-level="1">
<text:span text:style-name="T4">
JSC Marinka Direcion Rusian军队炮击Krasnogorivka，St. George，Kurakhov和Vesed ...</text:span>
</text:h>
      <text:p text:style-name="P4">
作者: liveuamap (Language: en)</text:p>
      <text:p text:style-name="P4">
时间: 2023-05-08T-28:02:00</text:p>
      <text:p text:style-name="P4">
地点: Donetsk Oblast (Latitude:47.91473 Longtitude:37.46183)</text:p>
      <text:p text:style-name="P4">
视频: []</text:p>
      <text:p text:style-name="P4">
图片: []</text:p>
      <text:p text:style-name="P4">
标签: ["Russia"]</text:p>
      <text:p text:style-name="P4">
Id: 22561302</text:p>
      <!--METADATA-->
      <text:p text:style-name="P4">
在玛丽卡(Maryinka)方向，俄罗斯军队炮击了克拉斯诺里夫卡(Krasnohorivka)，霍希耶夫卡(Heorhiyivka)，库拉克霍夫(Kurakhove)和顿涅茨克地区的波比亚(Pobyeda</text:p>
      <text:p text:style-name="P4">
新闻集链接：<text:a xlink:type="simple" xlink:href="https://liveuamap.com/en/2023/8-may-at-maryinka-direction-russian-army-shelled-krasnohorivka" text:style-name="Internet_20_link" text:visited-style-name="Visited_20_Internet_20_Link">
https://liveuamap.com/en/2023/2023/8-may-at-maryinka-direction-russian-marmy-shelled-krasnohorivka</text:a>
</text:p>
      <text:p text:style-name="P4">
News Source: <text:a xlink:type="simple" xlink:href="https://t.me/lumsrc/4723" text:style-name="Internet_20_link" text:visited-style-name="Visited_20_Internet_20_Link">
https://t.me/lumsrc/4723</text:a>
</text:p>
      <!--NEWS-->
      <text:h text:style-name="P10" text:outline-level="1">
<text:span text:style-name="T4">
敌人增加了对巴赫穆特的进攻强度，增加了士兵的数量-Kombrig Grishchenko</text:span>
</text:h>
      <text:p text:style-name="P4">
作者: Ukrinform (Person)</text:p>
      <text:p text:style-name="P4">
出版商: Укринформ (Organization)</text:p>
      <text:p text:style-name="P4">
出版时间: 2023-05-08T-28:53:00+03:00</text:p>
      <text:p text:style-name="P4">
修改时间: 2023-05-08T22:53:00+03:00</text:p>
      <text:p text:style-name="P4">
描述: 敌人增加了对巴赫穆特的攻击强度，并增加了活力的数量，继续击中火箭中风，并以不同武器的乌克兰防守者的位置开火。  - 乌克林。</text:p>
      <text:p text:style-name="P4">
图片: ["<text:a xlink:type="simple" xlink:href="https://static.ukrinform.com/photos/2022_08/thumb_files/630_360_1659680502-569.jpg" text:style-name="Internet_20_link" text:visited-style-name="Visited_20_Internet_20_Link">
630_360_16596...</text:a>
"]</text:p>
      <text:p text:style-name="P4">
标签: ['Бахмут', 'Обстріл', 'Російські військові', 'Війна з росією']</text:p>
      <text:p text:style-name="P4">
类型: Article</text:p>
      <!--METADATA-->
      <text:p text:style-name="P4">
<draw:frame draw:style-name="fr1" draw:name="Image32" text:anchor-type="as-char" svg:width="6.9236in" svg:height="3.956343in" draw:z-index="0">
<draw:image xlink:href="../Images/yкринформ/2023-05-08T-28-53-00-03-00/630_360_1659680502-569.jpg" xlink:type="simple" xlink:show="embed" xlink:actuate="onLoad" draw:mime-type="image/jpeg"/>
</draw:frame>
他增加了巴赫穆特攻击的强度，并增加了活力的数量，继续袭击火箭中风，并以各种武器的乌克兰国防贩运者的位置开除。</text:p>
      <text:p text:style-name="P4">
在[]的视频地址中说了这一点(https://t.me/kharkiv_127_brigada_tro/2852)来自Kharkiv地区罗马Gryshchenko的第127 Brigadteroborony的指挥官(“罗马叔叔”)，报道乌克林福姆。</text:p>
      <text:p text:style-name="P4">
“巴赫穆特的局势很困难，但情况受到国防军的控制。效率提高了攻击强度并增加了活力的量。 由泵执行<text:a xlink:type="simple" xlink:href="https://www.ukrinform.ua/tag-obstril" text:style-name="Internet_20_link" text:visited-style-name="Visited_20_Internet_20_Link">
</text:a>
，使用航空，炮兵和点火弹药。 他所有的资源都对巴赫穆特国防军造成了最大损失。 我们的勇士站着。 荣誉受到称赞，”格里申科说。</text:p>
      <text:p text:style-name="P4">
<text:span text:style-name="T4">
另请阅读：</text:span>
 <text:a xlink:type="simple" xlink:href="https://www.ukrinform.ua/rubric-ato/3706398-sili-specoperacij-znisili-rosijskij-kulemetnij-rozrahunok-u-bahmuti.html" text:style-name="Internet_20_link" text:visited-style-name="Visited_20_Internet_20_Link">
<text:span text:style-name="T4">
 bakhmut </text:span>
</text:a>
如报道，<text:a xlink:type="simple" xlink:href="https://www.ukrinform.ua/rubric-ato/3706446-vorog-nastupae-na-cotiroh-napramkah-za-bahmut-i-marinku-vazki-boi.html" text:style-name="Internet_20_link" text:visited-style-name="Visited_20_Internet_20_Link">
</text:a>
。 它正在巴赫穆特(Bakhmut)进行。 白天，敌人进行了伊万诺夫斯基和暂时性YAR的不成功进攻行动。 他在Bogs，Bakhmut和Baptist的地区进行了空袭。</text:p>
      <text:p text:style-name="P4">
News Source: <text:a xlink:type="simple" xlink:href="https://www.ukrinform.ua/rubric-ato/3706508-vorog-pidvisiv-intensivnist-atak-na-bahmut-i-zbilsiv-kilkist-soldativ-kombrig-grisenko.html" text:style-name="Internet_20_link" text:visited-style-name="Visited_20_Internet_20_Link">
https://www.ukrinform.ua/rubric-ato/3706508-vorog-pidvisiv-intensivnist-atak-na-bahmut-i-zbilsiv-kilkist-soldativ-kombrig-grisenko.html</text:a>
</text:p>
      <!--NEWS-->
      <text:h text:style-name="P10" text:outline-level="1">
<text:span text:style-name="T4">
JSC Shakhtar Directio Rusian军队炮击Novomikhailivka，Katerynivka，Elizabeth，Wu ...</text:span>
</text:h>
      <text:p text:style-name="P4">
作者: liveuamap (Language: en)</text:p>
      <text:p text:style-name="P4">
时间: 2023-05-08T-30:02:00</text:p>
      <text:p text:style-name="P4">
地点: Velyka Novosilka (Latitude:47.83309 Longtitude:36.83836)</text:p>
      <text:p text:style-name="P4">
视频: []</text:p>
      <text:p text:style-name="P4">
图片: []</text:p>
      <text:p text:style-name="P4">
标签: ["Russia"]</text:p>
      <text:p text:style-name="P4">
Id: 22561301</text:p>
      <!--METADATA-->
      <text:p text:style-name="P4">
At Shakhtarske Direction Russian Army Shelled Novomykhaylivka, Katerynivka, Yelyzavetivka, Vuhledar, Pavlivka, Prechystivka, Zolota Nyva, NOVAKA, NOVAKA, NOVAKA Ilka of Donetsk Region, - General Staff of Armedforces of Ukraine Says in the Morning Report</text:p>
      <text:p text:style-name="P4">
新闻集链接：(https://liveuamap.com/en/2023/8-may-at-shakhtarske-direction-russian-army-shelled-novomykhaylivka)</text:p>
      <text:p text:style-name="P4">
News Source: <text:a xlink:type="simple" xlink:href="https://t.me/lumsrc/4724" text:style-name="Internet_20_link" text:visited-style-name="Visited_20_Internet_20_Link">
https://t.me/lumsrc/4724</text:a>
</text:p>
      <!--NEWS-->
      <text:h text:style-name="P10" text:outline-level="1">
<text:span text:style-name="T4">
阿姆斯特丹的土耳其投票站与300人打架。</text:span>
</text:h>
      <text:p text:style-name="P4">
作者: Ukrinform (Person)</text:p>
      <text:p text:style-name="P4">
出版商: Укринформ (Organization)</text:p>
      <text:p text:style-name="P4">
出版时间: 2023-05-08T-30:47:00+03:00</text:p>
      <text:p text:style-name="P4">
修改时间: 2023-05-08T22:47:00+03:00</text:p>
      <text:p text:style-name="P4">
描述: 在荷兰阿姆斯特丹，在投票站与约300人打架，总统和土耳其议会选举中进行了投票。  - 乌克林。</text:p>
      <text:p text:style-name="P4">
图片: ["<text:a xlink:type="simple" xlink:href="https://static.ukrinform.com/photos/2023_05/thumb_files/630_360_1683575176-203.jpg" text:style-name="Internet_20_link" text:visited-style-name="Visited_20_Internet_20_Link">
630_360_16835...</text:a>
"]</text:p>
      <text:p text:style-name="P4">
标签: ['Бійка', 'Вибори', 'Туреччина', 'Амстердам']</text:p>
      <text:p text:style-name="P4">
类型: Article</text:p>
      <!--METADATA-->
      <text:p text:style-name="P4">
<draw:frame draw:style-name="fr1" draw:name="Image33" text:anchor-type="as-char" svg:width="6.9236in" svg:height="3.956343in" draw:z-index="0">
<draw:image xlink:href="../Images/yкринформ/2023-05-08T-30-47-00-03-00/630_360_1683575176-203.jpg" xlink:type="simple" xlink:show="embed" xlink:actuate="onLoad" draw:mime-type="image/jpeg"/>
</draw:frame>
与大约300人进行了相关区域的战斗，那里发生了土耳其总统选举。</text:p>
      <text:p text:style-name="P4">
关于IT报告乌克林福姆，参考<text:a xlink:type="simple" xlink:href="https://nos.nl/artikel/2474347-300-mensen-betrokken-bij-vechtpartij-rai-rond-turkse-verkiezingen" text:style-name="Internet_20_link" text:visited-style-name="Visited_20_Internet_20_Link">
</text:a>
 .</text:p>
      <text:p text:style-name="P4">
“В <text:a xlink:type="simple" xlink:href="https://www.ukrinform.ua/tag-bijka" text:style-name="Internet_20_link" text:visited-style-name="Visited_20_Internet_20_Link">
 </text:a>
消息说：“有300人参加了阿姆斯特丹，其中两个受伤。”</text:p>
      <text:p text:style-name="P4">
值得注意的是，在计算选票期间发生了战斗。</text:p>
      <text:p text:style-name="P4">
事件发生后的第二天，警方宣布进行大规模打架。</text:p>
      <text:p text:style-name="P4">
这场战斗是在周日晚上在阿姆斯特丹的RAI展览中心举行的 - 选民可以投票的最后一天。</text:p>
      <text:p text:style-name="P4">
在大量执法人员的帮助下，设法阻止了参与者。</text:p>
      <text:p text:style-name="P4">
<text:span text:style-name="T4">
另请阅读：</text:span>
 <text:a xlink:type="simple" xlink:href="https://www.ukrinform.ua/rubric-world/3706243-v-uzbekistani-ogolosili-dostrokovi-prezidentski-vibori.html" text:style-name="Internet_20_link" text:visited-style-name="Visited_20_Internet_20_Link">
<text:span text:style-name="T4">
选举</text:span>
</text:a>
值得注意的是，荷兰有超过200,000名土耳其护照所有者。</text:p>
      <text:p text:style-name="P4">
据报道，土耳其的议会和总统选举将于5月14日提交比计划任期的一个月。</text:p>
      <text:p text:style-name="P4">
<text:span text:style-name="T5">
foto：nos.nl</text:span>
</text:p>
      <text:p text:style-name="P4">
News Source: <text:a xlink:type="simple" xlink:href="https://www.ukrinform.ua/rubric-world/3706507-na-tureckij-viborcij-dilnici-v-amsterdami-stalasa-bijka-za-ucasti-300-ludej.html" text:style-name="Internet_20_link" text:visited-style-name="Visited_20_Internet_20_Link">
https://www.ukrinform.ua/rubric-world/3706507-na-tureckij-viborcij-dilnici-v-amsterdami-stalasa-bijka-za-ucasti-300-ludej.html</text:a>
</text:p>
      <!--NEWS-->
      <text:h text:style-name="P10" text:outline-level="1">
<text:span text:style-name="T4">
在乌克兰的七个城市中，有来自巴赫穆特儿童的教育中心</text:span>
</text:h>
      <text:p text:style-name="P4">
作者: Ukrinform (Person)</text:p>
      <text:p text:style-name="P4">
出版商: Укринформ (Organization)</text:p>
      <text:p text:style-name="P4">
出版时间: 2023-05-08T-32:34:00+03:00</text:p>
      <text:p text:style-name="P4">
修改时间: 2023-05-08T22:34:00+03:00</text:p>
      <text:p text:style-name="P4">
描述: 在乌克兰的七个城市中，有教育中心，适合从巴赫穆特被解雇的敌人撤离的儿童。  - 乌克林。</text:p>
      <text:p text:style-name="P4">
图片: ["<text:a xlink:type="simple" xlink:href="https://static.ukrinform.com/photos/2023_05/thumb_files/630_360_1683574769-542.jpg" text:style-name="Internet_20_link" text:visited-style-name="Visited_20_Internet_20_Link">
630_360_16835...</text:a>
"]</text:p>
      <text:p text:style-name="P4">
标签: ['Бахмут', 'Діти', 'Освіта', 'Школа']</text:p>
      <text:p text:style-name="P4">
类型: Article</text:p>
      <!--METADATA-->
      <text:p text:style-name="P4">
<draw:frame draw:style-name="fr1" draw:name="Image34" text:anchor-type="as-char" svg:width="6.9236in" svg:height="3.956343in" draw:z-index="0">
<draw:image xlink:href="../Images/yкринформ/2023-05-08T-32-34-00-03-00/630_360_1683574769-542.jpg" xlink:type="simple" xlink:show="embed" xlink:actuate="onLoad" draw:mime-type="image/jpeg"/>
</draw:frame>
在七个城市，乌克兰有教育中心，供巴赫穆特敌人撤离的儿童。</text:p>
      <text:p text:style-name="P4">
正如乌克林福姆报道的那样，关于<text:a xlink:type="simple" xlink:href="https://www.facebook.com/OlexiyRevaOfficial/posts/pfbid026S7Fmgg11GgqvkDpYSV8pbndWnPeqqH7DPeke41bp7qVsDuKT6bpCzpHusr7CvXal" text:style-name="Internet_20_link" text:visited-style-name="Visited_20_Internet_20_Link">
</text:a>
巴赫穆特市长Alexei Reva报道说，他访问了Poltava教育中心。</text:p>
      <text:p text:style-name="P4">
“从2022年秋天开始，组织了工作<text:a xlink:type="simple" xlink:href="https://www.ukrinform.ua/tag-osvita" text:style-name="Internet_20_link" text:visited-style-name="Visited_20_Internet_20_Link">
</text:a>
人道主义bakhmutian支持的细胞在基辅taDnipro中支持。 自今年3月以来，此类教育中心一直在该国的五个城市积极工作：Kryvyi Rih，Yellow Waters，Poltava，Odesa，Kharkiv，” Reva写道。</text:p>
      <text:p text:style-name="P4">
他指出，这些城市目前有1707名参与者，这是Bakhmut Gromad的所有学生和学生的24％。</text:p>
      <text:p text:style-name="P4">
因此，根据市长的说法，Poltava的教育空间目前正在访问84名儿童。因此，Bakhmut学校的老师为高中生提供了其他教科书和乌克兰语言的课程。 艺术和小学课程的老师提供了对Poltava文化机构的孩子们的访问：博物馆，木偶剧院和学龄前员工进行娱乐，研讨会，比赛，游戏。</text:p>
      <text:p text:style-name="P4">
“我非常感谢Bakhmut的老师，他们在志愿者的基础上开始在教育中心工作，以进行冷漠。 我感谢Donetsk地区专业面部体育个人资料的领导。 现在位于Upoltava的Bubki村，在我们协助Bakhmutians年轻的举措的支持下。 当我们坚强时 - 我们很坚强!”  - 市长说。</text:p>
      <text:p text:style-name="P4">
<text:span text:style-name="T4">
另请阅读：</text:span>
 <text:a xlink:type="simple" xlink:href="https://www.ukrinform.ua/rubric-society/3694447-treba-napracuvati-specialni-osvitni-programi-dla-ukrainskih-ditej-za-kordonom-ekspert.html" text:style-name="Internet_20_link" text:visited-style-name="Visited_20_Internet_20_Link">
<text:span text:style-name="T4">
教育</text:span>
</text:a>
据报道，俄罗斯军队无情地摧毁了巴赫穆特市，哭泣和平民。 如今，俄罗斯人已经摧毁了4400多座住宅建筑，使这座城市变成了废墟。 Bakhmut的激烈战斗仍在继续。</text:p>
      <text:p text:style-name="P4">
<text:span text:style-name="T5">
foto：Alexei Reva / facebook</text:span>
</text:p>
      <text:p text:style-name="P4">
News Source: <text:a xlink:type="simple" xlink:href="https://www.ukrinform.ua/rubric-regions/3706506-u-semi-mistah-ukraini-pracuut-osvitni-oseredki-dla-ditej-z-bahmuta.html" text:style-name="Internet_20_link" text:visited-style-name="Visited_20_Internet_20_Link">
https://www.ukrinform.ua/rubric-regions/3706506-u-semi-mistah-ukraini-pracuut-osvitni-oseredki-dla-ditej-z-bahmuta.html</text:a>
</text:p>
      <!--NEWS-->
      <text:h text:style-name="P10" text:outline-level="1">
<text:span text:style-name="T4">
OVA主席在DNIEPER-爆炸中报告了防空的工作</text:span>
</text:h>
      <text:p text:style-name="P4">
作者: Ukrinform (Person)</text:p>
      <text:p text:style-name="P4">
出版商: Укринформ (Organization)</text:p>
      <text:p text:style-name="P4">
出版时间: 2023-05-08T-34:31:00+03:00</text:p>
      <text:p text:style-name="P4">
修改时间: 2023-05-08T22:31:00+03:00</text:p>
      <text:p text:style-name="P4">
描述: 在DNIEPER的空气警报中，听到了爆炸声。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Дніпро', 'Вибух', 'ППО']</text:p>
      <text:p text:style-name="P4">
类型: Article</text:p>
      <!--METADATA-->
      <text:p text:style-name="P4">
<draw:frame draw:style-name="fr1" draw:name="Image35" text:anchor-type="as-char" svg:width="6.9236in" svg:height="3.948443in" draw:z-index="0">
<draw:image xlink:href="../Images/yкринформ/2023-05-08T-34-31-00-03-00/630_360_1538997483-946.jpg" xlink:type="simple" xlink:show="embed" xlink:actuate="onLoad" draw:mime-type="image/jpeg"/>
</draw:frame>
在DNIEPER的空气焦虑期间，听到了爆炸声。</text:p>
      <text:p text:style-name="P4">
这是在[]中报道的(https://t.me/s/borys_filatovv)乌克林福姆报道说，Dniproboryis Filatov的市长。</text:p>
      <text:p text:style-name="P4">
他写道：“ DNIEPER中已经有几次爆炸。”</text:p>
      <text:p text:style-name="P4">
反过来，dnipropetrovsk ova ova s​​ergey lisak <text:a xlink:type="simple" xlink:href="https://t.me/s/dnipropetrovskaODA" text:style-name="Internet_20_link" text:visited-style-name="Visited_20_Internet_20_Link">
</text:a>
关于防空的工作。</text:p>
      <text:p text:style-name="P4">
<text:span text:style-name="T4">
另请阅读：</text:span>
 <text:a xlink:type="simple" xlink:href="https://www.ukrinform.ua/rubric-ato/3706502-rosiani-but-po-harkivsini-raketami-s300-e-tri-vlucanna.html" text:style-name="Internet_20_link" text:visited-style-name="Visited_20_Internet_20_Link">
</text:a>
据报道，侵略国的军队袭击了哈尔基夫和C-300地区。</text:p>
      <text:p text:style-name="P4">
News Source: <text:a xlink:type="simple" xlink:href="https://www.ukrinform.ua/rubric-ato/3706505-u-dnipri-prolunali-vibuhi.html" text:style-name="Internet_20_link" text:visited-style-name="Visited_20_Internet_20_Link">
https://www.ukrinform.ua/rubric-ato/3706505-u-dnipri-prolunali-vibuhi.html</text:a>
</text:p>
      <!--NEWS-->
      <text:h text:style-name="P10" text:outline-level="1">
<text:span text:style-name="T4">
在罗马的WTA锦标赛结局中确定了Yastremskaya的竞争对手</text:span>
</text:h>
      <text:p text:style-name="P4">
作者: Ukrinform (Person)</text:p>
      <text:p text:style-name="P4">
出版商: Укринформ (Organization)</text:p>
      <text:p text:style-name="P4">
出版时间: 2023-05-08T-36:29:00+03:00</text:p>
      <text:p text:style-name="P4">
修改时间: 2023-05-08T22:29:00+03:00</text:p>
      <text:p text:style-name="P4">
描述: 乌克兰戴安娜·雅斯特雷姆斯卡亚（Diana Yastremskaya）和西班牙丽贝卡·马萨洛夫（Rebecka Masarov）在罗马（意大利）（意大利）的妇女网球协会（WTA）的主要网络（WTA）发挥了代金券，并获得了超过350万美元的奖金。</text:p>
      <text:p text:style-name="P4">
图片: ["<text:a xlink:type="simple" xlink:href="https://static.ukrinform.com/photos/2023_05/thumb_files/630_360_1683574115-644.jpg" text:style-name="Internet_20_link" text:visited-style-name="Visited_20_Internet_20_Link">
630_360_16835...</text:a>
"]</text:p>
      <text:p text:style-name="P4">
标签: ['Теніс', 'Даяна Ястремська']</text:p>
      <text:p text:style-name="P4">
类型: Article</text:p>
      <!--METADATA-->
      <text:p text:style-name="P4">
<draw:frame draw:style-name="fr1" draw:name="Image36" text:anchor-type="as-char" svg:width="6.9236in" svg:height="3.956343in" draw:z-index="0">
<draw:image xlink:href="../Images/yкринформ/2023-05-08T-36-29-00-03-00/630_360_1683574115-644.jpg" xlink:type="simple" xlink:show="embed" xlink:actuate="onLoad" draw:mime-type="image/jpeg"/>
</draw:frame>
乌克兰Yastremskaya和西班牙Rebecka Masarova演奏女子网球协会锦标赛的基本款项(WTA) - 国际Bnl d’I Italia -Pro(意大利)奖金超过350万美元。</text:p>
      <text:p text:style-name="P4">
据报道，在澳大利亚冠军奥利维亚·盖德斯基(Olivia Gadetski-6：1，6：3)中，马萨洛娃(Masarova)在选拔赛的半决赛中获胜。</text:p>
      <text:p text:style-name="P4">
正如乌克林福姆所通知的那样，Yastremskaya又通过了法国女性Leolijuzhang，后者拒绝在第一盘之后继续比赛-7：5乌克兰妇女。</text:p>
      <text:p text:style-name="P4">
<text:span text:style-name="T4">
另请阅读：</text:span>
 <text:a xlink:type="simple" xlink:href="https://www.ukrinform.ua/rubric-sports/3706438-astremska-startuvala-z-peremogi-na-turniri-serii-wta-1000-u-rimi.html" text:style-name="Internet_20_link" text:visited-style-name="Visited_20_Internet_20_Link">
</text:a>
意大利首都的比赛将持续到5月21日。</text:p>
      <text:p text:style-name="P4">
去年，Iga Schwontek从波兰赢得了罗马。</text:p>
      <text:p text:style-name="P4">
照片：btu.org.ua。</text:p>
      <text:p text:style-name="P4">
News Source: <text:a xlink:type="simple" xlink:href="https://www.ukrinform.ua/rubric-sports/3706504-viznacilasa-supernica-astremskoi-u-finali-kvalifikacii-turniru-wta-v-rimi.html" text:style-name="Internet_20_link" text:visited-style-name="Visited_20_Internet_20_Link">
https://www.ukrinform.ua/rubric-sports/3706504-viznacilasa-supernica-astremskoi-u-finali-kvalifikacii-turniru-wta-v-rimi.html</text:a>
</text:p>
      <!--NEWS-->
      <text:h text:style-name="P10" text:outline-level="1">
<text:span text:style-name="T4">
主席：我们正在准备一种行动系统，该系统将有助于更快地交换领土</text:span>
</text:h>
      <text:p text:style-name="P4">
作者: Ukrinform (Person)</text:p>
      <text:p text:style-name="P4">
出版商: Укринформ (Organization)</text:p>
      <text:p text:style-name="P4">
出版时间: 2023-05-08T-38:26:00+03:00</text:p>
      <text:p text:style-name="P4">
修改时间: 2023-05-08T22:26:00+03:00</text:p>
      <text:p text:style-name="P4">
描述: 乌克兰准备了一种特殊的行动体系，将有助于更快地交换从俄罗斯入侵者中解放的领土。  - 乌克林。</text:p>
      <text:p text:style-name="P4">
图片: ["<text:a xlink:type="simple" xlink:href="https://static.ukrinform.com/photos/2023_03/thumb_files/630_360_1678738078-322.jpeg" text:style-name="Internet_20_link" text:visited-style-name="Visited_20_Internet_20_Link">
630_360_16787...</text:a>
"]</text:p>
      <text:p text:style-name="P4">
标签: ['Розмінування', 'Зеленський', 'Війна з росією']</text:p>
      <text:p text:style-name="P4">
类型: Article</text:p>
      <!--METADATA-->
      <text:p text:style-name="P4">
<draw:frame draw:style-name="fr1" draw:name="Image37" text:anchor-type="as-char" svg:width="6.9236in" svg:height="3.956343in" draw:z-index="0">
<draw:image xlink:href="../Images/yкринформ/2023-05-08T-38-26-00-03-00/630_360_1678738078-322.jpeg" xlink:type="simple" xlink:show="embed" xlink:actuate="onLoad" draw:mime-type="image/jpeg"/>
</draw:frame>
乌克兰准备了一种特殊的行动体系，将有助于更快地交换该领土的宽敞入侵者。</text:p>
      <text:p text:style-name="P4">
乌克林福姆报道，Volodymyr Zelenskyy在视频地址中说了这一点。</text:p>
      <text:p text:style-name="P4">
“截至目前，我们领土上有1.7万平方公里的公里被矿山和弹药包裹着。 总的来说，这是通过参与限制非常不愉快的 - 他们说，了解这种威胁需要数十年的时间。 我们必须更快地做。 我们准备了一种特殊的行动系统，将有助于在占领之后更快地改变该领土。” Zelensky说。</text:p>
      <text:p text:style-name="P4">
<text:span text:style-name="T5">
viso：<text:a xlink:type="simple" xlink:href="https://www.facebook.com/president.gov.ua" text:style-name="Internet_20_link" text:visited-style-name="Visited_20_Internet_20_Link">
</text:a>
</text:span>
</text:p>
      <text:p text:style-name="P4">
国家元首指出，在白天，他举行了几次安全会议。</text:p>
      <text:p text:style-name="P4">
“我们正在与合作伙伴积极合作，以提高我们的能力。 在Technics中，在制备Sapper和烟火中。 总统说：“拥有拥有经验，拥有技术，具有支持财务能力的经验的每个人，我们将努力使乌克兰再次从俄罗斯矿山中清理干净。”</text:p>
      <text:p text:style-name="P4">
他还报告说，在另一次会议上，他讨论了乌克兰的新范围安全概念的发展。</text:p>
      <text:p text:style-name="P4">
<text:span text:style-name="T4">
另请阅读：</text:span>
 <text:a xlink:type="simple" xlink:href="https://www.ukrinform.ua/rubric-ato/3705783-ukraina-potrebue-tehniki-dla-rozminuvanna-teritorij-minekonomiki.html" text:style-name="Internet_20_link" text:visited-style-name="Visited_20_Internet_20_Link">
<text:span text:style-name="T4">
 Demining </text:span>
</text:a>
“我们将全面回答该国的所有安全问题。 在立法层面，在政府决策层面上，在特定的实际问题上。 从保护边界到学校的新安全条件，从基础设施安全到经济的安全到确保我们的人民这样的保护恐怖的真正能力，这是世界上最先进的国家。 所有这些都将介绍。 所有这些都将实现。” []说。(https://www.ukrinform.ua/tag-zelenskij)。</text:p>
      <text:p text:style-name="P4">
根据乌克林福姆的说法，部长的内阁同意SES关于预算机构“人道主义需求中心”形成的提议。</text:p>
      <text:p text:style-name="P4">
_foto：op _</text:p>
      <text:p text:style-name="P4">
News Source: <text:a xlink:type="simple" xlink:href="https://www.ukrinform.ua/rubric-ato/3706503-prezident-gotuemo-sistemu-dij-aka-dopomoze-svidse-rozminovuvati-teritorii.html" text:style-name="Internet_20_link" text:visited-style-name="Visited_20_Internet_20_Link">
https://www.ukrinform.ua/rubric-ato/3706503-prezident-gotuemo-sistemu-dij-aka-dopomoze-svidse-rozminovuvati-teritorii.html</text:a>
</text:p>
      <!--NEWS-->
      <text:h text:style-name="P10" text:outline-level="1">
<text:span text:style-name="T4">
俄罗斯人在哈尔基夫地区击败C -300火箭 - 他们录制了三击</text:span>
</text:h>
      <text:p text:style-name="P4">
作者: Ukrinform (Person)</text:p>
      <text:p text:style-name="P4">
出版商: Укринформ (Organization)</text:p>
      <text:p text:style-name="P4">
出版时间: 2023-05-08T-40:22:00+03:00</text:p>
      <text:p text:style-name="P4">
修改时间: 2023-05-08T22:22:00+03:00</text:p>
      <text:p text:style-name="P4">
描述: 俄罗斯侵略者国家的军队袭击了哈尔基夫和C-300地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Ракета', 'Харківщина', 'Війна з росією']</text:p>
      <text:p text:style-name="P4">
类型: Article</text:p>
      <!--METADATA-->
      <text:p text:style-name="P4">
<draw:frame draw:style-name="fr1" draw:name="Image38" text:anchor-type="as-char" svg:width="6.9236in" svg:height="3.948443in" draw:z-index="0">
<draw:image xlink:href="../Images/yкринформ/2023-05-08T-40-22-00-03-00/630_360_1538997483-946.jpg" xlink:type="simple" xlink:show="embed" xlink:actuate="onLoad" draw:mime-type="image/jpeg"/>
</draw:frame>
俄罗斯的俄罗斯军队在哈尔基夫(Kharkiv)和C-300火箭弹震撼。</text:p>
      <text:p text:style-name="P4">
关于它在[]中报告(https://t.me/generalmarsel/3092)主管哈基夫军事驻军谢尔盖·梅尔尼克(Sergey Melnyk)(“马赛将军”)，报道乌克林福姆。</text:p>
      <text:p text:style-name="P4">
“以前，敌人在哈尔基夫袭击<text:a xlink:type="simple" xlink:href="https://www.ukrinform.ua/tag-raketa" text:style-name="Internet_20_link" text:visited-style-name="Visited_20_Internet_20_Link">
</text:a>
C-300。 不要让庇护所发烧!”  - 马赛写道。</text:p>
      <text:p text:style-name="P4">
据乌克林福音通讯员称，截至22:05，哈尔基夫有五次爆炸。</text:p>
      <text:p text:style-name="P4">
Kharkiv市长Igor Terekhov报道了<text:a xlink:type="simple" xlink:href="https://t.me/ihor_terekhov/645" text:style-name="Internet_20_link" text:visited-style-name="Visited_20_Internet_20_Link">
</text:a>
三个行动是固定在哈尔基夫周围的，另外两个。</text:p>
      <text:p text:style-name="P4">
“五次爆炸听到了哈尔基夫。 他们中的三个在城市周围。 SES的另外两个附件的位置被澄清了。”消息写道。</text:p>
      <text:p text:style-name="P4">
<text:span text:style-name="T4">
另请阅读：</text:span>
 <text:a xlink:type="simple" xlink:href="https://www.ukrinform.ua/rubric-ato/3706493-rosiani-za-dobu-12-raziv-obstrilali-prikordonni-gromadi-sumsini.html" text:style-name="Internet_20_link" text:visited-style-name="Visited_20_Internet_20_Link">
<text:span text:style-name="T4">
 sumy region </text:span>
</text:a>
后来，Kharkiv Ova Oleg Synigubov的负责人在[]中报道了(https://t.me/synegubov/6143)在哈尔基夫区大约六次命中。</text:p>
      <text:p text:style-name="P4">
“根据初步信息，入侵者在火箭300的城市和地区开火。 记录了至少六个“到达”。 哈尔基夫地区受到打击。”消息写道。</text:p>
      <text:p text:style-name="P4">
据报道，Kharkiv Ova Oleg Synigubov的首领在21:45报告说，入侵者在区域中心罢工。</text:p>
      <text:p text:style-name="P4">
News Source: <text:a xlink:type="simple" xlink:href="https://www.ukrinform.ua/rubric-ato/3706502-rosiani-but-po-harkivsini-raketami-s300-e-tri-vlucanna.html" text:style-name="Internet_20_link" text:visited-style-name="Visited_20_Internet_20_Link">
https://www.ukrinform.ua/rubric-ato/3706502-rosiani-but-po-harkivsini-raketami-s300-e-tri-vlucanna.html</text:a>
</text:p>
      <!--NEWS-->
      <text:h text:style-name="P10" text:outline-level="1">
<text:span text:style-name="T4">
意大利大使馆呼吁公民拒绝前往乌克兰</text:span>
</text:h>
      <text:p text:style-name="P4">
作者: Ukrinform (Person)</text:p>
      <text:p text:style-name="P4">
出版商: Укринформ (Organization)</text:p>
      <text:p text:style-name="P4">
出版时间: 2023-05-08T-42:20:00+03:00</text:p>
      <text:p text:style-name="P4">
修改时间: 2023-05-08T22:20:00+03:00</text:p>
      <text:p text:style-name="P4">
描述: 意大利大使馆呼吁其国家的公民由于俄罗斯对基辅的最后袭击而放弃前往乌克兰的旅行。  - 乌克林。</text:p>
      <text:p text:style-name="P4">
图片: ["<text:a xlink:type="simple" xlink:href="https://static.ukrinform.com/photos/2022_04/thumb_files/630_360_1649502566-997.jpg" text:style-name="Internet_20_link" text:visited-style-name="Visited_20_Internet_20_Link">
630_360_16495...</text:a>
"]</text:p>
      <text:p text:style-name="P4">
标签: ['Італія', 'Посольство', 'Україна', 'Війна з росією']</text:p>
      <text:p text:style-name="P4">
类型: Article</text:p>
      <!--METADATA-->
      <text:p text:style-name="P4">
<draw:frame draw:style-name="fr1" draw:name="Image39" text:anchor-type="as-char" svg:width="6.9236in" svg:height="3.956343in" draw:z-index="0">
<draw:image xlink:href="../Images/yкринформ/2023-05-08T-42-20-00-03-00/630_360_1649502566-997.jpg" xlink:type="simple" xlink:show="embed" xlink:actuate="onLoad" draw:mime-type="image/jpeg"/>
</draw:frame>
意大利大使馆呼吁其国家的公民由于俄罗斯对基辅的最后袭击而放弃在乌克兰的旅行。</text:p>
      <text:p text:style-name="P4">
根据乌克林福姆的说法，意大利大使馆报告了(https://www.facebook.com/100064530616709/posts/pfbid0yitDTNoEJ9wC74xjwtVz37MN1KVU2W3KMPzFxMVeZNPk8ybANQD8Xko43EUKBcrBl/).</text:p>
      <text:p text:style-name="P4">
"Збройні напади на Київ та всю територію України. Ситуація у сфері безпекизалишається критичною, існує ризик відключення електроенергії. Усі поїздки в <text:a xlink:type="simple" xlink:href="https://www.ukrinform.ua/tag-ukraina" text:style-name="Internet_20_link" text:visited-style-name="Visited_20_Internet_20_Link">
</text:a>
，以任何质量，不建议它们。”  - 消息读到。</text:p>
      <text:p text:style-name="P4">
如报道<text:a xlink:type="simple" xlink:href="https://www.ukrinform.ua/rubric-kyiv/3706195-na-kiiv-letilo-36-droniv-ce-bula-najmasovisa-ataka-na-stolicu-klicko.html" text:style-name="Internet_20_link" text:visited-style-name="Visited_20_Internet_20_Link">
</text:a>
，基辅城董事长维塔利·克里奇科(Vitaliy Klitschko)在全面入侵的开始时称，夜间袭击最大的首都：俄罗斯生产的36架无人机飞往基辅。</text:p>
      <text:p text:style-name="P4">
<text:span text:style-name="T4">
另请阅读：</text:span>
 <text:a xlink:type="simple" xlink:href="https://www.ukrinform.ua/rubric-kyiv/3706258-dva-dni-policia-nacgvardia-i-teroborona-patruluvatimut-kiiv.html" text:style-name="Internet_20_link" text:visited-style-name="Visited_20_Internet_20_Link">
<text:span text:style-name="T4">
 Kiev </text:span>
</text:a>
在首都的Svyatoshinsky和所罗门斯克地区，记录了分裂的倒塌，几人受伤。</text:p>
      <text:p text:style-name="P4">
News Source: <text:a xlink:type="simple" xlink:href="https://www.ukrinform.ua/rubric-ato/3706501-posolstvo-italii-zaklikalo-gromadan-vidmovitis-vid-poizdok-do-ukraini.html" text:style-name="Internet_20_link" text:visited-style-name="Visited_20_Internet_20_Link">
https://www.ukrinform.ua/rubric-ato/3706501-posolstvo-italii-zaklikalo-gromadan-vidmovitis-vid-poizdok-do-ukraini.html</text:a>
</text:p>
      <!--NEWS-->
      <text:h text:style-name="P10" text:outline-level="1">
<text:span text:style-name="T4">
乌克兰应研究以色列在战争期间建设强大国家的经验-Kondratyuk</text:span>
</text:h>
      <text:p text:style-name="P4">
作者: Ukrinform (Person)</text:p>
      <text:p text:style-name="P4">
出版商: Укринформ (Organization)</text:p>
      <text:p text:style-name="P4">
出版时间: 2023-05-08T-44:13:00+03:00</text:p>
      <text:p text:style-name="P4">
修改时间: 2023-05-08T22:13:00+03:00</text:p>
      <text:p text:style-name="P4">
描述: 乌克兰应考虑以色列在战争期间建立强大国家的经验。  - 乌克林。</text:p>
      <text:p text:style-name="P4">
图片: ["<text:a xlink:type="simple" xlink:href="https://static.ukrinform.com/photos/2022_05/thumb_files/630_360_1652785403-693.jpg" text:style-name="Internet_20_link" text:visited-style-name="Visited_20_Internet_20_Link">
630_360_16527...</text:a>
"]</text:p>
      <text:p text:style-name="P4">
标签: ['Ізраїль', 'Кондратюк', 'Війна з росією', 'Єдині новини']</text:p>
      <text:p text:style-name="P4">
类型: Article</text:p>
      <!--METADATA-->
      <text:p text:style-name="P4">
<draw:frame draw:style-name="fr1" draw:name="Image40" text:anchor-type="as-char" svg:width="6.9236in" svg:height="3.956343in" draw:z-index="0">
<draw:image xlink:href="../Images/yкринформ/2023-05-08T-44-13-00-03-00/630_360_1652785403-693.jpg" xlink:type="simple" xlink:show="embed" xlink:actuate="onLoad" draw:mime-type="image/jpeg"/>
</draw:frame>
乌克兰的玛托(Marto)考虑了以色列在战争期间建设强大国家的经验。</text:p>
      <text:p text:style-name="P4">
乌克林福姆报道，Verkhovna Rada副主席Olena Kondratyuk在Eviritelvagraphon的“统一新闻”中表达了这一观点。</text:p>
      <text:p text:style-name="P4">
“我们都相信胜利，但必须得到加强并了解，这可能是我们将来会在未来的生活中享有生命<text:a xlink:type="simple" xlink:href="https://www.ukrinform.ua/tag-izrail" text:style-name="Internet_20_link" text:visited-style-name="Visited_20_Internet_20_Link">
</text:a>
。 也就是说，在安全性，持续的活动和持续的经验中，但同时建立了生活。” Kondratyuk说。</text:p>
      <text:p text:style-name="P4">
根据她的说法，我们必须首先将这个国家对警报系统的极为负责的状态，以确保我们的安全。一个重要的警报系统本身，使人们对危险类型的类型承担。</text:p>
      <text:p text:style-name="P4">
“以色列的特征是这种自由感和经济重新设备为军事轨道。 对于我们来说，在这种系统系统中，当我们谈论安全性时，这是非常重要的，当我们谈论安全性时，要去炸弹避难所要有这个配备的炸弹庇护所。 以色列人不断为生命而奋斗。 每所学校都有我们需要做的炸弹庇护所； 幼儿园还设有特殊的盒子，孩子们可以在这里奔跑并等待15秒钟的生命。”</text:p>
      <text:p text:style-name="P4">
她补充说，在这个国家，他们在工作时间内忽略警报的人的企业处受到惩罚：“这是我们激励的坐标系统。 您会看到，当“ Shahmed”飞向我们时，我们在一个艰难的夜晚中幸存下来。 我与与谁交流的交流，他们说他们已经习惯了并继续入睡。 对于以色列来说，这不是典型的，因为它是安全的封面。 以色列和我们有一个敌人，说我们有共同的敌人。 由于这是以色列的伊朗，对我们来说，俄罗斯现在正在使用伊朗无人机，因此对我们对联合国产生兴趣很重要。 因为我们有一个共同的危险。”</text:p>
      <text:p text:style-name="P4">
<text:span text:style-name="T4">
另请阅读：</text:span>
 <text:a xlink:type="simple" xlink:href="https://www.ukrinform.ua/rubric-polytics/3704408-kondratuk-vislovilasa-za-rozvitok-vidnosin-z-izrailem.html" text:style-name="Internet_20_link" text:visited-style-name="Visited_20_Internet_20_Link">
<text:span text:style-name="T4">
 kondratyuk </text:span>
</text:a>
由Verkhovna Rada Rada Elena Kondratyuk的副副主席与乌克兰乌克兰Olgavasilevskaya-Smaglyuk和Victoria Kinzburn的人民代表一起举行了与乌克兰人的友谊 - 友谊团体举行了一次会议。</text:p>
      <text:p text:style-name="P4">
News Source: <text:a xlink:type="simple" xlink:href="https://www.ukrinform.ua/rubric-polytics/3706499-ukraini-varto-vivciti-dosvid-izrailu-u-pobudovi-silnoi-derzavi-pid-cas-vijni-kondratuk.html" text:style-name="Internet_20_link" text:visited-style-name="Visited_20_Internet_20_Link">
https://www.ukrinform.ua/rubric-polytics/3706499-ukraini-varto-vivciti-dosvid-izrailu-u-pobudovi-silnoi-derzavi-pid-cas-vijni-kondratuk.html</text:a>
</text:p>
      <!--NEWS-->
      <text:h text:style-name="P10" text:outline-level="1">
<text:span text:style-name="T4">
Zelensky讲述了今天的费率会议的详细信息</text:span>
</text:h>
      <text:p text:style-name="P4">
作者: Ukrinform (Person)</text:p>
      <text:p text:style-name="P4">
出版商: Укринформ (Organization)</text:p>
      <text:p text:style-name="P4">
出版时间: 2023-05-08T-46:07:00+03:00</text:p>
      <text:p text:style-name="P4">
修改时间: 2023-05-08T22:07:00+03:00</text:p>
      <text:p text:style-name="P4">
描述: 根据情报和军事的数据，乌克兰在最高指挥官 - 总司令会议上进行了讨论，将采取某些步骤，以加强该州的保护。  - 乌克林。</text:p>
      <text:p text:style-name="P4">
图片: ["<text:a xlink:type="simple" xlink:href="https://static.ukrinform.com/photos/2022_08/thumb_files/630_360_1660582529-777.jpeg" text:style-name="Internet_20_link" text:visited-style-name="Visited_20_Internet_20_Link">
630_360_16605...</text:a>
"]</text:p>
      <text:p text:style-name="P4">
标签: ['Розвідка', 'Зеленський', 'Війна з росією']</text:p>
      <text:p text:style-name="P4">
类型: Article</text:p>
      <!--METADATA-->
      <text:p text:style-name="P4">
<draw:frame draw:style-name="fr1" draw:name="Image41" text:anchor-type="as-char" svg:width="6.9236in" svg:height="3.956343in" draw:z-index="0">
<draw:image xlink:href="../Images/yкринформ/2023-05-08T-46-07-00-03-00/630_360_1660582529-777.jpeg" xlink:type="simple" xlink:show="embed" xlink:actuate="onLoad" draw:mime-type="image/jpeg"/>
</draw:frame>
根据在最高指挥官 - 总司令进行讨论的情报数据和军事方面，乌克兰将采取一些措施，以保护国家。</text:p>
      <text:p text:style-name="P4">
Volodymyr Zelenskyy在[]中说了这一点(https://www.youtube.com/watch?v=vpm-ezo4PPA)，报道乌克林福姆。</text:p>
      <text:p text:style-name="P4">
“他今天举行了一次费率会议。 还报道了行动袭击，头部和情报领导人的指挥官。 顺便说一句，布达塔诺夫·塔利托尼科(Budanov Talitvinenko)的报道特别透彻，非常相关，在他们的基础上，我们将采取一些步骤 - 可以加强我们的保护。” Glavs说。</text:p>
      <text:p text:style-name="P4">
<text:span text:style-name="T5">
viso：<text:a xlink:type="simple" xlink:href="https://www.facebook.com/president.gov.ua" text:style-name="Internet_20_link" text:visited-style-name="Visited_20_Internet_20_Link">
</text:a>
</text:span>
</text:p>
      <text:p text:style-name="P4">
据总统称，还有关于准备新军事部队和弹药供应的报道。</text:p>
      <text:p text:style-name="P4">
“他与战略行业部长举行了一次会议。 关于这个好消息，” Zelensky告知。</text:p>
      <text:p text:style-name="P4">
<text:span text:style-name="T4">
另请阅读：</text:span>
 <text:a xlink:type="simple" xlink:href="https://www.ukrinform.ua/rubric-ato/3706497-prezident-uspihi-ukrainciv-v-oboroni-proti-agresii-rf-ce-antidot-proti-insih-agresij.html" text:style-name="Internet_20_link" text:visited-style-name="Visited_20_Internet_20_Link">
</text:a>
根据乌克林福姆的说法，总统举行了一次高级总司令 - 总司令，讨论了敌人的最后一次空中袭击，纳弗伦的局势和弹药的供应。 还听到了在不久的将来的前面和入侵者计划的报告。</text:p>
      <text:p text:style-name="P4">
_foto：op _</text:p>
      <text:p text:style-name="P4">
News Source: <text:a xlink:type="simple" xlink:href="https://www.ukrinform.ua/rubric-ato/3706500-zelenskij-rozpoviv-pro-detali-sogodnisnogo-zasidanna-stavki.html" text:style-name="Internet_20_link" text:visited-style-name="Visited_20_Internet_20_Link">
https://www.ukrinform.ua/rubric-ato/3706500-zelenskij-rozpoviv-pro-detali-sogodnisnogo-zasidanna-stavki.html</text:a>
</text:p>
      <!--NEWS-->
      <text:h text:style-name="P10" text:outline-level="1">
<text:span text:style-name="T4">
俄罗斯军队在哈尔基夫（Kharkiv）罢工</text:span>
</text:h>
      <text:p text:style-name="P4">
作者: Ukrinform (Person)</text:p>
      <text:p text:style-name="P4">
出版商: Укринформ (Organization)</text:p>
      <text:p text:style-name="P4">
出版时间: 2023-05-08T-49:56:00+03:00</text:p>
      <text:p text:style-name="P4">
修改时间: 2023-05-08T21:56:00+03:00</text:p>
      <text:p text:style-name="P4">
描述: 俄罗斯侵略者袭击了哈尔基夫。  - 乌克林。</text:p>
      <text:p text:style-name="P4">
图片: ["<text:a xlink:type="simple" xlink:href="https://static.ukrinform.com/photos/2018_10/thumb_files/630_360_1538997471-852.jpg" text:style-name="Internet_20_link" text:visited-style-name="Visited_20_Internet_20_Link">
630_360_15389...</text:a>
"]</text:p>
      <text:p text:style-name="P4">
标签: ['Обстріл', 'Харків', 'Синєгубов', 'Війна з росією']</text:p>
      <text:p text:style-name="P4">
类型: Article</text:p>
      <!--METADATA-->
      <text:p text:style-name="P4">
<draw:frame draw:style-name="fr1" draw:name="Image42" text:anchor-type="as-char" svg:width="6.9236in" svg:height="3.956343in" draw:z-index="0">
<draw:image xlink:href="../Images/yкринформ/2023-05-08T-49-56-00-03-00/630_360_1538997471-852.jpg" xlink:type="simple" xlink:show="embed" xlink:actuate="onLoad" draw:mime-type="image/jpeg"/>
</draw:frame>
俄罗斯侵略者袭击了哈尔基夫。</text:p>
      <text:p text:style-name="P4">
这是在[]中报道的(http://t.me/synegubov/6142)据报道，乌克林福姆(Ukrinform)报道，哈尔基夫·奥瓦洛夫(Kharkiv Ovaologov)Sinegubov的负责人。</text:p>
      <text:p text:style-name="P4">
“注意!哈尔基夫和该地区的居民，入侵者再次罢工!”  - 写。</text:p>
      <text:p text:style-name="P4">
该地区的负责人敦促不要忽略警报信号，而要闲逛。</text:p>
      <text:p text:style-name="P4">
<text:span text:style-name="T4">
另请阅读：</text:span>
 <text:a xlink:type="simple" xlink:href="https://www.ukrinform.ua/rubric-regions/3706202-rosiani-za-dobu-obstrilali-desat-oblastej-ukraini-zvedenna-ova.html" text:style-name="Internet_20_link" text:visited-style-name="Visited_20_Internet_20_Link">
<text:span text:style-name="T4">
射击</text:span>
</text:a>
据乌克林福音通讯员称，该市听到了三起爆炸声。</text:p>
      <text:p text:style-name="P4">
News Source: <text:a xlink:type="simple" xlink:href="https://www.ukrinform.ua/rubric-ato/3706498-vijska-rf-zavdaut-udariv-po-harkovu.html" text:style-name="Internet_20_link" text:visited-style-name="Visited_20_Internet_20_Link">
https://www.ukrinform.ua/rubric-ato/3706498-vijska-rf-zavdaut-udariv-po-harkovu.html</text:a>
</text:p>
      <!--NEWS-->
      <text:h text:style-name="P10" text:outline-level="1">
<text:span text:style-name="T4">
主席：乌克兰人在防御俄罗斯侵略方面的成功是对其他侵略的解毒剂</text:span>
</text:h>
      <text:p text:style-name="P4">
作者: Ukrinform (Person)</text:p>
      <text:p text:style-name="P4">
出版商: Укринформ (Organization)</text:p>
      <text:p text:style-name="P4">
出版时间: 2023-05-08T-51:51:00+03:00</text:p>
      <text:p text:style-name="P4">
修改时间: 2023-05-08T21:51:00+03:00</text:p>
      <text:p text:style-name="P4">
描述: 乌克兰人在捍卫俄罗斯侵略方面的成功是对其他侵略的解毒剂。 世界必须看到自由人民能够保护免受入侵者的自由。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Україна', 'Зеленський', 'Війна з росією']</text:p>
      <text:p text:style-name="P4">
类型: Article</text:p>
      <!--METADATA-->
      <text:p text:style-name="P4">
<draw:frame draw:style-name="fr1" draw:name="Image43" text:anchor-type="as-char" svg:width="6.9236in" svg:height="3.956343in" draw:z-index="0">
<draw:image xlink:href="../Images/yкринформ/2023-05-08T-51-51-00-03-00/630_360_1682451261-591.jpeg" xlink:type="simple" xlink:show="embed" xlink:actuate="onLoad" draw:mime-type="image/jpeg"/>
</draw:frame>
乌克兰人在捍卫俄罗斯侵略方面的成功是对其他侵略的解毒剂。世界必须看到自由人民能够保护一方的自由。</text:p>
      <text:p text:style-name="P4">
Volodymyr Zelenskyy在[]中说了这一点(https://www.youtube.com/watch?v=vpm-ezo4PPA)，报道乌克林福姆。</text:p>
      <text:p text:style-name="P4">
<text:span text:style-name="T5">
viso：<text:a xlink:type="simple" xlink:href="https://www.president.gov.ua/news/uspihi-ukrayinciv-v-oboroni-proti-rosijskoyi-agresiyi-ce-ant-82769" text:style-name="Internet_20_link" text:visited-style-name="Visited_20_Internet_20_Link">
</text:a>
</text:span>
</text:p>
      <text:p text:style-name="P4">
<text:span text:style-name="T4">
我希望健康，亲爱的乌克兰人!</text:span>
</text:p>
      <text:p text:style-name="P4">
首先，我要感谢我们的士兵。 那些保护乌克兰天空，安迪姆的人，为乌克兰而击败了乌克兰。</text:p>
      <text:p text:style-name="P4">
我们的天空捍卫者是空军的士兵和其他涉及对火箭和恐怖分子沙赫达的辩护的部队 - 如今，我们只是研究员!不仅激发了我们的灵感。 合作伙伴看到乌克兰人的能力，在我们手中有什么武器，当我们为共同保安行事时，我们将有效。</text:p>
      <text:p text:style-name="P4">
乌克兰人在捍卫俄罗斯侵略方面的成功是反对其他侵略的反对。 世界必须看到自由人民能够保护坟墓免受入侵者的侵害。 我们可以 - 这样其他人就可以了。 如果Taksamo也会与其他自由人民大胆行动。我感谢每个给乌克兰这个结果的战士!我感谢每个为士兵提供武器所需的武器所需的伴侣!</text:p>
      <text:p text:style-name="P4">
今天，我特别会注意到第96基辅反射导弹旅的士兵。 幽灵和最后一天是绝对的好研究员!</text:p>
      <text:p text:style-name="P4">
当然，今天，与往常一样，我感谢我们与最残酷目的地打击的部队。 Marinka，Bakhmut，Avdiivka ...我感谢每个保护乌克兰在那里的英勇和可持续性的人!占领者已经从领导者身上重新安排了一些常规任务，以肯定地搬到……好吧，这意味着尽管一如既往地给我们的英雄摧毁占领者，但这只是给我们的英雄。</text:p>
      <text:p text:style-name="P4">
他今天举行了一次费率会议。 还报道了行动袭击，头部和情报领导人的指挥官。 顺便说一句，布达塔诺夫·塔利托尼科(Budanov Talitvinenko)的报告特别彻底，非常相关，在他们的基础上，我们将采取一些步骤 - 可以加强我们的保护。</text:p>
      <text:p text:style-name="P4">
还有关于我们新单元的准备，关于胸部供应的报道。 他与战略工业工业部长举行了一次会议。 有个好消息。 当然，发表它们的传染性时间。第一次会议是针对我的Demining。 截至目前，我们领土上有170,000多公里的矿山和弹药被污染了。 通常，这是在时间限制非常不愉快的情况下进行评估的 - 有必要，需要数十年才能应对这种威胁。 我们必须更快地做。 我们还准备了一种特殊的行动系统，这将有助于在DE占领之后更快地更改新领域。 我们正在积极作为合作伙伴来提高我们的能力。 在技​​术中，制剂和烟火技术。 对于拥有经验，拥有技术，具有支持财务能力的经验的每个人，我们将合作，使乌克兰再次从俄罗斯矿山中清理干净。</text:p>
      <text:p text:style-name="P4">
另一个会议是他今天拥有的安全性，涉及乌克兰基本安全概念的发展。 我们将全面提出全国的安全问题。 在立法层面，在政府层面上，在具体的实际问题上。 从保护边界到学校工作的新安全条件，从真正的能力的基础设施基础上，可以保证我们人民这样的保护恐怖的保护，这是世界上最先进的国家。 所有这些都将介绍。 所有这些都是每天。</text:p>
      <text:p text:style-name="P4">
今天，5月8日，当世界回忆起“再也不会再!”一词时，我们正在乌克兰对这些话进行介绍。 不仅要记住，而且要保护。 不仅要欣赏生活，而且要对威胁生命的任何人，任何侵略性的人，任何诉诸于其他人的恐怖的人 - 每个这样的邪恶都会失去。</text:p>
      <text:p text:style-name="P4">
我感谢所有帮助我们保护生活的人!荣耀我们所有正在争夺乌克兰的士兵!</text:p>
      <text:p text:style-name="P4">
愿击败当前的轻率邪恶是战斗和击败纳粹主义的记忆的最佳荣誉!</text:p>
      <text:p text:style-name="P4">
<text:span text:style-name="T4">
荣耀到乌克兰!</text:span>
</text:p>
      <text:p text:style-name="P4">
_foto：op _</text:p>
      <text:p text:style-name="P4">
News Source: <text:a xlink:type="simple" xlink:href="https://www.ukrinform.ua/rubric-ato/3706497-prezident-uspihi-ukrainciv-v-oboroni-proti-agresii-rf-ce-antidot-proti-insih-agresij.html" text:style-name="Internet_20_link" text:visited-style-name="Visited_20_Internet_20_Link">
https://www.ukrinform.ua/rubric-ato/3706497-prezident-uspihi-ukrainciv-v-oboroni-proti-agresii-rf-ce-antidot-proti-insih-agresij.html</text:a>
</text:p>
      <!--NEWS-->
      <text:h text:style-name="P10" text:outline-level="1">
<text:span text:style-name="T4">
普京来到乌克兰，因为世界没有早些时候停止 - 希拉里·克林顿</text:span>
</text:h>
      <text:p text:style-name="P4">
作者: Ukrinform (Person)</text:p>
      <text:p text:style-name="P4">
出版商: Укринформ (Organization)</text:p>
      <text:p text:style-name="P4">
出版时间: 2023-05-08T-53:44:00+03:00</text:p>
      <text:p text:style-name="P4">
修改时间: 2023-05-08T21:44:00+03:00</text:p>
      <text:p text:style-name="P4">
描述: 俄罗斯对乌克兰的入侵是可能的，因为世界社区未能对普京以前的侵略做出充分的反应。  - 乌克林。</text:p>
      <text:p text:style-name="P4">
图片: ["<text:a xlink:type="simple" xlink:href="https://static.ukrinform.com/photos/2018_01/thumb_files/630_360_1515137754-2196.jpg" text:style-name="Internet_20_link" text:visited-style-name="Visited_20_Internet_20_Link">
630_360_15151...</text:a>
"]</text:p>
      <text:p text:style-name="P4">
标签: ['Грузія', 'Україна', 'Гілларі Клінтон', 'Війна з росією']</text:p>
      <text:p text:style-name="P4">
类型: Article</text:p>
      <!--METADATA-->
      <text:p text:style-name="P4">
<draw:frame draw:style-name="fr1" draw:name="Image44" text:anchor-type="as-char" svg:width="6.9236in" svg:height="3.956343in" draw:z-index="0">
<draw:image xlink:href="../Images/yкринформ/2023-05-08T-53-44-00-03-00/630_360_1515137754-2196.jpg" xlink:type="simple" xlink:show="embed" xlink:actuate="onLoad" draw:mime-type="image/jpeg"/>
</draw:frame>
俄罗斯对乌克兰的入侵已成为可能，因为世界社区能够对普京以前的侵略做出充分的反应。</text:p>
      <text:p text:style-name="P4">
根据乌克林事物通讯员的说法，这在渥太华的一场演讲中宣布国务卿和总统候选人希拉里·克林顿。</text:p>
      <text:p text:style-name="P4">
据她说，当<text:a xlink:type="simple" xlink:href="https://www.ukrinform.ua/tag-putin" text:style-name="Internet_20_link" text:visited-style-name="Visited_20_Internet_20_Link">
</text:a>
他于2008年来到佐治亚州，“我们都屈服于谈判，发表了这次驱动力的演讲。” “我们表达了我们的完全拒绝，但没有人真正做任何事情。 考虑一下普京学到的教训。”克林顿说。</text:p>
      <text:p text:style-name="P4">
当俄罗斯于2014年首次入侵乌克兰时，“再次听起来：神，如果他不这样做，那将是很好的，这是非常不幸的，但是我们还有其他需要关注的问题，还有其他需要关注的地方”。 前国务卿说：“普京意识到，他可以摆脱其他国家的入侵，干预选举并积累影响力，以实施他对俄罗斯宏伟的巨大掌握。”</text:p>
      <text:p text:style-name="P4">
克林顿强调，唯一的解决方案现在是乌克兰的胜利，它与所有必要的国际社会有关。 她说：“为了我们的利益，停止俄罗斯。”</text:p>
      <text:p text:style-name="P4">
<text:span text:style-name="T4">
另请阅读：</text:span>
 <text:a xlink:type="simple" xlink:href="https://www.ukrinform.ua/rubric-ato/3704911-derzdep-stati-nikoli-ne-vidvernutsa-vid-togo-so-vidbuvaetsa-v-ukraini.html" text:style-name="Internet_20_link" text:visited-style-name="Visited_20_Internet_20_Link">
<text:span text:style-name="T4">
国务院</text:span>
</text:a>
克林顿补充说，反复无法阻止俄罗斯“将是中国侵略解决方案的灾难性观点”。</text:p>
      <text:p text:style-name="P4">
如报道<text:a xlink:type="simple" xlink:href="https://www.ukrinform.ua/rubric-polytics/3706495-ssa-pro-mirni-zusilla-kitau-vazlivo-pracuvati-v-tisnij-koordinacii-z-ukrainou.html" text:style-name="Internet_20_link" text:visited-style-name="Visited_20_Internet_20_Link">
</text:a>
美国国务院韦德特·帕特尔(Vedant Patel)对中国打算向乌克兰派遣特别代表的意图发表评论，他说，美国认为，在俄罗斯联邦与乌克兰之间的战争中实现和平的任何外交努力都与与乌克兰之间的和平直接协调基辅。</text:p>
      <text:p text:style-name="P4">
News Source: <text:a xlink:type="simple" xlink:href="https://www.ukrinform.ua/rubric-polytics/3706496-putin-vdersa-do-ukraini-bo-svit-ne-spiniv-jogo-ranise-gillari-klinton.html" text:style-name="Internet_20_link" text:visited-style-name="Visited_20_Internet_20_Link">
https://www.ukrinform.ua/rubric-polytics/3706496-putin-vdersa-do-ukraini-bo-svit-ne-spiniv-jogo-ranise-gillari-klinton.html</text:a>
</text:p>
      <!--NEWS-->
      <text:h text:style-name="P10" text:outline-level="1">
<text:span text:style-name="T4">
俄罗斯人每天向苏米地区边境社区开火</text:span>
</text:h>
      <text:p text:style-name="P4">
作者: Ukrinform (Person)</text:p>
      <text:p text:style-name="P4">
出版商: Укринформ (Organization)</text:p>
      <text:p text:style-name="P4">
出版时间: 2023-05-08T-55:38:00+03:00</text:p>
      <text:p text:style-name="P4">
修改时间: 2023-05-08T21:38:00+03:00</text:p>
      <text:p text:style-name="P4">
描述: 5月8日星期一，俄罗斯军队对苏米地区的边境社区进行了12次炮击。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Війна з росією']</text:p>
      <text:p text:style-name="P4">
类型: Article</text:p>
      <!--METADATA-->
      <text:p text:style-name="P4">
<draw:frame draw:style-name="fr1" draw:name="Image45" text:anchor-type="as-char" svg:width="6.9236in" svg:height="3.956343in" draw:z-index="0">
<draw:image xlink:href="../Images/yкринформ/2023-05-08T-55-38-00-03-00/630_360_1640330796-210.jpeg" xlink:type="simple" xlink:show="embed" xlink:actuate="onLoad" draw:mime-type="image/jpeg"/>
</draw:frame>
5月8日星期一，俄罗斯军队对苏米地区的边境社区进行了12次炮击。</text:p>
      <text:p text:style-name="P4">
根据乌克林福姆的说法，苏米地区军事行政部门报告了<text:a xlink:type="simple" xlink:href="https://t.me/Sumy_news_ODA/16030" text:style-name="Internet_20_link" text:visited-style-name="Visited_20_Internet_20_Link">
</text:a>
。</text:p>
      <text:p text:style-name="P4">
“白天，俄罗斯人做了12 <text:a xlink:type="simple" xlink:href="https://www.ukrinform.ua/tag-obstril" text:style-name="Internet_20_link" text:visited-style-name="Visited_20_Internet_20_Link">
</text:a>
.70爆炸已记录。 Yunakovskaya，belopilsk，Znob -novgorod，Shalyginsk，Esman，Novoslobidsk社区的定居点受到了炮击的折磨，该消息遭到了消息。</text:p>
      <text:p text:style-name="P4">
敌人从迫击炮中击败了敌人(4爆炸)和炮兵(4wibuhi).</text:p>
      <text:p text:style-name="P4">
По Новослобідській громаді росіяни здійснили обстріл зі ствольної артилерії (4wibuhi). Внаслідок обстрілу пошкоджено два приватні автомобілі, чотириприватні житлові будинки, лінію електропередач.</text:p>
      <text:p text:style-name="P4">
<text:span text:style-name="T4">
Читайте також:</text:span>
 <text:a xlink:type="simple" xlink:href="https://www.ukrinform.ua/rubric-ato/3706350-rosiani-znovu-obstrilali-prikordonna-cernigivsini.html" text:style-name="Internet_20_link" text:visited-style-name="Visited_20_Internet_20_Link">
 <text:span text:style-name="T4">
обстріл</text:span>
 </text:a>
由于另一位士兵艺术(3爆炸)私人住房建筑损坏了。 还有一次迫击炮爆炸。</text:p>
      <text:p text:style-name="P4">
在Belopil社区，俄罗斯军队被枪支炮兵殴打(2 Vibuhi)，砂浆(9爆炸)和AGS(15次爆炸).</text:p>
      <text:p text:style-name="P4">
По Шалигинській громаді загарбники здійснили обстріл з РСЗВ (7爆炸).</text:p>
      <text:p text:style-name="P4">
Як повідомляв <text:a xlink:type="simple" xlink:href="https://www.ukrinform.ua/rubric-regions/3706202-rosiani-za-dobu-obstrilali-desat-oblastej-ukraini-zvedenna-ova.html" text:style-name="Internet_20_link" text:visited-style-name="Visited_20_Internet_20_Link">
 </text:a>
，俄罗斯联邦的部队最后一天袭击了乌克兰的十个地区。</text:p>
      <text:p text:style-name="P4">
News Source: <text:a xlink:type="simple" xlink:href="https://www.ukrinform.ua/rubric-ato/3706493-rosiani-za-dobu-12-raziv-obstrilali-prikordonni-gromadi-sumsini.html" text:style-name="Internet_20_link" text:visited-style-name="Visited_20_Internet_20_Link">
https://www.ukrinform.ua/rubric-ato/3706493-rosiani-za-dobu-12-raziv-obstrilali-prikordonni-gromadi-sumsini.html</text:a>
</text:p>
      <!--NEWS-->
      <text:h text:style-name="P10" text:outline-level="1">
<text:span text:style-name="T4">
俄罗斯人每天向苏米地区边境社区开火</text:span>
</text:h>
      <text:p text:style-name="P4">
作者: Ukrinform (Person)</text:p>
      <text:p text:style-name="P4">
出版商: Укринформ (Organization)</text:p>
      <text:p text:style-name="P4">
出版时间: 2023-05-08T-55:38:00+03:00</text:p>
      <text:p text:style-name="P4">
修改时间: 2023-05-08T21:38:00+03:00</text:p>
      <text:p text:style-name="P4">
描述: 5月8日星期一，俄罗斯军队对苏米地区的边境社区进行了12次炮击。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Війна з росією']</text:p>
      <text:p text:style-name="P4">
类型: Article</text:p>
      <!--METADATA-->
      <text:p text:style-name="P4">
<draw:frame draw:style-name="fr1" draw:name="Image46" text:anchor-type="as-char" svg:width="6.9236in" svg:height="3.956343in" draw:z-index="0">
<draw:image xlink:href="../Images/yкринформ/2023-05-08T-55-38-00-03-00/630_360_1640330796-210.jpeg" xlink:type="simple" xlink:show="embed" xlink:actuate="onLoad" draw:mime-type="image/jpeg"/>
</draw:frame>
5月8日星期一，俄罗斯军队对苏米地区的边境社区进行了12次炮击。</text:p>
      <text:p text:style-name="P4">
根据乌克林福姆的说法，苏米地区军事行政部门报告了<text:a xlink:type="simple" xlink:href="https://t.me/Sumy_news_ODA/16030" text:style-name="Internet_20_link" text:visited-style-name="Visited_20_Internet_20_Link">
</text:a>
。</text:p>
      <text:p text:style-name="P4">
“白天，俄罗斯人做了12 <text:a xlink:type="simple" xlink:href="https://www.ukrinform.ua/tag-obstril" text:style-name="Internet_20_link" text:visited-style-name="Visited_20_Internet_20_Link">
</text:a>
.70爆炸已记录。 Yunakovskaya，belopilsk，Znob -novgorod，Shalyginsk，Esman，Novoslobidsk社区的定居点受到了炮击的折磨，该消息遭到了消息。</text:p>
      <text:p text:style-name="P4">
敌人从迫击炮中击败了敌人(4爆炸)和炮兵(4wibuhi).</text:p>
      <text:p text:style-name="P4">
По Новослобідській громаді росіяни здійснили обстріл зі ствольної артилерії (4wibuhi). Внаслідок обстрілу пошкоджено два приватні автомобілі, чотириприватні житлові будинки, лінію електропередач.</text:p>
      <text:p text:style-name="P4">
<text:span text:style-name="T4">
Читайте також:</text:span>
 <text:a xlink:type="simple" xlink:href="https://www.ukrinform.ua/rubric-ato/3706350-rosiani-znovu-obstrilali-prikordonna-cernigivsini.html" text:style-name="Internet_20_link" text:visited-style-name="Visited_20_Internet_20_Link">
 <text:span text:style-name="T4">
обстріл</text:span>
 </text:a>
由于另一位士兵艺术(3爆炸)私人住房建筑损坏了。 还有一次迫击炮爆炸。</text:p>
      <text:p text:style-name="P4">
在Belopil社区，俄罗斯军队被枪支炮兵殴打(2 Vibuhi)，砂浆(9爆炸)和AGS(15次爆炸).</text:p>
      <text:p text:style-name="P4">
По Шалигинській громаді загарбники здійснили обстріл з РСЗВ (7爆炸).</text:p>
      <text:p text:style-name="P4">
Як повідомляв <text:a xlink:type="simple" xlink:href="https://www.ukrinform.ua/rubric-regions/3706202-rosiani-za-dobu-obstrilali-desat-oblastej-ukraini-zvedenna-ova.html" text:style-name="Internet_20_link" text:visited-style-name="Visited_20_Internet_20_Link">
 </text:a>
，俄罗斯联邦的部队最后一天袭击了乌克兰的十个地区。</text:p>
      <text:p text:style-name="P4">
News Source: <text:a xlink:type="simple" xlink:href="https://www.ukrinform.ua/rubric-ato/3706493-rosiani-za-dobu-12-raziv-obstrilali-prikordonni-gromadi-sumsini.html" text:style-name="Internet_20_link" text:visited-style-name="Visited_20_Internet_20_Link">
https://www.ukrinform.ua/rubric-ato/3706493-rosiani-za-dobu-12-raziv-obstrilali-prikordonni-gromadi-sumsini.html</text:a>
</text:p>
      <!--NEWS-->
      <text:h text:style-name="P10" text:outline-level="1">
<text:span text:style-name="T4">
APL：与Mykolenko一起击败了“布莱顿”的“埃弗顿”</text:span>
</text:h>
      <text:p text:style-name="P4">
作者: Ukrinform (Person)</text:p>
      <text:p text:style-name="P4">
出版商: Укринформ (Organization)</text:p>
      <text:p text:style-name="P4">
出版时间: 2023-05-08T-57:35:00+03:00</text:p>
      <text:p text:style-name="P4">
修改时间: 2023-05-08T21:35:00+03:00</text:p>
      <text:p text:style-name="P4">
描述: 英超联赛（APL）继续参加第35轮足球锦标赛的比赛。  - 乌克林。</text:p>
      <text:p text:style-name="P4">
图片: ["<text:a xlink:type="simple" xlink:href="https://static.ukrinform.com/photos/2023_05/thumb_files/630_360_1683570295-549.jpg" text:style-name="Internet_20_link" text:visited-style-name="Visited_20_Internet_20_Link">
630_360_16835...</text:a>
"]</text:p>
      <text:p text:style-name="P4">
标签: ['Футбол', 'Віталій Миколенко', 'АПЛ', 'Евертон']</text:p>
      <text:p text:style-name="P4">
类型: Article</text:p>
      <!--METADATA-->
      <text:p text:style-name="P4">
<draw:frame draw:style-name="fr1" draw:name="Image47" text:anchor-type="as-char" svg:width="6.9236in" svg:height="3.956343in" draw:z-index="0">
<draw:image xlink:href="../Images/yкринформ/2023-05-08T-57-35-00-03-00/630_360_1683570295-549.jpg" xlink:type="simple" xlink:show="embed" xlink:actuate="onLoad" draw:mime-type="image/jpeg"/>
</draw:frame>
旺利乌斯超级联赛(超级联赛)第35轮足球的比赛首先。</text:p>
      <text:p text:style-name="P4">
乌克林福姆报道，乌克兰后卫Vitaliy Mykolenko的“ Everton”访问“ Amex Stadia”时对“ Brighton”(5：1)充满信心。</text:p>
      <text:p text:style-name="P4">
失败者进球的球得分(1-A，29-A分钟)，Jason Table(35-汽车)和Twin McNil(76，90+6); 亚历克西斯·麦克阿拉斯特(Alexis MacAllist)被分为所有者的一部分(79).</text:p>
      <text:p text:style-name="P4">
Миколенко провів на полі увесь матч.</text:p>
      <text:p text:style-name="P4">
<text:span text:style-name="T4">
Читайте також:</text:span>
 <text:a xlink:type="simple" xlink:href="https://www.ukrinform.ua/rubric-sports/3703380-apl-everton-z-mikolenkom-unik-porazki-u-lesteri.html" text:style-name="Internet_20_link" text:visited-style-name="Visited_20_Internet_20_Link">
 <text:span text:style-name="T4">
Миколенко</text:span>
 </text:a>
利物浦的“爱尔兰人”(32眼镜)他们上升到第16位，离开了比赛的处置区域。</text:p>
      <text:p text:style-name="P4">
下一场埃弗顿比赛将于5月14日在家对阵曼城。</text:p>
      <text:p text:style-name="P4">
领导曼城APL(82眼镜)亚历山大·辛申科(Alexander Zinchenko)，距乌克兰阿森纳的伦敦“阿森纳”(81)谁有更多游戏。</text:p>
      <text:p text:style-name="P4">
照片：法新社。</text:p>
      <text:p text:style-name="P4">
News Source: <text:a xlink:type="simple" xlink:href="https://www.ukrinform.ua/rubric-sports/3706492-apl-everton-z-mikolenkom-rozgromiv-brajton.html" text:style-name="Internet_20_link" text:visited-style-name="Visited_20_Internet_20_Link">
https://www.ukrinform.ua/rubric-sports/3706492-apl-everton-z-mikolenkom-rozgromiv-brajton.html</text:a>
</text:p>
      <!--NEWS-->
      <text:h text:style-name="P10" text:outline-level="1">
<text:span text:style-name="T4">
APL：与Mykolenko一起击败了“布莱顿”的“埃弗顿”</text:span>
</text:h>
      <text:p text:style-name="P4">
作者: Ukrinform (Person)</text:p>
      <text:p text:style-name="P4">
出版商: Укринформ (Organization)</text:p>
      <text:p text:style-name="P4">
出版时间: 2023-05-08T-57:35:00+03:00</text:p>
      <text:p text:style-name="P4">
修改时间: 2023-05-08T21:35:00+03:00</text:p>
      <text:p text:style-name="P4">
描述: 英超联赛（APL）继续参加第35轮足球锦标赛的比赛。  - 乌克林。</text:p>
      <text:p text:style-name="P4">
图片: ["<text:a xlink:type="simple" xlink:href="https://static.ukrinform.com/photos/2023_05/thumb_files/630_360_1683570295-549.jpg" text:style-name="Internet_20_link" text:visited-style-name="Visited_20_Internet_20_Link">
630_360_16835...</text:a>
"]</text:p>
      <text:p text:style-name="P4">
标签: ['Футбол', 'Віталій Миколенко', 'АПЛ', 'Евертон']</text:p>
      <text:p text:style-name="P4">
类型: Article</text:p>
      <!--METADATA-->
      <text:p text:style-name="P4">
<draw:frame draw:style-name="fr1" draw:name="Image48" text:anchor-type="as-char" svg:width="6.9236in" svg:height="3.956343in" draw:z-index="0">
<draw:image xlink:href="../Images/yкринформ/2023-05-08T-57-35-00-03-00/630_360_1683570295-549.jpg" xlink:type="simple" xlink:show="embed" xlink:actuate="onLoad" draw:mime-type="image/jpeg"/>
</draw:frame>
旺利乌斯超级联赛(超级联赛)第35轮足球的比赛首先。</text:p>
      <text:p text:style-name="P4">
乌克林福姆报道，乌克兰后卫Vitaliy Mykolenko的“ Everton”访问“ Amex Stadia”时对“ Brighton”(5：1)充满信心。</text:p>
      <text:p text:style-name="P4">
失败者进球的球得分(1-A，29-A分钟)，Jason Table(35-汽车)和Twin McNil(76，90+6); 亚历克西斯·麦克阿拉斯特(Alexis MacAllist)被分为所有者的一部分(79).</text:p>
      <text:p text:style-name="P4">
Миколенко провів на полі увесь матч.</text:p>
      <text:p text:style-name="P4">
<text:span text:style-name="T4">
Читайте також:</text:span>
 <text:a xlink:type="simple" xlink:href="https://www.ukrinform.ua/rubric-sports/3703380-apl-everton-z-mikolenkom-unik-porazki-u-lesteri.html" text:style-name="Internet_20_link" text:visited-style-name="Visited_20_Internet_20_Link">
 <text:span text:style-name="T4">
Миколенко</text:span>
 </text:a>
利物浦的“爱尔兰人”(32眼镜)他们上升到第16位，离开了比赛的处置区域。</text:p>
      <text:p text:style-name="P4">
下一场埃弗顿比赛将于5月14日在家对阵曼城。</text:p>
      <text:p text:style-name="P4">
领导曼城APL(82眼镜)亚历山大·辛申科(Alexander Zinchenko)，距乌克兰阿森纳的伦敦“阿森纳”(81)谁有更多游戏。</text:p>
      <text:p text:style-name="P4">
照片：法新社。</text:p>
      <text:p text:style-name="P4">
News Source: <text:a xlink:type="simple" xlink:href="https://www.ukrinform.ua/rubric-sports/3706492-apl-everton-z-mikolenkom-rozgromiv-brajton.html" text:style-name="Internet_20_link" text:visited-style-name="Visited_20_Internet_20_Link">
https://www.ukrinform.ua/rubric-sports/3706492-apl-everton-z-mikolenkom-rozgromiv-brajton.html</text:a>
</text:p>
      <!--NEWS-->
      <text:h text:style-name="P10" text:outline-level="1">
<text:span text:style-name="T4">
Twitter将删除已经不活动的帐户</text:span>
</text:h>
      <text:p text:style-name="P4">
作者: Ukrinform (Person)</text:p>
      <text:p text:style-name="P4">
出版商: Укринформ (Organization)</text:p>
      <text:p text:style-name="P4">
出版时间: 2023-05-08T-59:27:00+03:00</text:p>
      <text:p text:style-name="P4">
修改时间: 2023-05-08T21:27:00+03:00</text:p>
      <text:p text:style-name="P4">
描述: Twitter社交网络将删除几年来未活跃的用户帐户。  - 乌克林。</text:p>
      <text:p text:style-name="P4">
图片: ["<text:a xlink:type="simple" xlink:href="https://static.ukrinform.com/photos/2023_05/thumb_files/630_360_1683570402-821.jpg" text:style-name="Internet_20_link" text:visited-style-name="Visited_20_Internet_20_Link">
630_360_16835...</text:a>
"]</text:p>
      <text:p text:style-name="P4">
标签: ['Інтернет', 'Twitter', 'Соцмережі']</text:p>
      <text:p text:style-name="P4">
类型: Article</text:p>
      <!--METADATA-->
      <text:p text:style-name="P4">
<draw:frame draw:style-name="fr1" draw:name="Image49" text:anchor-type="as-char" svg:width="6.9236in" svg:height="3.956343in" draw:z-index="0">
<draw:image xlink:href="../Images/yкринформ/2023-05-08T-59-27-00-03-00/630_360_1683570402-821.jpg" xlink:type="simple" xlink:show="embed" xlink:actuate="onLoad" draw:mime-type="image/jpeg"/>
</draw:frame>
社交Networkinger将删除几年来一直没有活跃的用户帐户。</text:p>
      <text:p text:style-name="P4">
正如乌克林福姆报道的那样，<text:a xlink:type="simple" xlink:href="http://twitter.com/elonmusk/status/1655608985058267139" text:style-name="Internet_20_link" text:visited-style-name="Visited_20_Internet_20_Link">
</text:a>
Platformillon Musk的所有者。</text:p>
      <ul>
        <li>
写道：“我们有几年没有活跃的清洁帐户，因此您可能会看到您的签名数量下降。”(https://www.ukrinform.ua/tag-maski)。</li>
      </ul>
      <text:p text:style-name="Quotations">

<text:p text:style-name="P4">
我们正在清除几年来根本没有活动的帐户，&gt;
您可能会看到追随者的数量降低&gt;
&gt;
  -  Elon Musk(@elonmusk) <text:a xlink:type="simple" xlink:href="https://twitter.com/elonmusk/status/1655608985058267139" text:style-name="Internet_20_link" text:visited-style-name="Visited_20_Internet_20_Link">
&gt;
 </text:a>
同时，他没有报告与删除记录相一致的更详细的标准。</text:p>

</text:p>
      <text:p text:style-name="P4">
<text:span text:style-name="T4">
另请阅读：</text:span>
 <text:a xlink:type="simple" xlink:href="https://www.ukrinform.ua/rubric-technology/3700226-ostanni-zmini-u-twitter-dopomagaut-avtoritarnim-rezimam-siriti-propagandu.html" text:style-name="Internet_20_link" text:visited-style-name="Visited_20_Internet_20_Link">
</text:a>
如指定<text:a xlink:type="simple" xlink:href="http://www.reuters.com/technology/twitter-remove-inactive-accounts-2023-05-08/" text:style-name="Internet_20_link" text:visited-style-name="Visited_20_Internet_20_Link">
</text:a>
，根据Twitter的政策，用户必须至少每30天输入其帐户，以避免由于长期不采取行动而最终删除。</text:p>
      <text:p text:style-name="P4">
_foto：Getty Images _</text:p>
      <text:p text:style-name="P4">
News Source: <text:a xlink:type="simple" xlink:href="https://www.ukrinform.ua/rubric-technology/3706491-tvitter-vidalatime-akaunti-aki-buli-neaktivni-rokami.html" text:style-name="Internet_20_link" text:visited-style-name="Visited_20_Internet_20_Link">
https://www.ukrinform.ua/rubric-technology/3706491-tvitter-vidalatime-akaunti-aki-buli-neaktivni-rokami.html</text:a>
</text:p>
      <!--NEWS-->
      <text:h text:style-name="P10" text:outline-level="1">
<text:span text:style-name="T4">
乌克兰对俄罗斯的胜利将是中国限制的信号 - 弗里兰德</text:span>
</text:h>
      <text:p text:style-name="P4">
作者: Ukrinform (Person)</text:p>
      <text:p text:style-name="P4">
出版商: Укринформ (Organization)</text:p>
      <text:p text:style-name="P4">
出版时间: 2023-05-08T-61:14:00+03:00</text:p>
      <text:p text:style-name="P4">
修改时间: 2023-05-08T21:14:00+03:00</text:p>
      <text:p text:style-name="P4">
描述: 乌克兰在针对俄罗斯的战争中的令人信服的胜利将使中国摆脱潜在的侵略。  - 乌克林。</text:p>
      <text:p text:style-name="P4">
图片: ["<text:a xlink:type="simple" xlink:href="https://static.ukrinform.com/photos/2019_05/thumb_files/630_360_1557297247-835.jpg" text:style-name="Internet_20_link" text:visited-style-name="Visited_20_Internet_20_Link">
630_360_15572...</text:a>
"]</text:p>
      <text:p text:style-name="P4">
标签: ['Фріланд', 'Канада', 'Китай', 'Війна з росією']</text:p>
      <text:p text:style-name="P4">
类型: Article</text:p>
      <!--METADATA-->
      <text:p text:style-name="P4">
<draw:frame draw:style-name="fr1" draw:name="Image50" text:anchor-type="as-char" svg:width="6.9236in" svg:height="3.956343in" draw:z-index="0">
<draw:image xlink:href="../Images/yкринформ/2023-05-08T-61-14-00-03-00/630_360_1557297247-835.jpg" xlink:type="simple" xlink:show="embed" xlink:actuate="onLoad" draw:mime-type="image/jpeg"/>
</draw:frame>
乌克兰在针对俄罗斯的战争中令人信服的胜利将有助于限制中国的潜在侵略。</text:p>
      <text:p text:style-name="P4">
根据乌克林代表通讯员的说法，加拿大裔弗里兰德(Canadychrist Freeland)的牧师说了这一点。</text:p>
      <text:p text:style-name="P4">
“我们可以在中国发送的最强约束信号是乌克兰的自信表现(在针对俄罗斯的战争中。)”， - 政府说。</text:p>
      <text:p text:style-name="P4">
在她看来，俄罗斯的失败将向世界上所有独裁者展示“捍卫自己并最终能够获胜的民主”。</text:p>
      <text:p text:style-name="P4">
<text:span text:style-name="T4">
另请阅读：</text:span>
 <text:a xlink:type="simple" xlink:href="https://www.ukrinform.ua/rubric-economy/3654982-peremoga-ukraini-u-vijni-dast-znacnij-postovh-svitovij-ekonomici-friland.html" text:style-name="Internet_20_link" text:visited-style-name="Visited_20_Internet_20_Link">
<text:span text:style-name="T4">
 freeland </text:span>
</text:a>
正如乌克林福姆报道的<text:a xlink:type="simple" xlink:href="https://www.ukrinform.ua/tag-kitaj" text:style-name="Internet_20_link" text:visited-style-name="Visited_20_Internet_20_Link">
</text:a>
台湾出售的美国武器，并敦促美国停止与该岛的军事接触。</text:p>
      <text:p text:style-name="P4">
News Source: <text:a xlink:type="simple" xlink:href="https://www.ukrinform.ua/rubric-polytics/3706489-peremoga-ukraini-nad-rosieu-stane-signalom-strimuvanna-dla-kitau-friland.html" text:style-name="Internet_20_link" text:visited-style-name="Visited_20_Internet_20_Link">
https://www.ukrinform.ua/rubric-polytics/3706489-peremoga-ukraini-nad-rosieu-stane-signalom-strimuvanna-dla-kitau-friland.html</text:a>
</text:p>
      <!--NEWS-->
      <text:h text:style-name="P10" text:outline-level="1">
<text:span text:style-name="T4">
卫生部处理两种类型的自愿保险</text:span>
</text:h>
      <text:p text:style-name="P4">
作者: Ukrinform (Person)</text:p>
      <text:p text:style-name="P4">
出版商: Укринформ (Organization)</text:p>
      <text:p text:style-name="P4">
出版时间: 2023-05-08T-77:08:00+03:00</text:p>
      <text:p text:style-name="P4">
修改时间: 2023-05-08T20:08:00+03:00</text:p>
      <text:p text:style-name="P4">
描述: 卫生部处理两种类型的自愿医疗保险：药品并涵盖付费医疗服务。  - 乌克林。</text:p>
      <text:p text:style-name="P4">
图片: ["<text:a xlink:type="simple" xlink:href="https://static.ukrinform.com/photos/2022_05/thumb_files/630_360_1651943975-280.jpg" text:style-name="Internet_20_link" text:visited-style-name="Visited_20_Internet_20_Link">
630_360_16519...</text:a>
"]</text:p>
      <text:p text:style-name="P4">
标签: ['Медицина', 'МОЗ', 'Страхування']</text:p>
      <text:p text:style-name="P4">
类型: Article</text:p>
      <!--METADATA-->
      <text:p text:style-name="P4">
<draw:frame draw:style-name="fr1" draw:name="Image51" text:anchor-type="as-char" svg:width="6.9236in" svg:height="3.956343in" draw:z-index="0">
<draw:image xlink:href="../Images/yкринформ/2023-05-08T-77-08-00-03-00/630_360_1651943975-280.jpg" xlink:type="simple" xlink:show="embed" xlink:actuate="onLoad" draw:mime-type="image/jpeg"/>
</draw:frame>
腐蚀运营两种类型的自愿医疗保险：药品并涵盖付费医疗服务。</text:p>
      <text:p text:style-name="P4">
乌克利芬通讯员报道，卫生部长维克托里亚什科(Viktorlyashko)在与记者的一次会议上说。</text:p>
      <text:p text:style-name="P4">
“我们正在积极开发两种自愿类型的医疗保险。Amortoxt，Pharmaceutical，以确保在发生疾病的情况下，并且购买了疾病的情况下潜在的上升(https://www.ukrinform.ua/tag-medicina)保证。 第二个是为了开发医疗保证计划不涵盖的服务。” Lyashko说。</text:p>
      <text:p text:style-name="P4">
他说，现在，有一项关于由医疗保证计划涵盖的服务列表的工作，以形成PMG不涵盖的服务列表。 例如，部长引用了支架服务，分流器，这是在心脏病发作的情况下提供的。 根据紧急瀑布的部长的说法，该州涵盖了患者支架支架的费用。尽管有可能患有这种疾病或绕过疾病，但没有支付3-4个心绞痛的患者。</text:p>
      <text:p text:style-name="P4">
<text:span text:style-name="T4">
另请阅读：</text:span>
 <text:a xlink:type="simple" xlink:href="https://www.ukrinform.ua/rubric-society/3706389-moz-rozgladae-mozlivist-skasuvanna-koronavirusnih-obmezen-v-ukraini.html" text:style-name="Internet_20_link" text:visited-style-name="Visited_20_Internet_20_Link">
<text:span text:style-name="T4">
 moh </text:span>
</text:a>
“国家预先无法覆盖(在药用计划的预算中 - 编辑。)，因为大量患有此类疾病的患者。 但是，如果有付费服务列表，保险公司可以计算此保险的成本并购买。 当我们这样做时，可以考虑到州的问题，以确保医疗保证的计划，以确保人口的确定性购买。” Lyashko解释说。</text:p>
      <text:p text:style-name="P4">
根据乌克林福姆的说法，乌克兰国家卫生局计划改善患者的工作并监视医疗保证计划的实施。</text:p>
      <text:p text:style-name="P4">
News Source: <text:a xlink:type="simple" xlink:href="https://www.ukrinform.ua/rubric-society/3706461-moz-opracovue-dva-vidi-dobrovilnogo-medstrahuvanna.html" text:style-name="Internet_20_link" text:visited-style-name="Visited_20_Internet_20_Link">
https://www.ukrinform.ua/rubric-society/3706461-moz-opracovue-dva-vidi-dobrovilnogo-medstrahuvanna.html</text:a>
</text:p>
      <!--NEWS-->
      <text:h text:style-name="P10" text:outline-level="1">
<text:span text:style-name="T4">
防空击落了35张莎还无人驾驶飞机过夜</text:span>
</text:h>
      <text:p text:style-name="P4">
作者: liveuamap (Language: en)</text:p>
      <text:p text:style-name="P4">
时间: 2023-05-08T01:27:01</text:p>
      <text:p text:style-name="P4">
地点: Kyiv (Latitude:50.73993 Longtitude:30.47058)</text:p>
      <text:p text:style-name="P4">
视频: []</text:p>
      <text:p text:style-name="P4">
图片: ["<text:a xlink:type="simple" xlink:href="https://liveuamap.com/pics/2023/05/08/22561182_0.jpg" text:style-name="Internet_20_link" text:visited-style-name="Visited_20_Internet_20_Link">
22561182_0.jpg</text:a>
"]</text:p>
      <text:p text:style-name="P4">
标签: ["Russia"]</text:p>
      <text:p text:style-name="P4">
Id: 22561182</text:p>
      <!--METADATA-->
      <text:p text:style-name="P4">
防空击落了35张莎还无人驾驶飞机过夜</text:p>
      <text:p text:style-name="P4">
<draw:frame draw:style-name="fr1" draw:name="Image52" text:anchor-type="as-char" svg:width="6.9236in" svg:height="6.9236in" draw:z-index="0">
<draw:image xlink:href="../Images/liveuamap/2023-05-08T01-27-01/22561182_0.jpg" xlink:type="simple" xlink:show="embed" xlink:actuate="onLoad" draw:mime-type="image/jpeg"/>
</draw:frame>
新闻集链接：<text:a xlink:type="simple" xlink:href="https://liveuamap.com/en/2023/8-may-air-defense-shot-down-35-shahed-drones-overnight-in" text:style-name="Internet_20_link" text:visited-style-name="Visited_20_Internet_20_Link">
https://liveuamap.com/en/2023/2023/8-may-air-defense-shot-down-35-shahed-drones-drones-vernight innight in</text:a>
</text:p>
      <text:p text:style-name="P4">
News Source: <text:a xlink:type="simple" xlink:href="https://t.me/OdessaDumskayaNet/55286" text:style-name="Internet_20_link" text:visited-style-name="Visited_20_Internet_20_Link">
https://t.me/OdessaDumskayaNet/55286</text:a>
</text:p>
      <!--NEWS-->
      <text:h text:style-name="P10" text:outline-level="1">
<text:span text:style-name="T4">
无人机碎片在基辅损坏的多个住宅建筑物。 5人受伤</text:span>
</text:h>
      <text:p text:style-name="P4">
作者: liveuamap (Language: en)</text:p>
      <text:p text:style-name="P4">
时间: 2023-05-08T01:29:22</text:p>
      <text:p text:style-name="P4">
地点: Kyiv, Kyiv city (Latitude:50.40348 Longtitude:30.44312)</text:p>
      <text:p text:style-name="P4">
视频: []</text:p>
      <text:p text:style-name="P4">
图片: ["<text:a xlink:type="simple" xlink:href="https://liveuamap.com/pics/2023/05/08/22561183_0.jpg" text:style-name="Internet_20_link" text:visited-style-name="Visited_20_Internet_20_Link">
22561183_0.jpg</text:a>
", "<text:a xlink:type="simple" xlink:href="https://liveuamap.com/pics/2023/05/08/22561183_1.jpg" text:style-name="Internet_20_link" text:visited-style-name="Visited_20_Internet_20_Link">
22561183_1.jpg</text:a>
", "<text:a xlink:type="simple" xlink:href="https://liveuamap.com/pics/2023/05/08/22561183_2.jpg" text:style-name="Internet_20_link" text:visited-style-name="Visited_20_Internet_20_Link">
22561183_2.jpg</text:a>
", "<text:a xlink:type="simple" xlink:href="https://liveuamap.com/pics/2023/05/08/22561183_3.jpg" text:style-name="Internet_20_link" text:visited-style-name="Visited_20_Internet_20_Link">
22561183_3.jpg</text:a>
", "<text:a xlink:type="simple" xlink:href="https://liveuamap.com/pics/2023/05/08/22561183_4.jpg" text:style-name="Internet_20_link" text:visited-style-name="Visited_20_Internet_20_Link">
22561183_4.jpg</text:a>
", "<text:a xlink:type="simple" xlink:href="https://liveuamap.com/pics/2023/05/08/22561183_5.jpg" text:style-name="Internet_20_link" text:visited-style-name="Visited_20_Internet_20_Link">
22561183_5.jpg</text:a>
"]</text:p>
      <text:p text:style-name="P4">
标签: []</text:p>
      <text:p text:style-name="P4">
Id: 22561183</text:p>
      <!--METADATA-->
      <text:p text:style-name="P4">
无人机碎片在基辅损坏的多个住宅建筑物。 5人陷入困境</text:p>
      <text:p text:style-name="P4">
<draw:frame draw:style-name="fr1" draw:name="Image53" text:anchor-type="as-char" svg:width="6.6625in" svg:height="10.0in" draw:z-index="0">
<draw:image xlink:href="../Images/liveuamap/2023-05-08T01-29-22/22561183_0.jpg" xlink:type="simple" xlink:show="embed" xlink:actuate="onLoad" draw:mime-type="image/jpeg"/>
</draw:frame>
<draw:frame draw:style-name="fr1" draw:name="Image54" text:anchor-type="as-char" svg:width="6.9236in" svg:height="4.612849in" draw:z-index="0">
<draw:image xlink:href="../Images/liveuamap/2023-05-08T01-29-22/22561183_1.jpg" xlink:type="simple" xlink:show="embed" xlink:actuate="onLoad" draw:mime-type="image/jpeg"/>
</draw:frame>
<draw:frame draw:style-name="fr1" draw:name="Image55" text:anchor-type="as-char" svg:width="6.9236in" svg:height="4.612849in" draw:z-index="0">
<draw:image xlink:href="../Images/liveuamap/2023-05-08T01-29-22/22561183_2.jpg" xlink:type="simple" xlink:show="embed" xlink:actuate="onLoad" draw:mime-type="image/jpeg"/>
</draw:frame>
<draw:frame draw:style-name="fr1" draw:name="Image56" text:anchor-type="as-char" svg:width="6.9236in" svg:height="4.612849in" draw:z-index="0">
<draw:image xlink:href="../Images/liveuamap/2023-05-08T01-29-22/22561183_3.jpg" xlink:type="simple" xlink:show="embed" xlink:actuate="onLoad" draw:mime-type="image/jpeg"/>
</draw:frame>
<draw:frame draw:style-name="fr1" draw:name="Image57" text:anchor-type="as-char" svg:width="6.9236in" svg:height="4.612849in" draw:z-index="0">
<draw:image xlink:href="../Images/liveuamap/2023-05-08T01-29-22/22561183_4.jpg" xlink:type="simple" xlink:show="embed" xlink:actuate="onLoad" draw:mime-type="image/jpeg"/>
</draw:frame>
<draw:frame draw:style-name="fr1" draw:name="Image58" text:anchor-type="as-char" svg:width="6.6625in" svg:height="10.0in" draw:z-index="0">
<draw:image xlink:href="../Images/liveuamap/2023-05-08T01-29-22/22561183_5.jpg" xlink:type="simple" xlink:show="embed" xlink:actuate="onLoad" draw:mime-type="image/jpeg"/>
</draw:frame>
新闻集链接：<text:a xlink:type="simple" xlink:href="https://liveuamap.com/en/2023/8-may-multiple-residential-buildings-damaged-in-kyiv-by-drones" text:style-name="Internet_20_link" text:visited-style-name="Visited_20_Internet_20_Link">
https://liveuamap.com/en/2023/8-may-may-multiple-sosidine-buildings-damameged-in-kyiv-by-drones</text:a>
</text:p>
      <text:p text:style-name="P4">
News Source: <text:a xlink:type="simple" xlink:href="https://t.me/OdessaDumskayaNet/55287" text:style-name="Internet_20_link" text:visited-style-name="Visited_20_Internet_20_Link">
https://t.me/OdessaDumskayaNet/55287</text:a>
</text:p>
      <!--NEWS-->
      <text:h text:style-name="P10" text:outline-level="1">
<text:span text:style-name="T4">
奥德萨地区夜间罢工后果的照片。 食物的火面积...</text:span>
</text:h>
      <text:p text:style-name="P4">
作者: liveuamap (Language: en)</text:p>
      <text:p text:style-name="P4">
时间: 2023-05-08T01:32:35</text:p>
      <text:p text:style-name="P4">
地点: Odesa (Latitude:46.38933 Longtitude:30.6292)</text:p>
      <text:p text:style-name="P4">
视频: []</text:p>
      <text:p text:style-name="P4">
图片: ["<text:a xlink:type="simple" xlink:href="https://liveuamap.com/pics/2023/05/08/22561184_0.jpg" text:style-name="Internet_20_link" text:visited-style-name="Visited_20_Internet_20_Link">
22561184_0.jpg</text:a>
", "<text:a xlink:type="simple" xlink:href="https://liveuamap.com/pics/2023/05/08/22561184_1.jpg" text:style-name="Internet_20_link" text:visited-style-name="Visited_20_Internet_20_Link">
22561184_1.jpg</text:a>
", "<text:a xlink:type="simple" xlink:href="https://liveuamap.com/pics/2023/05/08/22561184_2.jpg" text:style-name="Internet_20_link" text:visited-style-name="Visited_20_Internet_20_Link">
22561184_2.jpg</text:a>
", "<text:a xlink:type="simple" xlink:href="https://liveuamap.com/pics/2023/05/08/22561184_3.jpg" text:style-name="Internet_20_link" text:visited-style-name="Visited_20_Internet_20_Link">
22561184_3.jpg</text:a>
", "<text:a xlink:type="simple" xlink:href="https://liveuamap.com/pics/2023/05/08/22561184_4.jpg" text:style-name="Internet_20_link" text:visited-style-name="Visited_20_Internet_20_Link">
22561184_4.jpg</text:a>
", "<text:a xlink:type="simple" xlink:href="https://liveuamap.com/pics/2023/05/08/22561184_5.jpg" text:style-name="Internet_20_link" text:visited-style-name="Visited_20_Internet_20_Link">
22561184_5.jpg</text:a>
", "<text:a xlink:type="simple" xlink:href="https://liveuamap.com/pics/2023/05/08/22561184_6.jpg" text:style-name="Internet_20_link" text:visited-style-name="Visited_20_Internet_20_Link">
22561184_6.jpg</text:a>
", "<text:a xlink:type="simple" xlink:href="https://liveuamap.com/pics/2023/05/08/22561184_7.jpg" text:style-name="Internet_20_link" text:visited-style-name="Visited_20_Internet_20_Link">
22561184_7.jpg</text:a>
", "<text:a xlink:type="simple" xlink:href="https://liveuamap.com/pics/2023/05/08/22561184_8.jpg" text:style-name="Internet_20_link" text:visited-style-name="Visited_20_Internet_20_Link">
22561184_8.jpg</text:a>
", "<text:a xlink:type="simple" xlink:href="https://liveuamap.com/pics/2023/05/08/22561184_9.jpg" text:style-name="Internet_20_link" text:visited-style-name="Visited_20_Internet_20_Link">
22561184_9.jpg</text:a>
"]</text:p>
      <text:p text:style-name="P4">
标签: ["Central and Eastern Europe"]</text:p>
      <text:p text:style-name="P4">
Id: 22561184</text:p>
      <!--METADATA-->
      <text:p text:style-name="P4">
奥德萨地区夜间罢工后果的照片。 食品企业的欧洲局部地区为10,000平方米。</text:p>
      <text:p text:style-name="P4">
<draw:frame draw:style-name="fr1" draw:name="Image59" text:anchor-type="as-char" svg:width="6.9236in" svg:height="4.604194in" draw:z-index="0">
<draw:image xlink:href="../Images/liveuamap/2023-05-08T01-32-35/22561184_0.jpg" xlink:type="simple" xlink:show="embed" xlink:actuate="onLoad" draw:mime-type="image/jpeg"/>
</draw:frame>
<draw:frame draw:style-name="fr1" draw:name="Image60" text:anchor-type="as-char" svg:width="6.9236in" svg:height="5.547535in" draw:z-index="0">
<draw:image xlink:href="../Images/liveuamap/2023-05-08T01-32-35/22561184_1.jpg" xlink:type="simple" xlink:show="embed" xlink:actuate="onLoad" draw:mime-type="image/jpeg"/>
</draw:frame>
<draw:frame draw:style-name="fr1" draw:name="Image61" text:anchor-type="as-char" svg:width="6.9236in" svg:height="4.604194in" draw:z-index="0">
<draw:image xlink:href="../Images/liveuamap/2023-05-08T01-32-35/22561184_2.jpg" xlink:type="simple" xlink:show="embed" xlink:actuate="onLoad" draw:mime-type="image/jpeg"/>
</draw:frame>
<draw:frame draw:style-name="fr1" draw:name="Image62" text:anchor-type="as-char" svg:width="6.9236in" svg:height="4.604194in" draw:z-index="0">
<draw:image xlink:href="../Images/liveuamap/2023-05-08T01-32-35/22561184_3.jpg" xlink:type="simple" xlink:show="embed" xlink:actuate="onLoad" draw:mime-type="image/jpeg"/>
</draw:frame>
<draw:frame draw:style-name="fr1" draw:name="Image63" text:anchor-type="as-char" svg:width="6.9236in" svg:height="4.604194in" draw:z-index="0">
<draw:image xlink:href="../Images/liveuamap/2023-05-08T01-32-35/22561184_4.jpg" xlink:type="simple" xlink:show="embed" xlink:actuate="onLoad" draw:mime-type="image/jpeg"/>
</draw:frame>
<draw:frame draw:style-name="fr1" draw:name="Image64" text:anchor-type="as-char" svg:width="6.9236in" svg:height="3.894525in" draw:z-index="0">
<draw:image xlink:href="../Images/liveuamap/2023-05-08T01-32-35/22561184_5.jpg" xlink:type="simple" xlink:show="embed" xlink:actuate="onLoad" draw:mime-type="image/jpeg"/>
</draw:frame>
<draw:frame draw:style-name="fr1" draw:name="Image65" text:anchor-type="as-char" svg:width="6.9236in" svg:height="4.604194in" draw:z-index="0">
<draw:image xlink:href="../Images/liveuamap/2023-05-08T01-32-35/22561184_6.jpg" xlink:type="simple" xlink:show="embed" xlink:actuate="onLoad" draw:mime-type="image/jpeg"/>
</draw:frame>
<draw:frame draw:style-name="fr1" draw:name="Image66" text:anchor-type="as-char" svg:width="6.9236in" svg:height="4.604194in" draw:z-index="0">
<draw:image xlink:href="../Images/liveuamap/2023-05-08T01-32-35/22561184_7.jpg" xlink:type="simple" xlink:show="embed" xlink:actuate="onLoad" draw:mime-type="image/jpeg"/>
</draw:frame>
<draw:frame draw:style-name="fr1" draw:name="Image67" text:anchor-type="as-char" svg:width="6.9236in" svg:height="4.604194in" draw:z-index="0">
<draw:image xlink:href="../Images/liveuamap/2023-05-08T01-32-35/22561184_8.jpg" xlink:type="simple" xlink:show="embed" xlink:actuate="onLoad" draw:mime-type="image/jpeg"/>
</draw:frame>
<draw:frame draw:style-name="fr1" draw:name="Image68" text:anchor-type="as-char" svg:width="6.9236in" svg:height="4.604194in" draw:z-index="0">
<draw:image xlink:href="../Images/liveuamap/2023-05-08T01-32-35/22561184_9.jpg" xlink:type="simple" xlink:show="embed" xlink:actuate="onLoad" draw:mime-type="image/jpeg"/>
</draw:frame>
新闻集链接：<text:a xlink:type="simple" xlink:href="https://liveuamap.com/en/2023/8-may-photo-of-the-consequences-of-a-night-strike-in-the" text:style-name="Internet_20_link" text:visited-style-name="Visited_20_Internet_20_Link">
https://liveuamap.com/en/2023/8-may-photo-of-the-consequences-of-a-night-strike-in-the-the</text:a>
</text:p>
      <text:p text:style-name="P4">
News Source: <text:a xlink:type="simple" xlink:href="https://t.me/OdessaDumskayaNet/55293" text:style-name="Internet_20_link" text:visited-style-name="Visited_20_Internet_20_Link">
https://t.me/OdessaDumskayaNet/55293</text:a>
</text:p>
      <!--NEWS-->
      <text:h text:style-name="P10" text:outline-level="1">
<text:span text:style-name="T4">
Donetsk Oblast（08:08）。 红色警报：空中威胁。 警笛声。 立即掩盖！</text:span>
</text:h>
      <text:p text:style-name="P4">
作者: liveuamap (Language: en)</text:p>
      <text:p text:style-name="P4">
时间: 2023-05-08T02:08:00</text:p>
      <text:p text:style-name="P4">
地点: Donetsk Oblast (Latitude:48.72812 Longtitude:37.57929)</text:p>
      <text:p text:style-name="P4">
视频: []</text:p>
      <text:p text:style-name="P4">
图片: []</text:p>
      <text:p text:style-name="P4">
标签: ["Europe", "Central and Eastern Europe"]</text:p>
      <text:p text:style-name="P4">
Id: 22561185</text:p>
      <!--METADATA-->
      <text:p text:style-name="P4">
Donetsk Oblast(08:08). Red Alert: aerial threat. Sirens sounding. Take covernow!</text:p>
      <text:p text:style-name="P4">
News Collection Link: <text:a xlink:type="simple" xlink:href="https://liveuamap.com/en/2023/08-may-donetsk-oblast0808-red-alert-aerial-thg" text:style-name="Internet_20_link" text:visited-style-name="Visited_20_Internet_20_Link">
https://liveuamap.com/en/2023/08-may-donetsk-oblast0808-red-alert-aerial-thg</text:a>
</text:p>
      <text:p text:style-name="P4">
News Source: <text:a xlink:type="simple" xlink:href="https://t.me/air_alert_ua/44721" text:style-name="Internet_20_link" text:visited-style-name="Visited_20_Internet_20_Link">
https://t.me/air_alert_ua/44721</text:a>
</text:p>
      <!--NEWS-->
      <text:h text:style-name="P10" text:outline-level="1">
<text:span text:style-name="T4">
俄罗斯航空在苏米地区的Znob-Novhorodska社区进行了空袭。 3人...</text:span>
</text:h>
      <text:p text:style-name="P4">
作者: liveuamap (Language: en)</text:p>
      <text:p text:style-name="P4">
时间: 2023-05-08T02:31:01</text:p>
      <text:p text:style-name="P4">
地点: Sumy (Latitude:52.26175 Longtitude:33.60701)</text:p>
      <text:p text:style-name="P4">
视频: []</text:p>
      <text:p text:style-name="P4">
图片: []</text:p>
      <text:p text:style-name="P4">
标签: ["Central and Eastern Europe"]</text:p>
      <text:p text:style-name="P4">
Id: 22561189</text:p>
      <!--METADATA-->
      <text:p text:style-name="P4">
俄罗斯航空在Sumyregion的Znob-Novhorodska社区进行了空袭。 3人受伤</text:p>
      <text:p text:style-name="P4">
新闻集链接：<text:a xlink:type="simple" xlink:href="https://liveuamap.com/en/2023/8-may-russian-aviation-conducted-airstrike-at-znobnovhorodska" text:style-name="Internet_20_link" text:visited-style-name="Visited_20_Internet_20_Link">
https://liveuamap.com/en/2023/2023/8-may-russian-aviation-conducted-conducted-airstrike-at-as-znobnobnovhorodska</text:a>
</text:p>
      <text:p text:style-name="P4">
News Source: <text:a xlink:type="simple" xlink:href="https://t.me/suspilnesumy/11731" text:style-name="Internet_20_link" text:visited-style-name="Visited_20_Internet_20_Link">
https://t.me/suspilnesumy/11731</text:a>
</text:p>
      <!--NEWS-->
      <text:h text:style-name="P10" text:outline-level="1">
<text:span text:style-name="T4">
Nikolaev，Mykolaiv地区，Kherson，Kherson地区（08:53）。 红色ALRT：空中tchretate。 和...</text:span>
</text:h>
      <text:p text:style-name="P4">
作者: liveuamap (Language: en)</text:p>
      <text:p text:style-name="P4">
时间: 2023-05-08T02:54:00</text:p>
      <text:p text:style-name="P4">
地点: Mykolaiv (Latitude:46.94912 Longtitude:32.00632)</text:p>
      <text:p text:style-name="P4">
视频: []</text:p>
      <text:p text:style-name="P4">
图片: []</text:p>
      <text:p text:style-name="P4">
标签: ["Europe", "Central and Eastern Europe"]</text:p>
      <text:p text:style-name="P4">
Id: 22561193</text:p>
      <!--METADATA-->
      <text:p text:style-name="P4">
Nikolaev，Mykolaiv地区，Kherson，Kherson地区(08:53). Red Alert:aerial threat. Sirens sounding. Take cover now!</text:p>
      <text:p text:style-name="P4">
News Collection Link: <text:a xlink:type="simple" xlink:href="https://liveuamap.com/en/2023/08-may-mykolaiv-mykolayivska-oblast-kherson-kg-8281" text:style-name="Internet_20_link" text:visited-style-name="Visited_20_Internet_20_Link">
https://liveuamap.com/en/2023/08-may-mykolaiv-mykolayivska-oblast-kherson-kg-8281</text:a>
</text:p>
      <text:p text:style-name="P4">
News Source: <text:a xlink:type="simple" xlink:href="https://t.me/air_alert_ua/44723" text:style-name="Internet_20_link" text:visited-style-name="Visited_20_Internet_20_Link">
https://t.me/air_alert_ua/44723</text:a>
</text:p>
      <!--NEWS-->
      <text:h text:style-name="P10" text:outline-level="1">
<text:span text:style-name="T4">
Kirovohradska Oblast（08:58）。 红色警报：空中威胁。 警笛声。 立即掩盖！</text:span>
</text:h>
      <text:p text:style-name="P4">
作者: liveuamap (Language: en)</text:p>
      <text:p text:style-name="P4">
时间: 2023-05-08T02:59:00</text:p>
      <text:p text:style-name="P4">
地点: Kirovohradska Oblast (Latitude:48.50063 Longtitude:32.00088)</text:p>
      <text:p text:style-name="P4">
视频: []</text:p>
      <text:p text:style-name="P4">
图片: []</text:p>
      <text:p text:style-name="P4">
标签: ["Europe", "Central and Eastern Europe"]</text:p>
      <text:p text:style-name="P4">
Id: 22561197</text:p>
      <!--METADATA-->
      <text:p text:style-name="P4">
Kirovohrad地区(08:58). Red Alert: aerial threat. Sirens sounding. Takecover now!</text:p>
      <text:p text:style-name="P4">
News Collection Link: <text:a xlink:type="simple" xlink:href="https://liveuamap.com/en/2023/08-may-kirovohradska-oblast0858-red-alert-aerg" text:style-name="Internet_20_link" text:visited-style-name="Visited_20_Internet_20_Link">
https://liveuamap.com/en/2023/08-may-kirovohradska-oblast0858-red-alert-aerg</text:a>
</text:p>
      <text:p text:style-name="P4">
News Source: <text:a xlink:type="simple" xlink:href="https://t.me/air_alert_ua/44724" text:style-name="Internet_20_link" text:visited-style-name="Visited_20_Internet_20_Link">
https://t.me/air_alert_ua/44724</text:a>
</text:p>
      <!--NEWS-->
      <text:h text:style-name="P10" text:outline-level="1">
<text:span text:style-name="T4">
一夜之间，针对Odesa地区发射了多达8枚巡航导弹，其中一些失败</text:span>
</text:h>
      <text:p text:style-name="P4">
作者: liveuamap (Language: en)</text:p>
      <text:p text:style-name="P4">
时间: 2023-05-08T02:59:18</text:p>
      <text:p text:style-name="P4">
地点: Odesa (Latitude:46.13798 Longtitude:31.12427)</text:p>
      <text:p text:style-name="P4">
视频: []</text:p>
      <text:p text:style-name="P4">
图片: []</text:p>
      <text:p text:style-name="P4">
标签: ["Central and Eastern Europe"]</text:p>
      <text:p text:style-name="P4">
Id: 22561195</text:p>
      <!--METADATA-->
      <text:p text:style-name="P4">
一夜之间，针对Odesa地区发射了多达8枚巡航导弹</text:p>
      <text:p text:style-name="P4">
新闻集链接：<text:a xlink:type="simple" xlink:href="https://liveuamap.com/en/2023/8-may-up-to-8-cruise-missiles-were-launched-against-odesa" text:style-name="Internet_20_link" text:visited-style-name="Visited_20_Internet_20_Link">
https://liveuamap.com/en/2023/8-may-up-to-to-to-8-cruise-missiles-were-were-launched-against-odesa</text:a>
</text:p>
      <text:p text:style-name="P4">
News Source: <text:a xlink:type="simple" xlink:href="https://t.me/lachentyt/29080" text:style-name="Internet_20_link" text:visited-style-name="Visited_20_Internet_20_Link">
https://t.me/lachentyt/29080</text:a>
</text:p>
      <!--NEWS-->
      <text:h text:style-name="P10" text:outline-level="1">
<text:span text:style-name="T4">
Zaporizka Oblast（09:21）。 红色警报：空中威胁。 警笛声。 立即掩盖！</text:span>
</text:h>
      <text:p text:style-name="P4">
作者: liveuamap (Language: en)</text:p>
      <text:p text:style-name="P4">
时间: 2023-05-08T03:26:00</text:p>
      <text:p text:style-name="P4">
地点: Zaporizka Oblast (Latitude:47.612071 Longtitude:35.765241)</text:p>
      <text:p text:style-name="P4">
视频: []</text:p>
      <text:p text:style-name="P4">
图片: []</text:p>
      <text:p text:style-name="P4">
标签: ["Europe", "Central and Eastern Europe"]</text:p>
      <text:p text:style-name="P4">
Id: 22561264</text:p>
      <!--METADATA-->
      <text:p text:style-name="P4">
Zaporizhzhia地区(09:21). Red Alert: aerial threat. Sirens sounding. Take covernow!</text:p>
      <text:p text:style-name="P4">
News Collection Link: <text:a xlink:type="simple" xlink:href="https://liveuamap.com/en/2023/08-may-zaporizka-oblast0921-red-alert-aerial-g" text:style-name="Internet_20_link" text:visited-style-name="Visited_20_Internet_20_Link">
https://liveuamap.com/en/2023/08-may-zaporizka-oblast0921-red-alert-aerial-g</text:a>
</text:p>
      <text:p text:style-name="P4">
News Source: <text:a xlink:type="simple" xlink:href="https://t.me/air_alert_ua/44726" text:style-name="Internet_20_link" text:visited-style-name="Visited_20_Internet_20_Link">
https://t.me/air_alert_ua/44726</text:a>
</text:p>
      <!--NEWS-->
      <text:h text:style-name="P10" text:outline-level="1">
<text:span text:style-name="T4">
Sumy地区，Dnipro，Dnipropetrovsk地区，Poltava地区（09:45）。 红色ALRT：空中tr ...</text:span>
</text:h>
      <text:p text:style-name="P4">
作者: liveuamap (Language: en)</text:p>
      <text:p text:style-name="P4">
时间: 2023-05-08T03:48:00</text:p>
      <text:p text:style-name="P4">
地点: Sumska Oblast (Latitude:51.00000000 Longtitude:34.00000000)</text:p>
      <text:p text:style-name="P4">
视频: []</text:p>
      <text:p text:style-name="P4">
图片: []</text:p>
      <text:p text:style-name="P4">
标签: ["Europe", "Central and Eastern Europe"]</text:p>
      <text:p text:style-name="P4">
Id: 22561294</text:p>
      <!--METADATA-->
      <text:p text:style-name="P4">
Sumy地区，Dnipro，Dnipropetrovsk地区，Poltava地区(09:45). RedAlert: aerial threat. Sirens sounding. Take cover now!</text:p>
      <text:p text:style-name="P4">
News Collection Link: <text:a xlink:type="simple" xlink:href="https://liveuamap.com/en/2023/08-may-sumska-oblast-dnipro-dnipropetrovska-og" text:style-name="Internet_20_link" text:visited-style-name="Visited_20_Internet_20_Link">
https://liveuamap.com/en/2023/08-may-sumska-oblast-dnipro-dnipropetrovska-og</text:a>
</text:p>
      <text:p text:style-name="P4">
News Source: <text:a xlink:type="simple" xlink:href="https://t.me/air_alert_ua/44731" text:style-name="Internet_20_link" text:visited-style-name="Visited_20_Internet_20_Link">
https://t.me/air_alert_ua/44731</text:a>
</text:p>
      <!--NEWS-->
      <text:h text:style-name="P10" text:outline-level="1">
<text:span text:style-name="T4">
顿涅茨克地区，哈尔基夫地区（09:48）。 红色ALRT：空中tchretate。 警报声音...</text:span>
</text:h>
      <text:p text:style-name="P4">
作者: liveuamap (Language: en)</text:p>
      <text:p text:style-name="P4">
时间: 2023-05-08T03:50:00</text:p>
      <text:p text:style-name="P4">
地点: Donetsk Oblast (Latitude:48.72744 Longtitude:37.5781)</text:p>
      <text:p text:style-name="P4">
视频: []</text:p>
      <text:p text:style-name="P4">
图片: []</text:p>
      <text:p text:style-name="P4">
标签: ["Europe", "Central and Eastern Europe"]</text:p>
      <text:p text:style-name="P4">
Id: 22561295</text:p>
      <!--METADATA-->
      <text:p text:style-name="P4">
Kharkiv地区Kharkiv地区顿涅茨克地区(09:48). Red Alert: aerial threat.Sirens sounding. Take cover now!</text:p>
      <text:p text:style-name="P4">
News Collection Link: <text:a xlink:type="simple" xlink:href="https://liveuamap.com/en/2023/08-may-donetsk-oblast-kharkiv-kharkivska-oblag-1558" text:style-name="Internet_20_link" text:visited-style-name="Visited_20_Internet_20_Link">
https://liveuamap.com/en/2023/08-may-donetsk-oblast-kharkiv-kharkivska-oblag-1558</text:a>
</text:p>
      <text:p text:style-name="P4">
News Source: <text:a xlink:type="simple" xlink:href="https://t.me/air_alert_ua/44733" text:style-name="Internet_20_link" text:visited-style-name="Visited_20_Internet_20_Link">
https://t.me/air_alert_ua/44733</text:a>
</text:p>
      <!--NEWS-->
      <text:h text:style-name="P10" text:outline-level="1">
<text:span text:style-name="T4">
爆炸是在帕夫洛德（Pavlohrad）</text:span>
</text:h>
      <text:p text:style-name="P4">
作者: liveuamap (Language: en)</text:p>
      <text:p text:style-name="P4">
时间: 2023-05-08T03:53:05</text:p>
      <text:p text:style-name="P4">
地点: Pavlohrad (Latitude:48.56275 Longtitude:35.85182)</text:p>
      <text:p text:style-name="P4">
视频: []</text:p>
      <text:p text:style-name="P4">
图片: []</text:p>
      <text:p text:style-name="P4">
标签: ["Europe", "Central and Eastern Europe"]</text:p>
      <text:p text:style-name="P4">
Id: 22561296</text:p>
      <!--METADATA-->
      <text:p text:style-name="P4">
爆炸是在帕夫洛德(Pavlohrad)</text:p>
      <text:p text:style-name="P4">
新闻集链接：<text:a xlink:type="simple" xlink:href="https://liveuamap.com/en/2023/8-may-explosion-was-reported-in-pavlohrad" text:style-name="Internet_20_link" text:visited-style-name="Visited_20_Internet_20_Link">
https://liveuamap.com/en/2023/8-may-explosion-was-reported-in-pavlohrad</text:a>
</text:p>
      <text:p text:style-name="P4">
News Source: <text:a xlink:type="simple" xlink:href="https://t.me/dneproperatyv/62178" text:style-name="Internet_20_link" text:visited-style-name="Visited_20_Internet_20_Link">
https://t.me/dneproperatyv/62178</text:a>
</text:p>
      <!--NEWS-->
      <text:h text:style-name="P10" text:outline-level="1">
<text:span text:style-name="T4">
爆炸是在哈尔基夫报道的</text:span>
</text:h>
      <text:p text:style-name="P4">
作者: liveuamap (Language: en)</text:p>
      <text:p text:style-name="P4">
时间: 2023-05-08T03:55:44</text:p>
      <text:p text:style-name="P4">
地点: Kharkiv (Latitude:50.00377 Longtitude:36.14811)</text:p>
      <text:p text:style-name="P4">
视频: []</text:p>
      <text:p text:style-name="P4">
图片: []</text:p>
      <text:p text:style-name="P4">
标签: ["Europe", "Central and Eastern Europe"]</text:p>
      <text:p text:style-name="P4">
Id: 22561297</text:p>
      <!--METADATA-->
      <text:p text:style-name="P4">
爆炸是在哈尔基夫报道的</text:p>
      <text:p text:style-name="P4">
新闻集链接：<text:a xlink:type="simple" xlink:href="https://liveuamap.com/en/2023/8-may-explosions-were-reported-in-kharkiv" text:style-name="Internet_20_link" text:visited-style-name="Visited_20_Internet_20_Link">
https://liveuamap.com/en/2023/8-may-explosions-were-reported-in-kharkiv</text:a>
</text:p>
      <text:p text:style-name="P4">
News Source: <text:a xlink:type="simple" xlink:href="https://t.me/huyovy_kharkiv/108668" text:style-name="Internet_20_link" text:visited-style-name="Visited_20_Internet_20_Link">
https://t.me/huyovy_kharkiv/108668</text:a>
</text:p>
      <!--NEWS-->
      <text:h text:style-name="P10" text:outline-level="1">
<text:span text:style-name="T4">
俄罗斯军队进行了16次导弹罢工，61次空袭和52次炮击MLR， - 一般...</text:span>
</text:h>
      <text:p text:style-name="P4">
作者: liveuamap (Language: en)</text:p>
      <text:p text:style-name="P4">
时间: 2023-05-08T04:02:00</text:p>
      <text:p text:style-name="P4">
地点: Black Sea (Latitude:45.23644 Longtitude:31.76175)</text:p>
      <text:p text:style-name="P4">
视频: []</text:p>
      <text:p text:style-name="P4">
图片: []</text:p>
      <text:p text:style-name="P4">
标签: ["Russia", "Europe"]</text:p>
      <text:p text:style-name="P4">
Id: 22561308</text:p>
      <!--METADATA-->
      <text:p text:style-name="P4">
乌克兰武装部队的总参谋部在《早晨报告》中说</text:p>
      <text:p text:style-name="P4">
新闻集链接：<text:a xlink:type="simple" xlink:href="https://liveuamap.com/en/2023/8-may-russian-army-conducted-16-missile-strikes-61-airstrikes" text:style-name="Internet_20_link" text:visited-style-name="Visited_20_Internet_20_Link">
https://liveuamap.com/en/2023/2023/8-may-russian-army-conducted-16-missile-strikes-61-- airstrikes</text:a>
</text:p>
      <text:p text:style-name="P4">
News Source: <text:a xlink:type="simple" xlink:href="https://t.me/lumsrc/4717" text:style-name="Internet_20_link" text:visited-style-name="Visited_20_Internet_20_Link">
https://t.me/lumsrc/4717</text:a>
</text:p>
      <!--NEWS-->
      <text:h text:style-name="P10" text:outline-level="1">
<text:span text:style-name="T4">
俄罗斯部队在Lyman，Bakhmut，Avdiivka和Maryinka Directio进行进攻行动...</text:span>
</text:h>
      <text:p text:style-name="P4">
作者: liveuamap (Language: en)</text:p>
      <text:p text:style-name="P4">
时间: 2023-05-08T04:09:53</text:p>
      <text:p text:style-name="P4">
地点: Donetsk Oblast (Latitude:48.12027 Longtitude:37.74319)</text:p>
      <text:p text:style-name="P4">
视频: []</text:p>
      <text:p text:style-name="P4">
图片: []</text:p>
      <text:p text:style-name="P4">
标签: ["Russia"]</text:p>
      <text:p text:style-name="P4">
Id: 22561299</text:p>
      <!--METADATA-->
      <text:p text:style-name="P4">
俄罗斯部队在莱曼，巴赫穆特，阿夫迪夫卡和玛丽卡执行进攻行动。 乌克兰军方击退了55次俄罗斯袭击。 俄罗斯武器试图在Spirne，Bakhmut，Khromove，Ivanivske，Chasivyar和Stupochky，Avdiyivka和Pervomayske，Maryinka，Maryinka，乌克兰的总人员Ofarmed Eorce</text:p>
      <text:p text:style-name="P4">
新闻集链接：<text:a xlink:type="simple" xlink:href="https://liveuamap.com/en/2023/8-may-russian-forces-conducting-offensive-actions-at-lyman" text:style-name="Internet_20_link" text:visited-style-name="Visited_20_Internet_20_Link">
https://liveuamap.com/en/2023/8-may-russian-forces-conducting-contermist-ristendion-contions-actions-actions-at-lyman</text:a>
</text:p>
      <text:p text:style-name="P4">
News Source: <text:a xlink:type="simple" xlink:href="https://t.me/lumsrc/4726" text:style-name="Internet_20_link" text:visited-style-name="Visited_20_Internet_20_Link">
https://t.me/lumsrc/4726</text:a>
</text:p>
      <!--NEWS-->
      <text:h text:style-name="P10" text:outline-level="1">
<text:span text:style-name="T4">
Zhytomyr，Zhytomyr地区，Cherkasy地区Cherkasy地区Cherkasy Region，Khmelny ...</text:span>
</text:h>
      <text:p text:style-name="P4">
作者: liveuamap (Language: en)</text:p>
      <text:p text:style-name="P4">
时间: 2023-05-08T04:57:00</text:p>
      <text:p text:style-name="P4">
地点: Zhytomyr (Latitude:50.26487000 Longtitude:28.67669000)</text:p>
      <text:p text:style-name="P4">
视频: []</text:p>
      <text:p text:style-name="P4">
图片: []</text:p>
      <text:p text:style-name="P4">
标签: ["Europe", "Central and Eastern Europe"]</text:p>
      <text:p text:style-name="P4">
Id: 22561313</text:p>
      <!--METADATA-->
      <text:p text:style-name="P4">
Zhytomyr，Zhytomyr地区，Chernihiv地区，Volyn地区，Cherkasyoblast，Khmelnytsky地区，基辅(10:56). Red Alert: aerial threat. Sirenssounding. Take cover now!</text:p>
      <text:p text:style-name="P4">
News Collection Link: <text:a xlink:type="simple" xlink:href="https://liveuamap.com/en/2023/08-may-zhytomyr-zhytomyrska-oblast-chernihivsg" text:style-name="Internet_20_link" text:visited-style-name="Visited_20_Internet_20_Link">
https://liveuamap.com/en/2023/08-may-zhytomyr-zhytomyrska-oblast-chernihivsg</text:a>
</text:p>
      <text:p text:style-name="P4">
News Source: <text:a xlink:type="simple" xlink:href="https://t.me/air_alert_ua/44747" text:style-name="Internet_20_link" text:visited-style-name="Visited_20_Internet_20_Link">
https://t.me/air_alert_ua/44747</text:a>
</text:p>
      <!--NEWS-->
      <text:h text:style-name="P10" text:outline-level="1">
<text:span text:style-name="T4">
Kharkiv，Kharkivska Oblast（10:57）。 红色警报：空中威胁。 警笛声。 立即掩盖！</text:span>
</text:h>
      <text:p text:style-name="P4">
作者: liveuamap (Language: en)</text:p>
      <text:p text:style-name="P4">
时间: 2023-05-08T04:58:00</text:p>
      <text:p text:style-name="P4">
地点: Kharkiv (Latitude:49.97975 Longtitude:36.2526)</text:p>
      <text:p text:style-name="P4">
视频: []</text:p>
      <text:p text:style-name="P4">
图片: []</text:p>
      <text:p text:style-name="P4">
标签: ["Europe", "Central and Eastern Europe"]</text:p>
      <text:p text:style-name="P4">
Id: 22561314</text:p>
      <!--METADATA-->
      <text:p text:style-name="P4">
哈尔基夫(Kharkiv)，哈尔基夫地区(10:57). Red Alert: aerial threat. Sirens sounding.Take cover now!</text:p>
      <text:p text:style-name="P4">
News Collection Link: <text:a xlink:type="simple" xlink:href="https://liveuamap.com/en/2023/08-may-kharkiv-kharkivska-oblast1057-red-alerg" text:style-name="Internet_20_link" text:visited-style-name="Visited_20_Internet_20_Link">
https://liveuamap.com/en/2023/08-may-kharkiv-kharkivska-oblast1057-red-alerg</text:a>
</text:p>
      <text:p text:style-name="P4">
News Source: <text:a xlink:type="simple" xlink:href="https://t.me/suspilnekharkiv/24622" text:style-name="Internet_20_link" text:visited-style-name="Visited_20_Internet_20_Link">
https://t.me/suspilnekharkiv/24622</text:a>
</text:p>
      <!--NEWS-->
      <text:h text:style-name="P10" text:outline-level="1">
<text:span text:style-name="T4">
Mykolaiv，Mykolaiv地区，Poltava地区，Zaporizhhya地区，Odesa地区，Ternopil，T ...</text:span>
</text:h>
      <text:p text:style-name="P4">
作者: liveuamap (Language: en)</text:p>
      <text:p text:style-name="P4">
时间: 2023-05-08T04:59:00</text:p>
      <text:p text:style-name="P4">
地点: Mykolaiv (Latitude:46.94973 Longtitude:32.00557)</text:p>
      <text:p text:style-name="P4">
视频: []</text:p>
      <text:p text:style-name="P4">
图片: []</text:p>
      <text:p text:style-name="P4">
标签: ["Europe", "Central and Eastern Europe"]</text:p>
      <text:p text:style-name="P4">
Id: 22561316</text:p>
      <!--METADATA-->
      <text:p text:style-name="P4">
Mykolaiv, Mykolayivska Oblast, Poltavska Oblast, Zaporizka Oblast, Odeskaoblast, Ternopil, Ternopilska Oblast, Rivne, Rivnenska Oblast Oblast Blast, Kherson, Khersonska Oblast, Sumska Oblast, Chernivetskaoblast, Dnipro, Dnipropetrovska Oblast, Zakarpattia Oblast, Ivano -Frankivsk, ivano-Frankivska Oblast，Vinnytska Oblast，Donetsk Oblast，Kirovohradskaoblast(10:58). Red Alert: aerial threat. Sirens sounding. Take cover now!</text:p>
      <text:p text:style-name="P4">
News Collection Link: <text:a xlink:type="simple" xlink:href="https://liveuamap.com/en/2023/08-may-mykolaiv-mykolayivska-oblast-poltavskag" text:style-name="Internet_20_link" text:visited-style-name="Visited_20_Internet_20_Link">
https://liveuamap.com/en/2023/08-may-mykolaiv-mykolayivska-oblast-poltavskag</text:a>
</text:p>
      <text:p text:style-name="P4">
News Source: <text:a xlink:type="simple" xlink:href="https://t.me/air_alert_ua/44765" text:style-name="Internet_20_link" text:visited-style-name="Visited_20_Internet_20_Link">
https://t.me/air_alert_ua/44765</text:a>
</text:p>
      <!--NEWS-->
      <text:h text:style-name="P10" text:outline-level="1">
<text:span text:style-name="T4">
Sumska Oblast（11:47）。 红色警报：空中威胁。 警笛声。 立即掩盖！</text:span>
</text:h>
      <text:p text:style-name="P4">
作者: liveuamap (Language: en)</text:p>
      <text:p text:style-name="P4">
时间: 2023-05-08T05:50:00</text:p>
      <text:p text:style-name="P4">
地点: Sumska Oblast (Latitude:50.99939 Longtitude:34.00051)</text:p>
      <text:p text:style-name="P4">
视频: []</text:p>
      <text:p text:style-name="P4">
图片: []</text:p>
      <text:p text:style-name="P4">
标签: ["Europe", "Central and Eastern Europe"]</text:p>
      <text:p text:style-name="P4">
Id: 22561318</text:p>
      <!--METADATA-->
      <text:p text:style-name="P4">
Sumy地区(11:47). Red Alert: aerial threat. Sirens sounding. Take covernow!</text:p>
      <text:p text:style-name="P4">
News Collection Link: <text:a xlink:type="simple" xlink:href="https://liveuamap.com/en/2023/08-may-sumska-oblast1147-red-alert-aerial-thrg" text:style-name="Internet_20_link" text:visited-style-name="Visited_20_Internet_20_Link">
https://liveuamap.com/en/2023/08-may-sumska-oblast1147-red-alert-aerial-thrg</text:a>
</text:p>
      <text:p text:style-name="P4">
News Source: <text:a xlink:type="simple" xlink:href="https://t.me/air_alert_ua/44790" text:style-name="Internet_20_link" text:visited-style-name="Visited_20_Internet_20_Link">
https://t.me/air_alert_ua/44790</text:a>
</text:p>
      <!--NEWS-->
      <text:h text:style-name="P10" text:outline-level="1">
<text:span text:style-name="T4">
Donetsk Oblast（14:26）。 红色警报：空中威胁。 警笛声。 立即掩盖！</text:span>
</text:h>
      <text:p text:style-name="P4">
作者: liveuamap (Language: en)</text:p>
      <text:p text:style-name="P4">
时间: 2023-05-08T08:27:00</text:p>
      <text:p text:style-name="P4">
地点: Donetsk Oblast (Latitude:48.72747 Longtitude:37.57733)</text:p>
      <text:p text:style-name="P4">
视频: []</text:p>
      <text:p text:style-name="P4">
图片: []</text:p>
      <text:p text:style-name="P4">
标签: ["Europe", "Central and Eastern Europe"]</text:p>
      <text:p text:style-name="P4">
Id: 22561325</text:p>
      <!--METADATA-->
      <text:p text:style-name="P4">
Donetsk Oblast(14:26). Red Alert: aerial threat. Sirens sounding. Take covernow!</text:p>
      <text:p text:style-name="P4">
News Collection Link: <text:a xlink:type="simple" xlink:href="https://liveuamap.com/en/2023/08-may-donetsk-oblast1426-red-alert-aerial-thg" text:style-name="Internet_20_link" text:visited-style-name="Visited_20_Internet_20_Link">
https://liveuamap.com/en/2023/08-may-donetsk-oblast1426-red-alert-aerial-thg</text:a>
</text:p>
      <text:p text:style-name="P4">
News Source: <text:a xlink:type="simple" xlink:href="https://t.me/air_alert_ua/44793" text:style-name="Internet_20_link" text:visited-style-name="Visited_20_Internet_20_Link">
https://t.me/air_alert_ua/44793</text:a>
</text:p>
      <!--NEWS-->
      <text:h text:style-name="P10" text:outline-level="1">
<text:span text:style-name="T4">
UPL：Klimchuk和Ponomarev是第25轮中最好的</text:span>
</text:h>
      <text:p text:style-name="P4">
作者: Ukrinform (Person)</text:p>
      <text:p text:style-name="P4">
出版商: Укринформ (Organization)</text:p>
      <text:p text:style-name="P4">
出版时间: 2023-05-08T11:11:00+03:00</text:p>
      <text:p text:style-name="P4">
修改时间: 2023-05-08T23:11:00+03:00</text:p>
      <text:p text:style-name="P4">
描述: 乌克兰英超联赛（UPL）宣布了足球锦标赛第25轮的最佳球员和教练的名字，这在专家理事会代表的调查中被定义。  - 乌克林。</text:p>
      <text:p text:style-name="P4">
图片: ["<text:a xlink:type="simple" xlink:href="https://static.ukrinform.com/photos/2023_05/thumb_files/630_360_1683576645-383.jpeg" text:style-name="Internet_20_link" text:visited-style-name="Visited_20_Internet_20_Link">
630_360_16835...</text:a>
"]</text:p>
      <text:p text:style-name="P4">
标签: ['Футбол', "Прем'єр-ліга"]</text:p>
      <text:p text:style-name="P4">
类型: Article</text:p>
      <!--METADATA-->
      <text:p text:style-name="P4">
<draw:frame draw:style-name="fr1" draw:name="Image69" text:anchor-type="as-char" svg:width="6.9236in" svg:height="3.956343in" draw:z-index="0">
<draw:image xlink:href="../Images/yкринформ/2023-05-08T11-11-00-03-00/630_360_1683576645-383.jpeg" xlink:type="simple" xlink:show="embed" xlink:actuate="onLoad" draw:mime-type="image/jpeg"/>
</draw:frame>
乌克兰超级联赛(UPL)她宣布了足球锦标赛第25轮的最佳球员和教练的名字，这在专家理事会代表的调查中得到了识别。</text:p>
      <text:p text:style-name="P4">
据报道，这两个奖项均授予LVIV俱乐部“ Rukh”的代表。</text:p>
      <text:p text:style-name="P4">
正如官员通知<text:a xlink:type="simple" xlink:href="https://upl.ua/ua/news/view/7243" text:style-name="Internet_20_link" text:visited-style-name="Visited_20_Internet_20_Link">
</text:a>
UPL，是乌克兰锦标赛最后一轮的最佳怪胎，被认为是前锋尤里克利楚克(Yuriyklychuk)，而Vitaliy Ponomarev是巡回赛的最佳教练。</text:p>
      <text:p text:style-name="P4">
在Ponomarev的领导下，“运动”在Nastym Field的第25轮UPL播放了“ Ingulets”。 在这场比赛中，克里姆丘克(Klimchuk)很有名。 应当指出的是，对于庞蒂玛罗娃(Pontimaryov)，这一胜利是“ Movs”的第一个负责人。</text:p>
      <text:p text:style-name="P4">
Ponomarev的病房在UPL桌子中排名第14位。 25个巡回赛之后，球队24分。</text:p>
      <text:p text:style-name="P4">
<text:span text:style-name="T4">
另请阅读：</text:span>
 <text:a xlink:type="simple" xlink:href="https://www.ukrinform.ua/rubric-sports/3705056-futbolnij-klub-zora-svatkue-100ricnij-uvilej.html" text:style-name="Internet_20_link" text:visited-style-name="Visited_20_Internet_20_Link">
</text:a>
这次，专家委员会包括Oreglinsky，Sergiyornyak，Jozef Sabo，Oleksandr Sopko，Oleg Fedorchuk，Anatoliy Chantsev，Igoshukhovtsev，Stepan Yurchyshyn，Igor Yavorsky。</text:p>
      <text:p text:style-name="P4">
照片：FC“运动”。</text:p>
      <text:p text:style-name="P4">
News Source: <text:a xlink:type="simple" xlink:href="https://www.ukrinform.ua/rubric-sports/3706511-upl-klimcuk-ta-ponomarov-najkrasi-u-25mu-turi.html" text:style-name="Internet_20_link" text:visited-style-name="Visited_20_Internet_20_Link">
https://www.ukrinform.ua/rubric-sports/3706511-upl-klimcuk-ta-ponomarov-najkrasi-u-25mu-turi.html</text:a>
</text:p>
      <!--NEWS-->
      <text:h text:style-name="P10" text:outline-level="1">
<text:span text:style-name="T4">
俄罗斯占领部队撤离了斯卡多夫斯克和克尔几个村庄的文件...</text:span>
</text:h>
      <text:p text:style-name="P4">
作者: liveuamap (Language: en)</text:p>
      <text:p text:style-name="P4">
时间: 2023-05-08T12:08:00</text:p>
      <text:p text:style-name="P4">
地点: Skadovs'k (Latitude:46.11466 Longtitude:32.91985)</text:p>
      <text:p text:style-name="P4">
视频: []</text:p>
      <text:p text:style-name="P4">
图片: []</text:p>
      <text:p text:style-name="P4">
标签: ["Russia", "Central and Eastern Europe"]</text:p>
      <text:p text:style-name="P4">
Id: 22561389</text:p>
      <!--METADATA-->
      <text:p text:style-name="P4">
俄罗斯占领部队撤离了斯卡多夫斯克和赫尔森地区的几个文档的文件</text:p>
      <text:p text:style-name="P4">
新闻收集链接：<text:a xlink:type="simple" xlink:href="https://liveuamap.com/en/2023/8-may-russian-occupation-forces-evacuating-documentation" text:style-name="Internet_20_link" text:visited-style-name="Visited_20_Internet_20_Link">
https://liveuamap.com/en/2023/8-may-russian-cupation-forces-vorces-evacuating-documentation</text:a>
</text:p>
      <text:p text:style-name="P4">
News Source: <text:a xlink:type="simple" xlink:href="https://t.me/lachentyt/29090" text:style-name="Internet_20_link" text:visited-style-name="Visited_20_Internet_20_Link">
https://t.me/lachentyt/29090</text:a>
</text:p>
      <!--NEWS-->
      <text:h text:style-name="P10" text:outline-level="1">
<text:span text:style-name="T4">
Donetsk Oblast（19:57）。 红色警报：空中威胁。 警笛声。 立即掩盖！</text:span>
</text:h>
      <text:p text:style-name="P4">
作者: liveuamap (Language: en)</text:p>
      <text:p text:style-name="P4">
时间: 2023-05-08T13:58:00</text:p>
      <text:p text:style-name="P4">
地点: Donetsk Oblast (Latitude:48.72785 Longtitude:37.57688)</text:p>
      <text:p text:style-name="P4">
视频: []</text:p>
      <text:p text:style-name="P4">
图片: []</text:p>
      <text:p text:style-name="P4">
标签: ["Europe", "Central and Eastern Europe"]</text:p>
      <text:p text:style-name="P4">
Id: 22561380</text:p>
      <!--METADATA-->
      <text:p text:style-name="P4">
Donetsk Oblast(19:57). Red Alert: aerial threat. Sirens sounding. Take covernow!</text:p>
      <text:p text:style-name="P4">
News Collection Link: <text:a xlink:type="simple" xlink:href="https://liveuamap.com/en/2023/08-may-donetsk-oblast1957-red-alert-aerial-thg" text:style-name="Internet_20_link" text:visited-style-name="Visited_20_Internet_20_Link">
https://liveuamap.com/en/2023/08-may-donetsk-oblast1957-red-alert-aerial-thg</text:a>
</text:p>
      <text:p text:style-name="P4">
News Source: <text:a xlink:type="simple" xlink:href="https://t.me/air_alert_ua/44797" text:style-name="Internet_20_link" text:visited-style-name="Visited_20_Internet_20_Link">
https://t.me/air_alert_ua/44797</text:a>
</text:p>
      <!--NEWS-->
      <text:h text:style-name="P10" text:outline-level="1">
<text:span text:style-name="T4">
Trukhanov的上诉于5月9日开处方</text:span>
</text:h>
      <text:p text:style-name="P4">
作者: Ukrinform (Person)</text:p>
      <text:p text:style-name="P4">
出版商: Укринформ (Organization)</text:p>
      <text:p text:style-name="P4">
出版时间: 2023-05-08T14:39:00+03:00</text:p>
      <text:p text:style-name="P4">
修改时间: 2023-05-08T14:39:00+03:00</text:p>
      <text:p text:style-name="P4">
描述: 最高的反腐败法院将考虑5月9日的敖德萨·格纳迪·特鲁卡诺夫市长对约束的措施。  - 乌克林。</text:p>
      <text:p text:style-name="P4">
图片: ["<text:a xlink:type="simple" xlink:href="https://static.ukrinform.com/photos/2019_03/thumb_files/630_360_1552301828-509.jpg" text:style-name="Internet_20_link" text:visited-style-name="Visited_20_Internet_20_Link">
630_360_15523...</text:a>
"]</text:p>
      <text:p text:style-name="P4">
标签: ['Одеса', 'Суд', 'Труханов', 'Апеляція']</text:p>
      <text:p text:style-name="P4">
类型: Article</text:p>
      <!--METADATA-->
      <text:p text:style-name="P4">
<draw:frame draw:style-name="fr1" draw:name="Image70" text:anchor-type="as-char" svg:width="6.9236in" svg:height="3.956343in" draw:z-index="0">
<draw:image xlink:href="../Images/yкринформ/2023-05-08T14-39-00-03-00/630_360_1552301828-509.jpg" xlink:type="simple" xlink:show="embed" xlink:actuate="onLoad" draw:mime-type="image/jpeg"/>
</draw:frame>
最高的反腐败法院将考虑5月9日他选择了敖德萨·格纳迪·特鲁克哈诺凡诺凡市市长的上诉。</text:p>
      <text:p text:style-name="P4">
对这个 <text:a xlink:type="simple" xlink:href="http://ap.vaks.gov.ua/announcements/521-17260-18-080523/" text:style-name="Internet_20_link" text:visited-style-name="Visited_20_Internet_20_Link">
 </text:a>
乌克林福姆报道，WAKS新闻服务。</text:p>
      <text:p text:style-name="P4">
“辩方在2023年5月4日的WACS裁决上提出上诉，最高反腐败法院的上诉会议厅以1342万UAH的形式获得了WACS的裁决。誓言。 审议的上诉第521/17260/18号的上诉定于2023年5月9日11:00进行，”证词写道。</text:p>
      <text:p text:style-name="P4">
<text:span text:style-name="T4">
另请阅读：</text:span>
 <text:a xlink:type="simple" xlink:href="https://www.ukrinform.ua/rubric-society/3701126-sprava-kraan-zastupniku-mera-odesi-priznacili-5-miljoniv-zastavi.html" text:style-name="Internet_20_link" text:visited-style-name="Visited_20_Internet_20_Link">
</text:a>
根据[]的报道，(https://www.ukrinform.ua/tag-nabu)在2016年，敖德萨·特鲁克哈诺夫(Odessa Trukhanov)市长与市政府的其他官员以及一家私人公司的代表夺取了全部9200万UAH的城市预算资金。</text:p>
      <text:p text:style-name="P4">
NABU侦探和SAP检察官于2016年12月提起了这些资金的参考，这些资金已转移到LLC DevelopmentEite的帐户。 据报道，2020年1月24日，特鲁克哈诺夫(Trukhanov)怀疑。</text:p>
      <text:p text:style-name="P4">
总共在Krayan和SAP工厂负责12名裔。</text:p>
      <text:p text:style-name="P4">
2018年10月，敖德萨的马利诺夫斯基地​​方法院保证了该计划的八人，其中包括Igennady Trukhanov。 最后，法院无罪释放案件涉及的所有人员。</text:p>
      <text:p text:style-name="P4">
2021年2月，WACS上诉法院废除了敖德萨的Virokmalinovsky法院。</text:p>
      <text:p text:style-name="P4">
2023年4月25日，最高的反腐败法院从守护UAH的个人义务3,000万八万.8.66亿义务改变了敖德萨市董事长的预防措施。</text:p>
      <text:p text:style-name="P4">
<text:span text:style-name="T4">
另请阅读：</text:span>
 <text:a xlink:type="simple" xlink:href="https://www.ukrinform.ua/rubric-regions/3706294-vijskovi-pocali-rozsliduvanna-sodo-napadu-na-odeskogo-aktivista.html" text:style-name="Internet_20_link" text:visited-style-name="Visited_20_Internet_20_Link">
</text:a>
5月4日，WAKS决定逮捕敖德萨市长，可能会超过1300万。</text:p>
      <text:p text:style-name="P4">
5月5日，敖德萨国会议员德米特里·坦祖尔(Dmitry Tanzur)表示，他对特鲁克哈诺夫(Trukhanov)的誓言1.342亿美元。</text:p>
      <text:p text:style-name="P4">
News Source: <text:a xlink:type="simple" xlink:href="https://www.ukrinform.ua/rubric-regions/3706307-rozglad-apelacii-truhanova-priznacili-na-9-travna.html" text:style-name="Internet_20_link" text:visited-style-name="Visited_20_Internet_20_Link">
https://www.ukrinform.ua/rubric-regions/3706307-rozglad-apelacii-truhanova-priznacili-na-9-travna.html</text:a>
</text:p>
      <!--NEWS-->
      <text:h text:style-name="P10" text:outline-level="1">
<text:span text:style-name="T4">
SBU拘留了国家消费服务的官员，他们从谷物出口商那里收集了“致敬”</text:span>
</text:h>
      <text:p text:style-name="P4">
作者: Ukrinform (Person)</text:p>
      <text:p text:style-name="P4">
出版商: Укринформ (Organization)</text:p>
      <text:p text:style-name="P4">
出版时间: 2023-05-08T14:43:00+03:00</text:p>
      <text:p text:style-name="P4">
修改时间: 2023-05-08T14:43:00+03:00</text:p>
      <text:p text:style-name="P4">
描述: 乌克兰的安全局消除了由国家机构的一名官员组织的哈尔基夫州粮食安全和消费者保护局的主要局局局局。  - 乌克林。</text:p>
      <text:p text:style-name="P4">
图片: ["<text:a xlink:type="simple" xlink:href="https://static.ukrinform.com/photos/2023_05/thumb_files/630_360_1683546390-239.jpeg" text:style-name="Internet_20_link" text:visited-style-name="Visited_20_Internet_20_Link">
630_360_16835...</text:a>
", "<text:a xlink:type="simple" xlink:href="https://static.ukrinform.com/photos/2023_05/1683546389-232.jpeg" text:style-name="Internet_20_link" text:visited-style-name="Visited_20_Internet_20_Link">
1683546389-23...</text:a>
", "<text:a xlink:type="simple" xlink:href="https://static.ukrinform.com/photos/2023_05/1683546389-662.jpeg" text:style-name="Internet_20_link" text:visited-style-name="Visited_20_Internet_20_Link">
1683546389-66...</text:a>
", "<text:a xlink:type="simple" xlink:href="https://static.ukrinform.com/photos/2023_05/1683546576-212.jpg" text:style-name="Internet_20_link" text:visited-style-name="Visited_20_Internet_20_Link">
1683546576-21...</text:a>
"]</text:p>
      <text:p text:style-name="P4">
标签: ['Експорт', 'Хабар', 'СБУ', 'Зерно', 'Держспоживслужба', 'Харківщина']</text:p>
      <text:p text:style-name="P4">
类型: Article</text:p>
      <!--METADATA-->
      <text:p text:style-name="P4">
<draw:frame draw:style-name="fr1" draw:name="Image71" text:anchor-type="as-char" svg:width="6.9236in" svg:height="3.956343in" draw:z-index="0">
<draw:image xlink:href="../Images/yкринформ/2023-05-08T14-43-00-03-00/630_360_1683546390-239.jpeg" xlink:type="simple" xlink:show="embed" xlink:actuate="onLoad" draw:mime-type="image/jpeg"/>
</draw:frame>
乌克兰的服务消除了国家机构之一的乌克里克·乌克克里夫(Ukrkiv Oblast)国家安全和消费者保护局的腐败计划。</text:p>
      <text:p text:style-name="P4">
正如乌克林福姆报道的那样，这已经报道了<text:a xlink:type="simple" xlink:href="https://ssu.gov.ua/novyny/sbu-zatrymala-odnoho-z-kerivnykiv-derzhprodspozhyvsluzhby-v-kharkivskii-oblasti-obklav-danynoiu-eksporteriv-zerna" text:style-name="Internet_20_link" text:visited-style-name="Visited_20_Internet_20_Link">
</text:a>
 .</text:p>
      <text:p text:style-name="P4">
<draw:frame draw:style-name="fr1" draw:name="Image72" text:anchor-type="as-char" svg:width="6.666667in" svg:height="10.0in" draw:z-index="0">
<draw:image xlink:href="../Images/yкринформ/2023-05-08T14-43-00-03-00/1683546389-232.jpeg" xlink:type="simple" xlink:show="embed" xlink:actuate="onLoad" draw:mime-type="image/jpeg"/>
</draw:frame>
可以确定，该设备的参与者有系统地要求出口国内农产品的乌克兰公司的代表。</text:p>
      <text:p text:style-name="P4">
<draw:frame draw:style-name="fr1" draw:name="Image73" text:anchor-type="as-char" svg:width="6.666667in" svg:height="10.0in" draw:z-index="0">
<draw:image xlink:href="../Images/yкринформ/2023-05-08T14-43-00-03-00/1683546389-662.jpeg" xlink:type="simple" xlink:show="embed" xlink:actuate="onLoad" draw:mime-type="image/jpeg"/>
</draw:frame>
根据调查，现场的一人的头部组织了非法活动。 为了实施犯罪机制，他吸引了下属检查员。</text:p>
      <text:p text:style-name="P4">
<draw:frame draw:style-name="fr1" draw:name="Image74" text:anchor-type="as-char" svg:width="6.9236in" svg:height="5.186289in" draw:z-index="0">
<draw:image xlink:href="../Images/yкринформ/2023-05-08T14-43-00-03-00/1683546576-212.jpg" xlink:type="simple" xlink:show="embed" xlink:actuate="onLoad" draw:mime-type="image/jpeg"/>
</draw:frame>
官员们承诺农民贿赂将提供“毫无开动的”签发农产品证书。</text:p>
      <text:p text:style-name="P4">
一辆使用产品的卡车的“致敬”数量为100美元。 在非支付的情况下，名词威胁要收紧许可消化不良的官僚程序。</text:p>
      <text:p text:style-name="P4">
<text:span text:style-name="T4">
另请阅读：</text:span>
 <text:a xlink:type="simple" xlink:href="https://www.ukrinform.ua/rubric-regions/3705655-sbu-vikrila-lvivskogo-biznesmena-akij-postacav-do-rf-rollsrojsi-ta-majbahi.html" text:style-name="Internet_20_link" text:visited-style-name="Visited_20_Internet_20_Link">
</text:a>
SBU分阶段的工作人员记录了两集，其中有20辆乌克兰谷物的20辆卡车的“认证”人员。</text:p>
      <text:p text:style-name="P4">
执法人员在收到贿赂的第二部分时拘留了该计划的组织者。 根据艺术的第3部分，该官员被宣布怀疑。 368(接受提案，承诺或受到官员的不当福利)乌克兰的刑法。</text:p>
      <text:p text:style-name="P4">
当他们添加到<text:a xlink:type="simple" xlink:href="https://www.gp.gov.ua/ua/posts/na-xarkivshhini-posadovcya-vikrito-na-oderzanni-xabara-za-vidacu-sertifikativ-dlya-eksportu-zerna" text:style-name="Internet_20_link" text:visited-style-name="Visited_20_Internet_20_Link">
</text:a>
，嫌疑人是通过预防措施选择的。 该官员已上任。</text:p>
      <text:p text:style-name="P4">
<text:span text:style-name="T4">
另请阅读：</text:span>
 <text:a xlink:type="simple" xlink:href="https://www.ukrinform.ua/rubric-society/3703716-sbu-zapobigla-vivezennu-v-iran-dviguniv-do-vijskovotransportnih-litakiv.html" text:style-name="Internet_20_link" text:visited-style-name="Visited_20_Internet_20_Link">
</text:a>
计划宣布怀疑同伙。 调查正在进行中。</text:p>
      <text:p text:style-name="P4">
攻击者受到长达十年监禁的威胁。<text:span text:style-name="T5">
foto：SBU，检察官办公室</text:span>
</text:p>
      <text:p text:style-name="P4">
News Source: <text:a xlink:type="simple" xlink:href="https://www.ukrinform.ua/rubric-economy/3706317-sbu-zatrimala-posadovca-derzprodspozivsluzbi-akij-zbirav-daninu-z-eksporteriv-zerna.html" text:style-name="Internet_20_link" text:visited-style-name="Visited_20_Internet_20_Link">
https://www.ukrinform.ua/rubric-economy/3706317-sbu-zatrimala-posadovca-derzprodspozivsluzbi-akij-zbirav-daninu-z-eksporteriv-zerna.html</text:a>
</text:p>
      <!--NEWS-->
      <text:h text:style-name="P10" text:outline-level="1">
<text:span text:style-name="T4">
RF罢工在敖德萨的人道主义援助中摧毁了红十字会的组成</text:span>
</text:h>
      <text:p text:style-name="P4">
作者: Ukrinform (Person)</text:p>
      <text:p text:style-name="P4">
出版商: Укринформ (Organization)</text:p>
      <text:p text:style-name="P4">
出版时间: 2023-05-08T14:45:00+03:00</text:p>
      <text:p text:style-name="P4">
修改时间: 2023-05-08T14:45:00+03:00</text:p>
      <text:p text:style-name="P4">
描述: 在5月8日的火箭袭击的结果，在奥德萨地区，乌克兰红十字会的人道主义援助的组成被彻底摧毁了。  - 乌克林。</text:p>
      <text:p text:style-name="P4">
图片: ["<text:a xlink:type="simple" xlink:href="https://static.ukrinform.com/photos/2023_05/thumb_files/630_360_1683546478-182.jpg" text:style-name="Internet_20_link" text:visited-style-name="Visited_20_Internet_20_Link">
630_360_16835...</text:a>
", "<text:a xlink:type="simple" xlink:href="https://static.ukrinform.com/photos/2023_05/1683546477-871.jpg" text:style-name="Internet_20_link" text:visited-style-name="Visited_20_Internet_20_Link">
1683546477-87...</text:a>
", "<text:a xlink:type="simple" xlink:href="https://static.ukrinform.com/photos/2023_05/1683546477-925.jpg" text:style-name="Internet_20_link" text:visited-style-name="Visited_20_Internet_20_Link">
1683546477-92...</text:a>
", "<text:a xlink:type="simple" xlink:href="https://static.ukrinform.com/photos/2023_05/1683546477-664.jpg" text:style-name="Internet_20_link" text:visited-style-name="Visited_20_Internet_20_Link">
1683546477-66...</text:a>
", "<text:a xlink:type="simple" xlink:href="https://static.ukrinform.com/photos/2023_05/1683546477-370.jpg" text:style-name="Internet_20_link" text:visited-style-name="Visited_20_Internet_20_Link">
1683546477-37...</text:a>
"]</text:p>
      <text:p text:style-name="P4">
标签: ['Гуманітарна допомога', 'Одещина', 'Червоний Хрест', 'Війна з росією', 'Ракетний удар']</text:p>
      <text:p text:style-name="P4">
类型: Article</text:p>
      <!--METADATA-->
      <text:p text:style-name="P4">
<draw:frame draw:style-name="fr1" draw:name="Image75" text:anchor-type="as-char" svg:width="6.9236in" svg:height="3.956343in" draw:z-index="0">
<draw:image xlink:href="../Images/yкринформ/2023-05-08T14-45-00-03-00/630_360_1683546478-182.jpg" xlink:type="simple" xlink:show="embed" xlink:actuate="onLoad" draw:mime-type="image/jpeg"/>
</draw:frame>
在Odeschyn中，乌克兰红十字会的人道主义援助的组成被火箭罢工在5月8日被彻底摧毁。</text:p>
      <text:p text:style-name="P4">
新闻服务报告<text:a xlink:type="simple" xlink:href="https://od.redcross.org.ua/posts/2023-05-08-%D0%B7%D0%BD%D0%B8%D1%89%D0%B5%D0%BD%D0%BE-%D1%81%D0%BA%D0%BB%D0%B0%D0%B4%D1%81%D1%8C%D0%BA%D0%B5-%D0%BF%D1%80%D0%B8%D0%BC%D1%96%D1%89%D0%B5%D0%BD%D0%BD%D1%8F-%D0%BE%D0%B4%D0%B5%D1%81%D1%8C%D0%BA%D0%BE%D0%B3%D0%BE-%D1%87%D0%B5%D1%80%D0%B2%D0%BE%D0%BD%D0%BE%D0%B3%D0%BE-%D1%85%D1%80%D0%B5%D1%81%D1%82%D0%B0/" text:style-name="Internet_20_link" text:visited-style-name="Visited_20_Internet_20_Link">
</text:a>
，报道乌克林福姆。</text:p>
      <text:p text:style-name="P4">
<draw:frame draw:style-name="fr1" draw:name="Image76" text:anchor-type="as-char" svg:width="6.9236in" svg:height="6.9236in" draw:z-index="0">
<draw:image xlink:href="../Images/yкринформ/2023-05-08T14-45-00-03-00/1683546477-871.jpg" xlink:type="simple" xlink:show="embed" xlink:actuate="onLoad" draw:mime-type="image/jpeg"/>
</draw:frame>
声明说：“由于欧洲裔地区的火箭袭击08.05.2023，乌克兰红十字会的敖德萨区域组织的存储设施，面积为1000平方米。”</text:p>
      <text:p text:style-name="P4">
<draw:frame draw:style-name="fr1" draw:name="Image77" text:anchor-type="as-char" svg:width="6.9236in" svg:height="6.9236in" draw:z-index="0">
<draw:image xlink:href="../Images/yкринформ/2023-05-08T14-45-00-03-00/1683546477-925.jpg" xlink:type="simple" xlink:show="embed" xlink:actuate="onLoad" draw:mime-type="image/jpeg"/>
</draw:frame>
值得注意的是，大火完全破坏了有库存的敖德萨地区的人道主义援助。</text:p>
      <text:p text:style-name="P4">
<draw:frame draw:style-name="fr1" draw:name="Image78" text:anchor-type="as-char" svg:width="6.9236in" svg:height="6.9236in" draw:z-index="0">
<draw:image xlink:href="../Images/yкринформ/2023-05-08T14-45-00-03-00/1683546477-664.jpg" xlink:type="simple" xlink:show="embed" xlink:actuate="onLoad" draw:mime-type="image/jpeg"/>
</draw:frame>
在代表的火箭中风时<text:a xlink:type="simple" xlink:href="https://www.ukrinform.ua/tag-cervonij-hrest" text:style-name="Internet_20_link" text:visited-style-name="Visited_20_Internet_20_Link">
</text:a>
没有地方。</text:p>
      <text:p text:style-name="P4">
<draw:frame draw:style-name="fr1" draw:name="Image79" text:anchor-type="as-char" svg:width="6.9236in" svg:height="6.9236in" draw:z-index="0">
<draw:image xlink:href="../Images/yкринформ/2023-05-08T14-45-00-03-00/1683546477-370.jpg" xlink:type="simple" xlink:show="embed" xlink:actuate="onLoad" draw:mime-type="image/jpeg"/>
</draw:frame>
证词也写道：“提供人道主义援助以及乌克兰红十字会敖德萨地区组织的某些项目的活动已被暂停。”</text:p>
      <text:p text:style-name="P4">
<text:span text:style-name="T4">
另请阅读：</text:span>
 <text:a xlink:type="simple" xlink:href="https://www.ukrinform.ua/rubric-ato/3706306-raketnij-udar-po-odesini-povnistu-znisena-baza-vidpocinku-se-pat-poskodzeni.html" text:style-name="Internet_20_link" text:visited-style-name="Visited_20_Internet_20_Link">
<text:span text:style-name="T4">
导弹</text:span>
</text:a>
乌克兰外交部谴责了俄罗斯在世界红十字会上所做的乌克兰红十字会的人道主义援助的袭击。</text:p>
      <text:p text:style-name="P4">
“今天，在2023年世界红十字会，俄罗斯袭击了乌克兰红十字会在敖德萨的组成。 这是国际法的又一艰难。 莫斯科应停止攻击文明基础设施，并阻止需要它的人的援助。(https://twitter.com/OlegNikolenko_/status/1655574085781340162) .</text:p>
      <text:p text:style-name="P4">
照片：od.redcross.org.ua</text:p>
      <text:p text:style-name="P4">
News Source: <text:a xlink:type="simple" xlink:href="https://www.ukrinform.ua/rubric-ato/3706316-udar-rf-znisiv-sklad-cervonogo-hresta-z-gumanitarnou-dopomogou-na-odesini.html" text:style-name="Internet_20_link" text:visited-style-name="Visited_20_Internet_20_Link">
https://www.ukrinform.ua/rubric-ato/3706316-udar-rf-znisiv-sklad-cervonogo-hresta-z-gumanitarnou-dopomogou-na-odesini.html</text:a>
</text:p>
      <!--NEWS-->
      <text:h text:style-name="P10" text:outline-level="1">
<text:span text:style-name="T4">
Kharkiv，Kharkivska Oblast（20:44）。 红色警报：空中威胁。 警笛声。 立即掩盖！</text:span>
</text:h>
      <text:p text:style-name="P4">
作者: liveuamap (Language: en)</text:p>
      <text:p text:style-name="P4">
时间: 2023-05-08T14:45:00</text:p>
      <text:p text:style-name="P4">
地点: Kharkiv (Latitude:49.98115 Longtitude:36.25341)</text:p>
      <text:p text:style-name="P4">
视频: []</text:p>
      <text:p text:style-name="P4">
图片: []</text:p>
      <text:p text:style-name="P4">
标签: ["Europe", "Central and Eastern Europe"]</text:p>
      <text:p text:style-name="P4">
Id: 22561381</text:p>
      <!--METADATA-->
      <text:p text:style-name="P4">
哈尔基夫(Kharkiv)，哈尔基夫地区(20:44). Red Alert: aerial threat. Sirens sounding.Take cover now!</text:p>
      <text:p text:style-name="P4">
News Collection Link: <text:a xlink:type="simple" xlink:href="https://liveuamap.com/en/2023/08-may-kharkiv-kharkivska-oblast2044-red-alerg" text:style-name="Internet_20_link" text:visited-style-name="Visited_20_Internet_20_Link">
https://liveuamap.com/en/2023/08-may-kharkiv-kharkivska-oblast2044-red-alerg</text:a>
</text:p>
      <text:p text:style-name="P4">
News Source: <text:a xlink:type="simple" xlink:href="https://t.me/suspilnekharkiv/24635" text:style-name="Internet_20_link" text:visited-style-name="Visited_20_Internet_20_Link">
https://t.me/suspilnekharkiv/24635</text:a>
</text:p>
      <!--NEWS-->
      <text:h text:style-name="P10" text:outline-level="1">
<text:span text:style-name="T4">
纪念日与和解：基辅在基辅铺设了鲜花</text:span>
</text:h>
      <text:p text:style-name="P4">
作者: Ukrinform (Person)</text:p>
      <text:p text:style-name="P4">
出版商: Укринформ (Organization)</text:p>
      <text:p text:style-name="P4">
出版时间: 2023-05-08T14:48:00+03:00</text:p>
      <text:p text:style-name="P4">
修改时间: 2023-05-08T14:48:00+03:00</text:p>
      <text:p text:style-name="P4">
描述: 在基辅，在永恒的荣耀公园举行了一个庄严的鲜花仪式，以庆祝一名不知名士兵的坟墓，以庆祝纪念与和解的日子。  - 乌克林。</text:p>
      <text:p text:style-name="P4">
图片: ["<text:a xlink:type="simple" xlink:href="https://static.ukrinform.com/photos/2023_05/thumb_files/630_360_1683546252-5973.jpeg" text:style-name="Internet_20_link" text:visited-style-name="Visited_20_Internet_20_Link">
630_360_16835...</text:a>
", "<text:a xlink:type="simple" xlink:href="https://static.ukrinform.com/photos/2023_05/thumb_files/630_360_1683546251-1490.jpeg" text:style-name="Internet_20_link" text:visited-style-name="Visited_20_Internet_20_Link">
630_360_16835...</text:a>
", "<text:a xlink:type="simple" xlink:href="https://static.ukrinform.com/photos/2023_05/thumb_files/630_360_1683546251-2859.jpeg" text:style-name="Internet_20_link" text:visited-style-name="Visited_20_Internet_20_Link">
630_360_16835...</text:a>
", "<text:a xlink:type="simple" xlink:href="https://static.ukrinform.com/photos/2023_05/thumb_files/630_360_1683546252-7924.jpeg" text:style-name="Internet_20_link" text:visited-style-name="Visited_20_Internet_20_Link">
630_360_16835...</text:a>
", "<text:a xlink:type="simple" xlink:href="https://static.ukrinform.com/photos/2023_05/thumb_files/630_360_1683546252-5892.jpeg" text:style-name="Internet_20_link" text:visited-style-name="Visited_20_Internet_20_Link">
630_360_16835...</text:a>
", "<text:a xlink:type="simple" xlink:href="https://static.ukrinform.com/photos/2023_05/thumb_files/630_360_1683546252-3471.jpeg" text:style-name="Internet_20_link" text:visited-style-name="Visited_20_Internet_20_Link">
630_360_16835...</text:a>
", "<text:a xlink:type="simple" xlink:href="https://static.ukrinform.com/photos/2023_05/thumb_files/630_360_1683546252-5761.jpeg" text:style-name="Internet_20_link" text:visited-style-name="Visited_20_Internet_20_Link">
630_360_16835...</text:a>
", "<text:a xlink:type="simple" xlink:href="https://static.ukrinform.com/photos/2023_05/thumb_files/630_360_1683546253-3437.jpeg" text:style-name="Internet_20_link" text:visited-style-name="Visited_20_Internet_20_Link">
630_360_16835...</text:a>
", "<text:a xlink:type="simple" xlink:href="https://static.ukrinform.com/photos/2023_05/thumb_files/630_360_1683546254-7859.jpeg" text:style-name="Internet_20_link" text:visited-style-name="Visited_20_Internet_20_Link">
630_360_16835...</text:a>
", "<text:a xlink:type="simple" xlink:href="https://static.ukrinform.com/photos/2023_05/thumb_files/630_360_1683546254-6135.jpeg" text:style-name="Internet_20_link" text:visited-style-name="Visited_20_Internet_20_Link">
630_360_16835...</text:a>
", "<text:a xlink:type="simple" xlink:href="https://static.ukrinform.com/photos/2023_05/thumb_files/630_360_1683546254-7445.jpeg" text:style-name="Internet_20_link" text:visited-style-name="Visited_20_Internet_20_Link">
630_360_16835...</text:a>
"]</text:p>
      <text:p text:style-name="P4">
标签: ['Друга світова', "Пам'ятник", 'День пам’яті та примирення', 'Київ']</text:p>
      <text:p text:style-name="P4">
类型: Article</text:p>
      <!--METADATA-->
      <text:p text:style-name="P4">
<draw:frame draw:style-name="fr1" draw:name="Image80" text:anchor-type="as-char" svg:width="6.9236in" svg:height="3.956343in" draw:z-index="0">
<draw:image xlink:href="../Images/yкринформ/2023-05-08T14-48-00-03-00/630_360_1683546252-5973.jpeg" xlink:type="simple" xlink:show="embed" xlink:actuate="onLoad" draw:mime-type="image/jpeg"/>
</draw:frame>
基辅在永恒的荣耀公园举行了庄严的鲜花仪式，以庆祝纪念与和解的日子。</text:p>
      <text:p text:style-name="P4">
正如乌克林福姆报道的那样，它报告了<text:a xlink:type="simple" xlink:href="https://kyivcity.gov.ua/news/u_kiyevi_vidbulisya_urochistosti_z_nagodi_vidznachennya_dnya_pamyati_ta_primirennya_foto/" text:style-name="Internet_20_link" text:visited-style-name="Visited_20_Internet_20_Link">
</text:a>
.</text:p>
      <text:p text:style-name="P4">
Участь у церемонії взяли перший заступник голови КМДА Микола Поворозник,заступниця голови КМДА Марина Хонда, заступник голови КМДА ВалентинМондриївський, голова Печерської районної в місті Києві державноїадміністрації Наталія Кондрашова, директор Департаменту соціальної політикиКМДА Руслан Світлий, ветерани Другої світової війни, діти війни та військовіЗбройних сил України.</text:p>
      <text:p text:style-name="P4">
“今天，乌克兰与文明世界一起荣誉<text:a xlink:type="simple" xlink:href="https://www.ukrinform.ua/tag-pamat" text:style-name="Internet_20_link" text:visited-style-name="Visited_20_Internet_20_Link">
</text:a>
所有与纳粹主义的第二次世界大战中的人都成功地赢得了他。 数以百万计的杀害和酷刑，成千上万的完全摧毁的定居点，丧生和残废的命运。我们在全面的俄罗斯侵略条件下第二次庆祝这一天。”昆达说。</text:p>
      <text:p text:style-name="P4">
她强调说：“我们国家的历史是一场不断的参考和自由斗争。 我们的军队再次用武器掌握了侵略者的土地。 尽管遭受了不断的炮击，恐怖和勒索 - 我们坚定不移，我们将悔改敌人并确保获胜。”</text:p>
      <text:p text:style-name="P4">
<text:span text:style-name="T4">
另请阅读：</text:span>
 <text:a xlink:type="simple" xlink:href="https://www.ukrinform.ua/rubric-society/3706152-smigal-u-den-pamati-ta-primirenna-ukraina-ta-svit-znaut-cinu-miru.html" text:style-name="Internet_20_link" text:visited-style-name="Visited_20_Internet_20_Link">
<text:span text:style-name="T4">
 shmigal </text:span>
</text:a>
与会者尊重了沉默的死者的记忆。</text:p>
      <text:p text:style-name="P4">
如报道<text:a xlink:type="simple" xlink:href="https://www.ukrinform.ua/rubric-society/3706168-sogodni-vidznacaetsa-den-pamati-ta-primirenna.html" text:style-name="Internet_20_link" text:visited-style-name="Visited_20_Internet_20_Link">
</text:a>
，5月8日在乌克兰以及世界，庆祝纪念与和解的日子，致力于纪念世界大战的受害者。</text:p>
      <text:p text:style-name="P4">
News Source: <text:a xlink:type="simple" xlink:href="https://www.ukrinform.ua/rubric-kyiv/3706313-den-pamati-ta-primirenna-u-kievi-poklali-kviti-do-mogili-nevidomogo-soldata.html" text:style-name="Internet_20_link" text:visited-style-name="Visited_20_Internet_20_Link">
https://www.ukrinform.ua/rubric-kyiv/3706313-den-pamati-ta-primirenna-u-kievi-poklali-kviti-do-mogili-nevidomogo-soldata.html</text:a>
</text:p>
      <!--NEWS-->
      <text:h text:style-name="P10" text:outline-level="1">
<text:span text:style-name="T4">
Zaporizka Oblast（20:47）。 红色警报：空中威胁。 警笛声。 立即掩盖！</text:span>
</text:h>
      <text:p text:style-name="P4">
作者: liveuamap (Language: en)</text:p>
      <text:p text:style-name="P4">
时间: 2023-05-08T14:48:00</text:p>
      <text:p text:style-name="P4">
地点: Zaporizka Oblast (Latitude:47.612501 Longtitude:35.764751)</text:p>
      <text:p text:style-name="P4">
视频: []</text:p>
      <text:p text:style-name="P4">
图片: []</text:p>
      <text:p text:style-name="P4">
标签: ["Europe", "Central and Eastern Europe"]</text:p>
      <text:p text:style-name="P4">
Id: 22561383</text:p>
      <!--METADATA-->
      <text:p text:style-name="P4">
Zaporizhzhia地区(20:47). Red Alert: aerial threat. Sirens sounding. Take covernow!</text:p>
      <text:p text:style-name="P4">
News Collection Link: <text:a xlink:type="simple" xlink:href="https://liveuamap.com/en/2023/08-may-zaporizka-oblast2047-red-alert-aerial-g" text:style-name="Internet_20_link" text:visited-style-name="Visited_20_Internet_20_Link">
https://liveuamap.com/en/2023/08-may-zaporizka-oblast2047-red-alert-aerial-g</text:a>
</text:p>
      <text:p text:style-name="P4">
News Source: <text:a xlink:type="simple" xlink:href="https://t.me/air_alert_ua/44800" text:style-name="Internet_20_link" text:visited-style-name="Visited_20_Internet_20_Link">
https://t.me/air_alert_ua/44800</text:a>
</text:p>
      <!--NEWS-->
      <text:h text:style-name="P10" text:outline-level="1">
<text:span text:style-name="T4">
在新的俄罗斯导弹攻击中，哈尔基夫的爆炸</text:span>
</text:h>
      <text:p text:style-name="P4">
作者: liveuamap (Language: en)</text:p>
      <text:p text:style-name="P4">
时间: 2023-05-08T14:48:21</text:p>
      <text:p text:style-name="P4">
地点: Kharkiv (Latitude:50.02715 Longtitude:36.15807)</text:p>
      <text:p text:style-name="P4">
视频: []</text:p>
      <text:p text:style-name="P4">
图片: []</text:p>
      <text:p text:style-name="P4">
标签: []</text:p>
      <text:p text:style-name="P4">
Id: 22561382</text:p>
      <!--METADATA-->
      <text:p text:style-name="P4">
在新的俄罗斯导弹攻击中，哈尔基夫的爆炸</text:p>
      <text:p text:style-name="P4">
新闻集链接：[https://liveuamap.com/en/2023/8-may-explosions-in-kharkiv-amid-new-new---------------(https://liveuamap.com/en/2023/8-may-explosions-in-kharkiv-amid-new-russian-missile-attack)</text:p>
      <text:p text:style-name="P4">
News Source: <text:a xlink:type="simple" xlink:href="https://t.me/suspilnekharkiv/24637" text:style-name="Internet_20_link" text:visited-style-name="Visited_20_Internet_20_Link">
https://t.me/suspilnekharkiv/24637</text:a>
</text:p>
      <!--NEWS-->
      <text:h text:style-name="P10" text:outline-level="1">
<text:span text:style-name="T4">
Dnipro，Dnipropetrovska Oblast（20:48）。 红色警报：空中威胁。 警笛声。 掩护...</text:span>
</text:h>
      <text:p text:style-name="P4">
作者: liveuamap (Language: en)</text:p>
      <text:p text:style-name="P4">
时间: 2023-05-08T14:50:00</text:p>
      <text:p text:style-name="P4">
地点: Dnipro (Latitude:48.45930000 Longtitude:35.03865000)</text:p>
      <text:p text:style-name="P4">
视频: []</text:p>
      <text:p text:style-name="P4">
图片: []</text:p>
      <text:p text:style-name="P4">
标签: ["Europe", "Central and Eastern Europe"]</text:p>
      <text:p text:style-name="P4">
Id: 22561384</text:p>
      <!--METADATA-->
      <text:p text:style-name="P4">
dnipro，dnipropetrovsk区域(20:48). Red Alert: aerial threat. Sirenssounding. Take cover now!</text:p>
      <text:p text:style-name="P4">
News Collection Link: <text:a xlink:type="simple" xlink:href="https://liveuamap.com/en/2023/08-may-dnipro-dnipropetrovska-oblast2048-red-g" text:style-name="Internet_20_link" text:visited-style-name="Visited_20_Internet_20_Link">
https://liveuamap.com/en/2023/08-may-dnipro-dnipropetrovska-oblast2048-red-g</text:a>
</text:p>
      <text:p text:style-name="P4">
News Source: <text:a xlink:type="simple" xlink:href="https://t.me/air_alert_ua/44801" text:style-name="Internet_20_link" text:visited-style-name="Visited_20_Internet_20_Link">
https://t.me/air_alert_ua/44801</text:a>
</text:p>
      <!--NEWS-->
      <text:h text:style-name="P10" text:outline-level="1">
<text:span text:style-name="T4">
Poltavska Oblast（20:51）。 红色警报：空中威胁。 警笛声。 立即掩盖！</text:span>
</text:h>
      <text:p text:style-name="P4">
作者: liveuamap (Language: en)</text:p>
      <text:p text:style-name="P4">
时间: 2023-05-08T14:52:00</text:p>
      <text:p text:style-name="P4">
地点: Poltavska Oblast (Latitude:49.47705000 Longtitude:33.81866000)</text:p>
      <text:p text:style-name="P4">
视频: []</text:p>
      <text:p text:style-name="P4">
图片: []</text:p>
      <text:p text:style-name="P4">
标签: ["Europe", "Central and Eastern Europe"]</text:p>
      <text:p text:style-name="P4">
Id: 22561385</text:p>
      <!--METADATA-->
      <text:p text:style-name="P4">
poltava(20:51). Red Alert: aerial threat. Sirens sounding. Take covernow!</text:p>
      <text:p text:style-name="P4">
News Collection Link: <text:a xlink:type="simple" xlink:href="https://liveuamap.com/en/2023/08-may-poltavska-oblast2051-red-alert-aerial-g" text:style-name="Internet_20_link" text:visited-style-name="Visited_20_Internet_20_Link">
https://liveuamap.com/en/2023/08-may-poltavska-oblast2051-red-alert-aerial-g</text:a>
</text:p>
      <text:p text:style-name="P4">
News Source: <text:a xlink:type="simple" xlink:href="https://t.me/air_alert_ua/44802" text:style-name="Internet_20_link" text:visited-style-name="Visited_20_Internet_20_Link">
https://t.me/air_alert_ua/44802</text:a>
</text:p>
      <!--NEWS-->
      <text:h text:style-name="P10" text:outline-level="1">
<text:span text:style-name="T4">
Sumska Oblast（20:52）。 红色警报：空中威胁。 警笛声。 立即掩盖！</text:span>
</text:h>
      <text:p text:style-name="P4">
作者: liveuamap (Language: en)</text:p>
      <text:p text:style-name="P4">
时间: 2023-05-08T14:55:00</text:p>
      <text:p text:style-name="P4">
地点: Sumska Oblast (Latitude:51.00122 Longtitude:33.99955)</text:p>
      <text:p text:style-name="P4">
视频: []</text:p>
      <text:p text:style-name="P4">
图片: []</text:p>
      <text:p text:style-name="P4">
标签: ["Europe", "Central and Eastern Europe"]</text:p>
      <text:p text:style-name="P4">
Id: 22561386</text:p>
      <!--METADATA-->
      <text:p text:style-name="P4">
Sumy地区(20:52). Red Alert: aerial threat. Sirens sounding. Take covernow!</text:p>
      <text:p text:style-name="P4">
News Collection Link: <text:a xlink:type="simple" xlink:href="https://liveuamap.com/en/2023/08-may-sumska-oblast2052-red-alert-aerial-thrg" text:style-name="Internet_20_link" text:visited-style-name="Visited_20_Internet_20_Link">
https://liveuamap.com/en/2023/08-may-sumska-oblast2052-red-alert-aerial-thrg</text:a>
</text:p>
      <text:p text:style-name="P4">
News Source: <text:a xlink:type="simple" xlink:href="https://t.me/air_alert_ua/44803" text:style-name="Internet_20_link" text:visited-style-name="Visited_20_Internet_20_Link">
https://t.me/air_alert_ua/44803</text:a>
</text:p>
      <!--NEWS-->
      <text:h text:style-name="P10" text:outline-level="1">
<text:span text:style-name="T4">
GTS操作员正在寻找新的汽油运输能力</text:span>
</text:h>
      <text:p text:style-name="P4">
作者: Ukrinform (Person)</text:p>
      <text:p text:style-name="P4">
出版商: Укринформ (Organization)</text:p>
      <text:p text:style-name="P4">
出版时间: 2023-05-08T14:57:27+03:00</text:p>
      <text:p text:style-name="P4">
修改时间: 2023-05-08T14:57:27+03:00</text:p>
      <text:p text:style-name="P4">
描述: GTS运营商正在努力扩大乌克兰天然气运输基础设施的能力，以吸引欧洲客户并开发可再生气体。  - 乌克林。</text:p>
      <text:p text:style-name="P4">
图片: ["<text:a xlink:type="simple" xlink:href="https://static.ukrinform.com/photos/2022_05/thumb_files/630_360_1653575200-535.jpg" text:style-name="Internet_20_link" text:visited-style-name="Visited_20_Internet_20_Link">
630_360_16535...</text:a>
"]</text:p>
      <text:p text:style-name="P4">
标签: ['Газ', 'ГТС України']</text:p>
      <text:p text:style-name="P4">
类型: Article</text:p>
      <!--METADATA-->
      <text:p text:style-name="P4">
<draw:frame draw:style-name="fr1" draw:name="Image81" text:anchor-type="as-char" svg:width="6.9236in" svg:height="3.956343in" draw:z-index="0">
<draw:image xlink:href="../Images/yкринформ/2023-05-08T14-57-27-03-00/630_360_1653575200-535.jpg" xlink:type="simple" xlink:show="embed" xlink:actuate="onLoad" draw:mime-type="image/jpeg"/>
</draw:frame>
Operatorgts正在努力扩大乌克兰天然气运输基础设施的能力，以吸引欧洲客户和开发可再生气体。</text:p>
      <text:p text:style-name="P4">
根据乌克林福姆的说法，新闻服务报告<text:a xlink:type="simple" xlink:href="https://tsoua.com/news/novi-mozhlyvosti-transportuvannya-sered-priorytetiv-ukrayinskoyi-gazovoyi-infrastruktury-dmytro-lyppa/" text:style-name="Internet_20_link" text:visited-style-name="Visited_20_Internet_20_Link">
</text:a>
。</text:p>
      <text:p text:style-name="P4">
OGTSU总监Dmitry说：“鉴于欧盟汽油存储设施的填充速度甚至比去年更快，而且大多数已经在2023年底预订，因此乌克兰GTS和PSG为欧洲市场提供了机会。”利帕。</text:p>
      <text:p text:style-name="P4">
他回忆说，该公司为服务的客户提供了“从欧盟到存储库的三个可靠的钥匙骨髓 - 以及<text:a xlink:type="simple" xlink:href="https://www.ukrinform.ua/tag-slovaccina" text:style-name="Internet_20_link" text:visited-style-name="Visited_20_Internet_20_Link">
</text:a>
，波兰和匈牙利，以及Transbalk -Gas走廊的可能性。NaragiPGS允许交易者在乌克兰存储超过100亿立方米的米。”</text:p>
      <text:p text:style-name="P4">
在这种情况下，OGTSU继续致力于长期增加保证的功率，以确保气体进口路线，包括SLNG末端通往地下气体存储设施(PSG)乌克兰。 它与Ukrtransgazoma Company一起，正在努力为外国传统天然气储气储存提供有吸引力的报价。</text:p>
      <text:p text:style-name="P4">
<text:span text:style-name="T4">
另请阅读：</text:span>
 <text:a xlink:type="simple" xlink:href="https://www.ukrinform.ua/rubric-economy/3691116-ukraina-posilit-spivpracu-iz-susidami-u-sferi-transportuvanna-gazu.html" text:style-name="Internet_20_link" text:visited-style-name="Visited_20_Internet_20_Link">
</text:a>
“如今，对于汽油的抽水和重新出口，乌克兰的GTS运营商每天准备为从欧洲到乌克兰的天然气提供保证的电力，每天有4200万立方米的展览，从乌克兰到欧洲 - 超过欧洲 - 超过更多该公司说：“ 3亿米表示。</text:p>
      <text:p text:style-name="P4">
OGT还补充说，在其目的中，为乌克兰的可再生气体开发创造条件。 该公司专注于两个方向 - 在不久的将来和氢气中的生物甲烷的跨境贸易。</text:p>
      <text:p text:style-name="P4">
据报道，国家能源和公用事业公司国家法规委员会(Nercerp), <text:a xlink:type="simple" xlink:href="https://www.ukrinform.ua/rubric-economy/3702229-potuznist-gts-na-kordoni-z-polseu-moze-buti-zbilsena.html" text:style-name="Internet_20_link" text:visited-style-name="Visited_20_Internet_20_Link">
</text:a>
 у точці входу на міждержавному з’єднанні зПольщею.</text:p>
      <text:p text:style-name="P4">
<text:span text:style-name="T5">
Фото: tsoua.com</text:span>
</text:p>
      <text:p text:style-name="P4">
News Source: <text:a xlink:type="simple" xlink:href="https://www.ukrinform.ua/rubric-economy/3706319-operator-gts-sukae-novih-mozlivostej-transportuvanna-gazu.html" text:style-name="Internet_20_link" text:visited-style-name="Visited_20_Internet_20_Link">
https://www.ukrinform.ua/rubric-economy/3706319-operator-gts-sukae-novih-mozlivostej-transportuvanna-gazu.html</text:a>
</text:p>
      <!--NEWS-->
      <text:h text:style-name="P10" text:outline-level="1">
<text:span text:style-name="T4">
乌克兰从世界银行获得了近1.9亿欧元</text:span>
</text:h>
      <text:p text:style-name="P4">
作者: Ukrinform (Person)</text:p>
      <text:p text:style-name="P4">
出版商: Укринформ (Organization)</text:p>
      <text:p text:style-name="P4">
出版时间: 2023-05-08T15:03:00+03:00</text:p>
      <text:p text:style-name="P4">
修改时间: 2023-05-08T15:03:00+03:00</text:p>
      <text:p text:style-name="P4">
描述: 乌克兰从世界银行获得了1.8932亿欧元的资金。 这些资金是根据国际发展协会（MAR）的优先条款提供的。  - 乌克林。</text:p>
      <text:p text:style-name="P4">
图片: ["<text:a xlink:type="simple" xlink:href="https://static.ukrinform.com/photos/2018_12/thumb_files/630_360_1545153813-165.jpg" text:style-name="Internet_20_link" text:visited-style-name="Visited_20_Internet_20_Link">
630_360_15451...</text:a>
"]</text:p>
      <text:p text:style-name="P4">
标签: ['Економіка', 'Україна', 'Гроші', 'Світовий банк']</text:p>
      <text:p text:style-name="P4">
类型: Article</text:p>
      <!--METADATA-->
      <text:p text:style-name="P4">
<draw:frame draw:style-name="fr1" draw:name="Image82" text:anchor-type="as-char" svg:width="6.9236in" svg:height="3.956343in" draw:z-index="0">
<draw:image xlink:href="../Images/yкринформ/2023-05-08T15-03-00-03-00/630_360_1545153813-165.jpg" xlink:type="simple" xlink:show="embed" xlink:actuate="onLoad" draw:mime-type="image/jpeg"/>
</draw:frame>
乌克兰已从世界银行持有1.8932亿欧元的资金。 国际发展协会的登机条款已提供资金(梦).</text:p>
      <text:p text:style-name="P4">
Про це повідомляє Укрінформ з посиланням на <text:a xlink:type="simple" xlink:href="https://www.mof.gov.ua/uk/news/ukraine_received_eur_18932_million_from_the_world_bank-3992" text:style-name="Internet_20_link" text:visited-style-name="Visited_20_Internet_20_Link">
</text:a>
.</text:p>
      <text:p text:style-name="P4">
Зазначається, що до загального фонду державного бюджету України надійшло189,32 млн євро фінансування від <text:a xlink:type="simple" xlink:href="https://www.ukrinform.ua/tag-svitovij-bank" text:style-name="Internet_20_link" text:visited-style-name="Visited_20_Internet_20_Link">
 </text:a>
。</text:p>
      <text:p text:style-name="P4">
乌克兰·谢尔盖(Ukraine Sergey)的财政部长说：“借来的资金将允许偿还优先的社会支出，特别是，预算领域员工的薪酬融资，以及进一步在乌克兰提供稳定的公共行政部门。”马尔滕科。</text:p>
      <text:p text:style-name="P4">
资金是指部​​分报销预算支出，以确保2023年2月的国家机构和教学工人的雇员报酬。</text:p>
      <text:p text:style-name="P4">
<text:span text:style-name="T4">
另请阅读：</text:span>
 <text:a xlink:type="simple" xlink:href="https://www.ukrinform.ua/rubric-economy/3702424-usaid-vidililo-se-125-milarda-na-potrebi-ukraini.html" text:style-name="Internet_20_link" text:visited-style-name="Visited_20_Internet_20_Link">
</text:a>
该贷款是在融资的“支持乌克兰可持续公共行政国家支出”的协议框架内授予的，乌克兰和国际发展协会教育(梦). Строк погашення – 10 роківз 4-річним пільговим періодом.</text:p>
      <text:p text:style-name="P4">
Як повідомлялось, іноземні партнери надали Україні 495 млрд грн у 2022 році назабезпечення пріоритетних видатків через Цільовий фонд Світового банку(和平).</text:p>
      <text:p text:style-name="P4">
News Source: <text:a xlink:type="simple" xlink:href="https://www.ukrinform.ua/rubric-economy/3706321-ukraina-otrimala-majze-190-miljoniv-vid-svitovogo-banku.html" text:style-name="Internet_20_link" text:visited-style-name="Visited_20_Internet_20_Link">
https://www.ukrinform.ua/rubric-economy/3706321-ukraina-otrimala-majze-190-miljoniv-vid-svitovogo-banku.html</text:a>
</text:p>
      <!--NEWS-->
      <text:h text:style-name="P10" text:outline-level="1">
<text:span text:style-name="T4">
乌克兰人的世界大会纪念欧洲第二次世界大战末的周年纪念日</text:span>
</text:h>
      <text:p text:style-name="P4">
作者: Ukrinform (Person)</text:p>
      <text:p text:style-name="P4">
出版商: Укринформ (Organization)</text:p>
      <text:p text:style-name="P4">
出版时间: 2023-05-08T15:06:00+03:00</text:p>
      <text:p text:style-name="P4">
修改时间: 2023-05-08T15:06:00+03:00</text:p>
      <text:p text:style-name="P4">
描述: 5月8日，在欧洲第二次世界大战结束的周年纪念日，乌克兰人的世界大会（UWC）与国际社会一起纪念了数百万受害者的记忆，并感谢任何在战斗中谋生的人对于自由世界。  - 乌克林。</text:p>
      <text:p text:style-name="P4">
图片: ["<text:a xlink:type="simple" xlink:href="https://static.ukrinform.com/photos/2020_05/thumb_files/630_360_1588839567-644.jpg" text:style-name="Internet_20_link" text:visited-style-name="Visited_20_Internet_20_Link">
630_360_15888...</text:a>
", "<text:a xlink:type="simple" xlink:href="https://static.ukrinform.com/photos/2023_05/1683546692-595.jpg" text:style-name="Internet_20_link" text:visited-style-name="Visited_20_Internet_20_Link">
1683546692-59...</text:a>
"]</text:p>
      <text:p text:style-name="P4">
标签: ['Діаспора', 'Друга світова', 'СКУ', 'Світовий конгрес українців', 'Війна з росією']</text:p>
      <text:p text:style-name="P4">
类型: Article</text:p>
      <!--METADATA-->
      <text:p text:style-name="P4">
<draw:frame draw:style-name="fr1" draw:name="Image83" text:anchor-type="as-char" svg:width="6.9236in" svg:height="3.956343in" draw:z-index="0">
<draw:image xlink:href="../Images/yкринформ/2023-05-08T15-06-00-03-00/630_360_1588839567-644.jpg" xlink:type="simple" xlink:show="embed" xlink:actuate="onLoad" draw:mime-type="image/jpeg"/>
</draw:frame>
5月8日，在欧洲第二次世界大战结束的周年纪念日，世界大会 - 乌克兰人(sku)他与国际社会一起纪念了数以百万计的牺牲，并感谢所有在为自由人斗争中生命的人。</text:p>
      <text:p text:style-name="P4">
正如乌克林福姆报道的那样，据说<text:a xlink:type="simple" xlink:href="https://www.ukrainianworldcongress.org/ua/sku-vshanovu%d1%94-richniczyu-zavershennya-drugo%d1%97-svitovo%d1%97-vijni-u-%d1%94vropi/" text:style-name="Internet_20_link" text:visited-style-name="Visited_20_Internet_20_Link">
</text:a>
。</text:p>
      <text:p text:style-name="P4">
“第二次世界大战始于1939年，纳粹苏联的完成和波兰肢解，成为人类历史上最严重的战争。 它的价格很难理解：乌克兰损失了超过800万人的生命，有超过200万人被强行搬迁。 今天，我们已获得数百万乌克兰人和乌克兰妇女的荣誉，这些妇女在第二次战争中勇敢地战斗，其中包括25万多名乌克兰人，他们是波兰，法国，英国，美国和加拿大的武装部队。 我们在他们面前的永恒债务中。” UWC指出。</text:p>
      <text:p text:style-name="P4">
<draw:frame draw:style-name="fr1" draw:name="Image84" text:anchor-type="as-char" svg:width="6.9236in" svg:height="5.141414in" draw:z-index="0">
<draw:image xlink:href="../Images/yкринформ/2023-05-08T15-06-00-03-00/1683546692-595.jpg" xlink:type="simple" xlink:show="embed" xlink:actuate="onLoad" draw:mime-type="image/jpeg"/>
</draw:frame>
国会补充说，乌克兰人民勇敢地在两种责任感方面斗争了希特勒和斯大林的极权致命帝国帝国之间的斗争。 第二次世界大战的结束并没有为乌克兰带来和平。 取而代之的是，斯大林苏联将乌克兰带到了东欧的其他被奴役的人民。</text:p>
      <text:p text:style-name="P4">
<text:span text:style-name="T4">
另请阅读：</text:span>
 <text:a xlink:type="simple" xlink:href="https://www.ukrinform.ua/rubric-diaspora/3701598-sku-zaklikav-ogolositi-9-travna-dnem-ganbi-rosii-ta-zaboroniti-bezsmertni-polki.html" text:style-name="Internet_20_link" text:visited-style-name="Visited_20_Internet_20_Link">
<text:span text:style-name="T4">
 UWC </text:span>
 <text:span text:style-name="T4">
 </text:span>
 <text:span text:style-name="T4">
 </text:span>
 <text:span text:style-name="T4">
 </text:span>
声明<text:span text:style-name="T4">
 </text:span>
可能<text:span text:style-name="T4">
 </text:span>
 <text:span text:style-name="T4">
 </text:span>
 <text:span text:style-name="T4">
乘一天</text:span>
<text:span text:style-name="T5">
不朽</text:span>
<text:span text:style-name="T5">
 </text:span>
<text:span text:style-name="T5">
架子</text:span>
<text:span text:style-name="T5">
架子</text:span>
*</text:a>
</text:p>
      <text:p text:style-name="P4">
“通过尊重第二次世界大战的所有受害者和英雄，我们敦促所有和平的人加入我们的努力，以阻止俄罗斯邪恶，并帮助乌克兰人民摆脱占领。 总统说：“我们还敦促世界社区为战争罪创建国际法庭，以承担所有俄罗斯军事罪犯的责任，包括通常的俄罗斯政治和军事领导及其环境，负责乌克兰犯下的所有暴行。”</text:p>
      <text:p text:style-name="P4">
回想一下，乌克兰人的世界大会是#RussianHameday运动的一部分<text:a xlink:type="simple" xlink:href="https://www.ukrinform.ua/rubric-diaspora/3703624-sku-zaklikav-provesti-naperedodni-9-travna-mirni-antirosijski-akcii.html" text:style-name="Internet_20_link" text:visited-style-name="Visited_20_Internet_20_Link">
</text:a>
5月9日前夕，乌克兰的支持者举行了和平的反俄罗斯示威，集会或游行。</text:p>
      <text:p text:style-name="P4">
News Source: <text:a xlink:type="simple" xlink:href="https://www.ukrinform.ua/rubric-diaspora/3706318-svitovij-kongres-ukrainciv-vsanovue-ricnicu-zaversenna-drugoi-svitovoi-vijni-u-evropi.html" text:style-name="Internet_20_link" text:visited-style-name="Visited_20_Internet_20_Link">
https://www.ukrinform.ua/rubric-diaspora/3706318-svitovij-kongres-ukrainciv-vsanovue-ricnicu-zaversenna-drugoi-svitovoi-vijni-u-evropi.html</text:a>
</text:p>
      <!--NEWS-->
      <text:h text:style-name="P10" text:outline-level="1">
<text:span text:style-name="T4">
在伊朗，有两个人因亵渎被处决 - 媒体</text:span>
</text:h>
      <text:p text:style-name="P4">
作者: Ukrinform (Person)</text:p>
      <text:p text:style-name="P4">
出版商: Укринформ (Organization)</text:p>
      <text:p text:style-name="P4">
出版时间: 2023-05-08T15:06:46+03:00</text:p>
      <text:p text:style-name="P4">
修改时间: 2023-05-08T15:06:46+03:00</text:p>
      <text:p text:style-name="P4">
描述: 周一在伊朗，两名男子被判犯有亵渎。  - 乌克林。</text:p>
      <text:p text:style-name="P4">
图片: ["<text:a xlink:type="simple" xlink:href="https://static.ukrinform.com/photos/2017_11/thumb_files/630_360_1509709006-9626.jpg" text:style-name="Internet_20_link" text:visited-style-name="Visited_20_Internet_20_Link">
630_360_15097...</text:a>
"]</text:p>
      <text:p text:style-name="P4">
标签: ['Іран', 'Релігія', 'Страта']</text:p>
      <text:p text:style-name="P4">
类型: Article</text:p>
      <!--METADATA-->
      <text:p text:style-name="P4">
<draw:frame draw:style-name="fr1" draw:name="Image85" text:anchor-type="as-char" svg:width="6.9236in" svg:height="3.956343in" draw:z-index="0">
<draw:image xlink:href="../Images/yкринформ/2023-05-08T15-06-46-03-00/630_360_1509709006-9626.jpg" xlink:type="simple" xlink:show="embed" xlink:actuate="onLoad" draw:mime-type="image/jpeg"/>
</draw:frame>
在伊朗，两名男子被处决。</text:p>
      <text:p text:style-name="P4">
正如乌克林福姆报道的那样，它报告了<text:a xlink:type="simple" xlink:href="http://apnews.com/article/iran-blasphemy-executions-unrest-mahsa-protests-7ad71af58babcaffd85e3cb13e32a64a" text:style-name="Internet_20_link" text:visited-style-name="Visited_20_Internet_20_Link">
</text:a>
。</text:p>
      <text:p text:style-name="P4">
根据伊朗人权的说法，总部位于挪威奥斯陆的伊朗仍然是世界上主要执行人之一 - 自今年年初以来，该国至少有203名囚犯在该国处决。</text:p>
      <text:p text:style-name="P4">
但是，亵渎行为的死刑判决仍然很少见，因为在以前的案件中，当局废除了此类处决。</text:p>
      <text:p text:style-name="P4">
两人被处决，约瑟夫·梅拉德(Joseph Mehrad)和萨德罗拉·菲瑟尔·扎伊(Sadrollah Faisel Zae)与伊朗伊朗(Eran Iran)在阿拉克(Arak)的监狱中丧生。</text:p>
      <text:p text:style-name="P4">
他们报告<text:a xlink:type="simple" xlink:href="https://www.ukrinform.ua/tag-ssa" text:style-name="Internet_20_link" text:visited-style-name="Visited_20_Internet_20_Link">
</text:a>
来自国际宗教自由。 公用事业公司补充说，这两个男人在一个月内都被判入狱，无法与家人联系。</text:p>
      <text:p text:style-name="P4">
<text:span text:style-name="T4">
另请阅读：</text:span>
 <text:a xlink:type="simple" xlink:href="https://www.ukrinform.ua/rubric-world/3701027-v-irani-vbili-kolisnogo-predstavnika-aatoli.html" text:style-name="Internet_20_link" text:visited-style-name="Visited_20_Internet_20_Link">
<text:span text:style-name="T4">
伊朗</text:span>
</text:a>
伊朗的Mizan信息局证实了一个事实，即冒犯了伊斯兰先知穆罕默德并传播无神论的人。 该机构还指责囚犯燃烧的伊斯兰教圣书《古兰经》，但没有明确的证据。</text:p>
      <text:p text:style-name="P4">
根据伊朗人权，2022年至少有582人被处决，而2021年有333人。</text:p>
      <text:p text:style-name="P4">
<text:span text:style-name="T4">
另请阅读：</text:span>
 <text:a xlink:type="simple" xlink:href="https://www.ukrinform.ua/rubric-world/3695622-torik-v-irani-stratili-sonajmense-582-ludini-so-e-najbilsou-kilkistu-z-2015-roku.html" text:style-name="Internet_20_link" text:visited-style-name="Visited_20_Internet_20_Link">
<text:span text:style-name="T4">
伊朗</text:span>
</text:a>
正如乌克林福姆报道的，在<text:a xlink:type="simple" xlink:href="https://www.ukrinform.ua/tag-iran" text:style-name="Internet_20_link" text:visited-style-name="Visited_20_Internet_20_Link">
</text:a>
瑞典公民公民 - 哈比卜·查巴(Habib Chaaba)，他在2018年被指控对军事游行的致命袭击。</text:p>
      <text:p text:style-name="P4">
News Source: <text:a xlink:type="simple" xlink:href="https://www.ukrinform.ua/rubric-world/3706323-v-irani-stratili-dvoh-ludej-za-bogohulstvo-zmi.html" text:style-name="Internet_20_link" text:visited-style-name="Visited_20_Internet_20_Link">
https://www.ukrinform.ua/rubric-world/3706323-v-irani-stratili-dvoh-ludej-za-bogohulstvo-zmi.html</text:a>
</text:p>
      <!--NEWS-->
      <text:h text:style-name="P10" text:outline-level="1">
<text:span text:style-name="T4">
Chernihivska Oblast（21:09）。 红色警报：空中威胁。 警笛声。 立即掩盖！</text:span>
</text:h>
      <text:p text:style-name="P4">
作者: liveuamap (Language: en)</text:p>
      <text:p text:style-name="P4">
时间: 2023-05-08T15:09:00</text:p>
      <text:p text:style-name="P4">
地点: Chernihivska Oblast (Latitude:51.33325 Longtitude:32.00104)</text:p>
      <text:p text:style-name="P4">
视频: []</text:p>
      <text:p text:style-name="P4">
图片: []</text:p>
      <text:p text:style-name="P4">
标签: ["Europe", "Central and Eastern Europe"]</text:p>
      <text:p text:style-name="P4">
Id: 22561387</text:p>
      <!--METADATA-->
      <text:p text:style-name="P4">
切尔尼希夫地区(21:09). Red Alert: aerial threat. Sirens sounding. Takecover now!</text:p>
      <text:p text:style-name="P4">
News Collection Link: <text:a xlink:type="simple" xlink:href="https://liveuamap.com/en/2023/08-may-chernihivska-oblast2109-red-alert-aerig" text:style-name="Internet_20_link" text:visited-style-name="Visited_20_Internet_20_Link">
https://liveuamap.com/en/2023/08-may-chernihivska-oblast2109-red-alert-aerig</text:a>
</text:p>
      <text:p text:style-name="P4">
News Source: <text:a xlink:type="simple" xlink:href="https://t.me/suspilnechernihiv/18390" text:style-name="Internet_20_link" text:visited-style-name="Visited_20_Internet_20_Link">
https://t.me/suspilnechernihiv/18390</text:a>
</text:p>
      <!--NEWS-->
      <text:h text:style-name="P10" text:outline-level="1">
<text:span text:style-name="T4">
在尼古拉耶夫，拆除了Potemkin的纪念碑</text:span>
</text:h>
      <text:p text:style-name="P4">
作者: Ukrinform (Person)</text:p>
      <text:p text:style-name="P4">
出版商: Укринформ (Organization)</text:p>
      <text:p text:style-name="P4">
出版时间: 2023-05-08T15:10:00+03:00</text:p>
      <text:p text:style-name="P4">
修改时间: 2023-05-08T15:10:00+03:00</text:p>
      <text:p text:style-name="P4">
描述: 在尼古拉（Nikolaev），是俄罗斯帝国政治人物的纪念碑，也是被认为是城市创始人之一的凯瑟琳二世王子格里格里·波特金（Grigory Potemkin）的最爱。  - 乌克林。</text:p>
      <text:p text:style-name="P4">
图片: ["<text:a xlink:type="simple" xlink:href="https://static.ukrinform.com/photos/2023_05/thumb_files/630_360_1683547622-322.jpg" text:style-name="Internet_20_link" text:visited-style-name="Visited_20_Internet_20_Link">
630_360_16835...</text:a>
", "<text:a xlink:type="simple" xlink:href="https://static.ukrinform.com/photos/2023_05/1683547467-884.jpg" text:style-name="Internet_20_link" text:visited-style-name="Visited_20_Internet_20_Link">
1683547467-88...</text:a>
", "<text:a xlink:type="simple" xlink:href="https://static.ukrinform.com/photos/2023_05/1683547550-183.jpg" text:style-name="Internet_20_link" text:visited-style-name="Visited_20_Internet_20_Link">
1683547550-18...</text:a>
"]</text:p>
      <text:p text:style-name="P4">
标签: ['Миколаїв', "Пам'ятник", 'Війна з росією']</text:p>
      <text:p text:style-name="P4">
类型: Article</text:p>
      <!--METADATA-->
      <text:p text:style-name="P4">
<draw:frame draw:style-name="fr1" draw:name="Image86" text:anchor-type="as-char" svg:width="6.9236in" svg:height="3.956343in" draw:z-index="0">
<draw:image xlink:href="../Images/yкринформ/2023-05-08T15-10-00-03-00/630_360_1683547622-322.jpg" xlink:type="simple" xlink:show="embed" xlink:actuate="onLoad" draw:mime-type="image/jpeg"/>
</draw:frame>
Mimkolaev拆除了俄罗斯帝国政治人物，Ifavoritite凯瑟琳二世王子格里戈里·波蒂姆金(Grigory Potemkin)的纪念碑，后者被认为是该市的创始人之一。</text:p>
      <text:p text:style-name="P4">
这是乌克利福通讯员的报道。</text:p>
      <text:p text:style-name="P4">
自2009年以来，Potemkin的半身像一直在游艇俱乐部的领土上。 现在串口<text:a xlink:type="simple" xlink:href="https://www.ukrinform.ua/tag-pamatnik" text:style-name="Internet_20_link" text:visited-style-name="Visited_20_Internet_20_Link">
</text:a>
只有盘子留在铃铛上。</text:p>
      <text:p text:style-name="P4">
<draw:frame draw:style-name="fr1" draw:name="Image87" text:anchor-type="as-char" svg:width="6.9236in" svg:height="9.231467in" draw:z-index="0">
<draw:image xlink:href="../Images/yкринформ/2023-05-08T15-10-00-03-00/1683547467-884.jpg" xlink:type="simple" xlink:show="embed" xlink:actuate="onLoad" draw:mime-type="image/jpeg"/>
</draw:frame>
</text:p>
      <text:p text:style-name="P4">
<draw:frame draw:style-name="fr1" draw:name="Image88" text:anchor-type="as-char" svg:width="6.9236in" svg:height="3.890696in" draw:z-index="0">
<draw:image xlink:href="../Images/yкринформ/2023-05-08T15-10-00-03-00/1683547550-183.jpg" xlink:type="simple" xlink:show="embed" xlink:actuate="onLoad" draw:mime-type="image/jpeg"/>
</draw:frame>
据著名的武装部队服务员尼古拉激进主义者<text:a xlink:type="simple" xlink:href="https://www.facebook.com/illya.nikolaevskiy/posts/pfbid0XLJa1kYjMiPkGEHcUzgK2toDzWkTQ3hgFvnEtATt21WJy5PbkNMEnpcXkq5F3xYpl" text:style-name="Internet_20_link" text:visited-style-name="Visited_20_Internet_20_Link">
</text:a>
，Potemkin的人目前正在重新思考。</text:p>
      <text:p text:style-name="P4">
<text:span text:style-name="T4">
另请阅读：</text:span>
 <text:a xlink:type="simple" xlink:href="https://www.ukrinform.ua/rubric-regions/3702104-na-prikarpatti-demontuvali-pamatnik-so-geroizuvav-cervonu-armiu.html" text:style-name="Internet_20_link" text:visited-style-name="Visited_20_Internet_20_Link">
<text:span text:style-name="T4">
拆除</text:span>
</text:a>
值得注意的是，在尼古拉夫的中心仍然有Potemkin街。</text:p>
      <text:p text:style-name="P4">
<text:span text:style-name="T5">
foto：nikvesti.com</text:span>
</text:p>
      <text:p text:style-name="P4">
News Source: <text:a xlink:type="simple" xlink:href="https://www.ukrinform.ua/rubric-regions/3706328-u-mikolaevi-demontuvali-pamatnik-potomkinu.html" text:style-name="Internet_20_link" text:visited-style-name="Visited_20_Internet_20_Link">
https://www.ukrinform.ua/rubric-regions/3706328-u-mikolaevi-demontuvali-pamatnik-potomkinu.html</text:a>
</text:p>
      <!--NEWS-->
      <text:h text:style-name="P10" text:outline-level="1">
<text:span text:style-name="T4">
在德尼普罗市报道了几次爆炸</text:span>
</text:h>
      <text:p text:style-name="P4">
作者: liveuamap (Language: en)</text:p>
      <text:p text:style-name="P4">
时间: 2023-05-08T15:10:10</text:p>
      <text:p text:style-name="P4">
地点: Dnipropetrovsk region (Latitude:48.39046 Longtitude:35.14084)</text:p>
      <text:p text:style-name="P4">
视频: []</text:p>
      <text:p text:style-name="P4">
图片: []</text:p>
      <text:p text:style-name="P4">
标签: ["Europe", "Central and Eastern Europe"]</text:p>
      <text:p text:style-name="P4">
Id: 22561388</text:p>
      <!--METADATA-->
      <text:p text:style-name="P4">
在德尼普罗市报道了几次爆炸</text:p>
      <text:p text:style-name="P4">
新闻集链接：<text:a xlink:type="simple" xlink:href="https://liveuamap.com/en/2023/8-may-several-explosions-were-reported-in-dnipro-city" text:style-name="Internet_20_link" text:visited-style-name="Visited_20_Internet_20_Link">
https://liveuamap.com/en/2023/8-may-several-explosions-were-neported-inported-in-dnipro-city</text:a>
</text:p>
      <text:p text:style-name="P4">
News Source: <text:a xlink:type="simple" xlink:href="https://t.me/dnepr_operativ/41448" text:style-name="Internet_20_link" text:visited-style-name="Visited_20_Internet_20_Link">
https://t.me/dnepr_operativ/41448</text:a>
</text:p>
      <!--NEWS-->
      <text:h text:style-name="P10" text:outline-level="1">
<text:span text:style-name="T4">
哈萨克斯坦总理兼总统将在游行中来到莫斯科</text:span>
</text:h>
      <text:p text:style-name="P4">
作者: Ukrinform (Person)</text:p>
      <text:p text:style-name="P4">
出版商: Укринформ (Organization)</text:p>
      <text:p text:style-name="P4">
出版时间: 2023-05-08T15:12:00+03:00</text:p>
      <text:p text:style-name="P4">
修改时间: 2023-05-08T15:12:00+03:00</text:p>
      <text:p text:style-name="P4">
描述: 亚美尼亚总理尼科尔·帕什尼安（Nicol Pashinyan）和哈萨克斯坦·卡西姆·扎马特·托卡耶夫（Hazakhstan Kasim-Zhomart Tokaev）的总统将在俄罗斯总统弗拉基米尔·普京（Vladimir Putin）的邀请下对莫斯科进行工作访问。  - 乌克林。</text:p>
      <text:p text:style-name="P4">
图片: ["<text:a xlink:type="simple" xlink:href="https://static.ukrinform.com/photos/2023_05/thumb_files/630_360_1683547951-471.jpg" text:style-name="Internet_20_link" text:visited-style-name="Visited_20_Internet_20_Link">
630_360_16835...</text:a>
"]</text:p>
      <text:p text:style-name="P4">
标签: ['Казахстан', 'Парад', 'Вірменія', 'росія']</text:p>
      <text:p text:style-name="P4">
类型: Article</text:p>
      <!--METADATA-->
      <text:p text:style-name="P4">
<draw:frame draw:style-name="fr1" draw:name="Image89" text:anchor-type="as-char" svg:width="6.9236in" svg:height="3.956343in" draw:z-index="0">
<draw:image xlink:href="../Images/yкринформ/2023-05-08T15-12-00-03-00/630_360_1683547951-471.jpg" xlink:type="simple" xlink:show="embed" xlink:actuate="onLoad" draw:mime-type="image/jpeg"/>
</draw:frame>
亚美尼亚总理尼科尔·帕什尼安(Nicol Pashinyan)和哈萨克斯坦·卡西姆·兹马特卡耶夫(Hazakhstan Kasim-Zhmarttokayev)的总统将在总统弗拉基米尔·普京(Vladimir Putin)的邀请下对莫斯科进行工作访问。</text:p>
      <text:p text:style-name="P4">
关于IT报告乌克林福姆，参考<text:a xlink:type="simple" xlink:href="https://www.primeminister.am/ru/press-release/item/2023/05/08/Nikol-Pashinyan-Anons/" text:style-name="Internet_20_link" text:visited-style-name="Visited_20_Internet_20_Link">
</text:a>
。</text:p>
      <text:p text:style-name="P4">
消息指出，访问是通过邀请进行的<text:a xlink:type="simple" xlink:href="https://www.ukrinform.ua/tag-putin" text:style-name="Internet_20_link" text:visited-style-name="Visited_20_Internet_20_Link">
</text:a>
。 可以澄清的是，Pashinyan将参加“大爱国战争胜利”的活动。</text:p>
      <text:p text:style-name="P4">
后来，哈萨克总统鲁斯兰·兹列比(Ruslan Zhelebyai)的发言人向存在报告了<text:a xlink:type="simple" xlink:href="https://www.facebook.com/ruslan.zheldibay/posts/6346561848697948" text:style-name="Internet_20_link" text:visited-style-name="Visited_20_Internet_20_Link">
</text:a>
哈萨克斯坦的领导人<text:a xlink:type="simple" xlink:href="https://www.interfax.ru/russia/900591" text:style-name="Internet_20_link" text:visited-style-name="Visited_20_Internet_20_Link">
</text:a>
5月8日至9日，它也将进行俄罗斯联邦的工作访问。 作为旅行的一部分，他将参加胜利，并参观Trubine村的Tabrate's Tomb地区的Rzhevsky纪念馆，他的父亲Kassim Boltayev被埋葬在那里。</text:p>
      <text:p text:style-name="P4">
<text:span text:style-name="T4">
另请阅读：</text:span>
 <text:a xlink:type="simple" xlink:href="https://www.ukrinform.ua/rubric-ato/3705515-u-rosii-skasuvali-nizku-urocistostej-na-9-travna-cerez-strah-na-tli-vijni-rozvidka-britanii.html" text:style-name="Internet_20_link" text:visited-style-name="Visited_20_Internet_20_Link">
</text:a>
据报道，只有吉尔吉斯斯坦总统批准了他参加的活动，以纪念在穆斯科特人的胜利日。</text:p>
      <text:p text:style-name="P4">
普京还邀请塔吉克斯坦emomala rahmon taprakmenstan的总统前往土库曼斯坦Serdar Berdimukhamedov。 在这些情况下，没有确切的答案。</text:p>
      <text:p text:style-name="P4">
News Source: <text:a xlink:type="simple" xlink:href="https://www.ukrinform.ua/rubric-world/3706336-premer-virmenii-ta-prezident-kazahstanu-priidut-do-moskvi-na-parad.html" text:style-name="Internet_20_link" text:visited-style-name="Visited_20_Internet_20_Link">
https://www.ukrinform.ua/rubric-world/3706336-premer-virmenii-ta-prezident-kazahstanu-priidut-do-moskvi-na-parad.html</text:a>
</text:p>
      <!--NEWS-->
      <text:h text:style-name="P10" text:outline-level="1">
<text:span text:style-name="T4">
夜间的odesa袭击了克里米亚的俄罗斯飞机-Ignati</text:span>
</text:h>
      <text:p text:style-name="P4">
作者: Ukrinform (Person)</text:p>
      <text:p text:style-name="P4">
出版商: Укринформ (Organization)</text:p>
      <text:p text:style-name="P4">
出版时间: 2023-05-08T15:16:00+03:00</text:p>
      <text:p text:style-name="P4">
修改时间: 2023-05-08T15:16:00+03:00</text:p>
      <text:p text:style-name="P4">
描述: 今天对敖德萨地区的袭击是由俄罗斯飞机TU-22M3从暂时占领的克里米亚的塔哈库特角（Cape Tarhankut）进行的。  - 乌克林。</text:p>
      <text:p text:style-name="P4">
图片: ["<text:a xlink:type="simple" xlink:href="https://static.ukrinform.com/photos/2023_05/thumb_files/630_360_1683542744-666.jpg" text:style-name="Internet_20_link" text:visited-style-name="Visited_20_Internet_20_Link">
630_360_16835...</text:a>
"]</text:p>
      <text:p text:style-name="P4">
标签: ['Крим', 'Одещина', 'Війна з росією', 'Ракетний удар']</text:p>
      <text:p text:style-name="P4">
类型: Article</text:p>
      <!--METADATA-->
      <text:p text:style-name="P4">
<draw:frame draw:style-name="fr1" draw:name="Image90" text:anchor-type="as-char" svg:width="6.9236in" svg:height="3.956343in" draw:z-index="0">
<draw:image xlink:href="../Images/yкринформ/2023-05-08T15-16-00-03-00/630_360_1683542744-666.jpg" xlink:type="simple" xlink:show="embed" xlink:actuate="onLoad" draw:mime-type="image/jpeg"/>
</draw:frame>
当今对敖德萨地区的袭击是由临时占领的克里米亚的俄罗斯飞机T-22M3进行的俄罗斯飞机T-22M3。</text:p>
      <text:p text:style-name="P4">
对这个 <text:a xlink:type="simple" xlink:href="http://www.armyfm.com.ua/ua/rechnik-zsu-rozpoviv-pro-rosijski-ataki-na-civilni-obyekti-odeshhini/" text:style-name="Internet_20_link" text:visited-style-name="Visited_20_Internet_20_Link">
 </text:a>
空军司令部在乌克兰媒体中心的简报中将Ignatius降落。</text:p>
      <text:p text:style-name="P4">
“今天的Odeschyna受到TU-22M3飞机的袭击，从Cape Tarhankut地区到Vokun Crimea，其中有7架来自Engels和Schikivka的飞机。 这些是轰炸机，他们用火箭A-22击中了敖德萨地区。”伊格纳图斯说。</text:p>
      <text:p text:style-name="P4">
<text:span text:style-name="T4">
另请阅读：</text:span>
 <text:a xlink:type="simple" xlink:href="https://www.ukrinform.ua/rubric-ato/3706077-ssa-vpevneni-so-sistema-patriot-v-ukraini-vperse-zbila-rosijsku-giperzvukovu-raketu-cnn.html" text:style-name="Internet_20_link" text:visited-style-name="Visited_20_Internet_20_Link">
</text:a>
据他说，这些导弹是强大的，战斗部分的质量为950公斤，但它们不准确，因此这些导弹经常参与民用基础设施：“我们知道Kremenchuk，我们知道[] <text:a xlink:type="simple" xlink:href="https://www.ukrinform.ua/tag-dnipro" text:style-name="Internet_20_link" text:visited-style-name="Visited_20_Internet_20_Link">
</text:a>
“俄罗斯恐怖主义最明显的案件之一。”</text:p>
      <text:p text:style-name="P4">
今天，一位发言人提醒，敌对的导弹再次被民用基础设施击中。</text:p>
      <text:p text:style-name="P4">
“这次，他们再次被平民工业遗址击中，没有对象目的。 是否落入海中，有些火箭均未到达数字，其中一些火箭最终到达了陶兹拉斯的海岸这些物体。”伊格纳特说。</text:p>
      <text:p text:style-name="P4">
<text:span text:style-name="T4">
另请阅读：</text:span>
 <text:a xlink:type="simple" xlink:href="https://www.ukrinform.ua/rubric-ato/3706275-aviacia-rf-ne-zalitae-u-zonu-urazenna-ppo-i-namagaetsa-distancijno-zavdavati-udariv-ignat.html" text:style-name="Internet_20_link" text:visited-style-name="Visited_20_Internet_20_Link">
<text:span text:style-name="T4">
 ignati </text:span>
</text:a>
据报道，俄罗斯联邦的部队被飞机飞机的火箭中风击中。 据报道，俄罗斯火箭X-22吞没了一家粮食企业和黑海沿岸的休闲区，一人被杀。</text:p>
      <text:p text:style-name="P4">
由于在Odesa地区进行了炮击，仓库借助人道主义的擦拭设施。</text:p>
      <text:p text:style-name="P4">
News Source: <text:a xlink:type="simple" xlink:href="https://www.ukrinform.ua/rubric-ato/3706334-odesinu-vnoci-atakuvali-rosijskimi-litakami-z-krimu-ignat.html" text:style-name="Internet_20_link" text:visited-style-name="Visited_20_Internet_20_Link">
https://www.ukrinform.ua/rubric-ato/3706334-odesinu-vnoci-atakuvali-rosijskimi-litakami-z-krimu-ignat.html</text:a>
</text:p>
      <!--NEWS-->
      <text:h text:style-name="P10" text:outline-level="1">
<text:span text:style-name="T4">
德国外交部长和中国明天将在柏林举行谈判</text:span>
</text:h>
      <text:p text:style-name="P4">
作者: Ukrinform (Person)</text:p>
      <text:p text:style-name="P4">
出版商: Укринформ (Organization)</text:p>
      <text:p text:style-name="P4">
出版时间: 2023-05-08T15:16:02+03:00</text:p>
      <text:p text:style-name="P4">
修改时间: 2023-05-08T15:16:02+03:00</text:p>
      <text:p text:style-name="P4">
描述: 德国外交大臣安娜琳·贝尔布（Annalen Berbb）将于5月9日在柏林与甘恩的一位中国同事进行谈判。  - 乌克林。</text:p>
      <text:p text:style-name="P4">
图片: ["<text:a xlink:type="simple" xlink:href="https://static.ukrinform.com/photos/2023_05/thumb_files/630_360_1683547973-421.jpg" text:style-name="Internet_20_link" text:visited-style-name="Visited_20_Internet_20_Link">
630_360_16835...</text:a>
"]</text:p>
      <text:p text:style-name="P4">
标签: ['Китай', 'Німеччина', 'Переговори']</text:p>
      <text:p text:style-name="P4">
类型: Article</text:p>
      <!--METADATA-->
      <text:p text:style-name="P4">
<draw:frame draw:style-name="fr1" draw:name="Image91" text:anchor-type="as-char" svg:width="6.9236in" svg:height="3.956343in" draw:z-index="0">
<draw:image xlink:href="../Images/yкринформ/2023-05-08T15-16-02-03-00/630_360_1683547973-421.jpg" xlink:type="simple" xlink:show="embed" xlink:actuate="onLoad" draw:mime-type="image/jpeg"/>
</draw:frame>
德国内政部安娜伦·贝尔布(Annalen Berbb)将于5月9日与柏林一所中国大学进行谈判。</text:p>
      <text:p text:style-name="P4">
乌克林福姆报道，德国外交部发言人克里斯托夫·伯格(Christoph Burger)在简报中报告了这一点。</text:p>
      <text:p text:style-name="P4">
伯格说：“中国的外交大臣明天在柏林等待加纳与贝尔伯克部长进行两次谈判。”</text:p>
      <text:p text:style-name="P4">
据他说，谈判的主要话题将是[<text:a xlink:type="simple" xlink:href="https://www.ukrinform.ua/tag-nimeccina" text:style-name="Internet_20_link" text:visited-style-name="Visited_20_Internet_20_Link">
</text:a>
和中国。 同时，部长们还可以讨论“乌克兰和俄罗斯战争的主题”。</text:p>
      <text:p text:style-name="P4">
“众所周知，俄罗斯对乌克兰的激进战争是我们所有外交政策谈判中最高的优先事项之一，而中国实际上在这方面是伟大的。 在欧洲，在德国，所有步骤和措施都极大的兴趣将有助于完成这一侵略。”汉堡说。</text:p>
      <text:p text:style-name="P4">
<text:span text:style-name="T4">
另请阅读：</text:span>
 <text:a xlink:type="simple" xlink:href="https://www.ukrinform.ua/rubric-world/3706282-kitaj-vvazae-stabilizaciu-vidnosin-zi-ssa-klucovim-prioritetom-glava-mzs.html" text:style-name="Internet_20_link" text:visited-style-name="Visited_20_Internet_20_Link">
<text:span text:style-name="T4">
中国</text:span>
</text:a>
同时，联邦政府的发言人Steffen Gebestrywit表示，他不打算与中国部长会面。 同时，发言人正在寻找结束战争的方法，每个有海军总统影响的人都应该使用它。 他说，中国有如此影响。</text:p>
      <text:p text:style-name="P4">
“现在有一个人可以停止这场战争，这是俄罗斯人。 他可以撤离部队，并停止轰炸乌克兰城市，”盖布斯特里特强调。</text:p>
      <text:p text:style-name="P4">
<text:span text:style-name="T4">
另请阅读：</text:span>
 <text:a xlink:type="simple" xlink:href="https://www.ukrinform.ua/rubric-world/3706088-kitaj-afganistan-i-pakistan-domovilisa-posiliti-spivpracu-v-borotbi-z-terorizmom.html" text:style-name="Internet_20_link" text:visited-style-name="Visited_20_Internet_20_Link">
<text:span text:style-name="T4">
中国</text:span>
</text:a>
他强调，俄罗斯现在正在做的事情直接与以下事实相反：78年使红军士兵解放了德国和欧洲的fashism。</text:p>
      <text:p text:style-name="P4">
据报道，今年早些时候，BERB首次访问了中国。</text:p>
      <text:p text:style-name="P4">
News Source: <text:a xlink:type="simple" xlink:href="https://www.ukrinform.ua/rubric-world/3706335-glavi-mzs-nimeccini-ta-kitau-zavtra-provedut-peregovori-u-berlini.html" text:style-name="Internet_20_link" text:visited-style-name="Visited_20_Internet_20_Link">
https://www.ukrinform.ua/rubric-world/3706335-glavi-mzs-nimeccini-ta-kitau-zavtra-provedut-peregovori-u-berlini.html</text:a>
</text:p>
      <!--NEWS-->
      <text:h text:style-name="P10" text:outline-level="1">
<text:span text:style-name="T4">
丹尼斯·波波夫（Denis Popov）在UPL比赛中击败了克里夫巴斯（Kryvbas）</text:span>
</text:h>
      <text:p text:style-name="P4">
作者: Ukrinform (Person)</text:p>
      <text:p text:style-name="P4">
出版商: Укринформ (Organization)</text:p>
      <text:p text:style-name="P4">
出版时间: 2023-05-08T15:17:19+03:00</text:p>
      <text:p text:style-name="P4">
修改时间: 2023-05-08T15:17:19+03:00</text:p>
      <text:p text:style-name="P4">
描述: 周一，迪纳摩（Dynamo）球员在周一的第25轮比赛中击败了克里维（Kryvyi Rih Kryvbas）（1-0）。</text:p>
      <text:p text:style-name="P4">
图片: ["<text:a xlink:type="simple" xlink:href="https://static.ukrinform.com/photos/2023_05/thumb_files/630_360_1683547408-448.jpg" text:style-name="Internet_20_link" text:visited-style-name="Visited_20_Internet_20_Link">
630_360_16835...</text:a>
"]</text:p>
      <text:p text:style-name="P4">
标签: ['Динамо', 'Футбол', 'Кривий Ріг', "Прем'єр-ліга", 'Україна']</text:p>
      <text:p text:style-name="P4">
类型: Article</text:p>
      <!--METADATA-->
      <text:p text:style-name="P4">
<draw:frame draw:style-name="fr1" draw:name="Image92" text:anchor-type="as-char" svg:width="6.9236in" svg:height="3.956343in" draw:z-index="0">
<draw:image xlink:href="../Images/yкринформ/2023-05-08T15-17-19-03-00/630_360_1683547408-448.jpg" xlink:type="simple" xlink:show="embed" xlink:actuate="onLoad" draw:mime-type="image/jpeg"/>
</draw:frame>
Dynamo Kyiv球员周一玩Kryvyi Rih Kryvbas(1：0)在英超俱乐部中乌克兰的25燃料中</text:p>
      <text:p text:style-name="P4">
第48分钟的球是由基文人丹尼斯·波波夫(Kyivans Denis Popov)的后卫得分。 据报道，这是他本赛季的第一个裸体。</text:p>
      <text:p text:style-name="P4">
Transcarpathian“ Minai”与Poltava“ Vorskla”有一场比赛。</text:p>
      <text:p text:style-name="P4">
今天，Lviv“ Rukh”将与Zpet，Rivne“ Veres”的“ Ingulets”与Kovalivsky“ Kolos”和Lugansk“ Dawn”与Kharkiv“ Metalist” 1925“。</text:p>
      <text:p text:style-name="P4">
前一场比赛的结果：</text:p>
      <text:p text:style-name="P4">
Chernomorets(odesa)-dnipro -1-1-1：2</text:p>
      <text:p text:style-name="P4">
金属主义者(哈尔基夫) - “ lviv”  -  1：0</text:p>
      <text:p text:style-name="P4">
亚历山大 - 沙赫塔尔(顿涅茨克)-1：1。</text:p>
      <text:p text:style-name="P4">
<text:span text:style-name="T4">
另请阅读：</text:span>
 <text:a xlink:type="simple" xlink:href="https://www.ukrinform.ua/rubric-sports/3706059-ukrainec-kocergin-u-skladi-rakuva-stav-cempionom-polsi.html" text:style-name="Internet_20_link" text:visited-style-name="Visited_20_Internet_20_Link">
</text:a>
领导者的位置：Shakhtar -60分(25场比赛后)，dnipro -1-57(24)，Zorya -52(24)，«dynamo»-50(25)，亚历山大-38(24)，Kryvbass-32(25).</text:p>
      <text:p text:style-name="P4">
26-й тур УПЛ відбудеться 13-15 травня.</text:p>
      <text:p text:style-name="P4">
Фото: 1927.kiev.ua.</text:p>
      <text:p text:style-name="P4">
News Source: <text:a xlink:type="simple" xlink:href="https://www.ukrinform.ua/rubric-sports/3706338-denis-popov-prinis-dinamo-peremogu-nad-krivbasom-u-matci-upl.html" text:style-name="Internet_20_link" text:visited-style-name="Visited_20_Internet_20_Link">
https://www.ukrinform.ua/rubric-sports/3706338-denis-popov-prinis-dinamo-peremogu-nad-krivbasom-u-matci-upl.html</text:a>
</text:p>
      <!--NEWS-->
      <text:h text:style-name="P10" text:outline-level="1">
<text:span text:style-name="T4">
卡通“ Mavka。 森林歌曲”在法国收集超过350万美元</text:span>
</text:h>
      <text:p text:style-name="P4">
作者: Ukrinform (Person)</text:p>
      <text:p text:style-name="P4">
出版商: Укринформ (Organization)</text:p>
      <text:p text:style-name="P4">
出版时间: 2023-05-08T15:22:00+03:00</text:p>
      <text:p text:style-name="P4">
修改时间: 2023-05-08T15:22:00+03:00</text:p>
      <text:p text:style-name="P4">
描述: Mavka动画丝带的现金收集。法国的森林歌曲为350万美元。  - 乌克林。</text:p>
      <text:p text:style-name="P4">
图片: ["<text:a xlink:type="simple" xlink:href="https://static.ukrinform.com/photos/2023_01/thumb_files/630_360_1674476442-592.jpg" text:style-name="Internet_20_link" text:visited-style-name="Visited_20_Internet_20_Link">
630_360_16744...</text:a>
"]</text:p>
      <text:p text:style-name="P4">
标签: ['Франція', 'Кіно', 'Держкіно', 'Мультфільм «Мавка»']</text:p>
      <text:p text:style-name="P4">
类型: Article</text:p>
      <!--METADATA-->
      <text:p text:style-name="P4">
<draw:frame draw:style-name="fr1" draw:name="Image93" text:anchor-type="as-char" svg:width="6.9236in" svg:height="3.956343in" draw:z-index="0">
<draw:image xlink:href="../Images/yкринформ/2023-05-08T15-22-00-03-00/630_360_1674476442-592.jpg" xlink:type="simple" xlink:show="embed" xlink:actuate="onLoad" draw:mime-type="image/jpeg"/>
</draw:frame>
法国动画丝带“Mavka。ForestSong”的Casovibribration $ 350万美元。</text:p>
      <text:p text:style-name="P4">
这是由Derzhkino Press Service []报道的<text:a xlink:type="simple" xlink:href="https://www.facebook.com/ukrainefilmagency/posts/pfbid02LXKws1iS9ytxktgY5cskvfe28yCKQ1VVctscyPm5X4nQzVA7FYQvDpR5h3WXtfWyl" text:style-name="Internet_20_link" text:visited-style-name="Visited_20_Internet_20_Link">
</text:a>
，报道乌克林福姆。</text:p>
      <text:p text:style-name="P4">
根据德尔茨基诺(Derzhkino)的说法，法国将452 138张门票出售给了马夫卡(Mavka)，拳击为$ 3 547 352。</text:p>
      <text:p text:style-name="P4">
该录像带是在美国国际发展机构Derzhkino的支持下创建的(美国国际开发署乌克兰).</text:p>
      <text:p text:style-name="P4">
<text:span text:style-name="T4">
Читайте також:</text:span>
 <text:a xlink:type="simple" xlink:href="https://www.ukrinform.ua/rubric-culture/3704142-multfilm-mavka-vze-zibrav-ponad-141-mln-grn-v-ukrainskomu-prokati.html" text:style-name="Internet_20_link" text:visited-style-name="Visited_20_Internet_20_Link">
 <text:span text:style-name="T4">
Мавка</text:span>
 </text:a>
正如乌克林福姆报道的<text:a xlink:type="simple" xlink:href="https://www.ukrinform.ua/tag-multik" text:style-name="Internet_20_link" text:visited-style-name="Visited_20_Internet_20_Link">
</text:a>
“Mavka。LisovaSong” <text:a xlink:type="simple" xlink:href="https://www.ukrinform.ua/rubric-culture/3691494-mavka-lisova-pisna-stala-liderom-peregladiv-u-kinoteatrah-francii.html" text:style-name="Internet_20_link" text:visited-style-name="Visited_20_Internet_20_Link">
</text:a>
3月29日在法国。</text:p>
      <text:p text:style-name="P4">
News Source: <text:a xlink:type="simple" xlink:href="https://www.ukrinform.ua/rubric-culture/3706342-multfilm-mavka-lisova-pisna-zibrav-u-francii-ponad-35-miljona.html" text:style-name="Internet_20_link" text:visited-style-name="Visited_20_Internet_20_Link">
https://www.ukrinform.ua/rubric-culture/3706342-multfilm-mavka-lisova-pisna-zibrav-u-francii-ponad-35-miljona.html</text:a>
</text:p>
      <!--NEWS-->
      <text:h text:style-name="P10" text:outline-level="1">
<text:span text:style-name="T4">
俄罗斯军队在哈尔基夫发射了至少6枚S-300导弹</text:span>
</text:h>
      <text:p text:style-name="P4">
作者: liveuamap (Language: en)</text:p>
      <text:p text:style-name="P4">
时间: 2023-05-08T15:22:41</text:p>
      <text:p text:style-name="P4">
地点: Kharkiv (Latitude:50.00377 Longtitude:36.14502)</text:p>
      <text:p text:style-name="P4">
视频: []</text:p>
      <text:p text:style-name="P4">
图片: []</text:p>
      <text:p text:style-name="P4">
标签: ["Europe", "Central and Eastern Europe"]</text:p>
      <text:p text:style-name="P4">
Id: 22561390</text:p>
      <!--METADATA-->
      <text:p text:style-name="P4">
俄罗斯军队在哈尔基夫发射了至少6枚S-300导弹</text:p>
      <text:p text:style-name="P4">
新闻集链接：<text:a xlink:type="simple" xlink:href="https://liveuamap.com/en/2023/8-may-russian-army-launched-at-least-6-s300-missiles-at-kharkiv" text:style-name="Internet_20_link" text:visited-style-name="Visited_20_Internet_20_Link">
https://liveuamap.com/en/2023/2023/8-may-russian-army-launched-at-least-6-s300-s300-missiles-at-kharkiv</text:a>
</text:p>
      <text:p text:style-name="P4">
News Source: <text:a xlink:type="simple" xlink:href="https://t.me/synegubov/6143" text:style-name="Internet_20_link" text:visited-style-name="Visited_20_Internet_20_Link">
https://t.me/synegubov/6143</text:a>
</text:p>
      <!--NEWS-->
      <text:h text:style-name="P10" text:outline-level="1">
<text:span text:style-name="T4">
只有三个消费货物预算不足10亿美元 -  getmantsev</text:span>
</text:h>
      <text:p text:style-name="P4">
作者: Ukrinform (Person)</text:p>
      <text:p text:style-name="P4">
出版商: Укринформ (Organization)</text:p>
      <text:p text:style-name="P4">
出版时间: 2023-05-08T15:28:03+03:00</text:p>
      <text:p text:style-name="P4">
修改时间: 2023-05-08T15:28:03+03:00</text:p>
      <text:p text:style-name="P4">
描述: 迄今为止，估计至少有10亿美元，据估计，三种消费税，燃料，燃料和烟草对预算的损失至少为10亿美元。  - 乌克林。</text:p>
      <text:p text:style-name="P4">
图片: ["<text:a xlink:type="simple" xlink:href="https://static.ukrinform.com/photos/2022_06/thumb_files/630_360_1656484727-146.jpg" text:style-name="Internet_20_link" text:visited-style-name="Visited_20_Internet_20_Link">
630_360_16564...</text:a>
"]</text:p>
      <text:p text:style-name="P4">
标签: ['Акциз', 'Бюджет', 'Гроші', 'Гетманцев']</text:p>
      <text:p text:style-name="P4">
类型: Article</text:p>
      <!--METADATA-->
      <text:p text:style-name="P4">
<draw:frame draw:style-name="fr1" draw:name="Image94" text:anchor-type="as-char" svg:width="6.9236in" svg:height="3.956343in" draw:z-index="0">
<draw:image xlink:href="../Images/yкринформ/2023-05-08T15-28-03-03-00/630_360_1656484727-146.jpg" xlink:type="simple" xlink:show="embed" xlink:actuate="onLoad" draw:mime-type="image/jpeg"/>
</draw:frame>
估计从三种消费税(酒精，燃料和烟草)的三项消费税中估计至少10亿美元至少10亿美元。</text:p>
      <text:p text:style-name="P4">
关于<text:a xlink:type="simple" xlink:href="https://t.me/getmantsevdanil/4672" text:style-name="Internet_20_link" text:visited-style-name="Visited_20_Internet_20_Link">
</text:a>
乌克林福姆报道，金融，税务和海关政策委员会主席Danieletmantsev告知乌克利福姆。</text:p>
      <text:p text:style-name="P4">
“总的来说，我从三个消费税中估计战争至少十亿美元。 我们看到将所有执法机构与明确条款的定义相结合的问题。”他说。</text:p>
      <text:p text:style-name="P4">
Getmantsev强调，消费品市场的情况很困难：有组织的犯罪集团继续，非法概况的数量增加了，一些制造商由俄罗斯人控制，各个郊区的税收负担几次。</text:p>
      <text:p text:style-name="P4">
<text:span text:style-name="T4">
另请阅读：</text:span>
 <text:a xlink:type="simple" xlink:href="https://www.ukrinform.ua/rubric-economy/3695804-danilo-getmancev-golova-finansovogo-komitetu-verhovnoi-radi.html" text:style-name="Internet_20_link" text:visited-style-name="Visited_20_Internet_20_Link">
</text:a>
“我们不对执法机构的工作进行评估。 委员会负责人补充说，如果没有及时执行决定的决定，那么仍然有所有的新人。</text:p>
      <text:p text:style-name="P4">
据报道，一月至4月州<text:a xlink:type="simple" xlink:href="https://www.ukrinform.ua/rubric-economy/3703766-minfin-deficit-derzbudzetu-za-cotiri-misaci-majze-253-milardi.html" text:style-name="Internet_20_link" text:visited-style-name="Visited_20_Internet_20_Link">
</text:a>
，包括一般基金-3103亿UAH，针对1月至4月的计划中的普通基金，第2023年的UAH短缺5601亿。</text:p>
      <text:p text:style-name="P4">
News Source: <text:a xlink:type="simple" xlink:href="https://www.ukrinform.ua/rubric-economy/3706344-lise-po-troh-pidakciznih-tovarah-budzet-nedootrimav-1-milard-getmancev.html" text:style-name="Internet_20_link" text:visited-style-name="Visited_20_Internet_20_Link">
https://www.ukrinform.ua/rubric-economy/3706344-lise-po-troh-pidakciznih-tovarah-budzet-nedootrimav-1-milard-getmancev.html</text:a>
</text:p>
      <!--NEWS-->
      <text:h text:style-name="P10" text:outline-level="1">
<text:span text:style-name="T4">
俄罗斯人再次解雇了切尼希夫地区的边界</text:span>
</text:h>
      <text:p text:style-name="P4">
作者: Ukrinform (Person)</text:p>
      <text:p text:style-name="P4">
出版商: Укринформ (Organization)</text:p>
      <text:p text:style-name="P4">
出版时间: 2023-05-08T15:34:00+03:00</text:p>
      <text:p text:style-name="P4">
修改时间: 2023-05-08T15:34:00+03:00</text:p>
      <text:p text:style-name="P4">
描述: 截至5月8日下午3:00，俄罗斯军队在切尼希夫地区的边界开火了三遍。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Обстріл', 'Чернігівщина', 'Війна з росією']</text:p>
      <text:p text:style-name="P4">
类型: Article</text:p>
      <!--METADATA-->
      <text:p text:style-name="P4">
<draw:frame draw:style-name="fr1" draw:name="Image95" text:anchor-type="as-char" svg:width="6.9236in" svg:height="3.956343in" draw:z-index="0">
<draw:image xlink:href="../Images/yкринформ/2023-05-08T15-34-00-03-00/630_360_1574102935-316.jpg" xlink:type="simple" xlink:show="embed" xlink:actuate="onLoad" draw:mime-type="image/jpeg"/>
</draw:frame>
截至5月8日下午3:00，俄罗斯边境被解雇了切尔尼希夫地区。</text:p>
      <text:p text:style-name="P4">
根据乌克林福姆的说法，运营司令部“北”报告了<text:a xlink:type="simple" xlink:href="http://t.me/ok_pivnich1/2435" text:style-name="Internet_20_link" text:visited-style-name="Visited_20_Internet_20_Link">
</text:a>
。</text:p>
      <text:p text:style-name="P4">
从08:02到09:19记录了6个节拍，大概是从莱昂尼夫卡(Leonivka)定居点地区的120毫米迫击炮记录。</text:p>
      <text:p text:style-name="P4">
从10:25到11:00 12节奏记录，可能来自炮兵，对Moshchenko定居点的理解。</text:p>
      <text:p text:style-name="P4">
从11:15到11:55记录了16个节拍，可能是在居住在Buda-Vorobiyivska居住的地区的SAU中。</text:p>
      <text:p text:style-name="P4">
<text:span text:style-name="T4">
另请阅读：</text:span>
 <text:a xlink:type="simple" xlink:href="https://www.ukrinform.ua/rubric-ato/3706245-zagarbniki-posilili-obstrili-zaporizkoi-oblasti-z-artilerii-ta-rszv.html" text:style-name="Internet_20_link" text:visited-style-name="Visited_20_Internet_20_Link">
<text:span text:style-name="T4">
射击</text:span>
</text:a>
此外，从12:04到12:15 4节奏记录，可能来自Oleksandrivka定居点的枪管炮兵。</text:p>
      <text:p text:style-name="P4">
从12:20到13:55记录了21杆，可能是来自Moshchenko定居点UDA的大炮。</text:p>
      <text:p text:style-name="P4">
声明说：“没有关于当地居民损失或对平民基础设施损失的信息。”</text:p>
      <text:p text:style-name="P4">
<text:span text:style-name="T4">
另请阅读：</text:span>
 <text:a xlink:type="simple" xlink:href="https://www.ukrinform.ua/rubric-regions/3706124-rosiani-za-dobu-obstrilali-cotiri-rajoni-harkivsini-poraneni-semero-civilnih.html" text:style-name="Internet_20_link" text:visited-style-name="Visited_20_Internet_20_Link">
<text:span text:style-name="T4">
射击</text:span>
</text:a>
据乌克林福姆报道，俄罗斯军队在5月8日上午被[]击中(https://www.ukrinform.ua/rubric-ato/3706131-rosiani-zranku-trici-obstrilali-prikordonna-cernigivsini.html)切尔尼希夫地区，申请该部和炮兵。</text:p>
      <text:p text:style-name="P4">
News Source: <text:a xlink:type="simple" xlink:href="https://www.ukrinform.ua/rubric-ato/3706350-rosiani-znovu-obstrilali-prikordonna-cernigivsini.html" text:style-name="Internet_20_link" text:visited-style-name="Visited_20_Internet_20_Link">
https://www.ukrinform.ua/rubric-ato/3706350-rosiani-znovu-obstrilali-prikordonna-cernigivsini.html</text:a>
</text:p>
      <!--NEWS-->
      <text:h text:style-name="P10" text:outline-level="1">
<text:span text:style-name="T4">
在塞尔维亚的学校中，警察保护引入了</text:span>
</text:h>
      <text:p text:style-name="P4">
作者: Ukrinform (Person)</text:p>
      <text:p text:style-name="P4">
出版商: Укринформ (Organization)</text:p>
      <text:p text:style-name="P4">
出版时间: 2023-05-08T15:38:46+03:00</text:p>
      <text:p text:style-name="P4">
修改时间: 2023-05-08T15:38:46+03:00</text:p>
      <text:p text:style-name="P4">
描述: 周一，警方开始保护整个塞尔维亚的学校，试图恢复学生和父母在上周发生了两次大规模枪击事件后，试图恢复学生和父母的安全感。  - 乌克林。</text:p>
      <text:p text:style-name="P4">
图片: ["<text:a xlink:type="simple" xlink:href="https://static.ukrinform.com/photos/2023_05/thumb_files/630_360_1683549434-262.jpg" text:style-name="Internet_20_link" text:visited-style-name="Visited_20_Internet_20_Link">
630_360_16835...</text:a>
"]</text:p>
      <text:p text:style-name="P4">
标签: ['Поліція', 'Сербія', 'Школа', 'Стрілянина', 'охорона']</text:p>
      <text:p text:style-name="P4">
类型: Article</text:p>
      <!--METADATA-->
      <text:p text:style-name="P4">
<draw:frame draw:style-name="fr1" draw:name="Image96" text:anchor-type="as-char" svg:width="6.9236in" svg:height="3.956343in" draw:z-index="0">
<draw:image xlink:href="../Images/yкринформ/2023-05-08T15-38-46-03-00/630_360_1683549434-262.jpg" xlink:type="simple" xlink:show="embed" xlink:actuate="onLoad" draw:mime-type="image/jpeg"/>
</draw:frame>
警方开始保护塞尔维亚各地的学校，试图在两次大规模枪击事件发生后恢复学生和父母的安全感，这是在上周在该国发生的。</text:p>
      <text:p text:style-name="P4">
正如乌克林福姆报道的那样，它报告了<text:a xlink:type="simple" xlink:href="https://apnews.com/article/serbia-shootings-schools-protest-bd73feee1ddfb5b62ecb392db001e3d7" text:style-name="Internet_20_link" text:visited-style-name="Visited_20_Internet_20_Link">
</text:a>
。</text:p>
      <text:p text:style-name="P4">
上周三在贝尔格莱德发生的枪击事件，后来在首都以南的农村地点震惊了该国。 这些事件还放弃了鼓励宽容和剥夺社会的呼吁，剥夺了仇恨和拘留武器文化的广泛语言，这可以追溯到1990年代的战争。</text:p>
      <text:p text:style-name="P4">
在被指控犯有总理安妮布尔纳比的反对党前夕，无法防止这两种令人发指的人，呼吁他们的幽灵加入周一晚上在Vbelgrad举行的反政府游行。</text:p>
      <text:p text:style-name="P4">
反对派要求政府部长的辞职以及主要嗅探以太的变化，这常常显示被定罪的战争罪犯。</text:p>
      <text:p text:style-name="P4">
<text:span text:style-name="T4">
另请阅读：</text:span>
 <text:a xlink:type="simple" xlink:href="https://www.ukrinform.ua/rubric-world/3704812-pisla-strilanini-u-skoli-prezident-serbii-proponue-kriminalnu-vidpovidalnist-iz-12-rokiv.html" text:style-name="Internet_20_link" text:visited-style-name="Visited_20_Internet_20_Link">
<text:span text:style-name="T4">
塞尔维亚</text:span>
</text:a>
周三，塞尔维亚教育部长布兰科·鲁兹希(Branko Ruzhych)辞职，当局计划加强武器控制措施，但反对派表示，这太晚了。</text:p>
      <text:p text:style-name="P4">
正如乌克林福姆报道的，上周在<text:a xlink:type="simple" xlink:href="https://www.ukrinform.ua/tag-serbia" text:style-name="Internet_20_link" text:visited-style-name="Visited_20_Internet_20_Link">
</text:a>
发生了两次大规模致命枪击事件。 周三8:40，贝尔格莱德的小学贝尔格莱德小学弗拉迪斯拉夫·里尼卡(Vladislav Ribnikar)<text:a xlink:type="simple" xlink:href="https://www.ukrinform.ua/rubric-world/3704128-strilanina-u-skoli-belgrada-zaginuli-sonajmense-vosmero-ucniv.html" text:style-name="Internet_20_link" text:visited-style-name="Visited_20_Internet_20_Link">
</text:a>
。 至少有八名学生，受到警惕，又有六个学生和老师受伤。</text:p>
      <text:p text:style-name="P4">
在塞尔维亚中心大规模射击的两天内(姆拉德诺瓦克市)死了<text:a xlink:type="simple" xlink:href="https://www.ukrinform.ua/rubric-world/3704943-u-serbii-znovu-masova-strilanina-vosmero-zagiblih.html" text:style-name="Internet_20_link" text:visited-style-name="Visited_20_Internet_20_Link">
</text:a>
另外9人受伤。</text:p>
      <text:p text:style-name="P4">
<text:span text:style-name="T5">
foto：aa.com.tr</text:span>
</text:p>
      <text:p text:style-name="P4">
News Source: <text:a xlink:type="simple" xlink:href="https://www.ukrinform.ua/rubric-world/3706351-u-skolah-serbii-zaprovadili-policejsku-ohoronu.html" text:style-name="Internet_20_link" text:visited-style-name="Visited_20_Internet_20_Link">
https://www.ukrinform.ua/rubric-world/3706351-u-skolah-serbii-zaprovadili-policejsku-ohoronu.html</text:a>
</text:p>
      <!--NEWS-->
      <text:h text:style-name="P10" text:outline-level="1">
<text:span text:style-name="T4">
无法识别的跨国特里亚要求俄罗斯增加“维持和平人员”的数量</text:span>
</text:h>
      <text:p text:style-name="P4">
作者: Ukrinform (Person)</text:p>
      <text:p text:style-name="P4">
出版商: Укринформ (Organization)</text:p>
      <text:p text:style-name="P4">
出版时间: 2023-05-08T15:45:18+03:00</text:p>
      <text:p text:style-name="P4">
修改时间: 2023-05-08T15:45:18+03:00</text:p>
      <text:p text:style-name="P4">
描述: 莫斯科未认可的跨国特里亚人的代表呼吁俄罗斯增加所谓的“维和人员”的数量，“由于该地区的安全风险恶化，  - 乌克林。</text:p>
      <text:p text:style-name="P4">
图片: ["<text:a xlink:type="simple" xlink:href="https://static.ukrinform.com/photos/2015_12/thumb_files/630_360_1450962006-5266-foto-puerrttolivejournalcom.jpg" text:style-name="Internet_20_link" text:visited-style-name="Visited_20_Internet_20_Link">
630_360_14509...</text:a>
"]</text:p>
      <text:p text:style-name="P4">
标签: ["Придністров'я", 'росія', 'Російські військові']</text:p>
      <text:p text:style-name="P4">
类型: Article</text:p>
      <!--METADATA-->
      <text:p text:style-name="P4">
<draw:frame draw:style-name="fr1" draw:name="Image97" text:anchor-type="as-char" svg:width="6.9236in" svg:height="3.956343in" draw:z-index="0">
<draw:image xlink:href="../Images/yкринформ/2023-05-08T15-45-18-03-00/630_360_1450962006-5266-foto-puerrttolivejournalcom.jpg" xlink:type="simple" xlink:show="embed" xlink:actuate="onLoad" draw:mime-type="image/jpeg"/>
</draw:frame>
在穆斯科维特人中未认可的跨性别者的代表称俄罗斯称俄罗斯的数量增加了所谓的“维和人员”的数量，“由于该地区的安全风险”。</text:p>
      <text:p text:style-name="P4">
正如乌克林福姆报道的那样，它报告了<text:a xlink:type="simple" xlink:href="http://newsmaker.md/rus/novosti/tiraspol-prosit-rossiyu-uvelichit-chislo-mirotvortsev-iz-za-uhudsheniya-riskov-bezopasnosti/" text:style-name="Internet_20_link" text:visited-style-name="Visited_20_Internet_20_Link">
</text:a>
。</text:p>
      <text:p text:style-name="P4">
因此，在俄罗斯列昂尼德·马纳科夫(Leonid Manakov)未认可的跨性别者的“代表”负责人说，提拉斯波尔要求俄罗斯增加“维持和平人员”的数量，“由于安全风险的恶化”。 他指出，这可以做到这一点，因为居住在跨国地区的俄罗斯人的恢复。</text:p>
      <text:p text:style-name="P4">
马纳科夫说，安全区不超过450人。</text:p>
      <text:p text:style-name="P4">
“与此同时，委员会文件确定的人员编号为3100人。这种选择是(增加和平人员的数量)，这是通过对安全风险恶化的看法，尤其是恐怖威胁的观点，同时在联合控制委员会活动中批准的文件同时证明了这一点(好的)”， - 马纳科夫说。</text:p>
      <text:p text:style-name="P4">
摩尔多瓦重返社会局对马纳科夫的要求评论说：“维持和平部队的普罗米斯主义可能表明签署了1992年7月21日协议的当事方，而不是与之无关的人。”</text:p>
      <text:p text:style-name="P4">
值得注意的是，在俄罗斯媒体的早些时候，关于消息来源，据称乌克兰军队“计划挑衅俄罗斯军队”。</text:p>
      <text:p text:style-name="P4">
<text:span text:style-name="T4">
另请阅读：</text:span>
 <text:a xlink:type="simple" xlink:href="https://www.ukrinform.ua/rubric-world/3682736-kreml-planuvav-poetapno-vstanoviti-politicnij-kontrol-nad-moldovou-do-2030-roku-zmi.html" text:style-name="Internet_20_link" text:visited-style-name="Visited_20_Internet_20_Link">
</text:a>
同时，奥列格·贝莱科夫(Oleg Belyakov)对挑衅的准备评论说：“我们在维持和平部队的框架内没有此类信息。” Vitaliy Ignatiev外交政策部负责人在俄罗斯电视台的播放中说，安全区域有相对稳定的剥离。正如乌克林福姆报道的，在联合控制委员会的每周一次会议上(Skk)Chisinau的摩尔多瓦代表再次报告说违反了俄罗斯军队在未认可的跨国特里亚的安全。 这样的陈述反复听到。</text:p>
      <text:p text:style-name="P4">
今年2月，俄罗斯国防部表示，据称乌克兰部队计划在不久的将来安排在Transnistria的武装挑衅。 摩尔多瓦和乌克兰否认了这一点。</text:p>
      <text:p text:style-name="P4">
<text:span text:style-name="T4">
另请阅读：</text:span>
 <text:a xlink:type="simple" xlink:href="https://www.ukrinform.ua/rubric-world/3698577-moldova-zaavlae-pro-porusenna-rezimu-bezpeki-rosieu-u-pridnistrovi.html" text:style-name="Internet_20_link" text:visited-style-name="Visited_20_Internet_20_Link">
<text:span text:style-name="T4">
 transnistria </text:span>
</text:a>
2022年4月，在自称的跨社会领土上发生了未认可的形成以及提拉斯波尔地区的爆炸物。 摩尔多瓦总统玛雅·桑杜(Maya Sandu)随后说，这些道具是从内部组织的。 未经认可的领土的领导人以“恐怖行动”为乌克兰当局。</text:p>
      <text:p text:style-name="P4">
摩尔多瓦经常呼吁俄罗斯从其领土上撤出所谓的“俄罗斯维和人员”，但俄罗斯联邦拒绝。</text:p>
      <text:p text:style-name="P4">
News Source: <text:a xlink:type="simple" xlink:href="https://www.ukrinform.ua/rubric-world/3706353-neviznane-pridnistrova-prosit-rosiu-zbilsiti-kilkist-mirotvorciv.html" text:style-name="Internet_20_link" text:visited-style-name="Visited_20_Internet_20_Link">
https://www.ukrinform.ua/rubric-world/3706353-neviznane-pridnistrova-prosit-rosiu-zbilsiti-kilkist-mirotvorciv.html</text:a>
</text:p>
      <!--NEWS-->
      <text:h text:style-name="P10" text:outline-level="1">
<text:span text:style-name="T4">
在赫尔森地区，入侵者受伤了9名平民，包括一个孩子</text:span>
</text:h>
      <text:p text:style-name="P4">
作者: Ukrinform (Person)</text:p>
      <text:p text:style-name="P4">
出版商: Укринформ (Organization)</text:p>
      <text:p text:style-name="P4">
出版时间: 2023-05-08T15:47:00+03:00</text:p>
      <text:p text:style-name="P4">
修改时间: 2023-05-08T15:47:00+03:00</text:p>
      <text:p text:style-name="P4">
描述: 5月8日星期一，俄罗斯联邦的部队袭击了赫森地区的赫尔森和贝斯拉夫地区，炸伤了包括一个年幼的孩子在内的九名平民。  - 乌克林。</text:p>
      <text:p text:style-name="P4">
图片: ["<text:a xlink:type="simple" xlink:href="https://static.ukrinform.com/photos/2023_05/thumb_files/630_360_1683549742-330.jpg" text:style-name="Internet_20_link" text:visited-style-name="Visited_20_Internet_20_Link">
630_360_16835...</text:a>
"]</text:p>
      <text:p text:style-name="P4">
标签: ['Діти', 'Херсонщина', 'Обстріл', 'Російські військові', 'Війна з росією']</text:p>
      <text:p text:style-name="P4">
类型: Article</text:p>
      <!--METADATA-->
      <text:p text:style-name="P4">
<draw:frame draw:style-name="fr1" draw:name="Image98" text:anchor-type="as-char" svg:width="6.9236in" svg:height="3.956343in" draw:z-index="0">
<draw:image xlink:href="../Images/yкринформ/2023-05-08T15-47-00-03-00/630_360_1683549742-330.jpg" xlink:type="simple" xlink:show="embed" xlink:actuate="onLoad" draw:mime-type="image/jpeg"/>
</draw:frame>
5月8日星期一，俄罗斯联邦袭击了赫森地区的赫尔森·塔斯拉夫(Kherson Tarslav)地区，炸伤包括九名平民，包括一个小孩。</text:p>
      <text:p text:style-name="P4">
正如乌克林福姆报道的那样，它报道了<text:a xlink:type="simple" xlink:href="https://www.gp.gov.ua/ua/posts/okupanti-prodovzuyut-obstrilyuvati-xersonshhinu-sered-postrazdalix-ditina-rozpocato-rozsliduvannya" text:style-name="Internet_20_link" text:visited-style-name="Visited_20_Internet_20_Link">
</text:a>
。</text:p>
      <text:p text:style-name="P4">
根据调查，下一名[]，三名平民受伤(https://www.ukrinform.ua/tag-obstril)，由俄罗斯人在赫尔森和贝斯拉夫地区的居住笔上犯下。 受害者的严重程度是创伤的。</text:p>
      <text:p text:style-name="P4">
由于霍森区斯坦尼斯拉夫斯基社区的入侵者的航空罢工，包括一个小孩在内的六个当地人受伤。</text:p>
      <text:p text:style-name="P4">
<text:span text:style-name="T4">
另请阅读：</text:span>
 <text:a xlink:type="simple" xlink:href="https://www.ukrinform.ua/rubric-ato/3706350-rosiani-znovu-obstrilali-prikordonna-cernigivsini.html" text:style-name="Internet_20_link" text:visited-style-name="Visited_20_Internet_20_Link">
<text:span text:style-name="T4">
射击</text:span>
</text:a>
由于俄罗斯联邦的罢工，私人房屋，附属建筑，天然气管道和电力线损坏了。</text:p>
      <text:p text:style-name="P4">
在违反了战争的法律和习俗之后(艺术的第1部分。 乌克兰《刑法》的438)公开刑事诉讼，预审调查。</text:p>
      <text:p text:style-name="P4">
<text:span text:style-name="T4">
另请阅读：</text:span>
 <text:a xlink:type="simple" xlink:href="https://www.ukrinform.ua/rubric-ato/3706334-odesinu-vnoci-atakuvali-rosijskimi-litakami-z-krimu-ignat.html" text:style-name="Internet_20_link" text:visited-style-name="Visited_20_Internet_20_Link">
</text:a>
正在采取优先措施记录俄罗斯军队的罪行。</text:p>
      <text:p text:style-name="P4">
据乌克林福姆报道，最后一天俄罗斯军队42次<text:a xlink:type="simple" xlink:href="https://www.ukrinform.ua/rubric-regions/3706113-rosiani-za-dobu-42-razi-obstrilali-hersonsinu-e-poraneni.html" text:style-name="Internet_20_link" text:visited-style-name="Visited_20_Internet_20_Link">
</text:a>
总共释放了282张炮弹，两名平民。</text:p>
      <text:p text:style-name="P4">
<text:span text:style-name="T5">
foto：Kherson地区检察官办公室</text:span>
</text:p>
      <text:p text:style-name="P4">
News Source: <text:a xlink:type="simple" xlink:href="https://www.ukrinform.ua/rubric-ato/3706356-na-hersonsini-zagarbniki-poranili-devatoh-civilnih-u-ih-cisli-ditina.html" text:style-name="Internet_20_link" text:visited-style-name="Visited_20_Internet_20_Link">
https://www.ukrinform.ua/rubric-ato/3706356-na-hersonsini-zagarbniki-poranili-devatoh-civilnih-u-ih-cisli-ditina.html</text:a>
</text:p>
      <!--NEWS-->
      <text:h text:style-name="P10" text:outline-level="1">
<text:span text:style-name="T4">
一个未知物体的残骸坠毁在Krasno的一座住宅建筑物附近的站点上...</text:span>
</text:h>
      <text:p text:style-name="P4">
作者: liveuamap (Language: en)</text:p>
      <text:p text:style-name="P4">
时间: 2023-05-08T15:51:00</text:p>
      <text:p text:style-name="P4">
地点: Crimea (Latitude:45.20282 Longtitude:36.74045)</text:p>
      <text:p text:style-name="P4">
视频: []</text:p>
      <text:p text:style-name="P4">
图片: []</text:p>
      <text:p text:style-name="P4">
标签: ["Russia", "Central and Eastern Europe"]</text:p>
      <text:p text:style-name="P4">
Id: 22561394</text:p>
      <!--METADATA-->
      <text:p text:style-name="P4">
一个未知物体的残骸坠毁在Krasnodar Krai的住宅建筑附近的站点上。 根据初步数据，一架无人机在那里散布</text:p>
      <text:p text:style-name="P4">
新闻集链接：<text:a xlink:type="simple" xlink:href="https://liveuamap.com/en/2023/8-may-the-wreckage-of-an-unknown-object-crashed-on-a-site" text:style-name="Internet_20_link" text:visited-style-name="Visited_20_Internet_20_Link">
https://liveuamap.com/en/2023/8-may-the-wreckage-of-an-inknown-unknown-inknown-object-crashed-on-a-site</text:a>
</text:p>
      <text:p text:style-name="P4">
News Source: <text:a xlink:type="simple" xlink:href="https://t.me/rusbrief/115362" text:style-name="Internet_20_link" text:visited-style-name="Visited_20_Internet_20_Link">
https://t.me/rusbrief/115362</text:a>
</text:p>
      <!--NEWS-->
      <text:h text:style-name="P10" text:outline-level="1">
<text:span text:style-name="T4">
UPL：“ Minaj”赢了“ Vorskla”</text:span>
</text:h>
      <text:p text:style-name="P4">
作者: Ukrinform (Person)</text:p>
      <text:p text:style-name="P4">
出版商: Укринформ (Organization)</text:p>
      <text:p text:style-name="P4">
出版时间: 2023-05-08T15:54:27+03:00</text:p>
      <text:p text:style-name="P4">
修改时间: 2023-05-08T15:54:27+03:00</text:p>
      <text:p text:style-name="P4">
描述: 两个进球“ Minaj”在半场结束时实现了。  - 乌克林。</text:p>
      <text:p text:style-name="P4">
图片: ["<text:a xlink:type="simple" xlink:href="https://static.ukrinform.com/photos/2023_05/thumb_files/630_360_1683549962-134.jpg" text:style-name="Internet_20_link" text:visited-style-name="Visited_20_Internet_20_Link">
630_360_16835...</text:a>
"]</text:p>
      <text:p text:style-name="P4">
标签: ['Футбол', 'Ворскла', 'Минай']</text:p>
      <text:p text:style-name="P4">
类型: Article</text:p>
      <!--METADATA-->
      <text:p text:style-name="P4">
<draw:frame draw:style-name="fr1" draw:name="Image99" text:anchor-type="as-char" svg:width="6.9236in" svg:height="3.956343in" draw:z-index="0">
<draw:image xlink:href="../Images/yкринформ/2023-05-08T15-54-27-03-00/630_360_1683549962-134.jpg" xlink:type="simple" xlink:show="embed" xlink:actuate="onLoad" draw:mime-type="image/jpeg"/>
</draw:frame>
两个Minajw都在半场结束时做到了。</text:p>
      <text:p text:style-name="P4">
乌克林福姆报道，沃斯克拉在乌克兰超级联赛第25轮中让位给了Minaj-0：2。</text:p>
      <text:p text:style-name="P4">
比赛中的比分在上半场结束时由佩特科(Petko)打开。 在第二45分钟的结束时，从长长的头部上进行的螺母从左侧进行的一盘完成了头部。</text:p>
      <text:p text:style-name="P4">
“ Minaj”以2-0获胜，在UPL中排名第12，他们有26分，Vorskla获得8分，他的资产得到30分。</text:p>
      <text:p text:style-name="P4">
<text:span text:style-name="T4">
另请阅读：</text:span>
 <text:a xlink:type="simple" xlink:href="https://www.ukrinform.ua/rubric-sports/3706338-denis-popov-prinis-dinamo-peremogu-nad-krivbasom-u-matci-upl.html" text:style-name="Internet_20_link" text:visited-style-name="Visited_20_Internet_20_Link">
<text:span text:style-name="T4">
 dynamo </text:span>
</text:a>
正如乌克林福姆(Ukrinform)报道的那样，在迪纳摩游戏日(Dynamo Game Day)克服了克里夫巴斯(Kryvbas)。</text:p>
      <text:p text:style-name="P4">
照片：UPL.UA</text:p>
      <text:p text:style-name="P4">
News Source: <text:a xlink:type="simple" xlink:href="https://www.ukrinform.ua/rubric-sports/3706358-upl-minaj-peremig-vorsklu.html" text:style-name="Internet_20_link" text:visited-style-name="Visited_20_Internet_20_Link">
https://www.ukrinform.ua/rubric-sports/3706358-upl-minaj-peremig-vorsklu.html</text:a>
</text:p>
      <!--NEWS-->
      <text:h text:style-name="P10" text:outline-level="1">
<text:span text:style-name="T4">
自今年年初以来，业务已经获得了283亿的负担得起的贷款</text:span>
</text:h>
      <text:p text:style-name="P4">
作者: Ukrinform (Person)</text:p>
      <text:p text:style-name="P4">
出版商: Укринформ (Organization)</text:p>
      <text:p text:style-name="P4">
出版时间: 2023-05-08T15:57:45+03:00</text:p>
      <text:p text:style-name="P4">
修改时间: 2023-05-08T15:57:45+03:00</text:p>
      <text:p text:style-name="P4">
描述: 自2023年初以来，已向企业家发行了银行，其可用贷款为283亿，在上周为4.16亿UAH。  - 乌克林。</text:p>
      <text:p text:style-name="P4">
图片: ["<text:a xlink:type="simple" xlink:href="https://static.ukrinform.com/photos/2021_02/thumb_files/630_360_1613724187-883.jpg" text:style-name="Internet_20_link" text:visited-style-name="Visited_20_Internet_20_Link">
630_360_16137...</text:a>
"]</text:p>
      <text:p text:style-name="P4">
标签: ['Бізнес', 'Доступні кредити']</text:p>
      <text:p text:style-name="P4">
类型: Article</text:p>
      <!--METADATA-->
      <text:p text:style-name="P4">
<draw:frame draw:style-name="fr1" draw:name="Image100" text:anchor-type="as-char" svg:width="6.9236in" svg:height="3.954646in" draw:z-index="0">
<draw:image xlink:href="../Images/yкринформ/2023-05-08T15-57-45-03-00/630_360_1613724187-883.jpg" xlink:type="simple" xlink:show="embed" xlink:actuate="onLoad" draw:mime-type="image/jpeg"/>
</draw:frame>
自20123年初以来，已向企业家发行了银行，并以UAH 283亿美元的可用贷款发行，其中上周为4.16亿UAH。</text:p>
      <text:p text:style-name="P4">
新闻服务报告<text:a xlink:type="simple" xlink:href="https://www.me.gov.ua/News/Detail" text:style-name="Internet_20_link" text:visited-style-name="Visited_20_Internet_20_Link">
</text:a>
，报道乌克林福姆。</text:p>
      <text:p text:style-name="P4">
“ 178名企业家根据政府计划获得贷款“可用贷款5-7-9％”，总金额为4.16亿。 自2023年初以来，银行向UAH发行了8000贷款283亿美元的企业，”该报告写道。</text:p>
      <text:p text:style-name="P4">
根据经济部的数据，自2020年2月以来，自该计划开始以来，已发行了612,000张UAH的贷款。</text:p>
      <text:p text:style-name="P4">
大多数企业家都借了反危机贷款 -  UAH 620亿和门诊 -  UAH 550亿。 发行了286亿卢比，以进行先前收到的贷款的再融资，以投资目的发行了1,24亿美元。</text:p>
      <text:p text:style-name="P4">
此外，农民收到了UAH 297亿美元的信贷基金来支持其活动，贸易公司花了15亿卢阿的贷款来补充这些资金。</text:p>
      <text:p text:style-name="P4">
<text:span text:style-name="T4">
另请阅读：</text:span>
 <text:a xlink:type="simple" xlink:href="https://www.ukrinform.ua/rubric-economy/3703335-ukrainski-agrarii-z-pocatku-roku-zalucili-ponad-26-milardiv-kreditiv.html" text:style-name="Internet_20_link" text:visited-style-name="Visited_20_Internet_20_Link">
<text:span text:style-name="T4">
贷款</text:span>
</text:a>
最常归功于在领域工作的企业计划(54％)，贸易和生产(23％)，工业处理(13％).</text:p>
      <text:p text:style-name="P4">
Серед регіонів лідерами за сумами укладених кредитних договорів є Львівська,Одеська, Дніпропетровська, Харківська, Київська, Вінницька області та м. Київ.</text:p>
      <text:p text:style-name="P4">
На сьогодні з 45 банків, які взяли участь у програмі, найбільшу кількістькредитів видали ПриватБанк (26.8万)， 储蓄银行(9.2000)和Raiffeisen Bankaval(5.3,000).</text:p>
      <text:p text:style-name="P4">
Як повідомлялося, урядова програма «Доступні кредити 5-7-9%» стартувала 1лютого 2020 року. У її межах діють три відсоткові ставки (取决于业务日期及其规模(年营业额)：每年5％ - 如果在第一季度创建了UAH 2500万和至少2个工作场所的流出； 每年7％ - 对于<text:a xlink:type="simple" xlink:href="https://www.ukrinform.ua/tag-biznes" text:style-name="Internet_20_link" text:visited-style-name="Visited_20_Internet_20_Link">
</text:a>
收入达到UAH 2500万； 每年9％ - 收入达5000万。 2023年，部长的内阁允许来自可能的战斗和去工业领土领土的企业家参加“负担得起的5-7-9％的负担能力”。</text:p>
      <text:p text:style-name="P4">
News Source: <text:a xlink:type="simple" xlink:href="https://www.ukrinform.ua/rubric-economy/3706359-z-pocatku-roku-biznes-vze-otrimav-dostupnih-kreditiv-na-283-milarda.html" text:style-name="Internet_20_link" text:visited-style-name="Visited_20_Internet_20_Link">
https://www.ukrinform.ua/rubric-economy/3706359-z-pocatku-roku-biznes-vze-otrimav-dostupnih-kreditiv-na-283-milarda.html</text:a>
</text:p>
      <!--NEWS-->
      <text:h text:style-name="P10" text:outline-level="1">
<text:span text:style-name="T4">
LVIV的家庭医生将测试HIV，肝炎和梅毒</text:span>
</text:h>
      <text:p text:style-name="P4">
作者: Ukrinform (Person)</text:p>
      <text:p text:style-name="P4">
出版商: Укринформ (Organization)</text:p>
      <text:p text:style-name="P4">
出版时间: 2023-05-08T15:59:00+03:00</text:p>
      <text:p text:style-name="P4">
修改时间: 2023-05-08T15:59:00+03:00</text:p>
      <text:p text:style-name="P4">
描述: 在乌克兰（AHF）的美国反US基金会（AHF）的主动性中，在LVIV的家庭医生（AHF）的倡议中，将无障碍的艾滋病毒艾滋病毒测试，丙型肝炎和C病毒和梅毒付诸实践。  - 乌克林。</text:p>
      <text:p text:style-name="P4">
图片: ["<text:a xlink:type="simple" xlink:href="https://static.ukrinform.com/photos/2023_05/thumb_files/630_360_1683550462-860.jpg" text:style-name="Internet_20_link" text:visited-style-name="Visited_20_Internet_20_Link">
630_360_16835...</text:a>
", "<text:a xlink:type="simple" xlink:href="https://static.ukrinform.com/photos/2023_05/1683550461-507.jpg" text:style-name="Internet_20_link" text:visited-style-name="Visited_20_Internet_20_Link">
1683550461-50...</text:a>
", "<text:a xlink:type="simple" xlink:href="https://static.ukrinform.com/photos/2023_05/1683550566-142.jpg" text:style-name="Internet_20_link" text:visited-style-name="Visited_20_Internet_20_Link">
1683550566-14...</text:a>
", "<text:a xlink:type="simple" xlink:href="https://static.ukrinform.com/photos/2023_05/1683550461-415.jpg" text:style-name="Internet_20_link" text:visited-style-name="Visited_20_Internet_20_Link">
1683550461-41...</text:a>
", "<text:a xlink:type="simple" xlink:href="https://static.ukrinform.com/photos/2023_05/1683550462-898.jpg" text:style-name="Internet_20_link" text:visited-style-name="Visited_20_Internet_20_Link">
1683550462-89...</text:a>
", "<text:a xlink:type="simple" xlink:href="https://static.ukrinform.com/photos/2023_05/1683550462-275.jpg" text:style-name="Internet_20_link" text:visited-style-name="Visited_20_Internet_20_Link">
1683550462-27...</text:a>
"]</text:p>
      <text:p text:style-name="P4">
标签: ['Львів', 'ВІЛ/СНІД', 'Сімейний лікар', 'Гепатит']</text:p>
      <text:p text:style-name="P4">
类型: Article</text:p>
      <!--METADATA-->
      <text:p text:style-name="P4">
<draw:frame draw:style-name="fr1" draw:name="Image101" text:anchor-type="as-char" svg:width="6.9236in" svg:height="3.956343in" draw:z-index="0">
<draw:image xlink:href="../Images/yкринформ/2023-05-08T15-59-00-03-00/630_360_1683550462-860.jpg" xlink:type="simple" xlink:show="embed" xlink:actuate="onLoad" draw:mime-type="image/jpeg"/>
</draw:frame>
无障碍综合艾滋病毒测试，乙型肝炎和C病毒和梅毒在LVIV的家庭医生中付诸实践(AHF).</text:p>
      <text:p text:style-name="P4">
Про це йшлося під час форуму сімейних лікарів «Тестування на ВІЛ у практицісімейного лікаря» у Львові, повідомляє кореспондент Укрінформу.</text:p>
      <text:p text:style-name="P4">
Учасники форуму обговорити питання інтегрованого тестування на <text:a xlink:type="simple" xlink:href="https://www.ukrinform.ua/tag-vilsnid" text:style-name="Internet_20_link" text:visited-style-name="Visited_20_Internet_20_Link">
</text:a>
，病毒肝炎B和C和梅毒打算打算医疗工作者，并引入以人为本的提供此类服务的方法。</text:p>
      <text:p text:style-name="P4">
<draw:frame draw:style-name="fr1" draw:name="Image102" text:anchor-type="as-char" svg:width="6.9236in" svg:height="4.615733in" draw:z-index="0">
<draw:image xlink:href="../Images/yкринформ/2023-05-08T15-59-00-03-00/1683550461-507.jpg" xlink:type="simple" xlink:show="embed" xlink:actuate="onLoad" draw:mime-type="image/jpeg"/>
</draw:frame>
“艾滋病毒测试已包含在药用计划中，但是根据当前的报告，可以每年仅在家庭医生中免费进行艾滋病毒测试，而专门针对某些关键小组的代表。国家始于国家开始的改革和立法变更，因此我们将能够从家庭医生那里进行免费的艾滋病毒测试，以便在需要时毫无例外地访问所有人。” Anti -Anti -us Anti -Sun说。</text:p>
      <text:p text:style-name="P4">
<draw:frame draw:style-name="fr1" draw:name="Image103" text:anchor-type="as-char" svg:width="6.9236in" svg:height="4.615733in" draw:z-index="0">
<draw:image xlink:href="../Images/yкринформ/2023-05-08T15-59-00-03-00/1683550566-142.jpg" xlink:type="simple" xlink:show="embed" xlink:actuate="onLoad" draw:mime-type="image/jpeg"/>
</draw:frame>
该基金会计划在2023年提供屏障综合测试，乙型肝炎和B病毒和梅毒在LVIV的初级级别，可容纳6,000人。</text:p>
      <text:p text:style-name="P4">
<draw:frame draw:style-name="fr1" draw:name="Image104" text:anchor-type="as-char" svg:width="6.9236in" svg:height="4.615733in" draw:z-index="0">
<draw:image xlink:href="../Images/yкринформ/2023-05-08T15-59-00-03-00/1683550461-415.jpg" xlink:type="simple" xlink:show="embed" xlink:actuate="onLoad" draw:mime-type="image/jpeg"/>
</draw:frame>
HIV，乙型肝炎和C和siphilis测试是无痛和免费进行的。只需要一滴手指的血液，结果将准备15分钟。</text:p>
      <text:p text:style-name="P4">
<draw:frame draw:style-name="fr1" draw:name="Image105" text:anchor-type="as-char" svg:width="6.9236in" svg:height="4.615733in" draw:z-index="0">
<draw:image xlink:href="../Images/yкринформ/2023-05-08T15-59-00-03-00/1683550462-898.jpg" xlink:type="simple" xlink:show="embed" xlink:actuate="onLoad" draw:mime-type="image/jpeg"/>
</draw:frame>
“在AHF的40个医疗机构的支持下，购买了更复杂的物种，以诊断HIV，乙型肝炎和C和梅毒。 这使您可以诊断四种感染并全面治疗伴随的病理。</text:p>
      <text:p text:style-name="P4">
<draw:frame draw:style-name="fr1" draw:name="Image106" text:anchor-type="as-char" svg:width="6.9236in" svg:height="4.615733in" draw:z-index="0">
<draw:image xlink:href="../Images/yкринформ/2023-05-08T15-59-00-03-00/1683550462-275.jpg" xlink:type="simple" xlink:show="embed" xlink:actuate="onLoad" draw:mime-type="image/jpeg"/>
</draw:frame>
<text:span text:style-name="T4">
另请阅读：</text:span>
 <text:a xlink:type="simple" xlink:href="https://www.ukrinform.ua/rubric-regions/3705118-lvivski-likari-vperse-proveli-operaciu-na-mozku-z-probudzennam-pacienta.html" text:style-name="Internet_20_link" text:visited-style-name="Visited_20_Internet_20_Link">
</text:a>
</text:p>
      <text:p text:style-name="P4">
News Source: <text:a xlink:type="simple" xlink:href="https://www.ukrinform.ua/rubric-regions/3706360-simejni-likari-u-lvovi-testuvatimut-na-vil-gepatit-i-sifilis.html" text:style-name="Internet_20_link" text:visited-style-name="Visited_20_Internet_20_Link">
https://www.ukrinform.ua/rubric-regions/3706360-simejni-likari-u-lvovi-testuvatimut-na-vil-gepatit-i-sifilis.html</text:a>
</text:p>
      <!--NEWS-->
      <text:h text:style-name="P10" text:outline-level="1">
<text:span text:style-name="T4">
每周的能源恢复顿涅茨克地区119个定居点的电源</text:span>
</text:h>
      <text:p text:style-name="P4">
作者: Ukrinform (Person)</text:p>
      <text:p text:style-name="P4">
出版商: Укринформ (Organization)</text:p>
      <text:p text:style-name="P4">
出版时间: 2023-05-08T16:00:00+03:00</text:p>
      <text:p text:style-name="P4">
修改时间: 2023-05-08T16:00:00+03:00</text:p>
      <text:p text:style-name="P4">
描述: 在顿涅茨克地区，上周的119个定居点已经恢复了电源，104个定居点的居民仍然没有电源。  - 乌克林。</text:p>
      <text:p text:style-name="P4">
图片: ["<text:a xlink:type="simple" xlink:href="https://static.ukrinform.com/photos/2023_05/thumb_files/630_360_1683550743-876.jpg" text:style-name="Internet_20_link" text:visited-style-name="Visited_20_Internet_20_Link">
630_360_16835...</text:a>
"]</text:p>
      <text:p text:style-name="P4">
标签: ['Донеччина', 'ДТЕК', 'Електроенергія']</text:p>
      <text:p text:style-name="P4">
类型: Article</text:p>
      <!--METADATA-->
      <text:p text:style-name="P4">
<draw:frame draw:style-name="fr1" draw:name="Image107" text:anchor-type="as-char" svg:width="6.9236in" svg:height="3.956343in" draw:z-index="0">
<draw:image xlink:href="../Images/yкринформ/2023-05-08T16-00-00-03-00/630_360_1683550743-876.jpg" xlink:type="simple" xlink:show="embed" xlink:actuate="onLoad" draw:mime-type="image/jpeg"/>
</draw:frame>
上周，电源恢复了119 NAS的电源。</text:p>
      <text:p text:style-name="P4">
正如乌克林福姆报道的那样，这是在[]中报道的(https://dn.gov.ua/news/za-tizhden-na-donechchini-vdalosya-vidnoviti-elektriku-dlya-majzhe-110-tisyach-rodin-bez-svitla-zalishayutsya-104-naselenih-punkti)。</text:p>
      <text:p text:style-name="P4">
“在DTEK紧急维修人员的一周中，Donetsk Power Grids设法验证了119个定居点的居民的电源。 109 843 Nadonechyna家族再次获得了电力。”该消息写道。</text:p>
      <text:p text:style-name="P4">
值得注意的是，包括5月7日在内的能源能够修复国家并恢复顿涅茨克地区五个定居点的12.1万个家庭的光。</text:p>
      <text:p text:style-name="P4">
<text:span text:style-name="T4">
另请阅读：</text:span>
 <text:a xlink:type="simple" xlink:href="https://www.ukrinform.ua/rubric-economy/3706248-u-sesti-regionah-ukraini-problemi-zi-svitlom-cerez-obstrili.html" text:style-name="Internet_20_link" text:visited-style-name="Visited_20_Internet_20_Link">
</text:a>
OVA指出，由于这一点，由于不断支撑而导致的能源基础设施的损害仍在继续，因此，有104个定居点没有电源，而电力公司的专家无法访问这项工作。</text:p>
      <text:p text:style-name="P4">
如报道，<text:a xlink:type="simple" xlink:href="https://www.ukrinform.ua/tag-doneccina" text:style-name="Internet_20_link" text:visited-style-name="Visited_20_Internet_20_Link">
</text:a>
他是对俄罗斯军队的副本炮击，敌人每天都会杀死创伤性居民并摧毁该地区的基础设施对象。</text:p>
      <text:p text:style-name="P4">
<text:span text:style-name="T5">
foto：dn.gov.ua</text:span>
</text:p>
      <text:p text:style-name="P4">
News Source: <text:a xlink:type="simple" xlink:href="https://www.ukrinform.ua/rubric-vidbudova/3706361-energetiki-za-tizden-vidnovili-elektropostacanna-u-119-naselenih-punktah-doneccini.html" text:style-name="Internet_20_link" text:visited-style-name="Visited_20_Internet_20_Link">
https://www.ukrinform.ua/rubric-vidbudova/3706361-energetiki-za-tizden-vidnovili-elektropostacanna-u-119-naselenih-punktah-doneccini.html</text:a>
</text:p>
      <!--NEWS-->
      <text:h text:style-name="P10" text:outline-level="1">
<text:span text:style-name="T4">
第比利斯（Tbilisi</text:span>
</text:h>
      <text:p text:style-name="P4">
作者: Ukrinform (Person)</text:p>
      <text:p text:style-name="P4">
出版商: Укринформ (Organization)</text:p>
      <text:p text:style-name="P4">
出版时间: 2023-05-08T16:09:00+03:00</text:p>
      <text:p text:style-name="P4">
修改时间: 2023-05-08T16:09:00+03:00</text:p>
      <text:p text:style-name="P4">
描述: 5月8日，在第二次世界大战的受害者纪念那天，佐治亚州乌克兰的大使馆发起了一种新的传统，培养了乌克兰自由和乔治亚人自由的英雄斗士，通过在休闲中的纪念碑铺好鲜花在森林湖附近的公园。  - 乌克林。</text:p>
      <text:p text:style-name="P4">
图片: ["<text:a xlink:type="simple" xlink:href="https://static.ukrinform.com/photos/2023_05/thumb_files/630_360_1683551153-755.jpg" text:style-name="Internet_20_link" text:visited-style-name="Visited_20_Internet_20_Link">
630_360_16835...</text:a>
", "<text:a xlink:type="simple" xlink:href="https://static.ukrinform.com/photos/2023_05/1683551184-553.jpg" text:style-name="Internet_20_link" text:visited-style-name="Visited_20_Internet_20_Link">
1683551184-55...</text:a>
", "<text:a xlink:type="simple" xlink:href="https://static.ukrinform.com/photos/2023_05/1683551184-943.jpg" text:style-name="Internet_20_link" text:visited-style-name="Visited_20_Internet_20_Link">
1683551184-94...</text:a>
", "<text:a xlink:type="simple" xlink:href="https://static.ukrinform.com/photos/2023_05/1683551183-651.jpg" text:style-name="Internet_20_link" text:visited-style-name="Visited_20_Internet_20_Link">
1683551183-65...</text:a>
", "<text:a xlink:type="simple" xlink:href="https://static.ukrinform.com/photos/2023_05/1683551183-984.jpg" text:style-name="Internet_20_link" text:visited-style-name="Visited_20_Internet_20_Link">
1683551183-98...</text:a>
", "<text:a xlink:type="simple" xlink:href="https://static.ukrinform.com/photos/2023_05/1683551309-823.jpg" text:style-name="Internet_20_link" text:visited-style-name="Visited_20_Internet_20_Link">
1683551309-82...</text:a>
", "<text:a xlink:type="simple" xlink:href="https://static.ukrinform.com/photos/2023_05/1683551333-906.jpg" text:style-name="Internet_20_link" text:visited-style-name="Visited_20_Internet_20_Link">
1683551333-90...</text:a>
", "<text:a xlink:type="simple" xlink:href="https://static.ukrinform.com/photos/2023_05/1683551333-393.jpg" text:style-name="Internet_20_link" text:visited-style-name="Visited_20_Internet_20_Link">
1683551333-39...</text:a>
"]</text:p>
      <text:p text:style-name="P4">
标签: ['Діаспора', 'Друга світова', 'Грузія', 'Посольство', 'Війна з росією']</text:p>
      <text:p text:style-name="P4">
类型: Article</text:p>
      <!--METADATA-->
      <text:p text:style-name="P4">
<draw:frame draw:style-name="fr1" draw:name="Image108" text:anchor-type="as-char" svg:width="6.9236in" svg:height="3.956343in" draw:z-index="0">
<draw:image xlink:href="../Images/yкринформ/2023-05-08T16-09-00-03-00/630_360_1683551153-755.jpg" xlink:type="simple" xlink:show="embed" xlink:actuate="onLoad" draw:mime-type="image/jpeg"/>
</draw:frame>
5月8日，在第二次世界大战的受害者纪念日期，乌克兰在佐治亚州的大使馆一直是一种新的传统，培养了乌克兰自由和乔治亚人自由的英雄斗士，通过在纪念碑上铺在纪念碑上的纪念碑。森林林业公园。</text:p>
      <text:p text:style-name="P4">
正如乌克林福姆报道的那样，据说<text:a xlink:type="simple" xlink:href="https://www.facebook.com/permalink.php" text:style-name="Internet_20_link" text:visited-style-name="Visited_20_Internet_20_Link">
</text:a>
使馆。</text:p>
      <text:p text:style-name="P4">
<draw:frame draw:style-name="fr1" draw:name="Image109" text:anchor-type="as-char" svg:width="6.9236in" svg:height="5.1927in" draw:z-index="0">
<draw:image xlink:href="../Images/yкринформ/2023-05-08T16-09-00-03-00/1683551184-553.jpg" xlink:type="simple" xlink:show="embed" xlink:actuate="onLoad" draw:mime-type="image/jpeg"/>
</draw:frame>
“因此，我们不仅记得那些死亡的人，而且还记得那些目前以新形式的法西斯主义 - 轻率主义的偏见的人，” Udippriest说。</text:p>
      <text:p text:style-name="P4">
<draw:frame draw:style-name="fr1" draw:name="Image110" text:anchor-type="as-char" svg:width="6.9236in" svg:height="9.231467in" draw:z-index="0">
<draw:image xlink:href="../Images/yкринформ/2023-05-08T16-09-00-03-00/1683551184-943.jpg" xlink:type="simple" xlink:show="embed" xlink:actuate="onLoad" draw:mime-type="image/jpeg"/>
</draw:frame>
Taking the opportunity, the Embassy thanked the leadership of the private company "Lisi Development", personally Mamuka Khazaradze, Georgian activists, and Personic Lani Gwwwwwwwwwwwwwwwwineness Lana Ghvinjilia veterans of armed struggle of Ukraine and Independence of Ukraine and Independence of Ukraine, and Grozia, and Grozia。不玛丽亚·莫斯卡伦科(Maria Moskalenko)。</text:p>
      <text:p text:style-name="P4">
<draw:frame draw:style-name="fr1" draw:name="Image111" text:anchor-type="as-char" svg:width="6.9236in" svg:height="9.231467in" draw:z-index="0">
<draw:image xlink:href="../Images/yкринформ/2023-05-08T16-09-00-03-00/1683551183-651.jpg" xlink:type="simple" xlink:show="embed" xlink:actuate="onLoad" draw:mime-type="image/jpeg"/>
</draw:frame>
在演讲中，安德里基扬诺夫(Andriykishyanov)在佐治亚州乌克兰的临时律师中，强调：“正是在这一天，我们鞠躬去佐治亚州乌克兰英雄，他们为自由，田纳萨法萨法萨其实的主权献出了生命，极度增厚。”。</text:p>
      <text:p text:style-name="P4">
<draw:frame draw:style-name="fr1" draw:name="Image112" text:anchor-type="as-char" svg:width="6.9236in" svg:height="5.1927in" draw:z-index="0">
<draw:image xlink:href="../Images/yкринформ/2023-05-08T16-09-00-03-00/1683551183-984.jpg" xlink:type="simple" xlink:show="embed" xlink:actuate="onLoad" draw:mime-type="image/jpeg"/>
</draw:frame>
他还强调，这些英雄的名字将在纪念乌克兰人和格鲁吉亚人民的纪念中被刻画，他们将始终以在自由独立和成功的国家渴望生命的象征来纪念他们。</text:p>
      <text:p text:style-name="P4">
<draw:frame draw:style-name="fr1" draw:name="Image113" text:anchor-type="as-char" svg:width="6.9236in" svg:height="5.1927in" draw:z-index="0">
<draw:image xlink:href="../Images/yкринформ/2023-05-08T16-09-00-03-00/1683551309-823.jpg" xlink:type="simple" xlink:show="embed" xlink:actuate="onLoad" draw:mime-type="image/jpeg"/>
</draw:frame>
同时，安德里·卡斯亚诺夫(Andriy Kasyanov)说，比斯蒂比利斯的地方当局终于会积极考虑众多纪念英雄大使馆大使馆的众多提议，以乌克兰·塔格鲁什亚(Ukraine Tagrushia)的自由和独立而遭到街头的荣誉，以纪念一条街道，公园或广场。</text:p>
      <text:p text:style-name="P4">
<draw:frame draw:style-name="fr1" draw:name="Image114" text:anchor-type="as-char" svg:width="6.9236in" svg:height="9.231467in" draw:z-index="0">
<draw:image xlink:href="../Images/yкринформ/2023-05-08T16-09-00-03-00/1683551333-906.jpg" xlink:type="simple" xlink:show="embed" xlink:actuate="onLoad" draw:mime-type="image/jpeg"/>
</draw:frame>
</text:p>
      <text:p text:style-name="P4">
<draw:frame draw:style-name="fr1" draw:name="Image115" text:anchor-type="as-char" svg:width="6.9236in" svg:height="9.231467in" draw:z-index="0">
<draw:image xlink:href="../Images/yкринформ/2023-05-08T16-09-00-03-00/1683551333-393.jpg" xlink:type="simple" xlink:show="embed" xlink:actuate="onLoad" draw:mime-type="image/jpeg"/>
</draw:frame>
“乌克兰英雄和湖湖公园的佐治亚州英雄的纪念碑并不是第一个，我们没有接触到最后一个项目，这是在乌克兰在佐治亚州积极参与佐治亚州的代表团体的积极参与而实现的 - 大使馆。</text:p>
      <text:p text:style-name="P4">
回想一下，在乌克兰大使馆在佐治亚州和统一人的支持下<text:a xlink:type="simple" xlink:href="https://www.ukrinform.ua/rubric-diaspora/3694305-u-tbilisi-proveli-blagodijnij-vecir-na-pidtrimku-ukraini.html" text:style-name="Internet_20_link" text:visited-style-name="Visited_20_Internet_20_Link">
</text:a>
一个慈善之夜，其URAM，Anti -War海报“创造性抵抗”拍卖。</text:p>
      <text:p text:style-name="P4">
_foto：乌克兰大使馆在佐治亚州 / Facebook _</text:p>
      <text:p text:style-name="P4">
News Source: <text:a xlink:type="simple" xlink:href="https://www.ukrinform.ua/rubric-diaspora/3706367-u-tbilisi-vsanuvali-pamat-geroivborciv-za-svobodu-ukraini-ta-gruzii.html" text:style-name="Internet_20_link" text:visited-style-name="Visited_20_Internet_20_Link">
https://www.ukrinform.ua/rubric-diaspora/3706367-u-tbilisi-vsanuvali-pamat-geroivborciv-za-svobodu-ukraini-ta-gruzii.html</text:a>
</text:p>
      <!--NEWS-->
      <text:h text:style-name="P10" text:outline-level="1">
<text:span text:style-name="T4">
乌克兰Ponomarenko因破裂而赢得了银牌</text:span>
</text:h>
      <text:p text:style-name="P4">
作者: Ukrinform (Person)</text:p>
      <text:p text:style-name="P4">
出版商: Укринформ (Organization)</text:p>
      <text:p text:style-name="P4">
出版时间: 2023-05-08T16:09:41+03:00</text:p>
      <text:p text:style-name="P4">
修改时间: 2023-05-08T16:09:41+03:00</text:p>
      <text:p text:style-name="P4">
描述: 这是欧洲冠军的第一枚奖牌。  - 乌克林。</text:p>
      <text:p text:style-name="P4">
图片: ["<text:a xlink:type="simple" xlink:href="https://static.ukrinform.com/photos/2023_05/thumb_files/630_360_1683551255-799.jpg" text:style-name="Internet_20_link" text:visited-style-name="Visited_20_Internet_20_Link">
630_360_16835...</text:a>
"]</text:p>
      <text:p text:style-name="P4">
标签: ['Європейські ігри']</text:p>
      <text:p text:style-name="P4">
类型: Article</text:p>
      <!--METADATA-->
      <text:p text:style-name="P4">
<draw:frame draw:style-name="fr1" draw:name="Image116" text:anchor-type="as-char" svg:width="6.9236in" svg:height="3.956343in" draw:z-index="0">
<draw:image xlink:href="../Images/yкринформ/2023-05-08T16-09-41-03-00/630_360_1683551255-799.jpg" xlink:type="simple" xlink:show="embed" xlink:actuate="onLoad" draw:mime-type="image/jpeg"/>
</draw:frame>
这是欧洲锦标赛的第一枚乌克兰奖牌。</text:p>
      <text:p text:style-name="P4">
Anna Stefani Ponomarenko与Uisan City Almeria赢得了大陆冠军的“银”，并赢得了2023年欧洲运动会的许可，<text:a xlink:type="simple" xlink:href="https://xn--80affa3aj0al.xn--80asehdb/#@minmolodsport" text:style-name="Internet_20_link" text:visited-style-name="Visited_20_Internet_20_Link">
</text:a>
乌克林福姆据报道，乌克兰体育部。</text:p>
      <text:p text:style-name="P4">
在半决赛中，现年27岁的Bi-Gierle Stefani赢得了名为“意大利反”的冠军，Ufinals让15岁的立陶宛代表多米尼卡·纳克·贝尼维奇(Dominica Nicka Banevich)取代。</text:p>
      <text:p text:style-name="P4">
BreCanding将在20124年奥运会上首次提出。</text:p>
      <text:p text:style-name="P4">
<text:span text:style-name="T4">
另请阅读：</text:span>
 <text:a xlink:type="simple" xlink:href="https://www.ukrinform.ua/rubric-sports/3706157-dmitro-sosnovskij-golovnij-trener-zbirnoi-ukraini-z-boksu.html" text:style-name="Internet_20_link" text:visited-style-name="Visited_20_Internet_20_Link">
</text:a>
据乌克林福姆称，欧洲奥运会将于6月21日至7月2日在波兰的克拉科夫举行。</text:p>
      <text:p text:style-name="P4">
照片：mms.gov.ua</text:p>
      <text:p text:style-name="P4">
News Source: <text:a xlink:type="simple" xlink:href="https://www.ukrinform.ua/rubric-sports/3706368-ukrainka-ponomarenko-zdobula-sriblo-ce-z-brejkingu.html" text:style-name="Internet_20_link" text:visited-style-name="Visited_20_Internet_20_Link">
https://www.ukrinform.ua/rubric-sports/3706368-ukrainka-ponomarenko-zdobula-sriblo-ce-z-brejkingu.html</text:a>
</text:p>
      <!--NEWS-->
      <text:h text:style-name="P10" text:outline-level="1">
<text:span text:style-name="T4">
在第比利斯中央公园，乌克兰的旗帜被破坏了</text:span>
</text:h>
      <text:p text:style-name="P4">
作者: Ukrinform (Person)</text:p>
      <text:p text:style-name="P4">
出版商: Укринформ (Organization)</text:p>
      <text:p text:style-name="P4">
出版时间: 2023-05-08T16:12:07+03:00</text:p>
      <text:p text:style-name="P4">
修改时间: 2023-05-08T16:12:07+03:00</text:p>
      <text:p text:style-name="P4">
描述: 未知的破坏了乌克兰的旗帜，乌克兰悬挂在佐治亚州第比利斯首都中央公园的旗舰上； 乌克兰大使馆要求调查这一事件。  - 乌克林。</text:p>
      <text:p text:style-name="P4">
图片: ["<text:a xlink:type="simple" xlink:href="https://static.ukrinform.com/photos/2022_09/thumb_files/630_360_1663151054-398.jpg" text:style-name="Internet_20_link" text:visited-style-name="Visited_20_Internet_20_Link">
630_360_16631...</text:a>
", "<text:a xlink:type="simple" xlink:href="https://static.ukrinform.com/photos/2023_05/1683551175-865.jpg" text:style-name="Internet_20_link" text:visited-style-name="Visited_20_Internet_20_Link">
1683551175-86...</text:a>
"]</text:p>
      <text:p text:style-name="P4">
标签: ['Грузія', 'Прапор', 'Війна з росією']</text:p>
      <text:p text:style-name="P4">
类型: Article</text:p>
      <!--METADATA-->
      <text:p text:style-name="P4">
<draw:frame draw:style-name="fr1" draw:name="Image117" text:anchor-type="as-char" svg:width="6.9236in" svg:height="3.956343in" draw:z-index="0">
<draw:image xlink:href="../Images/yкринформ/2023-05-08T16-12-07-03-00/630_360_1663151054-398.jpg" xlink:type="simple" xlink:show="embed" xlink:actuate="onLoad" draw:mime-type="image/jpeg"/>
</draw:frame>
未知的乌克兰旗帜悬挂在第比利斯座的首都中央公园的旗舰上； 乌克兰大使馆要求调查这一事件。</text:p>
      <text:p text:style-name="P4">
正如乌克林福姆报道的那样，它报告了<text:a xlink:type="simple" xlink:href="http://www.newsgeorgia.ge/v-centralnom-parke-tbilisi-sorvali-ukrainskij-flag-i-snjali-jeto-na-video/" text:style-name="Internet_20_link" text:visited-style-name="Visited_20_Internet_20_Link">
</text:a>
 .</text:p>
      <text:p text:style-name="P4">
<draw:frame draw:style-name="fr1" draw:name="Image118" text:anchor-type="as-char" svg:width="6.9236in" svg:height="3.89773in" draw:z-index="0">
<draw:image xlink:href="../Images/yкринформ/2023-05-08T16-12-07-03-00/1683551175-865.jpg" xlink:type="simple" xlink:show="embed" xlink:actuate="onLoad" draw:mime-type="image/jpeg"/>
</draw:frame>
相应的视频由mtavari分发。 根据电视频道的说法，破坏国旗的人已经在社交网络上传播了视频，但目前尚不可用。 根据Mtavari的说法，破坏国旗的人是亲俄的组织“保守运动”和“ Alt-Info”。</text:p>
      <text:p text:style-name="P4">
佐治亚州乌克兰的临时律师安德里·卡萨诺夫(Andriy Kasyanov)称之为不可接受的东西。</text:p>
      <text:p text:style-name="P4">
“嘲笑我们乌克兰符号的情况绝对是不可接受的。 我们已将其报告给乌克兰外交部，我们将与佐治亚州的正确保护当局合作，以便对此事件进行调查，并根据佐治亚州的立法受到惩罚。” Kasyanov说。</text:p>
      <text:p text:style-name="P4">
<text:span text:style-name="T4">
另请阅读：</text:span>
 <text:a xlink:type="simple" xlink:href="https://www.ukrinform.ua/rubric-polytics/3700832-ukraina-perevirae-incidenti-z-praporom-u-moldovi-i-obicae-risucu-reakciu.html" text:style-name="Internet_20_link" text:visited-style-name="Visited_20_Internet_20_Link">
<text:span text:style-name="T4">
 flag </text:span>
</text:a>
自2022年1月以来，该法律以国家拥有的旗帜或佐治亚州与之与之建立的旗帜建立的farus形象罚款1000 lari。</text:p>
      <text:p text:style-name="P4">
反对党“ Lelo” Mamuka Khazaradze的领导人表示，旗帜中断是针对格鲁吉亚和乌克兰人民兄弟会的挑衅。</text:p>
      <text:p text:style-name="P4">
“此类行动是佐治亚州的俄罗斯宣传，总的来说，Alt-Info及其意识形态应在佐治亚州禁止。 哈扎拉德兹说：“该国表达了一个占佐治亚州20％的国家的利益，这是不可接受的。”</text:p>
      <text:p text:style-name="P4">
佐治亚州尚未对内政部发表评论。</text:p>
      <text:p text:style-name="P4">
<text:span text:style-name="T4">
另请阅读：</text:span>
 <text:a xlink:type="simple" xlink:href="https://www.ukrinform.ua/rubric-world/3705448-aktivisti-u-berlini-domoglisa-skasuvanna-zaboroni-na-ukrainski-prapori-8-ta-9-travna.html" text:style-name="Internet_20_link" text:visited-style-name="Visited_20_Internet_20_Link">
<text:span text:style-name="T4">
 flag </text:span>
</text:a>
正如乌克林福姆(Ukrinform)报道的，4月16日在布拉格的捷克首都，反政府的剥夺，由一个鲜为人知的 - 俄罗斯 - 俄罗斯非参与政党组织”(Pro).</text:p>
      <text:p text:style-name="P4">
<text:span text:style-name="T5">
Фото ілюстративне</text:span>
</text:p>
      <text:p text:style-name="P4">
News Source: <text:a xlink:type="simple" xlink:href="https://www.ukrinform.ua/rubric-world/3706370-u-centralnomu-parku-tbilisi-zirvali-prapor-ukraini.html" text:style-name="Internet_20_link" text:visited-style-name="Visited_20_Internet_20_Link">
https://www.ukrinform.ua/rubric-world/3706370-u-centralnomu-parku-tbilisi-zirvali-prapor-ukraini.html</text:a>
</text:p>
      <!--NEWS-->
      <text:h text:style-name="P10" text:outline-level="1">
<text:span text:style-name="T4">
Zaporizka Oblast（22:16）。 红色警报：空中威胁。 警笛声。 立即掩盖！</text:span>
</text:h>
      <text:p text:style-name="P4">
作者: liveuamap (Language: en)</text:p>
      <text:p text:style-name="P4">
时间: 2023-05-08T16:18:00</text:p>
      <text:p text:style-name="P4">
地点: Zaporizka Oblast (Latitude:47.612021 Longtitude:35.765261)</text:p>
      <text:p text:style-name="P4">
视频: []</text:p>
      <text:p text:style-name="P4">
图片: []</text:p>
      <text:p text:style-name="P4">
标签: ["Europe", "Central and Eastern Europe"]</text:p>
      <text:p text:style-name="P4">
Id: 22561392</text:p>
      <!--METADATA-->
      <text:p text:style-name="P4">
Zaporizhzhia地区(22:16). Red Alert: aerial threat. Sirens sounding. Take covernow!</text:p>
      <text:p text:style-name="P4">
News Collection Link: <text:a xlink:type="simple" xlink:href="https://liveuamap.com/en/2023/08-may-zaporizka-oblast2216-red-alert-aerial-g" text:style-name="Internet_20_link" text:visited-style-name="Visited_20_Internet_20_Link">
https://liveuamap.com/en/2023/08-may-zaporizka-oblast2216-red-alert-aerial-g</text:a>
</text:p>
      <text:p text:style-name="P4">
News Source: <text:a xlink:type="simple" xlink:href="https://t.me/air_alert_ua/44812" text:style-name="Internet_20_link" text:visited-style-name="Visited_20_Internet_20_Link">
https://t.me/air_alert_ua/44812</text:a>
</text:p>
      <!--NEWS-->
      <text:h text:style-name="P10" text:outline-level="1">
<text:span text:style-name="T4">
在尼古莱地区，在一所破碎的学校的废墟下发现了一本作家Sizonenko的书</text:span>
</text:h>
      <text:p text:style-name="P4">
作者: Ukrinform (Person)</text:p>
      <text:p text:style-name="P4">
出版商: Укринформ (Organization)</text:p>
      <text:p text:style-name="P4">
出版时间: 2023-05-08T16:23:00+03:00</text:p>
      <text:p text:style-name="P4">
修改时间: 2023-05-08T16:23:00+03:00</text:p>
      <text:p text:style-name="P4">
描述: 来自Mykolaiv地区Bashtanka市的Sappers在Kherson地区的一所脚本学校交换时，将其四册的乡下人（乌克兰著名作家亚历山大·西佐尼科（Alexander Sizonenko））拉到了博物馆。  - 乌克林。</text:p>
      <text:p text:style-name="P4">
图片: ["<text:a xlink:type="simple" xlink:href="https://static.ukrinform.com/photos/2023_05/thumb_files/630_360_1683552584-274.jpg" text:style-name="Internet_20_link" text:visited-style-name="Visited_20_Internet_20_Link">
630_360_16835...</text:a>
", "<text:a xlink:type="simple" xlink:href="https://static.ukrinform.com/photos/2023_05/1683552007-810.jpg" text:style-name="Internet_20_link" text:visited-style-name="Visited_20_Internet_20_Link">
1683552007-81...</text:a>
"]</text:p>
      <text:p text:style-name="P4">
标签: ['Книги', 'Миколаївщина', 'Школа', 'Письменник', 'Війна з росією']</text:p>
      <text:p text:style-name="P4">
类型: Article</text:p>
      <!--METADATA-->
      <text:p text:style-name="P4">
<draw:frame draw:style-name="fr1" draw:name="Image119" text:anchor-type="as-char" svg:width="6.9236in" svg:height="3.956343in" draw:z-index="0">
<draw:image xlink:href="../Images/yкринформ/2023-05-08T16-23-00-03-00/630_360_1683552584-274.jpg" xlink:type="simple" xlink:show="embed" xlink:actuate="onLoad" draw:mime-type="image/jpeg"/>
</draw:frame>
尼古拉地区的Bashtanka内容袋中的成熟俄罗斯学校赫尔森地区交换的苏普尔从他们的乡下人的四卷中撤出了著名的乌克兰作家亚历山大·西索诺科(Alexander Sizonenko)，并将其转移到了博物馆。</text:p>
      <text:p text:style-name="P4">
Bashtansky Muscle Music主任Oleg Trebukh告诉《乌克林福音通讯员》。</text:p>
      <text:p text:style-name="P4">
<draw:frame draw:style-name="fr1" draw:name="Image120" text:anchor-type="as-char" svg:width="6.9236in" svg:height="4.872163in" draw:z-index="0">
<draw:image xlink:href="../Images/yкринформ/2023-05-08T16-23-00-03-00/1683552007-810.jpg" xlink:type="simple" xlink:show="embed" xlink:actuate="onLoad" draw:mime-type="image/jpeg"/>
</draw:frame>
<text:span text:style-name="T5">
foto：Bashtansky博物馆</text:span>
</text:p>
      <text:p text:style-name="P4">
«Sergey Koryak和Mykola Panteleychuk是Bashtanka的居民。 他们从第一天开始去了TRI，与Sappers合作，并标记了2022年3月。 最近在赫尔森地区工作。 在那里，一所学校摧毁的一所学校的中风找到了我们著名土地乌克兰作家亚历山大·西索诺科的书籍。 他们决定保留书籍并转移到巴什坦博物馆，” Rebukh说。</text:p>
      <text:p text:style-name="P4">
据他说，现在四卷和<text:a xlink:type="simple" xlink:href="https://www.facebook.com/100017252169106/videos/1907662292918930/" text:style-name="Internet_20_link" text:visited-style-name="Visited_20_Internet_20_Link">
</text:a>
 <text:a xlink:type="simple" xlink:href="https://www.facebook.com/100017252169106/videos/1907662292918930/" text:style-name="Internet_20_link" text:visited-style-name="Visited_20_Internet_20_Link">
</text:a>
 <text:a xlink:type="simple" xlink:href="https://www.facebook.com/100017252169106/videos/1907662292918930/" text:style-name="Internet_20_link" text:visited-style-name="Visited_20_Internet_20_Link">
</text:a>
记录了sappers发现的那一刻<text:a xlink:type="simple" xlink:href="https://www.ukrinform.ua/tag-kniga" text:style-name="Internet_20_link" text:visited-style-name="Visited_20_Internet_20_Link">
</text:a>
，将占据俄罗斯 - 乌克兰战争的荣誉场所。</text:p>
      <text:p text:style-name="P4">
<text:span text:style-name="T4">
另请阅读：</text:span>
 <text:a xlink:type="simple" xlink:href="https://www.ukrinform.ua/rubric-culture/3704923-literaturna-premia-zolota-veza-u-vinnici-vze-prijmae-zaavki.html" text:style-name="Internet_20_link" text:visited-style-name="Visited_20_Internet_20_Link">
</text:a>
Oleksandr Sizonenko是乌克兰的散文作家，公关人员，散文家，编剧。 给他带来文学认可的作品是关于大型造船厂生活的小说“船只”</text:p>
      <text:p text:style-name="P4">
对于史诗般的三部曲“步骤”，“秋天”，目的“ Sizonenko”于1984年由乌克兰SSR州奖建造。 T. Shevchenko。</text:p>
      <text:p text:style-name="P4">
News Source: <text:a xlink:type="simple" xlink:href="https://www.ukrinform.ua/rubric-regions/3706373-na-mikolaivsini-pid-zavalami-rozbomblenoi-skoli-znajsli-knigi-pismennika-sizonenka.html" text:style-name="Internet_20_link" text:visited-style-name="Visited_20_Internet_20_Link">
https://www.ukrinform.ua/rubric-regions/3706373-na-mikolaivsini-pid-zavalami-rozbomblenoi-skoli-znajsli-knigi-pismennika-sizonenka.html</text:a>
</text:p>
      <!--NEWS-->
      <text:h text:style-name="P10" text:outline-level="1">
<text:span text:style-name="T4">
在Belgorod地区的Valyyki区报道了炮击。 据报道，防空射击空中...</text:span>
</text:h>
      <text:p text:style-name="P4">
作者: liveuamap (Language: en)</text:p>
      <text:p text:style-name="P4">
时间: 2023-05-08T16:30:54</text:p>
      <text:p text:style-name="P4">
地点: Belgorodskaya oblast' (Latitude:50.64832 Longtitude:38.40183)</text:p>
      <text:p text:style-name="P4">
视频: []</text:p>
      <text:p text:style-name="P4">
图片: []</text:p>
      <text:p text:style-name="P4">
标签: ["Central and Eastern Europe", "Russia"]</text:p>
      <text:p text:style-name="P4">
Id: 22561393</text:p>
      <!--METADATA-->
      <text:p text:style-name="P4">
在Belgorod地区的Valyyki区报道了炮击。 防御能力大而为是在conalyki镇开了空目标</text:p>
      <text:p text:style-name="P4">
新闻集链接：<text:a xlink:type="simple" xlink:href="https://liveuamap.com/en/2023/8-may-shelling-reported-in-valuyki-district-of-belgorod-region" text:style-name="Internet_20_link" text:visited-style-name="Visited_20_Internet_20_Link">
https://liveuamap.com/en/2023/2023/8-may-shelling-reported-in-reported-in-valuyki-district-district-of-belgorod-rigion</text:a>
</text:p>
      <text:p text:style-name="P4">
News Source: <text:a xlink:type="simple" xlink:href="https://t.me/bbbreaking/154888" text:style-name="Internet_20_link" text:visited-style-name="Visited_20_Internet_20_Link">
https://t.me/bbbreaking/154888</text:a>
</text:p>
      <!--NEWS-->
      <text:h text:style-name="P10" text:outline-level="1">
<text:span text:style-name="T4">
照片：一枚导弹的碎片被击落在Belgorod地区的Valyyki地区</text:span>
</text:h>
      <text:p text:style-name="P4">
作者: liveuamap (Language: en)</text:p>
      <text:p text:style-name="P4">
时间: 2023-05-08T16:33:34</text:p>
      <text:p text:style-name="P4">
地点: Bilhorod region (Latitude:50.21217 Longtitude:38.06952)</text:p>
      <text:p text:style-name="P4">
视频: []</text:p>
      <text:p text:style-name="P4">
图片: ["<text:a xlink:type="simple" xlink:href="https://liveuamap.com/pics/2023/05/08/22561395_0.jpg" text:style-name="Internet_20_link" text:visited-style-name="Visited_20_Internet_20_Link">
22561395_0.jpg</text:a>
"]</text:p>
      <text:p text:style-name="P4">
标签: ["Russia", "Central and Eastern Europe"]</text:p>
      <text:p text:style-name="P4">
Id: 22561395</text:p>
      <!--METADATA-->
      <text:p text:style-name="P4">
照片：一枚导弹的碎片被击落在Belgorod地区的Valyyki地区</text:p>
      <text:p text:style-name="P4">
<draw:frame draw:style-name="fr1" draw:name="Image121" text:anchor-type="as-char" svg:width="6.9236in" svg:height="8.668044in" draw:z-index="0">
<draw:image xlink:href="../Images/liveuamap/2023-05-08T16-33-34/22561395_0.jpg" xlink:type="simple" xlink:show="embed" xlink:actuate="onLoad" draw:mime-type="image/jpeg"/>
</draw:frame>
新闻集链接：<text:a xlink:type="simple" xlink:href="https://liveuamap.com/en/2023/8-may-photo-debris-of-a-missile-shot-down-over-valuyki-district" text:style-name="Internet_20_link" text:visited-style-name="Visited_20_Internet_20_Link">
https://liveuamap.com/en/2023/8-may-photo-debris-of-a-missile-shot-down-down-over-valuyki-district</text:a>
</text:p>
      <text:p text:style-name="P4">
News Source: <text:a xlink:type="simple" xlink:href="https://t.me/belgorod_informant/4032" text:style-name="Internet_20_link" text:visited-style-name="Visited_20_Internet_20_Link">
https://t.me/belgorod_informant/4032</text:a>
</text:p>
      <!--NEWS-->
      <text:h text:style-name="P10" text:outline-level="1">
<text:span text:style-name="T4">
明天在乌克兰+17°，但在某些地方 - 夜霜</text:span>
</text:h>
      <text:p text:style-name="P4">
作者: Ukrinform (Person)</text:p>
      <text:p text:style-name="P4">
出版商: Укринформ (Organization)</text:p>
      <text:p text:style-name="P4">
出版时间: 2023-05-08T16:36:00+03:00</text:p>
      <text:p text:style-name="P4">
修改时间: 2023-05-08T16:36:00+03:00</text:p>
      <text:p text:style-name="P4">
描述: 在乌克兰，周二的大量降雨尚未预测，晚上1-6°热，在北部和大多数西部地区，在土壤表面0-5°，该国南部的温度为4-9°。 下午在乌克兰9-14°。  - 乌克林。</text:p>
      <text:p text:style-name="P4">
图片: ["<text:a xlink:type="simple" xlink:href="https://static.ukrinform.com/photos/2020_11/thumb_files/630_360_1606548494-387.jpg" text:style-name="Internet_20_link" text:visited-style-name="Visited_20_Internet_20_Link">
630_360_16065...</text:a>
"]</text:p>
      <text:p text:style-name="P4">
标签: ['Дощ', 'Погода', 'Заморозки']</text:p>
      <text:p text:style-name="P4">
类型: Article</text:p>
      <!--METADATA-->
      <text:p text:style-name="P4">
<draw:frame draw:style-name="fr1" draw:name="Image122" text:anchor-type="as-char" svg:width="6.9236in" svg:height="3.956343in" draw:z-index="0">
<draw:image xlink:href="../Images/yкринформ/2023-05-08T16-36-00-03-00/630_360_1606548494-387.jpg" xlink:type="simple" xlink:show="embed" xlink:actuate="onLoad" draw:mime-type="image/jpeg"/>
</draw:frame>
在乌克兰星期二，预计不会预测明显的降水量，在1-6°热时，土壤表面上的副本和大多数西部地区预计将夸大0-5°，该国南部的温度为4-- 9°热； 下午在乌克兰9-14°。</text:p>
      <text:p text:style-name="P4">
乌克兰形式在乌克兰水文气象学中心报道。</text:p>
      <text:p text:style-name="P4">
“在南部，东部和dnipropetrovsk地区是短期的<text:a xlink:type="simple" xlink:href="https://www.ukrinform.ua/tag-dos" text:style-name="Internet_20_link" text:visited-style-name="Visited_20_Internet_20_Link">
</text:a>
; 在其余地区，没有大降雨。 晚上1-6°的温度在北部最北部的西部区域，在霜冻0-5°土壤表面，半圆形国家的温度为4-9°的温度； 下午，在乌克兰9-14°，在跨载Phathia高达17°。 喀尔巴阡山脉的湿雪高地； 白天的温度为0-5°的热量。</text:p>
      <text:p text:style-name="P4">
5月9日，在基辅和该地区，没有大降雨。 东北风，5-10m/s。 在首都，晚上的温度为4-6°，下午11-13°； 在夜间1-6°热的基辅地区，在霜冻0-5°的土壤表面上； 下午9-14°的温度。</text:p>
      <text:p text:style-name="P4">
预测者将于5月10日下午和中部地区桌子的南部预测，5月11日下午在左岸小雨中降雨； 在其余地区，没有大降雨。 风主要是东风，5-10 m/s。 温度在夜晚的热量为1-6°，在西部，zhytomyr和Vinnytsia区域，空气中的严重霜冻0-5°，Ukivsky，Chernihiv，Cherkasy，Cherkasy，Kirovograss，Odessa tamikolaevsk，Odessa tamikolaevsk地区，在0-5的土壤表面上°; 一天的温度10-15°(在跨载Phathia 15-20°)，5月11日12-17°(在Transcarpathia，喀尔巴阡山脉的tamysites 18-23°); 在晚上0-5°霜冻的高地，下午2-7°。</text:p>
      <text:p text:style-name="P4">
<text:span text:style-name="T4">
另请阅读：</text:span>
 <text:a xlink:type="simple" xlink:href="https://www.ukrinform.ua/rubric-world/3705983-v-azii-fiksuut-novi-temperaturni-rekordi-na-tli-zmini-klimatu.html" text:style-name="Internet_20_link" text:visited-style-name="Visited_20_Internet_20_Link">
</text:a>
在基辅和该地区，5月10日至11日，没有大降雨。 风主要是东北，5-10 m/s。 在资本中，晚上3-5°热的温度； 在5月1013-15°C的白天，5月11日15-17°； 在夜间1-6°热的基辅地区，在霜冻0-5°的表面； 下午10-15°的温度，1112-17°。<text:span text:style-name="T4">
另请阅读：</text:span>
 <text:a xlink:type="simple" xlink:href="https://www.ukrinform.ua/rubric-kyiv/3690951-u-stolici-v-berezni-zafiksuvali-sist-temperaturnih-rekordiv.html" text:style-name="Internet_20_link" text:visited-style-name="Visited_20_Internet_20_Link">
<text:span text:style-name="T4">
温度</text:span>
</text:a>
在5月12日至13日，基辅，降水没有预测，仅在5月13日下午，掠夺的短期降雨，一些雷暴。 在首都，5月12日的温度为4-6°，下午16-18°，5月13日，晚上6-8°，下午18-20°； 下午14-19°在基辅地区12天，晚上2-7°； 5月13日晚上4-9°，下午16-21°。</text:p>
      <text:p text:style-name="P4">
News Source: <text:a xlink:type="simple" xlink:href="https://www.ukrinform.ua/rubric-regions/3706325-v-ukraini-zavtra-do-17-ale-podekudi-nicni-zamorozki.html" text:style-name="Internet_20_link" text:visited-style-name="Visited_20_Internet_20_Link">
https://www.ukrinform.ua/rubric-regions/3706325-v-ukraini-zavtra-do-17-ale-podekudi-nicni-zamorozki.html</text:a>
</text:p>
      <!--NEWS-->
      <text:h text:style-name="P10" text:outline-level="1">
<text:span text:style-name="T4">
瑞典预计将成为维尔纽斯峰会的北约成员 - 国防部长</text:span>
</text:h>
      <text:p text:style-name="P4">
作者: Ukrinform (Person)</text:p>
      <text:p text:style-name="P4">
出版商: Укринформ (Organization)</text:p>
      <text:p text:style-name="P4">
出版时间: 2023-05-08T16:37:11+03:00</text:p>
      <text:p text:style-name="P4">
修改时间: 2023-05-08T16:37:11+03:00</text:p>
      <text:p text:style-name="P4">
描述: 瑞典政府希望该国将正式成为北约在维尔纽斯举行的北约峰会的一部分，该峰会将于7月11日至12日举行。  - 乌克林。</text:p>
      <text:p text:style-name="P4">
图片: ["<text:a xlink:type="simple" xlink:href="https://static.ukrinform.com/photos/2023_03/thumb_files/630_360_1678904013-608.jpg" text:style-name="Internet_20_link" text:visited-style-name="Visited_20_Internet_20_Link">
630_360_16789...</text:a>
"]</text:p>
      <text:p text:style-name="P4">
标签: ['НАТО', 'Оборона', 'Швеція']</text:p>
      <text:p text:style-name="P4">
类型: Article</text:p>
      <!--METADATA-->
      <text:p text:style-name="P4">
<draw:frame draw:style-name="fr1" draw:name="Image123" text:anchor-type="as-char" svg:width="6.9236in" svg:height="3.956343in" draw:z-index="0">
<draw:image xlink:href="../Images/yкринформ/2023-05-08T16-37-11-03-00/630_360_1678904013-608.jpg" xlink:type="simple" xlink:show="embed" xlink:actuate="onLoad" draw:mime-type="image/jpeg"/>
</draw:frame>
政府希望该国将正式成为北约峰会维尔纽斯峰会的一部分，该峰会将于7月11日至12日举行。</text:p>
      <text:p text:style-name="P4">
这是瑞典国防部长保罗·琼森(Paul Jonson)在一次采访中指出的<text:a xlink:type="simple" xlink:href="http://news.err.ee/1608970798/swedish-defense-minister-sweden-should-have-joined-nato-decades-ago" text:style-name="Internet_20_link" text:visited-style-name="Visited_20_Internet_20_Link">
</text:a>
，报道乌克林福姆。</text:p>
      <text:p text:style-name="P4">
这位官员说：“我们希望7月11日至12日在维尔纽斯峰会上加入北约。”</text:p>
      <text:p text:style-name="P4">
当被问及芬兰是否以前曾到达北约时，国防部长表示，他认为芬兰的芬兰货运成员对瑞典的安全有益。</text:p>
      <text:p text:style-name="P4">
根据乔森的说法，斯德哥尔摩了解到与瑞典的土耳其比芬兰更多。 但是现在，该国已采取了三方备忘录所规定的许多步骤，尤其是对立法进行了改变以打击恐怖主义。</text:p>
      <text:p text:style-name="P4">
这位部长强调，瑞典尽快加入很重要(https://www.ukrinform.ua/tag-nato)，Leugorchyna和土耳其做出自己的决定。</text:p>
      <text:p text:style-name="P4">
<text:span text:style-name="T4">
另请阅读：</text:span>
 <text:a xlink:type="simple" xlink:href="https://www.ukrinform.ua/rubric-polytics/3700473-lipnevij-samit-nato-povinen-predstaviti-grafik-vstupu-ukraini-v-alans-dmitro-kuleba.html" text:style-name="Internet_20_link" text:visited-style-name="Visited_20_Internet_20_Link">
</text:a>
琼森还强调，北欧的所有国家都致力于乌克兰的支持。 他们现在在乌克兰发送的军事财产的总价值约为44亿欧元。</text:p>
      <text:p text:style-name="P4">
据报道，在乌克兰的全面入侵俄罗斯入侵之后，中立瑞典和芬兰申请了北约加入。 在2022年6月的Smaddrid峰会上，这些国家被邀请加入所有30名成员的联盟。 同时，马德里被签署了三边形纪念碑，这反映了土耳其对与芬兰和瑞典恐怖主义的战斗的关注。</text:p>
      <text:p text:style-name="P4">
<text:span text:style-name="T4">
另请阅读：</text:span>
 <text:a xlink:type="simple" xlink:href="https://www.ukrinform.ua/rubric-polytics/3706267-formuetsa-koalicia-krain-dla-pidtrimki-evroatlanticnoi-integracii-ukraini-kornienko.html" text:style-name="Internet_20_link" text:visited-style-name="Visited_20_Internet_20_Link">
</text:a>
瑞典托比亚斯偏见的外交大臣表明，该国制定了所有真实的备忘录，该备忘录在去年马德里的北约峰会上与土耳其和芬兰签署，并指望迅速批准有关北约进入土耳其的协议的批准。</text:p>
      <text:p text:style-name="P4">
News Source: <text:a xlink:type="simple" xlink:href="https://www.ukrinform.ua/rubric-world/3706377-svecia-rozrahovue-stati-clenom-nato-do-vilnuskogo-samitu-ministr-oboroni.html" text:style-name="Internet_20_link" text:visited-style-name="Visited_20_Internet_20_Link">
https://www.ukrinform.ua/rubric-world/3706377-svecia-rozrahovue-stati-clenom-nato-do-vilnuskogo-samitu-ministr-oboroni.html</text:a>
</text:p>
      <!--NEWS-->
      <text:h text:style-name="P10" text:outline-level="1">
<text:span text:style-name="T4">
TVORCHI支持了1000万的收藏</text:span>
</text:h>
      <text:p text:style-name="P4">
作者: Ukrinform (Person)</text:p>
      <text:p text:style-name="P4">
出版商: Укринформ (Organization)</text:p>
      <text:p text:style-name="P4">
出版时间: 2023-05-08T16:38:00+03:00</text:p>
      <text:p text:style-name="P4">
修改时间: 2023-05-08T16:38:00+03:00</text:p>
      <text:p text:style-name="P4">
描述: 今年代表乌克兰的TVORCHI乐队在比赛开幕式上支持了乌克兰早期儿童的开放。  - 乌克林。</text:p>
      <text:p text:style-name="P4">
图片: ["<text:a xlink:type="simple" xlink:href="https://static.ukrinform.com/photos/2023_05/thumb_files/630_360_1683552805-400.jpg" text:style-name="Internet_20_link" text:visited-style-name="Visited_20_Internet_20_Link">
630_360_16835...</text:a>
", "<text:a xlink:type="simple" xlink:href="https://static.ukrinform.com/photos/2023_05/1683552804-288.jpg" text:style-name="Internet_20_link" text:visited-style-name="Visited_20_Internet_20_Link">
1683552804-28...</text:a>
"]</text:p>
      <text:p text:style-name="P4">
标签: ['Діти', 'Євробачення', 'Благодійність', 'Tvorchi']</text:p>
      <text:p text:style-name="P4">
类型: Article</text:p>
      <!--METADATA-->
      <text:p text:style-name="P4">
<draw:frame draw:style-name="fr1" draw:name="Image124" text:anchor-type="as-char" svg:width="6.9236in" svg:height="3.956343in" draw:z-index="0">
<draw:image xlink:href="../Images/yкринформ/2023-05-08T16-38-00-03-00/630_360_1683552805-400.jpg" xlink:type="simple" xlink:show="embed" xlink:actuate="onLoad" draw:mime-type="image/jpeg"/>
</draw:frame>
今年代表乌克兰在欧洲电视网上代表乌克兰的Grontvorchi在比赛仪式上支持了早产乌克兰儿童的营救。</text:p>
      <text:p text:style-name="P4">
关于它报告<text:a xlink:type="simple" xlink:href="https://suspilne.media/amp/468977-tvorchi-vijsli-na-biruzovij-hidnik-evrobacenna-u-kostumah-z-imenami-peredcasno-narodzenih-ukrainskih-ditej/" text:style-name="Internet_20_link" text:visited-style-name="Visited_20_Internet_20_Link">
</text:a>
，报道乌克林福姆。</text:p>
      <text:p text:style-name="P4">
如图所述，音乐家穿着包括早产的名字和重量的服装去了绿松石人行道<text:a xlink:type="simple" xlink:href="https://www.ukrinform.ua/tag-diti" text:style-name="Internet_20_link" text:visited-style-name="Visited_20_Internet_20_Link">
</text:a>
在全面入侵期间。</text:p>
      <text:p text:style-name="P4">
声明说：“该小组旨在利用“对儿童的人无动于衷”，以在欧洲电视网竞赛中吸引乌克兰和国际支持，以购买1000万UAH购买10个孵化器以拯救早产儿童。</text:p>
      <text:p text:style-name="P4">
<draw:frame draw:style-name="fr1" draw:name="Image125" text:anchor-type="as-char" svg:width="6.9236in" svg:height="3.659617in" draw:z-index="0">
<draw:image xlink:href="../Images/yкринформ/2023-05-08T16-38-00-03-00/1683552804-288.jpg" xlink:type="simple" xlink:show="embed" xlink:actuate="onLoad" draw:mime-type="image/jpeg"/>
</draw:frame>
乐队杰弗里·肯尼(Jeffrey Kenny)乐队的歌手指出，欧洲电视网的胜利现在已成为当务之急。</text:p>
      <text:p text:style-name="P4">
他说：“最重要的是要赢得与俄罗斯的战争。我们尽力而为，我将以每一个乌克兰人或乌克兰人的努力来更快地努力。”</text:p>
      <text:p text:style-name="P4">
他的搭档Andriy Gutsulyak补充说，对二人来说，代表该国很重要。</text:p>
      <text:p text:style-name="P4">
他说：“我们已经展示了乌克兰的新事物 - 电子音乐。我认为这是乌克兰和生活在其中的人们。”</text:p>
      <text:p text:style-name="P4">
<text:span text:style-name="T4">
另请阅读：</text:span>
 <text:a xlink:type="simple" xlink:href="https://www.ukrinform.ua/rubric-culture/3704626-u-liverpuli-vidkrili-mural-z-dopovnenou-realnist-ta-muzikou-gurtu-tvorchi.html" text:style-name="Internet_20_link" text:visited-style-name="Visited_20_Internet_20_Link">
<text:span text:style-name="T4">
 TVORCHI </text:span>
</text:a>
正如乌克林福姆报道的那样，歌曲大赛“ Eurovision-2023”由Uliverpool举行，此前乌克兰在2022年赢得了Stefania乐队Kalush乐队Kalush乐队的比赛赢得比赛，因此由于安全性而无法满足对比赛的要求。</text:p>
      <text:p text:style-name="P4">
比赛的半决赛将于5月9日至11日，决赛 -  5月13日。</text:p>
      <text:p text:style-name="P4">
乌克兰以钢铁之歌的钢铁之歌代表了乌克兰。</text:p>
      <text:p text:style-name="P4">
<text:span text:style-name="T5">
foto：Anthony Devlin / Getty Images / Sussilne.media</text:span>
</text:p>
      <text:p text:style-name="P4">
News Source: <text:a xlink:type="simple" xlink:href="https://www.ukrinform.ua/rubric-culture/3706379-tvorchi-pidtrimali-zbir-10-miljoniv-na-poratunok-peredcasno-narodzenih-ditej.html" text:style-name="Internet_20_link" text:visited-style-name="Visited_20_Internet_20_Link">
https://www.ukrinform.ua/rubric-culture/3706379-tvorchi-pidtrimali-zbir-10-miljoniv-na-poratunok-peredcasno-narodzenih-ditej.html</text:a>
</text:p>
      <!--NEWS-->
      <text:h text:style-name="P10" text:outline-level="1">
<text:span text:style-name="T4">
电影“你爱我吗？” 在波兰赢得了摄像机节</text:span>
</text:h>
      <text:p text:style-name="P4">
作者: Ukrinform (Person)</text:p>
      <text:p text:style-name="P4">
出版商: Укринформ (Organization)</text:p>
      <text:p text:style-name="P4">
出版时间: 2023-05-08T16:40:00+03:00</text:p>
      <text:p text:style-name="P4">
修改时间: 2023-05-08T16:40:00+03:00</text:p>
      <text:p text:style-name="P4">
描述: 乌克兰 - 瑞典丝带“你爱我吗？” 托尼·诺亚布里娃（Tony Noyabryova）和乌克兰 - 波兰电影《爸爸》（Dad Anna Malizevskaya）获得了波兰卡斯拉（Casera）的独立电影节的奖项。  - 乌克林。</text:p>
      <text:p text:style-name="P4">
图片: ["<text:a xlink:type="simple" xlink:href="https://static.ukrinform.com/photos/2022_08/thumb_files/630_360_1659841197-605.jpg" text:style-name="Internet_20_link" text:visited-style-name="Visited_20_Internet_20_Link">
630_360_16598...</text:a>
"]</text:p>
      <text:p text:style-name="P4">
标签: ['Польща', 'Україна', 'Кінофестиваль', 'Короткометражне кіно']</text:p>
      <text:p text:style-name="P4">
类型: Article</text:p>
      <!--METADATA-->
      <text:p text:style-name="P4">
<draw:frame draw:style-name="fr1" draw:name="Image126" text:anchor-type="as-char" svg:width="6.9236in" svg:height="3.956343in" draw:z-index="0">
<draw:image xlink:href="../Images/yкринформ/2023-05-08T16-40-00-03-00/630_360_1659841197-605.jpg" xlink:type="simple" xlink:show="embed" xlink:actuate="onLoad" draw:mime-type="image/jpeg"/>
</draw:frame>
乌克兰 - 瑞典丝带“你爱我吗？” 托尼·诺亚布里娃(Tony Noyabryova)和乌克兰波兰电影《爸爸》(Dad Anna Malizevskaya)在波兰的卡斯拉(Casera)获得了节日的奖项。</text:p>
      <text:p text:style-name="P4">
德尔茨基诺州的国家服务在<text:a xlink:type="simple" xlink:href="https://www.facebook.com/ukrainefilmagency/posts/pfbid07VA8ECUBQ3H1LukHGz1wgU7jHY1bbxEYn1YRVoiZafiGAWBbSZV9EgSvBiPrGDRwl" text:style-name="Internet_20_link" text:visited-style-name="Visited_20_Internet_20_Link">
</text:a>
，报道乌克林福姆。</text:p>
      <text:p text:style-name="P4">
“播放完整的长度<text:a xlink:type="simple" xlink:href="https://www.ukrinform.ua/tag-kino" text:style-name="Internet_20_link" text:visited-style-name="Visited_20_Internet_20_Link">
</text:a>
你爱我吗？(“你爱我？”  -  ed。)托尼·诺亚布里娃(Tony Noyabryova)的导演因在克拉科夫举行的“ Off Cameral Festival的最佳戏剧性比赛”获得了奖项。安娜·马里兹赫夫斯卡亚(Anna Malyzhevskaya)被称为“最佳波兰电影”，表演奖也由埃里克·卢波斯(Eric Lubos)颁发，后者被授予电影。</text:p>
      <text:p text:style-name="P4">
值得注意的是，这两种录像带都是痛苦的家庭制作，并在德尔茨基诺(Derzhkino)的支持下删除了incopy：“爸爸”  - 与波兰结合在一起，“你是我吗？”  - 与瑞典一起。</text:p>
      <text:p text:style-name="P4">
同时，德兹基诺(Derzhkino)提醒电影“你爱我吗？” 她告诉诉讼程序，在苏联沦陷的前夕：17岁的基拉(Kira)成为父母离婚的工作人员，一个国家的瓦解和另一个国家的诞生。</text:p>
      <text:p text:style-name="P4">
<text:span text:style-name="T4">
另请阅读：</text:span>
 <text:a xlink:type="simple" xlink:href="https://www.ukrinform.ua/rubric-culture/3704821-kino-zaradi-peremogi-u-kvitni-vidbulisa-ponad-50-pokaziv.html" text:style-name="Internet_20_link" text:visited-style-name="Visited_20_Internet_20_Link">
<text:span text:style-name="T4">
 cinema </text:span>
</text:a>
爸爸的录音带是一个关于单身父亲Lyubosh的故事，他是Dealebian。 当他在路上时，他的女儿被乌克兰妇女照顾。 泰伊(Taii)突然死亡派出了米歇尔(Michal)的意外旅程，在此期间，窗户是亲子关系，什么是生活中最重要的。</text:p>
      <text:p text:style-name="P4">
正如乌克林福姆报道的乌克兰电影《你爱我吗？</text:p>
      <text:p text:style-name="P4">
News Source: <text:a xlink:type="simple" xlink:href="https://www.ukrinform.ua/rubric-culture/3706378-film-ti-mene-lubis-peremig-na-festivali-off-camera-u-polsi.html" text:style-name="Internet_20_link" text:visited-style-name="Visited_20_Internet_20_Link">
https://www.ukrinform.ua/rubric-culture/3706378-film-ti-mene-lubis-peremig-na-festivali-off-camera-u-polsi.html</text:a>
</text:p>
      <!--NEWS-->
      <text:h text:style-name="P10" text:outline-level="1">
<text:span text:style-name="T4">
博雷尔敦促伊朗在与乌克兰的战争中停止莫斯科的支持</text:span>
</text:h>
      <text:p text:style-name="P4">
作者: Ukrinform (Person)</text:p>
      <text:p text:style-name="P4">
出版商: Укринформ (Organization)</text:p>
      <text:p text:style-name="P4">
出版时间: 2023-05-08T16:47:00+03:00</text:p>
      <text:p text:style-name="P4">
修改时间: 2023-05-08T16:47:00+03:00</text:p>
      <text:p text:style-name="P4">
描述: 欧盟约瑟夫·博雷尔（Josep Borrel）的高级代表与伊朗外交大臣阿米尔·阿卜杜拉汉（Amir Abdollachian）进行了电话交谈。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союз', 'Іран', 'Україна', 'Агресія РФ', 'Боррель']</text:p>
      <text:p text:style-name="P4">
类型: Article</text:p>
      <!--METADATA-->
      <text:p text:style-name="P4">
<draw:frame draw:style-name="fr1" draw:name="Image127" text:anchor-type="as-char" svg:width="6.9236in" svg:height="3.956343in" draw:z-index="0">
<draw:image xlink:href="../Images/yкринформ/2023-05-08T16-47-00-03-00/630_360_1667561515-584.jpg" xlink:type="simple" xlink:show="embed" xlink:actuate="onLoad" draw:mime-type="image/jpeg"/>
</draw:frame>
欧盟约瑟夫·博雷尔(Josep Borrel)的高级代表在伊朗阿米尔·阿卜杜拉汉(Hersin Amir Abdollachian)的外交事务中度过了电话交谈。</text:p>
      <text:p text:style-name="P4">
正如乌克林福姆报道的那样，博雷尔在[]中写了有关它的文章(https://twitter.com/JosepBorrellF/status/1655552191510245377?ref_src=twsrc%5Etfw%7Ctwcamp%5Etweetembed%7Ctwterm%5E1655552191510245377%7Ctwgr%5Eefcf86c2499fce7c30d275601a5d386b6db51088%7Ctwcon%5Es1_&amp;ref_url=https%3A%2F%2Fwww.eurointegration.com.ua%2Fnews%2F2023%2F05%2F8%2F7161224%2F).</text:p>
      <text:p text:style-name="Quotations">

<text:p text:style-name="P4">
In call with Iranian Foreign Minister Abdollahian, I strongly condemned&gt;
 execution of Swedish-Iranian national Habib Chaab and asked Iran not to&gt;
 execute German-Iranian Jamshid Sharmahd.  &gt;
  (1/2)&gt;
&gt;
 -Josep Borrell Fontelles(@JosepBorrellf) <text:a xlink:type="simple" xlink:href="https://twitter.com/JosepBorrellF/status/1655552191510245377" text:style-name="Internet_20_link" text:visited-style-name="Visited_20_Internet_20_Link">
&gt;
 </text:a>
“在与外交大臣伊朗·阿卜杜拉辛(Iran Abdollachian)的对话中，我解决了瑞典和伊朗哈比布·查巴(Iran Habib Chaaba)的处决，并要求伊朗不遭受德国公民和伊朗·贾姆希德(Iran Jamshid)的富有特色，”  - 出生时。</text:p>

</text:p>
      <text:p text:style-name="P4">
此外，当事方讨论了德黑兰和国际原子能机构的合作。</text:p>
      <text:p text:style-name="P4">
<text:span text:style-name="T4">
另请阅读：</text:span>
 <text:a xlink:type="simple" xlink:href="https://www.ukrinform.ua/rubric-polytics/3705973-vijna-rosii-proti-ukraini-obednala-transatlanticnij-alans-borrel.html" text:style-name="Internet_20_link" text:visited-style-name="Visited_20_Internet_20_Link">
<text:span text:style-name="T4">
 Borrel </text:span>
</text:a>
“我指出，伊朗应该继续进行这项合作，停止俄罗斯对乌克兰的支持，并停止使用欧盟公民以其政治利益。”(https://www.ukrinform.ua/tag-zozep-borrel)。</text:p>
      <text:p text:style-name="P4">
据报道，欧盟何塞普·博雷尔(Josep Borrel)周日声明的高度代表说，全面入侵俄罗斯进入乌克兰是由追求联盟团结起来的。</text:p>
      <text:p text:style-name="P4">
News Source: <text:a xlink:type="simple" xlink:href="https://www.ukrinform.ua/rubric-polytics/3706382-borrel-zaklikav-iran-pripiniti-pidtrimku-moskvi-v-ii-vijni-proti-ukraini.html" text:style-name="Internet_20_link" text:visited-style-name="Visited_20_Internet_20_Link">
https://www.ukrinform.ua/rubric-polytics/3706382-borrel-zaklikav-iran-pripiniti-pidtrimku-moskvi-v-ii-vijni-proti-ukraini.html</text:a>
</text:p>
      <!--NEWS-->
      <text:h text:style-name="P10" text:outline-level="1">
<text:span text:style-name="T4">
尼古拉耶夫的新一般计划的项目在罗马提出</text:span>
</text:h>
      <text:p text:style-name="P4">
作者: Ukrinform (Person)</text:p>
      <text:p text:style-name="P4">
出版商: Укринформ (Organization)</text:p>
      <text:p text:style-name="P4">
出版时间: 2023-05-08T16:55:00+03:00</text:p>
      <text:p text:style-name="P4">
修改时间: 2023-05-08T16:55:00+03:00</text:p>
      <text:p text:style-name="P4">
描述: 在尼古拉耶夫，在欧洲经济委员会的支持下，开发了一项新的城市复兴总体规划。 该项目是在罗马乌克兰重建的双边会议上提出的。  - 乌克林。</text:p>
      <text:p text:style-name="P4">
图片: ["<text:a xlink:type="simple" xlink:href="https://static.ukrinform.com/photos/2023_05/thumb_files/630_360_1683554201-777.jpg" text:style-name="Internet_20_link" text:visited-style-name="Visited_20_Internet_20_Link">
630_360_16835...</text:a>
", "<text:a xlink:type="simple" xlink:href="https://static.ukrinform.com/photos/2023_05/1683554201-425.jpg" text:style-name="Internet_20_link" text:visited-style-name="Visited_20_Internet_20_Link">
1683554201-42...</text:a>
", "<text:a xlink:type="simple" xlink:href="https://static.ukrinform.com/photos/2023_05/1683554201-677.jpg" text:style-name="Internet_20_link" text:visited-style-name="Visited_20_Internet_20_Link">
1683554201-67...</text:a>
"]</text:p>
      <text:p text:style-name="P4">
标签: ['Італія', 'Миколаїв', 'Відбудова']</text:p>
      <text:p text:style-name="P4">
类型: Article</text:p>
      <!--METADATA-->
      <text:p text:style-name="P4">
<draw:frame draw:style-name="fr1" draw:name="Image128" text:anchor-type="as-char" svg:width="6.9236in" svg:height="3.956343in" draw:z-index="0">
<draw:image xlink:href="../Images/yкринформ/2023-05-08T16-55-00-03-00/630_360_1683554201-777.jpg" xlink:type="simple" xlink:show="embed" xlink:actuate="onLoad" draw:mime-type="image/jpeg"/>
</draw:frame>
在联合国欧洲经济委员会的支持下，在欧洲经济委员会的支持下，已发达的城市复兴总体规划。 该项目举行了一次高级会议，以在罗马重建乌克兰。</text:p>
      <text:p text:style-name="P4">
关于它报告<text:a xlink:type="simple" xlink:href="https://mkrada.gov.ua/news/18548.html" text:style-name="Internet_20_link" text:visited-style-name="Visited_20_Internet_20_Link">
</text:a>
，报道乌克林福姆。</text:p>
      <text:p text:style-name="P4">
“在联合国欧洲经济委员会的支持下，在尼古拉耶夫继续发达的总体规划，这将成为复兴的基础<text:a xlink:type="simple" xlink:href="https://www.ukrinform.ua/tag-mikolaiv" text:style-name="Internet_20_link" text:visited-style-name="Visited_20_Internet_20_Link">
</text:a>
并将确定未来几十年的城市发展方向。 在罗马举行的乌克兰重建双边会议的专家团队的结果。”</text:p>
      <text:p text:style-name="P4">
<draw:frame draw:style-name="fr1" draw:name="Image129" text:anchor-type="as-char" svg:width="6.9236in" svg:height="9.234352in" draw:z-index="0">
<draw:image xlink:href="../Images/yкринформ/2023-05-08T16-55-00-03-00/1683554201-425.jpg" xlink:type="simple" xlink:show="embed" xlink:actuate="onLoad" draw:mime-type="image/jpeg"/>
</draw:frame>
值得注意的是，意大利已正式加入了准备帮助乌克兰恢复的国家。 在此事件时，意大利政府的邀请，提出了恢复尼古拉夫的项目。</text:p>
      <text:p text:style-name="P4">
<draw:frame draw:style-name="fr1" draw:name="Image130" text:anchor-type="as-char" svg:width="6.9236in" svg:height="3.254092in" draw:z-index="0">
<draw:image xlink:href="../Images/yкринформ/2023-05-08T16-55-00-03-00/1683554201-677.jpg" xlink:type="simple" xlink:show="embed" xlink:actuate="onLoad" draw:mime-type="image/jpeg"/>
</draw:frame>
“当今该市的总体规划可能是反应和确定重点的非凡催化剂，这将重点从该国进行政策。 我们利用现有时间越好，我们将能够建立一个包容性，综合和可持续人士的模式，这为我们的居民提供了更好的未来。”</text:p>
      <text:p text:style-name="P4">
<text:span text:style-name="T4">
另请阅读：</text:span>
 <text:a xlink:type="simple" xlink:href="https://www.ukrinform.ua/rubric-vidbudova/3684878-u-mikolaevi-vidnovluut-medicni-zakladi-so-postrazdali-vnaslidok-obstriliv-rosian.html" text:style-name="Internet_20_link" text:visited-style-name="Visited_20_Internet_20_Link">
</text:a>
他还指出，在数字化领域，尼古拉夫的高度准备工作。几年前，该市开发了一个地理信息系统，丹麦成功地使用了意大利专家。</text:p>
      <text:p text:style-name="P4">
根据Julio di Carly的说法，Mykolaiv可以成为“比IT更好”和基础设施发展的理想重建模型，然后将蔓延到其他乌克兰和欧洲城市。</text:p>
      <text:p text:style-name="P4">
据报道，意大利建筑公司一家共同开发了尼古拉夫的新将军。</text:p>
      <text:p text:style-name="P4">
<text:span text:style-name="T5">
foto：mkrada.gov.ua</text:span>
</text:p>
      <text:p text:style-name="P4">
News Source: <text:a xlink:type="simple" xlink:href="https://www.ukrinform.ua/rubric-vidbudova/3706387-proekt-novogo-genplanu-mikolaeva-prezentuvali-u-rimi.html" text:style-name="Internet_20_link" text:visited-style-name="Visited_20_Internet_20_Link">
https://www.ukrinform.ua/rubric-vidbudova/3706387-proekt-novogo-genplanu-mikolaeva-prezentuvali-u-rimi.html</text:a>
</text:p>
      <!--NEWS-->
      <text:h text:style-name="P10" text:outline-level="1">
<text:span text:style-name="T4">
UPL：Kolos赢得了“ Heather”和“运动”克服“ Ingulets”</text:span>
</text:h>
      <text:p text:style-name="P4">
作者: Ukrinform (Person)</text:p>
      <text:p text:style-name="P4">
出版商: Укринформ (Organization)</text:p>
      <text:p text:style-name="P4">
出版时间: 2023-05-08T16:57:22+03:00</text:p>
      <text:p text:style-name="P4">
修改时间: 2023-05-08T16:57:22+03:00</text:p>
      <text:p text:style-name="P4">
描述: 比赛结果。  - 乌克林。</text:p>
      <text:p text:style-name="P4">
图片: ["<text:a xlink:type="simple" xlink:href="https://static.ukrinform.com/photos/2023_05/thumb_files/630_360_1683553996-783.jpg" text:style-name="Internet_20_link" text:visited-style-name="Visited_20_Internet_20_Link">
630_360_16835...</text:a>
"]</text:p>
      <text:p text:style-name="P4">
标签: ['Футбол', 'Верес', 'Інгулець', 'Колос Ковалівка', 'Рух Львів']</text:p>
      <text:p text:style-name="P4">
类型: Article</text:p>
      <!--METADATA-->
      <text:p text:style-name="P4">
<draw:frame draw:style-name="fr1" draw:name="Image131" text:anchor-type="as-char" svg:width="6.9236in" svg:height="3.956343in" draw:z-index="0">
<draw:image xlink:href="../Images/yкринформ/2023-05-08T16-57-22-03-00/630_360_1683553996-783.jpg" xlink:type="simple" xlink:show="embed" xlink:actuate="onLoad" draw:mime-type="image/jpeg"/>
</draw:frame>
结果。</text:p>
      <text:p text:style-name="P4">
报道说，在乌克兰超级联赛第25轮比赛中，科洛斯在比赛中击败了希瑟。</text:p>
      <text:p text:style-name="P4">
比赛中唯一的目标是丹尼斯·巴兰(Denis Balan)的自动-gol。</text:p>
      <text:p text:style-name="P4">
这场胜利将科洛斯转移到了UPL的第六名，他们得到33分，“ Heather” Goes13，其资产为24分。</text:p>
      <text:p text:style-name="P4">
在平行比赛中，运动击败了ingulets -3：0。 Karabin，Runich和Klimchuk受到了有效的打击。</text:p>
      <text:p text:style-name="P4">
“ Ingulets”在UPL中排名第十，他们得到27分，“运动”  - 第十四分，资产24分。</text:p>
      <text:p text:style-name="P4">
<text:span text:style-name="T4">
另请阅读：</text:span>
 <text:a xlink:type="simple" xlink:href="https://www.ukrinform.ua/rubric-sports/3706358-upl-minaj-peremig-vorsklu.html" text:style-name="Internet_20_link" text:visited-style-name="Visited_20_Internet_20_Link">
<text:span text:style-name="T4">
 minaj </text:span>
</text:a>
正如乌克林福姆(Ukrinform)报道的，今天5月8日，UPL将举行另一场比赛，Zorya将于1925年举办Metalist，这是会议开始于下午5:00。</text:p>
      <text:p text:style-name="P4">
照片：UPL.UA</text:p>
      <text:p text:style-name="P4">
News Source: <text:a xlink:type="simple" xlink:href="https://www.ukrinform.ua/rubric-sports/3706386-upl-kolos-peremig-veres-a-ruh-zdolav-ingulec.html" text:style-name="Internet_20_link" text:visited-style-name="Visited_20_Internet_20_Link">
https://www.ukrinform.ua/rubric-sports/3706386-upl-kolos-peremig-veres-a-ruh-zdolav-ingulec.html</text:a>
</text:p>
      <!--NEWS-->
      <text:h text:style-name="P10" text:outline-level="1">
<text:span text:style-name="T4">
两名Cherkasy执法人员涉嫌强奸一个17岁的女孩</text:span>
</text:h>
      <text:p text:style-name="P4">
作者: Ukrinform (Person)</text:p>
      <text:p text:style-name="P4">
出版商: Укринформ (Organization)</text:p>
      <text:p text:style-name="P4">
出版时间: 2023-05-08T16:58:59+03:00</text:p>
      <text:p text:style-name="P4">
修改时间: 2023-05-08T16:58:59+03:00</text:p>
      <text:p text:style-name="P4">
描述: 州调查局的雇员向两名执法人员及其同伙表示怀疑一名17岁女孩的团体强奸。  - 乌克林。</text:p>
      <text:p text:style-name="P4">
图片: ["<text:a xlink:type="simple" xlink:href="https://static.ukrinform.com/photos/2016_01/thumb_files/630_360_1452272735-1604-naruchniki.jpg" text:style-name="Internet_20_link" text:visited-style-name="Visited_20_Internet_20_Link">
630_360_14522...</text:a>
", "<text:a xlink:type="simple" xlink:href="https://static.ukrinform.com/photos/2023_05/1683554155-966.jpg" text:style-name="Internet_20_link" text:visited-style-name="Visited_20_Internet_20_Link">
1683554155-96...</text:a>
"]</text:p>
      <text:p text:style-name="P4">
标签: ['Поліція', 'Держбюро розслідувань', 'Черкаси', 'Згвалтування']</text:p>
      <text:p text:style-name="P4">
类型: Article</text:p>
      <!--METADATA-->
      <text:p text:style-name="P4">
<draw:frame draw:style-name="fr1" draw:name="Image132" text:anchor-type="as-char" svg:width="6.9236in" svg:height="3.956343in" draw:z-index="0">
<draw:image xlink:href="../Images/yкринформ/2023-05-08T16-58-59-03-00/630_360_1452272735-1604-naruchniki.jpg" xlink:type="simple" xlink:show="embed" xlink:actuate="onLoad" draw:mime-type="image/jpeg"/>
</draw:frame>
州调查局的雇员向两名执法人员及其同伙表示怀疑一群17岁女孩。</text:p>
      <text:p text:style-name="P4">
正如乌克林福姆报道的那样，DBR在[]中报告(https://t.me/DBRgovua/3416).</text:p>
      <text:p text:style-name="P4">
<draw:frame draw:style-name="fr1" draw:name="Image133" text:anchor-type="as-char" svg:width="6.9236in" svg:height="4.32725in" draw:z-index="0">
<draw:image xlink:href="../Images/yкринформ/2023-05-08T16-58-59-03-00/1683554155-966.jpg" xlink:type="simple" xlink:show="embed" xlink:actuate="onLoad" draw:mime-type="image/jpeg"/>
</draw:frame>
根据初步信息，三名男子在Cherkasy中喝了其中一位酒精饮料。 在“娱乐”过程中，他们熟悉的女孩加入了他们。 他们喝酒，然后使用身体力量，女孩。</text:p>
      <text:p text:style-name="P4">
消息中是：“目前，攻击者已被拘留，他们明确否认了自己的罪恶感。”</text:p>
      <text:p text:style-name="P4">
<text:span text:style-name="T4">
另请阅读：</text:span>
 <text:a xlink:type="simple" xlink:href="https://www.ukrinform.ua/rubric-society/3593209-novi-pidhodi-rozsliduvanna-seksualnogo-nasilstva-peredbacaut-konfidencijnist-dla-postrazdalih.html" text:style-name="Internet_20_link" text:visited-style-name="Visited_20_Internet_20_Link">
</text:a>
执法人员及其同伙被怀疑<text:a xlink:type="simple" xlink:href="https://www.ukrinform.ua/tag-zgvaltuvanna" text:style-name="Internet_20_link" text:visited-style-name="Visited_20_Internet_20_Link">
</text:a>
一群人犯下的未成年人(艺术的第3部分。 152乌克兰的刑法).</text:p>
      <text:p text:style-name="P4">
Санкція статті передбачає покарання у вигляді позбавлення волі строком до 12років.</text:p>
      <text:p text:style-name="P4">
Досудове розслідування триває: встановлюються всі обставини правопорушення,проводяться експертизи, допитуються свідки.</text:p>
      <text:p text:style-name="P4">
<text:span text:style-name="T4">
Читайте також:</text:span>
 <text:a xlink:type="simple" xlink:href="https://www.ukrinform.ua/rubric-regions/3706294-vijskovi-pocali-rozsliduvanna-sodo-napadu-na-odeskogo-aktivista.html" text:style-name="Internet_20_link" text:visited-style-name="Visited_20_Internet_20_Link">
 <text:span text:style-name="T4">
активіста</text:span>
 </text:a>
目前正在解决被拘留者选举预防措施的问题。</text:p>
      <text:p text:style-name="P4">
正如乌克林福姆报道的那样，4月在Mykolaiv地区，警察拘留了一名男子，该男子于2018年与他的同志强奸了一个12岁的女孩。</text:p>
      <text:p text:style-name="P4">
News Source: <text:a xlink:type="simple" xlink:href="https://www.ukrinform.ua/rubric-regions/3706388-dvoh-cerkaskih-pravoohoronciv-pidozruut-u-zgvaltuvanni-17ricnoi-divcini.html" text:style-name="Internet_20_link" text:visited-style-name="Visited_20_Internet_20_Link">
https://www.ukrinform.ua/rubric-regions/3706388-dvoh-cerkaskih-pravoohoronciv-pidozruut-u-zgvaltuvanni-17ricnoi-divcini.html</text:a>
</text:p>
      <!--NEWS-->
      <text:h text:style-name="P10" text:outline-level="1">
<text:span text:style-name="T4">
MOH认为乌克兰取消冠状病毒限制的可能性</text:span>
</text:h>
      <text:p text:style-name="P4">
作者: Ukrinform (Person)</text:p>
      <text:p text:style-name="P4">
出版商: Укринформ (Organization)</text:p>
      <text:p text:style-name="P4">
出版时间: 2023-05-08T17:01:00+03:00</text:p>
      <text:p text:style-name="P4">
修改时间: 2023-05-08T17:01:00+03:00</text:p>
      <text:p text:style-name="P4">
描述: 卫生部长维克多·莱什科（Viktor Lyashko）宣布有可能审查与COVID-19有关的隔离决议。  - 乌克林。</text:p>
      <text:p text:style-name="P4">
图片: ["<text:a xlink:type="simple" xlink:href="https://static.ukrinform.com/photos/2020_10/thumb_files/630_360_1603811398-883.jpg" text:style-name="Internet_20_link" text:visited-style-name="Visited_20_Internet_20_Link">
630_360_16038...</text:a>
"]</text:p>
      <text:p text:style-name="P4">
标签: ['МОЗ', 'Коронавірус', 'Віктор Ляшко']</text:p>
      <text:p text:style-name="P4">
类型: Article</text:p>
      <!--METADATA-->
      <text:p text:style-name="P4">
<draw:frame draw:style-name="fr1" draw:name="Image134" text:anchor-type="as-char" svg:width="6.9236in" svg:height="3.956343in" draw:z-index="0">
<draw:image xlink:href="../Images/yкринформ/2023-05-08T17-01-00-03-00/630_360_1603811398-883.jpg" xlink:type="simple" xlink:show="embed" xlink:actuate="onLoad" draw:mime-type="image/jpeg"/>
</draw:frame>
卫生部长维克多·莱什科(Viktor Lyashko)宣布有可能审查prokarantin在COVID-19中的决议。</text:p>
      <text:p text:style-name="P4">
他在与记者的一次会议上说，乌克林福音通讯员报告说。</text:p>
      <text:p text:style-name="P4">
他说：“我们已经开始审查我们的隔离解决方案，我们将准备该决议，因为它需要在全国范围内引入的隔离期间与经济实体有关的反流行限制和其他与经济实体有关的行动。” ，添加，Chertin可以在6月30日之前取消。</text:p>
      <text:p text:style-name="P4">
Lyashko提醒<text:a xlink:type="simple" xlink:href="https://www.ukrinform.ua/tag-vooz" text:style-name="Internet_20_link" text:visited-style-name="Visited_20_Internet_20_Link">
</text:a>
上周，COVID-19不是医疗保健的紧急情况，建议对其他传染病进行冠状病毒疾病，并逐渐消除与中等旅行相关的限制性措施。</text:p>
      <text:p text:style-name="P4">
<text:span text:style-name="T4">
另请阅读：</text:span>
 <text:a xlink:type="simple" xlink:href="https://www.ukrinform.ua/rubric-world/3703895-u-bilsosti-krain-e-oznaki-vidnovlenna-sistemi-ohoroni-zdorova-pisla-pandemii-vooz.html" text:style-name="Internet_20_link" text:visited-style-name="Visited_20_Internet_20_Link">
<text:span text:style-name="T4">
谁</text:span>
</text:a>
同时，部长指出，针对COVID-19的疫苗接种将在年度流行季节的前夕逐渐进入常规类别。 他赢得了公民赶上疫苗接种的情况。 为那些接受疫苗接种基本疫苗和教区的公民的冠状病毒的疫苗接种建议尚未。</text:p>
      <text:p text:style-name="P4">
卫生部负责人保证，该国的疫苗就足够了，这个流行季节将是免费的。 在三年的过程中，针对COVID-19的常规疫苗接种，考虑到某些菌株的预后，将产生疫苗。</text:p>
      <text:p text:style-name="P4">
<text:span text:style-name="T4">
另请阅读：</text:span>
 <text:a xlink:type="simple" xlink:href="https://www.ukrinform.ua/rubric-society/3706212-moz-z-pocatku-pandemii-ponad-112-tisac-ukrainciv-pomerli-vid-covid19.html" text:style-name="Internet_20_link" text:visited-style-name="Visited_20_Internet_20_Link">
<text:span text:style-name="T4">
 covid </text:span>
</text:a>
据报道，在4月25日的会议上，部长的内阁一直持续到整个乌克兰领土的Covid-19隔离区，直到20123年6月30日。</text:p>
      <text:p text:style-name="P4">
5月5日，世界卫生组织废除了pandemia ccovid-19。</text:p>
      <text:p text:style-name="P4">
News Source: <text:a xlink:type="simple" xlink:href="https://www.ukrinform.ua/rubric-society/3706389-moz-rozgladae-mozlivist-skasuvanna-koronavirusnih-obmezen-v-ukraini.html" text:style-name="Internet_20_link" text:visited-style-name="Visited_20_Internet_20_Link">
https://www.ukrinform.ua/rubric-society/3706389-moz-rozgladae-mozlivist-skasuvanna-koronavirusnih-obmezen-v-ukraini.html</text:a>
</text:p>
      <!--NEWS-->
      <text:h text:style-name="P10" text:outline-level="1">
<text:span text:style-name="T4">
国家银行到年底可以将折现率降低到21％</text:span>
</text:h>
      <text:p text:style-name="P4">
作者: Ukrinform (Person)</text:p>
      <text:p text:style-name="P4">
出版商: Укринформ (Organization)</text:p>
      <text:p text:style-name="P4">
出版时间: 2023-05-08T17:03:18+03:00</text:p>
      <text:p text:style-name="P4">
修改时间: 2023-05-08T17:03:18+03:00</text:p>
      <text:p text:style-name="P4">
描述: 货币政策委员会的大多数成员认为，到2023年底，乌克兰国家银行可以在2023年底将折现率降低到21％。  - 乌克林。</text:p>
      <text:p text:style-name="P4">
图片: ["<text:a xlink:type="simple" xlink:href="https://static.ukrinform.com/photos/2020_09/thumb_files/630_360_1599202700-943.jpg" text:style-name="Internet_20_link" text:visited-style-name="Visited_20_Internet_20_Link">
630_360_15992...</text:a>
"]</text:p>
      <text:p text:style-name="P4">
标签: ['Нацбанк', 'Облікова ставка', 'Прогноз']</text:p>
      <text:p text:style-name="P4">
类型: Article</text:p>
      <!--METADATA-->
      <text:p text:style-name="P4">
<draw:frame draw:style-name="fr1" draw:name="Image135" text:anchor-type="as-char" svg:width="6.9236in" svg:height="3.956343in" draw:z-index="0">
<draw:image xlink:href="../Images/yкринформ/2023-05-08T17-03-18-03-00/630_360_1599202700-943.jpg" xlink:type="simple" xlink:show="embed" xlink:actuate="onLoad" draw:mime-type="image/jpeg"/>
</draw:frame>
货币政策委员会的大多数人认为，到2023年底，乌克兰国家银行可以在2023年底将折现率降低到21％。</text:p>
      <text:p text:style-name="P4">
根据乌克林福姆的说法，新闻服务报告<text:a xlink:type="simple" xlink:href="https://bank.gov.ua/ua/news/all/pidsumki-diskusiyi-chleniv-komitetu-z-monetarnoyi-politiki-natsionalnogo-banku-schodo-rivnya-oblikovoyi-stavki-26-kvitnya-2023-roku" text:style-name="Internet_20_link" text:visited-style-name="Visited_20_Internet_20_Link">
</text:a>
根据委员会成员的讨论结果。</text:p>
      <text:p text:style-name="P4">
值得注意的是，讨论的大多数参与者都认为，在2023年底，它可以减少<text:a xlink:type="simple" xlink:href="https://www.ukrinform.ua/tag-oblikova-stavka" text:style-name="Internet_20_link" text:visited-style-name="Visited_20_Internet_20_Link">
</text:a>
高达21％。他们大多遇到了IV季度开始骑自行车的最佳时机。</text:p>
      <text:p text:style-name="P4">
“鉴于预期的国际援助将关闭赤字帐户，2024年，NBU将能够继续降低折现率，但是，这将非常慢。 根据绝大多数CMP成员的说法，明年年底，折现率将为18％。” NBU补充说。</text:p>
      <text:p text:style-name="P4">
<text:span text:style-name="T4">
另请阅读：</text:span>
 <text:a xlink:type="simple" xlink:href="https://www.ukrinform.ua/rubric-economy/3705181-u-nezaleznij-asociacii-bankiv-prognozuut-znizenna-oblikovoi-stavki-do-kinca-roku.html" text:style-name="Internet_20_link" text:visited-style-name="Visited_20_Internet_20_Link">
<text:span text:style-name="T4">
会计</text:span>
</text:a>
2022年1月，乌克兰国家银行在2022年1月报告了10％。 随着军事侵略性的开始，折现率是 - 级别。 但是，早在2022年6月3日，折现率就从10增加到25％。 国家银行于4月27日做出决定<text:a xlink:type="simple" xlink:href="https://www.ukrinform.ua/rubric-economy/3701499-nacionalnij-bank-zberig-oblikovu-stavku-na-rivni-25.html" text:style-name="Internet_20_link" text:visited-style-name="Visited_20_Internet_20_Link">
</text:a>
。</text:p>
      <text:p text:style-name="P4">
国家银行的新宏观预测假设减少出价的周期将在2023年第四季度开始。</text:p>
      <text:p text:style-name="P4">
<text:span text:style-name="T5">
foto：nbu</text:span>
</text:p>
      <text:p text:style-name="P4">
News Source: <text:a xlink:type="simple" xlink:href="https://www.ukrinform.ua/rubric-economy/3706390-nacbank-do-kinca-roku-moze-zniziti-oblikovu-stavku-do-21.html" text:style-name="Internet_20_link" text:visited-style-name="Visited_20_Internet_20_Link">
https://www.ukrinform.ua/rubric-economy/3706390-nacbank-do-kinca-roku-moze-zniziti-oblikovu-stavku-do-21.html</text:a>
</text:p>
      <!--NEWS-->
      <text:h text:style-name="P10" text:outline-level="1">
<text:span text:style-name="T4">
Arma正在寻找Ovruch碎石植物的经理</text:span>
</text:h>
      <text:p text:style-name="P4">
作者: Ukrinform (Person)</text:p>
      <text:p text:style-name="P4">
出版商: Укринформ (Organization)</text:p>
      <text:p text:style-name="P4">
出版时间: 2023-05-08T17:04:00+03:00</text:p>
      <text:p text:style-name="P4">
修改时间: 2023-05-08T17:04:00+03:00</text:p>
      <text:p text:style-name="P4">
描述: 国家检测，调查和管理从腐败和其他犯罪（ARMA）收到的资产的检测机构正在寻找Zhytomyr地区Ovruch Rubble工厂被捕资产的经理。  - 乌克林。</text:p>
      <text:p text:style-name="P4">
图片: ["<text:a xlink:type="simple" xlink:href="https://static.ukrinform.com/photos/2021_03/thumb_files/630_360_1615606495-571.jpg" text:style-name="Internet_20_link" text:visited-style-name="Visited_20_Internet_20_Link">
630_360_16156...</text:a>
"]</text:p>
      <text:p text:style-name="P4">
标签: ['Конкурс', 'Завод', 'АРМА', 'Житомирщина']</text:p>
      <text:p text:style-name="P4">
类型: Article</text:p>
      <!--METADATA-->
      <text:p text:style-name="P4">
<draw:frame draw:style-name="fr1" draw:name="Image136" text:anchor-type="as-char" svg:width="6.9236in" svg:height="3.956343in" draw:z-index="0">
<draw:image xlink:href="../Images/yкринформ/2023-05-08T17-04-00-03-00/630_360_1615606495-571.jpg" xlink:type="simple" xlink:show="embed" xlink:actuate="onLoad" draw:mime-type="image/jpeg"/>
</draw:frame>
国家检测，调查和资产管理机构从腐败和其他犯罪中收到(Arma)他正在寻找Zhytomyr地区Ovruch瓦砾厂被捕资产的经理。</text:p>
      <text:p text:style-name="P4">
新闻服务报告<text:a xlink:type="simple" xlink:href="https://arma.gov.ua/news/typical/ogolosheno-konkursniy-vidbir-upravitelya-dlya-ovrutskogo-schebenevogo-zavodu" text:style-name="Internet_20_link" text:visited-style-name="Visited_20_Internet_20_Link">
</text:a>
，报道乌克林福姆。</text:p>
      <text:p text:style-name="P4">
“ Arma宣布了Ovruch Rubble资产的竞争选择<text:a xlink:type="simple" xlink:href="https://www.ukrinform.ua/tag-zavod" text:style-name="Internet_20_link" text:visited-style-name="Visited_20_Internet_20_Link">
</text:a>
，在Zhytomyr区域。 竞争的潜在参与者将提供企业权利和财产部。”消息写道。</text:p>
      <text:p text:style-name="P4">
未来的经理将提供专用设备和货车，生产输送机，车间，仓库，井，铁路基础设施，办公场所，多层式住宅建筑等的资产。</text:p>
      <text:p text:style-name="P4">
有人强调，被捕资产的所有者是白俄罗斯地方政府。</text:p>
      <text:p text:style-name="P4">
<text:span text:style-name="T4">
另请阅读：</text:span>
 <text:a xlink:type="simple" xlink:href="https://www.ukrinform.ua/rubric-economy/3704604-arma-peredalo-upravitelam-aktivi-na-ponad-7-milardiv.html" text:style-name="Internet_20_link" text:visited-style-name="Visited_20_Internet_20_Link">
<text:span text:style-name="T4">
 arma </text:span>
</text:a>
根据执法机构的说法，被捕财产的费用超过3000万UAH。</text:p>
      <text:p text:style-name="P4">
据报道，国家检测机构，对腐败和其他犯罪的TAU管理资产的调查(Arma)寻找Pentopak和Atlantis -Pak Ukraine的资产。</text:p>
      <text:p text:style-name="P4">
News Source: <text:a xlink:type="simple" xlink:href="https://www.ukrinform.ua/rubric-economy/3706391-arma-sukae-upravitela-dla-sebenevogo-zavodu-v-ovruci.html" text:style-name="Internet_20_link" text:visited-style-name="Visited_20_Internet_20_Link">
https://www.ukrinform.ua/rubric-economy/3706391-arma-sukae-upravitela-dla-sebenevogo-zavodu-v-ovruci.html</text:a>
</text:p>
      <!--NEWS-->
      <text:h text:style-name="P10" text:outline-level="1">
<text:span text:style-name="T4">
乌克兰兑现了奥地利Mauthausen集中营受害者的记忆</text:span>
</text:h>
      <text:p text:style-name="P4">
作者: Ukrinform (Person)</text:p>
      <text:p text:style-name="P4">
出版商: Укринформ (Organization)</text:p>
      <text:p text:style-name="P4">
出版时间: 2023-05-08T17:08:00+03:00</text:p>
      <text:p text:style-name="P4">
修改时间: 2023-05-08T17:08:00+03:00</text:p>
      <text:p text:style-name="P4">
描述: 乌克兰大使馆在奥地利的工作人员尊重了毛瑟森集中营的受害者的记忆，该营地在林茨附近的奥地利附近创建了一个纪念馆。  - 乌克林。</text:p>
      <text:p text:style-name="P4">
图片: ["<text:a xlink:type="simple" xlink:href="https://static.ukrinform.com/photos/2023_05/thumb_files/630_360_1683554773-128.jpg" text:style-name="Internet_20_link" text:visited-style-name="Visited_20_Internet_20_Link">
630_360_16835...</text:a>
"]</text:p>
      <text:p text:style-name="P4">
标签: ['Австрія', 'Друга світова', 'Україна', 'День пам’яті та примирення', 'Концтабір']</text:p>
      <text:p text:style-name="P4">
类型: Article</text:p>
      <!--METADATA-->
      <text:p text:style-name="P4">
<draw:frame draw:style-name="fr1" draw:name="Image137" text:anchor-type="as-char" svg:width="6.9236in" svg:height="3.956343in" draw:z-index="0">
<draw:image xlink:href="../Images/yкринформ/2023-05-08T17-08-00-03-00/630_360_1683554773-128.jpg" xlink:type="simple" xlink:show="embed" xlink:actuate="onLoad" draw:mime-type="image/jpeg"/>
</draw:frame>
乌克兰在奥地利的集体姿势尊重了毛特豪森集中营的受害者的记忆，毛特劳森集中营的受害者在林茨附近的上奥地利建立了一个纪念综合大楼。</text:p>
      <text:p text:style-name="P4">
根据乌克林福姆的说法，乌克兰大使馆在<text:a xlink:type="simple" xlink:href="https://www.facebook.com/ukremb.at/posts/553426813618509" text:style-name="Internet_20_link" text:visited-style-name="Visited_20_Internet_20_Link">
</text:a>
。</text:p>
      <text:p text:style-name="P4">
“ 5月7日，乌克兰大使馆在共和国<text:a xlink:type="simple" xlink:href="https://www.ukrinform.ua/tag-avstria" text:style-name="Internet_20_link" text:visited-style-name="Visited_20_Internet_20_Link">
</text:a>
信息的代表和乌克兰社区的代表一起参加了年度仪式，以纪念毛特豪森去世的折磨的记忆。”</text:p>
      <text:p text:style-name="P4">
传统上，乌克兰的花圈不仅被分配给乌克兰囚犯的纪念碑，还分配给了其他人民代表的纪念碑。</text:p>
      <text:p text:style-name="P4">
<text:span text:style-name="T4">
另请阅读：</text:span>
 <text:a xlink:type="simple" xlink:href="https://www.ukrinform.ua/rubric-regions/3691100-zelenskij-pokazav-genseku-radi-evropi-spravznij-konctabir-u-seli-na-cernigivsini.html" text:style-name="Internet_20_link" text:visited-style-name="Visited_20_Internet_20_Link">
<text:span text:style-name="T4">
集中营</text:span>
</text:a>
乌克兰受害者的“毛ut徒”的纪念碑是在前党卫军军营的纪念区域中架设的，在那里，各州创造了单独的地方来纪念他们同胞的记忆。 在石头制成的石头上，一位女少女鞠躬，握在手中。 乌克兰和德语中的金属制成的无辜块 - 由金属制成：“对乌克兰的儿子和女儿的永恒记忆”。</text:p>
      <text:p text:style-name="P4">
“ Mauthausen”是帝国领土上唯一的集中营，该营地属于第三类纳粹分类。 此类别的意思是 - “破坏劳动的工作”。 在纳粹制度系统中，营地中拘留的条件最困难。 在通过它及其分支机构的集中营的存在期间，包括85万名妇女在内的20万名囚犯。 儿童和青少年也被捕。 自1938年和1945年5月5日，包括成千上万的乌克兰人，总共约有120,000人在太极分支的Mauthausen集中营被杀。</text:p>
      <text:p text:style-name="P4">
<text:span text:style-name="T5">
foto：Österreich的Botschaft der ucraine，Facebook</text:span>
</text:p>
      <text:p text:style-name="P4">
News Source: <text:a xlink:type="simple" xlink:href="https://www.ukrinform.ua/rubric-world/3706392-ukraina-vsanuvala-pamat-zertv-konctaboru-mautgauzen-v-avstrii.html" text:style-name="Internet_20_link" text:visited-style-name="Visited_20_Internet_20_Link">
https://www.ukrinform.ua/rubric-world/3706392-ukraina-vsanuvala-pamat-zertv-konctaboru-mautgauzen-v-avstrii.html</text:a>
</text:p>
      <!--NEWS-->
      <text:h text:style-name="P10" text:outline-level="1">
<text:span text:style-name="T4">
萨克科无法去捷克共和国锦标赛的主要网格</text:span>
</text:h>
      <text:p text:style-name="P4">
作者: Ukrinform (Person)</text:p>
      <text:p text:style-name="P4">
出版商: Укринформ (Organization)</text:p>
      <text:p text:style-name="P4">
出版时间: 2023-05-08T17:11:57+03:00</text:p>
      <text:p text:style-name="P4">
修改时间: 2023-05-08T17:11:57+03:00</text:p>
      <text:p text:style-name="P4">
描述: 乌克兰人让位于德国的鲁道夫·莫莱纳（Rudolf Molleener）。  - 乌克林。</text:p>
      <text:p text:style-name="P4">
图片: ["<text:a xlink:type="simple" xlink:href="https://static.ukrinform.com/photos/2023_05/thumb_files/630_360_1683555053-809.jpg" text:style-name="Internet_20_link" text:visited-style-name="Visited_20_Internet_20_Link">
630_360_16835...</text:a>
"]</text:p>
      <text:p text:style-name="P4">
标签: ['Теніс']</text:p>
      <text:p text:style-name="P4">
类型: Article</text:p>
      <!--METADATA-->
      <text:p text:style-name="P4">
<draw:frame draw:style-name="fr1" draw:name="Image138" text:anchor-type="as-char" svg:width="6.9236in" svg:height="3.956343in" draw:z-index="0">
<draw:image xlink:href="../Images/yкринформ/2023-05-08T17-11-57-03-00/630_360_1683555053-809.jpg" xlink:type="simple" xlink:show="embed" xlink:actuate="onLoad" draw:mime-type="image/jpeg"/>
</draw:frame>
来自德国的莫莱克尔的乌克兰鲁道夫(Ukrainian Rudolf)发生了。</text:p>
      <text:p text:style-name="P4">
据报道，Vitaliy Sachko在捷克共和国的挑战者的结局中输了。</text:p>
      <text:p text:style-name="P4">
乌克兰人让位于德国网球鲁道夫·莫莱纳(Dennis Rudolf Molleener)-4：6，2：6。 比赛是1小时24分钟。</text:p>
      <text:p text:style-name="P4">
在第一个资格赛中，Sachko击败了德国Johannes Gertys。</text:p>
      <text:p text:style-name="P4">
总的来说，对于Sachka来说，这是Celenger排位赛的收获季节的第九个开始。</text:p>
      <text:p text:style-name="P4">
<text:span text:style-name="T4">
另请阅读：</text:span>
 <text:a xlink:type="simple" xlink:href="https://www.ukrinform.ua/rubric-sports/3706153-ukrainki-otrimali-supernic-v-osnovnij-sitci-turniru-wta-1000-v-rimi.html" text:style-name="Internet_20_link" text:visited-style-name="Visited_20_Internet_20_Link">
</text:a>
根据乌克林福姆的说法，在罗马的WTA锦标赛1000的主要网格中，将是乌克兰乌克兰乌克兰Marta Kostyuk，Angelina Kalinina，Lesya Tsurenko和Elina Svitolina。</text:p>
      <text:p text:style-name="P4">
照片：btu.org.ua</text:p>
      <text:p text:style-name="P4">
News Source: <text:a xlink:type="simple" xlink:href="https://www.ukrinform.ua/rubric-sports/3706394-sacko-ne-zmig-vijti-v-osnovnu-sitku-turniru-u-cehii.html" text:style-name="Internet_20_link" text:visited-style-name="Visited_20_Internet_20_Link">
https://www.ukrinform.ua/rubric-sports/3706394-sacko-ne-zmig-vijti-v-osnovnu-sitku-turniru-u-cehii.html</text:a>
</text:p>
      <!--NEWS-->
      <text:h text:style-name="P10" text:outline-level="1">
<text:span text:style-name="T4">
自乌克兰大流行以来，超过550万</text:span>
</text:h>
      <text:p text:style-name="P4">
作者: Ukrinform (Person)</text:p>
      <text:p text:style-name="P4">
出版商: Укринформ (Organization)</text:p>
      <text:p text:style-name="P4">
出版时间: 2023-05-08T17:15:58+03:00</text:p>
      <text:p text:style-name="P4">
修改时间: 2023-05-08T17:15:58+03:00</text:p>
      <text:p text:style-name="P4">
描述: 自从Covid-19大流行开始以来，乌克兰记录了超过550万例冠状病毒病例。  - 乌克林。</text:p>
      <text:p text:style-name="P4">
图片: ["<text:a xlink:type="simple" xlink:href="https://static.ukrinform.com/photos/2021_11/thumb_files/630_360_1636646759-281.jpg" text:style-name="Internet_20_link" text:visited-style-name="Visited_20_Internet_20_Link">
630_360_16366...</text:a>
"]</text:p>
      <text:p text:style-name="P4">
标签: ['Коронавірус', 'Віктор Ляшко', 'Пандемія']</text:p>
      <text:p text:style-name="P4">
类型: Article</text:p>
      <!--METADATA-->
      <text:p text:style-name="P4">
<draw:frame draw:style-name="fr1" draw:name="Image139" text:anchor-type="as-char" svg:width="6.9236in" svg:height="3.956343in" draw:z-index="0">
<draw:image xlink:href="../Images/yкринформ/2023-05-08T17-15-58-03-00/630_360_1636646759-281.jpg" xlink:type="simple" xlink:show="embed" xlink:actuate="onLoad" draw:mime-type="image/jpeg"/>
</draw:frame>
自大流行病开始以来，Covid-19记录了超过550万例该疾病的病例。</text:p>
      <text:p text:style-name="P4">
乌克利芬通讯员报道，卫生部长维克托里亚什科(Viktorlyashko)在与记者的一次会议上说。</text:p>
      <text:p text:style-name="P4">
“自从乌克兰大流行以来，已经注册了500万500万500万969例Covid-19案件。在当前一周，已记录了约6000例，记录了约8,000例Covid-19案件，“ Lyashko”，“ Lyashko”说。</text:p>
      <text:p text:style-name="P4">
他指出，这些统计数据还包括经常性案件。 他说，由于科维德并发症<text:a xlink:type="simple" xlink:href="https://www.ukrinform.ua/tag-smertna-kara" text:style-name="Internet_20_link" text:visited-style-name="Visited_20_Internet_20_Link">
</text:a>
112 268人，其中89人。154394例Covid-19案件在卫生工作者中记录，自从大流行1256名卫生工作者开始以来，由于病毒而死亡。</text:p>
      <text:p text:style-name="P4">
<text:span text:style-name="T4">
另请阅读：</text:span>
 <text:a xlink:type="simple" xlink:href="https://www.ukrinform.ua/rubric-society/3706389-moz-rozgladae-mozlivist-skasuvanna-koronavirusnih-obmezen-v-ukraini.html" text:style-name="Internet_20_link" text:visited-style-name="Visited_20_Internet_20_Link">
</text:a>
在乌克兰进行了3500万次针对科维德的疫苗接种，有1600万人3.39千人，两剂 -  1500万剂量4.84千。</text:p>
      <text:p text:style-name="P4">
最受欢迎的疫苗是辉瑞comirnati疫苗。 目前，该部长是在该疫苗的中央仓库中给予的，有200万剂剂量，而区域为44,000，儿童comirnaty疫苗-70万； 中央仓库中的vaccincoronavac- 300万剂量，区域 -  170万。也可用 - 中央仓库中约有8.96亿剂，詹森疫苗的捐赠区域仓库。</text:p>
      <text:p text:style-name="P4">
<text:span text:style-name="T4">
另请阅读：</text:span>
 <text:a xlink:type="simple" xlink:href="https://www.ukrinform.ua/rubric-world/3703895-u-bilsosti-krain-e-oznaki-vidnovlenna-sistemi-ohoroni-zdorova-pisla-pandemii-vooz.html" text:style-name="Internet_20_link" text:visited-style-name="Visited_20_Internet_20_Link">
</text:a>
根据5月5日以来的世界卫生组织乌克林福姆(Ukrinform)的说法<text:a xlink:type="simple" xlink:href="https://www.ukrinform.ua/rubric-society/3705279-vooz-skasuvala-status-pandemii-covid19.html" text:style-name="Internet_20_link" text:visited-style-name="Visited_20_Internet_20_Link">
</text:a>
。 WHO <text:a xlink:type="simple" xlink:href="https://www.ukrinform.ua/rubric-world/2894208-vooz-ogolosila-pandemiu-novogo-koronavirusu.html" text:style-name="Internet_20_link" text:visited-style-name="Visited_20_Internet_20_Link">
</text:a>
皇冠病毒2020年3月11日。</text:p>
      <text:p text:style-name="P4">
根据卫生部的说法，自Covid-19的大流行以来<text:a xlink:type="simple" xlink:href="https://www.ukrinform.ua/rubric-society/3706212-moz-z-pocatku-pandemii-ponad-112-tisac-ukrainciv-pomerli-vid-covid19.html" text:style-name="Internet_20_link" text:visited-style-name="Visited_20_Internet_20_Link">
</text:a>
</text:p>
      <text:p text:style-name="P4">
News Source: <text:a xlink:type="simple" xlink:href="https://www.ukrinform.ua/rubric-society/3706396-z-pocatku-pandemii-v-ukraini-zafiksuvali-ponad-55-miljona-covidvipadkiv.html" text:style-name="Internet_20_link" text:visited-style-name="Visited_20_Internet_20_Link">
https://www.ukrinform.ua/rubric-society/3706396-z-pocatku-pandemii-v-ukraini-zafiksuvali-ponad-55-miljona-covidvipadkiv.html</text:a>
</text:p>
      <!--NEWS-->
      <text:h text:style-name="P10" text:outline-level="1">
<text:span text:style-name="T4">
欧洲电视网的博彩公司：瑞典负责人，tvorchi-排名第四</text:span>
</text:h>
      <text:p text:style-name="P4">
作者: Ukrinform (Person)</text:p>
      <text:p text:style-name="P4">
出版商: Укринформ (Organization)</text:p>
      <text:p text:style-name="P4">
出版时间: 2023-05-08T17:26:00+03:00</text:p>
      <text:p text:style-name="P4">
修改时间: 2023-05-08T17:26:00+03:00</text:p>
      <text:p text:style-name="P4">
描述: 据博庄家称，2023年欧洲电视网歌曲比赛的最爱是瑞典歌手洛林，他在2012年赢得了巴库的比赛。 来自芬兰和法国的参与者之后，乌克兰乐队TVORCHI-在第四名中排名第四。  - 乌克林。</text:p>
      <text:p text:style-name="P4">
图片: ["<text:a xlink:type="simple" xlink:href="https://static.ukrinform.com/photos/2023_02/thumb_files/630_360_1675352996-430.png" text:style-name="Internet_20_link" text:visited-style-name="Visited_20_Internet_20_Link">
630_360_16753...</text:a>
"]</text:p>
      <text:p text:style-name="P4">
标签: ['Євробачення', 'Букмекери', 'Tvorchi']</text:p>
      <text:p text:style-name="P4">
类型: Article</text:p>
      <!--METADATA-->
      <text:p text:style-name="P4">
<draw:frame draw:style-name="fr1" draw:name="Image140" text:anchor-type="as-char" svg:width="6.9236in" svg:height="3.956343in" draw:z-index="0">
<draw:image xlink:href="../Images/yкринформ/2023-05-08T17-26-00-03-00/630_360_1675352996-430.png" xlink:type="simple" xlink:show="embed" xlink:actuate="onLoad" draw:mime-type="image/png"/>
</draw:frame>
在2023年欧洲电视网歌曲大赛的最爱中，登宝名的歌手洛林(Lorin)在2012年赢得了巴库的比赛。</text:p>
      <text:p text:style-name="P4">
关于它报告了乌克林福姆，参考英国新闻社<text:a xlink:type="simple" xlink:href="http://pa.media/" text:style-name="Internet_20_link" text:visited-style-name="Visited_20_Internet_20_Link">
</text:a>
。</text:p>
      <text:p text:style-name="P4">
“洛林谁(博彩公司 -  ed。)给出10/11的一倍，将与Ieuphoria同一团队编写的新纹身曲目竞争(这首歌带来了2012年的歌手胜利。)“”新闻社报道。</text:p>
      <text:p text:style-name="P4">
<text:span text:style-name="T4">
另请阅读：</text:span>
 <text:a xlink:type="simple" xlink:href="https://www.ukrinform.ua/rubric-culture/3704337-na-evrobacenni-diatime-ukrainskij-bulvar-pid-nazvou-discover-ukraine.html" text:style-name="Internet_20_link" text:visited-style-name="Visited_20_Internet_20_Link">
</text:a>
芬兰现在以11/5的比例排在第二位，而Chor Chareper和歌手Kaarija则排名第二。 第三名是法国，由歌手拉扎拉(La Zarra)进行了6/1的指示。</text:p>
      <text:p text:style-name="P4">
乌克兰乐队TVORCHI拥有钢铁之心的曲《钢铁之心》在12/1中排名第四。</text:p>
      <text:p text:style-name="P4">
<text:span text:style-name="T4">
另请阅读：</text:span>
 <text:a xlink:type="simple" xlink:href="https://www.ukrinform.ua/rubric-culture/3702426-zlata-ognevic-stala-recniceu-vid-ukraini-na-evrobacenni.html" text:style-name="Internet_20_link" text:visited-style-name="Visited_20_Internet_20_Link">
</text:a>
正如乌克林福姆(Ukrinform)报道的那样，今年代表乌克兰的TVORCHI乐队<text:a xlink:type="simple" xlink:href="https://www.ukrinform.ua/tag-evrobacenna" text:style-name="Internet_20_link" text:visited-style-name="Visited_20_Internet_20_Link">
</text:a>
，在比赛的开幕式上<text:a xlink:type="simple" xlink:href="https://www.ukrinform.ua/rubric-culture/3706379-tvorchi-pidtrimali-zbir-10-miljoniv-na-poratunok-peredcasno-narodzenih-ditej.html" text:style-name="Internet_20_link" text:visited-style-name="Visited_20_Internet_20_Link">
</text:a>
为了营救早产乌克兰儿童。  _照片：BBC _</text:p>
      <text:p text:style-name="P4">
News Source: <text:a xlink:type="simple" xlink:href="https://www.ukrinform.ua/rubric-culture/3706399-stavki-bukmekeriv-na-evrobacenni-lidirue-svecia-tvorchi-na-cetvertomu-misci.html" text:style-name="Internet_20_link" text:visited-style-name="Visited_20_Internet_20_Link">
https://www.ukrinform.ua/rubric-culture/3706399-stavki-bukmekeriv-na-evrobacenni-lidirue-svecia-tvorchi-na-cetvertomu-misci.html</text:a>
</text:p>
      <!--NEWS-->
      <text:h text:style-name="P10" text:outline-level="1">
<text:span text:style-name="T4">
特种作战部队摧毁了巴赫穆特的俄罗斯机枪</text:span>
</text:h>
      <text:p text:style-name="P4">
作者: Ukrinform (Person)</text:p>
      <text:p text:style-name="P4">
出版商: Укринформ (Organization)</text:p>
      <text:p text:style-name="P4">
出版时间: 2023-05-08T17:26:44+03:00</text:p>
      <text:p text:style-name="P4">
修改时间: 2023-05-08T17:26:44+03:00</text:p>
      <text:p text:style-name="P4">
描述: 乌克兰武装部队的特种作战部队摧毁了俄罗斯入侵者的机枪计算，俄罗斯入侵者是从顿涅茨克地区巴赫穆特（Bakhmut）的一座高层建筑发射的。  - 乌克林。</text:p>
      <text:p text:style-name="P4">
图片: ["<text:a xlink:type="simple" xlink:href="https://static.ukrinform.com/photos/2022_08/thumb_files/630_360_1660588057-972.png" text:style-name="Internet_20_link" text:visited-style-name="Visited_20_Internet_20_Link">
630_360_16605...</text:a>
"]</text:p>
      <text:p text:style-name="P4">
标签: ['Бахмут', 'ССО', 'Війна з росією', '#stoprussia']</text:p>
      <text:p text:style-name="P4">
类型: Article</text:p>
      <!--METADATA-->
      <text:p text:style-name="P4">
<draw:frame draw:style-name="fr1" draw:name="Image141" text:anchor-type="as-char" svg:width="6.9236in" svg:height="3.956343in" draw:z-index="0">
<draw:image xlink:href="../Images/yкринформ/2023-05-08T17-26-44-03-00/630_360_1660588057-972.png" xlink:type="simple" xlink:show="embed" xlink:actuate="onLoad" draw:mime-type="image/png"/>
</draw:frame>
乌克兰武装部队的硅胶行动摧毁了俄罗斯入侵者的机器计算，该计算是从顿涅茨克地区巴赫穆特(Bakhmut)的一栋高层建筑物发射的。</text:p>
      <text:p text:style-name="P4">
正如乌克林福姆报道的那样，该SCO在[]中报道了(https://www.facebook.com/usofcom/videos/1655272011642947/)并发布了相应的视频。</text:p>
      <text:p text:style-name="P4">
“敌人的机枪计算被摧毁，并从巴赫穆蒂的高层建筑物发射。 Maco运营商的另一项协调作品，并在消息中计算M777”。</text:p>
      <text:p text:style-name="P4">
<text:span text:style-name="T4">
另请阅读：</text:span>
 <text:a xlink:type="simple" xlink:href="https://www.ukrinform.ua/rubric-ato/3706244-u-rajoni-bahmuta-rosiani-za-devat-misaciv-vtratili-blizko-100-tisac-zivoi-sili-zsu.html" text:style-name="Internet_20_link" text:visited-style-name="Visited_20_Internet_20_Link">
<text:span text:style-name="T4">
 bakhmuta </text:span>
</text:a>
正如乌克林福姆(Ukrinform(https://www.ukrinform.ua/rubric-ato/3706110-sili-oboroni-znisili-vze-194-970-vijskovih-rf.html)其中540个 - 最后一天。</text:p>
      <text:p text:style-name="P4">
News Source: <text:a xlink:type="simple" xlink:href="https://www.ukrinform.ua/rubric-ato/3706398-sili-specoperacij-znisili-rosijskij-kulemetnij-rozrahunok-u-bahmuti.html" text:style-name="Internet_20_link" text:visited-style-name="Visited_20_Internet_20_Link">
https://www.ukrinform.ua/rubric-ato/3706398-sili-specoperacij-znisili-rosijskij-kulemetnij-rozrahunok-u-bahmuti.html</text:a>
</text:p>
      <!--NEWS-->
      <text:h text:style-name="P10" text:outline-level="1">
<text:span text:style-name="T4">
在加拿大艾伯塔省通过森林大火，已有29,000人被撤离</text:span>
</text:h>
      <text:p text:style-name="P4">
作者: Ukrinform (Person)</text:p>
      <text:p text:style-name="P4">
出版商: Укринформ (Organization)</text:p>
      <text:p text:style-name="P4">
出版时间: 2023-05-08T17:27:00+03:00</text:p>
      <text:p text:style-name="P4">
修改时间: 2023-05-08T17:27:00+03:00</text:p>
      <text:p text:style-name="P4">
描述: 在加拿大艾伯塔省，由于森林大火，大约有29,000人被撤离。  - 乌克林。</text:p>
      <text:p text:style-name="P4">
图片: ["<text:a xlink:type="simple" xlink:href="https://static.ukrinform.com/photos/2021_11/thumb_files/630_360_1637292559-180.jpg" text:style-name="Internet_20_link" text:visited-style-name="Visited_20_Internet_20_Link">
630_360_16372...</text:a>
"]</text:p>
      <text:p text:style-name="P4">
标签: ['Евакуація', 'Канада', 'Надзвичайний стан', 'Пожежа']</text:p>
      <text:p text:style-name="P4">
类型: Article</text:p>
      <!--METADATA-->
      <text:p text:style-name="P4">
<draw:frame draw:style-name="fr1" draw:name="Image142" text:anchor-type="as-char" svg:width="6.9236in" svg:height="3.956343in" draw:z-index="0">
<draw:image xlink:href="../Images/yкринформ/2023-05-08T17-27-00-03-00/630_360_1637292559-180.jpg" xlink:type="simple" xlink:show="embed" xlink:actuate="onLoad" draw:mime-type="image/jpeg"/>
</draw:frame>
艾伯塔省的乌加纳德省，由于森林大火而宣布紧急大使，大约有29,000人被撤离。</text:p>
      <text:p text:style-name="P4">
关于它报告<text:a xlink:type="simple" xlink:href="https://www.euronews.com/2023/05/08/canadas-alberta-province-declares-state-of-emergency-over-wildfires" text:style-name="Internet_20_link" text:visited-style-name="Visited_20_Internet_20_Link">
</text:a>
，报道乌克林福姆。</text:p>
      <text:p text:style-name="P4">
艾伯塔省的当局报告了110个活动<text:a xlink:type="simple" xlink:href="https://www.ukrinform.ua/tag-pozeza" text:style-name="Internet_20_link" text:visited-style-name="Visited_20_Internet_20_Link">
</text:a>
，其中37个失控。 被撤离的人数增加了2.9万。</text:p>
      <text:p text:style-name="P4">
据总理丹尼尔·史密斯(Daniel Smith)称，撤离了20多个定居点。 到这时候，至少燃烧了122,000公顷。</text:p>
      <text:p text:style-name="P4">
紧急管理执行董事艾伯塔省·科林·布莱尔卡萨(Alberta Colin Blairkasa)认为没有准确的伤害。 据他说，众所周知，有20座房屋，一个警察局和一家福克斯湖的商店。</text:p>
      <text:p text:style-name="P4">
<text:span text:style-name="T4">
另请阅读：</text:span>
 <text:a xlink:type="simple" xlink:href="https://www.ukrinform.ua/rubric-world/3706287-u-18-regionah-rf-viruut-lisovi-pozezi-zaginuli-semero-ludej.html" text:style-name="Internet_20_link" text:visited-style-name="Visited_20_Internet_20_Link">
<text:span text:style-name="T4">
开火</text:span>
</text:a>
同时，由于艾伯塔省是加拿大最大的天然气生产商，因此对纳米纳帕(Nanapho)生产植物可能转移的焦虑正在增加。</text:p>
      <text:p text:style-name="P4">
据报道，由于整个领土上的天气非常干燥和炎热，因此禁止开火和道路使用。</text:p>
      <text:p text:style-name="P4">
News Source: <text:a xlink:type="simple" xlink:href="https://www.ukrinform.ua/rubric-world/3706400-u-kanadskij-provincii-alberta-cerez-lisovi-pozezi-evakuuvali-vze-29-tisac-ludej.html" text:style-name="Internet_20_link" text:visited-style-name="Visited_20_Internet_20_Link">
https://www.ukrinform.ua/rubric-world/3706400-u-kanadskij-provincii-alberta-cerez-lisovi-pozezi-evakuuvali-vze-29-tisac-ludej.html</text:a>
</text:p>
      <!--NEWS-->
      <text:h text:style-name="P10" text:outline-level="1">
<text:span text:style-name="T4">
在荷兰，Go-A乐队在解放日节上演出</text:span>
</text:h>
      <text:p text:style-name="P4">
作者: Ukrinform (Person)</text:p>
      <text:p text:style-name="P4">
出版商: Укринформ (Organization)</text:p>
      <text:p text:style-name="P4">
出版时间: 2023-05-08T17:33:00+03:00</text:p>
      <text:p text:style-name="P4">
修改时间: 2023-05-08T17:33:00+03:00</text:p>
      <text:p text:style-name="P4">
描述: 在荷兰城市Gertogenbos，乌克兰乐队Go-A在一个致力于解放日的节日中演出。  - 乌克林。</text:p>
      <text:p text:style-name="P4">
图片: ["<text:a xlink:type="simple" xlink:href="https://static.ukrinform.com/photos/2023_05/thumb_files/630_360_1683556354-560.jpg" text:style-name="Internet_20_link" text:visited-style-name="Visited_20_Internet_20_Link">
630_360_16835...</text:a>
", "<text:a xlink:type="simple" xlink:href="https://static.ukrinform.com/photos/2023_05/1683556391-455.jpg" text:style-name="Internet_20_link" text:visited-style-name="Visited_20_Internet_20_Link">
1683556391-45...</text:a>
"]</text:p>
      <text:p text:style-name="P4">
标签: ['Концерт', 'Культура', 'Нідерланди']</text:p>
      <text:p text:style-name="P4">
类型: Article</text:p>
      <!--METADATA-->
      <text:p text:style-name="P4">
<draw:frame draw:style-name="fr1" draw:name="Image143" text:anchor-type="as-char" svg:width="6.9236in" svg:height="3.956343in" draw:z-index="0">
<draw:image xlink:href="../Images/yкринформ/2023-05-08T17-33-00-03-00/630_360_1683556354-560.jpg" xlink:type="simple" xlink:show="embed" xlink:actuate="onLoad" draw:mime-type="image/jpeg"/>
</draw:frame>
乌克兰集团Go-A在致力于解放日的节日中在Gerrogenbos城市Gertogenbos演出。</text:p>
      <text:p text:style-name="P4">
关于它报告了<text:a xlink:type="simple" xlink:href="https://www.facebook.com/karel.burger.dirven/posts/pfbid0XzJtfWqQGdD94KCGZPVbUZbsGuzjXLjk64FtJSDJoDG3UszDg5uCpPHNANK9FjkWl" text:style-name="Internet_20_link" text:visited-style-name="Visited_20_Internet_20_Link">
</text:a>
在荷兰王国卡雷尔·伯格拉迪尔(Karel Burgeradirven)王国的第一个荣誉领事上。</text:p>
      <text:p text:style-name="P4">
他写道：“ 5月5日，Go-A乐队在献给城市Hertogenbos的解放日的音乐节上演出。”</text:p>
      <text:p text:style-name="P4">
据他说，许多乌克兰人来听乐队，因为战争，他们要离开家园并在荷兰找到庇护所。</text:p>
      <text:p text:style-name="P4">
<draw:frame draw:style-name="fr1" draw:name="Image144" text:anchor-type="as-char" svg:width="6.9236in" svg:height="3.89773in" draw:z-index="0">
<draw:image xlink:href="../Images/yкринформ/2023-05-08T17-33-00-03-00/1683556391-455.jpg" xlink:type="simple" xlink:show="embed" xlink:actuate="onLoad" draw:mime-type="image/jpeg"/>
</draw:frame>
“自由不是自我的。 我们感谢荷兰对乌克兰的所有支持。美丽的氛围，美妙的音乐。</text:p>
      <text:p text:style-name="P4">
他还敦促继续支持和协助乌克兰。</text:p>
      <text:p text:style-name="P4">
值得注意的是，5月4日，20：00，两分钟的寂静尊敬荷兰的公民和士兵，他们在战争期间去世，第二次世界大战后的和平任务去世。</text:p>
      <text:p text:style-name="P4">
此外，每年5月5日，荷兰庆祝解放日，1945年将该国解放从德国人中解放。 这一天是为了表达世界上许多不住在塔斯沃博达和平中的人的支持，今年向乌克兰人民提供了特别的支持。</text:p>
      <text:p text:style-name="P4">
正如乌克林福姆报道的那样，2022年9月，乌克兰乐队Go-a <text:a xlink:type="simple" xlink:href="https://www.ukrinform.ua/rubric-diaspora/3570512-u-niderlandah-gurt-goa-proviv-koncerti-na-pidtrimku-ukraini.html" text:style-name="Internet_20_link" text:visited-style-name="Visited_20_Internet_20_Link">
</text:a>
为支持荷兰城市的乌克兰 - 阿内米，霍夫多皮，布雷迪和魔鬼的乌克兰音乐会，距离阿姆斯特丹120公里。</text:p>
      <text:p text:style-name="P4">
<text:span text:style-name="T5">
foto：Go-A乐队 / Facebook</text:span>
</text:p>
      <text:p text:style-name="P4">
News Source: <text:a xlink:type="simple" xlink:href="https://www.ukrinform.ua/rubric-diaspora/3706403-u-niderlandah-gurt-goa-vistupiv-na-festivali-prisvacenomu-dnu-vizvolenna.html" text:style-name="Internet_20_link" text:visited-style-name="Visited_20_Internet_20_Link">
https://www.ukrinform.ua/rubric-diaspora/3706403-u-niderlandah-gurt-goa-vistupiv-na-festivali-prisvacenomu-dnu-vizvolenna.html</text:a>
</text:p>
      <!--NEWS-->
      <text:h text:style-name="P10" text:outline-level="1">
<text:span text:style-name="T4">
莱昂内尔·梅西（Lionel Messi）返回PSG培训</text:span>
</text:h>
      <text:p text:style-name="P4">
作者: Ukrinform (Person)</text:p>
      <text:p text:style-name="P4">
出版商: Укринформ (Organization)</text:p>
      <text:p text:style-name="P4">
出版时间: 2023-05-08T17:36:56+03:00</text:p>
      <text:p text:style-name="P4">
修改时间: 2023-05-08T17:36:56+03:00</text:p>
      <text:p text:style-name="P4">
描述: 由于未经授权的旅行 - 乌克林形式，阿根廷人通过撤职的任期减少了。</text:p>
      <text:p text:style-name="P4">
图片: ["<text:a xlink:type="simple" xlink:href="https://static.ukrinform.com/photos/2023_05/thumb_files/630_360_1683555869-577.jpg" text:style-name="Internet_20_link" text:visited-style-name="Visited_20_Internet_20_Link">
630_360_16835...</text:a>
"]</text:p>
      <text:p text:style-name="P4">
标签: ['Футбол', 'Мессі', 'Парі Сен-Жермен']</text:p>
      <text:p text:style-name="P4">
类型: Article</text:p>
      <!--METADATA-->
      <text:p text:style-name="P4">
<draw:frame draw:style-name="fr1" draw:name="Image145" text:anchor-type="as-char" svg:width="6.9236in" svg:height="3.956343in" draw:z-index="0">
<draw:image xlink:href="../Images/yкринформ/2023-05-08T17-36-56-03-00/630_360_1683555869-577.jpg" xlink:type="simple" xlink:show="embed" xlink:actuate="onLoad" draw:mime-type="image/jpeg"/>
</draw:frame>
由于未经授权的旅行而导致的阿根廷删除术语</text:p>
      <text:p text:style-name="P4">
PSG前锋莱昂内尔·梅西(Lionel Messi)早早返回训练，<text:a xlink:type="simple" xlink:href="https://twitter.com/PSG_inside/status/1655524522672504832" text:style-name="Internet_20_link" text:visited-style-name="Visited_20_Internet_20_Link">
</text:a>
乌克林福姆报道，新闻服务。</text:p>
      <text:p text:style-name="P4">
PSG领导层在5月初撤离了阿根廷，持续了两个星期。制裁是，梅西不同意他前往道奥拉伯旅行的俱乐部，错过了团队培训。</text:p>
      <text:p text:style-name="P4">
梅西公开向合作伙伴和管理层道歉，在他的讲话中，非法命中学家指出，由于他被说服了周末，他已经分开了。</text:p>
      <text:p text:style-name="P4">
“ PSG”将梅西的撤职留给了法国对特洛伊斯的冠军(3：1)但是，第二天，阿根廷回到了培训小组。</text:p>
      <text:p text:style-name="P4">
当前针对莱昂内尔(Lionel)工作的运动 - 所有比赛的37场比赛有20个进球和19个富有成效的传播。 在全国冠军赛中，梅西(Messi)在该指标上赢得了15名助手。</text:p>
      <text:p text:style-name="P4">
<text:span text:style-name="T4">
另请阅读：</text:span>
 <text:a xlink:type="simple" xlink:href="https://www.ukrinform.ua/rubric-sports/3704298-messi-zalisit-psz-v-kinci-sezonu-zurnalist.html" text:style-name="Internet_20_link" text:visited-style-name="Visited_20_Internet_20_Link">
<text:span text:style-name="T4">
 Messi </text:span>
</text:a>
正如乌克林福姆(Ukrinform)报道的，在PSG中，阿根廷人在2021年夏天与巴塞罗那的自由球员一起进行了第二个后燃烧赛季。</text:p>
      <text:p text:style-name="P4">
照片：盖蒂图像</text:p>
      <text:p text:style-name="P4">
News Source: <text:a xlink:type="simple" xlink:href="https://www.ukrinform.ua/rubric-sports/3706404-lionel-messi-povernuvsa-do-trenuvan-psz.html" text:style-name="Internet_20_link" text:visited-style-name="Visited_20_Internet_20_Link">
https://www.ukrinform.ua/rubric-sports/3706404-lionel-messi-povernuvsa-do-trenuvan-psz.html</text:a>
</text:p>
      <!--NEWS-->
      <text:h text:style-name="P10" text:outline-level="1">
<text:span text:style-name="T4">
根据“陆军德罗纳”项目，又有八个无人机的震动嘴。</text:span>
</text:h>
      <text:p text:style-name="P4">
作者: Ukrinform (Person)</text:p>
      <text:p text:style-name="P4">
出版商: Укринформ (Organization)</text:p>
      <text:p text:style-name="P4">
出版时间: 2023-05-08T17:37:33+03:00</text:p>
      <text:p text:style-name="P4">
修改时间: 2023-05-08T17:37:33+03:00</text:p>
      <text:p text:style-name="P4">
描述: 数字转型部与合作伙伴一起完成了八个新无人机冲击嘴的必要设备。  - 乌克林。</text:p>
      <text:p text:style-name="P4">
图片: ["<text:a xlink:type="simple" xlink:href="https://static.ukrinform.com/photos/2023_02/thumb_files/630_360_1676050744-971.jpg" text:style-name="Internet_20_link" text:visited-style-name="Visited_20_Internet_20_Link">
630_360_16760...</text:a>
"]</text:p>
      <text:p text:style-name="P4">
标签: ['Безпілотник', 'Війна з росією', 'Армія дронів']</text:p>
      <text:p text:style-name="P4">
类型: Article</text:p>
      <!--METADATA-->
      <text:p text:style-name="P4">
<draw:frame draw:style-name="fr1" draw:name="Image146" text:anchor-type="as-char" svg:width="6.9236in" svg:height="3.956343in" draw:z-index="0">
<draw:image xlink:href="../Images/yкринформ/2023-05-08T17-37-33-03-00/630_360_1676050744-971.jpg" xlink:type="simple" xlink:show="embed" xlink:actuate="onLoad" draw:mime-type="image/jpeg"/>
</draw:frame>
数字化转型部与合作伙伴一起使用了八个新无人机冲击嘴的非需求设备完成。</text:p>
      <text:p text:style-name="P4">
Viceremier-Minister报告了这一点，用于创新，教育发展，数字化转型的Tatekhnology-Minister Mikhail Fedorov <text:a xlink:type="simple" xlink:href="http://t.me/dsszzi_official/5795" text:style-name="Internet_20_link" text:visited-style-name="Visited_20_Internet_20_Link">
</text:a>
，报道乌克林福姆。</text:p>
      <text:p text:style-name="P4">
“八张新的无人机冲击嘴已经准备好进行战斗 - 他们将拾音器，震惊魔鬼和FPV递给他们。 所有无人机都是乌克兰的生产。我们需要清理乌克兰公司发展的阻滞剂。 会有很多变化。 部长说：“在乌克兰生产成千上万的无人机，这些无人机仅仅包含在国防军中。”</text:p>
      <text:p text:style-name="P4">
费多罗夫回忆说，震动嘴的创造是空前且及时的时间。 毕竟，几个月前完成的三个冲击嘴已经在前面取得成功。</text:p>
      <text:p text:style-name="P4">
<text:span text:style-name="T4">
另请阅读：</text:span>
 <text:a xlink:type="simple" xlink:href="https://www.ukrinform.ua/rubric-ato/3705883-bezpilotniki-sogodni-roblat-revoluciu-na-fronti-ignat.html" text:style-name="Internet_20_link" text:visited-style-name="Visited_20_Internet_20_Link">
<text:span text:style-name="T4">
 ignati </text:span>
</text:a>
据报道，在3月，武装部队创建了三家单独的冲击刀片公司。 这些是乌克兰在入侵者的斗争中正在实施的世界第一部队。 无人机部队将增强步兵的步兵和勘探能力，并帮助更有效地克服敌人。</text:p>
      <text:p text:style-name="P4">
无人机军是一个项目，由武装部队和国防部的总参谋部发起。 这个复杂的计划，系统购买无人机，维修以及相关专家的培训课程。 该项目于7月1日开始。</text:p>
      <text:p text:style-name="P4">
<text:span text:style-name="T4">
另请阅读：</text:span>
 <text:a xlink:type="simple" xlink:href="https://www.ukrinform.ua/rubric-ato/3705695-mincifri-peredalo-na-front-se-100-droniv.html" text:style-name="Internet_20_link" text:visited-style-name="Visited_20_Internet_20_Link">
<text:span text:style-name="T4">
无人机</text:span>
</text:a>
在其限制范围内，个人资料状态机构已经为超过41亿的冰柜注册了3,800多名冰柜，并准备了10,000个运营商。 当今乌克兰有20多所学校，人们可以获得无人机技能。</text:p>
      <text:p text:style-name="P4">
News Source: <text:a xlink:type="simple" xlink:href="https://www.ukrinform.ua/rubric-ato/3706405-za-proektom-armia-droniv-ukomplektuvali-bijciv-se-vosmi-udarnih-rot-bpla.html" text:style-name="Internet_20_link" text:visited-style-name="Visited_20_Internet_20_Link">
https://www.ukrinform.ua/rubric-ato/3706405-za-proektom-armia-droniv-ukomplektuvali-bijciv-se-vosmi-udarnih-rot-bpla.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5-08T17:48:00+03:00</text:p>
      <text:p text:style-name="P4">
修改时间: 2023-05-08T17:48: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47" text:anchor-type="as-char" svg:width="6.9236in" svg:height="3.956343in" draw:z-index="0">
<draw:image xlink:href="../Images/yкринформ/2023-05-08T17-48-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48" text:anchor-type="as-char" svg:width="6.9236in" svg:height="6.9236in" draw:z-index="0">
<draw:image xlink:href="../Images/yкринформ/2023-05-08T17-48-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49" text:anchor-type="as-char" svg:width="6.9236in" svg:height="6.9236in" draw:z-index="0">
<draw:image xlink:href="../Images/yкринформ/2023-05-08T17-48-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50" text:anchor-type="as-char" svg:width="6.9236in" svg:height="6.9236in" draw:z-index="0">
<draw:image xlink:href="../Images/yкринформ/2023-05-08T17-48-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51" text:anchor-type="as-char" svg:width="6.9236in" svg:height="6.9236in" draw:z-index="0">
<draw:image xlink:href="../Images/yкринформ/2023-05-08T17-48-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180-190厘米高，瘦，黑发</text:p>
      <text:p text:style-name="P4">
灰色的眼睛。</text:p>
      <text:p text:style-name="P4">
<text:span text:style-name="T4">
 Andriy Kadigrob，13岁</text:span>
</text:p>
      <text:p text:style-name="P4">
<draw:frame draw:style-name="fr1" draw:name="Image152" text:anchor-type="as-char" svg:width="6.9236in" svg:height="6.9236in" draw:z-index="0">
<draw:image xlink:href="../Images/yкринформ/2023-05-08T17-48-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婴儿的迹象：看起来13-14岁，身高140厘米，薄，黑发。</text:p>
      <text:p text:style-name="P4">
衣服：白色T衬衫，黑色裤子，蓝色拖鞋。</text:p>
      <text:p text:style-name="P4">
<text:span text:style-name="T4">
伊丽莎白·曼迪克(Elizabeth Mandic)，16岁</text:span>
</text:p>
      <text:p text:style-name="P4">
<draw:frame draw:style-name="fr1" draw:name="Image153" text:anchor-type="as-char" svg:width="6.9236in" svg:height="6.9236in" draw:z-index="0">
<draw:image xlink:href="../Images/yкринформ/2023-05-08T17-48-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154" text:anchor-type="as-char" svg:width="6.9236in" svg:height="6.9236in" draw:z-index="0">
<draw:image xlink:href="../Images/yкринформ/2023-05-08T17-48-00-03-00/1659948835-931.jpg" xlink:type="simple" xlink:show="embed" xlink:actuate="onLoad" draw:mime-type="image/jpeg"/>
</draw:frame>
</text:p>
      <text:p text:style-name="P4">
迹象：看起来17岁，身高170厘米，瘦小，短弓形。</text:p>
      <text:p text:style-name="P4">
衣服：黑色T衬衫，蓝色短裤，黑色运动鞋。</text:p>
      <text:p text:style-name="P4">
<draw:frame draw:style-name="fr1" draw:name="Image155" text:anchor-type="as-char" svg:width="6.9236in" svg:height="6.9236in" draw:z-index="0">
<draw:image xlink:href="../Images/yкринформ/2023-05-08T17-48-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draw:frame draw:style-name="fr1" draw:name="Image156" text:anchor-type="as-char" svg:width="6.9236in" svg:height="6.9236in" draw:z-index="0">
<draw:image xlink:href="../Images/yкринформ/2023-05-08T17-48-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157" text:anchor-type="as-char" svg:width="6.9236in" svg:height="6.9236in" draw:z-index="0">
<draw:image xlink:href="../Images/yкринформ/2023-05-08T17-48-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在Zhytomyr中，第95旅的退伍军人从专门兄弟的树上剪了一个雕塑</text:span>
</text:h>
      <text:p text:style-name="P4">
作者: Ukrinform (Person)</text:p>
      <text:p text:style-name="P4">
出版商: Укринформ (Organization)</text:p>
      <text:p text:style-name="P4">
出版时间: 2023-05-08T17:51:00+03:00</text:p>
      <text:p text:style-name="P4">
修改时间: 2023-05-08T17:51:00+03:00</text:p>
      <text:p text:style-name="P4">
描述: 在Zhytomyr中，资深人士Ivan Halus带有呼号“雕塑家”，创建了一个雕塑，该雕塑是由专门登上第95个独立着陆旅的橡树。  - 乌克林。</text:p>
      <text:p text:style-name="P4">
图片: ["<text:a xlink:type="simple" xlink:href="https://static.ukrinform.com/photos/2023_05/thumb_files/630_360_1683557173-268.jpg" text:style-name="Internet_20_link" text:visited-style-name="Visited_20_Internet_20_Link">
630_360_16835...</text:a>
"]</text:p>
      <text:p text:style-name="P4">
标签: None</text:p>
      <text:p text:style-name="P4">
类型: Article</text:p>
      <!--METADATA-->
      <text:p text:style-name="P4">
<draw:frame draw:style-name="fr1" draw:name="Image158" text:anchor-type="as-char" svg:width="6.9236in" svg:height="3.956343in" draw:z-index="0">
<draw:image xlink:href="../Images/yкринформ/2023-05-08T17-51-00-03-00/630_360_1683557173-268.jpg" xlink:type="simple" xlink:show="embed" xlink:actuate="onLoad" draw:mime-type="image/jpeg"/>
</draw:frame>
在Zhytomyrivetran中，Ivan Halus带有呼号“雕塑家”，创建了一个雕塑，该雕塑是从专门用于第95个单独着陆和突击旅的橡木。</text:p>
      <text:p text:style-name="P4">
正如乌克林福姆报道的那样，关于<text:a xlink:type="simple" xlink:href="https://www.facebook.com/sukhomlyn.sergey/posts/pfbid02RnF266aJ1AF4pV6dYUSf8JbjuF2DDtapDFz5tPRX5nCnCtUasgPSHkkSBFeq5Ztal" text:style-name="Internet_20_link" text:visited-style-name="Visited_20_Internet_20_Link">
</text:a>
Zhytomyr市长Sergey Sukhomlin报道。</text:p>
      <text:p text:style-name="P4">
正如兄弟俩所承诺的那样，“今天，”雕塑家以同质旅的象征完成了雕塑。 他消化了堕落者的名字和呼唤，残酷战斗正在进行的定居点的名称……”  - 邮政上写着。</text:p>
      <text:p text:style-name="P4">
值得注意的是，哈勒斯(Halus)在城市城市创造了一个雕塑。 这位资深人士还筹集了少量资金，为第95旅的药物提供了少量资金。</text:p>
      <text:p text:style-name="P4">
总体服务是在边境部队中服役的，但被委托为健康。 他是专长的律师，但八年来他一直是雕塑。 当一场全面的战争开始时，该男子去了入学处，然后进入了第95旅。 在这个月中，他在葡萄干下，在战争中，他有一个“雕塑家”的呼号。 受伤后，军事受伤将不再服役。 在三个月的时间里，他一直在康复，现在正在继续治疗。</text:p>
      <text:p text:style-name="P4">
<text:span text:style-name="T4">
另请阅读：</text:span>
 <text:a xlink:type="simple" xlink:href="https://www.ukrinform.ua/rubric-diaspora/3704143-u-liverpuli-predstavili-proekt-dialogi-za-ucasti-ukrainskoi-hudoznici.html" text:style-name="Internet_20_link" text:visited-style-name="Visited_20_Internet_20_Link">
</text:a>
正如乌克林福姆报道的，在肖杜尔公园<text:a xlink:type="simple" xlink:href="https://www.ukrinform.ua/tag-zitomir" text:style-name="Internet_20_link" text:visited-style-name="Visited_20_Internet_20_Link">
</text:a>
老兵<text:a xlink:type="simple" xlink:href="https://www.ukrinform.ua/rubric-culture/3704300-u-zitomiri-stvoruut-derevanu-skulpturu-prisvacenu-95ij-brigadi.html" text:style-name="Internet_20_link" text:visited-style-name="Visited_20_Internet_20_Link">
</text:a>
摘自橡树雕塑的“自由”，献给第95个单独的着陆旅。</text:p>
      <text:p text:style-name="P4">
<text:span text:style-name="T5">
foto：Sergey Sukhomlin，Facebook</text:span>
</text:p>
      <text:p text:style-name="P4">
News Source: <text:a xlink:type="simple" xlink:href="https://www.ukrinform.ua/rubric-regions/3706412-u-zitomiri-veteran-95i-brigadi-virizav-z-dereva-skulpturu-prisvacenu-pobratimam.html" text:style-name="Internet_20_link" text:visited-style-name="Visited_20_Internet_20_Link">
https://www.ukrinform.ua/rubric-regions/3706412-u-zitomiri-veteran-95i-brigadi-virizav-z-dereva-skulpturu-prisvacenu-pobratimam.html</text:a>
</text:p>
      <!--NEWS-->
      <text:h text:style-name="P10" text:outline-level="1">
<text:span text:style-name="T4">
Google在卫星图像中展示了俄罗斯入侵乌克兰的影响</text:span>
</text:h>
      <text:p text:style-name="P4">
作者: Ukrinform (Person)</text:p>
      <text:p text:style-name="P4">
出版商: Укринформ (Organization)</text:p>
      <text:p text:style-name="P4">
出版时间: 2023-05-08T18:01:00+03:00</text:p>
      <text:p text:style-name="P4">
修改时间: 2023-05-08T18:01:00+03:00</text:p>
      <text:p text:style-name="P4">
描述: Google已经发布了乌克兰领土领土的新卫星图像，该图片记录了俄罗斯全面入侵造成的破坏。  - 乌克林。</text:p>
      <text:p text:style-name="P4">
图片: ["<text:a xlink:type="simple" xlink:href="https://static.ukrinform.com/photos/2023_05/thumb_files/630_360_1683557499-281.png" text:style-name="Internet_20_link" text:visited-style-name="Visited_20_Internet_20_Link">
630_360_16835...</text:a>
", "<text:a xlink:type="simple" xlink:href="https://static.ukrinform.com/photos/2023_05/1683557423-417.jpg" text:style-name="Internet_20_link" text:visited-style-name="Visited_20_Internet_20_Link">
1683557423-41...</text:a>
", "<text:a xlink:type="simple" xlink:href="https://static.ukrinform.com/photos/2023_05/1683557422-883.jpg" text:style-name="Internet_20_link" text:visited-style-name="Visited_20_Internet_20_Link">
1683557422-88...</text:a>
", "<text:a xlink:type="simple" xlink:href="https://static.ukrinform.com/photos/2023_05/1683557431-479.jpg" text:style-name="Internet_20_link" text:visited-style-name="Visited_20_Internet_20_Link">
1683557431-47...</text:a>
", "<text:a xlink:type="simple" xlink:href="https://static.ukrinform.com/photos/2023_05/1683557430-324.jpg" text:style-name="Internet_20_link" text:visited-style-name="Visited_20_Internet_20_Link">
1683557430-32...</text:a>
", "<text:a xlink:type="simple" xlink:href="https://static.ukrinform.com/photos/2023_05/1683557439-928.jpg" text:style-name="Internet_20_link" text:visited-style-name="Visited_20_Internet_20_Link">
1683557439-92...</text:a>
", "<text:a xlink:type="simple" xlink:href="https://static.ukrinform.com/photos/2023_05/1683557439-898.jpg" text:style-name="Internet_20_link" text:visited-style-name="Visited_20_Internet_20_Link">
1683557439-89...</text:a>
", "<text:a xlink:type="simple" xlink:href="https://static.ukrinform.com/photos/2023_05/1683557460-548.png" text:style-name="Internet_20_link" text:visited-style-name="Visited_20_Internet_20_Link">
1683557460-54...</text:a>
", "<text:a xlink:type="simple" xlink:href="https://static.ukrinform.com/photos/2023_05/1683557462-708.png" text:style-name="Internet_20_link" text:visited-style-name="Visited_20_Internet_20_Link">
1683557462-70...</text:a>
", "<text:a xlink:type="simple" xlink:href="https://static.ukrinform.com/photos/2023_05/1683557464-378.png" text:style-name="Internet_20_link" text:visited-style-name="Visited_20_Internet_20_Link">
1683557464-37...</text:a>
", "<text:a xlink:type="simple" xlink:href="https://static.ukrinform.com/photos/2023_05/1683557466-723.png" text:style-name="Internet_20_link" text:visited-style-name="Visited_20_Internet_20_Link">
1683557466-72...</text:a>
", "<text:a xlink:type="simple" xlink:href="https://static.ukrinform.com/photos/2023_05/1683557482-442.png" text:style-name="Internet_20_link" text:visited-style-name="Visited_20_Internet_20_Link">
1683557482-44...</text:a>
", "<text:a xlink:type="simple" xlink:href="https://static.ukrinform.com/photos/2023_05/1683557468-349.png" text:style-name="Internet_20_link" text:visited-style-name="Visited_20_Internet_20_Link">
1683557468-34...</text:a>
", "<text:a xlink:type="simple" xlink:href="https://static.ukrinform.com/photos/2023_05/1683557484-476.png" text:style-name="Internet_20_link" text:visited-style-name="Visited_20_Internet_20_Link">
1683557484-47...</text:a>
", "<text:a xlink:type="simple" xlink:href="https://static.ukrinform.com/photos/2023_05/1683557486-956.png" text:style-name="Internet_20_link" text:visited-style-name="Visited_20_Internet_20_Link">
1683557486-95...</text:a>
", "<text:a xlink:type="simple" xlink:href="https://static.ukrinform.com/photos/2023_05/1683557488-666.png" text:style-name="Internet_20_link" text:visited-style-name="Visited_20_Internet_20_Link">
1683557488-66...</text:a>
", "<text:a xlink:type="simple" xlink:href="https://static.ukrinform.com/photos/2023_05/1683557490-771.png" text:style-name="Internet_20_link" text:visited-style-name="Visited_20_Internet_20_Link">
1683557490-77...</text:a>
", "<text:a xlink:type="simple" xlink:href="https://static.ukrinform.com/photos/2023_05/1683557501-934.png" text:style-name="Internet_20_link" text:visited-style-name="Visited_20_Internet_20_Link">
1683557501-93...</text:a>
", "<text:a xlink:type="simple" xlink:href="https://static.ukrinform.com/photos/2023_05/1683557499-281.png" text:style-name="Internet_20_link" text:visited-style-name="Visited_20_Internet_20_Link">
1683557499-28...</text:a>
"]</text:p>
      <text:p text:style-name="P4">
标签: ['Фото', 'Google', 'Супутник', 'Війна з росією']</text:p>
      <text:p text:style-name="P4">
类型: Article</text:p>
      <!--METADATA-->
      <text:p text:style-name="P4">
<draw:frame draw:style-name="fr1" draw:name="Image159" text:anchor-type="as-char" svg:width="6.9236in" svg:height="3.956343in" draw:z-index="0">
<draw:image xlink:href="../Images/yкринформ/2023-05-08T18-01-00-03-00/630_360_1683557499-281.png" xlink:type="simple" xlink:show="embed" xlink:actuate="onLoad" draw:mime-type="image/png"/>
</draw:frame>
Googgle发表了乌克兰领土领土的新卫星图像，这些图像被俄罗斯的全面入侵摧毁。</text:p>
      <text:p text:style-name="P4">
关于它报告<text:a xlink:type="simple" xlink:href="https://www.politico.eu/article/ukraine-war-satellite-images-reveal-devastation-russia-invasion/" text:style-name="Internet_20_link" text:visited-style-name="Visited_20_Internet_20_Link">
</text:a>
，报道乌克林福姆。</text:p>
      <text:p text:style-name="P4">
该出版物比较了来自乌克兰许多地方的卫星图像，并带到了入侵的Taisle <text:a xlink:type="simple" xlink:href="https://www.ukrinform.ua/tag-rosijski-vijskovi" text:style-name="Internet_20_link" text:visited-style-name="Visited_20_Internet_20_Link">
</text:a>
 .</text:p>
      <text:p text:style-name="P4">
<draw:frame draw:style-name="fr1" draw:name="Image160" text:anchor-type="as-char" svg:width="6.9236in" svg:height="4.352893in" draw:z-index="0">
<draw:image xlink:href="../Images/yкринформ/2023-05-08T18-01-00-03-00/1683557423-417.jpg" xlink:type="simple" xlink:show="embed" xlink:actuate="onLoad" draw:mime-type="image/jpeg"/>
</draw:frame>
</text:p>
      <text:p text:style-name="P4">
<draw:frame draw:style-name="fr1" draw:name="Image161" text:anchor-type="as-char" svg:width="6.9236in" svg:height="4.352893in" draw:z-index="0">
<draw:image xlink:href="../Images/yкринформ/2023-05-08T18-01-00-03-00/1683557422-883.jpg" xlink:type="simple" xlink:show="embed" xlink:actuate="onLoad" draw:mime-type="image/jpeg"/>
</draw:frame>
<draw:frame draw:style-name="fr1" draw:name="Image162" text:anchor-type="as-char" svg:width="6.9236in" svg:height="4.352893in" draw:z-index="0">
<draw:image xlink:href="../Images/yкринформ/2023-05-08T18-01-00-03-00/1683557431-479.jpg" xlink:type="simple" xlink:show="embed" xlink:actuate="onLoad" draw:mime-type="image/jpeg"/>
</draw:frame>
<draw:frame draw:style-name="fr1" draw:name="Image163" text:anchor-type="as-char" svg:width="6.9236in" svg:height="4.352893in" draw:z-index="0">
<draw:image xlink:href="../Images/yкринформ/2023-05-08T18-01-00-03-00/1683557430-324.jpg" xlink:type="simple" xlink:show="embed" xlink:actuate="onLoad" draw:mime-type="image/jpeg"/>
</draw:frame>
<draw:frame draw:style-name="fr1" draw:name="Image164" text:anchor-type="as-char" svg:width="6.9236in" svg:height="4.352893in" draw:z-index="0">
<draw:image xlink:href="../Images/yкринформ/2023-05-08T18-01-00-03-00/1683557439-928.jpg" xlink:type="simple" xlink:show="embed" xlink:actuate="onLoad" draw:mime-type="image/jpeg"/>
</draw:frame>
<draw:frame draw:style-name="fr1" draw:name="Image165" text:anchor-type="as-char" svg:width="6.9236in" svg:height="4.352893in" draw:z-index="0">
<draw:image xlink:href="../Images/yкринформ/2023-05-08T18-01-00-03-00/1683557439-898.jpg" xlink:type="simple" xlink:show="embed" xlink:actuate="onLoad" draw:mime-type="image/jpeg"/>
</draw:frame>
特别是在照片中，记录了基辅地区的毁灭：比利亚基夫战斗的后果，戈斯托梅尔机场的毁灭，伊尔彭的摧毁城市和所有哥萨罗维奇的大坝。</text:p>
      <text:p text:style-name="P4">
<draw:frame draw:style-name="fr1" draw:name="Image166" text:anchor-type="as-char" svg:width="6.9236in" svg:height="3.109209in" draw:z-index="0">
<draw:image xlink:href="../Images/yкринформ/2023-05-08T18-01-00-03-00/1683557460-548.png" xlink:type="simple" xlink:show="embed" xlink:actuate="onLoad" draw:mime-type="image/png"/>
</draw:frame>
<draw:frame draw:style-name="fr1" draw:name="Image167" text:anchor-type="as-char" svg:width="6.9236in" svg:height="3.102799in" draw:z-index="0">
<draw:image xlink:href="../Images/yкринформ/2023-05-08T18-01-00-03-00/1683557462-708.png" xlink:type="simple" xlink:show="embed" xlink:actuate="onLoad" draw:mime-type="image/png"/>
</draw:frame>
<draw:frame draw:style-name="fr1" draw:name="Image168" text:anchor-type="as-char" svg:width="6.9236in" svg:height="3.359228in" draw:z-index="0">
<draw:image xlink:href="../Images/yкринформ/2023-05-08T18-01-00-03-00/1683557464-378.png" xlink:type="simple" xlink:show="embed" xlink:actuate="onLoad" draw:mime-type="image/png"/>
</draw:frame>
<draw:frame draw:style-name="fr1" draw:name="Image169" text:anchor-type="as-char" svg:width="6.9236in" svg:height="3.224603in" draw:z-index="0">
<draw:image xlink:href="../Images/yкринформ/2023-05-08T18-01-00-03-00/1683557466-723.png" xlink:type="simple" xlink:show="embed" xlink:actuate="onLoad" draw:mime-type="image/png"/>
</draw:frame>
<draw:frame draw:style-name="fr1" draw:name="Image170" text:anchor-type="as-char" svg:width="6.9236in" svg:height="3.179727in" draw:z-index="0">
<draw:image xlink:href="../Images/yкринформ/2023-05-08T18-01-00-03-00/1683557482-442.png" xlink:type="simple" xlink:show="embed" xlink:actuate="onLoad" draw:mime-type="image/png"/>
</draw:frame>
<draw:frame draw:style-name="fr1" draw:name="Image171" text:anchor-type="as-char" svg:width="6.9236in" svg:height="3.250246in" draw:z-index="0">
<draw:image xlink:href="../Images/yкринформ/2023-05-08T18-01-00-03-00/1683557468-349.png" xlink:type="simple" xlink:show="embed" xlink:actuate="onLoad" draw:mime-type="image/png"/>
</draw:frame>
<draw:frame draw:style-name="fr1" draw:name="Image172" text:anchor-type="as-char" svg:width="6.9236in" svg:height="3.166906in" draw:z-index="0">
<draw:image xlink:href="../Images/yкринформ/2023-05-08T18-01-00-03-00/1683557484-476.png" xlink:type="simple" xlink:show="embed" xlink:actuate="onLoad" draw:mime-type="image/png"/>
</draw:frame>
<draw:frame draw:style-name="fr1" draw:name="Image173" text:anchor-type="as-char" svg:width="6.9236in" svg:height="3.20537in" draw:z-index="0">
<draw:image xlink:href="../Images/yкринформ/2023-05-08T18-01-00-03-00/1683557486-956.png" xlink:type="simple" xlink:show="embed" xlink:actuate="onLoad" draw:mime-type="image/png"/>
</draw:frame>
<draw:frame draw:style-name="fr1" draw:name="Image174" text:anchor-type="as-char" svg:width="6.9236in" svg:height="3.20537in" draw:z-index="0">
<draw:image xlink:href="../Images/yкринформ/2023-05-08T18-01-00-03-00/1683557488-666.png" xlink:type="simple" xlink:show="embed" xlink:actuate="onLoad" draw:mime-type="image/png"/>
</draw:frame>
<draw:frame draw:style-name="fr1" draw:name="Image175" text:anchor-type="as-char" svg:width="6.9236in" svg:height="3.256656in" draw:z-index="0">
<draw:image xlink:href="../Images/yкринформ/2023-05-08T18-01-00-03-00/1683557490-771.png" xlink:type="simple" xlink:show="embed" xlink:actuate="onLoad" draw:mime-type="image/png"/>
</draw:frame>
<draw:frame draw:style-name="fr1" draw:name="Image176" text:anchor-type="as-char" svg:width="6.9236in" svg:height="3.128441in" draw:z-index="0">
<draw:image xlink:href="../Images/yкринформ/2023-05-08T18-01-00-03-00/1683557501-934.png" xlink:type="simple" xlink:show="embed" xlink:actuate="onLoad" draw:mime-type="image/png"/>
</draw:frame>
<draw:frame draw:style-name="fr1" draw:name="Image177" text:anchor-type="as-char" svg:width="6.9236in" svg:height="3.096388in" draw:z-index="0">
<draw:image xlink:href="../Images/yкринформ/2023-05-08T18-01-00-03-00/1683557499-281.png" xlink:type="simple" xlink:show="embed" xlink:actuate="onLoad" draw:mime-type="image/png"/>
</draw:frame>
此外，该卫星除去了巴赫穆特周围的田野，散布着炸药，并在玛丽奥波尔(Mariupol)的戏剧剧院。</text:p>
      <text:p text:style-name="P4">
<text:span text:style-name="T4">
另请阅读：</text:span>
 <text:a xlink:type="simple" xlink:href="https://www.ukrinform.ua/rubric-crimea/3697442-suputnik-zafiksuvav-rosijsku-radiolokacijnu-stanciu-bila-kerci.html" text:style-name="Internet_20_link" text:visited-style-name="Visited_20_Internet_20_Link">
<text:span text:style-name="T4">
卫星</text:span>
</text:a>
正如乌克林福姆报道的那样，2022年3月16日，入侵者故意在藏匿的玛丽奥波尔戏剧剧院上吸引了无人机。 数百人被杀。</text:p>
      <text:p text:style-name="P4">
<text:span text:style-name="T5">
foto：Google</text:span>
</text:p>
      <text:p text:style-name="P4">
News Source: <text:a xlink:type="simple" xlink:href="https://www.ukrinform.ua/rubric-ato/3706414-google-pokazav-naslidki-vtorgnenna-rf-v-ukrainu-na-suputnikovih-znimkah.html" text:style-name="Internet_20_link" text:visited-style-name="Visited_20_Internet_20_Link">
https://www.ukrinform.ua/rubric-ato/3706414-google-pokazav-naslidki-vtorgnenna-rf-v-ukrainu-na-suputnikovih-znimkah.html</text:a>
</text:p>
      <!--NEWS-->
      <text:h text:style-name="P10" text:outline-level="1">
<text:span text:style-name="T4">
赫森地区的三架俄罗斯无人机被摧毁</text:span>
</text:h>
      <text:p text:style-name="P4">
作者: Ukrinform (Person)</text:p>
      <text:p text:style-name="P4">
出版商: Укринформ (Organization)</text:p>
      <text:p text:style-name="P4">
出版时间: 2023-05-08T18:02:00+03:00</text:p>
      <text:p text:style-name="P4">
修改时间: 2023-05-08T18:02:00+03:00</text:p>
      <text:p text:style-name="P4">
描述: 5月8日，赫森地区防空部队和手段摧毁了三架敌人无人飞机。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Безпілотник', 'Херсонщина', 'Війна з росією']</text:p>
      <text:p text:style-name="P4">
类型: Article</text:p>
      <!--METADATA-->
      <text:p text:style-name="P4">
<draw:frame draw:style-name="fr1" draw:name="Image178" text:anchor-type="as-char" svg:width="6.9236in" svg:height="3.956343in" draw:z-index="0">
<draw:image xlink:href="../Images/yкринформ/2023-05-08T18-02-00-03-00/630_360_1669987737-966.jpg" xlink:type="simple" xlink:show="embed" xlink:actuate="onLoad" draw:mime-type="image/jpeg"/>
</draw:frame>
5月8日，赫森地区的障碍防御部队摧毁了三架命运的飞机。</text:p>
      <text:p text:style-name="P4">
关于它报告<text:a xlink:type="simple" xlink:href="https://www.facebook.com/PvKPivden/posts/pfbid0LnqV8FRhFtkST9vvtrXvS9WAyo7K1WbCQ7swZuebTZgHxpgbNxmq5biByG85y7tfl" text:style-name="Internet_20_link" text:visited-style-name="Visited_20_Internet_20_Link">
</text:a>
，报道乌克林福姆。</text:p>
      <text:p text:style-name="P4">
军方澄清说2次罢工被摧毁了<text:a xlink:type="simple" xlink:href="https://www.ukrinform.ua/tag-bezpilotnik" text:style-name="Internet_20_link" text:visited-style-name="Visited_20_Internet_20_Link">
</text:a>
柳叶刀类型和一个Zala型无人机。</text:p>
      <text:p text:style-name="P4">
航空司令部指出了Bohdan Khmelnytsky无线电技术旅的士兵的战斗工作，以破坏“ Lancetes”。</text:p>
      <text:p text:style-name="P4">
<text:span text:style-name="T4">
另请阅读：</text:span>
 <text:a xlink:type="simple" xlink:href="https://www.ukrinform.ua/rubric-ato/3706293-zsu-znisili-na-lugansini-dva-skladi-z-boepripasami-cotiri-tanki-i-bmp.html" text:style-name="Internet_20_link" text:visited-style-name="Visited_20_Internet_20_Link">
</text:a>
据乌克林福姆报道，今晚俄罗斯入侵者袭击了乌克兰35 kamikadze无人机的领土。 所有敌对的无人机都被摧毁了。</text:p>
      <text:p text:style-name="P4">
News Source: <text:a xlink:type="simple" xlink:href="https://www.ukrinform.ua/rubric-ato/3706415-na-hersonsini-znisili-tri-rosijski-bezpilotniki.html" text:style-name="Internet_20_link" text:visited-style-name="Visited_20_Internet_20_Link">
https://www.ukrinform.ua/rubric-ato/3706415-na-hersonsini-znisili-tri-rosijski-bezpilotniki.html</text:a>
</text:p>
      <!--NEWS-->
      <text:h text:style-name="P10" text:outline-level="1">
<text:span text:style-name="T4">
超过20.5万乌克兰人参与了恢复大军</text:span>
</text:h>
      <text:p text:style-name="P4">
作者: Ukrinform (Person)</text:p>
      <text:p text:style-name="P4">
出版商: Укринформ (Organization)</text:p>
      <text:p text:style-name="P4">
出版时间: 2023-05-08T18:03:04+03:00</text:p>
      <text:p text:style-name="P4">
修改时间: 2023-05-08T18:03:04+03:00</text:p>
      <text:p text:style-name="P4">
描述: 就业服务部已经发布了超过205,000多个指示，以在“恢复大军”项目上执行社会有用的作品。  - 乌克林。</text:p>
      <text:p text:style-name="P4">
图片: ["<text:a xlink:type="simple" xlink:href="https://static.ukrinform.com/photos/2021_04/thumb_files/630_360_1617369105-115.jpg" text:style-name="Internet_20_link" text:visited-style-name="Visited_20_Internet_20_Link">
630_360_16173...</text:a>
", "<text:a xlink:type="simple" xlink:href="https://static.ukrinform.com/photos/2023_05/1683557932-994.jpg" text:style-name="Internet_20_link" text:visited-style-name="Visited_20_Internet_20_Link">
1683557932-99...</text:a>
"]</text:p>
      <text:p text:style-name="P4">
标签: ['Війна з росією', 'Відбудова', 'Відновлення України']</text:p>
      <text:p text:style-name="P4">
类型: Article</text:p>
      <!--METADATA-->
      <text:p text:style-name="P4">
<draw:frame draw:style-name="fr1" draw:name="Image179" text:anchor-type="as-char" svg:width="6.9236in" svg:height="3.956343in" draw:z-index="0">
<draw:image xlink:href="../Images/yкринформ/2023-05-08T18-03-04-03-00/630_360_1617369105-115.jpg" xlink:type="simple" xlink:show="embed" xlink:actuate="onLoad" draw:mime-type="image/jpeg"/>
</draw:frame>
该服务已经发布了超过2055万个指示，以在“恢复大军”项目上进行公共有用的作品。</text:p>
      <text:p text:style-name="P4">
根据乌克林福姆的说法，国家就业服务在[]中报告(http://t.me/SESofUkraine/1136) .</text:p>
      <text:p text:style-name="P4">
<draw:frame draw:style-name="fr1" draw:name="Image180" text:anchor-type="as-char" svg:width="6.9236in" svg:height="8.220972in" draw:z-index="0">
<draw:image xlink:href="../Images/yкринформ/2023-05-08T18-03-04-03-00/1683557932-994.jpg" xlink:type="simple" xlink:show="embed" xlink:actuate="onLoad" draw:mime-type="image/jpeg"/>
</draw:frame>
众所周知，在社会有用的工作中，就业服务需要17个地区的20,558个失业。</text:p>
      <text:p text:style-name="P4">
<text:span text:style-name="T4">
另请阅读：</text:span>
 <text:a xlink:type="simple" xlink:href="https://www.ukrinform.ua/rubric-vidbudova/3705337-zitelam-zrujnovanogo-sela-na-hersonsini-prezentuvali-varianti-vidnovlenna-budinkiv.html" text:style-name="Internet_20_link" text:visited-style-name="Visited_20_Internet_20_Link">
<text:span text:style-name="T4">
恢复</text:span>
</text:a>
在Poltava地区发布了“恢复大军”项目中工作的最高数量-4 271。(https://www.ukrinform.ua/tag-harkivsina)-3 282个指示，在第三个基辅地区，在那里给了2 402个失业者。</text:p>
      <text:p text:style-name="P4">
为了支付社会有用作品的绩效服务，该州指示UAH 1.043亿。</text:p>
      <text:p text:style-name="P4">
<text:span text:style-name="T4">
另请阅读：</text:span>
 <text:a xlink:type="simple" xlink:href="https://www.ukrinform.ua/rubric-polytics/3705449-fon-der-laen-zustrilasa-zi-smigalem-u-londoni-govorili-pro-vidnovlenna-ukraini.html" text:style-name="Internet_20_link" text:visited-style-name="Visited_20_Internet_20_Link">
<text:span text:style-name="T4">
恢复</text:span>
</text:a>
据报道，政府在2012年秋季引入了“恢复大军”项目，以吸引那些通过社会有用的工作暂时失去工作的人们。</text:p>
      <text:p text:style-name="P4">
News Source: <text:a xlink:type="simple" xlink:href="https://www.ukrinform.ua/rubric-vidbudova/3706416-do-armii-vidnovlenna-zaluceno-vze-ponad-205-tisaci-ukrainciv.html" text:style-name="Internet_20_link" text:visited-style-name="Visited_20_Internet_20_Link">
https://www.ukrinform.ua/rubric-vidbudova/3706416-do-armii-vidnovlenna-zaluceno-vze-ponad-205-tisaci-ukrainciv.html</text:a>
</text:p>
      <!--NEWS-->
      <text:h text:style-name="P10" text:outline-level="1">
<text:span text:style-name="T4">
NAPC计划改善当事方报告的登记册</text:span>
</text:h>
      <text:p text:style-name="P4">
作者: Ukrinform (Person)</text:p>
      <text:p text:style-name="P4">
出版商: Укринформ (Organization)</text:p>
      <text:p text:style-name="P4">
出版时间: 2023-05-08T18:06:00+03:00</text:p>
      <text:p text:style-name="P4">
修改时间: 2023-05-08T18:06:00+03:00</text:p>
      <text:p text:style-name="P4">
描述: 国家反腐败机构计划改善政治政党报告登记册。  - 乌克林。</text:p>
      <text:p text:style-name="P4">
图片: ["<text:a xlink:type="simple" xlink:href="https://static.ukrinform.com/photos/2020_12/thumb_files/630_360_1609155467-742.jpg" text:style-name="Internet_20_link" text:visited-style-name="Visited_20_Internet_20_Link">
630_360_16091...</text:a>
"]</text:p>
      <text:p text:style-name="P4">
标签: ['Фінансування партій', 'НАЗК', 'Боротьба з корупцією']</text:p>
      <text:p text:style-name="P4">
类型: Article</text:p>
      <!--METADATA-->
      <text:p text:style-name="P4">
<draw:frame draw:style-name="fr1" draw:name="Image181" text:anchor-type="as-char" svg:width="6.9236in" svg:height="3.956343in" draw:z-index="0">
<draw:image xlink:href="../Images/yкринформ/2023-05-08T18-06-00-03-00/630_360_1609155467-742.jpg" xlink:type="simple" xlink:show="embed" xlink:actuate="onLoad" draw:mime-type="image/jpeg"/>
</draw:frame>
国家反腐败机构计划改善政治政党的登记册。</text:p>
      <text:p text:style-name="P4">
NAPC亚历山大·诺维科夫(Alexander Novikov)的负责人在与国际选举系统基金会首席执行官会议上说。(ifes)安东尼·本伯里(https://nazk.gov.ua/uk/novyny/pro-nazk/nazk-planuye-udoskonalyty-reyestr-zvitiv-politychnyh-partij-politdata-ta-pidvyshhyty-riven-tsyfrovizatsiyi-v-krayini/)。</text:p>
      <text:p text:style-name="P4">
“由于其创新和包容性，Politdata Portal允许减少政党的负担，并确保政党对公众的财务报告的开放性。 我们已经与想要创建类似工具的其他国家共享，并且可以更好地做到这一点。 <text:a xlink:type="simple" xlink:href="https://www.ukrinform.ua/tag-nazk" text:style-name="Internet_20_link" text:visited-style-name="Visited_20_Internet_20_Link">
</text:a>
这已经有效，可以使政治部分报告的透明度达到新的水平。”诺维科夫强调。</text:p>
      <text:p text:style-name="P4">
据他介绍，该注册表已经包括有关136个政党和3480个区域分支机构的信息。 它与18个州登记册和数据库进行自动核对。</text:p>
      <text:p text:style-name="P4">
“我们专注于数字化，因为它是由政府批准的政府批准的反腐败策略的方向之一(DAP)它是实施的，其中包括对63种数字产品的引入和现代化，以提高透明度和开放数据，以最大程度地减少当局活动中的腐败风险。 数字化还取决于乌克兰政治政党财务报告的透明度。 没有此事，就不可能建立一个民主国家，以及检查俄罗斯是否由乌克兰的个别政党资助。 这在战争条件下至关重要。” Vivikov补充说。</text:p>
      <text:p text:style-name="P4">
<text:span text:style-name="T4">
另请阅读：</text:span>
 <text:a xlink:type="simple" xlink:href="https://www.ukrinform.ua/rubric-society/3703688-nazk-viavilo-oznaki-nezakonnogo-zbagacenna-narodnoi-deputatki-sol.html" text:style-name="Internet_20_link" text:visited-style-name="Visited_20_Internet_20_Link">
<text:span text:style-name="T4">
 NAPC </text:span>
</text:a>
他表示希望议会能够在不久的将来解决这个问题，因为“这不仅是社区信任的指标，而且是我们国际合作伙伴的信任的指标。”</text:p>
      <text:p text:style-name="P4">
反过来，IFES总统安东尼·本伯里(Anthony Benbury)在创建政治登记册和报告复苏的重点后，指出了乌克兰在当事方报告的进展。NAPC和IFES同意在政治财政的透明领域，反腐败过程的数字化以及启蒙的方向作为建立tadiocracy的美德的主要工具，同意进一步加强合作。</text:p>
      <text:p text:style-name="P4">
News Source: <text:a xlink:type="simple" xlink:href="https://www.ukrinform.ua/rubric-polytics/3706417-nazk-planue-udoskonaliti-reestr-zvitnosti-partij.html" text:style-name="Internet_20_link" text:visited-style-name="Visited_20_Internet_20_Link">
https://www.ukrinform.ua/rubric-polytics/3706417-nazk-planue-udoskonaliti-reestr-zvitnosti-partij.html</text:a>
</text:p>
      <!--NEWS-->
      <text:h text:style-name="P10" text:outline-level="1">
<text:span text:style-name="T4">
在基辅，举办了文物“战争的魅力”展览</text:span>
</text:h>
      <text:p text:style-name="P4">
作者: Ukrinform (Person)</text:p>
      <text:p text:style-name="P4">
出版商: Укринформ (Organization)</text:p>
      <text:p text:style-name="P4">
出版时间: 2023-05-08T18:07:01+03:00</text:p>
      <text:p text:style-name="P4">
修改时间: 2023-05-08T18:07:01+03:00</text:p>
      <text:p text:style-name="P4">
描述: 第二次世界大战中，乌克兰国家历史博物馆开幕了“战争中的魅力”，该展览展示了普通物体，成为乌克兰人的吉祥物。  - 乌克林。</text:p>
      <text:p text:style-name="P4">
图片: ["<text:a xlink:type="simple" xlink:href="https://static.ukrinform.com/photos/2023_05/thumb_files/630_360_1683557889-5882.jpeg" text:style-name="Internet_20_link" text:visited-style-name="Visited_20_Internet_20_Link">
630_360_16835...</text:a>
", "<text:a xlink:type="simple" xlink:href="https://static.ukrinform.com/photos/2023_05/thumb_files/630_360_1683557889-3391.jpeg" text:style-name="Internet_20_link" text:visited-style-name="Visited_20_Internet_20_Link">
630_360_16835...</text:a>
", "<text:a xlink:type="simple" xlink:href="https://static.ukrinform.com/photos/2023_05/thumb_files/630_360_1683557889-7334.jpeg" text:style-name="Internet_20_link" text:visited-style-name="Visited_20_Internet_20_Link">
630_360_16835...</text:a>
", "<text:a xlink:type="simple" xlink:href="https://static.ukrinform.com/photos/2023_05/thumb_files/630_360_1683557889-1261.jpeg" text:style-name="Internet_20_link" text:visited-style-name="Visited_20_Internet_20_Link">
630_360_16835...</text:a>
", "<text:a xlink:type="simple" xlink:href="https://static.ukrinform.com/photos/2023_05/thumb_files/630_360_1683557889-5972.jpeg" text:style-name="Internet_20_link" text:visited-style-name="Visited_20_Internet_20_Link">
630_360_16835...</text:a>
", "<text:a xlink:type="simple" xlink:href="https://static.ukrinform.com/photos/2023_05/thumb_files/630_360_1683557889-7100.jpeg" text:style-name="Internet_20_link" text:visited-style-name="Visited_20_Internet_20_Link">
630_360_16835...</text:a>
", "<text:a xlink:type="simple" xlink:href="https://static.ukrinform.com/photos/2023_05/thumb_files/630_360_1683557890-2888.jpeg" text:style-name="Internet_20_link" text:visited-style-name="Visited_20_Internet_20_Link">
630_360_16835...</text:a>
", "<text:a xlink:type="simple" xlink:href="https://static.ukrinform.com/photos/2023_05/thumb_files/630_360_1683557890-6460.jpeg" text:style-name="Internet_20_link" text:visited-style-name="Visited_20_Internet_20_Link">
630_360_16835...</text:a>
"]</text:p>
      <text:p text:style-name="P4">
标签: ['Музей', 'Виставка', 'Війна', 'Київ']</text:p>
      <text:p text:style-name="P4">
类型: Article</text:p>
      <!--METADATA-->
      <text:p text:style-name="P4">
<draw:frame draw:style-name="fr1" draw:name="Image182" text:anchor-type="as-char" svg:width="6.9236in" svg:height="3.956343in" draw:z-index="0">
<draw:image xlink:href="../Images/yкринформ/2023-05-08T18-07-01-03-00/630_360_1683557889-5882.jpeg" xlink:type="simple" xlink:show="embed" xlink:actuate="onLoad" draw:mime-type="image/jpeg"/>
</draw:frame>
第二次世界大战中乌克兰历史博物馆开幕了“战争中的魅力”，该展览提出了给乌克兰人的普通物体。</text:p>
      <text:p text:style-name="P4">
这在[]]博物馆页面上说明了这一点。(https://www.facebook.com/warmuseum.kyiv.ua/posts/pfbid0zMU9G2zdTpnvfZoB7FJPHPeL1Ri2cz9D949U5oaFgcUAaD6DRoLQWK5LWJJyqPyhl)，报道乌克林福姆。</text:p>
      <text:p text:style-name="P4">
“一位女儿的照相卡，激励着从战争中返回家庭的动力。偶像，这是驱逐出境后可以回到家园的图标。祈祷书从敌对的球中救出。简单，乍一看，一切变成了一切信息是，这是在最困难的时刻为农民而言。这使人们在二十世纪和21世纪的灾难中充满了人们的精神。</text:p>
      <text:p text:style-name="P4">
<text:span text:style-name="T4">
另请阅读：</text:span>
 <text:a xlink:type="simple" xlink:href="https://www.ukrinform.ua/rubric-kyiv/3706313-den-pamati-ta-primirenna-u-kievi-poklali-kviti-do-mogili-nevidomogo-soldata.html" text:style-name="Internet_20_link" text:visited-style-name="Visited_20_Internet_20_Link">
<text:span text:style-name="T4">
和解</text:span>
</text:a>
展览展示了罗莎莉亚·波蒂奇(Rosalia Potich)的刺绣，后者是为她和她的男人的fyodor奥德尔(Audre)，在被迫从博伊基夫什奇纳(Boykivshchyna)重新安置到唐巴斯(Donbass)。 - 对俄罗斯的入侵。</text:p>
      <text:p text:style-name="P4">
值得注意的是，博物馆收藏中的很大一部分是第一次提出。展览的艺术家安东·洛夫夫(Anton Logov)象征性地完成了“历史反思”的安装，其中交织在一起的人类命运可以是历史事件和他们自己的土地。</text:p>
      <text:p text:style-name="P4">
展览“战争中的魅力”位于莫斯科下游门的空间。</text:p>
      <text:p text:style-name="P4">
据乌克林福姆(Ukrinform)报道，5月8日在乌克兰以及世界上，有一个记忆与和解的日子，致力于纪念第二世界的受害者<text:a xlink:type="simple" xlink:href="https://www.ukrinform.ua/tag-vijna" text:style-name="Internet_20_link" text:visited-style-name="Visited_20_Internet_20_Link">
</text:a>
 .</text:p>
      <text:p text:style-name="P4">
News Source: <text:a xlink:type="simple" xlink:href="https://www.ukrinform.ua/rubric-kyiv/3706418-u-kievi-prezentuvali-vistavku-artefaktiv-oberegi-z-vijni.html" text:style-name="Internet_20_link" text:visited-style-name="Visited_20_Internet_20_Link">
https://www.ukrinform.ua/rubric-kyiv/3706418-u-kievi-prezentuvali-vistavku-artefaktiv-oberegi-z-vijni.html</text:a>
</text:p>
      <!--NEWS-->
      <text:h text:style-name="P10" text:outline-level="1">
<text:span text:style-name="T4">
利沃夫居民被种植在前集中营领土的记忆树中</text:span>
</text:h>
      <text:p text:style-name="P4">
作者: Ukrinform (Person)</text:p>
      <text:p text:style-name="P4">
出版商: Укринформ (Organization)</text:p>
      <text:p text:style-name="P4">
出版时间: 2023-05-08T18:10:02+03:00</text:p>
      <text:p text:style-name="P4">
修改时间: 2023-05-08T18:10:02+03:00</text:p>
      <text:p text:style-name="P4">
描述: 在利维夫，他们庆祝了纪念与和解的日子，在前集中营“ shthala-328”景点的纪念十字架附近种植，这是第二次世界大战中所有杀害的人的记忆的象征。  - 乌克林。</text:p>
      <text:p text:style-name="P4">
图片: ["<text:a xlink:type="simple" xlink:href="https://static.ukrinform.com/photos/2023_05/thumb_files/630_360_1683558321-3817.jpeg" text:style-name="Internet_20_link" text:visited-style-name="Visited_20_Internet_20_Link">
630_360_16835...</text:a>
", "<text:a xlink:type="simple" xlink:href="https://static.ukrinform.com/photos/2023_05/thumb_files/630_360_1683558319-9383.jpeg" text:style-name="Internet_20_link" text:visited-style-name="Visited_20_Internet_20_Link">
630_360_16835...</text:a>
", "<text:a xlink:type="simple" xlink:href="https://static.ukrinform.com/photos/2023_05/thumb_files/630_360_1683558319-7642.jpeg" text:style-name="Internet_20_link" text:visited-style-name="Visited_20_Internet_20_Link">
630_360_16835...</text:a>
", "<text:a xlink:type="simple" xlink:href="https://static.ukrinform.com/photos/2023_05/thumb_files/630_360_1683558319-1941.jpeg" text:style-name="Internet_20_link" text:visited-style-name="Visited_20_Internet_20_Link">
630_360_16835...</text:a>
", "<text:a xlink:type="simple" xlink:href="https://static.ukrinform.com/photos/2023_05/thumb_files/630_360_1683558319-3984.jpeg" text:style-name="Internet_20_link" text:visited-style-name="Visited_20_Internet_20_Link">
630_360_16835...</text:a>
", "<text:a xlink:type="simple" xlink:href="https://static.ukrinform.com/photos/2023_05/thumb_files/630_360_1683558319-2643.jpeg" text:style-name="Internet_20_link" text:visited-style-name="Visited_20_Internet_20_Link">
630_360_16835...</text:a>
", "<text:a xlink:type="simple" xlink:href="https://static.ukrinform.com/photos/2023_05/thumb_files/630_360_1683558319-6295.jpeg" text:style-name="Internet_20_link" text:visited-style-name="Visited_20_Internet_20_Link">
630_360_16835...</text:a>
", "<text:a xlink:type="simple" xlink:href="https://static.ukrinform.com/photos/2023_05/thumb_files/630_360_1683558321-9852.jpeg" text:style-name="Internet_20_link" text:visited-style-name="Visited_20_Internet_20_Link">
630_360_16835...</text:a>
", "<text:a xlink:type="simple" xlink:href="https://static.ukrinform.com/photos/2023_05/thumb_files/630_360_1683558321-9741.jpeg" text:style-name="Internet_20_link" text:visited-style-name="Visited_20_Internet_20_Link">
630_360_16835...</text:a>
", "<text:a xlink:type="simple" xlink:href="https://static.ukrinform.com/photos/2023_05/thumb_files/630_360_1683558321-7331.jpeg" text:style-name="Internet_20_link" text:visited-style-name="Visited_20_Internet_20_Link">
630_360_16835...</text:a>
"]</text:p>
      <text:p text:style-name="P4">
标签: ['Друга світова', 'Львів', 'День пам’яті та примирення', 'Концтабір', 'Дерево']</text:p>
      <text:p text:style-name="P4">
类型: Article</text:p>
      <!--METADATA-->
      <text:p text:style-name="P4">
<draw:frame draw:style-name="fr1" draw:name="Image183" text:anchor-type="as-char" svg:width="6.9236in" svg:height="3.956343in" draw:z-index="0">
<draw:image xlink:href="../Images/yкринформ/2023-05-08T18-10-02-03-00/630_360_1683558321-3817.jpeg" xlink:type="simple" xlink:show="embed" xlink:actuate="onLoad" draw:mime-type="image/jpeg"/>
</draw:frame>
在利沃夫(Lviv)，纪念与和解的日子，降落在纪念十字架上，这是对前集中营“ shthala-328”卡利纳(Kalina)的苦难，这是第二次世界大战中所有被杀的人的记忆的象征。</text:p>
      <text:p text:style-name="P4">
这是乌克利福通讯员的报道。</text:p>
      <text:p text:style-name="P4">
<draw:frame draw:style-name="fr1" draw:name="Image184" text:anchor-type="as-char" svg:width="6.9236in" svg:height="3.956343in" draw:z-index="0">
<draw:image xlink:href="../Images/yкринформ/2023-05-08T18-10-02-03-00/630_360_1683558319-9383.jpeg" xlink:type="simple" xlink:show="embed" xlink:actuate="onLoad" draw:mime-type="image/jpeg"/>
</draw:frame>
乌尔沃夫(Ulvov)在前集中营“ Stalala-328”的地点，尊重记忆与和解 /照片：Anastasia smolyenko。 乌克林福姆<text:a xlink:type="simple" xlink:href="https://static.ukrinform.com/photos/2023_05/1683558319-9383.jpeg" text:style-name="Internet_20_link" text:visited-style-name="Visited_20_Internet_20_Link">
<draw:frame draw:style-name="fr1" draw:name="Image185" text:anchor-type="as-char" svg:width="6.9236in" svg:height="3.956343in" draw:z-index="0">
<draw:image xlink:href="../Images/yкринформ/2023-05-08T18-10-02-03-00/630_360_1683558319-9383.jpeg" xlink:type="simple" xlink:show="embed" xlink:actuate="onLoad" draw:mime-type="image/jpeg"/>
</draw:frame>
</text:a>
 <text:a xlink:type="simple" xlink:href="https://static.ukrinform.com/photos/2023_05/1683558319-7642.jpeg" text:style-name="Internet_20_link" text:visited-style-name="Visited_20_Internet_20_Link">
<draw:frame draw:style-name="fr1" draw:name="Image186" text:anchor-type="as-char" svg:width="6.9236in" svg:height="3.956343in" draw:z-index="0">
<draw:image xlink:href="../Images/yкринформ/2023-05-08T18-10-02-03-00/630_360_1683558319-7642.jpeg" xlink:type="simple" xlink:show="embed" xlink:actuate="onLoad" draw:mime-type="image/jpeg"/>
</draw:frame>
</text:a>
 <text:a xlink:type="simple" xlink:href="https://static.ukrinform.com/photos/2023_05/1683558319-1941.jpeg" text:style-name="Internet_20_link" text:visited-style-name="Visited_20_Internet_20_Link">
<draw:frame draw:style-name="fr1" draw:name="Image187" text:anchor-type="as-char" svg:width="6.9236in" svg:height="3.956343in" draw:z-index="0">
<draw:image xlink:href="../Images/yкринформ/2023-05-08T18-10-02-03-00/630_360_1683558319-1941.jpeg" xlink:type="simple" xlink:show="embed" xlink:actuate="onLoad" draw:mime-type="image/jpeg"/>
</draw:frame>
</text:a>
 <text:a xlink:type="simple" xlink:href="https://static.ukrinform.com/photos/2023_05/1683558319-3984.jpeg" text:style-name="Internet_20_link" text:visited-style-name="Visited_20_Internet_20_Link">
<draw:frame draw:style-name="fr1" draw:name="Image188" text:anchor-type="as-char" svg:width="6.9236in" svg:height="3.956343in" draw:z-index="0">
<draw:image xlink:href="../Images/yкринформ/2023-05-08T18-10-02-03-00/630_360_1683558319-3984.jpeg" xlink:type="simple" xlink:show="embed" xlink:actuate="onLoad" draw:mime-type="image/jpeg"/>
</draw:frame>
</text:a>
 <text:a xlink:type="simple" xlink:href="https://static.ukrinform.com/photos/2023_05/1683558319-2643.jpeg" text:style-name="Internet_20_link" text:visited-style-name="Visited_20_Internet_20_Link">
<draw:frame draw:style-name="fr1" draw:name="Image189" text:anchor-type="as-char" svg:width="6.9236in" svg:height="3.956343in" draw:z-index="0">
<draw:image xlink:href="../Images/yкринформ/2023-05-08T18-10-02-03-00/630_360_1683558319-2643.jpeg" xlink:type="simple" xlink:show="embed" xlink:actuate="onLoad" draw:mime-type="image/jpeg"/>
</draw:frame>
</text:a>
 <text:a xlink:type="simple" xlink:href="https://static.ukrinform.com/photos/2023_05/1683558319-6295.jpeg" text:style-name="Internet_20_link" text:visited-style-name="Visited_20_Internet_20_Link">
<draw:frame draw:style-name="fr1" draw:name="Image190" text:anchor-type="as-char" svg:width="6.9236in" svg:height="3.956343in" draw:z-index="0">
<draw:image xlink:href="../Images/yкринформ/2023-05-08T18-10-02-03-00/630_360_1683558319-6295.jpeg" xlink:type="simple" xlink:show="embed" xlink:actuate="onLoad" draw:mime-type="image/jpeg"/>
</draw:frame>
</text:a>
 <text:a xlink:type="simple" xlink:href="https://static.ukrinform.com/photos/2023_05/1683558321-9852.jpeg" text:style-name="Internet_20_link" text:visited-style-name="Visited_20_Internet_20_Link">
<draw:frame draw:style-name="fr1" draw:name="Image191" text:anchor-type="as-char" svg:width="6.9236in" svg:height="3.956343in" draw:z-index="0">
<draw:image xlink:href="../Images/yкринформ/2023-05-08T18-10-02-03-00/630_360_1683558321-9852.jpeg" xlink:type="simple" xlink:show="embed" xlink:actuate="onLoad" draw:mime-type="image/jpeg"/>
</draw:frame>
</text:a>
 <text:a xlink:type="simple" xlink:href="https://static.ukrinform.com/photos/2023_05/1683558321-9741.jpeg" text:style-name="Internet_20_link" text:visited-style-name="Visited_20_Internet_20_Link">
<draw:frame draw:style-name="fr1" draw:name="Image192" text:anchor-type="as-char" svg:width="6.9236in" svg:height="3.956343in" draw:z-index="0">
<draw:image xlink:href="../Images/yкринформ/2023-05-08T18-10-02-03-00/630_360_1683558321-9741.jpeg" xlink:type="simple" xlink:show="embed" xlink:actuate="onLoad" draw:mime-type="image/jpeg"/>
</draw:frame>
</text:a>
 <text:a xlink:type="simple" xlink:href="https://static.ukrinform.com/photos/2023_05/1683558321-3817.jpeg" text:style-name="Internet_20_link" text:visited-style-name="Visited_20_Internet_20_Link">
<draw:frame draw:style-name="fr1" draw:name="Image193" text:anchor-type="as-char" svg:width="6.9236in" svg:height="3.956343in" draw:z-index="0">
<draw:image xlink:href="../Images/yкринформ/2023-05-08T18-10-02-03-00/630_360_1683558321-3817.jpeg" xlink:type="simple" xlink:show="embed" xlink:actuate="onLoad" draw:mime-type="image/jpeg"/>
</draw:frame>
</text:a>
 <text:a xlink:type="simple" xlink:href="https://static.ukrinform.com/photos/2023_05/1683558321-7331.jpeg" text:style-name="Internet_20_link" text:visited-style-name="Visited_20_Internet_20_Link">
<draw:frame draw:style-name="fr1" draw:name="Image194" text:anchor-type="as-char" svg:width="6.9236in" svg:height="3.956343in" draw:z-index="0">
<draw:image xlink:href="../Images/yкринформ/2023-05-08T18-10-02-03-00/630_360_1683558321-7331.jpeg" xlink:type="simple" xlink:show="embed" xlink:actuate="onLoad" draw:mime-type="image/jpeg"/>
</draw:frame>
</text:a>
“就像第二次世界大战中一样，纳粹主义现在失去了轻率的主义!我们一直在大声谈论它，每天都像国际社会。 因为如果我们不阻止入侵者在这里，他们将不会在任何状态下停止。我们学习了历史课程。 我们将赢得并拥有恐怖分子国家的每个超级巨星。” Lviv Ova Maximkozytsky的负责人说。还有一个动作“记忆树”：军方在氛围的纪念十字架附近种植 - 作为第二次世界大战中所有杀害的人的记忆的象征。在活动结束时，所有参与者都将这一天 - 红色罂粟花到了繁荣的灌木丛。</text:p>
      <text:p text:style-name="P4">
<text:span text:style-name="T4">
另请阅读：</text:span>
 <text:a xlink:type="simple" xlink:href="https://www.ukrinform.ua/rubric-world/3706392-ukraina-vsanuvala-pamat-zertv-konctaboru-mautgauzen-v-avstrii.html" text:style-name="Internet_20_link" text:visited-style-name="Visited_20_Internet_20_Link">
<text:span text:style-name="T4">
集中营</text:span>
</text:a>
如报道<text:a xlink:type="simple" xlink:href="https://www.ukrinform.ua/rubric-society/3706168-sogodni-vidznacaetsa-den-pamati-ta-primirenna.html" text:style-name="Internet_20_link" text:visited-style-name="Visited_20_Internet_20_Link">
</text:a>
，今天在乌克兰以及世界上庆祝纪念与和解的日子，致力于纪念世界大战的受害者。</text:p>
      <text:p text:style-name="P4">
News Source: <text:a xlink:type="simple" xlink:href="https://www.ukrinform.ua/rubric-regions/3706420-lvivani-visadili-derevo-pamati-na-teritorii-kolisnogo-konctaboru.html" text:style-name="Internet_20_link" text:visited-style-name="Visited_20_Internet_20_Link">
https://www.ukrinform.ua/rubric-regions/3706420-lvivani-visadili-derevo-pamati-na-teritorii-kolisnogo-konctaboru.html</text:a>
</text:p>
      <!--NEWS-->
      <text:h text:style-name="P10" text:outline-level="1">
<text:span text:style-name="T4">
法院对国防部的公共采购部门排除了裁决。</text:span>
</text:h>
      <text:p text:style-name="P4">
作者: Ukrinform (Person)</text:p>
      <text:p text:style-name="P4">
出版商: Укринформ (Organization)</text:p>
      <text:p text:style-name="P4">
出版时间: 2023-05-08T18:12:00+03:00</text:p>
      <text:p text:style-name="P4">
修改时间: 2023-05-08T18:12:00+03:00</text:p>
      <text:p text:style-name="P4">
描述: 上诉法院决定起诉国防部Bohdan Khmelnitsky公共采购局，以应对与腐败有关的罪行的行政责任。  - 乌克林。</text:p>
      <text:p text:style-name="P4">
图片: ["<text:a xlink:type="simple" xlink:href="https://static.ukrinform.com/photos/2023_05/thumb_files/630_360_1683108270-519.jpg" text:style-name="Internet_20_link" text:visited-style-name="Visited_20_Internet_20_Link">
630_360_16831...</text:a>
"]</text:p>
      <text:p text:style-name="P4">
标签: ['Міноборони', 'Продукти', 'Скандал', 'Суд', 'Держзакупівлі']</text:p>
      <text:p text:style-name="P4">
类型: Article</text:p>
      <!--METADATA-->
      <text:p text:style-name="P4">
<draw:frame draw:style-name="fr1" draw:name="Image195" text:anchor-type="as-char" svg:width="6.9236in" svg:height="3.956343in" draw:z-index="0">
<draw:image xlink:href="../Images/yкринформ/2023-05-08T18-12-00-03-00/630_360_1683108270-519.jpg" xlink:type="simple" xlink:show="embed" xlink:actuate="onLoad" draw:mime-type="image/jpeg"/>
</draw:frame>
上诉法院决定起诉国防部Bohdan Khmelnitsky国家对与腐败有关的罪行的行政责任。</text:p>
      <text:p text:style-name="P4">
关于它报告<text:a xlink:type="simple" xlink:href="https://nazk.gov.ua/uk/novyny/apelyatsijnyj-sud-pidtverdyv-shho-nenadannya-abo-nesvoyechasne-nadannya-informatsiyi-na-zapyt-nazk-ye-pravoporushennyam-pov-yazanym-z-koruptsiyeyu/" text:style-name="Internet_20_link" text:visited-style-name="Visited_20_Internet_20_Link">
</text:a>
，报道乌克林福姆。</text:p>
      <text:p text:style-name="P4">
“基辅上诉法院证​​实了基辅所罗门斯基地区法院的裁决，即将国防部的前国防部加工和供应部的前局长Bohdan Khmelnitsky的物质资源提出裁决，使其承担腐败的行政责任。 上诉案调查了辩护人的捍卫者的安排投诉，并确认了NAPC合法性的事实。</text:p>
      <text:p text:style-name="P4">
正如乌克林福姆(Ukrinform)报道的那样，5月3日，博丹·赫梅尔尼茨基(Bohdan Khmelnitsky)进入了犯有腐败或与腐败相关的腐败的单一州登记册，这是由于其对NACC国防部结果的纪律责任而造成的。</text:p>
      <text:p text:style-name="P4">
*!(https://www.ukrinform.ua/rubric-society/3704098-ekskerivnika-departamentu-zakupivel-minoboroni-hmelnickogo-vnesli-u-reestr-korupcioneriv.html)2022年底，在审查NACC国防部预防腐败部的工作组织中当时需要在Khmelnytsky部门进行。</text:p>
      <text:p text:style-name="P4">
赫梅尔尼茨基(Khmelnitsky)致信纳入纳普(NAPC)，称他因缺席而无法提供报告。 但是，NACC在提供NACC信息之前很久就建立了与本报告相识的事实，NACC信息是根据与腐败有关的腐败协议制定的。</text:p>
      <text:p text:style-name="P4">
_从开源_OPTO _</text:p>
      <text:p text:style-name="P4">
News Source: <text:a xlink:type="simple" xlink:href="https://www.ukrinform.ua/rubric-society/3706423-apelacijnij-sud-zalisiv-u-sili-risenna-sodo-ekskerivnika-departamentu-derzzakupivel-minoboroni.html" text:style-name="Internet_20_link" text:visited-style-name="Visited_20_Internet_20_Link">
https://www.ukrinform.ua/rubric-society/3706423-apelacijnij-sud-zalisiv-u-sili-risenna-sodo-ekskerivnika-departamentu-derzzakupivel-minoboroni.html</text:a>
</text:p>
      <!--NEWS-->
      <text:h text:style-name="P10" text:outline-level="1">
<text:span text:style-name="T4">
克里姆林宫正在燃烧：人工智能“想象”</text:span>
</text:h>
      <text:p text:style-name="P4">
作者: Ukrinform (Person)</text:p>
      <text:p text:style-name="P4">
出版商: Укринформ (Organization)</text:p>
      <text:p text:style-name="P4">
出版时间: 2023-05-08T18:18:00+03:00</text:p>
      <text:p text:style-name="P4">
修改时间: 2023-05-08T18:18:00+03:00</text:p>
      <text:p text:style-name="P4">
描述: 乌克兰的游戏设计师谢尔盖·莫霍夫（Sergey Mohov）想象着著名艺术家（例如德加，雷诺阿，莫奈，毕加索，然后，马里维奇，波什，沃尔戈尔，沃尔戈尔等）将燃烧的克里姆林宫描绘了什么。  - 乌克林。</text:p>
      <text:p text:style-name="P4">
图片: ["<text:a xlink:type="simple" xlink:href="https://static.ukrinform.com/photos/2023_05/thumb_files/630_360_1683569101-485.jpg" text:style-name="Internet_20_link" text:visited-style-name="Visited_20_Internet_20_Link">
630_360_16835...</text:a>
", "<text:a xlink:type="simple" xlink:href="https://static.ukrinform.com/photos/2023_05/1683569862-851.jpg" text:style-name="Internet_20_link" text:visited-style-name="Visited_20_Internet_20_Link">
1683569862-85...</text:a>
", "<text:a xlink:type="simple" xlink:href="https://static.ukrinform.com/photos/2023_05/1683569455-516.jpg" text:style-name="Internet_20_link" text:visited-style-name="Visited_20_Internet_20_Link">
1683569455-51...</text:a>
", "<text:a xlink:type="simple" xlink:href="https://static.ukrinform.com/photos/2023_05/1683569101-485.jpg" text:style-name="Internet_20_link" text:visited-style-name="Visited_20_Internet_20_Link">
1683569101-48...</text:a>
", "<text:a xlink:type="simple" xlink:href="https://static.ukrinform.com/photos/2023_05/1683573838-303.jpg" text:style-name="Internet_20_link" text:visited-style-name="Visited_20_Internet_20_Link">
1683573838-30...</text:a>
", "<text:a xlink:type="simple" xlink:href="https://static.ukrinform.com/photos/2023_05/1683557554-598.jpg" text:style-name="Internet_20_link" text:visited-style-name="Visited_20_Internet_20_Link">
1683557554-59...</text:a>
", "<text:a xlink:type="simple" xlink:href="https://static.ukrinform.com/photos/2023_05/1683557555-566.jpg" text:style-name="Internet_20_link" text:visited-style-name="Visited_20_Internet_20_Link">
1683557555-56...</text:a>
", "<text:a xlink:type="simple" xlink:href="https://static.ukrinform.com/photos/2023_05/1683557555-733.jpg" text:style-name="Internet_20_link" text:visited-style-name="Visited_20_Internet_20_Link">
1683557555-73...</text:a>
", "<text:a xlink:type="simple" xlink:href="https://static.ukrinform.com/photos/2023_05/1683570983-240.jpg" text:style-name="Internet_20_link" text:visited-style-name="Visited_20_Internet_20_Link">
1683570983-24...</text:a>
", "<text:a xlink:type="simple" xlink:href="https://static.ukrinform.com/photos/2023_05/1683577089-850.jpg" text:style-name="Internet_20_link" text:visited-style-name="Visited_20_Internet_20_Link">
1683577089-85...</text:a>
", "<text:a xlink:type="simple" xlink:href="https://static.ukrinform.com/photos/2023_05/1683571372-883.jpg" text:style-name="Internet_20_link" text:visited-style-name="Visited_20_Internet_20_Link">
1683571372-88...</text:a>
", "<text:a xlink:type="simple" xlink:href="https://static.ukrinform.com/photos/2023_05/1683571464-748.jpg" text:style-name="Internet_20_link" text:visited-style-name="Visited_20_Internet_20_Link">
1683571464-74...</text:a>
", "<text:a xlink:type="simple" xlink:href="https://static.ukrinform.com/photos/2023_05/1683574190-665.jpg" text:style-name="Internet_20_link" text:visited-style-name="Visited_20_Internet_20_Link">
1683574190-66...</text:a>
", "<text:a xlink:type="simple" xlink:href="https://static.ukrinform.com/photos/2023_05/1683557556-397.jpg" text:style-name="Internet_20_link" text:visited-style-name="Visited_20_Internet_20_Link">
1683557556-39...</text:a>
", "<text:a xlink:type="simple" xlink:href="https://static.ukrinform.com/photos/2023_05/1683571771-323.jpg" text:style-name="Internet_20_link" text:visited-style-name="Visited_20_Internet_20_Link">
1683571771-32...</text:a>
", "<text:a xlink:type="simple" xlink:href="https://static.ukrinform.com/photos/2023_05/1683571959-297.jpg" text:style-name="Internet_20_link" text:visited-style-name="Visited_20_Internet_20_Link">
1683571959-29...</text:a>
", "<text:a xlink:type="simple" xlink:href="https://static.ukrinform.com/photos/2023_05/1683572079-116.jpg" text:style-name="Internet_20_link" text:visited-style-name="Visited_20_Internet_20_Link">
1683572079-11...</text:a>
", "<text:a xlink:type="simple" xlink:href="https://static.ukrinform.com/photos/2023_05/1683572176-365.jpg" text:style-name="Internet_20_link" text:visited-style-name="Visited_20_Internet_20_Link">
1683572176-36...</text:a>
", "<text:a xlink:type="simple" xlink:href="https://static.ukrinform.com/photos/2023_05/1683572664-363.jpg" text:style-name="Internet_20_link" text:visited-style-name="Visited_20_Internet_20_Link">
1683572664-36...</text:a>
", "<text:a xlink:type="simple" xlink:href="https://static.ukrinform.com/photos/2023_05/1683573261-429.jpg" text:style-name="Internet_20_link" text:visited-style-name="Visited_20_Internet_20_Link">
1683573261-42...</text:a>
", "<text:a xlink:type="simple" xlink:href="https://static.ukrinform.com/photos/2023_05/1683573357-634.jpg" text:style-name="Internet_20_link" text:visited-style-name="Visited_20_Internet_20_Link">
1683573357-63...</text:a>
", "<text:a xlink:type="simple" xlink:href="https://static.ukrinform.com/photos/2023_05/1683557554-921.jpg" text:style-name="Internet_20_link" text:visited-style-name="Visited_20_Internet_20_Link">
1683557554-92...</text:a>
", "<text:a xlink:type="simple" xlink:href="https://static.ukrinform.com/photos/2023_05/1683557556-500.jpg" text:style-name="Internet_20_link" text:visited-style-name="Visited_20_Internet_20_Link">
1683557556-50...</text:a>
", "<text:a xlink:type="simple" xlink:href="https://static.ukrinform.com/photos/2023_05/1683557556-307.jpg" text:style-name="Internet_20_link" text:visited-style-name="Visited_20_Internet_20_Link">
1683557556-30...</text:a>
", "<text:a xlink:type="simple" xlink:href="https://static.ukrinform.com/photos/2023_05/1683557557-862.jpg" text:style-name="Internet_20_link" text:visited-style-name="Visited_20_Internet_20_Link">
1683557557-86...</text:a>
", "<text:a xlink:type="simple" xlink:href="https://static.ukrinform.com/photos/2023_05/1683557811-574.jpg" text:style-name="Internet_20_link" text:visited-style-name="Visited_20_Internet_20_Link">
1683557811-57...</text:a>
", "<text:a xlink:type="simple" xlink:href="https://static.ukrinform.com/photos/2023_05/1683563496-368.jpg" text:style-name="Internet_20_link" text:visited-style-name="Visited_20_Internet_20_Link">
1683563496-36...</text:a>
", "<text:a xlink:type="simple" xlink:href="https://static.ukrinform.com/photos/2023_05/1683573651-428.jpg" text:style-name="Internet_20_link" text:visited-style-name="Visited_20_Internet_20_Link">
1683573651-42...</text:a>
", "<text:a xlink:type="simple" xlink:href="https://static.ukrinform.com/photos/2023_05/1683557812-292.jpg" text:style-name="Internet_20_link" text:visited-style-name="Visited_20_Internet_20_Link">
1683557812-29...</text:a>
", "<text:a xlink:type="simple" xlink:href="https://static.ukrinform.com/photos/2023_05/1683557813-650.jpg" text:style-name="Internet_20_link" text:visited-style-name="Visited_20_Internet_20_Link">
1683557813-65...</text:a>
", "<text:a xlink:type="simple" xlink:href="https://static.ukrinform.com/photos/2023_05/1683558424-978.jpg" text:style-name="Internet_20_link" text:visited-style-name="Visited_20_Internet_20_Link">
1683558424-97...</text:a>
", "<text:a xlink:type="simple" xlink:href="https://static.ukrinform.com/photos/2023_05/1683558484-168.jpg" text:style-name="Internet_20_link" text:visited-style-name="Visited_20_Internet_20_Link">
1683558484-16...</text:a>
", "<text:a xlink:type="simple" xlink:href="https://static.ukrinform.com/photos/2023_05/1683567481-889.jpg" text:style-name="Internet_20_link" text:visited-style-name="Visited_20_Internet_20_Link">
1683567481-88...</text:a>
", "<text:a xlink:type="simple" xlink:href="https://static.ukrinform.com/photos/2023_05/1683567683-840.jpg" text:style-name="Internet_20_link" text:visited-style-name="Visited_20_Internet_20_Link">
1683567683-84...</text:a>
", "<text:a xlink:type="simple" xlink:href="https://static.ukrinform.com/photos/2023_05/1683567860-999.jpg" text:style-name="Internet_20_link" text:visited-style-name="Visited_20_Internet_20_Link">
1683567860-99...</text:a>
", "<text:a xlink:type="simple" xlink:href="https://static.ukrinform.com/photos/2023_05/1683574457-289.jpg" text:style-name="Internet_20_link" text:visited-style-name="Visited_20_Internet_20_Link">
1683574457-28...</text:a>
", "<text:a xlink:type="simple" xlink:href="https://static.ukrinform.com/photos/2023_05/1683574669-965.jpg" text:style-name="Internet_20_link" text:visited-style-name="Visited_20_Internet_20_Link">
1683574669-96...</text:a>
", "<text:a xlink:type="simple" xlink:href="https://static.ukrinform.com/photos/2023_05/1683574915-870.jpg" text:style-name="Internet_20_link" text:visited-style-name="Visited_20_Internet_20_Link">
1683574915-87...</text:a>
", "<text:a xlink:type="simple" xlink:href="https://static.ukrinform.com/photos/2023_05/1683575042-738.jpg" text:style-name="Internet_20_link" text:visited-style-name="Visited_20_Internet_20_Link">
1683575042-73...</text:a>
", "<text:a xlink:type="simple" xlink:href="https://static.ukrinform.com/photos/2023_05/1683575300-831.jpg" text:style-name="Internet_20_link" text:visited-style-name="Visited_20_Internet_20_Link">
1683575300-83...</text:a>
", "<text:a xlink:type="simple" xlink:href="https://static.ukrinform.com/photos/2023_05/1683577230-424.jpg" text:style-name="Internet_20_link" text:visited-style-name="Visited_20_Internet_20_Link">
1683577230-42...</text:a>
"]</text:p>
      <text:p text:style-name="P4">
标签: ['Кремль', 'Пожежа', 'Штучний інтелект', 'Художник']</text:p>
      <text:p text:style-name="P4">
类型: Article</text:p>
      <!--METADATA-->
      <text:p text:style-name="P4">
<draw:frame draw:style-name="fr1" draw:name="Image196" text:anchor-type="as-char" svg:width="6.9236in" svg:height="3.956343in" draw:z-index="0">
<draw:image xlink:href="../Images/yкринформ/2023-05-08T18-18-00-03-00/630_360_1683569101-485.jpg" xlink:type="simple" xlink:show="embed" xlink:actuate="onLoad" draw:mime-type="image/jpeg"/>
</draw:frame>
乌克兰的游戏设计师谢尔盖·莫霍夫(Sergey Mohov)想象着燃烧的克里姆林宫艺术家会描绘什么 - 例如dega，Renoir，Monet，Picasso，然后，Malevich，Bosch，Vorgolt其他。</text:p>
      <text:p text:style-name="P4">
他设置了该计划<text:a xlink:type="simple" xlink:href="https://www.ukrinform.ua/tag-stucnij-intelekt" text:style-name="Internet_20_link" text:visited-style-name="Visited_20_Internet_20_Link">
</text:a>
Midjourney，据报道乌克林福姆。</text:p>
      <text:p text:style-name="P4">
这就是结果得到的。</text:p>
      <text:p text:style-name="P4">
<draw:frame draw:style-name="fr1" draw:name="Image197" text:anchor-type="as-char" svg:width="6.9236in" svg:height="4.615733in" draw:z-index="0">
<draw:image xlink:href="../Images/yкринформ/2023-05-08T18-18-00-03-00/1683569862-851.jpg" xlink:type="simple" xlink:show="embed" xlink:actuate="onLoad" draw:mime-type="image/jpeg"/>
</draw:frame>
<text:span text:style-name="T5">
 GALINE YABLONSKAYA </text:span>
<draw:frame draw:style-name="fr1" draw:name="Image198" text:anchor-type="as-char" svg:width="6.9236in" svg:height="4.615733in" draw:z-index="0">
<draw:image xlink:href="../Images/yкринформ/2023-05-08T18-18-00-03-00/1683569455-516.jpg" xlink:type="simple" xlink:show="embed" xlink:actuate="onLoad" draw:mime-type="image/jpeg"/>
</draw:frame>
<text:span text:style-name="T5">
wan marchuk</text:span>
</text:p>
      <text:p text:style-name="P4">
<draw:frame draw:style-name="fr1" draw:name="Image199" text:anchor-type="as-char" svg:width="6.9236in" svg:height="4.615733in" draw:z-index="0">
<draw:image xlink:href="../Images/yкринформ/2023-05-08T18-18-00-03-00/1683569101-485.jpg" xlink:type="simple" xlink:show="embed" xlink:actuate="onLoad" draw:mime-type="image/jpeg"/>
</draw:frame>
<text:span text:style-name="T5">
 taras shevchenko</text:span>
</text:p>
      <text:p text:style-name="P4">
<draw:frame draw:style-name="fr1" draw:name="Image200" text:anchor-type="as-char" svg:width="6.9236in" svg:height="4.615733in" draw:z-index="0">
<draw:image xlink:href="../Images/yкринформ/2023-05-08T18-18-00-03-00/1683573838-303.jpg" xlink:type="simple" xlink:show="embed" xlink:actuate="onLoad" draw:mime-type="image/jpeg"/>
</draw:frame>
<text:span text:style-name="T5">
maria primachenko</text:span>
</text:p>
      <text:p text:style-name="P4">
<draw:frame draw:style-name="fr1" draw:name="Image201" text:anchor-type="as-char" svg:width="6.9236in" svg:height="4.615733in" draw:z-index="0">
<draw:image xlink:href="../Images/yкринформ/2023-05-08T18-18-00-03-00/1683557554-598.jpg" xlink:type="simple" xlink:show="embed" xlink:actuate="onLoad" draw:mime-type="image/jpeg"/>
</draw:frame>
Henri Touloulotrek  <draw:frame draw:style-name="fr1" draw:name="Image202" text:anchor-type="as-char" svg:width="6.9236in" svg:height="4.615733in" draw:z-index="0">
<draw:image xlink:href="../Images/yкринформ/2023-05-08T18-18-00-03-00/1683557555-566.jpg" xlink:type="simple" xlink:show="embed" xlink:actuate="onLoad" draw:mime-type="image/jpeg"/>
</draw:frame>
<text:span text:style-name="T5">
OTTO DICKS</text:span>
</text:p>
      <text:p text:style-name="P4">
<draw:frame draw:style-name="fr1" draw:name="Image203" text:anchor-type="as-char" svg:width="6.9236in" svg:height="4.615733in" draw:z-index="0">
<draw:image xlink:href="../Images/yкринформ/2023-05-08T18-18-00-03-00/1683557555-733.jpg" xlink:type="simple" xlink:show="embed" xlink:actuate="onLoad" draw:mime-type="image/jpeg"/>
</draw:frame>
<text:span text:style-name="T5">
eillo repin</text:span>
</text:p>
      <text:p text:style-name="P4">
<draw:frame draw:style-name="fr1" draw:name="Image204" text:anchor-type="as-char" svg:width="6.9236in" svg:height="4.615733in" draw:z-index="0">
<draw:image xlink:href="../Images/yкринформ/2023-05-08T18-18-00-03-00/1683570983-240.jpg" xlink:type="simple" xlink:show="embed" xlink:actuate="onLoad" draw:mime-type="image/jpeg"/>
</draw:frame>
<text:span text:style-name="T5">
klod monet</text:span>
</text:p>
      <text:p text:style-name="P4">
<draw:frame draw:style-name="fr1" draw:name="Image205" text:anchor-type="as-char" svg:width="6.9236in" svg:height="4.615733in" draw:z-index="0">
<draw:image xlink:href="../Images/yкринформ/2023-05-08T18-18-00-03-00/1683577089-850.jpg" xlink:type="simple" xlink:show="embed" xlink:actuate="onLoad" draw:mime-type="image/jpeg"/>
</draw:frame>
<text:span text:style-name="T5">
pol cezann</text:span>
</text:p>
      <text:p text:style-name="P4">
<draw:frame draw:style-name="fr1" draw:name="Image206" text:anchor-type="as-char" svg:width="6.9236in" svg:height="4.615733in" draw:z-index="0">
<draw:image xlink:href="../Images/yкринформ/2023-05-08T18-18-00-03-00/1683571372-883.jpg" xlink:type="simple" xlink:show="embed" xlink:actuate="onLoad" draw:mime-type="image/jpeg"/>
</draw:frame>
<text:span text:style-name="T5">
pol gugen</text:span>
</text:p>
      <text:p text:style-name="P4">
<draw:frame draw:style-name="fr1" draw:name="Image207" text:anchor-type="as-char" svg:width="6.9236in" svg:height="4.615733in" draw:z-index="0">
<draw:image xlink:href="../Images/yкринформ/2023-05-08T18-18-00-03-00/1683571464-748.jpg" xlink:type="simple" xlink:show="embed" xlink:actuate="onLoad" draw:mime-type="image/jpeg"/>
</draw:frame>
<text:span text:style-name="T5">
wan aivazovsky</text:span>
</text:p>
      <text:p text:style-name="P4">
<draw:frame draw:style-name="fr1" draw:name="Image208" text:anchor-type="as-char" svg:width="6.9236in" svg:height="4.615733in" draw:z-index="0">
<draw:image xlink:href="../Images/yкринформ/2023-05-08T18-18-00-03-00/1683574190-665.jpg" xlink:type="simple" xlink:show="embed" xlink:actuate="onLoad" draw:mime-type="image/jpeg"/>
</draw:frame>
<text:span text:style-name="T5">
luis Wayne</text:span>
</text:p>
      <text:p text:style-name="P4">
<draw:frame draw:style-name="fr1" draw:name="Image209" text:anchor-type="as-char" svg:width="6.9236in" svg:height="4.615733in" draw:z-index="0">
<draw:image xlink:href="../Images/yкринформ/2023-05-08T18-18-00-03-00/1683557556-397.jpg" xlink:type="simple" xlink:show="embed" xlink:actuate="onLoad" draw:mime-type="image/jpeg"/>
</draw:frame>
<text:span text:style-name="T5">
Alphons fly</text:span>
</text:p>
      <text:p text:style-name="P4">
<draw:frame draw:style-name="fr1" draw:name="Image210" text:anchor-type="as-char" svg:width="6.9236in" svg:height="4.615733in" draw:z-index="0">
<draw:image xlink:href="../Images/yкринформ/2023-05-08T18-18-00-03-00/1683571771-323.jpg" xlink:type="simple" xlink:show="embed" xlink:actuate="onLoad" draw:mime-type="image/jpeg"/>
</draw:frame>
<text:span text:style-name="T5">
 Zezislav Bexinsky </text:span>
<draw:frame draw:style-name="fr1" draw:name="Image211" text:anchor-type="as-char" svg:width="6.9236in" svg:height="4.615733in" draw:z-index="0">
<draw:image xlink:href="../Images/yкринформ/2023-05-08T18-18-00-03-00/1683571959-297.jpg" xlink:type="simple" xlink:show="embed" xlink:actuate="onLoad" draw:mime-type="image/jpeg"/>
</draw:frame>
<text:span text:style-name="T5">
ndovorgol</text:span>
<draw:frame draw:style-name="fr1" draw:name="Image212" text:anchor-type="as-char" svg:width="6.9236in" svg:height="4.615733in" draw:z-index="0">
<draw:image xlink:href="../Images/yкринформ/2023-05-08T18-18-00-03-00/1683572079-116.jpg" xlink:type="simple" xlink:show="embed" xlink:actuate="onLoad" draw:mime-type="image/jpeg"/>
</draw:frame>
<text:span text:style-name="T5">
piterbraigel Art .</text:span>
<draw:frame draw:style-name="fr1" draw:name="Image213" text:anchor-type="as-char" svg:width="6.9236in" svg:height="4.615733in" draw:z-index="0">
<draw:image xlink:href="../Images/yкринформ/2023-05-08T18-18-00-03-00/1683572176-365.jpg" xlink:type="simple" xlink:show="embed" xlink:actuate="onLoad" draw:mime-type="image/jpeg"/>
</draw:frame>
<text:span text:style-name="T5">
lourence Alma-Tadem </text:span>
<draw:frame draw:style-name="fr1" draw:name="Image214" text:anchor-type="as-char" svg:width="6.9236in" svg:height="4.615733in" draw:z-index="0">
<draw:image xlink:href="../Images/yкринформ/2023-05-08T18-18-00-03-00/1683572664-363.jpg" xlink:type="simple" xlink:show="embed" xlink:actuate="onLoad" draw:mime-type="image/jpeg"/>
</draw:frame>
<text:span text:style-name="T5">
utagova kunissad</text:span>
</text:p>
      <text:p text:style-name="P4">
<draw:frame draw:style-name="fr1" draw:name="Image215" text:anchor-type="as-char" svg:width="6.9236in" svg:height="4.615733in" draw:z-index="0">
<draw:image xlink:href="../Images/yкринформ/2023-05-08T18-18-00-03-00/1683573261-429.jpg" xlink:type="simple" xlink:show="embed" xlink:actuate="onLoad" draw:mime-type="image/jpeg"/>
</draw:frame>
_ oscractions cornelius nos _</text:p>
      <text:p text:style-name="P4">
<draw:frame draw:style-name="fr1" draw:name="Image216" text:anchor-type="as-char" svg:width="6.9236in" svg:height="4.615733in" draw:z-index="0">
<draw:image xlink:href="../Images/yкринформ/2023-05-08T18-18-00-03-00/1683573357-634.jpg" xlink:type="simple" xlink:show="embed" xlink:actuate="onLoad" draw:mime-type="image/jpeg"/>
</draw:frame>
_franciscisciscan gooy</text:p>
      <text:p text:style-name="P4">
<draw:frame draw:style-name="fr1" draw:name="Image217" text:anchor-type="as-char" svg:width="6.9236in" svg:height="4.615733in" draw:z-index="0">
<draw:image xlink:href="../Images/yкринформ/2023-05-08T18-18-00-03-00/1683557554-921.jpg" xlink:type="simple" xlink:show="embed" xlink:actuate="onLoad" draw:mime-type="image/jpeg"/>
</draw:frame>
文森特 - 梵高  <draw:frame draw:style-name="fr1" draw:name="Image218" text:anchor-type="as-char" svg:width="6.9236in" svg:height="4.615733in" draw:z-index="0">
<draw:image xlink:href="../Images/yкринформ/2023-05-08T18-18-00-03-00/1683557556-500.jpg" xlink:type="simple" xlink:show="embed" xlink:actuate="onLoad" draw:mime-type="image/jpeg"/>
</draw:frame>
<text:span text:style-name="T5">
EEDARD MUNK</text:span>
</text:p>
      <text:p text:style-name="P4">
<draw:frame draw:style-name="fr1" draw:name="Image219" text:anchor-type="as-char" svg:width="6.9236in" svg:height="4.615733in" draw:z-index="0">
<draw:image xlink:href="../Images/yкринформ/2023-05-08T18-18-00-03-00/1683557556-307.jpg" xlink:type="simple" xlink:show="embed" xlink:actuate="onLoad" draw:mime-type="image/jpeg"/>
</draw:frame>
_pier-ok</text:p>
      <text:p text:style-name="P4">
<draw:frame draw:style-name="fr1" draw:name="Image220" text:anchor-type="as-char" svg:width="6.9236in" svg:height="4.615733in" draw:z-index="0">
<draw:image xlink:href="../Images/yкринформ/2023-05-08T18-18-00-03-00/1683557557-862.jpg" xlink:type="simple" xlink:show="embed" xlink:actuate="onLoad" draw:mime-type="image/jpeg"/>
</draw:frame>
巴勃罗毕加索  <draw:frame draw:style-name="fr1" draw:name="Image221" text:anchor-type="as-char" svg:width="6.9236in" svg:height="4.615733in" draw:z-index="0">
<draw:image xlink:href="../Images/yкринформ/2023-05-08T18-18-00-03-00/1683557811-574.jpg" xlink:type="simple" xlink:show="embed" xlink:actuate="onLoad" draw:mime-type="image/jpeg"/>
</draw:frame>
<text:span text:style-name="T5">
gans rudolf giger</text:span>
</text:p>
      <text:p text:style-name="P4">
<draw:frame draw:style-name="fr1" draw:name="Image222" text:anchor-type="as-char" svg:width="6.9236in" svg:height="4.615733in" draw:z-index="0">
<draw:image xlink:href="../Images/yкринформ/2023-05-08T18-18-00-03-00/1683563496-368.jpg" xlink:type="simple" xlink:show="embed" xlink:actuate="onLoad" draw:mime-type="image/jpeg"/>
</draw:frame>
<text:span text:style-name="T5">
guststa klimt</text:span>
</text:p>
      <text:p text:style-name="P4">
<draw:frame draw:style-name="fr1" draw:name="Image223" text:anchor-type="as-char" svg:width="6.9236in" svg:height="4.615733in" draw:z-index="0">
<draw:image xlink:href="../Images/yкринформ/2023-05-08T18-18-00-03-00/1683573651-428.jpg" xlink:type="simple" xlink:show="embed" xlink:actuate="onLoad" draw:mime-type="image/jpeg"/>
</draw:frame>
<text:span text:style-name="T5">
Jorjo Decirico</text:span>
</text:p>
      <text:p text:style-name="P4">
<draw:frame draw:style-name="fr1" draw:name="Image224" text:anchor-type="as-char" svg:width="6.9236in" svg:height="4.615733in" draw:z-index="0">
<draw:image xlink:href="../Images/yкринформ/2023-05-08T18-18-00-03-00/1683557812-292.jpg" xlink:type="simple" xlink:show="embed" xlink:actuate="onLoad" draw:mime-type="image/jpeg"/>
</draw:frame>
<text:span text:style-name="T5">
pol degas</text:span>
<draw:frame draw:style-name="fr1" draw:name="Image225" text:anchor-type="as-char" svg:width="6.9236in" svg:height="4.615733in" draw:z-index="0">
<draw:image xlink:href="../Images/yкринформ/2023-05-08T18-18-00-03-00/1683557813-650.jpg" xlink:type="simple" xlink:show="embed" xlink:actuate="onLoad" draw:mime-type="image/jpeg"/>
</draw:frame>
<text:span text:style-name="T5">
Alphons fly</text:span>
</text:p>
      <text:p text:style-name="P4">
<draw:frame draw:style-name="fr1" draw:name="Image226" text:anchor-type="as-char" svg:width="6.9236in" svg:height="4.615733in" draw:z-index="0">
<draw:image xlink:href="../Images/yкринформ/2023-05-08T18-18-00-03-00/1683558424-978.jpg" xlink:type="simple" xlink:show="embed" xlink:actuate="onLoad" draw:mime-type="image/jpeg"/>
</draw:frame>
<text:span text:style-name="T5">
ernomy boss</text:span>
</text:p>
      <text:p text:style-name="P4">
<draw:frame draw:style-name="fr1" draw:name="Image227" text:anchor-type="as-char" svg:width="6.9236in" svg:height="4.615733in" draw:z-index="0">
<draw:image xlink:href="../Images/yкринформ/2023-05-08T18-18-00-03-00/1683558484-168.jpg" xlink:type="simple" xlink:show="embed" xlink:actuate="onLoad" draw:mime-type="image/jpeg"/>
</draw:frame>
<text:span text:style-name="T5">
萨尔瓦多给</text:span>
  <draw:frame draw:style-name="fr1" draw:name="Image228" text:anchor-type="as-char" svg:width="6.9236in" svg:height="4.615733in" draw:z-index="0">
<draw:image xlink:href="../Images/yкринформ/2023-05-08T18-18-00-03-00/1683567481-889.jpg" xlink:type="simple" xlink:show="embed" xlink:actuate="onLoad" draw:mime-type="image/jpeg"/>
</draw:frame>
Casimir Malevich  <draw:frame draw:style-name="fr1" draw:name="Image229" text:anchor-type="as-char" svg:width="6.9236in" svg:height="4.615733in" draw:z-index="0">
<draw:image xlink:href="../Images/yкринформ/2023-05-08T18-18-00-03-00/1683567683-840.jpg" xlink:type="simple" xlink:show="embed" xlink:actuate="onLoad" draw:mime-type="image/jpeg"/>
</draw:frame>
<text:span text:style-name="T5">
benx</text:span>
</text:p>
      <text:p text:style-name="P4">
<draw:frame draw:style-name="fr1" draw:name="Image230" text:anchor-type="as-char" svg:width="6.9236in" svg:height="4.615733in" draw:z-index="0">
<draw:image xlink:href="../Images/yкринформ/2023-05-08T18-18-00-03-00/1683567860-999.jpg" xlink:type="simple" xlink:show="embed" xlink:actuate="onLoad" draw:mime-type="image/jpeg"/>
</draw:frame>
<text:span text:style-name="T5">
marc chagall</text:span>
</text:p>
      <text:p text:style-name="P4">
<draw:frame draw:style-name="fr1" draw:name="Image231" text:anchor-type="as-char" svg:width="6.9236in" svg:height="4.615733in" draw:z-index="0">
<draw:image xlink:href="../Images/yкринформ/2023-05-08T18-18-00-03-00/1683574457-289.jpg" xlink:type="simple" xlink:show="embed" xlink:actuate="onLoad" draw:mime-type="image/jpeg"/>
</draw:frame>
<text:span text:style-name="T5">
gustav dore</text:span>
</text:p>
      <text:p text:style-name="P4">
<draw:frame draw:style-name="fr1" draw:name="Image232" text:anchor-type="as-char" svg:width="6.9236in" svg:height="4.615733in" draw:z-index="0">
<draw:image xlink:href="../Images/yкринформ/2023-05-08T18-18-00-03-00/1683574669-965.jpg" xlink:type="simple" xlink:show="embed" xlink:actuate="onLoad" draw:mime-type="image/jpeg"/>
</draw:frame>
<text:span text:style-name="T5">
niko pyrosman</text:span>
</text:p>
      <text:p text:style-name="P4">
<draw:frame draw:style-name="fr1" draw:name="Image233" text:anchor-type="as-char" svg:width="6.9236in" svg:height="4.615733in" draw:z-index="0">
<draw:image xlink:href="../Images/yкринформ/2023-05-08T18-18-00-03-00/1683574915-870.jpg" xlink:type="simple" xlink:show="embed" xlink:actuate="onLoad" draw:mime-type="image/jpeg"/>
</draw:frame>
<text:span text:style-name="T5">
wakub ruzhal</text:span>
</text:p>
      <text:p text:style-name="P4">
<draw:frame draw:style-name="fr1" draw:name="Image234" text:anchor-type="as-char" svg:width="6.9236in" svg:height="4.615733in" draw:z-index="0">
<draw:image xlink:href="../Images/yкринформ/2023-05-08T18-18-00-03-00/1683575042-738.jpg" xlink:type="simple" xlink:show="embed" xlink:actuate="onLoad" draw:mime-type="image/jpeg"/>
</draw:frame>
<text:span text:style-name="T5">
 simon stolegag</text:span>
</text:p>
      <text:p text:style-name="P4">
<draw:frame draw:style-name="fr1" draw:name="Image235" text:anchor-type="as-char" svg:width="6.9236in" svg:height="4.615733in" draw:z-index="0">
<draw:image xlink:href="../Images/yкринформ/2023-05-08T18-18-00-03-00/1683575300-831.jpg" xlink:type="simple" xlink:show="embed" xlink:actuate="onLoad" draw:mime-type="image/jpeg"/>
</draw:frame>
<text:span text:style-name="T5">
mebius(让·吉罗(Jean Giro))</text:span>
</text:p>
      <text:p text:style-name="P4">
<draw:frame draw:style-name="fr1" draw:name="Image236" text:anchor-type="as-char" svg:width="6.9236in" svg:height="4.615733in" draw:z-index="0">
<draw:image xlink:href="../Images/yкринформ/2023-05-08T18-18-00-03-00/1683577230-424.jpg" xlink:type="simple" xlink:show="embed" xlink:actuate="onLoad" draw:mime-type="image/jpeg"/>
</draw:frame>
Boris Valheho</text:p>
      <text:p text:style-name="P4">
News Source: <text:a xlink:type="simple" xlink:href="https://www.ukrinform.ua/rubric-culture/3706424-stucnij-intelekt-uaviv-ak-bi-zobrazili-palaucij-kreml-vidomi-mitci.html" text:style-name="Internet_20_link" text:visited-style-name="Visited_20_Internet_20_Link">
https://www.ukrinform.ua/rubric-culture/3706424-stucnij-intelekt-uaviv-ak-bi-zobrazili-palaucij-kreml-vidomi-mitci.html</text:a>
</text:p>
      <!--NEWS-->
      <text:h text:style-name="P10" text:outline-level="1">
<text:span text:style-name="T4">
克里姆林宫正在燃烧：人工智能“想象”</text:span>
</text:h>
      <text:p text:style-name="P4">
作者: Ukrinform (Person)</text:p>
      <text:p text:style-name="P4">
出版商: Укринформ (Organization)</text:p>
      <text:p text:style-name="P4">
出版时间: 2023-05-08T18:18:00+03:00</text:p>
      <text:p text:style-name="P4">
修改时间: 2023-05-08T18:18:00+03:00</text:p>
      <text:p text:style-name="P4">
描述: 乌克兰的游戏设计师谢尔盖·莫霍夫（Sergey Mohov）想象着著名艺术家（例如德加，雷诺阿，莫奈，毕加索，然后，马里维奇，波什，沃尔戈尔，沃尔戈尔等）将燃烧的克里姆林宫描绘了什么。  - 乌克林。</text:p>
      <text:p text:style-name="P4">
图片: ["<text:a xlink:type="simple" xlink:href="https://static.ukrinform.com/photos/2023_05/thumb_files/630_360_1683569101-485.jpg" text:style-name="Internet_20_link" text:visited-style-name="Visited_20_Internet_20_Link">
630_360_16835...</text:a>
", "<text:a xlink:type="simple" xlink:href="https://static.ukrinform.com/photos/2023_05/1683569862-851.jpg" text:style-name="Internet_20_link" text:visited-style-name="Visited_20_Internet_20_Link">
1683569862-85...</text:a>
", "<text:a xlink:type="simple" xlink:href="https://static.ukrinform.com/photos/2023_05/1683569455-516.jpg" text:style-name="Internet_20_link" text:visited-style-name="Visited_20_Internet_20_Link">
1683569455-51...</text:a>
", "<text:a xlink:type="simple" xlink:href="https://static.ukrinform.com/photos/2023_05/1683569101-485.jpg" text:style-name="Internet_20_link" text:visited-style-name="Visited_20_Internet_20_Link">
1683569101-48...</text:a>
", "<text:a xlink:type="simple" xlink:href="https://static.ukrinform.com/photos/2023_05/1683573838-303.jpg" text:style-name="Internet_20_link" text:visited-style-name="Visited_20_Internet_20_Link">
1683573838-30...</text:a>
", "<text:a xlink:type="simple" xlink:href="https://static.ukrinform.com/photos/2023_05/1683557554-598.jpg" text:style-name="Internet_20_link" text:visited-style-name="Visited_20_Internet_20_Link">
1683557554-59...</text:a>
", "<text:a xlink:type="simple" xlink:href="https://static.ukrinform.com/photos/2023_05/1683557555-566.jpg" text:style-name="Internet_20_link" text:visited-style-name="Visited_20_Internet_20_Link">
1683557555-56...</text:a>
", "<text:a xlink:type="simple" xlink:href="https://static.ukrinform.com/photos/2023_05/1683557555-733.jpg" text:style-name="Internet_20_link" text:visited-style-name="Visited_20_Internet_20_Link">
1683557555-73...</text:a>
", "<text:a xlink:type="simple" xlink:href="https://static.ukrinform.com/photos/2023_05/1683570983-240.jpg" text:style-name="Internet_20_link" text:visited-style-name="Visited_20_Internet_20_Link">
1683570983-24...</text:a>
", "<text:a xlink:type="simple" xlink:href="https://static.ukrinform.com/photos/2023_05/1683577089-850.jpg" text:style-name="Internet_20_link" text:visited-style-name="Visited_20_Internet_20_Link">
1683577089-85...</text:a>
", "<text:a xlink:type="simple" xlink:href="https://static.ukrinform.com/photos/2023_05/1683571372-883.jpg" text:style-name="Internet_20_link" text:visited-style-name="Visited_20_Internet_20_Link">
1683571372-88...</text:a>
", "<text:a xlink:type="simple" xlink:href="https://static.ukrinform.com/photos/2023_05/1683571464-748.jpg" text:style-name="Internet_20_link" text:visited-style-name="Visited_20_Internet_20_Link">
1683571464-74...</text:a>
", "<text:a xlink:type="simple" xlink:href="https://static.ukrinform.com/photos/2023_05/1683574190-665.jpg" text:style-name="Internet_20_link" text:visited-style-name="Visited_20_Internet_20_Link">
1683574190-66...</text:a>
", "<text:a xlink:type="simple" xlink:href="https://static.ukrinform.com/photos/2023_05/1683557556-397.jpg" text:style-name="Internet_20_link" text:visited-style-name="Visited_20_Internet_20_Link">
1683557556-39...</text:a>
", "<text:a xlink:type="simple" xlink:href="https://static.ukrinform.com/photos/2023_05/1683571771-323.jpg" text:style-name="Internet_20_link" text:visited-style-name="Visited_20_Internet_20_Link">
1683571771-32...</text:a>
", "<text:a xlink:type="simple" xlink:href="https://static.ukrinform.com/photos/2023_05/1683571959-297.jpg" text:style-name="Internet_20_link" text:visited-style-name="Visited_20_Internet_20_Link">
1683571959-29...</text:a>
", "<text:a xlink:type="simple" xlink:href="https://static.ukrinform.com/photos/2023_05/1683572079-116.jpg" text:style-name="Internet_20_link" text:visited-style-name="Visited_20_Internet_20_Link">
1683572079-11...</text:a>
", "<text:a xlink:type="simple" xlink:href="https://static.ukrinform.com/photos/2023_05/1683572176-365.jpg" text:style-name="Internet_20_link" text:visited-style-name="Visited_20_Internet_20_Link">
1683572176-36...</text:a>
", "<text:a xlink:type="simple" xlink:href="https://static.ukrinform.com/photos/2023_05/1683572664-363.jpg" text:style-name="Internet_20_link" text:visited-style-name="Visited_20_Internet_20_Link">
1683572664-36...</text:a>
", "<text:a xlink:type="simple" xlink:href="https://static.ukrinform.com/photos/2023_05/1683573261-429.jpg" text:style-name="Internet_20_link" text:visited-style-name="Visited_20_Internet_20_Link">
1683573261-42...</text:a>
", "<text:a xlink:type="simple" xlink:href="https://static.ukrinform.com/photos/2023_05/1683573357-634.jpg" text:style-name="Internet_20_link" text:visited-style-name="Visited_20_Internet_20_Link">
1683573357-63...</text:a>
", "<text:a xlink:type="simple" xlink:href="https://static.ukrinform.com/photos/2023_05/1683557554-921.jpg" text:style-name="Internet_20_link" text:visited-style-name="Visited_20_Internet_20_Link">
1683557554-92...</text:a>
", "<text:a xlink:type="simple" xlink:href="https://static.ukrinform.com/photos/2023_05/1683557556-500.jpg" text:style-name="Internet_20_link" text:visited-style-name="Visited_20_Internet_20_Link">
1683557556-50...</text:a>
", "<text:a xlink:type="simple" xlink:href="https://static.ukrinform.com/photos/2023_05/1683557556-307.jpg" text:style-name="Internet_20_link" text:visited-style-name="Visited_20_Internet_20_Link">
1683557556-30...</text:a>
", "<text:a xlink:type="simple" xlink:href="https://static.ukrinform.com/photos/2023_05/1683557557-862.jpg" text:style-name="Internet_20_link" text:visited-style-name="Visited_20_Internet_20_Link">
1683557557-86...</text:a>
", "<text:a xlink:type="simple" xlink:href="https://static.ukrinform.com/photos/2023_05/1683557811-574.jpg" text:style-name="Internet_20_link" text:visited-style-name="Visited_20_Internet_20_Link">
1683557811-57...</text:a>
", "<text:a xlink:type="simple" xlink:href="https://static.ukrinform.com/photos/2023_05/1683563496-368.jpg" text:style-name="Internet_20_link" text:visited-style-name="Visited_20_Internet_20_Link">
1683563496-36...</text:a>
", "<text:a xlink:type="simple" xlink:href="https://static.ukrinform.com/photos/2023_05/1683573651-428.jpg" text:style-name="Internet_20_link" text:visited-style-name="Visited_20_Internet_20_Link">
1683573651-42...</text:a>
", "<text:a xlink:type="simple" xlink:href="https://static.ukrinform.com/photos/2023_05/1683557812-292.jpg" text:style-name="Internet_20_link" text:visited-style-name="Visited_20_Internet_20_Link">
1683557812-29...</text:a>
", "<text:a xlink:type="simple" xlink:href="https://static.ukrinform.com/photos/2023_05/1683557813-650.jpg" text:style-name="Internet_20_link" text:visited-style-name="Visited_20_Internet_20_Link">
1683557813-65...</text:a>
", "<text:a xlink:type="simple" xlink:href="https://static.ukrinform.com/photos/2023_05/1683558424-978.jpg" text:style-name="Internet_20_link" text:visited-style-name="Visited_20_Internet_20_Link">
1683558424-97...</text:a>
", "<text:a xlink:type="simple" xlink:href="https://static.ukrinform.com/photos/2023_05/1683558484-168.jpg" text:style-name="Internet_20_link" text:visited-style-name="Visited_20_Internet_20_Link">
1683558484-16...</text:a>
", "<text:a xlink:type="simple" xlink:href="https://static.ukrinform.com/photos/2023_05/1683567481-889.jpg" text:style-name="Internet_20_link" text:visited-style-name="Visited_20_Internet_20_Link">
1683567481-88...</text:a>
", "<text:a xlink:type="simple" xlink:href="https://static.ukrinform.com/photos/2023_05/1683567683-840.jpg" text:style-name="Internet_20_link" text:visited-style-name="Visited_20_Internet_20_Link">
1683567683-84...</text:a>
", "<text:a xlink:type="simple" xlink:href="https://static.ukrinform.com/photos/2023_05/1683567860-999.jpg" text:style-name="Internet_20_link" text:visited-style-name="Visited_20_Internet_20_Link">
1683567860-99...</text:a>
", "<text:a xlink:type="simple" xlink:href="https://static.ukrinform.com/photos/2023_05/1683574457-289.jpg" text:style-name="Internet_20_link" text:visited-style-name="Visited_20_Internet_20_Link">
1683574457-28...</text:a>
", "<text:a xlink:type="simple" xlink:href="https://static.ukrinform.com/photos/2023_05/1683574669-965.jpg" text:style-name="Internet_20_link" text:visited-style-name="Visited_20_Internet_20_Link">
1683574669-96...</text:a>
", "<text:a xlink:type="simple" xlink:href="https://static.ukrinform.com/photos/2023_05/1683574915-870.jpg" text:style-name="Internet_20_link" text:visited-style-name="Visited_20_Internet_20_Link">
1683574915-87...</text:a>
", "<text:a xlink:type="simple" xlink:href="https://static.ukrinform.com/photos/2023_05/1683575042-738.jpg" text:style-name="Internet_20_link" text:visited-style-name="Visited_20_Internet_20_Link">
1683575042-73...</text:a>
", "<text:a xlink:type="simple" xlink:href="https://static.ukrinform.com/photos/2023_05/1683575300-831.jpg" text:style-name="Internet_20_link" text:visited-style-name="Visited_20_Internet_20_Link">
1683575300-83...</text:a>
", "<text:a xlink:type="simple" xlink:href="https://static.ukrinform.com/photos/2023_05/1683577230-424.jpg" text:style-name="Internet_20_link" text:visited-style-name="Visited_20_Internet_20_Link">
1683577230-42...</text:a>
"]</text:p>
      <text:p text:style-name="P4">
标签: ['Кремль', 'Пожежа', 'Штучний інтелект', 'Художник']</text:p>
      <text:p text:style-name="P4">
类型: Article</text:p>
      <!--METADATA-->
      <text:p text:style-name="P4">
<draw:frame draw:style-name="fr1" draw:name="Image237" text:anchor-type="as-char" svg:width="6.9236in" svg:height="3.956343in" draw:z-index="0">
<draw:image xlink:href="../Images/yкринформ/2023-05-08T18-18-00-03-00/630_360_1683569101-485.jpg" xlink:type="simple" xlink:show="embed" xlink:actuate="onLoad" draw:mime-type="image/jpeg"/>
</draw:frame>
乌克兰的游戏设计师谢尔盖·莫霍夫(Sergey Mohov)想象着燃烧的克里姆林宫艺术家会描绘什么 - 例如dega，Renoir，Monet，Picasso，然后，Malevich，Bosch，Vorgolt其他。</text:p>
      <text:p text:style-name="P4">
他设置了该计划<text:a xlink:type="simple" xlink:href="https://www.ukrinform.ua/tag-stucnij-intelekt" text:style-name="Internet_20_link" text:visited-style-name="Visited_20_Internet_20_Link">
</text:a>
Midjourney，据报道乌克林福姆。</text:p>
      <text:p text:style-name="P4">
这就是结果得到的。</text:p>
      <text:p text:style-name="P4">
<draw:frame draw:style-name="fr1" draw:name="Image238" text:anchor-type="as-char" svg:width="6.9236in" svg:height="4.615733in" draw:z-index="0">
<draw:image xlink:href="../Images/yкринформ/2023-05-08T18-18-00-03-00/1683569862-851.jpg" xlink:type="simple" xlink:show="embed" xlink:actuate="onLoad" draw:mime-type="image/jpeg"/>
</draw:frame>
<text:span text:style-name="T5">
 GALINE YABLONSKAYA </text:span>
<draw:frame draw:style-name="fr1" draw:name="Image239" text:anchor-type="as-char" svg:width="6.9236in" svg:height="4.615733in" draw:z-index="0">
<draw:image xlink:href="../Images/yкринформ/2023-05-08T18-18-00-03-00/1683569455-516.jpg" xlink:type="simple" xlink:show="embed" xlink:actuate="onLoad" draw:mime-type="image/jpeg"/>
</draw:frame>
<text:span text:style-name="T5">
wan marchuk</text:span>
</text:p>
      <text:p text:style-name="P4">
<draw:frame draw:style-name="fr1" draw:name="Image240" text:anchor-type="as-char" svg:width="6.9236in" svg:height="4.615733in" draw:z-index="0">
<draw:image xlink:href="../Images/yкринформ/2023-05-08T18-18-00-03-00/1683569101-485.jpg" xlink:type="simple" xlink:show="embed" xlink:actuate="onLoad" draw:mime-type="image/jpeg"/>
</draw:frame>
<text:span text:style-name="T5">
 taras shevchenko</text:span>
</text:p>
      <text:p text:style-name="P4">
<draw:frame draw:style-name="fr1" draw:name="Image241" text:anchor-type="as-char" svg:width="6.9236in" svg:height="4.615733in" draw:z-index="0">
<draw:image xlink:href="../Images/yкринформ/2023-05-08T18-18-00-03-00/1683573838-303.jpg" xlink:type="simple" xlink:show="embed" xlink:actuate="onLoad" draw:mime-type="image/jpeg"/>
</draw:frame>
<text:span text:style-name="T5">
maria primachenko</text:span>
</text:p>
      <text:p text:style-name="P4">
<draw:frame draw:style-name="fr1" draw:name="Image242" text:anchor-type="as-char" svg:width="6.9236in" svg:height="4.615733in" draw:z-index="0">
<draw:image xlink:href="../Images/yкринформ/2023-05-08T18-18-00-03-00/1683557554-598.jpg" xlink:type="simple" xlink:show="embed" xlink:actuate="onLoad" draw:mime-type="image/jpeg"/>
</draw:frame>
Henri Touloulotrek  <draw:frame draw:style-name="fr1" draw:name="Image243" text:anchor-type="as-char" svg:width="6.9236in" svg:height="4.615733in" draw:z-index="0">
<draw:image xlink:href="../Images/yкринформ/2023-05-08T18-18-00-03-00/1683557555-566.jpg" xlink:type="simple" xlink:show="embed" xlink:actuate="onLoad" draw:mime-type="image/jpeg"/>
</draw:frame>
<text:span text:style-name="T5">
OTTO DICKS</text:span>
</text:p>
      <text:p text:style-name="P4">
<draw:frame draw:style-name="fr1" draw:name="Image244" text:anchor-type="as-char" svg:width="6.9236in" svg:height="4.615733in" draw:z-index="0">
<draw:image xlink:href="../Images/yкринформ/2023-05-08T18-18-00-03-00/1683557555-733.jpg" xlink:type="simple" xlink:show="embed" xlink:actuate="onLoad" draw:mime-type="image/jpeg"/>
</draw:frame>
<text:span text:style-name="T5">
eillo repin</text:span>
</text:p>
      <text:p text:style-name="P4">
<draw:frame draw:style-name="fr1" draw:name="Image245" text:anchor-type="as-char" svg:width="6.9236in" svg:height="4.615733in" draw:z-index="0">
<draw:image xlink:href="../Images/yкринформ/2023-05-08T18-18-00-03-00/1683570983-240.jpg" xlink:type="simple" xlink:show="embed" xlink:actuate="onLoad" draw:mime-type="image/jpeg"/>
</draw:frame>
<text:span text:style-name="T5">
klod monet</text:span>
</text:p>
      <text:p text:style-name="P4">
<draw:frame draw:style-name="fr1" draw:name="Image246" text:anchor-type="as-char" svg:width="6.9236in" svg:height="4.615733in" draw:z-index="0">
<draw:image xlink:href="../Images/yкринформ/2023-05-08T18-18-00-03-00/1683577089-850.jpg" xlink:type="simple" xlink:show="embed" xlink:actuate="onLoad" draw:mime-type="image/jpeg"/>
</draw:frame>
<text:span text:style-name="T5">
pol cezann</text:span>
</text:p>
      <text:p text:style-name="P4">
<draw:frame draw:style-name="fr1" draw:name="Image247" text:anchor-type="as-char" svg:width="6.9236in" svg:height="4.615733in" draw:z-index="0">
<draw:image xlink:href="../Images/yкринформ/2023-05-08T18-18-00-03-00/1683571372-883.jpg" xlink:type="simple" xlink:show="embed" xlink:actuate="onLoad" draw:mime-type="image/jpeg"/>
</draw:frame>
<text:span text:style-name="T5">
pol gugen</text:span>
</text:p>
      <text:p text:style-name="P4">
<draw:frame draw:style-name="fr1" draw:name="Image248" text:anchor-type="as-char" svg:width="6.9236in" svg:height="4.615733in" draw:z-index="0">
<draw:image xlink:href="../Images/yкринформ/2023-05-08T18-18-00-03-00/1683571464-748.jpg" xlink:type="simple" xlink:show="embed" xlink:actuate="onLoad" draw:mime-type="image/jpeg"/>
</draw:frame>
<text:span text:style-name="T5">
wan aivazovsky</text:span>
</text:p>
      <text:p text:style-name="P4">
<draw:frame draw:style-name="fr1" draw:name="Image249" text:anchor-type="as-char" svg:width="6.9236in" svg:height="4.615733in" draw:z-index="0">
<draw:image xlink:href="../Images/yкринформ/2023-05-08T18-18-00-03-00/1683574190-665.jpg" xlink:type="simple" xlink:show="embed" xlink:actuate="onLoad" draw:mime-type="image/jpeg"/>
</draw:frame>
<text:span text:style-name="T5">
luis Wayne</text:span>
</text:p>
      <text:p text:style-name="P4">
<draw:frame draw:style-name="fr1" draw:name="Image250" text:anchor-type="as-char" svg:width="6.9236in" svg:height="4.615733in" draw:z-index="0">
<draw:image xlink:href="../Images/yкринформ/2023-05-08T18-18-00-03-00/1683557556-397.jpg" xlink:type="simple" xlink:show="embed" xlink:actuate="onLoad" draw:mime-type="image/jpeg"/>
</draw:frame>
<text:span text:style-name="T5">
Alphons fly</text:span>
</text:p>
      <text:p text:style-name="P4">
<draw:frame draw:style-name="fr1" draw:name="Image251" text:anchor-type="as-char" svg:width="6.9236in" svg:height="4.615733in" draw:z-index="0">
<draw:image xlink:href="../Images/yкринформ/2023-05-08T18-18-00-03-00/1683571771-323.jpg" xlink:type="simple" xlink:show="embed" xlink:actuate="onLoad" draw:mime-type="image/jpeg"/>
</draw:frame>
<text:span text:style-name="T5">
 Zezislav Bexinsky </text:span>
<draw:frame draw:style-name="fr1" draw:name="Image252" text:anchor-type="as-char" svg:width="6.9236in" svg:height="4.615733in" draw:z-index="0">
<draw:image xlink:href="../Images/yкринформ/2023-05-08T18-18-00-03-00/1683571959-297.jpg" xlink:type="simple" xlink:show="embed" xlink:actuate="onLoad" draw:mime-type="image/jpeg"/>
</draw:frame>
<text:span text:style-name="T5">
ndovorgol</text:span>
<draw:frame draw:style-name="fr1" draw:name="Image253" text:anchor-type="as-char" svg:width="6.9236in" svg:height="4.615733in" draw:z-index="0">
<draw:image xlink:href="../Images/yкринформ/2023-05-08T18-18-00-03-00/1683572079-116.jpg" xlink:type="simple" xlink:show="embed" xlink:actuate="onLoad" draw:mime-type="image/jpeg"/>
</draw:frame>
<text:span text:style-name="T5">
piterbraigel Art .</text:span>
<draw:frame draw:style-name="fr1" draw:name="Image254" text:anchor-type="as-char" svg:width="6.9236in" svg:height="4.615733in" draw:z-index="0">
<draw:image xlink:href="../Images/yкринформ/2023-05-08T18-18-00-03-00/1683572176-365.jpg" xlink:type="simple" xlink:show="embed" xlink:actuate="onLoad" draw:mime-type="image/jpeg"/>
</draw:frame>
<text:span text:style-name="T5">
lourence Alma-Tadem </text:span>
<draw:frame draw:style-name="fr1" draw:name="Image255" text:anchor-type="as-char" svg:width="6.9236in" svg:height="4.615733in" draw:z-index="0">
<draw:image xlink:href="../Images/yкринформ/2023-05-08T18-18-00-03-00/1683572664-363.jpg" xlink:type="simple" xlink:show="embed" xlink:actuate="onLoad" draw:mime-type="image/jpeg"/>
</draw:frame>
<text:span text:style-name="T5">
utagova kunissad</text:span>
</text:p>
      <text:p text:style-name="P4">
<draw:frame draw:style-name="fr1" draw:name="Image256" text:anchor-type="as-char" svg:width="6.9236in" svg:height="4.615733in" draw:z-index="0">
<draw:image xlink:href="../Images/yкринформ/2023-05-08T18-18-00-03-00/1683573261-429.jpg" xlink:type="simple" xlink:show="embed" xlink:actuate="onLoad" draw:mime-type="image/jpeg"/>
</draw:frame>
_ oscractions cornelius nos _</text:p>
      <text:p text:style-name="P4">
<draw:frame draw:style-name="fr1" draw:name="Image257" text:anchor-type="as-char" svg:width="6.9236in" svg:height="4.615733in" draw:z-index="0">
<draw:image xlink:href="../Images/yкринформ/2023-05-08T18-18-00-03-00/1683573357-634.jpg" xlink:type="simple" xlink:show="embed" xlink:actuate="onLoad" draw:mime-type="image/jpeg"/>
</draw:frame>
_franciscisciscan gooy</text:p>
      <text:p text:style-name="P4">
<draw:frame draw:style-name="fr1" draw:name="Image258" text:anchor-type="as-char" svg:width="6.9236in" svg:height="4.615733in" draw:z-index="0">
<draw:image xlink:href="../Images/yкринформ/2023-05-08T18-18-00-03-00/1683557554-921.jpg" xlink:type="simple" xlink:show="embed" xlink:actuate="onLoad" draw:mime-type="image/jpeg"/>
</draw:frame>
文森特 - 梵高  <draw:frame draw:style-name="fr1" draw:name="Image259" text:anchor-type="as-char" svg:width="6.9236in" svg:height="4.615733in" draw:z-index="0">
<draw:image xlink:href="../Images/yкринформ/2023-05-08T18-18-00-03-00/1683557556-500.jpg" xlink:type="simple" xlink:show="embed" xlink:actuate="onLoad" draw:mime-type="image/jpeg"/>
</draw:frame>
<text:span text:style-name="T5">
EEDARD MUNK</text:span>
</text:p>
      <text:p text:style-name="P4">
<draw:frame draw:style-name="fr1" draw:name="Image260" text:anchor-type="as-char" svg:width="6.9236in" svg:height="4.615733in" draw:z-index="0">
<draw:image xlink:href="../Images/yкринформ/2023-05-08T18-18-00-03-00/1683557556-307.jpg" xlink:type="simple" xlink:show="embed" xlink:actuate="onLoad" draw:mime-type="image/jpeg"/>
</draw:frame>
_pier-ok</text:p>
      <text:p text:style-name="P4">
<draw:frame draw:style-name="fr1" draw:name="Image261" text:anchor-type="as-char" svg:width="6.9236in" svg:height="4.615733in" draw:z-index="0">
<draw:image xlink:href="../Images/yкринформ/2023-05-08T18-18-00-03-00/1683557557-862.jpg" xlink:type="simple" xlink:show="embed" xlink:actuate="onLoad" draw:mime-type="image/jpeg"/>
</draw:frame>
巴勃罗毕加索  <draw:frame draw:style-name="fr1" draw:name="Image262" text:anchor-type="as-char" svg:width="6.9236in" svg:height="4.615733in" draw:z-index="0">
<draw:image xlink:href="../Images/yкринформ/2023-05-08T18-18-00-03-00/1683557811-574.jpg" xlink:type="simple" xlink:show="embed" xlink:actuate="onLoad" draw:mime-type="image/jpeg"/>
</draw:frame>
<text:span text:style-name="T5">
gans rudolf giger</text:span>
</text:p>
      <text:p text:style-name="P4">
<draw:frame draw:style-name="fr1" draw:name="Image263" text:anchor-type="as-char" svg:width="6.9236in" svg:height="4.615733in" draw:z-index="0">
<draw:image xlink:href="../Images/yкринформ/2023-05-08T18-18-00-03-00/1683563496-368.jpg" xlink:type="simple" xlink:show="embed" xlink:actuate="onLoad" draw:mime-type="image/jpeg"/>
</draw:frame>
<text:span text:style-name="T5">
guststa klimt</text:span>
</text:p>
      <text:p text:style-name="P4">
<draw:frame draw:style-name="fr1" draw:name="Image264" text:anchor-type="as-char" svg:width="6.9236in" svg:height="4.615733in" draw:z-index="0">
<draw:image xlink:href="../Images/yкринформ/2023-05-08T18-18-00-03-00/1683573651-428.jpg" xlink:type="simple" xlink:show="embed" xlink:actuate="onLoad" draw:mime-type="image/jpeg"/>
</draw:frame>
<text:span text:style-name="T5">
Jorjo Decirico</text:span>
</text:p>
      <text:p text:style-name="P4">
<draw:frame draw:style-name="fr1" draw:name="Image265" text:anchor-type="as-char" svg:width="6.9236in" svg:height="4.615733in" draw:z-index="0">
<draw:image xlink:href="../Images/yкринформ/2023-05-08T18-18-00-03-00/1683557812-292.jpg" xlink:type="simple" xlink:show="embed" xlink:actuate="onLoad" draw:mime-type="image/jpeg"/>
</draw:frame>
<text:span text:style-name="T5">
pol degas</text:span>
<draw:frame draw:style-name="fr1" draw:name="Image266" text:anchor-type="as-char" svg:width="6.9236in" svg:height="4.615733in" draw:z-index="0">
<draw:image xlink:href="../Images/yкринформ/2023-05-08T18-18-00-03-00/1683557813-650.jpg" xlink:type="simple" xlink:show="embed" xlink:actuate="onLoad" draw:mime-type="image/jpeg"/>
</draw:frame>
<text:span text:style-name="T5">
Alphons fly</text:span>
</text:p>
      <text:p text:style-name="P4">
<draw:frame draw:style-name="fr1" draw:name="Image267" text:anchor-type="as-char" svg:width="6.9236in" svg:height="4.615733in" draw:z-index="0">
<draw:image xlink:href="../Images/yкринформ/2023-05-08T18-18-00-03-00/1683558424-978.jpg" xlink:type="simple" xlink:show="embed" xlink:actuate="onLoad" draw:mime-type="image/jpeg"/>
</draw:frame>
<text:span text:style-name="T5">
ernomy boss</text:span>
</text:p>
      <text:p text:style-name="P4">
<draw:frame draw:style-name="fr1" draw:name="Image268" text:anchor-type="as-char" svg:width="6.9236in" svg:height="4.615733in" draw:z-index="0">
<draw:image xlink:href="../Images/yкринформ/2023-05-08T18-18-00-03-00/1683558484-168.jpg" xlink:type="simple" xlink:show="embed" xlink:actuate="onLoad" draw:mime-type="image/jpeg"/>
</draw:frame>
<text:span text:style-name="T5">
萨尔瓦多给</text:span>
  <draw:frame draw:style-name="fr1" draw:name="Image269" text:anchor-type="as-char" svg:width="6.9236in" svg:height="4.615733in" draw:z-index="0">
<draw:image xlink:href="../Images/yкринформ/2023-05-08T18-18-00-03-00/1683567481-889.jpg" xlink:type="simple" xlink:show="embed" xlink:actuate="onLoad" draw:mime-type="image/jpeg"/>
</draw:frame>
Casimir Malevich  <draw:frame draw:style-name="fr1" draw:name="Image270" text:anchor-type="as-char" svg:width="6.9236in" svg:height="4.615733in" draw:z-index="0">
<draw:image xlink:href="../Images/yкринформ/2023-05-08T18-18-00-03-00/1683567683-840.jpg" xlink:type="simple" xlink:show="embed" xlink:actuate="onLoad" draw:mime-type="image/jpeg"/>
</draw:frame>
<text:span text:style-name="T5">
benx</text:span>
</text:p>
      <text:p text:style-name="P4">
<draw:frame draw:style-name="fr1" draw:name="Image271" text:anchor-type="as-char" svg:width="6.9236in" svg:height="4.615733in" draw:z-index="0">
<draw:image xlink:href="../Images/yкринформ/2023-05-08T18-18-00-03-00/1683567860-999.jpg" xlink:type="simple" xlink:show="embed" xlink:actuate="onLoad" draw:mime-type="image/jpeg"/>
</draw:frame>
<text:span text:style-name="T5">
marc chagall</text:span>
</text:p>
      <text:p text:style-name="P4">
<draw:frame draw:style-name="fr1" draw:name="Image272" text:anchor-type="as-char" svg:width="6.9236in" svg:height="4.615733in" draw:z-index="0">
<draw:image xlink:href="../Images/yкринформ/2023-05-08T18-18-00-03-00/1683574457-289.jpg" xlink:type="simple" xlink:show="embed" xlink:actuate="onLoad" draw:mime-type="image/jpeg"/>
</draw:frame>
<text:span text:style-name="T5">
gustav dore</text:span>
</text:p>
      <text:p text:style-name="P4">
<draw:frame draw:style-name="fr1" draw:name="Image273" text:anchor-type="as-char" svg:width="6.9236in" svg:height="4.615733in" draw:z-index="0">
<draw:image xlink:href="../Images/yкринформ/2023-05-08T18-18-00-03-00/1683574669-965.jpg" xlink:type="simple" xlink:show="embed" xlink:actuate="onLoad" draw:mime-type="image/jpeg"/>
</draw:frame>
<text:span text:style-name="T5">
niko pyrosman</text:span>
</text:p>
      <text:p text:style-name="P4">
<draw:frame draw:style-name="fr1" draw:name="Image274" text:anchor-type="as-char" svg:width="6.9236in" svg:height="4.615733in" draw:z-index="0">
<draw:image xlink:href="../Images/yкринформ/2023-05-08T18-18-00-03-00/1683574915-870.jpg" xlink:type="simple" xlink:show="embed" xlink:actuate="onLoad" draw:mime-type="image/jpeg"/>
</draw:frame>
<text:span text:style-name="T5">
wakub ruzhal</text:span>
</text:p>
      <text:p text:style-name="P4">
<draw:frame draw:style-name="fr1" draw:name="Image275" text:anchor-type="as-char" svg:width="6.9236in" svg:height="4.615733in" draw:z-index="0">
<draw:image xlink:href="../Images/yкринформ/2023-05-08T18-18-00-03-00/1683575042-738.jpg" xlink:type="simple" xlink:show="embed" xlink:actuate="onLoad" draw:mime-type="image/jpeg"/>
</draw:frame>
<text:span text:style-name="T5">
 simon stolegag</text:span>
</text:p>
      <text:p text:style-name="P4">
<draw:frame draw:style-name="fr1" draw:name="Image276" text:anchor-type="as-char" svg:width="6.9236in" svg:height="4.615733in" draw:z-index="0">
<draw:image xlink:href="../Images/yкринформ/2023-05-08T18-18-00-03-00/1683575300-831.jpg" xlink:type="simple" xlink:show="embed" xlink:actuate="onLoad" draw:mime-type="image/jpeg"/>
</draw:frame>
<text:span text:style-name="T5">
mebius(让·吉罗(Jean Giro))</text:span>
</text:p>
      <text:p text:style-name="P4">
<draw:frame draw:style-name="fr1" draw:name="Image277" text:anchor-type="as-char" svg:width="6.9236in" svg:height="4.615733in" draw:z-index="0">
<draw:image xlink:href="../Images/yкринформ/2023-05-08T18-18-00-03-00/1683577230-424.jpg" xlink:type="simple" xlink:show="embed" xlink:actuate="onLoad" draw:mime-type="image/jpeg"/>
</draw:frame>
Boris Valheho</text:p>
      <text:p text:style-name="P4">
News Source: <text:a xlink:type="simple" xlink:href="https://www.ukrinform.ua/rubric-culture/3706424-stucnij-intelekt-uaviv-ak-bi-zobrazili-palaucij-kreml-vidomi-mitci.html" text:style-name="Internet_20_link" text:visited-style-name="Visited_20_Internet_20_Link">
https://www.ukrinform.ua/rubric-culture/3706424-stucnij-intelekt-uaviv-ak-bi-zobrazili-palaucij-kreml-vidomi-mitci.html</text:a>
</text:p>
      <!--NEWS-->
      <text:h text:style-name="P10" text:outline-level="1">
<text:span text:style-name="T4">
克里米亚的占领者加强了年轻人的工作 - 总统的副职位</text:span>
</text:h>
      <text:p text:style-name="P4">
作者: Ukrinform (Person)</text:p>
      <text:p text:style-name="P4">
出版商: Укринформ (Organization)</text:p>
      <text:p text:style-name="P4">
出版时间: 2023-05-08T18:28:18+03:00</text:p>
      <text:p text:style-name="P4">
修改时间: 2023-05-08T18:28:18+03:00</text:p>
      <text:p text:style-name="P4">
描述: 克里米亚暂时占领的入侵者在年轻人中加强了他们的工作，因为它积极支持乌克兰。  - 乌克林。</text:p>
      <text:p text:style-name="P4">
图片: ["<text:a xlink:type="simple" xlink:href="https://static.ukrinform.com/photos/2018_12/thumb_files/630_360_1544698568-213.jpg" text:style-name="Internet_20_link" text:visited-style-name="Visited_20_Internet_20_Link">
630_360_15446...</text:a>
"]</text:p>
      <text:p text:style-name="P4">
标签: ['Крим', 'Молодь', 'Війна з росією']</text:p>
      <text:p text:style-name="P4">
类型: Article</text:p>
      <!--METADATA-->
      <text:p text:style-name="P4">
<draw:frame draw:style-name="fr1" draw:name="Image278" text:anchor-type="as-char" svg:width="6.9236in" svg:height="3.956343in" draw:z-index="0">
<draw:image xlink:href="../Images/yкринформ/2023-05-08T18-28-18-03-00/630_360_1544698568-213.jpg" xlink:type="simple" xlink:show="embed" xlink:actuate="onLoad" draw:mime-type="image/jpeg"/>
</draw:frame>
暂时占领的克里米亚的入侵者加剧了年轻人的工作，因为它正在积极支持乌克兰。</text:p>
      <text:p text:style-name="P4">
关于它的空气<text:a xlink:type="simple" xlink:href="http://hromadske.radio/podcasts/my-ie-buly-y-budem-informatsiynyy-maraton/krym-rukhy-sprotyvu-ochikuvannia-kontrnastupu-vyselennia-rosiian" text:style-name="Internet_20_link" text:visited-style-name="Visited_20_Internet_20_Link">
</text:a>
乌克林福姆报道，乌克兰总统的副常设代表告诉克里米亚·丹尼斯·奇斯托科夫。</text:p>
      <text:p text:style-name="P4">
“在半岛上的占领政府加强了年轻人的工作。 这与积极支持乌克兰的年轻人相关。 专家指出，乌克兰在年轻人中的大力支持，尤其是在实施示范中 - 黄色丝带的放置，其他与乌克兰符号有关的，” Chistikov说。</text:p>
      <text:p text:style-name="P4">
据他说，对占领者年轻人的恐惧和警告向半岛上的学生宿舍作证，并与老师合作。</text:p>
      <text:p text:style-name="P4">
<text:span text:style-name="T4">
另请阅读：</text:span>
 <text:a xlink:type="simple" xlink:href="https://www.ukrinform.ua/rubric-crimea/3704685-taseva-poasnila-hto-pidpadatime-pid-kriminalnu-vidpovidalnist-u-krimu-pisla-deokupacii.html" text:style-name="Internet_20_link" text:visited-style-name="Visited_20_Internet_20_Link">
<text:span text:style-name="T4">
 crimea </text:span>
</text:a>
“最近，在半岛上的学校里，组织了给So的参与者写作信。 而且老师必须检查这些信件，因为在某些情况下，他们准备了亲乌克兰的内容。 这表明乌克兰的支持正在增长。” Phistikov补充说。</text:p>
      <text:p text:style-name="P4">
他指出，抵抗“克里米亚战斗海鸥”，“ achesh”，“黄丝带”运动的协调员注意到了支持的增加，尤其是在半岛的“棉花”之后。</text:p>
      <text:p text:style-name="P4">
“武装部队主持人表明他们从居民那里接收<text:a xlink:type="simple" xlink:href="https://www.ukrinform.ua/tag-krim" text:style-name="Internet_20_link" text:visited-style-name="Visited_20_Internet_20_Link">
</text:a>
军事信息。 但是，他们强调，在信息中，有必要遵循安全措施。 我们还看到，针对Pro -ukrainian职位的USOC网络的SO公共道歉正在增加。 这是心理压力。 也是行政管理的增长。”他补充说。</text:p>
      <text:p text:style-name="P4">
<text:span text:style-name="T4">
另请阅读：</text:span>
 <text:a xlink:type="simple" xlink:href="https://www.ukrinform.ua/rubric-crimea/3705977-u-vladi-krimu-kardinalno-zminuetsa-ritorika-taseva.html" text:style-name="Internet_20_link" text:visited-style-name="Visited_20_Internet_20_Link">
<text:span text:style-name="T4">
 crimea </text:span>
</text:a>
据报道，古尔国防部的代表安德里·尤索夫(Andriy Yusov)表示，临时占领的克里米亚的邮政“事件”可调节。(https://www.ukrinform.ua/rubric-crimea/3706173-usov-pro-kurortnij-sezon-u-krimu-hiba-so-fsbsniki-vdavatimut-turistiv.html)</text:p>
      <text:p text:style-name="P4">
News Source: <text:a xlink:type="simple" xlink:href="https://www.ukrinform.ua/rubric-crimea/3706428-okupanti-v-krimu-aktivizuvali-robotu-sered-molodi-zastupnik-postpreda-prezidenta.html" text:style-name="Internet_20_link" text:visited-style-name="Visited_20_Internet_20_Link">
https://www.ukrinform.ua/rubric-crimea/3706428-okupanti-v-krimu-aktivizuvali-robotu-sered-molodi-zastupnik-postpreda-prezidenta.html</text:a>
</text:p>
      <!--NEWS-->
      <text:h text:style-name="P10" text:outline-level="1">
<text:span text:style-name="T4">
中国表示，与俄罗斯联邦的经济合作不是针对乌克兰的</text:span>
</text:h>
      <text:p text:style-name="P4">
作者: Ukrinform (Person)</text:p>
      <text:p text:style-name="P4">
出版商: Укринформ (Organization)</text:p>
      <text:p text:style-name="P4">
出版时间: 2023-05-08T18:29:00+03:00</text:p>
      <text:p text:style-name="P4">
修改时间: 2023-05-08T18:29:00+03:00</text:p>
      <text:p text:style-name="P4">
描述: 中国与俄罗斯的贸易和经济合作并不是要支持俄罗斯对乌克兰的入侵，在对中国公司的制裁中，北京将采取行动。  - 乌克林。</text:p>
      <text:p text:style-name="P4">
图片: ["<text:a xlink:type="simple" xlink:href="https://static.ukrinform.com/photos/2021_06/thumb_files/630_360_1625005005-818.jpg" text:style-name="Internet_20_link" text:visited-style-name="Visited_20_Internet_20_Link">
630_360_16250...</text:a>
"]</text:p>
      <text:p text:style-name="P4">
标签: ['Економіка', 'Китай', 'Україна', 'росія']</text:p>
      <text:p text:style-name="P4">
类型: Article</text:p>
      <!--METADATA-->
      <text:p text:style-name="P4">
<draw:frame draw:style-name="fr1" draw:name="Image279" text:anchor-type="as-char" svg:width="6.9236in" svg:height="3.956343in" draw:z-index="0">
<draw:image xlink:href="../Images/yкринформ/2023-05-08T18-29-00-03-00/630_360_1625005005-818.jpg" xlink:type="simple" xlink:show="embed" xlink:actuate="onLoad" draw:mime-type="image/jpeg"/>
</draw:frame>
中国与俄罗斯的贸易与经济合作并不是要支持乌克兰的俄罗斯整理，就对中国公司的制裁而言，这将采取行动。</text:p>
      <text:p text:style-name="P4">
乌克林法姆(Ukrinform)报道，这是范·温宾(Van Wenbin)内政部外交部在内政部的一份简报上指出的，并评论了欧盟对中国七家公司的限制限制的通知，以销售设备的销售，可用于军事用途。</text:p>
      <text:p text:style-name="P4">
“中国俄罗斯<text:a xlink:type="simple" xlink:href="https://www.ukrinform.ua/tag-ekonomika" text:style-name="Internet_20_link" text:visited-style-name="Visited_20_Internet_20_Link">
</text:a>
牛头人的合作绝对与乌克兰的危机无关。 这不是针对任何第三方的方向性，我们干预一个人并诉诸威胁是不可接受的。”范说。</text:p>
      <text:p text:style-name="P4">
据他说，欧盟对欧盟的限制“破坏了中国对欧盟的抑制作用的相互信心”。</text:p>
      <text:p text:style-name="P4">
“我们敦促欧盟不要采取这一错误的步骤，”中国将采取决定性措施来保护其合法的合法权利和利益。</text:p>
      <text:p text:style-name="P4">
外交官还强调，在乌克兰问题中，中国“遵守客观和公平的立场”，并在危机中起着建设性的作用。</text:p>
      <text:p text:style-name="P4">
<text:span text:style-name="T4">
另请阅读：</text:span>
 <text:a xlink:type="simple" xlink:href="https://www.ukrinform.ua/rubric-world/3706282-kitaj-vvazae-stabilizaciu-vidnosin-zi-ssa-klucovim-prioritetom-glava-mzs.html" text:style-name="Internet_20_link" text:visited-style-name="Visited_20_Internet_20_Link">
<text:span text:style-name="T4">
中国</text:span>
</text:a>
如报道<text:a xlink:type="simple" xlink:href="https://www.ukrinform.ua/rubric-economy/3704796-es-obgovorue-mehanizm-sankcij-proti-krain-aki-nadaut-rosii-torgovi-kanali-bloomberg.html" text:style-name="Internet_20_link" text:visited-style-name="Visited_20_Internet_20_Link">
</text:a>
，欧盟讨论了针对反频率国家制裁的新机制，该机制不能阻止俄罗斯滥用制裁，尤其是对关键商品或技术的贸易。 从全面入侵俄罗斯进入乌克兰，从这些国家进口到RFNAC，整体计划和其他技术，Yakazakhstan，阿联酋，土耳其，中国和其他技术都在成长。</text:p>
      <text:p text:style-name="P4">
News Source: <text:a xlink:type="simple" xlink:href="https://www.ukrinform.ua/rubric-economy/3706430-u-kitai-zaavili-so-ekonomicne-spivrobitnictvo-z-rf-ne-spramovane-proti-ukraini.html" text:style-name="Internet_20_link" text:visited-style-name="Visited_20_Internet_20_Link">
https://www.ukrinform.ua/rubric-economy/3706430-u-kitai-zaavili-so-ekonomicne-spivrobitnictvo-z-rf-ne-spramovane-proti-ukraini.html</text:a>
</text:p>
      <!--NEWS-->
      <text:h text:style-name="P10" text:outline-level="1">
<text:span text:style-name="T4">
在利物浦，尼尔森纪念碑铺有沙袋，以表明与乌克兰</text:span>
</text:h>
      <text:p text:style-name="P4">
作者: Ukrinform (Person)</text:p>
      <text:p text:style-name="P4">
出版商: Укринформ (Organization)</text:p>
      <text:p text:style-name="P4">
出版时间: 2023-05-08T18:30:00+03:00</text:p>
      <text:p text:style-name="P4">
修改时间: 2023-05-08T18:30:00+03:00</text:p>
      <text:p text:style-name="P4">
描述: 为了与乌克兰的统一性，利物浦的尼尔森纪念碑与沙袋一起铺设。  - 乌克林。</text:p>
      <text:p text:style-name="P4">
图片: ["<text:a xlink:type="simple" xlink:href="https://static.ukrinform.com/photos/2023_05/thumb_files/630_360_1683559611-368.jpg" text:style-name="Internet_20_link" text:visited-style-name="Visited_20_Internet_20_Link">
630_360_16835...</text:a>
"]</text:p>
      <text:p text:style-name="P4">
标签: ['Євробачення', "Пам'ятник", 'Ткаченко', 'Україна', 'Ліверпуль', 'МКІП ']</text:p>
      <text:p text:style-name="P4">
类型: Article</text:p>
      <!--METADATA-->
      <text:p text:style-name="P4">
<draw:frame draw:style-name="fr1" draw:name="Image280" text:anchor-type="as-char" svg:width="6.9236in" svg:height="3.956343in" draw:z-index="0">
<draw:image xlink:href="../Images/yкринформ/2023-05-08T18-30-00-03-00/630_360_1683559611-368.jpg" xlink:type="simple" xlink:show="embed" xlink:actuate="onLoad" draw:mime-type="image/jpeg"/>
</draw:frame>
在与乌克兰的声援的标志中，利物浦的尼尔森纪念碑铺有袋子。</text:p>
      <text:p text:style-name="P4">
这是文化和信息政策部长亚历山大·特卡奇科(Alexander Tkachenko)的报告(https://t.me/otkachenkokyiv/3523)，报道乌克林福姆。</text:p>
      <text:p text:style-name="P4">
“在袋子之间，屏幕上展示了一部节目的演讲者，并显示了乌克兰免疫剂艺术家的参与。”(https://www.ukrinform.ua/tag-tkacenko)。</text:p>
      <text:p text:style-name="P4">
正如乌克林福姆报道的那样，歌曲大赛“ Eurovision-2023”是由Uliverpool举行的，乌克兰在乌克兰与Kalush Orchestra Song的Songstefania赢得了比赛，该竞赛无法满足由于担心安全而进行比赛的要求。</text:p>
      <text:p text:style-name="P4">
<text:span text:style-name="T4">
另请阅读：</text:span>
 <text:a xlink:type="simple" xlink:href="https://www.ukrinform.ua/rubric-culture/3706285-ukrainske-evrobacenna2023-startue-sogodni-v-liverpuli.html" text:style-name="Internet_20_link" text:visited-style-name="Visited_20_Internet_20_Link">
<text:span text:style-name="T4">
 eurovision </text:span>
</text:a>
比赛的半决赛将于5月9日至11日，决赛 -  5月13日。</text:p>
      <text:p text:style-name="P4">
乌克兰以钢铁之歌的钢铁之歌代表了乌克兰。</text:p>
      <text:p text:style-name="P4">
<text:span text:style-name="T5">
foto：public</text:span>
</text:p>
      <text:p text:style-name="P4">
News Source: <text:a xlink:type="simple" xlink:href="https://www.ukrinform.ua/rubric-culture/3706431-u-liverpuli-pamatnik-nelsonu-obklali-miskami-z-piskom-na-znak-solidarnosti-z-ukrainou.html" text:style-name="Internet_20_link" text:visited-style-name="Visited_20_Internet_20_Link">
https://www.ukrinform.ua/rubric-culture/3706431-u-liverpuli-pamatnik-nelsonu-obklali-miskami-z-piskom-na-znak-solidarnosti-z-ukrainou.html</text:a>
</text:p>
      <!--NEWS-->
      <text:h text:style-name="P10" text:outline-level="1">
<text:span text:style-name="T4">
特鲁多（Trudeau）和萨纳克（Sunak）讨论了乌克兰的支持</text:span>
</text:h>
      <text:p text:style-name="P4">
作者: Ukrinform (Person)</text:p>
      <text:p text:style-name="P4">
出版商: Укринформ (Organization)</text:p>
      <text:p text:style-name="P4">
出版时间: 2023-05-08T18:35:00+03:00</text:p>
      <text:p text:style-name="P4">
修改时间: 2023-05-08T18:35:00+03:00</text:p>
      <text:p text:style-name="P4">
描述: 加拿大和英国准备为乌克兰提供全面的支持，以反映俄罗斯的侵略。  - 乌克林。</text:p>
      <text:p text:style-name="P4">
图片: ["<text:a xlink:type="simple" xlink:href="https://static.ukrinform.com/photos/2023_05/thumb_files/630_360_1683560008-522.jpg" text:style-name="Internet_20_link" text:visited-style-name="Visited_20_Internet_20_Link">
630_360_16835...</text:a>
"]</text:p>
      <text:p text:style-name="P4">
标签: ['Трюдо', 'Україна', 'Війна з росією', 'Ріші Сунак']</text:p>
      <text:p text:style-name="P4">
类型: Article</text:p>
      <!--METADATA-->
      <text:p text:style-name="P4">
<draw:frame draw:style-name="fr1" draw:name="Image281" text:anchor-type="as-char" svg:width="6.9236in" svg:height="3.951518in" draw:z-index="0">
<draw:image xlink:href="../Images/yкринформ/2023-05-08T18-35-00-03-00/630_360_1683560008-522.jpg" xlink:type="simple" xlink:show="embed" xlink:actuate="onLoad" draw:mime-type="image/jpeg"/>
</draw:frame>
加拿大塔维利克英国准备继续为乌克兰提供对俄罗斯侵略的全面支持。</text:p>
      <text:p text:style-name="P4">
关于它的报道，由于与英国同事Riri Sunak的对话，加拿大总理贾斯汀·特鲁多办事处，通讯。</text:p>
      <text:p text:style-name="P4">
总理讨论了俄罗斯的非法和不合理的入侵<text:a xlink:type="simple" xlink:href="https://www.ukrinform.ua/tag-ukraina" text:style-name="Internet_20_link" text:visited-style-name="Visited_20_Internet_20_Link">
</text:a>
并确认了乌克兰领土完整性和领土完整性的不可侵犯的支持。”特鲁多办公室说。</text:p>
      <text:p text:style-name="P4">
值得注意的是，对话者讨论了对乌克兰重建的进一步协调的必要性，并表示对全球南方行动后果的关注，并同意G7盟友的同意，以帮助遭受最大苦难的人。</text:p>
      <text:p text:style-name="P4">
<text:span text:style-name="T4">
另请阅读：</text:span>
 <text:a xlink:type="simple" xlink:href="https://www.ukrinform.ua/rubric-vidbudova/3705521-smigal-i-sunak-obgovorili-pidgotovku-do-konferencii-z-pitan-vidnovlenna-ukraini.html" text:style-name="Internet_20_link" text:visited-style-name="Visited_20_Internet_20_Link">
<text:span text:style-name="T4">
 snak </text:span>
</text:a>
据报道，6月在伦敦，将举行有关乌克兰重建的会议。</text:p>
      <text:p text:style-name="P4">
News Source: <text:a xlink:type="simple" xlink:href="https://www.ukrinform.ua/rubric-polytics/3706432-trudo-ta-sunak-obgovorili-pidtrimku-ukraini.html" text:style-name="Internet_20_link" text:visited-style-name="Visited_20_Internet_20_Link">
https://www.ukrinform.ua/rubric-polytics/3706432-trudo-ta-sunak-obgovorili-pidtrimku-ukraini.html</text:a>
</text:p>
      <!--NEWS-->
      <text:h text:style-name="P10" text:outline-level="1">
<text:span text:style-name="T4">
SAP已将案件发作超过130万</text:span>
</text:h>
      <text:p text:style-name="P4">
作者: Ukrinform (Person)</text:p>
      <text:p text:style-name="P4">
出版商: Укринформ (Organization)</text:p>
      <text:p text:style-name="P4">
出版时间: 2023-05-08T18:40:54+03:00</text:p>
      <text:p text:style-name="P4">
修改时间: 2023-05-08T18:40:54+03:00</text:p>
      <text:p text:style-name="P4">
描述: 专门的反腐败检察官办公室已发出案件，扣押了超过130万元。  - 乌克林。</text:p>
      <text:p text:style-name="P4">
图片: ["<text:a xlink:type="simple" xlink:href="https://static.ukrinform.com/photos/2020_01/thumb_files/630_360_1578233246-247.jpg" text:style-name="Internet_20_link" text:visited-style-name="Visited_20_Internet_20_Link">
630_360_15782...</text:a>
"]</text:p>
      <text:p text:style-name="P4">
标签: ['САП', 'Суд', 'порт Южний', 'Оборудка']</text:p>
      <text:p text:style-name="P4">
类型: Article</text:p>
      <!--METADATA-->
      <text:p text:style-name="P4">
<draw:frame draw:style-name="fr1" draw:name="Image282" text:anchor-type="as-char" svg:width="6.9236in" svg:height="3.956343in" draw:z-index="0">
<draw:image xlink:href="../Images/yкринформ/2023-05-08T18-40-54-03-00/630_360_1578233246-247.jpg" xlink:type="simple" xlink:show="embed" xlink:actuate="onLoad" draw:mime-type="image/jpeg"/>
</draw:frame>
专门的反腐败检察官办公室已向法院发出案件，超过130万个同胞港口。</text:p>
      <text:p text:style-name="P4">
根据乌克林福姆的说法，SAP在[]中报告(https://t.me/sap_gov_ua/1358)s</text:p>
      <text:p text:style-name="P4">
«检察官<text:a xlink:type="simple" xlink:href="https://www.ukrinform.ua/tag-sap" text:style-name="Internet_20_link" text:visited-style-name="Visited_20_Internet_20_Link">
</text:a>
他向法院派遣了一项债务超过130万港口“ Yuzhny”的债务，即董事的执行义务； SE“ Yuzhny” MTP的首席会计师兼副主任(犯罪时指定的职位)”， - 证词阅读。</text:p>
      <text:p text:style-name="P4">
在预审前调查的框架内，已经确定，在2020年4月至2020年4月，国家企业局长与先前与法律和财产问题的主要会计师的首席会计师合谋，并为其奖励提供了不必要的奖励。应计和工资进一步支付。</text:p>
      <text:p text:style-name="P4">
<text:span text:style-name="T4">
另请阅读：</text:span>
 <text:a xlink:type="simple" xlink:href="https://www.ukrinform.ua/rubric-economy/3695751-nabu-zaavlae-pro-novi-dokazi-u-spravi-koboleva.html" text:style-name="Internet_20_link" text:visited-style-name="Visited_20_Internet_20_Link">
</text:a>
“根据第553-Ix号法律要求，CMU第334号决议，该决议在2020年4月以及本月底之前的期间，取消了乌克兰部长内阁建立的隔离区(限制一直行动到2020年10月)，高管的每月工资，行政院成员以及UAH经济部门经济部门的监督委员会成员的薪酬47 230受到限制。 尽管如此，这位官员还是非法确保了130万的应计和进一步支付。”</text:p>
      <text:p text:style-name="P4">
动作V.O. 根据《乌克兰刑法》第191条第5条，首席会计师兼副董事 - 根据《艺术》第5部分的第5部分，董事以犯罪为由。 27，艺术第5部分。 《乌克兰刑法》 191。</text:p>
      <text:p text:style-name="P4">
<text:span text:style-name="T4">
另请阅读：</text:span>
 <text:a xlink:type="simple" xlink:href="https://www.ukrinform.ua/rubric-economy/3704781-vaks-viznaciv-zastavi-dvom-ekszastupnikam-direktora-ukraeroruhu.html" text:style-name="Internet_20_link" text:visited-style-name="Visited_20_Internet_20_Link">
<text:span text:style-name="T4">
 WAKS </text:span>
</text:a>
正如乌克林福姆报道的那样，Zhytomyr装甲工厂的前董事兼副董事将在法院站立，以浪费国家保护区的财产超过450万。</text:p>
      <text:p text:style-name="P4">
News Source: <text:a xlink:type="simple" xlink:href="https://www.ukrinform.ua/rubric-economy/3706434-sap-skeruvala-do-sudu-spravu-sodo-zavolodinna-ponad-13-miljona-portu-uznij.html" text:style-name="Internet_20_link" text:visited-style-name="Visited_20_Internet_20_Link">
https://www.ukrinform.ua/rubric-economy/3706434-sap-skeruvala-do-sudu-spravu-sodo-zavolodinna-ponad-13-miljona-portu-uznij.html</text:a>
</text:p>
      <!--NEWS-->
      <text:h text:style-name="P10" text:outline-level="1">
<text:span text:style-name="T4">
UPL：Zorya击败了Metalist 1925</text:span>
</text:h>
      <text:p text:style-name="P4">
作者: Ukrinform (Person)</text:p>
      <text:p text:style-name="P4">
出版商: Укринформ (Organization)</text:p>
      <text:p text:style-name="P4">
出版时间: 2023-05-08T18:52:00+03:00</text:p>
      <text:p text:style-name="P4">
修改时间: 2023-05-08T18:52:00+03:00</text:p>
      <text:p text:style-name="P4">
描述: Zorya在UPL中排名第三。  - 乌克林。</text:p>
      <text:p text:style-name="P4">
图片: ["<text:a xlink:type="simple" xlink:href="https://static.ukrinform.com/photos/2023_05/thumb_files/630_360_1683560876-455.jpg" text:style-name="Internet_20_link" text:visited-style-name="Visited_20_Internet_20_Link">
630_360_16835...</text:a>
"]</text:p>
      <text:p text:style-name="P4">
标签: ['Футбол', 'Металіст-1925', 'Зоря']</text:p>
      <text:p text:style-name="P4">
类型: Article</text:p>
      <!--METADATA-->
      <text:p text:style-name="P4">
<draw:frame draw:style-name="fr1" draw:name="Image283" text:anchor-type="as-char" svg:width="6.9236in" svg:height="3.956343in" draw:z-index="0">
<draw:image xlink:href="../Images/yкринформ/2023-05-08T18-52-00-03-00/630_360_1683560876-455.jpg" xlink:type="simple" xlink:show="embed" xlink:actuate="onLoad" draw:mime-type="image/jpeg"/>
</draw:frame>
Zorya在UPL中排名第三。</text:p>
      <text:p text:style-name="P4">
1925年的金属主义者让位于黎明(0：3)乌克林福姆报道，在乌克兰五球锦标赛的第25轮中。</text:p>
      <text:p text:style-name="P4">
第七分钟的比赛得分在Shakhov打开。 在下半场，球队的胜利保证了Rusyn和Gerrero的进球。</text:p>
      <text:p text:style-name="P4">
Zorya赢得3-0，在乌克兰英超联赛中排名第三，他们得到55分。 1925年《金属主义者》第九位，资产有27磅。</text:p>
      <text:p text:style-name="P4">
<text:span text:style-name="T4">
另请阅读：</text:span>
 <text:a xlink:type="simple" xlink:href="https://www.ukrinform.ua/rubric-sports/3706386-upl-kolos-peremig-veres-a-ruh-zdolav-ingulec.html" text:style-name="Internet_20_link" text:visited-style-name="Visited_20_Internet_20_Link">
<text:span text:style-name="T4">
运动</text:span>
</text:a>
正如乌克林福姆报道的，在比赛当天的另一场比赛中，“运动”赢得了由Ponomaryov领导的8场比赛中的第一场冠军。</text:p>
      <text:p text:style-name="P4">
照片：UPL.UA</text:p>
      <text:p text:style-name="P4">
News Source: <text:a xlink:type="simple" xlink:href="https://www.ukrinform.ua/rubric-sports/3706437-upl-zora-rozgromila-metalist-1925.html" text:style-name="Internet_20_link" text:visited-style-name="Visited_20_Internet_20_Link">
https://www.ukrinform.ua/rubric-sports/3706437-upl-zora-rozgromila-metalist-1925.html</text:a>
</text:p>
      <!--NEWS-->
      <text:h text:style-name="P10" text:outline-level="1">
<text:span text:style-name="T4">
UPL：Zorya击败了Metalist 1925</text:span>
</text:h>
      <text:p text:style-name="P4">
作者: Ukrinform (Person)</text:p>
      <text:p text:style-name="P4">
出版商: Укринформ (Organization)</text:p>
      <text:p text:style-name="P4">
出版时间: 2023-05-08T18:52:00+03:00</text:p>
      <text:p text:style-name="P4">
修改时间: 2023-05-08T18:52:00+03:00</text:p>
      <text:p text:style-name="P4">
描述: Zorya在UPL中排名第三。  - 乌克林。</text:p>
      <text:p text:style-name="P4">
图片: ["<text:a xlink:type="simple" xlink:href="https://static.ukrinform.com/photos/2023_05/thumb_files/630_360_1683560876-455.jpg" text:style-name="Internet_20_link" text:visited-style-name="Visited_20_Internet_20_Link">
630_360_16835...</text:a>
"]</text:p>
      <text:p text:style-name="P4">
标签: ['Футбол', 'Металіст-1925', 'Зоря']</text:p>
      <text:p text:style-name="P4">
类型: Article</text:p>
      <!--METADATA-->
      <text:p text:style-name="P4">
<draw:frame draw:style-name="fr1" draw:name="Image284" text:anchor-type="as-char" svg:width="6.9236in" svg:height="3.956343in" draw:z-index="0">
<draw:image xlink:href="../Images/yкринформ/2023-05-08T18-52-00-03-00/630_360_1683560876-455.jpg" xlink:type="simple" xlink:show="embed" xlink:actuate="onLoad" draw:mime-type="image/jpeg"/>
</draw:frame>
Zorya在UPL中排名第三。</text:p>
      <text:p text:style-name="P4">
1925年的金属主义者让位于黎明(0：3)乌克林福姆报道，在乌克兰五球锦标赛的第25轮中。</text:p>
      <text:p text:style-name="P4">
第七分钟的比赛得分在Shakhov打开。 在下半场，球队的胜利保证了Rusyn和Gerrero的进球。</text:p>
      <text:p text:style-name="P4">
Zorya赢得3-0，在乌克兰英超联赛中排名第三，他们得到55分。 1925年《金属主义者》第九位，资产有27磅。</text:p>
      <text:p text:style-name="P4">
<text:span text:style-name="T4">
另请阅读：</text:span>
 <text:a xlink:type="simple" xlink:href="https://www.ukrinform.ua/rubric-sports/3706386-upl-kolos-peremig-veres-a-ruh-zdolav-ingulec.html" text:style-name="Internet_20_link" text:visited-style-name="Visited_20_Internet_20_Link">
<text:span text:style-name="T4">
运动</text:span>
</text:a>
正如乌克林福姆报道的，在比赛当天的另一场比赛中，“运动”赢得了由Ponomaryov领导的8场比赛中的第一场冠军。</text:p>
      <text:p text:style-name="P4">
照片：UPL.UA</text:p>
      <text:p text:style-name="P4">
News Source: <text:a xlink:type="simple" xlink:href="https://www.ukrinform.ua/rubric-sports/3706437-upl-zora-rozgromila-metalist-1925.html" text:style-name="Internet_20_link" text:visited-style-name="Visited_20_Internet_20_Link">
https://www.ukrinform.ua/rubric-sports/3706437-upl-zora-rozgromila-metalist-1925.html</text:a>
</text:p>
      <!--NEWS-->
      <text:h text:style-name="P10" text:outline-level="1">
<text:span text:style-name="T4">
北约通过俄罗斯联邦在黑海上的平面使他们的单位提高了准备</text:span>
</text:h>
      <text:p text:style-name="P4">
作者: Ukrinform (Person)</text:p>
      <text:p text:style-name="P4">
出版商: Укринформ (Organization)</text:p>
      <text:p text:style-name="P4">
出版时间: 2023-05-08T18:54:00+03:00</text:p>
      <text:p text:style-name="P4">
修改时间: 2023-05-08T18:54:00+03:00</text:p>
      <text:p text:style-name="P4">
描述: 北约评论说，当波兰边​​境飞机被俄罗斯战斗机拦截时，发生在黑海上方的空中事件，而俄罗斯飞机在空中造成了危险的局势。  - 乌克林。</text:p>
      <text:p text:style-name="P4">
图片: ["<text:a xlink:type="simple" xlink:href="https://static.ukrinform.com/photos/2017_07/thumb_files/630_360_1499690484-8299.jpeg" text:style-name="Internet_20_link" text:visited-style-name="Visited_20_Internet_20_Link">
630_360_14996...</text:a>
"]</text:p>
      <text:p text:style-name="P4">
标签: ['НАТО', 'Польща', 'росія', 'Винищувач']</text:p>
      <text:p text:style-name="P4">
类型: Article</text:p>
      <!--METADATA-->
      <text:p text:style-name="P4">
<draw:frame draw:style-name="fr1" draw:name="Image285" text:anchor-type="as-char" svg:width="6.9236in" svg:height="3.956343in" draw:z-index="0">
<draw:image xlink:href="../Images/yкринформ/2023-05-08T18-54-00-03-00/630_360_1499690484-8299.jpeg" xlink:type="simple" xlink:show="embed" xlink:actuate="onLoad" draw:mime-type="image/jpeg"/>
</draw:frame>
当飞机边防部队被俄罗斯战斗机拦截时，发生在黑海上方的空中事件是在空中造成危险局势的。</text:p>
      <text:p text:style-name="P4">
联盟的官方代表对乌克林形式的这些事件发表了评论。</text:p>
      <text:p text:style-name="P4">
“空中巡逻队<text:a xlink:type="simple" xlink:href="https://www.ukrinform.ua/tag-nato" text:style-name="Internet_20_link" text:visited-style-name="Visited_20_Internet_20_Link">
</text:a>
因响应俄罗斯军用飞机的危险行为而被翻译成增加的准备就绪(欧盟外部边界的Zhorons机构 - 编辑。)在罗马尼亚附近的黑海上。 消息人士说。</text:p>
      <text:p text:style-name="P4">
据报道，在罗马尼亚领空附近的黑海飞行中，波兰边界飞机L410涡轮被俄罗斯SU-35战斗机拦截。 在此类行动之后，北约Visan Torrehoni联合中心警告了两架战斗机空军和两支旨在完成空军任务的西班牙空军。</text:p>
      <text:p text:style-name="P4">
<text:span text:style-name="T4">
另请阅读：</text:span>
 <text:a xlink:type="simple" xlink:href="https://www.ukrinform.ua/rubric-world/3705955-u-polsi-nazvali-perehoplenna-litaka-nad-cornim-morem-splanovanou-provokacieu-rosii.html" text:style-name="Internet_20_link" text:visited-style-name="Visited_20_Internet_20_Link">
</text:a>
波兰船员在由俄罗斯飞机名词造成的紧急情况下采取了专业行动，并能够安全着陆。 这次事件中没有一架飞机的机组人员受伤。</text:p>
      <text:p text:style-name="P4">
对事件的调查正在进行中。</text:p>
      <text:p text:style-name="P4">
News Source: <text:a xlink:type="simple" xlink:href="https://www.ukrinform.ua/rubric-world/3706442-u-nato-prokomentuvali-incident-z-perehoplennam-polskogo-litaka-vinisuvacem-rf.html" text:style-name="Internet_20_link" text:visited-style-name="Visited_20_Internet_20_Link">
https://www.ukrinform.ua/rubric-world/3706442-u-nato-prokomentuvali-incident-z-perehoplennam-polskogo-litaka-vinisuvacem-rf.html</text:a>
</text:p>
      <!--NEWS-->
      <text:h text:style-name="P10" text:outline-level="1">
<text:span text:style-name="T4">
Yastremskaya从罗马的WTA 1000系列赛开始胜利</text:span>
</text:h>
      <text:p text:style-name="P4">
作者: Ukrinform (Person)</text:p>
      <text:p text:style-name="P4">
出版商: Укринформ (Organization)</text:p>
      <text:p text:style-name="P4">
出版时间: 2023-05-08T18:55:03+03:00</text:p>
      <text:p text:style-name="P4">
修改时间: 2023-05-08T18:55:03+03:00</text:p>
      <text:p text:style-name="P4">
描述: 乌克兰赢得了法国的Leolia Jeanjan。  - 乌克林。</text:p>
      <text:p text:style-name="P4">
图片: ["<text:a xlink:type="simple" xlink:href="https://static.ukrinform.com/photos/2023_05/thumb_files/630_360_1683561245-138.jpg" text:style-name="Internet_20_link" text:visited-style-name="Visited_20_Internet_20_Link">
630_360_16835...</text:a>
"]</text:p>
      <text:p text:style-name="P4">
标签: ['Теніс', 'Даяна Ястремська']</text:p>
      <text:p text:style-name="P4">
类型: Article</text:p>
      <!--METADATA-->
      <text:p text:style-name="P4">
<draw:frame draw:style-name="fr1" draw:name="Image286" text:anchor-type="as-char" svg:width="6.9236in" svg:height="3.956343in" draw:z-index="0">
<draw:image xlink:href="../Images/yкринформ/2023-05-08T18-55-03-03-00/630_360_1683561245-138.jpg" xlink:type="simple" xlink:show="embed" xlink:actuate="onLoad" draw:mime-type="image/jpeg"/>
</draw:frame>
乌克兰赢得了法国的Leolia Jeanjan。</text:p>
      <text:p text:style-name="P4">
乌克兰网球运动员Diana Yastremskaya(WTA 158)参加了罗马WTA 1000系列的新土壤锦标赛的决赛(意大利)，报道乌克林福姆。</text:p>
      <text:p text:style-name="P4">
在第一轮资格赛中，乌克兰与Leolia Jeanjan会面(法国，WTA 125). Даяна виграла перший сет за 49 хвилин (7：5)，之后，她被比赛入狱。</text:p>
      <text:p text:style-name="P4">
在第一党中，Yastremskaya输掉了2局，并在第9场比赛中保存了3局。</text:p>
      <text:p text:style-name="P4">
在戴安娜(Diana)选择的结局中，将与丽贝卡·马萨洛娃(Rebeca Masarova)对抗(№67WTA)或Oliviadayki(№149WTA).</text:p>
      <text:p text:style-name="P4">
<text:span text:style-name="T4">
Читайте також:</text:span>
 <text:a xlink:type="simple" xlink:href="https://www.ukrinform.ua/rubric-sports/3706153-ukrainki-otrimali-supernic-v-osnovnij-sitci-turniru-wta-1000-v-rimi.html" text:style-name="Internet_20_link" text:visited-style-name="Visited_20_Internet_20_Link">
 </text:a>
正如乌克林福姆报道的那样，在这些比赛的主要网格中，将演奏乌克兰艺术Kostyuk，Angelina Kalinina，Lesya Turenko和Elina Svitolina</text:p>
      <text:p text:style-name="P4">
照片：btu.org.ua</text:p>
      <text:p text:style-name="P4">
News Source: <text:a xlink:type="simple" xlink:href="https://www.ukrinform.ua/rubric-sports/3706438-astremska-startuvala-z-peremogi-na-turniri-serii-wta-1000-u-rimi.html" text:style-name="Internet_20_link" text:visited-style-name="Visited_20_Internet_20_Link">
https://www.ukrinform.ua/rubric-sports/3706438-astremska-startuvala-z-peremogi-na-turniri-serii-wta-1000-u-rimi.html</text:a>
</text:p>
      <!--NEWS-->
      <text:h text:style-name="P10" text:outline-level="1">
<text:span text:style-name="T4">
在利维夫，来自乌克兰各地的盲人独奏家将举办一场慈善音乐会，以支持武装部队</text:span>
</text:h>
      <text:p text:style-name="P4">
作者: Ukrinform (Person)</text:p>
      <text:p text:style-name="P4">
出版商: Укринформ (Organization)</text:p>
      <text:p text:style-name="P4">
出版时间: 2023-05-08T18:56:00+03:00</text:p>
      <text:p text:style-name="P4">
修改时间: 2023-05-08T18:56:00+03:00</text:p>
      <text:p text:style-name="P4">
描述: 5月9日，星期二，在利沃夫，将会举办一场慈善音乐会“开幕”，随着乌克兰各地的盲人独奏家的参与。 所有收益都被派去支持武装部队。  - 乌克林。</text:p>
      <text:p text:style-name="P4">
图片: ["<text:a xlink:type="simple" xlink:href="https://static.ukrinform.com/photos/2022_12/thumb_files/630_360_1670787444-494.jpg" text:style-name="Internet_20_link" text:visited-style-name="Visited_20_Internet_20_Link">
630_360_16707...</text:a>
"]</text:p>
      <text:p text:style-name="P4">
标签: ['Львів', 'ЗСУ', 'Благодійність', 'співак']</text:p>
      <text:p text:style-name="P4">
类型: Article</text:p>
      <!--METADATA-->
      <text:p text:style-name="P4">
<draw:frame draw:style-name="fr1" draw:name="Image287" text:anchor-type="as-char" svg:width="6.9236in" svg:height="3.956343in" draw:z-index="0">
<draw:image xlink:href="../Images/yкринформ/2023-05-08T18-56-00-03-00/630_360_1670787444-494.jpg" xlink:type="simple" xlink:show="embed" xlink:actuate="onLoad" draw:mime-type="image/jpeg"/>
</draw:frame>
在利维夫(Lviv)，乌克兰各地的盲人独奏家的参与将在利维夫(Lviv)举行。 所有收益都是为了支持武装力量。</text:p>
      <text:p text:style-name="P4">
关于它报告<text:a xlink:type="simple" xlink:href="https://city-adm.lviv.ua/news/society/social-sphere/296400-vzhe-zavtra-u-lvovi-vidbudetsia-blahodiinyi-inkliuzyvnyi-kontsert-vidchynylosia-zhyttia" text:style-name="Internet_20_link" text:visited-style-name="Visited_20_Internet_20_Link">
</text:a>
，报道乌克林福姆。</text:p>
      <text:p text:style-name="P4">
“这是乌克兰首次进行<text:a xlink:type="simple" xlink:href="https://www.ukrinform.ua/tag-blagodijnist" text:style-name="Internet_20_link" text:visited-style-name="Visited_20_Internet_20_Link">
</text:a>
一项包容性的艺术行动，女童和残疾人以及明星和乐团，将筹集资金，以支持特种作战部队的一个单位。”</text:p>
      <text:p text:style-name="P4">
音乐会计划将包括18名参与者，其中6岁的儿童是9至14岁。 它们代表了乌克兰的不同地区：lviv，Rivne，Poltava，Kryvyi Rih，Mykolaiv地区，Vinnitsa，Khmelnitsky，Kyiv。</text:p>
      <text:p text:style-name="P4">
参与者和组织者筹集的所有资金将转移到某个单位，以购买对军队的需求。 全部金额(大约是成千上万的Hryvnias)LVIV -Leopolis的扶轮社将报道。</text:p>
      <text:p text:style-name="P4">
据组织者称，Solomiya Chubai还将参加音乐会，乐队“ Picardy Tertiary” Andriy Kapral和Yaroslav Nudyk，Virrozo Virrozo Skripal Alexander Bozhik，歌手兼作曲家Lesya Gorov，TV-Competition的获奖者，UK-Competition曾是Ukraine ok ukraine ok ukraine ok ukrain es ukraine of ukraine ukrains of ukraine。才能“吸烟者”。</text:p>
      <text:p text:style-name="P4">
<text:span text:style-name="T4">
另请阅读：</text:span>
 <text:a xlink:type="simple" xlink:href="https://www.ukrinform.ua/rubric-regions/3706425-skolari-na-armarkah-u-lvovi-zibrali-ponad-12-miljona-na-droni-dla-zsu.html" text:style-name="Internet_20_link" text:visited-style-name="Visited_20_Internet_20_Link">
<text:span text:style-name="T4">
 fairs </text:span>
</text:a>
如图所述，在LVIV建立的一场包容性音乐会在其他欧洲国家和乌克兰没有类似物。</text:p>
      <text:p text:style-name="P4">
发起人指出，乐团在盲人独奏家中的讲话非常复杂，因为表演者分别无法看到指挥家的指示。</text:p>
      <text:p text:style-name="P4">
玛丽亚Zankovetskaya国家剧院乐团(到目前为止)他同意进行一个名为“生活”的大胆而创新的实验，并一直与来自乌克兰和欧洲不同国家的有天赋的盲人表演者连续15年连续15年连续15年，持续15年连续15年连续15年连续15年连续15年连续15年连续15年连续15年连续15年连续15年，连续15年连续15年连续15年连续15年连续15年连续15年连续15年连续15年连续15年。(立陶宛，波兰，佐治亚州，瑞典).</text:p>
      <text:p text:style-name="P4">
News Source: <text:a xlink:type="simple" xlink:href="https://www.ukrinform.ua/rubric-culture/3706439-u-lvovi-nezraci-solisti-z-usiei-ukraini-dadut-blagodijnij-koncert-na-pidtrimku-zsu.html" text:style-name="Internet_20_link" text:visited-style-name="Visited_20_Internet_20_Link">
https://www.ukrinform.ua/rubric-culture/3706439-u-lvovi-nezraci-solisti-z-usiei-ukraini-dadut-blagodijnij-koncert-na-pidtrimku-zsu.html</text:a>
</text:p>
      <!--NEWS-->
      <text:h text:style-name="P10" text:outline-level="1">
<text:span text:style-name="T4">
来自荷兰的志愿者已向乌克兰发送了八台特殊的医疗机器</text:span>
</text:h>
      <text:p text:style-name="P4">
作者: Ukrinform (Person)</text:p>
      <text:p text:style-name="P4">
出版商: Укринформ (Organization)</text:p>
      <text:p text:style-name="P4">
出版时间: 2023-05-08T19:00:06+03:00</text:p>
      <text:p text:style-name="P4">
修改时间: 2023-05-08T19:00:06+03:00</text:p>
      <text:p text:style-name="P4">
描述: 在荷兰，Zeilen van Vrijheid Foundation的志愿者是一个慈善机构，该基金会支持乌克兰勇敢的医生，救护车和医院的慈善机构，向另一项援助 - 八名特殊医疗人员提供了援助。  - 乌克林。</text:p>
      <text:p text:style-name="P4">
图片: ["<text:a xlink:type="simple" xlink:href="https://static.ukrinform.com/photos/2023_05/thumb_files/630_360_1683559590-130.jpg" text:style-name="Internet_20_link" text:visited-style-name="Visited_20_Internet_20_Link">
630_360_16835...</text:a>
", "<text:a xlink:type="simple" xlink:href="https://static.ukrinform.com/photos/2023_05/thumb_files/630_360_1683559205-1776.jpeg" text:style-name="Internet_20_link" text:visited-style-name="Visited_20_Internet_20_Link">
630_360_16835...</text:a>
", "<text:a xlink:type="simple" xlink:href="https://static.ukrinform.com/photos/2023_05/thumb_files/630_360_1683559208-2984.jpeg" text:style-name="Internet_20_link" text:visited-style-name="Visited_20_Internet_20_Link">
630_360_16835...</text:a>
", "<text:a xlink:type="simple" xlink:href="https://static.ukrinform.com/photos/2023_05/thumb_files/630_360_1683559208-5120.jpeg" text:style-name="Internet_20_link" text:visited-style-name="Visited_20_Internet_20_Link">
630_360_16835...</text:a>
", "<text:a xlink:type="simple" xlink:href="https://static.ukrinform.com/photos/2023_05/thumb_files/630_360_1683559209-7804.jpeg" text:style-name="Internet_20_link" text:visited-style-name="Visited_20_Internet_20_Link">
630_360_16835...</text:a>
", "<text:a xlink:type="simple" xlink:href="https://static.ukrinform.com/photos/2023_05/thumb_files/630_360_1683559209-1533.jpeg" text:style-name="Internet_20_link" text:visited-style-name="Visited_20_Internet_20_Link">
630_360_16835...</text:a>
", "<text:a xlink:type="simple" xlink:href="https://static.ukrinform.com/photos/2023_05/thumb_files/630_360_1683559209-6105.jpeg" text:style-name="Internet_20_link" text:visited-style-name="Visited_20_Internet_20_Link">
630_360_16835...</text:a>
", "<text:a xlink:type="simple" xlink:href="https://static.ukrinform.com/photos/2023_05/thumb_files/630_360_1683559210-1115.jpeg" text:style-name="Internet_20_link" text:visited-style-name="Visited_20_Internet_20_Link">
630_360_16835...</text:a>
", "<text:a xlink:type="simple" xlink:href="https://static.ukrinform.com/photos/2023_05/thumb_files/630_360_1683559210-4044.jpeg" text:style-name="Internet_20_link" text:visited-style-name="Visited_20_Internet_20_Link">
630_360_16835...</text:a>
", "<text:a xlink:type="simple" xlink:href="https://static.ukrinform.com/photos/2023_05/thumb_files/630_360_1683559210-6362.jpeg" text:style-name="Internet_20_link" text:visited-style-name="Visited_20_Internet_20_Link">
630_360_16835...</text:a>
", "<text:a xlink:type="simple" xlink:href="https://static.ukrinform.com/photos/2023_05/thumb_files/630_360_1683559211-1189.jpeg" text:style-name="Internet_20_link" text:visited-style-name="Visited_20_Internet_20_Link">
630_360_16835...</text:a>
", "<text:a xlink:type="simple" xlink:href="https://static.ukrinform.com/photos/2023_05/thumb_files/630_360_1683559210-1843.jpeg" text:style-name="Internet_20_link" text:visited-style-name="Visited_20_Internet_20_Link">
630_360_16835...</text:a>
", "<text:a xlink:type="simple" xlink:href="https://static.ukrinform.com/photos/2023_05/thumb_files/630_360_1683559211-9128.jpeg" text:style-name="Internet_20_link" text:visited-style-name="Visited_20_Internet_20_Link">
630_360_16835...</text:a>
", "<text:a xlink:type="simple" xlink:href="https://static.ukrinform.com/photos/2023_05/thumb_files/630_360_1683559211-1110.jpeg" text:style-name="Internet_20_link" text:visited-style-name="Visited_20_Internet_20_Link">
630_360_16835...</text:a>
", "<text:a xlink:type="simple" xlink:href="https://static.ukrinform.com/photos/2023_05/thumb_files/630_360_1683559293-4442.jpeg" text:style-name="Internet_20_link" text:visited-style-name="Visited_20_Internet_20_Link">
630_360_16835...</text:a>
"]</text:p>
      <text:p text:style-name="P4">
标签: ['Медицина', 'Нідерланди', 'Україна', 'Благодійність']</text:p>
      <text:p text:style-name="P4">
类型: Article</text:p>
      <!--METADATA-->
      <text:p text:style-name="P4">
<draw:frame draw:style-name="fr1" draw:name="Image288" text:anchor-type="as-char" svg:width="6.9236in" svg:height="3.956343in" draw:z-index="0">
<draw:image xlink:href="../Images/yкринформ/2023-05-08T19-00-06-03-00/630_360_1683559590-130.jpg" xlink:type="simple" xlink:show="embed" xlink:actuate="onLoad" draw:mime-type="image/jpeg"/>
</draw:frame>
Zeilen Vrijheid Foundation的Uniderlands志愿者是一家慈善机构，该基金会支持乌克兰医院的勇敢的医生，救护车和医院，并向八项援助提供了八项特殊医疗活动。</text:p>
      <text:p text:style-name="P4">
根据海牙的乌克林通讯员的说法，尤其是在运输的医疗运输中，是儿科研究所的新生儿机器，也是提供救护车的摩托车。</text:p>
      <text:p text:style-name="P4">
“这是我们的第六台新生儿机器，以前发送给敖德萨，波尔塔瓦，尼古拉夫，切尔卡斯，<text:a xlink:type="simple" xlink:href="https://www.ukrinform.ua/tag-harkiv" text:style-name="Internet_20_link" text:visited-style-name="Visited_20_Internet_20_Link">
</text:a>
。 Zeilen vanvrijheid基金会通讯部负责人Zeilen Vanvrijheid说：“总共送出了八辆摩托车。”</text:p>
      <text:p text:style-name="P4">
从阿姆斯特丹到乌克兰，2023年5月6日，该基金将他的第30辆人道主义车队用八辆救护车，满载的纪念毒品和人道主义援助。</text:p>
      <text:p text:style-name="P4">
<text:span text:style-name="T4">
另请阅读：</text:span>
 <text:a xlink:type="simple" xlink:href="https://www.ukrinform.ua/rubric-uarazom/3705787-u-vidni-vidbuvsa-blagodijnij-vulicnij-festival-na-pidtrimku-ukraini.html" text:style-name="Internet_20_link" text:visited-style-name="Visited_20_Internet_20_Link">
</text:a>
Zeilen Vrijheid基金会成立于2022年3月初。 它用于购买和交付救护车和医疗产品，向乌克兰的平民医疗保健和军事部门。</text:p>
      <text:p text:style-name="P4">
从全面入侵俄罗斯进入乌克兰，该基金会总共向乌克兰派出了150台救护车。值得注意的是，这150辆汽车中的一辆用于撤离受伤的军队，以荷兰学生佛罗伦萨·万特·戈夫(Florence Vant-Goff)筹集的资金购买。</text:p>
      <text:p text:style-name="P4">
正如乌克林福姆(Ukrinform)报道的那样，在2023年2月24日全面入侵俄罗斯联合会的周年纪念日，荷兰的一名学生支持乌克兰，骑着自行车骑着365公里的俄罗斯驾驶，这象征着乌克兰俄罗斯战争年。 荷兰人聚集了8300欧元。</text:p>
      <text:p text:style-name="P4">
News Source: <text:a xlink:type="simple" xlink:href="https://www.ukrinform.ua/rubric-society/3706440-volonteri-z-niderlandiv-vidpravili-v-ukrainu-visim-specmasin-medicnoi-dopomogi.html" text:style-name="Internet_20_link" text:visited-style-name="Visited_20_Internet_20_Link">
https://www.ukrinform.ua/rubric-society/3706440-volonteri-z-niderlandiv-vidpravili-v-ukrainu-visim-specmasin-medicnoi-dopomogi.html</text:a>
</text:p>
      <!--NEWS-->
      <text:h text:style-name="P10" text:outline-level="1">
<text:span text:style-name="T4">
在Transcarpathia中，Echerga已经在三个边界检查站工作</text:span>
</text:h>
      <text:p text:style-name="P4">
作者: Ukrinform (Person)</text:p>
      <text:p text:style-name="P4">
出版商: Укринформ (Organization)</text:p>
      <text:p text:style-name="P4">
出版时间: 2023-05-08T19:01:05+03:00</text:p>
      <text:p text:style-name="P4">
修改时间: 2023-05-08T19:01:05+03:00</text:p>
      <text:p text:style-name="P4">
描述: 在Transcarpathia中，Echerga在三个边界检查站运行。  - 乌克林。</text:p>
      <text:p text:style-name="P4">
图片: ["<text:a xlink:type="simple" xlink:href="https://static.ukrinform.com/photos/2018_04/thumb_files/630_360_1524993655-3810.jpg" text:style-name="Internet_20_link" text:visited-style-name="Visited_20_Internet_20_Link">
630_360_15249...</text:a>
"]</text:p>
      <text:p text:style-name="P4">
标签: ['Кордон', 'Мобільний додаток', 'єЧерга ']</text:p>
      <text:p text:style-name="P4">
类型: Article</text:p>
      <!--METADATA-->
      <text:p text:style-name="P4">
<draw:frame draw:style-name="fr1" draw:name="Image289" text:anchor-type="as-char" svg:width="6.9236in" svg:height="3.956343in" draw:z-index="0">
<draw:image xlink:href="../Images/yкринформ/2023-05-08T19-01-05-03-00/630_360_1524993655-3810.jpg" xlink:type="simple" xlink:show="embed" xlink:actuate="onLoad" draw:mime-type="image/jpeg"/>
</draw:frame>
Nazakarpattya Expaa在三个边境检查站工作。</text:p>
      <text:p text:style-name="P4">
关于<text:a xlink:type="simple" xlink:href="http://www.facebook.com/MyroslavBiletskyi.official/posts/pfbid021p7ANLZ4ndCoCjoHHq7hosw2NSxLM7oncHYtYd7d16LFjoRC6PGfZWmntAcjXXw1l" text:style-name="Internet_20_link" text:visited-style-name="Visited_20_Internet_20_Link">
</text:a>
乌克林福姆报道说，跨电视传统的第一任副主席Ova Miroslav Biletsky报道说。</text:p>
      <text:p text:style-name="P4">
“从现在开始，卡车司机可以在电子队列中注册以进行过境。 驾驶员可以选择与欧洲国家16kpp的最方便的过境点。 Transcarpathia中有三个这样的位置：Uzhgorod-Vyshne-Nemetske，Tisa Mapp。(类型) - 我希望”，Mapp“ Dyakova -Halmeu”， - 消息说。</text:p>
      <text:p text:style-name="P4">
<text:span text:style-name="T4">
另请阅读：</text:span>
 <text:a xlink:type="simple" xlink:href="https://www.ukrinform.ua/rubric-economy/3703833-mitnij-bezviz-za-sim-misaciv-oformili-majze-45-tisaci-tranzitnih-deklaracij.html" text:style-name="Internet_20_link" text:visited-style-name="Visited_20_Internet_20_Link">
</text:a>
值得注意的是，此类服务已经在网站echerha.gov.ua或停滞的应用程序“ echerga”上提供。</text:p>
      <text:p text:style-name="P4">
电子队列将优化卡车本身的驾驶员的工作。</text:p>
      <text:p text:style-name="P4">
在Evherg的帮助下，驾驶员可以实时，并提前选择横跨边界的簇，这适合最合适的边界，并且不花一些牛仔布在边界排队等候。</text:p>
      <text:p text:style-name="P4">
<text:span text:style-name="T4">
另请阅读：</text:span>
 <text:a xlink:type="simple" xlink:href="https://www.ukrinform.ua/rubric-society/3706229-zagarbniki-atakuut-ukrainskij-onlajnservis-ecerga.html" text:style-name="Internet_20_link" text:visited-style-name="Visited_20_Internet_20_Link">
<text:span text:style-name="T4">
 energa </text:span>
</text:a>
据报道，2022年12月在检查站“ Yagodin -dorogosk”检查站发射了交叉路口的电子队列<text:a xlink:type="simple" xlink:href="https://www.ukrinform.ua/tag-kordon" text:style-name="Internet_20_link" text:visited-style-name="Visited_20_Internet_20_Link">
</text:a>
. Вона була розроблена спеціально для українського ПП і враховує особливостіукраїнської нормативно-правової бази.</text:p>
      <text:p text:style-name="P4">
News Source: <text:a xlink:type="simple" xlink:href="https://www.ukrinform.ua/rubric-economy/3706441-na-zakarpatti-ecerga-vze-pracue-na-troh-punktah-propusku-na-kordoni.html" text:style-name="Internet_20_link" text:visited-style-name="Visited_20_Internet_20_Link">
https://www.ukrinform.ua/rubric-economy/3706441-na-zakarpatti-ecerga-vze-pracue-na-troh-punktah-propusku-na-kordoni.html</text:a>
</text:p>
      <!--NEWS-->
      <text:h text:style-name="P10" text:outline-level="1">
<text:span text:style-name="T4">
敌人有四个方向，对于巴赫穆特和马林卡，有激烈的战斗</text:span>
</text:h>
      <text:p text:style-name="P4">
作者: Ukrinform (Person)</text:p>
      <text:p text:style-name="P4">
出版商: Укринформ (Organization)</text:p>
      <text:p text:style-name="P4">
出版时间: 2023-05-08T19:13:00+03:00</text:p>
      <text:p text:style-name="P4">
修改时间: 2023-05-08T19:13:00+03:00</text:p>
      <text:p text:style-name="P4">
描述: 俄罗斯入侵者继续在利曼，巴赫穆特，阿夫迪夫和玛丽斯基的方向进行进攻行动 - 在这里，敌人大约发生了30次袭击。 Bakhmut和Marinka有激烈的战斗。  - 乌克林。</text:p>
      <text:p text:style-name="P4">
图片: ["<text:a xlink:type="simple" xlink:href="https://static.ukrinform.com/photos/2023_04/thumb_files/630_360_1682620469-597.jpg" text:style-name="Internet_20_link" text:visited-style-name="Visited_20_Internet_20_Link">
630_360_16826...</text:a>
"]</text:p>
      <text:p text:style-name="P4">
标签: ['Генштаб', 'ЗСУ', 'Війна з росією']</text:p>
      <text:p text:style-name="P4">
类型: Article</text:p>
      <!--METADATA-->
      <text:p text:style-name="P4">
<draw:frame draw:style-name="fr1" draw:name="Image290" text:anchor-type="as-char" svg:width="6.9236in" svg:height="3.956343in" draw:z-index="0">
<draw:image xlink:href="../Images/yкринформ/2023-05-08T19-13-00-03-00/630_360_1682620469-597.jpg" xlink:type="simple" xlink:show="embed" xlink:actuate="onLoad" draw:mime-type="image/jpeg"/>
</draw:frame>
俄罗斯 - 绳索继续在利马，巴赫穆特，阿维迪夫和玛丽斯基的指示继续进攻行动 - 在这里，敌人大约发生了30次袭击。巴赫穆特和马林卡在激烈的战斗中。</text:p>
      <text:p text:style-name="P4">
这是在有关俄罗斯入侵的迅速信息中所说的，俄罗斯的入侵发表在<text:a xlink:type="simple" xlink:href="https://www.facebook.com/GeneralStaff.ua/posts/pfbid0aRdL1mTmajk7HV4qtxTrP5dR4SVE4bgPeYf7zne35UimnXwHGyAnozJNtnBsJFs7l" text:style-name="Internet_20_link" text:visited-style-name="Visited_20_Internet_20_Link">
</text:a>
，报道乌克林福姆。</text:p>
      <text:p text:style-name="P4">
在这一天，敌人造成了11个火箭发射器，59架飞机击中了76架火箭发射器。 Mirny -Seizures受伤，私人住宅和其他平民基础设施被摧毁和损坏。 整个乌克兰的火箭和航空罢工的可能性仍然很高。</text:p>
      <text:p text:style-name="P4">
“在<text:span text:style-name="T4">
巴赫穆特方向</text:span>
敌人继续采取进攻行动。敌人在巴赫穆特市正在进行。白天，敌人是伊万尼夫斯基的Unaaprians和暂时的YAR。罢工在Novomarka，Bakhmut，Ivanivske，Yar，Stupochka，Predict，Alexander-Shultine，Diliyivka，Diliyivka，友谊，Iron和Donetsk地区的Iron和New York地区。”</text:p>
      <text:p text:style-name="P4">
<text:span text:style-name="T4">
另请阅读：</text:span>
 <text:a xlink:type="simple" xlink:href="https://www.ukrinform.ua/rubric-ato/3706398-sili-specoperacij-znisili-rosijskij-kulemetnij-rozrahunok-u-bahmuti.html" text:style-name="Internet_20_link" text:visited-style-name="Visited_20_Internet_20_Link">
</text:a>
根据总人员的说法，在<text:span text:style-name="T4">
利马的方向上</text:span>
，敌人试图在我们的辩护中找到薄弱的地方：“在比格里维卡(Bigorivka)方向上的进攻行动没有成功。 他在定居点的卢汉斯克地区和维尔肯卡蒙斯克和有争议的顿涅茨克地区的定居点尼夫斯科伊·伊博洛尔(Nevskoye Ibigolor)袭击了航空罢工。 Makeevka，Lugansk地区的Bigorivka和Yampolivka以及有争议的Donetsk地区遭受了炮击。</text:p>
      <text:p text:style-name="P4">
在<text:span text:style-name="T4">
 avdeevsky方向</text:span>
敌人在Avdiivkit Pervomaisky地区进行了进攻行动，没有成功。 在Novokalinovo，Berdychi，Lastochyna，Avdiivka，Severne，Vodyane，Pervomaisk和Nedaylovo Donetsk地区开火。</text:p>
      <text:p text:style-name="P4">
在<text:span text:style-name="T4">
 Marinski </text:span>
 \  - 继续攻击国防军的立场。 Marinka的男孩继续。 同时，圣乔治和连接也遭受了敌对的炮击。<text:span text:style-name="T4">
另请阅读：</text:span>
 <text:a xlink:type="simple" xlink:href="https://www.ukrinform.ua/rubric-ato/3706293-zsu-znisili-na-lugansini-dva-skladi-z-boepripasami-cotiri-tanki-i-bmp.html" text:style-name="Internet_20_link" text:visited-style-name="Visited_20_Internet_20_Link">
</text:a>
在<text:span text:style-name="T4">
 shakhtar方向</text:span>
白天，敌人没有举动。 Paraskovka，Novomykhailivka和煤炭。</text:p>
      <text:p text:style-name="P4">
在<text:span text:style-name="T4">
 Siverskyi </text:span>
和<text:span text:style-name="T4">
 Slobozhansky的指示</text:span>
敌人在与乌克兰边境地区保留了军事存在。 在定居点​​的预科书，迫击炮和炮击期间，Moshchenko，Halaganivka，Leonivka，Oleksandrivka，Buda-Vorobiivska，Gremyachchnyhiv地区； Znob-Novgorod，Sumy地区的Old Huta，以及Gortivka，Krasne，Zelene，Starytsya，Ogirtseve，Vovchansky Farms，Karaychichny，Malavovich，Malavovich，Mykolaivka和Kharkiv地区的Nesterne。</text:p>
      <text:p text:style-name="P4">
在<text:span text:style-name="T4">
 kupyansk的方向</text:span>
反对进攻行动的对手没有进行。 在定居点​​领域进行的调查将与Masyutivka结婚。 Kamyanka，Poplar，Petro-Ivanivka，Figolivka，Novomlinsk，Novomlinsk，Western，Lyman First，Vilshana，Kharkiv地区的Bugayivka以及[Novoselovsk和Stelmakhivka]的定居点受到敌对和米诺的炮击。(https://www.ukrinform.ua/tag-lugansina)。</text:p>
      <text:p text:style-name="P4">
在<text:span text:style-name="T4">
 Volynskyi </text:span>
和<text:span text:style-name="T4">
 Polissya方向</text:span>
未检测到形成进攻群体的迹象。</text:p>
      <text:p text:style-name="P4">
据报道，乌克兰的国防军从2022年2月24日至2023年5月8日<text:a xlink:type="simple" xlink:href="https://www.ukrinform.ua/rubric-ato/3706110-sili-oboroni-znisili-vze-194-970-vijskovih-rf.html" text:style-name="Internet_20_link" text:visited-style-name="Visited_20_Internet_20_Link">
</text:a>
，同时-540人。</text:p>
      <text:p text:style-name="P4">
_foto：武装部队总参谋部</text:p>
      <text:p text:style-name="P4">
News Source: <text:a xlink:type="simple" xlink:href="https://www.ukrinform.ua/rubric-ato/3706446-vorog-nastupae-na-cotiroh-napramkah-za-bahmut-i-marinku-vazki-boi.html" text:style-name="Internet_20_link" text:visited-style-name="Visited_20_Internet_20_Link">
https://www.ukrinform.ua/rubric-ato/3706446-vorog-nastupae-na-cotiroh-napramkah-za-bahmut-i-marinku-vazki-boi.html</text:a>
</text:p>
      <!--NEWS-->
      <text:h text:style-name="P10" text:outline-level="1">
<text:span text:style-name="T4">
足球欧洲杯的1/2决赛开始</text:span>
</text:h>
      <text:p text:style-name="P4">
作者: Ukrinform (Person)</text:p>
      <text:p text:style-name="P4">
出版商: Укринформ (Organization)</text:p>
      <text:p text:style-name="P4">
出版时间: 2023-05-08T19:14:00+03:00</text:p>
      <text:p text:style-name="P4">
修改时间: 2023-05-08T19:14:00+03:00</text:p>
      <text:p text:style-name="P4">
描述: 平局半决赛的第一场比赛将于5月9日至10日在欧洲冠军联赛中举行。  - 乌克林。</text:p>
      <text:p text:style-name="P4">
图片: ["<text:a xlink:type="simple" xlink:href="https://static.ukrinform.com/photos/2018_06/thumb_files/630_360_1528890286-6895.jpg" text:style-name="Internet_20_link" text:visited-style-name="Visited_20_Internet_20_Link">
630_360_15288...</text:a>
"]</text:p>
      <text:p text:style-name="P4">
标签: ['Футбол', 'Ліга чемпіонів', 'Ліга Європи', 'Ліга конференцій УЄФА']</text:p>
      <text:p text:style-name="P4">
类型: Article</text:p>
      <!--METADATA-->
      <text:p text:style-name="P4">
<draw:frame draw:style-name="fr1" draw:name="Image291" text:anchor-type="as-char" svg:width="6.9236in" svg:height="3.956343in" draw:z-index="0">
<draw:image xlink:href="../Images/yкринформ/2023-05-08T19-14-00-03-00/630_360_1528890286-6895.jpg" xlink:type="simple" xlink:show="embed" xlink:actuate="onLoad" draw:mime-type="image/jpeg"/>
</draw:frame>
平局的第一阶段将在欧洲冠军联赛9-10举行。</text:p>
      <text:p text:style-name="P4">
乌克林福姆报道，5月9日星期二，西班牙皇家马德里头衔的所有者将扮演英国曼彻斯特城的五人制堡垒。</text:p>
      <text:p text:style-name="P4">
在马德里德里德里德(Madridridydridid)的圣地亚哥·伯纳乌(Santiago Bernabeu)上的“真实”  - “曼彻斯特城”将为葡萄牙仲裁者亚瑟·迪亚什(Arthur Diash)服务。</text:p>
      <text:p text:style-name="P4">
该比赛的回应将于5月17日在曼彻斯特的Arihad竞技场举行。</text:p>
      <text:p text:style-name="P4">
另一对半决赛由意大利米兰和国际米兰组成，这些夫妇将于5月10日和5月16日汇聚在一起。</text:p>
      <text:p text:style-name="P4">
<text:span text:style-name="T4">
另请阅读：</text:span>
 <text:a xlink:type="simple" xlink:href="https://www.ukrinform.ua/rubric-sports/3703342-kalendar-golovnih-sportivnih-podij-travna-rozpocav-cempionat-svitu-z-boksu.html" text:style-name="Internet_20_link" text:visited-style-name="Visited_20_Internet_20_Link">
</text:a>
在5月18日和25日的欧洲欧洲橄榄球联盟的1/2决赛中，塞维利亚将见面(西班牙)和尤文图斯(意大利)，“拜耳”(德国)和“罗马”(意大利).</text:p>
      <text:p text:style-name="P4">
<text:span text:style-name="T4">
Читайте також:</text:span>
 <text:a xlink:type="simple" xlink:href="https://www.ukrinform.ua/rubric-sports/3706059-ukrainec-kocergin-u-skladi-rakuva-stav-cempionom-polsi.html" text:style-name="Internet_20_link" text:visited-style-name="Visited_20_Internet_20_Link">
 </text:a>
在同样在5月18日和25日的UEFA会议联盟的半决赛中，他们将参加巴塞尔(瑞士)-Fiorentina(意大利)，“西宝石”(英国) - 运气«杏仁»(Нідерланди).</text:p>
      <text:p text:style-name="P4">
<text:span text:style-name="T4">
Читайте також:</text:span>
 <text:a xlink:type="simple" xlink:href="https://www.ukrinform.ua/rubric-sports/3706029-seltik-stav-peremozcem-cempionatu-sotlandii.html" text:style-name="Internet_20_link" text:visited-style-name="Visited_20_Internet_20_Link">
 </text:a>
回想一下，欧洲欧洲冠军联赛的最后一场比赛将于6月10日在伊斯坦布尔的阿塔图尔克奥林匹克体育场举行(火鸡)，欧罗巴联赛的决定性比赛将于5月31日在布达佩斯举行(匈牙利)，Athenal会议联盟将于6月7日在布拉格的Sinobo Stedium举行(捷克共和国).</text:p>
      <text:p text:style-name="P4">
News Source: <text:a xlink:type="simple" xlink:href="https://www.ukrinform.ua/rubric-sports/3706444-rozpocinautsa-matci-12-finalu-futbolnih-evrokubkiv.html" text:style-name="Internet_20_link" text:visited-style-name="Visited_20_Internet_20_Link">
https://www.ukrinform.ua/rubric-sports/3706444-rozpocinautsa-matci-12-finalu-futbolnih-evrokubkiv.html</text:a>
</text:p>
      <!--NEWS-->
      <text:h text:style-name="P10" text:outline-level="1">
<text:span text:style-name="T4">
波兰将十名Mig-29战斗机移交给乌克兰</text:span>
</text:h>
      <text:p text:style-name="P4">
作者: Ukrinform (Person)</text:p>
      <text:p text:style-name="P4">
出版商: Укринформ (Organization)</text:p>
      <text:p text:style-name="P4">
出版时间: 2023-05-08T19:27:57+03:00</text:p>
      <text:p text:style-name="P4">
修改时间: 2023-05-08T19:27:57+03:00</text:p>
      <text:p text:style-name="P4">
描述: </text:p>
      <text:p text:style-name="P4">
Полльщщ™。  - I的，。: </text:p>
      <text:p text:style-name="P4">
图片: ["<text:a xlink:type="simple" xlink:href="https://static.ukrinform.com/photos/2017_12/thumb_files/630_360_1513676906-8053.jpeg" text:style-name="Internet_20_link" text:visited-style-name="Visited_20_Internet_20_Link">
630_360_15136...</text:a>
"]</text:p>
      <text:p text:style-name="P4">
标签: ['Польща', 'Україна', 'Винищувач']</text:p>
      <text:p text:style-name="P4">
类型: Article</text:p>
      <!--METADATA-->
      <text:p text:style-name="P4">
<draw:frame draw:style-name="fr1" draw:name="Image292" text:anchor-type="as-char" svg:width="6.9236in" svg:height="3.956343in" draw:z-index="0">
<draw:image xlink:href="../Images/yкринформ/2023-05-08T19-27-57-03-00/630_360_1513676906-8053.jpeg" xlink:type="simple" xlink:show="embed" xlink:actuate="onLoad" draw:mime-type="image/jpeg"/>
</draw:frame>
在国防支持下，波兰已经将10名MIG-29战斗机转移到了乌克兰。</text:p>
      <text:p text:style-name="P4">
乌克林福音通讯员报告说，这是波兰国防部长马里乌斯布拉什查(Mariusblashchak)在加拿大逗留期间所说的。</text:p>
      <text:p text:style-name="P4">
布拉斯查克说：“我们将10架MIG -29架飞机交给了乌克兰。”</text:p>
      <text:p text:style-name="P4">
他指出<text:a xlink:type="simple" xlink:href="https://www.ukrinform.ua/tag-polsa" text:style-name="Internet_20_link" text:visited-style-name="Visited_20_Internet_20_Link">
</text:a>
鼓励其他国家帮助乌克兰为侵略者辩护。 部长说：“我们不会试图挤压我们的盟友，我们只是在试图鼓励他们支持乌克兰。”</text:p>
      <text:p text:style-name="P4">
<text:span text:style-name="T4">
另请阅读：</text:span>
 <text:a xlink:type="simple" xlink:href="https://www.ukrinform.ua/rubric-ato/3696872-slovaccina-peredala-ukraini-vsi-13-obicanih-vinisuvaciv-mig29.html" text:style-name="Internet_20_link" text:visited-style-name="Visited_20_Internet_20_Link">
<text:span text:style-name="T4">
战士</text:span>
 <text:span text:style-name="T4">
 Mig </text:span>
</text:a>
据报道，波兰计划将20架Mig-29飞机转移到乌克兰。 纳粹波兰购买了48架韩国FA-50飞机。</text:p>
      <text:p text:style-name="P4">
<text:span text:style-name="T5">
foto：wartime.org.ua</text:span>
</text:p>
      <text:p text:style-name="P4">
News Source: <text:a xlink:type="simple" xlink:href="https://www.ukrinform.ua/rubric-ato/3706448-polsa-peredala-ukraini-desat-vinisuvaciv-mig29.html" text:style-name="Internet_20_link" text:visited-style-name="Visited_20_Internet_20_Link">
https://www.ukrinform.ua/rubric-ato/3706448-polsa-peredala-ukraini-desat-vinisuvaciv-mig29.html</text:a>
</text:p>
      <!--NEWS-->
      <text:h text:style-name="P10" text:outline-level="1">
<text:span text:style-name="T4">
在Skadovsk，入侵者削减了其政府 - 总参谋部</text:span>
</text:h>
      <text:p text:style-name="P4">
作者: Ukrinform (Person)</text:p>
      <text:p text:style-name="P4">
出版商: Укринформ (Organization)</text:p>
      <text:p text:style-name="P4">
出版时间: 2023-05-08T19:34:20+03:00</text:p>
      <text:p text:style-name="P4">
修改时间: 2023-05-08T19:34:20+03:00</text:p>
      <text:p text:style-name="P4">
描述: 在斯卡多夫斯克市，赫森地区俄罗斯入侵者削弱了地区和城市政府的活动。  - 乌克林。</text:p>
      <text:p text:style-name="P4">
图片: ["<text:a xlink:type="simple" xlink:href="https://static.ukrinform.com/photos/2022_06/thumb_files/630_360_1655025088-952.jpg" text:style-name="Internet_20_link" text:visited-style-name="Visited_20_Internet_20_Link">
630_360_16550...</text:a>
"]</text:p>
      <text:p text:style-name="P4">
标签: ['Скадовськ', 'Війна з росією']</text:p>
      <text:p text:style-name="P4">
类型: Article</text:p>
      <!--METADATA-->
      <text:p text:style-name="P4">
<draw:frame draw:style-name="fr1" draw:name="Image293" text:anchor-type="as-char" svg:width="6.9236in" svg:height="3.956343in" draw:z-index="0">
<draw:image xlink:href="../Images/yкринформ/2023-05-08T19-34-20-03-00/630_360_1655025088-952.jpg" xlink:type="simple" xlink:show="embed" xlink:actuate="onLoad" draw:mime-type="image/jpeg"/>
</draw:frame>
在基斯卡多夫斯克，赫森地区，俄罗斯入侵者减少了地区和城市政府的活动。</text:p>
      <text:p text:style-name="P4">
这是在有关俄罗斯入侵的迅速信息中所说的，俄罗斯的入侵发表在<text:a xlink:type="simple" xlink:href="https://www.facebook.com/GeneralStaff.ua/posts/pfbid0aRdL1mTmajk7HV4qtxTrP5dR4SVE4bgPeYf7zne35UimnXwHGyAnozJNtnBsJFs7l" text:style-name="Internet_20_link" text:visited-style-name="Visited_20_Internet_20_Link">
</text:a>
，报道乌克林福姆。</text:p>
      <text:p text:style-name="P4">
«在斯卡多夫斯克市，地区和城市政府的活动减少了。 因此，在5月6日至7日晚上，入侵者加载了国家机构的文件，办公设备和其他财产，并且已经在5月7日上午与家人一起，离开了大型俄罗斯占领政府，”消息读取。</text:p>
      <text:p text:style-name="P4">
据总参谋部称，现在在霍尔森地区居住的情况下，如Mikhailivka，Petrivka，Shevchenko，Wind，Wind，Ulyanovka Takrasne都观察到了类似的情况。</text:p>
      <text:p text:style-name="P4">
<text:span text:style-name="T4">
另请阅读：</text:span>
 <text:a xlink:type="simple" xlink:href="https://www.ukrinform.ua/rubric-regions/3696131-vorog-peremisue-ministerstva-iz-zahoplenogo-skadovska-hlan.html" text:style-name="Internet_20_link" text:visited-style-name="Visited_20_Internet_20_Link">
<text:span text:style-name="T4">
 Skadovskaya </text:span>
</text:a>
“鉴于最近在克里米亚和克奇桥地区入口形成的多公斤仪，这是从暂时捕获的国家机构出口<text:a xlink:type="simple" xlink:href="https://www.ukrinform.ua/tag-hersonsina" text:style-name="Internet_20_link" text:visited-style-name="Visited_20_Internet_20_Link">
</text:a>
入侵者正计划在干船的帮助下，通过误诊港口使用路线。”</text:p>
      <text:p text:style-name="P4">
据报道，乌克兰的国防军从2022年2月24日至2023年5月8日<text:a xlink:type="simple" xlink:href="https://www.ukrinform.ua/rubric-ato/3706110-sili-oboroni-znisili-vze-194-970-vijskovih-rf.html" text:style-name="Internet_20_link" text:visited-style-name="Visited_20_Internet_20_Link">
</text:a>
，同时-540人。</text:p>
      <text:p text:style-name="P4">
News Source: <text:a xlink:type="simple" xlink:href="https://www.ukrinform.ua/rubric-regions/3706450-u-skadovsku-zagarbniki-zgortaut-dialnist-svoih-administracij-genstab.html" text:style-name="Internet_20_link" text:visited-style-name="Visited_20_Internet_20_Link">
https://www.ukrinform.ua/rubric-regions/3706450-u-skadovsku-zagarbniki-zgortaut-dialnist-svoih-administracij-genstab.html</text:a>
</text:p>
      <!--NEWS-->
      <text:h text:style-name="P10" text:outline-level="1">
<text:span text:style-name="T4">
在敖德萨，军事部队的指挥官暴露在贿赂中</text:span>
</text:h>
      <text:p text:style-name="P4">
作者: Ukrinform (Person)</text:p>
      <text:p text:style-name="P4">
出版商: Укринформ (Organization)</text:p>
      <text:p text:style-name="P4">
出版时间: 2023-05-08T19:48:40+03:00</text:p>
      <text:p text:style-name="P4">
修改时间: 2023-05-08T19:48:40+03:00</text:p>
      <text:p text:style-name="P4">
描述: 在敖德萨，在贿赂期间，军事部队的指挥官被拘留，并以人员配备中心的身份宣布自己为代表。  - 乌克林。</text:p>
      <text:p text:style-name="P4">
图片: ["<text:a xlink:type="simple" xlink:href="https://static.ukrinform.com/photos/2023_05/thumb_files/630_360_1683564389-741.jpg" text:style-name="Internet_20_link" text:visited-style-name="Visited_20_Internet_20_Link">
630_360_16835...</text:a>
", "<text:a xlink:type="simple" xlink:href="https://static.ukrinform.com/photos/2023_05/1683564389-506.jpg" text:style-name="Internet_20_link" text:visited-style-name="Visited_20_Internet_20_Link">
1683564389-50...</text:a>
", "<text:a xlink:type="simple" xlink:href="https://static.ukrinform.com/photos/2023_05/1683564388-637.jpg" text:style-name="Internet_20_link" text:visited-style-name="Visited_20_Internet_20_Link">
1683564388-63...</text:a>
"]</text:p>
      <text:p text:style-name="P4">
标签: ['Хабар', 'Одеса', 'Військові', 'Ухилянти']</text:p>
      <text:p text:style-name="P4">
类型: Article</text:p>
      <!--METADATA-->
      <text:p text:style-name="P4">
<draw:frame draw:style-name="fr1" draw:name="Image294" text:anchor-type="as-char" svg:width="6.9236in" svg:height="3.956343in" draw:z-index="0">
<draw:image xlink:href="../Images/yкринформ/2023-05-08T19-48-40-03-00/630_360_1683564389-741.jpg" xlink:type="simple" xlink:show="embed" xlink:actuate="onLoad" draw:mime-type="image/jpeg"/>
</draw:frame>
在敖德萨，军事部队的指挥官在贿赂期间被拘留，后者是为人员配备中心代表发行的。</text:p>
      <text:p text:style-name="P4">
对这个 <text:a xlink:type="simple" xlink:href="https://vppdr.gp.gov.ua/ua/news.html" text:style-name="Internet_20_link" text:visited-style-name="Visited_20_Internet_20_Link">
</text:a>
据报道，乌克林福姆报道说，南部地区国防领域的专业检察官办公室。</text:p>
      <text:p text:style-name="P4">
根据调查，该男子为自己获得收购和社会支持的地区领土中心官员提供了工作，在军队的协助下在交叉路口的制造和分配中获得了2500美元，这将为合法的依据交点<text:a xlink:type="simple" xlink:href="https://www.ukrinform.ua/tag-kordon" text:style-name="Internet_20_link" text:visited-style-name="Visited_20_Internet_20_Link">
</text:a>
 .</text:p>
      <text:p text:style-name="P4">
<draw:frame draw:style-name="fr1" draw:name="Image295" text:anchor-type="as-char" svg:width="6.9236in" svg:height="6.186365in" draw:z-index="0">
<draw:image xlink:href="../Images/yкринформ/2023-05-08T19-48-40-03-00/1683564389-506.jpg" xlink:type="simple" xlink:show="embed" xlink:actuate="onLoad" draw:mime-type="image/jpeg"/>
</draw:frame>
攻击者在转让文件并收到贿赂后被拘留。</text:p>
      <text:p text:style-name="P4">
他被告知怀疑获得非法福利(艺术的第3部分。 《乌克兰刑法》第368条，以拘留形式的预防措施，其金额为268 400的可能性。</text:p>
      <text:p text:style-name="P4">
<text:span text:style-name="T4">
另请阅读：</text:span>
 <text:a xlink:type="simple" xlink:href="https://www.ukrinform.ua/rubric-regions/3704086-dbr-porusilo-spravu-proti-nacalnika-odeskogo-vijskkomatu-akij-za-habari-zvilnav-vid-prizovu.html" text:style-name="Internet_20_link" text:visited-style-name="Visited_20_Internet_20_Link">
<text:span text:style-name="T4">
贿赂</text:span>
</text:a>
</text:p>
      <text:p text:style-name="P4">
Перевіряється причетність інших осіб до злочину.</text:p>
      <text:p text:style-name="P4">
<draw:frame draw:style-name="fr1" draw:name="Image296" text:anchor-type="as-char" svg:width="6.9236in" svg:height="5.167057in" draw:z-index="0">
<draw:image xlink:href="../Images/yкринформ/2023-05-08T19-48-40-03-00/1683564388-637.jpg" xlink:type="simple" xlink:show="embed" xlink:actuate="onLoad" draw:mime-type="image/jpeg"/>
</draw:frame>
据报道，乌克兰的安全局消除了另外八个渠道<text:a xlink:type="simple" xlink:href="https://www.ukrinform.ua/rubric-ato/3701807-sbu-perekrila-se-visim-kanaliv-vteci-uhilantiv-za-kordon.html" text:style-name="Internet_20_link" text:visited-style-name="Visited_20_Internet_20_Link">
</text:a>
应征者年龄的公民，组织者是军事入伍办公室和国家边境服务处的官员。</text:p>
      <text:p text:style-name="P4">
_foto：sap _</text:p>
      <text:p text:style-name="P4">
News Source: <text:a xlink:type="simple" xlink:href="https://www.ukrinform.ua/rubric-regions/3706453-v-odesi-vikrili-u-habari-komandira-viddilenna-vijskovoi-castini.html" text:style-name="Internet_20_link" text:visited-style-name="Visited_20_Internet_20_Link">
https://www.ukrinform.ua/rubric-regions/3706453-v-odesi-vikrili-u-habari-komandira-viddilenna-vijskovoi-castini.html</text:a>
</text:p>
      <!--NEWS-->
      <text:h text:style-name="P10" text:outline-level="1">
<text:span text:style-name="T4">
国家银行因不道德行为而罚款</text:span>
</text:h>
      <text:p text:style-name="P4">
作者: Ukrinform (Person)</text:p>
      <text:p text:style-name="P4">
出版商: Укринформ (Organization)</text:p>
      <text:p text:style-name="P4">
出版时间: 2023-05-08T19:53:48+03:00</text:p>
      <text:p text:style-name="P4">
修改时间: 2023-05-08T19:53:48+03:00</text:p>
      <text:p text:style-name="P4">
描述: 乌克兰国家银行揭示了违反法律与消费者和其他人互动的要求，这是在FC Rialto LLC -Ukrinform逾期债务期间。</text:p>
      <text:p text:style-name="P4">
图片: ["<text:a xlink:type="simple" xlink:href="https://static.ukrinform.com/photos/2023_05/thumb_files/630_360_1683564608-130.jpg" text:style-name="Internet_20_link" text:visited-style-name="Visited_20_Internet_20_Link">
630_360_16835...</text:a>
"]</text:p>
      <text:p text:style-name="P4">
标签: ['Нацбанк', 'Штраф']</text:p>
      <text:p text:style-name="P4">
类型: Article</text:p>
      <!--METADATA-->
      <text:p text:style-name="P4">
<draw:frame draw:style-name="fr1" draw:name="Image297" text:anchor-type="as-char" svg:width="6.9236in" svg:height="3.956343in" draw:z-index="0">
<draw:image xlink:href="../Images/yкринформ/2023-05-08T19-53-48-03-00/630_360_1683564608-130.jpg" xlink:type="simple" xlink:show="embed" xlink:actuate="onLoad" draw:mime-type="image/jpeg"/>
</draw:frame>
乌克兰国家银行揭示了在FC Rialto LLC延迟拖欠拖欠欠款期间违反了对消费者和其他人的立法要求的事实。</text:p>
      <text:p text:style-name="P4">
正如乌克林福姆报道的那样，它报告了<text:a xlink:type="simple" xlink:href="https://bank.gov.ua/ua/news/all/do-finansovoyi-ustanovi-zastosovano-zahid-vplivu-za-porushennya-vimog-schodo-etichnoyi-povedinki" text:style-name="Internet_20_link" text:visited-style-name="Visited_20_Internet_20_Link">
</text:a>
。</text:p>
      <text:p text:style-name="P4">
“与此相关，国家银行以最低强度的形式向FC“ FC“ Rialto”申请<text:a xlink:type="simple" xlink:href="https://www.ukrinform.ua/tag-straf" text:style-name="Internet_20_link" text:visited-style-name="Visited_20_Internet_20_Link">
</text:a>
信息违反了法律规定的道德行为要求的5.1,000人。”</text:p>
      <text:p text:style-name="P4">
正如监管机构中指出的那样，这违反了消费者的其他要求，而在和解中，金融服务的消费者和其他人(道德行为要求)乌克兰国家银行董事会的决议日期为042022 No. 170。</text:p>
      <text:p text:style-name="P4">
<text:span text:style-name="T4">
另请阅读：</text:span>
 <text:a xlink:type="simple" xlink:href="https://www.ukrinform.ua/rubric-economy/3688184-nbu-ostrafuvav-sens-bank-za-porusenna-vimog-eticnoi-povedinki.html" text:style-name="Internet_20_link" text:visited-style-name="Visited_20_Internet_20_Link">
</text:a>
据报道，在FC Rialto LLC的戒严期间继续根据可用许可进行活动。</text:p>
      <text:p text:style-name="P4">
<text:span text:style-name="T5">
foto：nbu</text:span>
</text:p>
      <text:p text:style-name="P4">
News Source: <text:a xlink:type="simple" xlink:href="https://www.ukrinform.ua/rubric-economy/3706455-nacbank-ostrafuvav-finkompaniu-za-neeticnu-povedinku.html" text:style-name="Internet_20_link" text:visited-style-name="Visited_20_Internet_20_Link">
https://www.ukrinform.ua/rubric-economy/3706455-nacbank-ostrafuvav-finkompaniu-za-neeticnu-povedinku.html</text:a>
</text:p>
      <!--NEWS-->
      <text:h text:style-name="P10" text:outline-level="1">
<text:span text:style-name="T4">
乌克兰人在五月份被警告伪造。</text:span>
</text:h>
      <text:p text:style-name="P4">
作者: Ukrinform (Person)</text:p>
      <text:p text:style-name="P4">
出版商: Укринформ (Organization)</text:p>
      <text:p text:style-name="P4">
出版时间: 2023-05-08T19:54:48+03:00</text:p>
      <text:p text:style-name="P4">
修改时间: 2023-05-08T19:54:48+03:00</text:p>
      <text:p text:style-name="P4">
描述: 能源部否认了有关5月在5月份引入的信息供应给家庭消费者的信息。  - 乌克林。</text:p>
      <text:p text:style-name="P4">
图片: ["<text:a xlink:type="simple" xlink:href="https://static.ukrinform.com/photos/2019_02/thumb_files/630_360_1549545325-200.jpeg" text:style-name="Internet_20_link" text:visited-style-name="Visited_20_Internet_20_Link">
630_360_15495...</text:a>
"]</text:p>
      <text:p text:style-name="P4">
标签: ['Фейк', 'Міненерго', 'Відключення світла', 'росія']</text:p>
      <text:p text:style-name="P4">
类型: Article</text:p>
      <!--METADATA-->
      <text:p text:style-name="P4">
<draw:frame draw:style-name="fr1" draw:name="Image298" text:anchor-type="as-char" svg:width="6.9236in" svg:height="3.956343in" draw:z-index="0">
<draw:image xlink:href="../Images/yкринформ/2023-05-08T19-54-48-03-00/630_360_1549545325-200.jpeg" xlink:type="simple" xlink:show="embed" xlink:actuate="onLoad" draw:mime-type="image/jpeg"/>
</draw:frame>
能源部否认了有关涉嫌向家庭消费者引入电力供应限制的信息。</text:p>
      <text:p text:style-name="P4">
根据乌克林福姆的说法，能源部报告了<text:a xlink:type="simple" xlink:href="https://t.me/energyofukraine/430" text:style-name="Internet_20_link" text:visited-style-name="Visited_20_Internet_20_Link">
</text:a>
。</text:p>
      <text:p text:style-name="P4">
“某些媒体的最后几天正在传播<text:a xlink:type="simple" xlink:href="https://www.ukrinform.ua/tag-fejk" text:style-name="Internet_20_link" text:visited-style-name="Visited_20_Internet_20_Link">
</text:a>
关于五月份介绍对消费者电力供应的限制的介绍。 乌克兰能源部正式指出，此信息不是正确的。 计划介绍任何电力供应的时间表。”消息写道。</text:p>
      <text:p text:style-name="P4">
值得注意的是，在新供暖季节为电力系统的积极准备工作正在进行中。 特别是，能源部以及所有产生，传输和分发电力的能源公司都制定了优化的维修时间表。</text:p>
      <text:p text:style-name="P4">
该部强调，消费者与电力供应的脱节将仅由于俄罗斯占领者的发电和网络基础设施损害而造成的。</text:p>
      <text:p text:style-name="P4">
<text:span text:style-name="T4">
另请阅读：</text:span>
 <text:a xlink:type="simple" xlink:href="https://www.ukrinform.ua/rubric-factcheck/3704688-agitprop-rosii-zapustiv-fejk-pro-svicki-budinok-profspilok-z-aromatom-marsmelou-na-bagatti.html" text:style-name="Internet_20_link" text:visited-style-name="Visited_20_Internet_20_Link">
<text:span text:style-name="T4">
假</text:span>
</text:a>
“在将近三个月的时间里，尽管敌人的恐惧和能源基础设施的射击，电力系统运行着，充分提供消费。各种一代的协调工作都设法废除了对消费者的电力供应，”  - 增加了能源能源部长赫尔曼。</text:p>
      <text:p text:style-name="P4">
据报道，截至5月8日，电力系统以储备电源运行，但是由于炮击，六个地区的电力关闭，尤其是边境</text:p>
      <text:p text:style-name="P4">
News Source: <text:a xlink:type="simple" xlink:href="https://www.ukrinform.ua/rubric-society/3706456-ukrainciv-poperedili-pro-fejk-iz-grafikami-vidklucen-u-travni.html" text:style-name="Internet_20_link" text:visited-style-name="Visited_20_Internet_20_Link">
https://www.ukrinform.ua/rubric-society/3706456-ukrainciv-poperedili-pro-fejk-iz-grafikami-vidklucen-u-travni.html</text:a>
</text:p>
      <!--NEWS-->
      <text:h text:style-name="P10" text:outline-level="1">
<text:span text:style-name="T4">
入侵者于5月9日禁止在被占领地区的大众集会</text:span>
</text:h>
      <text:p text:style-name="P4">
作者: Ukrinform (Person)</text:p>
      <text:p text:style-name="P4">
出版商: Укринформ (Organization)</text:p>
      <text:p text:style-name="P4">
出版时间: 2023-05-08T20:00:00+03:00</text:p>
      <text:p text:style-name="P4">
修改时间: 2023-05-08T20:00:00+03:00</text:p>
      <text:p text:style-name="P4">
描述: 联合塔夫里斯基国防出版社的发言人瓦莱里·谢尔森（Valery Shershen）说，俄罗斯入侵者于5月9日禁止在被占领地带的群众集会。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Окупація', '9 травня', 'Війна з росією', 'Єдині новини']</text:p>
      <text:p text:style-name="P4">
类型: Article</text:p>
      <!--METADATA-->
      <text:p text:style-name="P4">
<draw:frame draw:style-name="fr1" draw:name="Image299" text:anchor-type="as-char" svg:width="6.9236in" svg:height="3.956343in" draw:z-index="0">
<draw:image xlink:href="../Images/yкринформ/2023-05-08T20-00-00-03-00/630_360_1668461240-442.jpg" xlink:type="simple" xlink:show="embed" xlink:actuate="onLoad" draw:mime-type="image/jpeg"/>
</draw:frame>
瓦莱里舍上尉说，俄罗斯入侵者于5月9日在被占领的领土禁止大屠杀。</text:p>
      <text:p text:style-name="P4">
乌克林福姆报道，他在唯一的新闻广播中说了这一点。</text:p>
      <text:p text:style-name="P4">
“众所周知，在5月9日，被捕领土中的入侵者禁止了人民的积累和积累。 因此，我们可以说有一种恐慌，他们非常害怕，以至于他们害怕自己的阴影。 他们做正确的事，”谢尔什说。</text:p>
      <text:p text:style-name="P4">
据他说，现在朝塔夫里伊斯克的方向统治了中后洛伊尔人的完全恐慌和“俄罗斯措施”的粉丝，他们迅速暂时离开了<text:a xlink:type="simple" xlink:href="https://www.ukrinform.ua/tag-okupacia" text:style-name="Internet_20_link" text:visited-style-name="Visited_20_Internet_20_Link">
</text:a>
领土。 在Zaporozhye，他们倾斜并恐吓当地人口。</text:p>
      <text:p text:style-name="P4">
“他们逃跑了，每个被迫占领的人。 在那里，他们对乌克兰的武装部队的控制感到害怕。 应该强调的是，它已经是经过测试的，并且已经进行了测试，那些借助共同代理人离开的人的命运是令人难以置信的。 他们到达了伯迪安斯克(Berdyansk)，这成为转运点，因为那时人们被带到俄罗斯或在顿涅茨克地区喷洒。”发言人说。</text:p>
      <text:p text:style-name="P4">
谢尔什还强调，在这一方向上失去敌人的损失是敏感的：“杀死和受伤的嘴巴更多，被摧毁并损坏了16架敌人的武器和军事装备。 包括一台Howitzda-20和一台命令机器。”</text:p>
      <text:p text:style-name="P4">
船长补充说，敌人白天进行了376次炮击，并造成了13个Aviar。 “通常，在Zaporozhye地区发射了20多个居住的捐赠。 这是关于村庄和城镇在战斗恢复方面的边界。” Shershn说。</text:p>
      <text:p text:style-name="P4">
<text:span text:style-name="T4">
另请阅读：</text:span>
 <text:a xlink:type="simple" xlink:href="https://www.ukrinform.ua/rubric-ato/3705515-u-rosii-skasuvali-nizku-urocistostej-na-9-travna-cerez-strah-na-tli-vijni-rozvidka-britanii.html" text:style-name="Internet_20_link" text:visited-style-name="Visited_20_Internet_20_Link">
<text:span text:style-name="T4">
俄罗斯</text:span>
 <text:span text:style-name="T4">
 </text:span>
取消<text:span text:style-name="T4">
 </text:span>
一个数字<text:span text:style-name="T4">
 </text:span>
 <text:span text:style-name="T4">
庆祝活动</text:span>
<text:span text:style-name="T4">
可能</text:span>
 <text:span text:style-name="T4">
 </text:span>
 <text:span text:style-name="T4">
通过</text:span>
 <text:span text:style-name="T4">
恐惧</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战争</text:span>
智力<text:span text:style-name="T4">
 </text:span>
 <text:span text:style-name="T4">
英国</text:span>
</text:a>
</text:p>
      <text:p text:style-name="P4">
News Source: <text:a xlink:type="simple" xlink:href="https://www.ukrinform.ua/rubric-regions/3706457-zagarbniki-zaboronili-9-travna-masovi-zibranna-na-okupovanih-teritoriah.html" text:style-name="Internet_20_link" text:visited-style-name="Visited_20_Internet_20_Link">
https://www.ukrinform.ua/rubric-regions/3706457-zagarbniki-zaboronili-9-travna-masovi-zibranna-na-okupovanih-teritoriah.html</text:a>
</text:p>
      <!--NEWS-->
      <text:h text:style-name="P10" text:outline-level="1">
<text:span text:style-name="T4">
乌克兰在开放拜斯特的口中又获得了15亿美元的额外收入 - 库布拉科夫</text:span>
</text:h>
      <text:p text:style-name="P4">
作者: Ukrinform (Person)</text:p>
      <text:p text:style-name="P4">
出版商: Укринформ (Organization)</text:p>
      <text:p text:style-name="P4">
出版时间: 2023-05-08T20:01:44+03:00</text:p>
      <text:p text:style-name="P4">
修改时间: 2023-05-08T20:01:44+03:00</text:p>
      <text:p text:style-name="P4">
描述: 在多瑙河三角洲（Danube Delta）在拜斯特（Bystre）的嘴开口允许多瑙河港口的容量增加3次，并为乌克兰（Ukrinform）赚取了15亿美元的额外15亿美元。</text:p>
      <text:p text:style-name="P4">
图片: ["<text:a xlink:type="simple" xlink:href="https://static.ukrinform.com/photos/2022_08/thumb_files/630_360_1660562691-147.jpg" text:style-name="Internet_20_link" text:visited-style-name="Visited_20_Internet_20_Link">
630_360_16605...</text:a>
"]</text:p>
      <text:p text:style-name="P4">
标签: ['Порт', 'Кубраков', 'Дунайський регіон']</text:p>
      <text:p text:style-name="P4">
类型: Article</text:p>
      <!--METADATA-->
      <text:p text:style-name="P4">
<draw:frame draw:style-name="fr1" draw:name="Image300" text:anchor-type="as-char" svg:width="6.9236in" svg:height="3.956343in" draw:z-index="0">
<draw:image xlink:href="../Images/yкринформ/2023-05-08T20-01-44-03-00/630_360_1660562691-147.jpg" xlink:type="simple" xlink:show="embed" xlink:actuate="onLoad" draw:mime-type="image/jpeg"/>
</draw:frame>
在多瑙河三角洲(Danube Delta)在多瑙河三角洲(Danube Delta)的导航的开放允许多瑙河港口的容量增加3次，并赚取额外的1,500万美元。</text:p>
      <text:p text:style-name="P4">
Viceremier-Minister报道了社区，领土和基础设施发展的恢复量，亚历山大·库布拉科夫(Alexander Kubrakov)(https://biz.nv.ua/ukr/experts/dunayski-porti-poryatunok-ukrajinskogo-eksportu-oleksandr-kubrakov-rozpovidaye-podrobici-50322945.html)，报道乌克林福姆。</text:p>
      <text:p text:style-name="P4">
“岛上释放后，蛇设法通过已经位于乌克兰水域的Girlobistre船只通过。 这使得多瑙河港口的忽略能力3次 - 每天最多9艘船。 该州的影响每年造成了约1000万吨货物和经济学 - 另外15亿美元。 同样，由于口张口的张开，货运率降低了30％。”他说。</text:p>
      <text:p text:style-name="P4">
库布拉科夫强调说，伊兹梅尔，雷尼和乌斯特纳布的港口有可能增加输血能力。 对投资的需求至少为1.2亿美元。</text:p>
      <text:p text:style-name="P4">
<text:span text:style-name="T4">
另请阅读：</text:span>
 <text:a xlink:type="simple" xlink:href="https://www.ukrinform.ua/rubric-economy/3701717-potreba-dunajskih-portiv-v-investiciah-sagae-120-miljoniv-kubrakov.html" text:style-name="Internet_20_link" text:visited-style-name="Visited_20_Internet_20_Link">
<text:span text:style-name="T4">
多瑙河</text:span>
</text:a>
“多瑙河港口每天达到创纪录的12个造船厂和9万吨。 每月超过数千万美元的人<text:a xlink:type="simple" xlink:href="https://www.ukrinform.ua/tag-ekonomika" text:style-name="Internet_20_link" text:visited-style-name="Visited_20_Internet_20_Link">
</text:a>
状态。 3月，这块岩石是货运的绝对每月记录 -  280万吨，射线记录-93.8亿吨，”恢复部负责人。</text:p>
      <text:p text:style-name="P4">
据报道，2022年，已有超过1600万吨的货物飞过Izmail，Reni和Ust-Danube的港口。 今年，乌克兰计划至少耕种2000万吨。</text:p>
      <text:p text:style-name="P4">
News Source: <text:a xlink:type="simple" xlink:href="https://www.ukrinform.ua/rubric-economy/3706458-ukraina-zarobila-dodatkovi-15-milarda-pisla-vidkritta-girla-bistre-dla-sudnoplavstva-kubrakov.html" text:style-name="Internet_20_link" text:visited-style-name="Visited_20_Internet_20_Link">
https://www.ukrinform.ua/rubric-economy/3706458-ukraina-zarobila-dodatkovi-15-milarda-pisla-vidkritta-girla-bistre-dla-sudnoplavstva-kubrakov.html</text:a>
</text:p>
      <!--NEWS-->
      <text:h text:style-name="P10" text:outline-level="1">
<text:span text:style-name="T4">
一本关于乌克兰苏丹和奥斯曼统治者之谜的新书已在乌克兰出版</text:span>
</text:h>
      <text:p text:style-name="P4">
作者: Ukrinform (Person)</text:p>
      <text:p text:style-name="P4">
出版商: Укринформ (Organization)</text:p>
      <text:p text:style-name="P4">
出版时间: 2023-05-08T20:08:00+03:00</text:p>
      <text:p text:style-name="P4">
修改时间: 2023-05-08T20:08:00+03:00</text:p>
      <text:p text:style-name="P4">
描述: 在关于罗克索拉纳（Roksolana）甚至更早的小说三部曲之后 - 关于她的乡下人哈特吉·图尔（Hatige Turhan）（来自波迪利亚的希望），乌克兰作家亚历山大·舒尔科（Alexander Suntko）写了一部有关苏丹·谢苏瓦（Sultan Shehsuvar）（玛丽亚）的侦探历史小说。  - 乌克林。</text:p>
      <text:p text:style-name="P4">
图片: ["<text:a xlink:type="simple" xlink:href="https://static.ukrinform.com/photos/2023_05/thumb_files/630_360_1683565004-171.jpg" text:style-name="Internet_20_link" text:visited-style-name="Visited_20_Internet_20_Link">
630_360_16835...</text:a>
", "<text:a xlink:type="simple" xlink:href="https://static.ukrinform.com/photos/2023_05/1683565004-924.jpg" text:style-name="Internet_20_link" text:visited-style-name="Visited_20_Internet_20_Link">
1683565004-92...</text:a>
"]</text:p>
      <text:p text:style-name="P4">
标签: ['Історія', 'Книги', 'Україна', 'Туреччина', 'Детектив']</text:p>
      <text:p text:style-name="P4">
类型: Article</text:p>
      <!--METADATA-->
      <text:p text:style-name="P4">
<draw:frame draw:style-name="fr1" draw:name="Image301" text:anchor-type="as-char" svg:width="6.9236in" svg:height="3.956343in" draw:z-index="0">
<draw:image xlink:href="../Images/yкринформ/2023-05-08T20-08-00-03-00/630_360_1683565004-171.jpg" xlink:type="simple" xlink:show="embed" xlink:actuate="onLoad" draw:mime-type="image/jpeg"/>
</draw:frame>
关于罗克索那甚至更早 - 关于她的乡下人哈特吉·图尔汉(来自Podilla的希望)，乌克兰作家亚历山大·舒克(Alexander Suthko)(玛丽).</text:p>
      <text:p text:style-name="P4">
Про роман, головних героїв та процес його написання письменниця розповілаУкрінформу.</text:p>
      <text:p text:style-name="P4">
<draw:frame draw:style-name="fr1" draw:name="Image302" text:anchor-type="as-char" svg:width="6.9236in" svg:height="3.894525in" draw:z-index="0">
<draw:image xlink:href="../Images/yкринформ/2023-05-08T20-08-00-03-00/1683565004-924.jpg" xlink:type="simple" xlink:show="embed" xlink:actuate="onLoad" draw:mime-type="image/jpeg"/>
</draw:frame>
“这是苏丹 - 乌克兰人的第三个，他成为苏丹·奥斯曼三世的母亲(局-1754–1757). Він відомий тим, що найстаршим – у 55 років зійшов натрон. До цього півстоліття просидів зачиненим у покоях палацу Топкапи, якіотримали назву «золота клітка», - розповіла письменниця.</text:p>
      <text:p text:style-name="P4">
Правління Османа ІІІ було нетривалим (2年10个月零18天)塔纳萨汀灾难：在伊斯坦布尔令人难以置信的寒冷冬天，甚至金喇叭湾。 破坏了大部分私人和公共建筑的破坏性火灾； 地震和瘟疫流行已经安排了数百人的生命。</text:p>
      <text:p text:style-name="P4">
<text:span text:style-name="T4">
另请阅读：</text:span>
 <text:a xlink:type="simple" xlink:href="https://www.ukrinform.ua/rubric-culture/3704158-ukrainska-agencia-bickerstaff734-vipustila-knigu-pro-vikradenna-rosianami-ditej.html" text:style-name="Internet_20_link" text:visited-style-name="Visited_20_Internet_20_Link">
<text:span text:style-name="T4">
书</text:span>
</text:a>
“但最重要的是，铭记了Topkap宫殿中一系列可疑的死亡，社会和卫士都是质量的。 这是关于Shehzade的损失 - 来自锁在咖啡馆的不同母亲的Sinivhammed III。 关于苏丹·奥斯曼三世统治的统治顺序，关于王位中毒的谣言。 据称，他试图消除兄弟俩，以使他们保持王位和权力。”罗马的作者说。</text:p>
      <text:p text:style-name="P4">
根据她的说法，奥斯曼三世本人生活在担心成为基督杀手的下一个受害者的受害者，后者在他的宫殿里破坏了，但他不认识这种蘑菇。 加里姆首席太监发现了这个问题的答案。</text:p>
      <text:p text:style-name="P4">
“这个故事对我来说似乎很有趣，并激发了创作一本侦探历史小说。 在撰写本文之前，我梦想着为伊斯坦布尔酒店佩拉宫(Pera Palace)寻找灵感，其中阿加莎·克里斯蒂(Agatha Christie)是最著名的侦探“在东部快递中的谋杀案”，但由于战争而还不够。 因此，我在基辅为警笛声和爆炸的声音写了我的书。</text:p>
      <text:p text:style-name="P4">
<text:span text:style-name="T4">
另请阅读：</text:span>
 <text:a xlink:type="simple" xlink:href="https://www.ukrinform.ua/rubric-culture/3705915-v-ukraini-zapocatkuvali-proekt-kniga-na-front.html" text:style-name="Internet_20_link" text:visited-style-name="Visited_20_Internet_20_Link">
<text:span text:style-name="T4">
书</text:span>
</text:a>
为了创作一本侦探小说，作家研究了土耳其研究人员的档案文件和情报。根据亚历山德拉·舒尔科(Alexandra Shutko)的说法，所有这一切都允许从奥斯曼尼(Osmanii)及其继任者穆斯塔法三世(Mustafa III)生活中重现事件，并揭示了兹卢加纳宫殿(Zlugana Palace)奇怪死亡的奥秘。</text:p>
      <text:p text:style-name="P4">
<text:span text:style-name="T4">
另请阅读：</text:span>
 <text:a xlink:type="simple" xlink:href="https://www.ukrinform.ua/rubric-regions/3701270-u-zitomiri-prezentuvali-knigu-pro-gorodisa-mista-j-okolic.html" text:style-name="Internet_20_link" text:visited-style-name="Visited_20_Internet_20_Link">
<text:span text:style-name="T4">
书</text:span>
</text:a>
在侦探历史小说的结尾，有一系列处理的来源和涉及的插图。</text:p>
      <text:p text:style-name="P4">
如乌克林福姆的报道<text:a xlink:type="simple" xlink:href="https://www.ukrinform.ua/rubric-culture/3660531-v-ukraini-vijsla-ostanna-kniga-trilogii-pro-roksolanu.html" text:style-name="Internet_20_link" text:visited-style-name="Visited_20_Internet_20_Link">
</text:a>
今年在乌克兰的受托人<text:a xlink:type="simple" xlink:href="https://www.ukrinform.ua/rubric-culture/3660531-v-ukraini-vijsla-ostanna-kniga-trilogii-pro-roksolanu.html" text:style-name="Internet_20_link" text:visited-style-name="Visited_20_Internet_20_Link">
</text:a>
关于Roxolana的历史三部曲“ Roxolana。 与Sefevids的联盟，这是关于战争40年后伊朗与伊朗塞夫夫斯特之间的《 Amassian和平条约》 1555年的结论。</text:p>
      <text:p text:style-name="P4">
<text:span text:style-name="T5">
foto：Alexander Shutko</text:span>
</text:p>
      <text:p text:style-name="P4">
News Source: <text:a xlink:type="simple" xlink:href="https://www.ukrinform.ua/rubric-culture/3706460-v-ukraini-vijsla-nova-kniga-pro-ukrainkusultanu-j-taemnici-osmanskih-praviteliv.html" text:style-name="Internet_20_link" text:visited-style-name="Visited_20_Internet_20_Link">
https://www.ukrinform.ua/rubric-culture/3706460-v-ukraini-vijsla-nova-kniga-pro-ukrainkusultanu-j-taemnici-osmanskih-praviteliv.html</text:a>
</text:p>
      <!--NEWS-->
      <text:h text:style-name="P10" text:outline-level="1">
<text:span text:style-name="T4">
欧洲委员谴责了对敖德萨的导弹袭击</text:span>
</text:h>
      <text:p text:style-name="P4">
作者: Ukrinform (Person)</text:p>
      <text:p text:style-name="P4">
出版商: Укринформ (Organization)</text:p>
      <text:p text:style-name="P4">
出版时间: 2023-05-08T20:14:00+03:00</text:p>
      <text:p text:style-name="P4">
修改时间: 2023-05-08T20:14:00+03:00</text:p>
      <text:p text:style-name="P4">
描述: 欧洲人道主义援助专员琼斯·莱纳尔奇（Jones Lenarchic）谴责了俄罗斯军队对敖德萨的攻击，敖德萨遭受了红十字会的人道主义组成。  - 乌克林。</text:p>
      <text:p text:style-name="P4">
图片: ["<text:a xlink:type="simple" xlink:href="https://static.ukrinform.com/photos/2023_05/thumb_files/630_360_1683566031-127.jpg" text:style-name="Internet_20_link" text:visited-style-name="Visited_20_Internet_20_Link">
630_360_16835...</text:a>
"]</text:p>
      <text:p text:style-name="P4">
标签: ['Обстріл', 'Одеса', 'Ракета', 'Війна з росією']</text:p>
      <text:p text:style-name="P4">
类型: Article</text:p>
      <!--METADATA-->
      <text:p text:style-name="P4">
<draw:frame draw:style-name="fr1" draw:name="Image303" text:anchor-type="as-char" svg:width="6.9236in" svg:height="3.956343in" draw:z-index="0">
<draw:image xlink:href="../Images/yкринформ/2023-05-08T20-14-00-03-00/630_360_1683566031-127.jpg" xlink:type="simple" xlink:show="embed" xlink:actuate="onLoad" draw:mime-type="image/jpeg"/>
</draw:frame>
欧洲人道主义援助委员会琼斯·莱纳尔(Jones Lenarchic)对俄罗斯军队对敖德萨的持续攻击，这导致了红十字会的受害者。</text:p>
      <text:p text:style-name="P4">
他在<text:a xlink:type="simple" xlink:href="https://twitter.com/JanezLenarcic/status/1655612674728763392" text:style-name="Internet_20_link" text:visited-style-name="Visited_20_Internet_20_Link">
</text:a>
，报道乌克林福姆。</text:p>
      <text:p text:style-name="P4">
“今天由于俄罗斯火箭袭击<text:a xlink:type="simple" xlink:href="https://www.ukrinform.ua/tag-odesa" text:style-name="Internet_20_link" text:visited-style-name="Visited_20_Internet_20_Link">
</text:a>
红城的人道主义组成被摧毁了。 旨在最脆弱的部分的救援援助被烧毁了。 对人道主义结构的攻击是对国际人道主义法的严重侵犯，” Lenarchich写道。</text:p>
      <text:p text:style-name="Quotations">

<text:p text:style-name="P4">
今天，俄罗斯对Odesa的攻击摧毁了红十字人的人道主义&gt;
仓库。 &gt;
&gt;
为最脆弱的救生援助现在已经燃烧到&gt;
灰烬中。 &gt;
&gt;
对人道主义结构的攻击是对国际人道主义法的公然侵犯。 <text:a xlink:type="simple" xlink:href="https://twitter.com/hashtag/NotATarget" text:style-name="Internet_20_link" text:visited-style-name="Visited_20_Internet_20_Link">
&gt;
</text:a>
 <text:a xlink:type="simple" xlink:href="https://t.co/0WgW4EWHeY" text:style-name="Internet_20_link" text:visited-style-name="Visited_20_Internet_20_Link">
&gt;
 </text:a>
&gt;
&gt;
-JanezLenarčič(@Janezlenarcic) <text:a xlink:type="simple" xlink:href="https://twitter.com/JanezLenarcic/status/1655612674728763392" text:style-name="Internet_20_link" text:visited-style-name="Visited_20_Internet_20_Link">
&gt;
 </text:a>
据报道，5月8日火箭中风的导致ODESA地区完全<text:a xlink:type="simple" xlink:href="https://www.ukrinform.ua/rubric-ato/3706316-udar-rf-znisiv-sklad-cervonogo-hresta-z-gumanitarnou-dopomogou-na-odesini.html" text:style-name="Internet_20_link" text:visited-style-name="Visited_20_Internet_20_Link">
</text:a>
来自乌克兰的Chervonohrest协会。</text:p>

</text:p>
      <text:p text:style-name="P4">
<text:span text:style-name="T4">
另请阅读：</text:span>
 <text:a xlink:type="simple" xlink:href="https://www.ukrinform.ua/rubric-ato/3704634-gumenuk-rozpovila-pro-nezvicnij-sposib-ataki-droniv-na-odesu.html" text:style-name="Internet_20_link" text:visited-style-name="Visited_20_Internet_20_Link">
<text:span text:style-name="T4">
敖德萨</text:span>
</text:a>
5月8日是庆祝世界跨日和红力量母亲。</text:p>
      <text:p text:style-name="P4">
<text:span text:style-name="T5">
foto：Marcin Obara/Pap</text:span>
</text:p>
      <text:p text:style-name="P4">
News Source: <text:a xlink:type="simple" xlink:href="https://www.ukrinform.ua/rubric-polytics/3706464-evrokomisar-zasudiv-raketnu-ataku-na-odesu.html" text:style-name="Internet_20_link" text:visited-style-name="Visited_20_Internet_20_Link">
https://www.ukrinform.ua/rubric-polytics/3706464-evrokomisar-zasudiv-raketnu-ataku-na-odesu.html</text:a>
</text:p>
      <!--NEWS-->
      <text:h text:style-name="P10" text:outline-level="1">
<text:span text:style-name="T4">
德国法院于5月9日在柏林禁止俄罗斯国旗</text:span>
</text:h>
      <text:p text:style-name="P4">
作者: Ukrinform (Person)</text:p>
      <text:p text:style-name="P4">
出版商: Укринформ (Organization)</text:p>
      <text:p text:style-name="P4">
出版时间: 2023-05-08T20:18:00+03:00</text:p>
      <text:p text:style-name="P4">
修改时间: 2023-05-08T20:18:00+03:00</text:p>
      <text:p text:style-name="P4">
描述: 柏林和勃兰登堡的最高行政法院满足了柏林警察的投诉，要求取消该禁令，该禁令于5月9日将俄罗斯和苏联国旗带到德国首都的纪念馆。  - 乌克林。</text:p>
      <text:p text:style-name="P4">
图片: ["<text:a xlink:type="simple" xlink:href="https://static.ukrinform.com/photos/2018_07/thumb_files/630_360_1532017869-1678.jpg" text:style-name="Internet_20_link" text:visited-style-name="Visited_20_Internet_20_Link">
630_360_15320...</text:a>
"]</text:p>
      <text:p text:style-name="P4">
标签: ['Берлін', 'Прапор', 'Суд', '9 травня', 'росія']</text:p>
      <text:p text:style-name="P4">
类型: Article</text:p>
      <!--METADATA-->
      <text:p text:style-name="P4">
<draw:frame draw:style-name="fr1" draw:name="Image304" text:anchor-type="as-char" svg:width="6.9236in" svg:height="3.956343in" draw:z-index="0">
<draw:image xlink:href="../Images/yкринформ/2023-05-08T20-18-00-03-00/630_360_1532017869-1678.jpg" xlink:type="simple" xlink:show="embed" xlink:actuate="onLoad" draw:mime-type="image/jpeg"/>
</draw:frame>
德国联邦土地的高级行政法院和勃兰登堡格·格吉尔戈尔(Brandenburghghghdivol)的申诉是柏林警察于5月9日取消将俄罗斯和苏联国旗带到德国首都纪念馆的禁令。</text:p>
      <text:p text:style-name="P4">
关于它报告<text:a xlink:type="simple" xlink:href="https://www.dw.com/uk/visij-adminsud-zaboroniv-prapori-rf-9-travna-u-berlini/a-65554991" text:style-name="Internet_20_link" text:visited-style-name="Visited_20_Internet_20_Link">
</text:a>
，报道乌克林福姆。</text:p>
      <text:p text:style-name="P4">
“在当前情况下，这可以解释为同情的表达。明确的集中于乌克兰的俄罗斯航空及其平民人口，这有助于进一步加剧(https://www.ukrinform.ua/tag-vijna)法院声明说。</text:p>
      <text:p text:style-name="P4">
该决定是最终决定，不受上诉。</text:p>
      <text:p text:style-name="P4">
<text:span text:style-name="T4">
另请阅读：</text:span>
 <text:a xlink:type="simple" xlink:href="https://www.ukrinform.ua/rubric-world/3706040-demonstracia-georgiivskoi-stricki-e-kriminalnim-zlocinom-vitsche-berlin.html" text:style-name="Internet_20_link" text:visited-style-name="Visited_20_Internet_20_Link">
</text:a>
柏林警方宣布<text:a xlink:type="simple" xlink:href="https://www.ukrinform.ua/rubric-world/3705242-na-memorialah-u-berlini-zaboronili-ukrainski-ta-rosijski-prapori-na-travnevi-svata.html" text:style-name="Internet_20_link" text:visited-style-name="Visited_20_Internet_20_Link">
</text:a>
接近堕落的苏联士兵最大的纪念馆，激发了这种确保秩序的愿望。</text:p>
      <text:p text:style-name="P4">
但是，同一天<text:a xlink:type="simple" xlink:href="https://www.ukrinform.ua/rubric-world/3705448-aktivisti-u-berlini-domoglisa-skasuvanna-zaboroni-na-ukrainski-prapori-8-ta-9-travna.html" text:style-name="Internet_20_link" text:visited-style-name="Visited_20_Internet_20_Link">
</text:a>
。</text:p>
      <text:p text:style-name="P4">
<text:span text:style-name="T4">
另请阅读：</text:span>
 <text:a xlink:type="simple" xlink:href="https://www.ukrinform.ua/rubric-world/3706296-posol-ukraini-u-berlini-vsanuvav-pamat-zagiblih-u-drugij-svitovij-vijni.html" text:style-name="Internet_20_link" text:visited-style-name="Visited_20_Internet_20_Link">
</text:a>
5月6日，柏林法院在5月8日至9日暂停了禁止使用俄罗斯塔拉德旗和圣乔治的录音带的禁令。</text:p>
      <text:p text:style-name="P4">
News Source: <text:a xlink:type="simple" xlink:href="https://www.ukrinform.ua/rubric-world/3706467-sud-u-nimeccini-zaboroniv-rosijski-prapori-9-travna-u-berlini.html" text:style-name="Internet_20_link" text:visited-style-name="Visited_20_Internet_20_Link">
https://www.ukrinform.ua/rubric-world/3706467-sud-u-nimeccini-zaboroniv-rosijski-prapori-9-travna-u-berlini.html</text:a>
</text:p>
      <!--NEWS-->
      <text:h text:style-name="P10" text:outline-level="1">
<text:span text:style-name="T4">
Transcarpathian的负责人OVA整天坐在轮椅上，调查Uzhgorod基础设施</text:span>
</text:h>
      <text:p text:style-name="P4">
作者: Ukrinform (Person)</text:p>
      <text:p text:style-name="P4">
出版商: Укринформ (Organization)</text:p>
      <text:p text:style-name="P4">
出版时间: 2023-05-08T20:20:00+03:00</text:p>
      <text:p text:style-name="P4">
修改时间: 2023-05-08T20:20:00+03:00</text:p>
      <text:p text:style-name="P4">
描述: 跨巡回赛的负责人奥瓦（Ova）整天坐在轮椅上，调查乌兹戈罗德（Uzhgorod）基础设施，以便与残疾人遇到。  - 乌克林。</text:p>
      <text:p text:style-name="P4">
图片: ["<text:a xlink:type="simple" xlink:href="https://static.ukrinform.com/photos/2023_05/thumb_files/630_360_1683566447-477.jpg" text:style-name="Internet_20_link" text:visited-style-name="Visited_20_Internet_20_Link">
630_360_16835...</text:a>
"]</text:p>
      <text:p text:style-name="P4">
标签: ['Інвалідність', 'Ужгород', 'Інклюзивні програми', 'Безбар’єрність']</text:p>
      <text:p text:style-name="P4">
类型: Article</text:p>
      <!--METADATA-->
      <text:p text:style-name="P4">
<draw:frame draw:style-name="fr1" draw:name="Image305" text:anchor-type="as-char" svg:width="6.9236in" svg:height="3.956343in" draw:z-index="0">
<draw:image xlink:href="../Images/yкринформ/2023-05-08T20-20-00-03-00/630_360_1683566447-477.jpg" xlink:type="simple" xlink:show="embed" xlink:actuate="onLoad" draw:mime-type="image/jpeg"/>
</draw:frame>
Ava Ova的负责人在轮椅上度过了整整一天的时间，调查了Uzhgorod基础设施，以获取残疾人。</text:p>
      <text:p text:style-name="P4">
这是在[]中报道的(https://www.facebook.com/permalink.php?story_fbid=pfbid0A1cGZyZxLf6qjQQG4okCL8NoKt4szms4r7LZM3evo2pCC3MayxDRVdVrLhVPuLFml&amp;id=100076386781075)据报道，跨巡回式PARTHIAN OVA VICTOR NIKITA的负责人据报道。</text:p>
      <text:p text:style-name="P4">
“今天，寄希望于(运动员，乌克兰，欧洲和世界击剑的冠军 -  ed。)他决定暂时搬到轮椅上，并亲自感受到他们每天克服的残疾人的障碍。 ”  - 尼基塔写道。</text:p>
      <text:p text:style-name="P4">
尼基塔(Nikita)出版的照片显示，乌兹戈罗德(Uzhgorod)的官员是由官员按城市的习俗(主要是其中心和广场)进行了调查。</text:p>
      <text:p text:style-name="P4">
“最近，乌克兰与世界社区一起庆祝了国际权利下降<text:a xlink:type="simple" xlink:href="https://www.ukrinform.ua/tag-invalidnist" text:style-name="Internet_20_link" text:visited-style-name="Visited_20_Internet_20_Link">
</text:a>
。 这一天关心与保护人民权利有关的问题。 但是，残疾人在任何文明社会中都应该为成为规范而战？ 尼基塔强调。</text:p>
      <text:p text:style-name="P4">
<text:span text:style-name="T4">
另请阅读：</text:span>
 <text:a xlink:type="simple" xlink:href="https://www.ukrinform.ua/rubric-society/3705006-lubinec-zaklikav-do-zmini-paradigmi-u-stavlenni-do-ludej-z-invalidnistu.html" text:style-name="Internet_20_link" text:visited-style-name="Visited_20_Internet_20_Link">
<text:span text:style-name="T4">
禁用</text:span>
</text:a>
正如Transcarpathian OVA报道的那样，Transcarpathia支持了国家战略，该战略是在2030年期间在乌克兰创建无障碍空间的国家战略 - 会议“ Barriern Ukraine”签名Victor Victor Nikita中的相应声明。</text:p>
      <text:p text:style-name="P4">
据他介绍，可访问环境的发展是关注的重点，因为有关于文明的发达社会规则。</text:p>
      <text:p text:style-name="P4">
<text:span text:style-name="T5">
foto：Victor Nikita / Facebook</text:span>
</text:p>
      <text:p text:style-name="P4">
News Source: <text:a xlink:type="simple" xlink:href="https://www.ukrinform.ua/rubric-regions/3706468-golova-zakarpatskoi-ova-proviv-den-na-invalidnomu-vizku-sob-dosliditi-infrastrukturu-uzgoroda.html" text:style-name="Internet_20_link" text:visited-style-name="Visited_20_Internet_20_Link">
https://www.ukrinform.ua/rubric-regions/3706468-golova-zakarpatskoi-ova-proviv-den-na-invalidnomu-vizku-sob-dosliditi-infrastrukturu-uzgoroda.html</text:a>
</text:p>
      <!--NEWS-->
      <text:h text:style-name="P10" text:outline-level="1">
<text:span text:style-name="T4">
乌克兰人将通过近7,000公里的三大大洲（将为退伍军人筹集资金）</text:span>
</text:h>
      <text:p text:style-name="P4">
作者: Ukrinform (Person)</text:p>
      <text:p text:style-name="P4">
出版商: Укринформ (Organization)</text:p>
      <text:p text:style-name="P4">
出版时间: 2023-05-08T20:22:00+03:00</text:p>
      <text:p text:style-name="P4">
修改时间: 2023-05-08T20:22:00+03:00</text:p>
      <text:p text:style-name="P4">
描述: 英国 - 乌克兰企业家帕维尔·塔尼亚克（Pavel Tanasyuk）打算在三大洲乘自行车近7,000公里，以筹集资金来支持乌克兰退伍军人。  - 乌克林。</text:p>
      <text:p text:style-name="P4">
图片: ["<text:a xlink:type="simple" xlink:href="https://static.ukrinform.com/photos/2023_05/thumb_files/630_360_1683559596-758.jpg" text:style-name="Internet_20_link" text:visited-style-name="Visited_20_Internet_20_Link">
630_360_16835...</text:a>
", "<text:a xlink:type="simple" xlink:href="https://static.ukrinform.com/photos/2021_08/1630330165-880.jpg" text:style-name="Internet_20_link" text:visited-style-name="Visited_20_Internet_20_Link">
1630330165-88...</text:a>
"]</text:p>
      <text:p text:style-name="P4">
标签: ['Бізнес', 'США', 'Україна', 'Велосипед', 'Ветерани війни', 'Подорож']</text:p>
      <text:p text:style-name="P4">
类型: Article</text:p>
      <!--METADATA-->
      <text:p text:style-name="P4">
<draw:frame draw:style-name="fr1" draw:name="Image306" text:anchor-type="as-char" svg:width="6.9236in" svg:height="3.956343in" draw:z-index="0">
<draw:image xlink:href="../Images/yкринформ/2023-05-08T20-22-00-03-00/630_360_1683559596-758.jpg" xlink:type="simple" xlink:show="embed" xlink:actuate="onLoad" draw:mime-type="image/jpeg"/>
</draw:frame>
英国乌克兰企业家帕维尔·塔纳西克(Pavel Tanasiuk)打算驾驶近7,000公里的三大大洲，以筹集饮酒乌克兰退伍军人的资金。</text:p>
      <text:p text:style-name="P4">
据报道，乌克兰福姆在塔尼亚克的新闻服务中。</text:p>
      <text:p text:style-name="P4">
<draw:frame draw:style-name="fr1" draw:name="Image307" text:anchor-type="as-char" svg:width="6.9236in" svg:height="4.442643in" draw:z-index="0">
<draw:image xlink:href="../Images/yкринформ/2023-05-08T20-22-00-03-00/1630330165-880.jpg" xlink:type="simple" xlink:show="embed" xlink:actuate="onLoad" draw:mime-type="image/jpeg"/>
</draw:frame>
如报告中所述，Spacebit Spacebit公司的英国 - 乌克兰企业家正准备去独立旅行<text:a xlink:type="simple" xlink:href="https://www.ukrinform.ua/tag-velosiped" text:style-name="Internet_20_link" text:visited-style-name="Visited_20_Internet_20_Link">
</text:a>
。 这条骑行的旅行路线将长6,993公里，这对应于乌克兰边境与俄罗斯侵略者目前正在继续的距离。 该路线将包括美国5,000公里，日本1 500公里和欧洲493公里。 这次旅行的第一阶段将在2023年5月底在美国发展。</text:p>
      <text:p text:style-name="P4">
“这一旅程的每公里都将致力于尊敬稳定，决心乌克兰人民的融化精神。以及在胜利项目框架内筹集的所有资金将用于支持那些服务于自己的国家的人 - 尤其是为国家服务的人 - ，为退伍军人提供假肢和心理支持。”塔纳西克说。</text:p>
      <text:p text:style-name="P4">
<text:span text:style-name="T4">
另请阅读：</text:span>
 <text:a xlink:type="simple" xlink:href="https://www.ukrinform.ua/rubric-society/3692964-na-stancii-akademik-vernadskij-vidbulasa-rotacia-ekspedicij.html" text:style-name="Internet_20_link" text:visited-style-name="Visited_20_Internet_20_Link">
</text:a>
企业家的自行车将装饰有乌克兰旗帜的颜色 - 旗帜将很快在登陆太空任务的框架内离开一个月，该旗帜将参与太空人。</text:p>
      <text:p text:style-name="P4">
据报道，塔纳西克(Tanasiuk)在最近在华盛顿，哥伦比亚特区举行的英雄支持英雄慈善活动中介绍了他的计划，其中包括乌克兰统治者资深人士大臣乌克兰乌克兰基金会的乌克兰代表团。</text:p>
      <text:p text:style-name="P4">
据报道，英国公司SpaceBit已开发了一个月球，该月亮于2023年准备到一个月以探索其表面。</text:p>
      <text:p text:style-name="P4">
<text:span text:style-name="T4">
另请阅读：</text:span>
 <text:a xlink:type="simple" xlink:href="https://www.ukrinform.ua/rubric-society/3689534-do-105ricca-ukrinformu-na-versini-etni-rozgornuli-prapor-agentstva.html" text:style-name="Internet_20_link" text:visited-style-name="Visited_20_Internet_20_Link">
</text:a>
根据 <text:a xlink:type="simple" xlink:href="https://suspilne.media/467090-britanska-kompania-aku-zasnuvav-zitomiranin-gotue-kosmicnu-misiu-na-misac/" text:style-name="Internet_20_link" text:visited-style-name="Visited_20_Internet_20_Link">
 </text:a>
，该任务定于5月进行，但由于日本同事失败，现在进行了慷慨的检查和测试。 在此之前，任务被转移了几次。</text:p>
      <text:p text:style-name="P4">
News Source: <text:a xlink:type="simple" xlink:href="https://www.ukrinform.ua/rubric-society/3706470-ukrainec-proide-majze-7-000-kilometriv-cerez-tri-kontinenti-zbiratime-grosi-dla-veteraniv.html" text:style-name="Internet_20_link" text:visited-style-name="Visited_20_Internet_20_Link">
https://www.ukrinform.ua/rubric-society/3706470-ukrainec-proide-majze-7-000-kilometriv-cerez-tri-kontinenti-zbiratime-grosi-dla-veteraniv.html</text:a>
</text:p>
      <!--NEWS-->
      <text:h text:style-name="P10" text:outline-level="1">
<text:span text:style-name="T4">
乌克兰必须获得特定的北约入境计划 - 爱沙尼亚外交部长</text:span>
</text:h>
      <text:p text:style-name="P4">
作者: Ukrinform (Person)</text:p>
      <text:p text:style-name="P4">
出版商: Укринформ (Organization)</text:p>
      <text:p text:style-name="P4">
出版时间: 2023-05-08T20:31:07+03:00</text:p>
      <text:p text:style-name="P4">
修改时间: 2023-05-08T20:31:07+03:00</text:p>
      <text:p text:style-name="P4">
描述: 爱沙尼亚外交部长马格斯·塔萨克纳（Margus Tsakhkna）认为，北约成员国必须确定特定步骤，以使乌克兰加入联盟。  - 乌克林。</text:p>
      <text:p text:style-name="P4">
图片: ["<text:a xlink:type="simple" xlink:href="https://static.ukrinform.com/photos/2017_04/thumb_files/630_360_1493306555-1762.jpg" text:style-name="Internet_20_link" text:visited-style-name="Visited_20_Internet_20_Link">
630_360_14933...</text:a>
"]</text:p>
      <text:p text:style-name="P4">
标签: ['Естонія', 'НАТО']</text:p>
      <text:p text:style-name="P4">
类型: Article</text:p>
      <!--METADATA-->
      <text:p text:style-name="P4">
<draw:frame draw:style-name="fr1" draw:name="Image308" text:anchor-type="as-char" svg:width="6.9236in" svg:height="3.956343in" draw:z-index="0">
<draw:image xlink:href="../Images/yкринформ/2023-05-08T20-31-07-03-00/630_360_1493306555-1762.jpg" xlink:type="simple" xlink:show="embed" xlink:actuate="onLoad" draw:mime-type="image/jpeg"/>
</draw:frame>
爱沙尼亚法律部长玛格斯·达萨克纳(Margus Tsakhkna)认为，北约成员国必须有具体的步骤来加入乌克兰。</text:p>
      <text:p text:style-name="P4">
他在一次采访中说了这一点<text:a xlink:type="simple" xlink:href="https://www.bloomberg.com/news/articles/2023-05-08/ukraine-should-get-concrete-path-to-join-nato-estonia-says" text:style-name="Internet_20_link" text:visited-style-name="Visited_20_Internet_20_Link">
</text:a>
，报道乌克林福姆。</text:p>
      <text:p text:style-name="P4">
“仅仅重复北约欢迎乌克兰的立场是不够的。当领导人今年将聚集在维尔纽斯时，我们必须向前迈进，以强烈地发出强烈的信号(到北约峰会。)”， - 沙特卡纳说。</text:p>
      <text:p text:style-name="P4">
在周五与北约秘书长斯托尔滕贝格的会议上，他说Metastia在北约峰会上为北约会员提供了明确的“公路卡”，并确认了联盟的敞开门政策。</text:p>
      <text:p text:style-name="P4">
<text:span text:style-name="T4">
另请阅读：</text:span>
 <text:a xlink:type="simple" xlink:href="https://www.ukrinform.ua/rubric-polytics/3706267-formuetsa-koalicia-krain-dla-pidtrimki-evroatlanticnoi-integracii-ukraini-kornienko.html" text:style-name="Internet_20_link" text:visited-style-name="Visited_20_Internet_20_Link">
</text:a>
爱沙尼亚外交部长说：“为乌克兰提供真正的安全保证的最清晰和唯一的机会是北约成员。”</text:p>
      <text:p text:style-name="P4">
北约将于2023年7月11日至123日在维尔纽斯举行。</text:p>
      <text:p text:style-name="P4">
沃迪米尔总统Zelenskyy表示，乌克兰正在为峰会做准备<text:a xlink:type="simple" xlink:href="https://www.ukrinform.ua/tag-nato" text:style-name="Internet_20_link" text:visited-style-name="Visited_20_Internet_20_Link">
</text:a>
在维尔纽斯(Vilnius)，并期望对联盟的政治要求。</text:p>
      <text:p text:style-name="P4">
<text:span text:style-name="T4">
另请阅读：</text:span>
 <text:a xlink:type="simple" xlink:href="https://www.ukrinform.ua/rubric-polytics/3702189-estonia-z-pocatku-vijni-nadala-ukraini-dopomogi-na-bils-ak-100-miljoniv.html" text:style-name="Internet_20_link" text:visited-style-name="Visited_20_Internet_20_Link">
<text:span text:style-name="T4">
爱沙尼亚</text:span>
</text:a>
他还强调，乌克兰应该为北约获得有效的安全保证。</text:p>
      <text:p text:style-name="P4">
外交大臣杜米特罗·库莱巴(Dmytro Kuleba)认为，北约必须批准政治决定，该决定将直接在和解峰会上直接确定乌克兰加入的时间表，或者在2023年底之前确定它。</text:p>
      <text:p text:style-name="P4">
<text:span text:style-name="T5">
foto：err.ee</text:span>
</text:p>
      <text:p text:style-name="P4">
News Source: <text:a xlink:type="simple" xlink:href="https://www.ukrinform.ua/rubric-polytics/3706473-ukraina-mae-otrimati-konkretnij-plan-vstupu-do-nato-glava-mzs-estonii.html" text:style-name="Internet_20_link" text:visited-style-name="Visited_20_Internet_20_Link">
https://www.ukrinform.ua/rubric-polytics/3706473-ukraina-mae-otrimati-konkretnij-plan-vstupu-do-nato-glava-mzs-estonii.html</text:a>
</text:p>
      <!--NEWS-->
      <text:h text:style-name="P10" text:outline-level="1">
<text:span text:style-name="T4">
Marchenko未能闯入奥地利挑战者系列ATP锦标赛的“基础”</text:span>
</text:h>
      <text:p text:style-name="P4">
作者: Ukrinform (Person)</text:p>
      <text:p text:style-name="P4">
出版商: Укринформ (Organization)</text:p>
      <text:p text:style-name="P4">
出版时间: 2023-05-08T20:31:10+03:00</text:p>
      <text:p text:style-name="P4">
修改时间: 2023-05-08T20:31:10+03:00</text:p>
      <text:p text:style-name="P4">
描述: 乌克兰Ilya Marchenko在挑战者系列赛网球运动员（APP）的排位赛中完成了一场表演 - 多瑙河上奥地利公开赛由SKE -SKE -SKE -SKE -SKE -SKE -SKE -SKE -SKE -SKE -OUTH MAUTHAUSEN（奥地利）获得1.18亿欧元。</text:p>
      <text:p text:style-name="P4">
图片: ["<text:a xlink:type="simple" xlink:href="https://static.ukrinform.com/photos/2023_05/thumb_files/630_360_1683565828-769.jpg" text:style-name="Internet_20_link" text:visited-style-name="Visited_20_Internet_20_Link">
630_360_16835...</text:a>
"]</text:p>
      <text:p text:style-name="P4">
标签: ['Теніс', 'Марченко']</text:p>
      <text:p text:style-name="P4">
类型: Article</text:p>
      <!--METADATA-->
      <text:p text:style-name="P4">
<draw:frame draw:style-name="fr1" draw:name="Image309" text:anchor-type="as-char" svg:width="6.9236in" svg:height="3.956343in" draw:z-index="0">
<draw:image xlink:href="../Images/yкринформ/2023-05-08T20-31-10-03-00/630_360_1683565828-769.jpg" xlink:type="simple" xlink:show="embed" xlink:actuate="onLoad" draw:mime-type="image/jpeg"/>
</draw:frame>
乌克兰·马尔森科(Ukrainian Marchenko)在预赛中完成了专业人士的网球选手的资格赛中的表现(ATP)挑战者系列 - 多瑙河Uperaustria开放由SKE驱动 - 在Mauthausen(奥地利)拥有1.18亿欧元的奖金。</text:p>
      <text:p text:style-name="P4">
乌克利福姆报道，在第六个“播种”发行的资格结局中，马尔嫩科以5：7，2：4的牺牲表现出来，因为受伤了比赛，以结束比赛的第七次德国格什人数。</text:p>
      <text:p text:style-name="P4">
网球运动员花费了一个半小时。</text:p>
      <text:p text:style-name="P4">
<text:span text:style-name="T4">
另请阅读：</text:span>
 <text:a xlink:type="simple" xlink:href="https://www.ukrinform.ua/rubric-sports/3706261-krutih-i-marcenko-polipsili-pozicii-u-svitovomu-tenisnomu-rejtingu.html" text:style-name="Internet_20_link" text:visited-style-name="Visited_20_Internet_20_Link">
<text:span text:style-name="T4">
网球</text:span>
</text:a>
Mauthausen锦标赛将持续到5月14日。</text:p>
      <text:p text:style-name="P4">
照片：btu.org.ua。</text:p>
      <text:p text:style-name="P4">
News Source: <text:a xlink:type="simple" xlink:href="https://www.ukrinform.ua/rubric-sports/3706474-marcenku-ne-vdalosa-probitisa-do-osnovi-turniru-atp-serii-challenger-v-avstrii.html" text:style-name="Internet_20_link" text:visited-style-name="Visited_20_Internet_20_Link">
https://www.ukrinform.ua/rubric-sports/3706474-marcenku-ne-vdalosa-probitisa-do-osnovi-turniru-atp-serii-challenger-v-avstrii.html</text:a>
</text:p>
      <!--NEWS-->
      <text:h text:style-name="P10" text:outline-level="1">
<text:span text:style-name="T4">
土耳其开始向欧洲和巴尔干提供汽油</text:span>
</text:h>
      <text:p text:style-name="P4">
作者: Ukrinform (Person)</text:p>
      <text:p text:style-name="P4">
出版商: Укринформ (Organization)</text:p>
      <text:p text:style-name="P4">
出版时间: 2023-05-08T20:34:00+03:00</text:p>
      <text:p text:style-name="P4">
修改时间: 2023-05-08T20:34:00+03:00</text:p>
      <text:p text:style-name="P4">
描述: 土耳其已经向欧洲提供了天然气，包括东欧，东南部和巴尔干地区的国家。  - 乌克林。</text:p>
      <text:p text:style-name="P4">
图片: ["<text:a xlink:type="simple" xlink:href="https://static.ukrinform.com/photos/2023_05/thumb_files/630_360_1683567177-809.jpg" text:style-name="Internet_20_link" text:visited-style-name="Visited_20_Internet_20_Link">
630_360_16835...</text:a>
"]</text:p>
      <text:p text:style-name="P4">
标签: ['Європа', 'Газ', 'Туреччина', 'Балкани']</text:p>
      <text:p text:style-name="P4">
类型: Article</text:p>
      <!--METADATA-->
      <text:p text:style-name="P4">
<draw:frame draw:style-name="fr1" draw:name="Image310" text:anchor-type="as-char" svg:width="6.9236in" svg:height="3.956343in" draw:z-index="0">
<draw:image xlink:href="../Images/yкринформ/2023-05-08T20-34-00-03-00/630_360_1683567177-809.jpg" xlink:type="simple" xlink:show="embed" xlink:actuate="onLoad" draw:mime-type="image/jpeg"/>
</draw:frame>
土耳其向欧洲提供天然气，包括东欧东部塔巴坎的国家。</text:p>
      <text:p text:style-name="P4">
土耳其部长Mevlut Chavushaglu已通知了这一点，乌克利福姆报道了<text:a xlink:type="simple" xlink:href="https://www.trthaber.com/haber/gundem/bakan-cavusoglu-avrupaya-gaz-tedarigine-basladik-765670.html" text:style-name="Internet_20_link" text:visited-style-name="Visited_20_Internet_20_Link">
</text:a>
。</text:p>
      <text:p text:style-name="P4">
“我们现在开始提供<text:a xlink:type="simple" xlink:href="https://www.ukrinform.ua/tag-gaz" text:style-name="Internet_20_link" text:visited-style-name="Visited_20_Internet_20_Link">
</text:a>
到欧洲，尤其是在东部，东南和巴尔干地区。 我们将TANAP管道的力量从阿塞拜疆的160亿美元增加到320亿立方米。 这将需要5  -  6年。 我们有5个PPG终端。 我们已经与美国和阿曼签订了合同。”部长说。</text:p>
      <text:p text:style-name="P4">
据他说，土耳其已经建立了从尼日利亚的15个不同国家的阿尔及利亚的PPG油轮交付。</text:p>
      <text:p text:style-name="P4">
“将其变成码头的天然气，贸易开始并出口。 我们将一些天然气连接到系统。 我们对我们还不够，Alem已经成为天然气贸易的重要国家。” Chavushoglu说。</text:p>
      <text:p text:style-name="P4">
该部长还指出，阿塞拜疆和其他中亚国家的价值可以理解土耳其的天然气供应。</text:p>
      <text:p text:style-name="P4">
“伊朗已经有一条路线。 部长说：“从东到西的中央走廊对于亚洲和欧洲之间的贸易至关重要。”</text:p>
      <text:p text:style-name="P4">
<text:span text:style-name="T4">
另请阅读：</text:span>
 <text:a xlink:type="simple" xlink:href="https://www.ukrinform.ua/rubric-economy/3700692-evropejski-kraini-zbilsat-import-gazu-z-azerbajdzanu.html" text:style-name="Internet_20_link" text:visited-style-name="Visited_20_Internet_20_Link">
<text:span text:style-name="T4">
 als </text:span>
</text:a>
据他介绍，土耳其在汽油运输问题上正在增加重量，并且将来必须利用这些机会。</text:p>
      <text:p text:style-name="P4">
如报道<text:a xlink:type="simple" xlink:href="https://www.ukrinform.ua/rubric-economy/3695093-tureccina-pocala-postacati-prirodnij-gaz-u-bolgariu.html" text:style-name="Internet_20_link" text:visited-style-name="Visited_20_Internet_20_Link">
</text:a>
4月，土耳其开始向保加利亚供应天然气。</text:p>
      <text:p text:style-name="P4">
News Source: <text:a xlink:type="simple" xlink:href="https://www.ukrinform.ua/rubric-economy/3706477-tureccina-pocala-postacati-gaz-do-evropi-ta-na-balkani.html" text:style-name="Internet_20_link" text:visited-style-name="Visited_20_Internet_20_Link">
https://www.ukrinform.ua/rubric-economy/3706477-tureccina-pocala-postacati-gaz-do-evropi-ta-na-balkani.html</text:a>
</text:p>
      <!--NEWS-->
      <text:h text:style-name="P10" text:outline-level="1">
<text:span text:style-name="T4">
在土耳其的高地，雪漂移达到5米</text:span>
</text:h>
      <text:p text:style-name="P4">
作者: Ukrinform (Person)</text:p>
      <text:p text:style-name="P4">
出版商: Укринформ (Organization)</text:p>
      <text:p text:style-name="P4">
出版时间: 2023-05-08T20:38:38+03:00</text:p>
      <text:p text:style-name="P4">
修改时间: 2023-05-08T20:38:38+03:00</text:p>
      <text:p text:style-name="P4">
描述: 在土耳其东部的某些省份中，仍然有雪，盖子的厚度是通过米 - 乌克林形式测量的。</text:p>
      <text:p text:style-name="P4">
图片: ["<text:a xlink:type="simple" xlink:href="https://static.ukrinform.com/photos/2023_05/thumb_files/630_360_1683567376-729.jpg" text:style-name="Internet_20_link" text:visited-style-name="Visited_20_Internet_20_Link">
630_360_16835...</text:a>
", "<text:a xlink:type="simple" xlink:href="https://static.ukrinform.com/photos/2023_05/1683567356-688.jpg" text:style-name="Internet_20_link" text:visited-style-name="Visited_20_Internet_20_Link">
1683567356-68...</text:a>
", "<text:a xlink:type="simple" xlink:href="https://static.ukrinform.com/photos/2023_05/1683567356-490.jpg" text:style-name="Internet_20_link" text:visited-style-name="Visited_20_Internet_20_Link">
1683567356-49...</text:a>
"]</text:p>
      <text:p text:style-name="P4">
标签: ['Сніг', 'Туреччина', 'Гори']</text:p>
      <text:p text:style-name="P4">
类型: Article</text:p>
      <!--METADATA-->
      <text:p text:style-name="P4">
<draw:frame draw:style-name="fr1" draw:name="Image311" text:anchor-type="as-char" svg:width="6.9236in" svg:height="3.956343in" draw:z-index="0">
<draw:image xlink:href="../Images/yкринформ/2023-05-08T20-38-38-03-00/630_360_1683567376-729.jpg" xlink:type="simple" xlink:show="embed" xlink:actuate="onLoad" draw:mime-type="image/jpeg"/>
</draw:frame>
在土耳其东部的某些省份，仍然有雪，封面的厚度由米测量</text:p>
      <text:p text:style-name="P4">
关于它报告<text:a xlink:type="simple" xlink:href="https://www.trthaber.com/haber/turkiye/sirnakta-mayis-ayinda-5-metre-kar-765612.html" text:style-name="Internet_20_link" text:visited-style-name="Visited_20_Internet_20_Link">
</text:a>
，乌克林通讯员报告。</text:p>
      <text:p text:style-name="P4">
特别是，在雪纳克省的Baitushabap地区，雪地驾驶员的高度为5米。 在高原的埃希病村，从[]中清除了埃希病(https://www.ukrinform.ua/tag-snig)更新运动的道路。</text:p>
      <text:p text:style-name="P4">
<draw:frame draw:style-name="fr1" draw:name="Image312" text:anchor-type="as-char" svg:width="6.9236in" svg:height="3.898548in" draw:z-index="0">
<draw:image xlink:href="../Images/yкринформ/2023-05-08T20-38-38-03-00/1683567356-688.jpg" xlink:type="simple" xlink:show="embed" xlink:actuate="onLoad" draw:mime-type="image/jpeg"/>
</draw:frame>
在加利福尼亚山(Mount Kato)的海拔3000米的地区，推土机清理了道路。地方当局毫不费力地在胡说八道的地区解锁道路。</text:p>
      <text:p text:style-name="P4">
<text:span text:style-name="T4">
另请阅读：</text:span>
 <text:a xlink:type="simple" xlink:href="https://www.ukrinform.ua/rubric-regions/3706325-v-ukraini-zavtra-do-17-ale-podekudi-nicni-zamorozki.html" text:style-name="Internet_20_link" text:visited-style-name="Visited_20_Internet_20_Link">
<text:span text:style-name="T4">
霜</text:span>
</text:a>
作品一天没有停止。</text:p>
      <text:p text:style-name="P4">
<draw:frame draw:style-name="fr1" draw:name="Image313" text:anchor-type="as-char" svg:width="6.9236in" svg:height="3.898548in" draw:z-index="0">
<draw:image xlink:href="../Images/yкринформ/2023-05-08T20-38-38-03-00/1683567356-490.jpg" xlink:type="simple" xlink:show="embed" xlink:actuate="onLoad" draw:mime-type="image/jpeg"/>
</draw:frame>
正如乌克林福姆报道的，12月在土耳其安塔利亚<text:a xlink:type="simple" xlink:href="https://www.ukrinform.ua/rubric-world/3648456-u-tureckij-antalii-zafiksuvali-novij-temperaturnij-rekord.html" text:style-name="Internet_20_link" text:visited-style-name="Visited_20_Internet_20_Link">
</text:a>
s</text:p>
      <text:p text:style-name="P4">
<text:span text:style-name="T5">
foto：trthaber.com</text:span>
</text:p>
      <text:p text:style-name="P4">
News Source: <text:a xlink:type="simple" xlink:href="https://www.ukrinform.ua/rubric-world/3706478-u-visokogirnih-rajonah-tureccini-snigovi-zameti-sagaut-5-metriv.html" text:style-name="Internet_20_link" text:visited-style-name="Visited_20_Internet_20_Link">
https://www.ukrinform.ua/rubric-world/3706478-u-visokogirnih-rajonah-tureccini-snigovi-zameti-sagaut-5-metriv.html</text:a>
</text:p>
      <!--NEWS-->
      <text:h text:style-name="P10" text:outline-level="1">
<text:span text:style-name="T4">
俄罗斯只有在失败的情况下才有机会改变-Podolyak</text:span>
</text:h>
      <text:p text:style-name="P4">
作者: Ukrinform (Person)</text:p>
      <text:p text:style-name="P4">
出版商: Укринформ (Organization)</text:p>
      <text:p text:style-name="P4">
出版时间: 2023-05-08T20:42:00+03:00</text:p>
      <text:p text:style-name="P4">
修改时间: 2023-05-08T20:42:00+03:00</text:p>
      <text:p text:style-name="P4">
描述: 俄罗斯只有在与乌克兰进行战争进行战争的情况下，俄罗斯将有机会进行转型，但那里仍然没有民主。  - 乌克林。</text:p>
      <text:p text:style-name="P4">
图片: ["<text:a xlink:type="simple" xlink:href="https://static.ukrinform.com/photos/2022_03/thumb_files/630_360_1647521740-917.jpeg" text:style-name="Internet_20_link" text:visited-style-name="Visited_20_Internet_20_Link">
630_360_16475...</text:a>
"]</text:p>
      <text:p text:style-name="P4">
标签: ['росія', 'Офіс Президента', 'Подоляк', 'Війна з росією', 'Єдині новини']</text:p>
      <text:p text:style-name="P4">
类型: Article</text:p>
      <!--METADATA-->
      <text:p text:style-name="P4">
<draw:frame draw:style-name="fr1" draw:name="Image314" text:anchor-type="as-char" svg:width="6.9236in" svg:height="3.956343in" draw:z-index="0">
<draw:image xlink:href="../Images/yкринформ/2023-05-08T20-42-00-03-00/630_360_1647521740-917.jpeg" xlink:type="simple" xlink:show="embed" xlink:actuate="onLoad" draw:mime-type="image/jpeg"/>
</draw:frame>
俄罗斯只有在战争统治的战争中失败的情况下才能有机会进行转型，但那里仍然没有民主。</text:p>
      <text:p text:style-name="P4">
乌克林福姆报道，总统办公室负责人Mikhail Podolyak的顾问在Eviritelvagraphon“ Unified News”中表达了这一观点。</text:p>
      <text:p text:style-name="P4">
“俄罗斯想输。 任何专制政权都可以达到某种文化，此后他们无法在那里改变某些东西，他们不能不喜欢，然后降低一切。 如今，俄罗斯迅速退化，比晚期苏联的速度要快得多。 他们为什么要玩？ 因为这是他们有机会进行转型的唯一点，”他说<text:a xlink:type="simple" xlink:href="https://www.ukrinform.ua/tag-podolak" text:style-name="Internet_20_link" text:visited-style-name="Visited_20_Internet_20_Link">
</text:a>
。</text:p>
      <text:p text:style-name="P4">
据他说，随着时间的流逝，俄罗斯人将有机会犯下许多骚乱，并重新建立领土和资源。</text:p>
      <text:p text:style-name="P4">
“但是俄罗斯永远不会有民主。 我不希望某人有幻想，一段时间会有薄弱的情况，在此期间，我们必须建立某些边界，以建立欧洲的另一个安全概述。 同时，在俄罗斯联邦中，内部转型的过程开始了，这意味着失去普京进行的轻率的计划。” OP负责人说。</text:p>
      <text:p text:style-name="P4">
<text:span text:style-name="T4">
另请阅读：</text:span>
 <text:a xlink:type="simple" xlink:href="https://www.ukrinform.ua/rubric-ato/3705764-podolak-nazvav-vibuh-masini-prilepina-sprobou-vnutrisnoi-eskalacii-u-rf.html" text:style-name="Internet_20_link" text:visited-style-name="Visited_20_Internet_20_Link">
<text:span text:style-name="T4">
 podolyak </text:span>
</text:a>
Podolyak坚信，任何警告国逐渐变得更加温柔和孤立。 迟早会进行非军事化。 我们积极进取的“邻居”将会发生同样的事情，因为所有的贫困和贫穷将不得不专注于解决许多内部问题，不会攻击其他国家。</text:p>
      <text:p text:style-name="P4">
正如乌克林福姆报道的<text:a xlink:type="simple" xlink:href="https://www.ukrinform.ua/rubric-polytics/3703692-rada-zvernulas-do-svitu-iz-zaklikom-zasuditi-rasizm-ta-viznati-rf-derzavouteroristom.html" text:style-name="Internet_20_link" text:visited-style-name="Visited_20_Internet_20_Link">
</text:a>
作为俄罗斯联邦国家政策的基本意识形态。 议会呼吁世界各国努力克服对俄罗斯联邦和平与安全政治制度的威胁，即轻率的意识形态和实践。</text:p>
      <text:p text:style-name="P4">
News Source: <text:a xlink:type="simple" xlink:href="https://www.ukrinform.ua/rubric-polytics/3706486-rosia-otrimae-sans-na-zmini-tilki-v-razi-porazki-podolak.html" text:style-name="Internet_20_link" text:visited-style-name="Visited_20_Internet_20_Link">
https://www.ukrinform.ua/rubric-polytics/3706486-rosia-otrimae-sans-na-zmini-tilki-v-razi-porazki-podolak.html</text:a>
</text:p>
      <!--NEWS-->
      <text:h text:style-name="P10" text:outline-level="1">
<text:span text:style-name="T4">
外交部讲述了维基百科关于乌克兰文化外交的月球的结果</text:span>
</text:h>
      <text:p text:style-name="P4">
作者: Ukrinform (Person)</text:p>
      <text:p text:style-name="P4">
出版商: Укринформ (Organization)</text:p>
      <text:p text:style-name="P4">
出版时间: 2023-05-08T20:47:24+03:00</text:p>
      <text:p text:style-name="P4">
修改时间: 2023-05-08T20:47:24+03:00</text:p>
      <text:p text:style-name="P4">
描述: 3月，维基百科（Wikipedia）占据了乌克兰文化外交的第三个月，旨在创建和改善有关乌克兰和乌克兰文化的文章，尽可能多地文化。  - 乌克林。</text:p>
      <text:p text:style-name="P4">
图片: ["<text:a xlink:type="simple" xlink:href="https://static.ukrinform.com/photos/2022_02/thumb_files/630_360_1644494156-529.jpeg" text:style-name="Internet_20_link" text:visited-style-name="Visited_20_Internet_20_Link">
630_360_16444...</text:a>
", "<text:a xlink:type="simple" xlink:href="https://static.ukrinform.com/photos/2023_05/1683567919-649.png" text:style-name="Internet_20_link" text:visited-style-name="Visited_20_Internet_20_Link">
1683567919-64...</text:a>
"]</text:p>
      <text:p text:style-name="P4">
标签: ['Культура', 'МЗС', 'Вікіпедія', 'Акція']</text:p>
      <text:p text:style-name="P4">
类型: Article</text:p>
      <!--METADATA-->
      <text:p text:style-name="P4">
<draw:frame draw:style-name="fr1" draw:name="Image315" text:anchor-type="as-char" svg:width="6.9236in" svg:height="3.956343in" draw:z-index="0">
<draw:image xlink:href="../Images/yкринформ/2023-05-08T20-47-24-03-00/630_360_1644494156-529.jpeg" xlink:type="simple" xlink:show="embed" xlink:actuate="onLoad" draw:mime-type="image/jpeg"/>
</draw:frame>
3月，维基百科第三次举行了“乌克兰文化外交的月份”，旨在创建和改善有关乌克兰和乌克兰文化的文章，尽可能多地。</text:p>
      <text:p text:style-name="P4">
这在消息中说明了这一点<text:a xlink:type="simple" xlink:href="https://mfa.gov.ua/news/rezultati-misyacya-kulturnoyi-diplomatiyi-ukrayini-u-vikipediyi" text:style-name="Internet_20_link" text:visited-style-name="Visited_20_Internet_20_Link">
</text:a>
，报道乌克林福姆。</text:p>
      <text:p text:style-name="P4">
据他介绍，外交部德米特里·库莱巴(Dmitry Kuleba一百五名作者对我们今年的电话做出了回应。几乎一千千篇文章有关乌克兰的64个语言部分。</text:p>
      <text:p text:style-name="P4">
<draw:frame draw:style-name="fr1" draw:name="Image316" text:anchor-type="as-char" svg:width="6.9236in" svg:height="3.63489in" draw:z-index="0">
<draw:image xlink:href="../Images/yкринформ/2023-05-08T20-47-24-03-00/1683567919-649.png" xlink:type="simple" xlink:show="embed" xlink:actuate="onLoad" draw:mime-type="image/png"/>
</draw:frame>
外交部指出，在竞选活动的一个月内，来自世界各地的154名参与者加入了它。 他们撰写了1,401篇新文章，并在64个不同的Wikipedia语言部分中提高了85篇。 特别是，纳塔尔卡·波尔塔瓦卡(Natalka Poltavka)在法语中创建了文章，匈牙利的电影《地球》和《被遗忘的祖先的阴影》，伊万·马尔库克(Ivan Marchuk)，日语，小说“城市”，阿拉伯语，奎因吉艺术博物馆。</text:p>
      <text:p text:style-name="P4">
“我想以某种方式帮助乌克兰。 我认为，一种方法是提高人们对乌克兰文化财富的认识。 这次，他被翻译成乌克兰的景点的翻译，例如博物馆，剧院和歌剧院。 我希望在这一信息之后，更多的人将在战后访问乌克兰，这将促进旅游发展。</text:p>
      <text:p text:style-name="P4">
<text:span text:style-name="T4">
另请阅读：</text:span>
 <text:a xlink:type="simple" xlink:href="https://www.ukrinform.ua/rubric-society/3689435-perse-zakordonne-predstavnictvo-ukrainskogo-institutu-vidkrili-u-nimeccini.html" text:style-name="Internet_20_link" text:visited-style-name="Visited_20_Internet_20_Link">
</text:a>
一些主题在参与者中特别受欢迎，并在最多的语言部分中丧命：关于基辅麦当娜，瓦西尔基夫·马吉拉(Vasylkiv Majolica)的公鸡，作家和历史学家埃琳娜·阿帕诺维奇·泰恩(Elena Apanovich Tainshi)强调了外交部。 文章还以较不常见的语言出现：Propetrikov用Tip的语言绘画，关于乌克兰花圈的巴斯克语，小说《玛丽亚》，古吉拉特语的语言，“ aeneid”，palyanitsa in Indonesisian。乌克兰文化外交月球最活跃的参与者将获得组织者的参与证书和奖品。</text:p>
      <text:p text:style-name="P4">
“乌克兰文化外交月”  - 一项倡议，致力于著名的乌克兰电影，音乐，文学，建筑，设计，为世界做出贡献<text:a xlink:type="simple" xlink:href="https://www.ukrinform.ua/tag-kultura" text:style-name="Internet_20_link" text:visited-style-name="Visited_20_Internet_20_Link">
</text:a>
。 以及文化现象 - 从模因到难以置信的象征。 该项目由非政府组织“乌克兰维基梅迪亚”，乌克兰研究所和乌克兰内政部共同组织。</text:p>
      <text:p text:style-name="P4">
News Source: <text:a xlink:type="simple" xlink:href="https://www.ukrinform.ua/rubric-culture/3706479-u-mzs-rozpovili-pro-rezultati-misaca-kulturnoi-diplomatii-ukraini-u-vikipedii.html" text:style-name="Internet_20_link" text:visited-style-name="Visited_20_Internet_20_Link">
https://www.ukrinform.ua/rubric-culture/3706479-u-mzs-rozpovili-pro-rezultati-misaca-kulturnoi-diplomatii-ukraini-u-vikipedii.html</text:a>
</text:p>
      <!--NEWS-->
      <text:h text:style-name="P10" text:outline-level="1">
<text:span text:style-name="T4">
薪水，养老金和社会援助：去年国际捐助者向乌克兰捐款145亿美元</text:span>
</text:h>
      <text:p text:style-name="P4">
作者: Ukrinform (Person)</text:p>
      <text:p text:style-name="P4">
出版商: Укринформ (Organization)</text:p>
      <text:p text:style-name="P4">
出版时间: 2023-05-08T20:49:00+03:00</text:p>
      <text:p text:style-name="P4">
修改时间: 2023-05-08T20:49:00+03:00</text:p>
      <text:p text:style-name="P4">
描述: 国际捐助者向乌克兰提供了145亿美元的捐款，这是对2022年优先支出的和平项目的一部分。  - 乌克林。</text:p>
      <text:p text:style-name="P4">
图片: ["<text:a xlink:type="simple" xlink:href="https://static.ukrinform.com/photos/2021_11/thumb_files/630_360_1638095829-464.jpg" text:style-name="Internet_20_link" text:visited-style-name="Visited_20_Internet_20_Link">
630_360_16380...</text:a>
", "<text:a xlink:type="simple" xlink:href="https://static.ukrinform.com/photos/2023_05/1683549898-663.jpg" text:style-name="Internet_20_link" text:visited-style-name="Visited_20_Internet_20_Link">
1683549898-66...</text:a>
", "<text:a xlink:type="simple" xlink:href="https://static.ukrinform.com/photos/2023_05/1683549923-362.jpg" text:style-name="Internet_20_link" text:visited-style-name="Visited_20_Internet_20_Link">
1683549923-36...</text:a>
"]</text:p>
      <text:p text:style-name="P4">
标签: ['Мінфін', 'Пенсія', 'Зарплата', 'Гроші', 'допомога']</text:p>
      <text:p text:style-name="P4">
类型: Article</text:p>
      <!--METADATA-->
      <text:p text:style-name="P4">
<draw:frame draw:style-name="fr1" draw:name="Image317" text:anchor-type="as-char" svg:width="6.9236in" svg:height="3.956343in" draw:z-index="0">
<draw:image xlink:href="../Images/yкринформ/2023-05-08T20-49-00-03-00/630_360_1638095829-464.jpg" xlink:type="simple" xlink:show="embed" xlink:actuate="onLoad" draw:mime-type="image/jpeg"/>
</draw:frame>
国际专家向乌克兰提供了145亿美元，作为和平项目的一部分，以偿还2022年优先支出。</text:p>
      <text:p text:style-name="P4">
关于它报告乌克林福姆，参考新闻服务<text:a xlink:type="simple" xlink:href="https://mof.gov.ua/uk/news/foreign_partners_provided_ukraine_with_uah_495_billion_in_2022_to_cover_priority_expenditures_through_the_world_banks_peace_project-3993" text:style-name="Internet_20_link" text:visited-style-name="Visited_20_Internet_20_Link">
</text:a>
.</text:p>
      <text:p text:style-name="P4">
Міжнародні донори надали Україні 14,5 млрд дол. США в межах проєкту PEACE навідшкодування пріоритетних видатків 2022 року:</text:p>
      <text:p text:style-name="P4">
_США – $11,7 млрд (赠款); _</text:p>
      <text:p text:style-name="P4">
_世界银行 -  12.2亿美元(学分); _</text:p>
      <text:p text:style-name="P4">
_BELIKA英国 -  10亿美元(信用担保); _</text:p>
      <text:p text:style-name="P4">
_italia- $ 20050万美元 美国(贷款); _</text:p>
      <text:p text:style-name="P4">
_nimechina- $ 5150万美元(赠款); _</text:p>
      <text:p text:style-name="P4">
_banist- $ 5010万美元(授予); _</text:p>
      <text:p text:style-name="P4">
_Finland- $ 2130万美元(授予); _</text:p>
      <text:p text:style-name="P4">
_rland- $ 2110万美元(授予); _</text:p>
      <text:p text:style-name="P4">
_switz-1,030万美元(授予); _</text:p>
      <text:p text:style-name="P4">
_belgia- $ 310万美元(授予); _</text:p>
      <text:p text:style-name="P4">
_lite- $ 320万美元(授予); _</text:p>
      <text:p text:style-name="P4">
_syland- $ 160万美元(授予); _</text:p>
      <text:p text:style-name="P4">
<text:span text:style-name="T5">
Daniya $ 30.9- MLN(信用担保).</text:span>
</text:p>
      <text:p text:style-name="P4">
<draw:frame draw:style-name="fr1" draw:name="Image318" text:anchor-type="as-char" svg:width="6.9236in" svg:height="3.784418in" draw:z-index="0">
<draw:image xlink:href="../Images/yкринформ/2023-05-08T20-49-00-03-00/1683549898-663.jpg" xlink:type="simple" xlink:show="embed" xlink:actuate="onLoad" draw:mime-type="image/jpeg"/>
</draw:frame>
在2022年，乌克兰总共获得了4.953亿的UAH外部融资项目，尤其是用于融资：</text:p>
      <text:p text:style-name="P4">
<text:a xlink:type="simple" xlink:href="https://www.ukrinform.ua/tag-pensia" text:style-name="Internet_20_link" text:visited-style-name="Visited_20_Internet_20_Link">
</text:a>
超过900万退休人员(199.5亿UAH); <text:span text:style-name="T5">
为160万国内流离失所者提供帮助(405亿UAH); * 160万家庭的住房补贴(159亿UAH); </text:span>
为7.5万家庭提供生日援助(89亿UAH); * 51.5万卫生工作者的薪水(452亿UAH)，5万名学校老师(690亿UAH)，高等教育机构的1.4万教师(UAH 185亿).   * <draw:frame draw:style-name="fr1" draw:name="Image319" text:anchor-type="as-char" svg:width="6.9236in" svg:height="3.577434in" draw:z-index="0">
<draw:image xlink:href="../Images/yкринформ/2023-05-08T20-49-00-03-00/1683549923-362.jpg" xlink:type="simple" xlink:show="embed" xlink:actuate="onLoad" draw:mime-type="image/jpeg"/>
</draw:frame>
“乌克兰项目和平合作伙伴的财政支持对于确保战争期间的人道主义和社会支出至关重要。 同时，对于财政部来说，无可争议的优先级是捐助者资金的责任，因为合作伙伴的信任是我们的主要行为。 与世界银行团队的建设性合作和苏联能够优化和加强监测系统，在使用捐助资金方面对政府政府的验证。”</text:p>
      <text:p text:style-name="P4">
<text:span text:style-name="T4">
另请阅读：</text:span>
 <text:a xlink:type="simple" xlink:href="https://www.ukrinform.ua/rubric-economy/3706321-ukraina-otrimala-majze-190-miljoniv-vid-svitovogo-banku.html" text:style-name="Internet_20_link" text:visited-style-name="Visited_20_Internet_20_Link">
<text:span text:style-name="T4">
世界</text:span>
 <text:span text:style-name="T4">
银行</text:span>
</text:a>
</text:p>
      <text:p text:style-name="P4">
News Source: <text:a xlink:type="simple" xlink:href="https://www.ukrinform.ua/rubric-economy/3706355-zarplati-pensii-j-socdopomoga-miznarodni-donori-torik-nadali-ukraini-145-milarda.html" text:style-name="Internet_20_link" text:visited-style-name="Visited_20_Internet_20_Link">
https://www.ukrinform.ua/rubric-economy/3706355-zarplati-pensii-j-socdopomoga-miznarodni-donori-torik-nadali-ukraini-145-milarda.html</text:a>
</text:p>
      <!--NEWS-->
      <text:h text:style-name="P10" text:outline-level="1">
<text:span text:style-name="T4">
敌人在帕夫洛格勒地区击中了“ isander”</text:span>
</text:h>
      <text:p text:style-name="P4">
作者: Ukrinform (Person)</text:p>
      <text:p text:style-name="P4">
出版商: Укринформ (Organization)</text:p>
      <text:p text:style-name="P4">
出版时间: 2023-05-08T20:58:20+03:00</text:p>
      <text:p text:style-name="P4">
修改时间: 2023-05-08T20:58:20+03:00</text:p>
      <text:p text:style-name="P4">
描述: 下午，俄罗斯人在Dnipropetrovsk地区Pavlograd区的社区中击中了“ Isander”。  - 乌克林。</text:p>
      <text:p text:style-name="P4">
图片: ["<text:a xlink:type="simple" xlink:href="https://static.ukrinform.com/photos/2022_07/thumb_files/630_360_1659290657-209.jpg" text:style-name="Internet_20_link" text:visited-style-name="Visited_20_Internet_20_Link">
630_360_16592...</text:a>
"]</text:p>
      <text:p text:style-name="P4">
标签: ['Дніпропетровщина', 'Павлоград', 'Іскандери', 'Війна з росією', 'Ракетний удар']</text:p>
      <text:p text:style-name="P4">
类型: Article</text:p>
      <!--METADATA-->
      <text:p text:style-name="P4">
<draw:frame draw:style-name="fr1" draw:name="Image320" text:anchor-type="as-char" svg:width="6.9236in" svg:height="3.956343in" draw:z-index="0">
<draw:image xlink:href="../Images/yкринформ/2023-05-08T20-58-20-03-00/630_360_1659290657-209.jpg" xlink:type="simple" xlink:show="embed" xlink:actuate="onLoad" draw:mime-type="image/jpeg"/>
</draw:frame>
有时，他们在Pavlograd地区 -  Propetrovsk地区的社区中击中了“ Isander”。</text:p>
      <text:p text:style-name="P4">
关于<text:a xlink:type="simple" xlink:href="https://t.me/mykola_lukashuk/4470" text:style-name="Internet_20_link" text:visited-style-name="Visited_20_Internet_20_Link">
</text:a>
乌克林福姆报道，通知首席Properpetrovsk区域委员会Mykola Lukashuk。</text:p>
      <text:p text:style-name="P4">
“俄罗斯人的另一个罪行 -  <text:a xlink:type="simple" xlink:href="https://www.ukrinform.ua/tag-raketnij-udar" text:style-name="Internet_20_link" text:visited-style-name="Visited_20_Internet_20_Link">
</text:a>
早晨的帕夫拉格拉德区，这一天被侵略者造成了。 临时数据，敌人释放了Iskander Mezhiritsk社区，这是在帖子中。</text:p>
      <text:p text:style-name="P4">
目前，相关服务正在奏效，后果仍在进行中。 有一个受害者。</text:p>
      <text:p text:style-name="P4">
<text:span text:style-name="T4">
另请阅读：</text:span>
 <text:a xlink:type="simple" xlink:href="https://www.ukrinform.ua/rubric-ato/3706356-na-hersonsini-zagarbniki-poranili-devatoh-civilnih-u-ih-cisli-ditina.html" text:style-name="Internet_20_link" text:visited-style-name="Visited_20_Internet_20_Link">
</text:a>
白天没有记录在Dnipropetrovsk社区中更多的敌对攻击。</text:p>
      <text:p text:style-name="P4">
据乌克林福姆报道，俄罗斯联邦的部队在5月8日星期一袭击了赫尔森地区的赫尔森和贝斯拉夫地区，在包括未成年子女在内的平民人民中受伤。</text:p>
      <text:p text:style-name="P4">
News Source: <text:a xlink:type="simple" xlink:href="https://www.ukrinform.ua/rubric-ato/3706485-vorog-udariv-iskanderom-po-pavlogradskomu-rajonu.html" text:style-name="Internet_20_link" text:visited-style-name="Visited_20_Internet_20_Link">
https://www.ukrinform.ua/rubric-ato/3706485-vorog-udariv-iskanderom-po-pavlogradskomu-rajonu.html</text:a>
</text:p>
      <!--NEWS-->
      <text:h text:style-name="P10" text:outline-level="1">
<text:span text:style-name="T4">
乌克兰对俄罗斯的胜利将是中国限制的信号 - 弗里兰德</text:span>
</text:h>
      <text:p text:style-name="P4">
作者: Ukrinform (Person)</text:p>
      <text:p text:style-name="P4">
出版商: Укринформ (Organization)</text:p>
      <text:p text:style-name="P4">
出版时间: 2023-05-08T21:14:00+03:00</text:p>
      <text:p text:style-name="P4">
修改时间: 2023-05-08T21:14:00+03:00</text:p>
      <text:p text:style-name="P4">
描述: 乌克兰在针对俄罗斯的战争中的令人信服的胜利将使中国摆脱潜在的侵略。  - 乌克林。</text:p>
      <text:p text:style-name="P4">
图片: ["<text:a xlink:type="simple" xlink:href="https://static.ukrinform.com/photos/2019_05/thumb_files/630_360_1557297247-835.jpg" text:style-name="Internet_20_link" text:visited-style-name="Visited_20_Internet_20_Link">
630_360_15572...</text:a>
"]</text:p>
      <text:p text:style-name="P4">
标签: ['Фріланд', 'Канада', 'Китай', 'Війна з росією']</text:p>
      <text:p text:style-name="P4">
类型: Article</text:p>
      <!--METADATA-->
      <text:p text:style-name="P4">
<draw:frame draw:style-name="fr1" draw:name="Image321" text:anchor-type="as-char" svg:width="6.9236in" svg:height="3.956343in" draw:z-index="0">
<draw:image xlink:href="../Images/yкринформ/2023-05-08T21-14-00-03-00/630_360_1557297247-835.jpg" xlink:type="simple" xlink:show="embed" xlink:actuate="onLoad" draw:mime-type="image/jpeg"/>
</draw:frame>
乌克兰在针对俄罗斯的战争中令人信服的胜利将有助于限制中国的潜在侵略。</text:p>
      <text:p text:style-name="P4">
根据乌克林代表通讯员的说法，加拿大裔弗里兰德(Canadychrist Freeland)的牧师说了这一点。</text:p>
      <text:p text:style-name="P4">
“我们可以在中国发送的最强约束信号是乌克兰的自信表现(在针对俄罗斯的战争中。)”， - 政府说。</text:p>
      <text:p text:style-name="P4">
在她看来，俄罗斯的失败将向世界上所有独裁者展示“捍卫自己并最终能够获胜的民主”。</text:p>
      <text:p text:style-name="P4">
<text:span text:style-name="T4">
另请阅读：</text:span>
 <text:a xlink:type="simple" xlink:href="https://www.ukrinform.ua/rubric-economy/3654982-peremoga-ukraini-u-vijni-dast-znacnij-postovh-svitovij-ekonomici-friland.html" text:style-name="Internet_20_link" text:visited-style-name="Visited_20_Internet_20_Link">
<text:span text:style-name="T4">
 freeland </text:span>
</text:a>
正如乌克林福姆报道的<text:a xlink:type="simple" xlink:href="https://www.ukrinform.ua/tag-kitaj" text:style-name="Internet_20_link" text:visited-style-name="Visited_20_Internet_20_Link">
</text:a>
台湾出售的美国武器，并敦促美国停止与该岛的军事接触。</text:p>
      <text:p text:style-name="P4">
News Source: <text:a xlink:type="simple" xlink:href="https://www.ukrinform.ua/rubric-polytics/3706489-peremoga-ukraini-nad-rosieu-stane-signalom-strimuvanna-dla-kitau-friland.html" text:style-name="Internet_20_link" text:visited-style-name="Visited_20_Internet_20_Link">
https://www.ukrinform.ua/rubric-polytics/3706489-peremoga-ukraini-nad-rosieu-stane-signalom-strimuvanna-dla-kitau-friland.html</text:a>
</text:p>
      <!--NEWS-->
      <text:h text:style-name="P10" text:outline-level="1">
<text:span text:style-name="T4">
Twitter将删除已经不活动的帐户</text:span>
</text:h>
      <text:p text:style-name="P4">
作者: Ukrinform (Person)</text:p>
      <text:p text:style-name="P4">
出版商: Укринформ (Organization)</text:p>
      <text:p text:style-name="P4">
出版时间: 2023-05-08T21:27:00+03:00</text:p>
      <text:p text:style-name="P4">
修改时间: 2023-05-08T21:27:00+03:00</text:p>
      <text:p text:style-name="P4">
描述: Twitter社交网络将删除几年来未活跃的用户帐户。  - 乌克林。</text:p>
      <text:p text:style-name="P4">
图片: ["<text:a xlink:type="simple" xlink:href="https://static.ukrinform.com/photos/2023_05/thumb_files/630_360_1683570402-821.jpg" text:style-name="Internet_20_link" text:visited-style-name="Visited_20_Internet_20_Link">
630_360_16835...</text:a>
"]</text:p>
      <text:p text:style-name="P4">
标签: ['Інтернет', 'Twitter', 'Соцмережі']</text:p>
      <text:p text:style-name="P4">
类型: Article</text:p>
      <!--METADATA-->
      <text:p text:style-name="P4">
<draw:frame draw:style-name="fr1" draw:name="Image322" text:anchor-type="as-char" svg:width="6.9236in" svg:height="3.956343in" draw:z-index="0">
<draw:image xlink:href="../Images/yкринформ/2023-05-08T21-27-00-03-00/630_360_1683570402-821.jpg" xlink:type="simple" xlink:show="embed" xlink:actuate="onLoad" draw:mime-type="image/jpeg"/>
</draw:frame>
社交Networkinger将删除几年来一直没有活跃的用户帐户。</text:p>
      <text:p text:style-name="P4">
正如乌克林福姆报道的那样，<text:a xlink:type="simple" xlink:href="http://twitter.com/elonmusk/status/1655608985058267139" text:style-name="Internet_20_link" text:visited-style-name="Visited_20_Internet_20_Link">
</text:a>
Platformillon Musk的所有者。</text:p>
      <ul>
        <li>
写道：“我们有几年没有活跃的清洁帐户，因此您可能会看到您的签名数量下降。”(https://www.ukrinform.ua/tag-maski)。</li>
      </ul>
      <text:p text:style-name="Quotations">

<text:p text:style-name="P4">
我们正在清除几年来根本没有活动的帐户，&gt;
您可能会看到追随者的数量降低&gt;
&gt;
  -  Elon Musk(@elonmusk) <text:a xlink:type="simple" xlink:href="https://twitter.com/elonmusk/status/1655608985058267139" text:style-name="Internet_20_link" text:visited-style-name="Visited_20_Internet_20_Link">
&gt;
 </text:a>
同时，他没有报告与删除记录相一致的更详细的标准。</text:p>

</text:p>
      <text:p text:style-name="P4">
<text:span text:style-name="T4">
另请阅读：</text:span>
 <text:a xlink:type="simple" xlink:href="https://www.ukrinform.ua/rubric-technology/3700226-ostanni-zmini-u-twitter-dopomagaut-avtoritarnim-rezimam-siriti-propagandu.html" text:style-name="Internet_20_link" text:visited-style-name="Visited_20_Internet_20_Link">
</text:a>
如指定<text:a xlink:type="simple" xlink:href="http://www.reuters.com/technology/twitter-remove-inactive-accounts-2023-05-08/" text:style-name="Internet_20_link" text:visited-style-name="Visited_20_Internet_20_Link">
</text:a>
，根据Twitter的政策，用户必须至少每30天输入其帐户，以避免由于长期不采取行动而最终删除。</text:p>
      <text:p text:style-name="P4">
_foto：Getty Images _</text:p>
      <text:p text:style-name="P4">
News Source: <text:a xlink:type="simple" xlink:href="https://www.ukrinform.ua/rubric-technology/3706491-tvitter-vidalatime-akaunti-aki-buli-neaktivni-rokami.html" text:style-name="Internet_20_link" text:visited-style-name="Visited_20_Internet_20_Link">
https://www.ukrinform.ua/rubric-technology/3706491-tvitter-vidalatime-akaunti-aki-buli-neaktivni-rokami.html</text:a>
</text:p>
      <!--NEWS-->
      <text:h text:style-name="P10" text:outline-level="1">
<text:span text:style-name="T4">
APL：与Mykolenko一起击败了“布莱顿”的“埃弗顿”</text:span>
</text:h>
      <text:p text:style-name="P4">
作者: Ukrinform (Person)</text:p>
      <text:p text:style-name="P4">
出版商: Укринформ (Organization)</text:p>
      <text:p text:style-name="P4">
出版时间: 2023-05-08T21:35:00+03:00</text:p>
      <text:p text:style-name="P4">
修改时间: 2023-05-08T21:35:00+03:00</text:p>
      <text:p text:style-name="P4">
描述: 英超联赛（APL）继续参加第35轮足球锦标赛的比赛。  - 乌克林。</text:p>
      <text:p text:style-name="P4">
图片: ["<text:a xlink:type="simple" xlink:href="https://static.ukrinform.com/photos/2023_05/thumb_files/630_360_1683570295-549.jpg" text:style-name="Internet_20_link" text:visited-style-name="Visited_20_Internet_20_Link">
630_360_16835...</text:a>
"]</text:p>
      <text:p text:style-name="P4">
标签: ['Футбол', 'Віталій Миколенко', 'АПЛ', 'Евертон']</text:p>
      <text:p text:style-name="P4">
类型: Article</text:p>
      <!--METADATA-->
      <text:p text:style-name="P4">
<draw:frame draw:style-name="fr1" draw:name="Image323" text:anchor-type="as-char" svg:width="6.9236in" svg:height="3.956343in" draw:z-index="0">
<draw:image xlink:href="../Images/yкринформ/2023-05-08T21-35-00-03-00/630_360_1683570295-549.jpg" xlink:type="simple" xlink:show="embed" xlink:actuate="onLoad" draw:mime-type="image/jpeg"/>
</draw:frame>
旺利乌斯超级联赛(超级联赛)第35轮足球的比赛首先。</text:p>
      <text:p text:style-name="P4">
乌克林福姆报道，乌克兰后卫Vitaliy Mykolenko的“ Everton”访问“ Amex Stadia”时对“ Brighton”(5：1)充满信心。</text:p>
      <text:p text:style-name="P4">
失败者进球的球得分(1-A，29-A分钟)，Jason Table(35-汽车)和Twin McNil(76，90+6); 亚历克西斯·麦克阿拉斯特(Alexis MacAllist)被分为所有者的一部分(79).</text:p>
      <text:p text:style-name="P4">
Миколенко провів на полі увесь матч.</text:p>
      <text:p text:style-name="P4">
<text:span text:style-name="T4">
Читайте також:</text:span>
 <text:a xlink:type="simple" xlink:href="https://www.ukrinform.ua/rubric-sports/3703380-apl-everton-z-mikolenkom-unik-porazki-u-lesteri.html" text:style-name="Internet_20_link" text:visited-style-name="Visited_20_Internet_20_Link">
 <text:span text:style-name="T4">
Миколенко</text:span>
 </text:a>
利物浦的“爱尔兰人”(32眼镜)他们上升到第16位，离开了比赛的处置区域。</text:p>
      <text:p text:style-name="P4">
下一场埃弗顿比赛将于5月14日在家对阵曼城。</text:p>
      <text:p text:style-name="P4">
领导曼城APL(82眼镜)亚历山大·辛申科(Alexander Zinchenko)，距乌克兰阿森纳的伦敦“阿森纳”(81)谁有更多游戏。</text:p>
      <text:p text:style-name="P4">
照片：法新社。</text:p>
      <text:p text:style-name="P4">
News Source: <text:a xlink:type="simple" xlink:href="https://www.ukrinform.ua/rubric-sports/3706492-apl-everton-z-mikolenkom-rozgromiv-brajton.html" text:style-name="Internet_20_link" text:visited-style-name="Visited_20_Internet_20_Link">
https://www.ukrinform.ua/rubric-sports/3706492-apl-everton-z-mikolenkom-rozgromiv-brajton.html</text:a>
</text:p>
      <!--NEWS-->
      <text:h text:style-name="P10" text:outline-level="1">
<text:span text:style-name="T4">
俄罗斯人每天向苏米地区边境社区开火</text:span>
</text:h>
      <text:p text:style-name="P4">
作者: Ukrinform (Person)</text:p>
      <text:p text:style-name="P4">
出版商: Укринформ (Organization)</text:p>
      <text:p text:style-name="P4">
出版时间: 2023-05-08T21:38:00+03:00</text:p>
      <text:p text:style-name="P4">
修改时间: 2023-05-08T21:38:00+03:00</text:p>
      <text:p text:style-name="P4">
描述: 5月8日星期一，俄罗斯军队对苏米地区的边境社区进行了12次炮击。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Війна з росією']</text:p>
      <text:p text:style-name="P4">
类型: Article</text:p>
      <!--METADATA-->
      <text:p text:style-name="P4">
<draw:frame draw:style-name="fr1" draw:name="Image324" text:anchor-type="as-char" svg:width="6.9236in" svg:height="3.956343in" draw:z-index="0">
<draw:image xlink:href="../Images/yкринформ/2023-05-08T21-38-00-03-00/630_360_1640330796-210.jpeg" xlink:type="simple" xlink:show="embed" xlink:actuate="onLoad" draw:mime-type="image/jpeg"/>
</draw:frame>
5月8日，星期一，Ruskivska对边境社区进行了12次炮击。</text:p>
      <text:p text:style-name="P4">
根据乌克林福姆的说法，苏米地区军事行政部门报告了<text:a xlink:type="simple" xlink:href="https://t.me/Sumy_news_ODA/16030" text:style-name="Internet_20_link" text:visited-style-name="Visited_20_Internet_20_Link">
</text:a>
。</text:p>
      <text:p text:style-name="P4">
“白天，俄罗斯人做了12 <text:a xlink:type="simple" xlink:href="https://www.ukrinform.ua/tag-obstril" text:style-name="Internet_20_link" text:visited-style-name="Visited_20_Internet_20_Link">
</text:a>
.70爆炸已记录。 Yunakovskaya，belopilsk，Znob -novgorod，Shalyginsk，Esman，Novoslobidsk社区的定居点受到了炮击的折磨，该消息遭到了消息。</text:p>
      <text:p text:style-name="P4">
敌人从迫击炮中击败了敌人(4爆炸)和炮兵(4wibuhi).</text:p>
      <text:p text:style-name="P4">
По Новослобідській громаді росіяни здійснили обстріл зі ствольної артилерії (4wibuhi). Внаслідок обстрілу пошкоджено два приватні автомобілі, чотириприватні житлові будинки, лінію електропередач.</text:p>
      <text:p text:style-name="P4">
<text:span text:style-name="T4">
Читайте також:</text:span>
 <text:a xlink:type="simple" xlink:href="https://www.ukrinform.ua/rubric-ato/3706350-rosiani-znovu-obstrilali-prikordonna-cernigivsini.html" text:style-name="Internet_20_link" text:visited-style-name="Visited_20_Internet_20_Link">
 <text:span text:style-name="T4">
обстріл</text:span>
 </text:a>
由于另一位士兵艺术(3爆炸)私人住房建筑损坏了。 还有一次迫击炮爆炸。</text:p>
      <text:p text:style-name="P4">
在Belopil社区，俄罗斯军队被枪支炮兵殴打(2 Vibuhi)，砂浆(9爆炸)和AGS(15次爆炸).</text:p>
      <text:p text:style-name="P4">
По Шалигинській громаді загарбники здійснили обстріл з РСЗВ (7爆炸).</text:p>
      <text:p text:style-name="P4">
Як повідомляв <text:a xlink:type="simple" xlink:href="https://www.ukrinform.ua/rubric-regions/3706202-rosiani-za-dobu-obstrilali-desat-oblastej-ukraini-zvedenna-ova.html" text:style-name="Internet_20_link" text:visited-style-name="Visited_20_Internet_20_Link">
 </text:a>
，俄罗斯联邦的部队最后一天袭击了乌克兰的十个地区。</text:p>
      <text:p text:style-name="P4">
News Source: <text:a xlink:type="simple" xlink:href="https://www.ukrinform.ua/rubric-ato/3706493-rosiani-za-dobu-12-raziv-obstrilali-prikordonni-gromadi-sumsini.html" text:style-name="Internet_20_link" text:visited-style-name="Visited_20_Internet_20_Link">
https://www.ukrinform.ua/rubric-ato/3706493-rosiani-za-dobu-12-raziv-obstrilali-prikordonni-gromadi-sumsini.html</text:a>
</text:p>
      <!--NEWS-->
      <text:h text:style-name="P10" text:outline-level="1">
<text:span text:style-name="T4">
普京来到乌克兰，因为世界没有早些时候停止 - 希拉里·克林顿</text:span>
</text:h>
      <text:p text:style-name="P4">
作者: Ukrinform (Person)</text:p>
      <text:p text:style-name="P4">
出版商: Укринформ (Organization)</text:p>
      <text:p text:style-name="P4">
出版时间: 2023-05-08T21:44:00+03:00</text:p>
      <text:p text:style-name="P4">
修改时间: 2023-05-08T21:44:00+03:00</text:p>
      <text:p text:style-name="P4">
描述: 俄罗斯对乌克兰的入侵是可能的，因为世界社区未能对普京以前的侵略做出充分的反应。  - 乌克林。</text:p>
      <text:p text:style-name="P4">
图片: ["<text:a xlink:type="simple" xlink:href="https://static.ukrinform.com/photos/2018_01/thumb_files/630_360_1515137754-2196.jpg" text:style-name="Internet_20_link" text:visited-style-name="Visited_20_Internet_20_Link">
630_360_15151...</text:a>
"]</text:p>
      <text:p text:style-name="P4">
标签: ['Грузія', 'Україна', 'Гілларі Клінтон', 'Війна з росією']</text:p>
      <text:p text:style-name="P4">
类型: Article</text:p>
      <!--METADATA-->
      <text:p text:style-name="P4">
<draw:frame draw:style-name="fr1" draw:name="Image325" text:anchor-type="as-char" svg:width="6.9236in" svg:height="3.956343in" draw:z-index="0">
<draw:image xlink:href="../Images/yкринформ/2023-05-08T21-44-00-03-00/630_360_1515137754-2196.jpg" xlink:type="simple" xlink:show="embed" xlink:actuate="onLoad" draw:mime-type="image/jpeg"/>
</draw:frame>
俄罗斯对乌克兰的安全已成为可能，因为世界社区无法对普京以前的侵略做出充分的反应。</text:p>
      <text:p text:style-name="P4">
根据乌克林事物通讯员的说法，这在渥太华的一场演讲中宣布国务卿和总统候选人希拉里·克林顿。</text:p>
      <text:p text:style-name="P4">
据她说，当<text:a xlink:type="simple" xlink:href="https://www.ukrinform.ua/tag-putin" text:style-name="Internet_20_link" text:visited-style-name="Visited_20_Internet_20_Link">
</text:a>
他于2008年来到佐治亚州，“我们都屈服于谈判，发表了这次驱动力的演讲。” “我们表达了我们的完全拒绝，但没有人真正做任何事情。 考虑一下普京学到的教训。”克林顿说。</text:p>
      <text:p text:style-name="P4">
当俄罗斯于2014年首次入侵乌克兰时，“再次听起来：神，如果他不这样做，那将是很好的，这是非常不幸的，但是我们还有其他需要关注的问题，还有其他需要关注的地方”。 前国务卿说：“普京意识到，他可以摆脱其他国家的入侵，干预选举并积累影响力，以实施他对俄罗斯宏伟的巨大掌握。”</text:p>
      <text:p text:style-name="P4">
克林顿强调，唯一的解决方案现在是乌克兰的胜利，它与所有必要的国际社会有关。 她说：“为了我们的利益，停止俄罗斯。”</text:p>
      <text:p text:style-name="P4">
<text:span text:style-name="T4">
另请阅读：</text:span>
 <text:a xlink:type="simple" xlink:href="https://www.ukrinform.ua/rubric-ato/3704911-derzdep-stati-nikoli-ne-vidvernutsa-vid-togo-so-vidbuvaetsa-v-ukraini.html" text:style-name="Internet_20_link" text:visited-style-name="Visited_20_Internet_20_Link">
<text:span text:style-name="T4">
国务院</text:span>
</text:a>
克林顿补充说，反复无法阻止俄罗斯“将是中国侵略解决方案的灾难性观点”。</text:p>
      <text:p text:style-name="P4">
如报道<text:a xlink:type="simple" xlink:href="https://www.ukrinform.ua/rubric-polytics/3706495-ssa-pro-mirni-zusilla-kitau-vazlivo-pracuvati-v-tisnij-koordinacii-z-ukrainou.html" text:style-name="Internet_20_link" text:visited-style-name="Visited_20_Internet_20_Link">
</text:a>
美国国务院韦德特·帕特尔(Vedant Patel)对中国打算向乌克兰派遣特别代表的意图发表评论，他说，美国认为，在俄罗斯联邦与乌克兰之间的战争中实现和平的任何外交努力都与与乌克兰之间的和平直接协调基辅。</text:p>
      <text:p text:style-name="P4">
News Source: <text:a xlink:type="simple" xlink:href="https://www.ukrinform.ua/rubric-polytics/3706496-putin-vdersa-do-ukraini-bo-svit-ne-spiniv-jogo-ranise-gillari-klinton.html" text:style-name="Internet_20_link" text:visited-style-name="Visited_20_Internet_20_Link">
https://www.ukrinform.ua/rubric-polytics/3706496-putin-vdersa-do-ukraini-bo-svit-ne-spiniv-jogo-ranise-gillari-klinton.html</text:a>
</text:p>
      <!--NEWS-->
      <text:h text:style-name="P10" text:outline-level="1">
<text:span text:style-name="T4">
主席：乌克兰人在防御俄罗斯侵略方面的成功是对其他侵略的解毒剂</text:span>
</text:h>
      <text:p text:style-name="P4">
作者: Ukrinform (Person)</text:p>
      <text:p text:style-name="P4">
出版商: Укринформ (Organization)</text:p>
      <text:p text:style-name="P4">
出版时间: 2023-05-08T21:51:00+03:00</text:p>
      <text:p text:style-name="P4">
修改时间: 2023-05-08T21:51:00+03:00</text:p>
      <text:p text:style-name="P4">
描述: 乌克兰人在捍卫俄罗斯侵略方面的成功是对其他侵略的解毒剂。 世界必须看到自由人民能够保护免受入侵者的自由。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Україна', 'Зеленський', 'Війна з росією']</text:p>
      <text:p text:style-name="P4">
类型: Article</text:p>
      <!--METADATA-->
      <text:p text:style-name="P4">
<draw:frame draw:style-name="fr1" draw:name="Image326" text:anchor-type="as-char" svg:width="6.9236in" svg:height="3.956343in" draw:z-index="0">
<draw:image xlink:href="../Images/yкринформ/2023-05-08T21-51-00-03-00/630_360_1682451261-591.jpeg" xlink:type="simple" xlink:show="embed" xlink:actuate="onLoad" draw:mime-type="image/jpeg"/>
</draw:frame>
乌克兰人在捍卫俄罗斯侵略方面的成功是对其他侵略的解毒剂。世界必须看到自由人民能够保护一方的自由。</text:p>
      <text:p text:style-name="P4">
Volodymyr Zelenskyy在[]中说了这一点(https://www.youtube.com/watch?v=vpm-ezo4PPA)，报道乌克林福姆。</text:p>
      <text:p text:style-name="P4">
<text:span text:style-name="T5">
viso：<text:a xlink:type="simple" xlink:href="https://www.president.gov.ua/news/uspihi-ukrayinciv-v-oboroni-proti-rosijskoyi-agresiyi-ce-ant-82769" text:style-name="Internet_20_link" text:visited-style-name="Visited_20_Internet_20_Link">
</text:a>
</text:span>
</text:p>
      <text:p text:style-name="P4">
<text:span text:style-name="T4">
我希望健康，亲爱的乌克兰人!</text:span>
</text:p>
      <text:p text:style-name="P4">
首先，我要感谢我们的士兵。 那些保护乌克兰天空，安迪姆的人，为乌克兰而击败了乌克兰。</text:p>
      <text:p text:style-name="P4">
我们的天空捍卫者是空军的士兵和其他涉及对火箭和恐怖分子沙赫达的辩护的部队 - 如今，我们只是研究员!不仅激发了我们的灵感。 合作伙伴看到乌克兰人的能力，在我们手中有什么武器，当我们为共同保安行事时，我们将有效。</text:p>
      <text:p text:style-name="P4">
乌克兰人在捍卫俄罗斯侵略方面的成功是反对其他侵略的反对。 世界必须看到自由人民能够保护坟墓免受入侵者的侵害。 我们可以 - 这样其他人就可以了。 如果Taksamo也会与其他自由人民大胆行动。我感谢每个给乌克兰这个结果的战士!我感谢每个为士兵提供武器所需的武器所需的伴侣!</text:p>
      <text:p text:style-name="P4">
今天，我特别会注意到第96基辅反射导弹旅的士兵。 幽灵和最后一天是绝对的好研究员!</text:p>
      <text:p text:style-name="P4">
当然，今天，与往常一样，我感谢我们与最残酷目的地打击的部队。 Marinka，Bakhmut，Avdiivka ...我感谢每个保护乌克兰在那里的英勇和可持续性的人!占领者已经从领导者身上重新安排了一些常规任务，以肯定地搬到……好吧，这意味着尽管一如既往地给我们的英雄摧毁占领者，但这只是给我们的英雄。</text:p>
      <text:p text:style-name="P4">
他今天举行了一次费率会议。 还报道了行动袭击，头部和情报领导人的指挥官。 顺便说一句，布达塔诺夫·塔利托尼科(Budanov Talitvinenko)的报告特别彻底，非常相关，在他们的基础上，我们将采取一些步骤 - 可以加强我们的保护。</text:p>
      <text:p text:style-name="P4">
还有关于我们新单元的准备，关于胸部供应的报道。 他与战略工业工业部长举行了一次会议。 有个好消息。 当然，发表它们的传染性时间。第一次会议是针对我的Demining。 截至目前，我们领土上有170,000多公里的矿山和弹药被污染了。 通常，这是在时间限制非常不愉快的情况下进行评估的 - 有必要，需要数十年才能应对这种威胁。 我们必须更快地做。 我们还准备了一种特殊的行动系统，这将有助于在DE占领之后更快地更改新领域。 我们正在积极作为合作伙伴来提高我们的能力。 在技​​术中，制剂和烟火技术。 对于拥有经验，拥有技术，具有支持财务能力的经验的每个人，我们将合作，使乌克兰再次从俄罗斯矿山中清理干净。</text:p>
      <text:p text:style-name="P4">
另一个会议是他今天拥有的安全性，涉及乌克兰基本安全概念的发展。 我们将全面提出全国的安全问题。 在立法层面，在政府层面上，在具体的实际问题上。 从保护边界到学校工作的新安全条件，从真正的能力的基础设施基础上，可以保证我们人民这样的保护恐怖的保护，这是世界上最先进的国家。 所有这些都将介绍。 所有这些都是每天。</text:p>
      <text:p text:style-name="P4">
今天，5月8日，当世界回忆起“再也不会再!”一词时，我们正在乌克兰对这些话进行介绍。 不仅要记住，而且要保护。 不仅要欣赏生活，而且要对威胁生命的任何人，任何侵略性的人，任何诉诸于其他人的恐怖的人 - 每个这样的邪恶都会失去。</text:p>
      <text:p text:style-name="P4">
我感谢所有帮助我们保护生活的人!荣耀我们所有正在争夺乌克兰的士兵!</text:p>
      <text:p text:style-name="P4">
愿击败当前的轻率邪恶是战斗和击败纳粹主义的记忆的最佳荣誉!</text:p>
      <text:p text:style-name="P4">
<text:span text:style-name="T4">
荣耀到乌克兰!</text:span>
</text:p>
      <text:p text:style-name="P4">
_foto：op _</text:p>
      <text:p text:style-name="P4">
News Source: <text:a xlink:type="simple" xlink:href="https://www.ukrinform.ua/rubric-ato/3706497-prezident-uspihi-ukrainciv-v-oboroni-proti-agresii-rf-ce-antidot-proti-insih-agresij.html" text:style-name="Internet_20_link" text:visited-style-name="Visited_20_Internet_20_Link">
https://www.ukrinform.ua/rubric-ato/3706497-prezident-uspihi-ukrainciv-v-oboroni-proti-agresii-rf-ce-antidot-proti-insih-agresij.html</text:a>
</text:p>
      <!--NEWS-->
      <text:h text:style-name="P10" text:outline-level="1">
<text:span text:style-name="T4">
俄罗斯军队在哈尔基夫（Kharkiv）罢工</text:span>
</text:h>
      <text:p text:style-name="P4">
作者: Ukrinform (Person)</text:p>
      <text:p text:style-name="P4">
出版商: Укринформ (Organization)</text:p>
      <text:p text:style-name="P4">
出版时间: 2023-05-08T21:56:00+03:00</text:p>
      <text:p text:style-name="P4">
修改时间: 2023-05-08T21:56:00+03:00</text:p>
      <text:p text:style-name="P4">
描述: 俄罗斯侵略者袭击了哈尔基夫。  - 乌克林。</text:p>
      <text:p text:style-name="P4">
图片: ["<text:a xlink:type="simple" xlink:href="https://static.ukrinform.com/photos/2018_10/thumb_files/630_360_1538997471-852.jpg" text:style-name="Internet_20_link" text:visited-style-name="Visited_20_Internet_20_Link">
630_360_15389...</text:a>
"]</text:p>
      <text:p text:style-name="P4">
标签: ['Обстріл', 'Харків', 'Синєгубов', 'Війна з росією']</text:p>
      <text:p text:style-name="P4">
类型: Article</text:p>
      <!--METADATA-->
      <text:p text:style-name="P4">
<draw:frame draw:style-name="fr1" draw:name="Image327" text:anchor-type="as-char" svg:width="6.9236in" svg:height="3.956343in" draw:z-index="0">
<draw:image xlink:href="../Images/yкринформ/2023-05-08T21-56-00-03-00/630_360_1538997471-852.jpg" xlink:type="simple" xlink:show="embed" xlink:actuate="onLoad" draw:mime-type="image/jpeg"/>
</draw:frame>
俄罗斯侵略者袭击了哈尔基夫。</text:p>
      <text:p text:style-name="P4">
这是在[]中报道的(http://t.me/synegubov/6142)据报道，乌克林福姆(Ukrinform)报道，哈尔基夫·奥瓦洛夫(Kharkiv Ovaologov)Sinegubov的负责人。</text:p>
      <text:p text:style-name="P4">
“注意!哈尔基夫和该地区的居民，入侵者再次罢工!”  - 写。</text:p>
      <text:p text:style-name="P4">
该地区的负责人敦促不要忽略警报信号，而要闲逛。</text:p>
      <text:p text:style-name="P4">
<text:span text:style-name="T4">
另请阅读：</text:span>
 <text:a xlink:type="simple" xlink:href="https://www.ukrinform.ua/rubric-regions/3706202-rosiani-za-dobu-obstrilali-desat-oblastej-ukraini-zvedenna-ova.html" text:style-name="Internet_20_link" text:visited-style-name="Visited_20_Internet_20_Link">
<text:span text:style-name="T4">
射击</text:span>
</text:a>
据乌克林福音通讯员称，该市听到了三起爆炸声。</text:p>
      <text:p text:style-name="P4">
News Source: <text:a xlink:type="simple" xlink:href="https://www.ukrinform.ua/rubric-ato/3706498-vijska-rf-zavdaut-udariv-po-harkovu.html" text:style-name="Internet_20_link" text:visited-style-name="Visited_20_Internet_20_Link">
https://www.ukrinform.ua/rubric-ato/3706498-vijska-rf-zavdaut-udariv-po-harkovu.html</text:a>
</text:p>
      <!--NEWS-->
      <text:h text:style-name="P10" text:outline-level="1">
<text:span text:style-name="T4">
Zelensky讲述了今天的费率会议的详细信息</text:span>
</text:h>
      <text:p text:style-name="P4">
作者: Ukrinform (Person)</text:p>
      <text:p text:style-name="P4">
出版商: Укринформ (Organization)</text:p>
      <text:p text:style-name="P4">
出版时间: 2023-05-08T22:07:00+03:00</text:p>
      <text:p text:style-name="P4">
修改时间: 2023-05-08T22:07:00+03:00</text:p>
      <text:p text:style-name="P4">
描述: 根据情报和军事的数据，乌克兰在最高指挥官 - 总司令会议上进行了讨论，将采取某些步骤，以加强该州的保护。  - 乌克林。</text:p>
      <text:p text:style-name="P4">
图片: ["<text:a xlink:type="simple" xlink:href="https://static.ukrinform.com/photos/2022_08/thumb_files/630_360_1660582529-777.jpeg" text:style-name="Internet_20_link" text:visited-style-name="Visited_20_Internet_20_Link">
630_360_16605...</text:a>
"]</text:p>
      <text:p text:style-name="P4">
标签: ['Розвідка', 'Зеленський', 'Війна з росією']</text:p>
      <text:p text:style-name="P4">
类型: Article</text:p>
      <!--METADATA-->
      <text:p text:style-name="P4">
<draw:frame draw:style-name="fr1" draw:name="Image328" text:anchor-type="as-char" svg:width="6.9236in" svg:height="3.956343in" draw:z-index="0">
<draw:image xlink:href="../Images/yкринформ/2023-05-08T22-07-00-03-00/630_360_1660582529-777.jpeg" xlink:type="simple" xlink:show="embed" xlink:actuate="onLoad" draw:mime-type="image/jpeg"/>
</draw:frame>
根据在最高指挥官 - 总司令进行讨论的情报数据和军事方面，乌克兰将采取一些措施，以保护国家。</text:p>
      <text:p text:style-name="P4">
Volodymyr Zelenskyy在[]中说了这一点(https://www.youtube.com/watch?v=vpm-ezo4PPA)，报道乌克林福姆。</text:p>
      <text:p text:style-name="P4">
“他今天举行了一次费率会议。 还报道了行动袭击，头部和情报领导人的指挥官。 顺便说一句，布达塔诺夫·塔利托尼科(Budanov Talitvinenko)的报道特别透彻，非常相关，在他们的基础上，我们将采取一些步骤 - 可以加强我们的保护。” Glavs说。</text:p>
      <text:p text:style-name="P4">
<text:span text:style-name="T5">
viso：<text:a xlink:type="simple" xlink:href="https://www.facebook.com/president.gov.ua" text:style-name="Internet_20_link" text:visited-style-name="Visited_20_Internet_20_Link">
</text:a>
</text:span>
</text:p>
      <text:p text:style-name="P4">
据总统称，还有关于准备新军事部队和弹药供应的报道。</text:p>
      <text:p text:style-name="P4">
“他与战略行业部长举行了一次会议。 关于这个好消息，” Zelensky告知。</text:p>
      <text:p text:style-name="P4">
<text:span text:style-name="T4">
另请阅读：</text:span>
 <text:a xlink:type="simple" xlink:href="https://www.ukrinform.ua/rubric-ato/3706497-prezident-uspihi-ukrainciv-v-oboroni-proti-agresii-rf-ce-antidot-proti-insih-agresij.html" text:style-name="Internet_20_link" text:visited-style-name="Visited_20_Internet_20_Link">
</text:a>
根据乌克林福姆的说法，总统举行了一次高级总司令 - 总司令，讨论了敌人的最后一次空中袭击，纳弗伦的局势和弹药的供应。 还听到了在不久的将来的前面和入侵者计划的报告。</text:p>
      <text:p text:style-name="P4">
_foto：op _</text:p>
      <text:p text:style-name="P4">
News Source: <text:a xlink:type="simple" xlink:href="https://www.ukrinform.ua/rubric-ato/3706500-zelenskij-rozpoviv-pro-detali-sogodnisnogo-zasidanna-stavki.html" text:style-name="Internet_20_link" text:visited-style-name="Visited_20_Internet_20_Link">
https://www.ukrinform.ua/rubric-ato/3706500-zelenskij-rozpoviv-pro-detali-sogodnisnogo-zasidanna-stavki.html</text:a>
</text:p>
      <!--NEWS-->
      <text:h text:style-name="P10" text:outline-level="1">
<text:span text:style-name="T4">
乌克兰应研究以色列在战争期间建设强大国家的经验-Kondratyuk</text:span>
</text:h>
      <text:p text:style-name="P4">
作者: Ukrinform (Person)</text:p>
      <text:p text:style-name="P4">
出版商: Укринформ (Organization)</text:p>
      <text:p text:style-name="P4">
出版时间: 2023-05-08T22:13:00+03:00</text:p>
      <text:p text:style-name="P4">
修改时间: 2023-05-08T22:13:00+03:00</text:p>
      <text:p text:style-name="P4">
描述: 乌克兰应考虑以色列在战争期间建立强大国家的经验。  - 乌克林。</text:p>
      <text:p text:style-name="P4">
图片: ["<text:a xlink:type="simple" xlink:href="https://static.ukrinform.com/photos/2022_05/thumb_files/630_360_1652785403-693.jpg" text:style-name="Internet_20_link" text:visited-style-name="Visited_20_Internet_20_Link">
630_360_16527...</text:a>
"]</text:p>
      <text:p text:style-name="P4">
标签: ['Ізраїль', 'Кондратюк', 'Війна з росією', 'Єдині новини']</text:p>
      <text:p text:style-name="P4">
类型: Article</text:p>
      <!--METADATA-->
      <text:p text:style-name="P4">
<draw:frame draw:style-name="fr1" draw:name="Image329" text:anchor-type="as-char" svg:width="6.9236in" svg:height="3.956343in" draw:z-index="0">
<draw:image xlink:href="../Images/yкринформ/2023-05-08T22-13-00-03-00/630_360_1652785403-693.jpg" xlink:type="simple" xlink:show="embed" xlink:actuate="onLoad" draw:mime-type="image/jpeg"/>
</draw:frame>
乌克兰的玛托(Marto)考虑了以色列在战争期间建设强大国家的经验。</text:p>
      <text:p text:style-name="P4">
乌克林福姆报道，Verkhovna Rada副主席Olena Kondratyuk在Eviritelvagraphon的“统一新闻”中表达了这一观点。</text:p>
      <text:p text:style-name="P4">
“我们都相信胜利，但必须得到加强并了解，这可能是我们将来会在未来的生活中享有生命<text:a xlink:type="simple" xlink:href="https://www.ukrinform.ua/tag-izrail" text:style-name="Internet_20_link" text:visited-style-name="Visited_20_Internet_20_Link">
</text:a>
。 也就是说，在安全性，持续的活动和持续的经验中，但同时建立了生活。” Kondratyuk说。</text:p>
      <text:p text:style-name="P4">
根据她的说法，我们必须首先将这个国家对警报系统的极为负责的状态，以确保我们的安全。一个重要的警报系统本身，使人们对危险类型的类型承担。</text:p>
      <text:p text:style-name="P4">
“以色列的特征是这种自由感和经济重新设备为军事轨道。 对于我们来说，在这种系统系统中，当我们谈论安全性时，这是非常重要的，当我们谈论安全性时，要去炸弹避难所要有这个配备的炸弹庇护所。 以色列人不断为生命而奋斗。 每所学校都有我们需要做的炸弹庇护所； 幼儿园还设有特殊的盒子，孩子们可以在这里奔跑并等待15秒钟的生命。”</text:p>
      <text:p text:style-name="P4">
她补充说，在这个国家，他们在工作时间内忽略警报的人的企业处受到惩罚：“这是我们激励的坐标系统。 您会看到，当“ Shahmed”飞向我们时，我们在一个艰难的夜晚中幸存下来。 我与与谁交流的交流，他们说他们已经习惯了并继续入睡。 对于以色列来说，这不是典型的，因为它是安全的封面。 以色列和我们有一个敌人，说我们有共同的敌人。 由于这是以色列的伊朗，对我们来说，俄罗斯现在正在使用伊朗无人机，因此对我们对联合国产生兴趣很重要。 因为我们有一个共同的危险。”</text:p>
      <text:p text:style-name="P4">
<text:span text:style-name="T4">
另请阅读：</text:span>
 <text:a xlink:type="simple" xlink:href="https://www.ukrinform.ua/rubric-polytics/3704408-kondratuk-vislovilasa-za-rozvitok-vidnosin-z-izrailem.html" text:style-name="Internet_20_link" text:visited-style-name="Visited_20_Internet_20_Link">
<text:span text:style-name="T4">
 kondratyuk </text:span>
</text:a>
由Verkhovna Rada Rada Elena Kondratyuk的副副主席与乌克兰乌克兰Olgavasilevskaya-Smaglyuk和Victoria Kinzburn的人民代表一起举行了与乌克兰人的友谊 - 友谊团体举行了一次会议。</text:p>
      <text:p text:style-name="P4">
News Source: <text:a xlink:type="simple" xlink:href="https://www.ukrinform.ua/rubric-polytics/3706499-ukraini-varto-vivciti-dosvid-izrailu-u-pobudovi-silnoi-derzavi-pid-cas-vijni-kondratuk.html" text:style-name="Internet_20_link" text:visited-style-name="Visited_20_Internet_20_Link">
https://www.ukrinform.ua/rubric-polytics/3706499-ukraini-varto-vivciti-dosvid-izrailu-u-pobudovi-silnoi-derzavi-pid-cas-vijni-kondratuk.html</text:a>
</text:p>
      <!--NEWS-->
      <text:h text:style-name="P10" text:outline-level="1">
<text:span text:style-name="T4">
意大利大使馆呼吁公民拒绝前往乌克兰</text:span>
</text:h>
      <text:p text:style-name="P4">
作者: Ukrinform (Person)</text:p>
      <text:p text:style-name="P4">
出版商: Укринформ (Organization)</text:p>
      <text:p text:style-name="P4">
出版时间: 2023-05-08T22:20:00+03:00</text:p>
      <text:p text:style-name="P4">
修改时间: 2023-05-08T22:20:00+03:00</text:p>
      <text:p text:style-name="P4">
描述: 意大利大使馆呼吁其国家的公民由于俄罗斯对基辅的最后袭击而放弃前往乌克兰的旅行。  - 乌克林。</text:p>
      <text:p text:style-name="P4">
图片: ["<text:a xlink:type="simple" xlink:href="https://static.ukrinform.com/photos/2022_04/thumb_files/630_360_1649502566-997.jpg" text:style-name="Internet_20_link" text:visited-style-name="Visited_20_Internet_20_Link">
630_360_16495...</text:a>
"]</text:p>
      <text:p text:style-name="P4">
标签: ['Італія', 'Посольство', 'Україна', 'Війна з росією']</text:p>
      <text:p text:style-name="P4">
类型: Article</text:p>
      <!--METADATA-->
      <text:p text:style-name="P4">
<draw:frame draw:style-name="fr1" draw:name="Image330" text:anchor-type="as-char" svg:width="6.9236in" svg:height="3.956343in" draw:z-index="0">
<draw:image xlink:href="../Images/yкринформ/2023-05-08T22-20-00-03-00/630_360_1649502566-997.jpg" xlink:type="simple" xlink:show="embed" xlink:actuate="onLoad" draw:mime-type="image/jpeg"/>
</draw:frame>
大使馆敦促其国家的公民由于俄罗斯对基辅的袭击而放弃前往乌克兰的旅行。</text:p>
      <text:p text:style-name="P4">
根据乌克林福姆的说法，意大利大使馆报告了(https://www.facebook.com/100064530616709/posts/pfbid0yitDTNoEJ9wC74xjwtVz37MN1KVU2W3KMPzFxMVeZNPk8ybANQD8Xko43EUKBcrBl/).</text:p>
      <text:p text:style-name="P4">
"Збройні напади на Київ та всю територію України. Ситуація у сфері безпекизалишається критичною, існує ризик відключення електроенергії. Усі поїздки в <text:a xlink:type="simple" xlink:href="https://www.ukrinform.ua/tag-ukraina" text:style-name="Internet_20_link" text:visited-style-name="Visited_20_Internet_20_Link">
</text:a>
，以任何质量，不建议它们。”  - 消息读到。</text:p>
      <text:p text:style-name="P4">
如报道<text:a xlink:type="simple" xlink:href="https://www.ukrinform.ua/rubric-kyiv/3706195-na-kiiv-letilo-36-droniv-ce-bula-najmasovisa-ataka-na-stolicu-klicko.html" text:style-name="Internet_20_link" text:visited-style-name="Visited_20_Internet_20_Link">
</text:a>
，基辅城董事长维塔利·克里奇科(Vitaliy Klitschko)在全面入侵的开始时称，夜间袭击最大的首都：俄罗斯生产的36架无人机飞往基辅。</text:p>
      <text:p text:style-name="P4">
<text:span text:style-name="T4">
另请阅读：</text:span>
 <text:a xlink:type="simple" xlink:href="https://www.ukrinform.ua/rubric-kyiv/3706258-dva-dni-policia-nacgvardia-i-teroborona-patruluvatimut-kiiv.html" text:style-name="Internet_20_link" text:visited-style-name="Visited_20_Internet_20_Link">
<text:span text:style-name="T4">
 Kiev </text:span>
</text:a>
在首都的Svyatoshinsky和所罗门斯克地区，记录了分裂的倒塌，几人受伤。</text:p>
      <text:p text:style-name="P4">
News Source: <text:a xlink:type="simple" xlink:href="https://www.ukrinform.ua/rubric-ato/3706501-posolstvo-italii-zaklikalo-gromadan-vidmovitis-vid-poizdok-do-ukraini.html" text:style-name="Internet_20_link" text:visited-style-name="Visited_20_Internet_20_Link">
https://www.ukrinform.ua/rubric-ato/3706501-posolstvo-italii-zaklikalo-gromadan-vidmovitis-vid-poizdok-do-ukraini.html</text:a>
</text:p>
      <!--NEWS-->
      <text:h text:style-name="P10" text:outline-level="1">
<text:span text:style-name="T4">
俄罗斯人在哈尔基夫地区击败C -300火箭 - 他们录制了三击</text:span>
</text:h>
      <text:p text:style-name="P4">
作者: Ukrinform (Person)</text:p>
      <text:p text:style-name="P4">
出版商: Укринформ (Organization)</text:p>
      <text:p text:style-name="P4">
出版时间: 2023-05-08T22:22:00+03:00</text:p>
      <text:p text:style-name="P4">
修改时间: 2023-05-08T22:22:00+03:00</text:p>
      <text:p text:style-name="P4">
描述: 俄罗斯侵略者国家的军队袭击了哈尔基夫和C-300地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Ракета', 'Харківщина', 'Війна з росією']</text:p>
      <text:p text:style-name="P4">
类型: Article</text:p>
      <!--METADATA-->
      <text:p text:style-name="P4">
<draw:frame draw:style-name="fr1" draw:name="Image331" text:anchor-type="as-char" svg:width="6.9236in" svg:height="3.948443in" draw:z-index="0">
<draw:image xlink:href="../Images/yкринформ/2023-05-08T22-22-00-03-00/630_360_1538997483-946.jpg" xlink:type="simple" xlink:show="embed" xlink:actuate="onLoad" draw:mime-type="image/jpeg"/>
</draw:frame>
俄罗斯的俄罗斯军队在哈尔基夫(Kharkiv)和C-300火箭弹震撼。</text:p>
      <text:p text:style-name="P4">
关于它在[]中报告(https://t.me/generalmarsel/3092)主管哈基夫军事驻军谢尔盖·梅尔尼克(Sergey Melnyk)(“马赛将军”)，报道乌克林福姆。</text:p>
      <text:p text:style-name="P4">
“以前，敌人在哈尔基夫袭击<text:a xlink:type="simple" xlink:href="https://www.ukrinform.ua/tag-raketa" text:style-name="Internet_20_link" text:visited-style-name="Visited_20_Internet_20_Link">
</text:a>
C-300。 不要让庇护所发烧!”  - 马赛写道。</text:p>
      <text:p text:style-name="P4">
据乌克林福音通讯员称，截至22:05，哈尔基夫有五次爆炸。</text:p>
      <text:p text:style-name="P4">
Kharkiv市长Igor Terekhov报道了<text:a xlink:type="simple" xlink:href="https://t.me/ihor_terekhov/645" text:style-name="Internet_20_link" text:visited-style-name="Visited_20_Internet_20_Link">
</text:a>
三个行动是固定在哈尔基夫周围的，另外两个。</text:p>
      <text:p text:style-name="P4">
“五次爆炸听到了哈尔基夫。 他们中的三个在城市周围。 SES的另外两个附件的位置被澄清了。”消息写道。</text:p>
      <text:p text:style-name="P4">
<text:span text:style-name="T4">
另请阅读：</text:span>
 <text:a xlink:type="simple" xlink:href="https://www.ukrinform.ua/rubric-ato/3706493-rosiani-za-dobu-12-raziv-obstrilali-prikordonni-gromadi-sumsini.html" text:style-name="Internet_20_link" text:visited-style-name="Visited_20_Internet_20_Link">
<text:span text:style-name="T4">
 sumy region </text:span>
</text:a>
后来，Kharkiv Ova Oleg Synigubov的负责人在[]中报道了(https://t.me/synegubov/6143)在哈尔基夫区大约六次命中。</text:p>
      <text:p text:style-name="P4">
“根据初步信息，入侵者在火箭300的城市和地区开火。 记录了至少六个“到达”。 哈尔基夫地区受到打击。”消息写道。</text:p>
      <text:p text:style-name="P4">
据报道，Kharkiv Ova Oleg Synigubov的首领在21:45报告说，入侵者在区域中心罢工。</text:p>
      <text:p text:style-name="P4">
News Source: <text:a xlink:type="simple" xlink:href="https://www.ukrinform.ua/rubric-ato/3706502-rosiani-but-po-harkivsini-raketami-s300-e-tri-vlucanna.html" text:style-name="Internet_20_link" text:visited-style-name="Visited_20_Internet_20_Link">
https://www.ukrinform.ua/rubric-ato/3706502-rosiani-but-po-harkivsini-raketami-s300-e-tri-vlucanna.html</text:a>
</text:p>
      <!--NEWS-->
      <text:h text:style-name="P10" text:outline-level="1">
<text:span text:style-name="T4">
主席：我们正在准备一种行动系统，该系统将有助于更快地交换领土</text:span>
</text:h>
      <text:p text:style-name="P4">
作者: Ukrinform (Person)</text:p>
      <text:p text:style-name="P4">
出版商: Укринформ (Organization)</text:p>
      <text:p text:style-name="P4">
出版时间: 2023-05-08T22:26:00+03:00</text:p>
      <text:p text:style-name="P4">
修改时间: 2023-05-08T22:26:00+03:00</text:p>
      <text:p text:style-name="P4">
描述: 乌克兰准备了一种特殊的行动体系，将有助于更快地交换从俄罗斯入侵者中解放的领土。  - 乌克林。</text:p>
      <text:p text:style-name="P4">
图片: ["<text:a xlink:type="simple" xlink:href="https://static.ukrinform.com/photos/2023_03/thumb_files/630_360_1678738078-322.jpeg" text:style-name="Internet_20_link" text:visited-style-name="Visited_20_Internet_20_Link">
630_360_16787...</text:a>
"]</text:p>
      <text:p text:style-name="P4">
标签: ['Розмінування', 'Зеленський', 'Війна з росією']</text:p>
      <text:p text:style-name="P4">
类型: Article</text:p>
      <!--METADATA-->
      <text:p text:style-name="P4">
<draw:frame draw:style-name="fr1" draw:name="Image332" text:anchor-type="as-char" svg:width="6.9236in" svg:height="3.956343in" draw:z-index="0">
<draw:image xlink:href="../Images/yкринформ/2023-05-08T22-26-00-03-00/630_360_1678738078-322.jpeg" xlink:type="simple" xlink:show="embed" xlink:actuate="onLoad" draw:mime-type="image/jpeg"/>
</draw:frame>
乌克兰准备了一种特殊的行动体系，将有助于更快地交换该领土的宽敞入侵者。</text:p>
      <text:p text:style-name="P4">
乌克林福姆报道，Volodymyr Zelenskyy在视频地址中说了这一点。</text:p>
      <text:p text:style-name="P4">
“截至目前，我们领土上有1.7万平方公里的公里被矿山和弹药包裹着。 总的来说，这是通过参与限制非常不愉快的 - 他们说，了解这种威胁需要数十年的时间。 我们必须更快地做。 我们准备了一种特殊的行动系统，将有助于在占领之后更快地改变该领土。” Zelensky说。</text:p>
      <text:p text:style-name="P4">
<text:span text:style-name="T5">
viso：<text:a xlink:type="simple" xlink:href="https://www.facebook.com/president.gov.ua" text:style-name="Internet_20_link" text:visited-style-name="Visited_20_Internet_20_Link">
</text:a>
</text:span>
</text:p>
      <text:p text:style-name="P4">
国家元首指出，在白天，他举行了几次安全会议。</text:p>
      <text:p text:style-name="P4">
“我们正在与合作伙伴积极合作，以提高我们的能力。 在Technics中，在制备Sapper和烟火中。 总统说：“拥有拥有经验，拥有技术，具有支持财务能力的经验的每个人，我们将努力使乌克兰再次从俄罗斯矿山中清理干净。”</text:p>
      <text:p text:style-name="P4">
他还报告说，在另一次会议上，他讨论了乌克兰的新范围安全概念的发展。</text:p>
      <text:p text:style-name="P4">
<text:span text:style-name="T4">
另请阅读：</text:span>
 <text:a xlink:type="simple" xlink:href="https://www.ukrinform.ua/rubric-ato/3705783-ukraina-potrebue-tehniki-dla-rozminuvanna-teritorij-minekonomiki.html" text:style-name="Internet_20_link" text:visited-style-name="Visited_20_Internet_20_Link">
<text:span text:style-name="T4">
 Demining </text:span>
</text:a>
“我们将全面回答该国的所有安全问题。 在立法层面，在政府决策层面上，在特定的实际问题上。 从保护边界到学校的新安全条件，从基础设施安全到经济的安全到确保我们的人民这样的保护恐怖的真正能力，这是世界上最先进的国家。 所有这些都将介绍。 所有这些都将实现。” []说。(https://www.ukrinform.ua/tag-zelenskij)。</text:p>
      <text:p text:style-name="P4">
根据乌克林福姆的说法，部长的内阁同意SES关于预算机构“人道主义需求中心”形成的提议。</text:p>
      <text:p text:style-name="P4">
_foto：op _</text:p>
      <text:p text:style-name="P4">
News Source: <text:a xlink:type="simple" xlink:href="https://www.ukrinform.ua/rubric-ato/3706503-prezident-gotuemo-sistemu-dij-aka-dopomoze-svidse-rozminovuvati-teritorii.html" text:style-name="Internet_20_link" text:visited-style-name="Visited_20_Internet_20_Link">
https://www.ukrinform.ua/rubric-ato/3706503-prezident-gotuemo-sistemu-dij-aka-dopomoze-svidse-rozminovuvati-teritorii.html</text:a>
</text:p>
      <!--NEWS-->
      <text:h text:style-name="P10" text:outline-level="1">
<text:span text:style-name="T4">
在罗马的WTA锦标赛结局中确定了Yastremskaya的竞争对手</text:span>
</text:h>
      <text:p text:style-name="P4">
作者: Ukrinform (Person)</text:p>
      <text:p text:style-name="P4">
出版商: Укринформ (Organization)</text:p>
      <text:p text:style-name="P4">
出版时间: 2023-05-08T22:29:00+03:00</text:p>
      <text:p text:style-name="P4">
修改时间: 2023-05-08T22:29:00+03:00</text:p>
      <text:p text:style-name="P4">
描述: 乌克兰戴安娜·雅斯特雷姆斯卡亚（Diana Yastremskaya）和西班牙丽贝卡·马萨洛夫（Rebecka Masarov）在罗马（意大利）（意大利）的妇女网球协会（WTA）的主要网络（WTA）发挥了代金券，并获得了超过350万美元的奖金。</text:p>
      <text:p text:style-name="P4">
图片: ["<text:a xlink:type="simple" xlink:href="https://static.ukrinform.com/photos/2023_05/thumb_files/630_360_1683574115-644.jpg" text:style-name="Internet_20_link" text:visited-style-name="Visited_20_Internet_20_Link">
630_360_16835...</text:a>
"]</text:p>
      <text:p text:style-name="P4">
标签: ['Теніс', 'Даяна Ястремська']</text:p>
      <text:p text:style-name="P4">
类型: Article</text:p>
      <!--METADATA-->
      <text:p text:style-name="P4">
<draw:frame draw:style-name="fr1" draw:name="Image333" text:anchor-type="as-char" svg:width="6.9236in" svg:height="3.956343in" draw:z-index="0">
<draw:image xlink:href="../Images/yкринформ/2023-05-08T22-29-00-03-00/630_360_1683574115-644.jpg" xlink:type="simple" xlink:show="embed" xlink:actuate="onLoad" draw:mime-type="image/jpeg"/>
</draw:frame>
乌克兰Yastremskaya和西班牙Rebecka Masarova演奏女子网球协会锦标赛的基本款项(WTA) - 国际Bnl d’I Italia -Pro(意大利)奖金超过350万美元。</text:p>
      <text:p text:style-name="P4">
据报道，在澳大利亚冠军奥利维亚·盖德斯基(Olivia Gadetski-6：1，6：3)中，马萨洛娃(Masarova)在选拔赛的半决赛中获胜。</text:p>
      <text:p text:style-name="P4">
正如乌克林福姆所通知的那样，Yastremskaya又通过了法国女性Leolijuzhang，后者拒绝在第一盘之后继续比赛-7：5乌克兰妇女。</text:p>
      <text:p text:style-name="P4">
<text:span text:style-name="T4">
另请阅读：</text:span>
 <text:a xlink:type="simple" xlink:href="https://www.ukrinform.ua/rubric-sports/3706438-astremska-startuvala-z-peremogi-na-turniri-serii-wta-1000-u-rimi.html" text:style-name="Internet_20_link" text:visited-style-name="Visited_20_Internet_20_Link">
</text:a>
意大利首都的比赛将持续到5月21日。</text:p>
      <text:p text:style-name="P4">
去年，Iga Schwontek从波兰赢得了罗马。</text:p>
      <text:p text:style-name="P4">
照片：btu.org.ua。</text:p>
      <text:p text:style-name="P4">
News Source: <text:a xlink:type="simple" xlink:href="https://www.ukrinform.ua/rubric-sports/3706504-viznacilasa-supernica-astremskoi-u-finali-kvalifikacii-turniru-wta-v-rimi.html" text:style-name="Internet_20_link" text:visited-style-name="Visited_20_Internet_20_Link">
https://www.ukrinform.ua/rubric-sports/3706504-viznacilasa-supernica-astremskoi-u-finali-kvalifikacii-turniru-wta-v-rimi.html</text:a>
</text:p>
      <!--NEWS-->
      <text:h text:style-name="P10" text:outline-level="1">
<text:span text:style-name="T4">
OVA主席在DNIEPER-爆炸中报告了防空的工作</text:span>
</text:h>
      <text:p text:style-name="P4">
作者: Ukrinform (Person)</text:p>
      <text:p text:style-name="P4">
出版商: Укринформ (Organization)</text:p>
      <text:p text:style-name="P4">
出版时间: 2023-05-08T22:31:00+03:00</text:p>
      <text:p text:style-name="P4">
修改时间: 2023-05-08T22:31:00+03:00</text:p>
      <text:p text:style-name="P4">
描述: 在DNIEPER的空气警报中，听到了爆炸声。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Дніпро', 'Вибух', 'ППО']</text:p>
      <text:p text:style-name="P4">
类型: Article</text:p>
      <!--METADATA-->
      <text:p text:style-name="P4">
<draw:frame draw:style-name="fr1" draw:name="Image334" text:anchor-type="as-char" svg:width="6.9236in" svg:height="3.948443in" draw:z-index="0">
<draw:image xlink:href="../Images/yкринформ/2023-05-08T22-31-00-03-00/630_360_1538997483-946.jpg" xlink:type="simple" xlink:show="embed" xlink:actuate="onLoad" draw:mime-type="image/jpeg"/>
</draw:frame>
在DNIEPER的空气焦虑期间，听到了爆炸声。</text:p>
      <text:p text:style-name="P4">
这是在[]中报道的(https://t.me/s/borys_filatovv)乌克林福姆报道说，Dniproboryis Filatov的市长。</text:p>
      <text:p text:style-name="P4">
他写道：“ DNIEPER中已经有几次爆炸。”</text:p>
      <text:p text:style-name="P4">
反过来，dnipropetrovsk ova ova s​​ergey lisak <text:a xlink:type="simple" xlink:href="https://t.me/s/dnipropetrovskaODA" text:style-name="Internet_20_link" text:visited-style-name="Visited_20_Internet_20_Link">
</text:a>
关于防空的工作。</text:p>
      <text:p text:style-name="P4">
<text:span text:style-name="T4">
另请阅读：</text:span>
 <text:a xlink:type="simple" xlink:href="https://www.ukrinform.ua/rubric-ato/3706502-rosiani-but-po-harkivsini-raketami-s300-e-tri-vlucanna.html" text:style-name="Internet_20_link" text:visited-style-name="Visited_20_Internet_20_Link">
</text:a>
据报道，侵略国的军队袭击了哈尔基夫和C-300地区。</text:p>
      <text:p text:style-name="P4">
News Source: <text:a xlink:type="simple" xlink:href="https://www.ukrinform.ua/rubric-ato/3706505-u-dnipri-prolunali-vibuhi.html" text:style-name="Internet_20_link" text:visited-style-name="Visited_20_Internet_20_Link">
https://www.ukrinform.ua/rubric-ato/3706505-u-dnipri-prolunali-vibuhi.html</text:a>
</text:p>
      <!--NEWS-->
      <text:h text:style-name="P10" text:outline-level="1">
<text:span text:style-name="T4">
在乌克兰的七个城市中，有来自巴赫穆特儿童的教育中心</text:span>
</text:h>
      <text:p text:style-name="P4">
作者: Ukrinform (Person)</text:p>
      <text:p text:style-name="P4">
出版商: Укринформ (Organization)</text:p>
      <text:p text:style-name="P4">
出版时间: 2023-05-08T22:34:00+03:00</text:p>
      <text:p text:style-name="P4">
修改时间: 2023-05-08T22:34:00+03:00</text:p>
      <text:p text:style-name="P4">
描述: 在乌克兰的七个城市中，有教育中心，适合从巴赫穆特被解雇的敌人撤离的儿童。  - 乌克林。</text:p>
      <text:p text:style-name="P4">
图片: ["<text:a xlink:type="simple" xlink:href="https://static.ukrinform.com/photos/2023_05/thumb_files/630_360_1683574769-542.jpg" text:style-name="Internet_20_link" text:visited-style-name="Visited_20_Internet_20_Link">
630_360_16835...</text:a>
"]</text:p>
      <text:p text:style-name="P4">
标签: ['Бахмут', 'Діти', 'Освіта', 'Школа']</text:p>
      <text:p text:style-name="P4">
类型: Article</text:p>
      <!--METADATA-->
      <text:p text:style-name="P4">
<draw:frame draw:style-name="fr1" draw:name="Image335" text:anchor-type="as-char" svg:width="6.9236in" svg:height="3.956343in" draw:z-index="0">
<draw:image xlink:href="../Images/yкринформ/2023-05-08T22-34-00-03-00/630_360_1683574769-542.jpg" xlink:type="simple" xlink:show="embed" xlink:actuate="onLoad" draw:mime-type="image/jpeg"/>
</draw:frame>
在七个城市，乌克兰有教育中心，供巴赫穆特敌人撤离的儿童。</text:p>
      <text:p text:style-name="P4">
正如乌克林福姆报道的那样，关于<text:a xlink:type="simple" xlink:href="https://www.facebook.com/OlexiyRevaOfficial/posts/pfbid026S7Fmgg11GgqvkDpYSV8pbndWnPeqqH7DPeke41bp7qVsDuKT6bpCzpHusr7CvXal" text:style-name="Internet_20_link" text:visited-style-name="Visited_20_Internet_20_Link">
</text:a>
巴赫穆特市长Alexei Reva报道说，他访问了Poltava教育中心。</text:p>
      <text:p text:style-name="P4">
“从2022年秋天开始，组织了工作<text:a xlink:type="simple" xlink:href="https://www.ukrinform.ua/tag-osvita" text:style-name="Internet_20_link" text:visited-style-name="Visited_20_Internet_20_Link">
</text:a>
人道主义bakhmutian支持的细胞在基辅taDnipro中支持。 自今年3月以来，此类教育中心一直在该国的五个城市积极工作：Kryvyi Rih，Yellow Waters，Poltava，Odesa，Kharkiv，” Reva写道。</text:p>
      <text:p text:style-name="P4">
他指出，这些城市目前有1707名参与者，这是Bakhmut Gromad的所有学生和学生的24％。</text:p>
      <text:p text:style-name="P4">
因此，根据市长的说法，Poltava的教育空间目前正在访问84名儿童。因此，Bakhmut学校的老师为高中生提供了其他教科书和乌克兰语言的课程。 艺术和小学课程的老师提供了对Poltava文化机构的孩子们的访问：博物馆，木偶剧院和学龄前员工进行娱乐，研讨会，比赛，游戏。</text:p>
      <text:p text:style-name="P4">
“我非常感谢Bakhmut的老师，他们在志愿者的基础上开始在教育中心工作，以进行冷漠。 我感谢Donetsk地区专业面部体育个人资料的领导。 现在位于Upoltava的Bubki村，在我们协助Bakhmutians年轻的举措的支持下。 当我们坚强时 - 我们很坚强!”  - 市长说。</text:p>
      <text:p text:style-name="P4">
<text:span text:style-name="T4">
另请阅读：</text:span>
 <text:a xlink:type="simple" xlink:href="https://www.ukrinform.ua/rubric-society/3694447-treba-napracuvati-specialni-osvitni-programi-dla-ukrainskih-ditej-za-kordonom-ekspert.html" text:style-name="Internet_20_link" text:visited-style-name="Visited_20_Internet_20_Link">
<text:span text:style-name="T4">
教育</text:span>
</text:a>
据报道，俄罗斯军队无情地摧毁了巴赫穆特市，哭泣和平民。 如今，俄罗斯人已经摧毁了4400多座住宅建筑，使这座城市变成了废墟。 Bakhmut的激烈战斗仍在继续。</text:p>
      <text:p text:style-name="P4">
<text:span text:style-name="T5">
foto：Alexei Reva / facebook</text:span>
</text:p>
      <text:p text:style-name="P4">
News Source: <text:a xlink:type="simple" xlink:href="https://www.ukrinform.ua/rubric-regions/3706506-u-semi-mistah-ukraini-pracuut-osvitni-oseredki-dla-ditej-z-bahmuta.html" text:style-name="Internet_20_link" text:visited-style-name="Visited_20_Internet_20_Link">
https://www.ukrinform.ua/rubric-regions/3706506-u-semi-mistah-ukraini-pracuut-osvitni-oseredki-dla-ditej-z-bahmuta.html</text:a>
</text:p>
      <!--NEWS-->
      <text:h text:style-name="P10" text:outline-level="1">
<text:span text:style-name="T4">
阿姆斯特丹的土耳其投票站与300人打架。</text:span>
</text:h>
      <text:p text:style-name="P4">
作者: Ukrinform (Person)</text:p>
      <text:p text:style-name="P4">
出版商: Укринформ (Organization)</text:p>
      <text:p text:style-name="P4">
出版时间: 2023-05-08T22:47:00+03:00</text:p>
      <text:p text:style-name="P4">
修改时间: 2023-05-08T22:47:00+03:00</text:p>
      <text:p text:style-name="P4">
描述: 在荷兰阿姆斯特丹，在投票站与约300人打架，总统和土耳其议会选举中进行了投票。  - 乌克林。</text:p>
      <text:p text:style-name="P4">
图片: ["<text:a xlink:type="simple" xlink:href="https://static.ukrinform.com/photos/2023_05/thumb_files/630_360_1683575176-203.jpg" text:style-name="Internet_20_link" text:visited-style-name="Visited_20_Internet_20_Link">
630_360_16835...</text:a>
"]</text:p>
      <text:p text:style-name="P4">
标签: ['Бійка', 'Вибори', 'Туреччина', 'Амстердам']</text:p>
      <text:p text:style-name="P4">
类型: Article</text:p>
      <!--METADATA-->
      <text:p text:style-name="P4">
<draw:frame draw:style-name="fr1" draw:name="Image336" text:anchor-type="as-char" svg:width="6.9236in" svg:height="3.956343in" draw:z-index="0">
<draw:image xlink:href="../Images/yкринформ/2023-05-08T22-47-00-03-00/630_360_1683575176-203.jpg" xlink:type="simple" xlink:show="embed" xlink:actuate="onLoad" draw:mime-type="image/jpeg"/>
</draw:frame>
与大约300人进行了相关区域的战斗，那里发生了土耳其总统选举。</text:p>
      <text:p text:style-name="P4">
关于IT报告乌克林福姆，参考<text:a xlink:type="simple" xlink:href="https://nos.nl/artikel/2474347-300-mensen-betrokken-bij-vechtpartij-rai-rond-turkse-verkiezingen" text:style-name="Internet_20_link" text:visited-style-name="Visited_20_Internet_20_Link">
</text:a>
。</text:p>
      <text:p text:style-name="P4">
“在 <text:a xlink:type="simple" xlink:href="https://www.ukrinform.ua/tag-bijka" text:style-name="Internet_20_link" text:visited-style-name="Visited_20_Internet_20_Link">
 </text:a>
消息说：“有300人参加了阿姆斯特丹，其中两个受伤。”</text:p>
      <text:p text:style-name="P4">
值得注意的是，在计算选票期间发生了战斗。</text:p>
      <text:p text:style-name="P4">
事件发生后的第二天，警方宣布进行大规模打架。</text:p>
      <text:p text:style-name="P4">
这场战斗是在周日晚上在阿姆斯特丹的RAI展览中心举行的 - 选民可以投票的最后一天。</text:p>
      <text:p text:style-name="P4">
在大量执法人员的帮助下，设法阻止了参与者。</text:p>
      <text:p text:style-name="P4">
<text:span text:style-name="T4">
另请阅读：</text:span>
 <text:a xlink:type="simple" xlink:href="https://www.ukrinform.ua/rubric-world/3706243-v-uzbekistani-ogolosili-dostrokovi-prezidentski-vibori.html" text:style-name="Internet_20_link" text:visited-style-name="Visited_20_Internet_20_Link">
<text:span text:style-name="T4">
选举</text:span>
</text:a>
值得注意的是，荷兰有超过200,000名土耳其护照所有者。</text:p>
      <text:p text:style-name="P4">
据报道，土耳其的议会和总统选举将于5月14日提交比计划任期的一个月。</text:p>
      <text:p text:style-name="P4">
<text:span text:style-name="T5">
foto：nos.nl</text:span>
</text:p>
      <text:p text:style-name="P4">
News Source: <text:a xlink:type="simple" xlink:href="https://www.ukrinform.ua/rubric-world/3706507-na-tureckij-viborcij-dilnici-v-amsterdami-stalasa-bijka-za-ucasti-300-ludej.html" text:style-name="Internet_20_link" text:visited-style-name="Visited_20_Internet_20_Link">
https://www.ukrinform.ua/rubric-world/3706507-na-tureckij-viborcij-dilnici-v-amsterdami-stalasa-bijka-za-ucasti-300-ludej.html</text:a>
</text:p>
      <!--NEWS-->
      <text:h text:style-name="P10" text:outline-level="1">
<text:span text:style-name="T4">
敌人增加了对巴赫穆特的进攻强度，增加了士兵的数量-Kombrig Grishchenko</text:span>
</text:h>
      <text:p text:style-name="P4">
作者: Ukrinform (Person)</text:p>
      <text:p text:style-name="P4">
出版商: Укринформ (Organization)</text:p>
      <text:p text:style-name="P4">
出版时间: 2023-05-08T22:53:00+03:00</text:p>
      <text:p text:style-name="P4">
修改时间: 2023-05-08T22:53:00+03:00</text:p>
      <text:p text:style-name="P4">
描述: 敌人增加了对巴赫穆特的攻击强度，并增加了活力的数量，继续击中火箭中风，并以不同武器的乌克兰防守者的位置开火。  - 乌克林。</text:p>
      <text:p text:style-name="P4">
图片: ["<text:a xlink:type="simple" xlink:href="https://static.ukrinform.com/photos/2022_08/thumb_files/630_360_1659680502-569.jpg" text:style-name="Internet_20_link" text:visited-style-name="Visited_20_Internet_20_Link">
630_360_16596...</text:a>
"]</text:p>
      <text:p text:style-name="P4">
标签: ['Бахмут', 'Обстріл', 'Російські військові', 'Війна з росією']</text:p>
      <text:p text:style-name="P4">
类型: Article</text:p>
      <!--METADATA-->
      <text:p text:style-name="P4">
<draw:frame draw:style-name="fr1" draw:name="Image337" text:anchor-type="as-char" svg:width="6.9236in" svg:height="3.956343in" draw:z-index="0">
<draw:image xlink:href="../Images/yкринформ/2023-05-08T22-53-00-03-00/630_360_1659680502-569.jpg" xlink:type="simple" xlink:show="embed" xlink:actuate="onLoad" draw:mime-type="image/jpeg"/>
</draw:frame>
他增加了巴赫穆特攻击的强度，并增加了活力的数量，继续袭击火箭中风，并以各种武器的乌克兰国防贩运者的位置开除。</text:p>
      <text:p text:style-name="P4">
在[]的视频地址中说了这一点(https://t.me/kharkiv_127_brigada_tro/2852)来自Kharkiv地区罗马Gryshchenko的第127 Brigadteroborony的指挥官(“罗马叔叔”)，报道乌克林福姆。</text:p>
      <text:p text:style-name="P4">
“巴赫穆特的局势很困难，但情况受到国防军的控制。效率提高了攻击强度并增加了活力的量。 由泵执行<text:a xlink:type="simple" xlink:href="https://www.ukrinform.ua/tag-obstril" text:style-name="Internet_20_link" text:visited-style-name="Visited_20_Internet_20_Link">
</text:a>
，使用航空，炮兵和点火弹药。 他所有的资源都对巴赫穆特国防军造成了最大损失。 我们的勇士站着。 荣誉受到称赞，”格里申科说。</text:p>
      <text:p text:style-name="P4">
<text:span text:style-name="T4">
另请阅读：</text:span>
 <text:a xlink:type="simple" xlink:href="https://www.ukrinform.ua/rubric-ato/3706398-sili-specoperacij-znisili-rosijskij-kulemetnij-rozrahunok-u-bahmuti.html" text:style-name="Internet_20_link" text:visited-style-name="Visited_20_Internet_20_Link">
<text:span text:style-name="T4">
 bakhmut </text:span>
</text:a>
如报道，<text:a xlink:type="simple" xlink:href="https://www.ukrinform.ua/rubric-ato/3706446-vorog-nastupae-na-cotiroh-napramkah-za-bahmut-i-marinku-vazki-boi.html" text:style-name="Internet_20_link" text:visited-style-name="Visited_20_Internet_20_Link">
</text:a>
。 它正在巴赫穆特(Bakhmut)进行。 白天，敌人进行了伊万诺夫斯基和暂时性YAR的不成功进攻行动。 他在Bogs，Bakhmut和Baptist的地区进行了空袭。</text:p>
      <text:p text:style-name="P4">
News Source: <text:a xlink:type="simple" xlink:href="https://www.ukrinform.ua/rubric-ato/3706508-vorog-pidvisiv-intensivnist-atak-na-bahmut-i-zbilsiv-kilkist-soldativ-kombrig-grisenko.html" text:style-name="Internet_20_link" text:visited-style-name="Visited_20_Internet_20_Link">
https://www.ukrinform.ua/rubric-ato/3706508-vorog-pidvisiv-intensivnist-atak-na-bahmut-i-zbilsiv-kilkist-soldativ-kombrig-grisenko.html</text:a>
</text:p>
      <!--NEWS-->
      <text:h text:style-name="P10" text:outline-level="1">
<text:span text:style-name="T4">
据说波兰不着急乌克兰人有反对意见的</text:span>
</text:h>
      <text:p text:style-name="P4">
作者: Ukrinform (Person)</text:p>
      <text:p text:style-name="P4">
出版商: Укринформ (Organization)</text:p>
      <text:p text:style-name="P4">
出版时间: 2023-05-08T23:04:00+03:00</text:p>
      <text:p text:style-name="P4">
修改时间: 2023-05-08T23:04:00+03:00</text:p>
      <text:p text:style-name="P4">
描述: 乌克兰人以反对意见的匆忙不符合此次活动的利益，乌克兰人应该有足够的武器来对俄罗斯侵略者有效的反宣传行动。  - 乌克林。</text:p>
      <text:p text:style-name="P4">
图片: ["<text:a xlink:type="simple" xlink:href="https://static.ukrinform.com/photos/2023_05/thumb_files/630_360_1683575924-402.jpg" text:style-name="Internet_20_link" text:visited-style-name="Visited_20_Internet_20_Link">
630_360_16835...</text:a>
"]</text:p>
      <text:p text:style-name="P4">
标签: ['Польща', 'Україна', 'Війна з росією', 'Контрнаступ']</text:p>
      <text:p text:style-name="P4">
类型: Article</text:p>
      <!--METADATA-->
      <text:p text:style-name="P4">
<draw:frame draw:style-name="fr1" draw:name="Image338" text:anchor-type="as-char" svg:width="6.9236in" svg:height="3.956343in" draw:z-index="0">
<draw:image xlink:href="../Images/yкринформ/2023-05-08T23-04-00-03-00/630_360_1683575924-402.jpg" xlink:type="simple" xlink:show="embed" xlink:actuate="onLoad" draw:mime-type="image/jpeg"/>
</draw:frame>
乌克兰人的反击赶快不符合此次活动的利益，乌克兰人应该拥有对俄罗斯侵略者有效的反对意见行动的武器。</text:p>
      <text:p text:style-name="P4">
关于<text:a xlink:type="simple" xlink:href="https://twitter.com/StZaryn/status/1655602893557309443" text:style-name="Internet_20_link" text:visited-style-name="Visited_20_Internet_20_Link">
</text:a>
乌克林福姆报道，波兰政府关于该国信息空间的安全性是由斯坦尼斯拉夫·扎林(Stanislav Zharyn)国家撰写的。</text:p>
      <text:p text:style-name="P4">
“乌克兰人的匆忙不符合该活动的利益。 支持[]的国家(https://www.ukrinform.ua/tag-ukraina)，他们应该意识到，事件在接下来的几周内的有效性将取决于该物流基地军事行动的准备程度。” Zharin写道。</text:p>
      <text:p text:style-name="P4">
他指出，乌克兰应该“以精心计划和准备的方式行事”。</text:p>
      <text:p text:style-name="P4">
这位官员强调：“没有适当准备的进攻开始，可能会否定乌克兰人改变前线情况的机会。”</text:p>
      <text:p text:style-name="P4">
Zharin指出，关于乌克兰有关实施快速行动的压力的信息的出现“不会有效地反性”。 据他说，尤其是捷克共和国彼得·保罗的总统。</text:p>
      <text:p text:style-name="P4">
波兰政府官员指出，乌克兰的局势现在非常困难，重新形式取决于乌克兰人积累足够的军事装备进行进攻行动的能力。</text:p>
      <text:p text:style-name="P4">
<text:span text:style-name="T4">
另请阅读：</text:span>
 <text:a xlink:type="simple" xlink:href="https://www.ukrinform.ua/rubric-ato/3705989-u-rosii-zavitsa-velika-panika-koli-ukraina-rozpocne-kontrnastup-gavrilov.html" text:style-name="Internet_20_link" text:visited-style-name="Visited_20_Internet_20_Link">
<text:span text:style-name="T4">
反性</text:span>
</text:a>
Dotar还指出，俄罗斯体系中紧张的假设不是正确的。 据他说，目前俄罗斯反对帝国政策或抵抗乌克兰战争的叛乱。</text:p>
      <text:p text:style-name="P4">
波兰官员强调，在接下来的几个月中，没有必要期待这场战争。 他强调，莫斯科的行动表明它正在准备一场长期的战争，并希望实现其战略目标。 据他介绍，由于使用混合方法的敌对行动，穆斯科特人很明显地击败了乌克兰。 据他介绍，俄罗斯联邦仍然指望乌克兰防御的突破，击败乌克兰军队的胜利，基辅的收购，乌克兰当局通过全部乌克兰的王牌而改变了乌克兰当局。</text:p>
      <text:p text:style-name="P4">
News Source: <text:a xlink:type="simple" xlink:href="https://www.ukrinform.ua/rubric-ato/3706510-u-polsi-kazut-so-ne-potribno-kvapiti-ukrainciv-z-kontrnastupom.html" text:style-name="Internet_20_link" text:visited-style-name="Visited_20_Internet_20_Link">
https://www.ukrinform.ua/rubric-ato/3706510-u-polsi-kazut-so-ne-potribno-kvapiti-ukrainciv-z-kontrnastupom.html</text:a>
</text:p>
      <!--NEWS-->
      <text:h text:style-name="P10" text:outline-level="1">
<text:span text:style-name="T4">
明天欧洲议会将对代理当局法案进行投票</text:span>
</text:h>
      <text:p text:style-name="P4">
作者: Ukrinform (Person)</text:p>
      <text:p text:style-name="P4">
出版商: Укринформ (Organization)</text:p>
      <text:p text:style-name="P4">
出版时间: 2023-05-08T23:11:00+03:00</text:p>
      <text:p text:style-name="P4">
修改时间: 2023-05-08T23:11:00+03:00</text:p>
      <text:p text:style-name="P4">
描述: 欧洲委员会希望明天，斯特拉斯堡的代表将支持《 Amplosa支持法》（ASAP），这是欧盟计划加速贝壳提供给乌克兰的一部分。  - 乌克林。</text:p>
      <text:p text:style-name="P4">
图片: ["<text:a xlink:type="simple" xlink:href="https://static.ukrinform.com/photos/2023_01/thumb_files/630_360_1674605069-161.png" text:style-name="Internet_20_link" text:visited-style-name="Visited_20_Internet_20_Link">
630_360_16746...</text:a>
"]</text:p>
      <text:p text:style-name="P4">
标签: ['Європарламент', 'Євросоюз', 'Україна', 'Боєприпаси', 'Війна з росією']</text:p>
      <text:p text:style-name="P4">
类型: Article</text:p>
      <!--METADATA-->
      <text:p text:style-name="P4">
<draw:frame draw:style-name="fr1" draw:name="Image339" text:anchor-type="as-char" svg:width="6.9236in" svg:height="3.956343in" draw:z-index="0">
<draw:image xlink:href="../Images/yкринформ/2023-05-08T23-11-00-03-00/630_360_1674605069-161.png" xlink:type="simple" xlink:show="embed" xlink:actuate="onLoad" draw:mime-type="image/png"/>
</draw:frame>
欧洲委员会希望斯特拉斯堡的明天代表将支持对弹药生产的法案支持(尽快)这是欧盟向乌克兰接纳贝壳的计划的一部分。</text:p>
      <text:p text:style-name="P4">
欧洲欧洲贸易和服务tierry tierry Breton的欧洲议会议员在欧洲议会全体会议上的主题听证会上报告了这一点。</text:p>
      <text:p text:style-name="P4">
“情况需要我们的情况。 当然，我们将与欧盟背叛和瑞典董事长并排工作，以迅速行动，保护我们的公民，我们自己的安全和民主。 亲爱的，我们不必欺骗自己。 我们知道谁是侵略者。 这是俄罗斯。 这场战争也是一场工业能力之战。 这取决于我们的结果以及我们能够实现和平的贡献。”委员说。</text:p>
      <text:p text:style-name="P4">
据他说，为了与欧盟委员会一起到六月，实现结果有一项集体责任：“我们都知道乌克兰正在发生的事情，这不仅在乌克兰令人震惊，而且在欧洲所有人。 我祝贺您同意根据紧急程序考虑此问题并进行终端投票。 希望投票(关于该行为。)明天将是积极的，我指望你。”</text:p>
      <text:p text:style-name="P4">
布雷顿指出，自从俄罗斯对乌克兰的侵略开始以来，欧洲波动座一直处于前线，尤其是在炮兵的供应中，但主要要点之一仍然是向乌克兰提供弹药和导弹的供应。</text:p>
      <text:p text:style-name="P4">
<text:span text:style-name="T4">
另请阅读：</text:span>
 <text:a xlink:type="simple" xlink:href="https://www.ukrinform.ua/rubric-ato/3706237-povitrani-ataki-i-postacanna-boepripasiv-zelenskij-proviv-zasidanna-stavki.html" text:style-name="Internet_20_link" text:visited-style-name="Visited_20_Internet_20_Link">
<text:span text:style-name="T4">
费率</text:span>
</text:a>
“毫无疑问，冲突确实使我们的行业承受着巨大的压力。我们必须产生更多才能满足阵线的需求。 我们还需要弹药，以确保补充我们自己的库存，以推迟向乌克兰的弹药供应，”代表委员会说。</text:p>
      <text:p text:style-name="P4">
他回忆说，欧盟已经做出了政治决定，将100万个康乃馨在乌克兰持续了12个月。 国防部长发展部长的欧盟委员会由三个要点组成 - 现有弹药的供应，工业中蠕虫的联合订购加速生产，这是由欧洲和平基金分配的200万欧元，这是每一个欧元的十亿欧元方向。<text:span text:style-name="T4">
另请阅读：</text:span>
 <text:a xlink:type="simple" xlink:href="https://www.ukrinform.ua/rubric-ato/3705346-es-ostatocno-shvaliv-vidilenna-milarda-evro-na-zakupivlu-boepripasiv-dla-ukraini.html" text:style-name="Internet_20_link" text:visited-style-name="Visited_20_Internet_20_Link">
</text:a>
欧洲专员是多达15个主要欧洲武器制造商的关键重大结论。 他说，最主要的是，欧洲具有国防工业的发达和足够的潜力，尽管必须通过原材料和设备的供应网络来改进它。</text:p>
      <text:p text:style-name="P4">
蒂里里·布雷顿(Tierry Breton)说：“我坚信，在12个月内，在您的支持和发展中，我们将能够履行欧洲100万弹药的义务，因为欧洲将在乌克兰出现。”</text:p>
      <text:p text:style-name="P4">
据报道，3月20日，欧洲理事会决定提高乌克兰弹药的供应，并提高欧盟边境产业的能力。 特别是，这一决定规定，在接下来的12个月中，将为这些国家提供100万个火炮胸部，包括155毫米口径的炮弹。</text:p>
      <text:p text:style-name="P4">
News Source: <text:a xlink:type="simple" xlink:href="https://www.ukrinform.ua/rubric-world/3706509-evroparlament-zavtra-golosuvatime-sodo-aktu-z-pidtrimki-virobnictva-boepripasiv.html" text:style-name="Internet_20_link" text:visited-style-name="Visited_20_Internet_20_Link">
https://www.ukrinform.ua/rubric-world/3706509-evroparlament-zavtra-golosuvatime-sodo-aktu-z-pidtrimki-virobnictva-boepripasiv.html</text:a>
</text:p>
      <!--NEWS-->
      <text:h text:style-name="P10" text:outline-level="1">
<text:span text:style-name="T4">
德罗博维奇：俄罗斯毒死了第二次世界大战的记忆和5月9日的概念</text:span>
</text:h>
      <text:p text:style-name="P4">
作者: Ukrinform (Person)</text:p>
      <text:p text:style-name="P4">
出版商: Укринформ (Organization)</text:p>
      <text:p text:style-name="P4">
出版时间: 2023-05-08T23:24:00+03:00</text:p>
      <text:p text:style-name="P4">
修改时间: 2023-05-08T23:24:00+03:00</text:p>
      <text:p text:style-name="P4">
描述: 乌克兰国家记忆研究所负责人安东·德罗博维奇（Anton Drobovich）认为，这是合乎逻辑的，长期庆祝欧洲在5月9日在乌克兰的决定。  - 乌克林。</text:p>
      <text:p text:style-name="P4">
图片: ["<text:a xlink:type="simple" xlink:href="https://static.ukrinform.com/photos/2021_07/thumb_files/630_360_1627477950-664.jpg" text:style-name="Internet_20_link" text:visited-style-name="Visited_20_Internet_20_Link">
630_360_16274...</text:a>
"]</text:p>
      <text:p text:style-name="P4">
标签: ['Друга світова', 'День Європи ', 'Дробович', 'УІНП']</text:p>
      <text:p text:style-name="P4">
类型: Article</text:p>
      <!--METADATA-->
      <text:p text:style-name="P4">
<draw:frame draw:style-name="fr1" draw:name="Image340" text:anchor-type="as-char" svg:width="6.9236in" svg:height="3.956343in" draw:z-index="0">
<draw:image xlink:href="../Images/yкринформ/2023-05-08T23-24-00-03-00/630_360_1627477950-664.jpg" xlink:type="simple" xlink:show="embed" xlink:actuate="onLoad" draw:mime-type="image/jpeg"/>
</draw:frame>
乌克兰国家记忆学院负责人安东·德罗博维奇(Anton Drobovich)认为，5月9日在乌克兰庆祝欧洲的决定是合乎逻辑的。</text:p>
      <text:p text:style-name="P4">
这一观点是乌克兰国家记忆研究所的负责人安东·德罗贝维奇(Anton Drobyovychi)在一次采访中<text:a xlink:type="simple" xlink:href="https://t.me/svoboda_radio/17361" text:style-name="Internet_20_link" text:visited-style-name="Visited_20_Internet_20_Link">
</text:a>
，报道乌克林福姆。</text:p>
      <text:p text:style-name="P4">
“ 5月9日将是欧洲日。 根据历史真理，因为在大多数欧洲国家，世界第八天被标记为胜利日，”德罗贝耶夫说。</text:p>
      <text:p text:style-name="P4">
据他说，早期的倡议“在很大程度上是不可能的”。</text:p>
      <text:p text:style-name="P4">
此外，UINP的负责人指出：“与俄罗斯的友谊和人力资源管理对乌克兰的人道主义影响的幻想相当强大。” 他补充说，今年，社会学显示了5月9日的最低支持年。 尽管这一天是乌克兰人的平均假期。</text:p>
      <text:p text:style-name="P4">
“俄罗斯如此中毒<text:a xlink:type="simple" xlink:href="https://www.ukrinform.ua/tag-druga-svitova" text:style-name="Internet_20_link" text:visited-style-name="Visited_20_Internet_20_Link">
</text:a>
总的来说，乌克兰人不想没有任何公共的概念，”德罗博维奇说。</text:p>
      <text:p text:style-name="P4">
<text:span text:style-name="T4">
另请阅读：</text:span>
 <text:a xlink:type="simple" xlink:href="https://www.ukrinform.ua/rubric-other_news/3706204-tkacenko-pro-den-evropi-9-travna-ce-povernenna-do-evropejskih-tradicij.html" text:style-name="Internet_20_link" text:visited-style-name="Visited_20_Internet_20_Link">
<text:span text:style-name="T4">
天</text:span>
 <text:span text:style-name="T4">
 </text:span>
欧洲**</text:a>
正如乌克兰乌克兰(Ukrinform)报道的那样，乌克兰·沃迪米尔·泽伦斯基(Ukraine Volodymyr Zelensky)签署了#266/2023的法令，乌克兰现在是[] [] [] [] [] <text:a xlink:type="simple" xlink:href="http://www.ukrinform.ua/rubric-society/3706138-ukraina-soricno-9-travna-vidznacatime-den-evropi-ukaz-prezidenta.html" text:style-name="Internet_20_link" text:visited-style-name="Visited_20_Internet_20_Link">
</text:a>
在乌克兰早些时候，这一天是每年5月的第三个星期六写的，今年将于20日撰写。</text:p>
      <text:p text:style-name="P4">
总统也<text:a xlink:type="simple" xlink:href="http://www.ukrinform.ua/rubric-polytics/3706137-zelenskij-proponue-vidznacati-den-pamati-ta-peremogi-nad-nacizmom-8-travna.html" text:style-name="Internet_20_link" text:visited-style-name="Visited_20_Internet_20_Link">
</text:a>
纪念法案和击败世界大战的纳粹主义。</text:p>
      <text:p text:style-name="P4">
News Source: <text:a xlink:type="simple" xlink:href="https://www.ukrinform.ua/rubric-ato/3706512-drobovic-rosia-otruila-pamat-pro-drugu-svitovu-vijnu-ta-koncepciu-9-travna.html" text:style-name="Internet_20_link" text:visited-style-name="Visited_20_Internet_20_Link">
https://www.ukrinform.ua/rubric-ato/3706512-drobovic-rosia-otruila-pamat-pro-drugu-svitovu-vijnu-ta-koncepciu-9-travna.html</text:a>
</text:p>
      <!--NEWS-->
      <text:h text:style-name="P10" text:outline-level="1">
<text:span text:style-name="T4">
在伊兹米尔</text:span>
</text:h>
      <text:p text:style-name="P4">
作者: Ukrinform (Person)</text:p>
      <text:p text:style-name="P4">
出版商: Укринформ (Organization)</text:p>
      <text:p text:style-name="P4">
出版时间: 2023-05-08T23:33:00+03:00</text:p>
      <text:p text:style-name="P4">
修改时间: 2023-05-08T23:33:00+03:00</text:p>
      <text:p text:style-name="P4">
描述: 在土耳其伊兹米尔（Izmir），为游客开放了一个新的土耳其海军旗舰店-TCG Anadolu Landing船，这是世界上第一艘旨在分类和使用打击乐无人机的军舰。  - 乌克林。</text:p>
      <text:p text:style-name="P4">
图片: ["<text:a xlink:type="simple" xlink:href="https://static.ukrinform.com/photos/2023_05/thumb_files/630_360_1683577850-230.jpg" text:style-name="Internet_20_link" text:visited-style-name="Visited_20_Internet_20_Link">
630_360_16835...</text:a>
"]</text:p>
      <text:p text:style-name="P4">
标签: ['Безпілотник', 'Корабель', 'Туреччина']</text:p>
      <text:p text:style-name="P4">
类型: Article</text:p>
      <!--METADATA-->
      <text:p text:style-name="P4">
<draw:frame draw:style-name="fr1" draw:name="Image341" text:anchor-type="as-char" svg:width="6.9236in" svg:height="3.956343in" draw:z-index="0">
<draw:image xlink:href="../Images/yкринформ/2023-05-08T23-33-00-03-00/630_360_1683577850-230.jpg" xlink:type="simple" xlink:show="embed" xlink:actuate="onLoad" draw:mime-type="image/jpeg"/>
</draw:frame>
UTURKISH IZMIRI为游客开放了一个新的土耳其海军-TCG Anadolu的旗舰，这是世界上第一艘旨在脱位和使用打击乐无人机的军舰。</text:p>
      <text:p text:style-name="P4">
关于它报告了乌克林福姆，参考了土耳其国防部的信息<text:a xlink:type="simple" xlink:href="https://twitter.com/tcsavunma/status/1655623870169198606" text:style-name="Internet_20_link" text:visited-style-name="Visited_20_Internet_20_Link">
</text:a>
.</text:p>
      <text:p text:style-name="P4">
“ <text:a xlink:type="simple" xlink:href="https://www.ukrinform.ua/tag-korabel" text:style-name="Internet_20_link" text:visited-style-name="Visited_20_Internet_20_Link">
 </text:a>
TCG Anadolu继续在Alsanjak港口会见Izmir的公民。”该部报道。</text:p>
      <text:p text:style-name="Quotations">

<text:p text:style-name="P4">
tcg anadolu，alsancak limanisy'ndȧzmirlihemeshrilerimizle bulukhmaya devam&gt;
 ediyor。 vatandailarislimz，伊尔克·古登(Ilkgündenitibaren tcg) <text:a xlink:type="simple" xlink:href="https://twitter.com/hashtag/Mill%C3%AESavunmaBakanl%C4%B1%C4%9F%C4%B1" text:style-name="Internet_20_link" text:visited-style-name="Visited_20_Internet_20_Link">
&gt;
</text:a>
&gt;
 <text:a xlink:type="simple" xlink:href="https://t.co/TIZashjZcl" text:style-name="Internet_20_link" text:visited-style-name="Visited_20_Internet_20_Link">
 </text:a>
&gt;
&gt;
 -T.C。 国防部(@tcsavunma) <text:a xlink:type="simple" xlink:href="https://twitter.com/tcsavunma/status/1655623870169198606" text:style-name="Internet_20_link" text:visited-style-name="Visited_20_Internet_20_Link">
&gt;
 </text:a>
还指出，从船上住宿的第一天开始，公民引起了极大的关注。</text:p>

</text:p>
      <text:p text:style-name="P4">
<text:span text:style-name="T4">
另请阅读：</text:span>
 <text:a xlink:type="simple" xlink:href="https://www.ukrinform.ua/rubric-technology/3693829-bezpilotnij-vinisuvac-kzlelma-moze-zrobiti-revoluciu-v-aviacijnomu-bou-baykar.html" text:style-name="Internet_20_link" text:visited-style-name="Visited_20_Internet_20_Link">
</text:a>
如报道<text:a xlink:type="simple" xlink:href="https://www.ukrinform.ua/amp/rubric-world/3693699-tureccina-postavit-na-ozbroenna-unikalnij-korabel-dla-rozmisenna-bojovih-droniv.html" text:style-name="Internet_20_link" text:visited-style-name="Visited_20_Internet_20_Link">
</text:a>
，在4月初，土耳其放了一艘新的通用经销商船，可以充当轻型航空母舰。 这是世界上第一个容纳战斗无人机的人。</text:p>
      <text:p text:style-name="P4">
<text:span text:style-name="T5">
foto：T.C. 米尔·萨瓦玛·巴坎利·</text:span>
</text:p>
      <text:p text:style-name="P4">
News Source: <text:a xlink:type="simple" xlink:href="https://www.ukrinform.ua/rubric-world/3706513-v-izmiri-vidkrili-dla-vidviduvaciv-persij-u-sviti-bplanosec.html" text:style-name="Internet_20_link" text:visited-style-name="Visited_20_Internet_20_Link">
https://www.ukrinform.ua/rubric-world/3706513-v-izmiri-vidkrili-dla-vidviduvaciv-persij-u-sviti-bplanosec.html</text:a>
</text:p>
      <!--NEWS-->
      <text:h text:style-name="P10" text:outline-level="1">
<text:span text:style-name="T4">
乌克兰记者赢得了普利策奖</text:span>
</text:h>
      <text:p text:style-name="P4">
作者: Ukrinform (Person)</text:p>
      <text:p text:style-name="P4">
出版商: Укринформ (Organization)</text:p>
      <text:p text:style-name="P4">
出版时间: 2023-05-08T23:39:00+03:00</text:p>
      <text:p text:style-name="P4">
修改时间: 2023-05-08T23:39:00+03:00</text:p>
      <text:p text:style-name="P4">
描述: 乌克兰记者成为今年普利策奖的获奖者 - 最负盛名的媒体奖。  - 乌克林。</text:p>
      <text:p text:style-name="P4">
图片: ["<text:a xlink:type="simple" xlink:href="https://static.ukrinform.com/photos/2016_04/thumb_files/630_360_1461038013-7712-pulitcerovskaa-premia.jpg" text:style-name="Internet_20_link" text:visited-style-name="Visited_20_Internet_20_Link">
630_360_14610...</text:a>
"]</text:p>
      <text:p text:style-name="P4">
标签: ['Нагорода', 'Журналіст', 'Пулітцерівська премія']</text:p>
      <text:p text:style-name="P4">
类型: Article</text:p>
      <!--METADATA-->
      <text:p text:style-name="P4">
<draw:frame draw:style-name="fr1" draw:name="Image342" text:anchor-type="as-char" svg:width="6.9236in" svg:height="3.956343in" draw:z-index="0">
<draw:image xlink:href="../Images/yкринформ/2023-05-08T23-39-00-03-00/630_360_1461038013-7712-pulitcerovskaa-premia.jpg" xlink:type="simple" xlink:show="embed" xlink:actuate="onLoad" draw:mime-type="image/jpeg"/>
</draw:frame>
乌克兰记者成为今年普利策Premia(最负盛名的媒体奖)的获奖者。</text:p>
      <text:p text:style-name="P4">
此类信息发表在<text:a xlink:type="simple" xlink:href="https://www.pulitzer.org/news/2023-pulitzer-prize-announcement" text:style-name="Internet_20_link" text:visited-style-name="Visited_20_Internet_20_Link">
</text:a>
 Пулітцерівської премії,передає Укрінформ.</text:p>
      <text:p text:style-name="P4">
Українські фотографи Євген Малолєтка та Мстислав Чернов здобули Пулітцерівськупремію за знімок із Маріуполя. Нагороду також присуджено відеопродюсерціВасилисі Степаненко.</text:p>
      <text:p text:style-name="P4">
В рамках співпраці з агентством Associated Press їх відзначено «за служіннясуспільству».</text:p>
      <text:p text:style-name="Quotations">

<text:p text:style-name="P4">
Congratulations to <text:a xlink:type="simple" xlink:href="https://twitter.com/AP" text:style-name="Internet_20_link" text:visited-style-name="Visited_20_Internet_20_Link">
 </text:a>
 , <text:a xlink:type="simple" xlink:href="https://twitter.com/mstyslav9" text:style-name="Internet_20_link" text:visited-style-name="Visited_20_Internet_20_Link">
&gt;
 </text:a>
 , <text:a xlink:type="simple" xlink:href="https://twitter.com/EMaloletka" text:style-name="Internet_20_link" text:visited-style-name="Visited_20_Internet_20_Link">
&gt;
 </text:a>
 , <text:a xlink:type="simple" xlink:href="https://twitter.com/VasilisaUKR" text:style-name="Internet_20_link" text:visited-style-name="Visited_20_Internet_20_Link">
&gt;
 </text:a>
<text:a xlink:type="simple" xlink:href="https://twitter.com/lhinnant" text:style-name="Internet_20_link" text:visited-style-name="Visited_20_Internet_20_Link">
&gt;
</text:a>
 . <text:a xlink:type="simple" xlink:href="https://twitter.com/hashtag/Pulitzer" text:style-name="Internet_20_link" text:visited-style-name="Visited_20_Internet_20_Link">
&gt;
 </text:a>
 <text:a xlink:type="simple" xlink:href="https://t.co/0CnT3UI1p0" text:style-name="Internet_20_link" text:visited-style-name="Visited_20_Internet_20_Link">
&gt;
 </text:a>
&gt;
&gt;
  - 普利策奖(@pulitzerpriess) <text:a xlink:type="simple" xlink:href="https://twitter.com/PulitzerPrizes/status/1655654947688423446" text:style-name="Internet_20_link" text:visited-style-name="Visited_20_Internet_20_Link">
&gt;
 </text:a>
此外，注意<text:a xlink:type="simple" xlink:href="https://t.me/gruntmedia/31527" text:style-name="Internet_20_link" text:visited-style-name="Visited_20_Internet_20_Link">
</text:a>
该奖项被授予《纽约时报》团队的报道。 Stas Kozlyuk的乌克兰照片恢复是团队的一部分。</text:p>

</text:p>
      <text:p text:style-name="P4">
<text:span text:style-name="T4">
另请阅读：</text:span>
 <text:a xlink:type="simple" xlink:href="https://www.ukrinform.ua/rubric-ato/3593931-fotozurnalisti-maloletka-i-cernov-zdobuli-francuzku-premiu-dla-vijskovih-korespondentiv.html" text:style-name="Internet_20_link" text:visited-style-name="Visited_20_Internet_20_Link">
</text:a>
回想一下Pugitzer Premium是最负盛名的<text:a xlink:type="simple" xlink:href="https://www.ukrinform.ua/tag-nagoroda" text:style-name="Internet_20_link" text:visited-style-name="Visited_20_Internet_20_Link">
</text:a>
在美国的文学，新闻，音乐和戏剧领域。</text:p>
      <text:p text:style-name="P4">
自1917年以来，该奖项已于5月的第一个星期一被纽约的卫报大学颁发。 溢价为15,000美元。</text:p>
      <text:p text:style-name="P4">
News Source: <text:a xlink:type="simple" xlink:href="https://www.ukrinform.ua/rubric-society/3706514-ukrainci-zdobuli-pulitcerivsku-premiu.html" text:style-name="Internet_20_link" text:visited-style-name="Visited_20_Internet_20_Link">
https://www.ukrinform.ua/rubric-society/3706514-ukrainci-zdobuli-pulitcerivsku-premiu.html</text:a>
</text:p>
      <!--NEWS-->
      <text:h text:style-name="P10" text:outline-level="1">
<text:span text:style-name="T4">
美国 - 关于中国的和平努力：与乌克兰密切协调很重要</text:span>
</text:h>
      <text:p text:style-name="P4">
作者: Ukrinform (Person)</text:p>
      <text:p text:style-name="P4">
出版商: Укринформ (Organization)</text:p>
      <text:p text:style-name="P4">
出版时间: 2023-05-08T23:56:00+03:00</text:p>
      <text:p text:style-name="P4">
修改时间: 2023-05-08T23:56:00+03:00</text:p>
      <text:p text:style-name="P4">
描述: 在俄罗斯战争中实现和平的任何外交努力都应与乌克兰直接协调，并设想恢复其主权和领土完整。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Китай', 'США', 'Держдеп', 'Війна з росією']</text:p>
      <text:p text:style-name="P4">
类型: Article</text:p>
      <!--METADATA-->
      <text:p text:style-name="P4">
<draw:frame draw:style-name="fr1" draw:name="Image343" text:anchor-type="as-char" svg:width="6.9236in" svg:height="3.956343in" draw:z-index="0">
<draw:image xlink:href="../Images/yкринформ/2023-05-08T23-56-00-03-00/630_360_1666031974-150.jpg" xlink:type="simple" xlink:show="embed" xlink:actuate="onLoad" draw:mime-type="image/jpeg"/>
</draw:frame>
在俄罗斯战争中实现和平的任何特殊努力都应与乌克兰直接协调，并更新其主权和领土完整。</text:p>
      <text:p text:style-name="P4">
因此，乌克林福姆自己的通讯员报道，中国打算向美国国务院Vedant Patel发言人乌克兰副代表派遣一名特别代表的意图。</text:p>
      <text:p text:style-name="P4">
美国外交政策说：“与俄罗斯之间实现和平有关的任何外交努力都应由乌克兰伙伴进行密切协调。”</text:p>
      <text:p text:style-name="P4">
他强调，美国长期以来一直认为CNRI是相应的角色。” 此外，他对“中国不仅应该听到俄罗斯人，而且应该听到我们的乌克兰伙伴的声音”。</text:p>
      <text:p text:style-name="P4">
<text:span text:style-name="T4">
另请阅读：</text:span>
 <text:a xlink:type="simple" xlink:href="https://www.ukrinform.ua/rubric-polytics/3703800-blinken-poasniv-ak-ssa-stavlatsa-do-perspektiv-mirotvorstva-kitau-v-ukraini.html" text:style-name="Internet_20_link" text:visited-style-name="Visited_20_Internet_20_Link">
<text:span text:style-name="T4">
中国</text:span>
</text:a>
帕特尔指出，这一过程还应用于任何价值观和原则国家，即对主权和领土目的的观察。</text:p>
      <text:p text:style-name="P4">
乌克林福姆报道，4月底<text:a xlink:type="simple" xlink:href="http://www.ukrinform.ua/rubric-polytics/3701129-rozmova-zelenskogo-ta-si-czinpina-detali.html" text:style-name="Internet_20_link" text:visited-style-name="Visited_20_Internet_20_Link">
</text:a>
。 领导者，包括可能的互动，为乌克兰建立公正的可持续和平。 为此，中国表示打算将一名特别的政府代表派往杜普里纳。</text:p>
      <text:p text:style-name="P4">
News Source: <text:a xlink:type="simple" xlink:href="https://www.ukrinform.ua/rubric-polytics/3706495-ssa-pro-mirni-zusilla-kitau-vazlivo-pracuvati-v-tisnij-koordinacii-z-ukrainou.html" text:style-name="Internet_20_link" text:visited-style-name="Visited_20_Internet_20_Link">
https://www.ukrinform.ua/rubric-polytics/3706495-ssa-pro-mirni-zusilla-kitau-vazlivo-pracuvati-v-tisnij-koordinacii-z-ukrainou.html</text:a>
</text:p>
      <!--NEWS-->
      <text:h text:style-name="P10" text:outline-level="1">
<text:span text:style-name="T4">
“现在有一场灾难，但最糟糕的情况是领先”  - 阿列克谢·丹尼洛夫（Alexey Danilov）关于俄罗斯</text:span>
</text:h>
      <text:p text:style-name="P4">
作者: ['АРМІЯINFORM']</text:p>
      <text:p text:style-name="P4">
时间: 2023-05-08T37:00:00-04:00</text:p>
      <text:p text:style-name="P4">
描述: 国家贝兹佩基（Bezpeki）的秘书，奥莱克斯（Oleksii danylov）的辩护，诺贝德（Nobed），sho osi for osiy ...与乌克兰2022年的战争，与乌克兰的《今日战争》（Todip Today News）战争，今天与乌克兰的《新闻战》（News War）今天与乌克兰2022年进行，乌克兰之间的战争会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4e613a013471eaae1b3aad63a09477f8.jpeg" text:style-name="Internet_20_link" text:visited-style-name="Visited_20_Internet_20_Link">
4e613a013471eaae1b3aad63a09477f8.jpeg</text:a>
']</text:p>
      <text:p text:style-name="P4">
标签: ['ОЛЕКСІЙ ДАНІЛОВ', 'РНБО УКРАЇНИ', 'СЕКРЕТАР РАДИ НАЦІОНАЛЬНОЇ БЕЗПЕКИ І\xa0ОБОРОНИ']</text:p>
      <text:p text:style-name="P4">
类别: News</text:p>
      <!--METADATA-->
      <text:p text:style-name="P4">
<draw:frame draw:style-name="fr1" draw:name="Image344" text:anchor-type="as-char" svg:width="6.9236in" svg:height="4.330592in" draw:z-index="0">
<draw:image xlink:href="../Images/AРМІЯINFORM/2023-05-08T37-00-00-04-00/4e613a013471eaae1b3aad63a09477f8.jpeg" xlink:type="simple" xlink:show="embed" xlink:actuate="onLoad" draw:mime-type="image/jpeg"/>
</draw:frame>
Alexei Danilov</text:p>
      <text:p text:style-name="P4">
国家安全与国防委员会秘书亚历克西·丹尼洛夫(Alexei Danilov)强调，俄罗斯现在有一场灾难，但最糟糕的情况在领先。</text:p>
      <text:p text:style-name="P4">
Alexei Danilov <text:a xlink:type="simple" xlink:href="https://twitter.com/OleksiyDanilov/status/1655127038422925312" text:style-name="Internet_20_link" text:visited-style-name="Visited_20_Internet_20_Link">
写</text:a>
在Twitter中。</text:p>
      <text:p text:style-name="P4">
普京说，“最大的地缘政治灾难”是一个预测，而不是事实。 现在对俄罗斯的灾难正在发生，最糟糕的情况在前面 - 病变，崩溃，法院，赔偿。 一切都将是乌克兰!”， - 帖子写道。</text:p>
      <text:p text:style-name="P4">
News Source: <text:a xlink:type="simple" xlink:href="https://armyinform.com.ua/2023/05/08/zaraz-vidbuvayetsya-katastrofa-ta-najgirshe-poperedu-oleksij-danilov-pro-rosiyu/" text:style-name="Internet_20_link" text:visited-style-name="Visited_20_Internet_20_Link">
https://armyinform.com.ua/2023/05/08/zaraz-vidbuvayetsya-katastrofa-ta-najgirshe-poperedu-oleksij-danilov-pro-rosiyu/</text:a>
</text:p>
      <!--NEWS-->
      <text:h text:style-name="P10" text:outline-level="1">
<text:span text:style-name="T4">
延迟生命综合症 - 卫生部在战争期间向乌克兰人发表了建议</text:span>
</text:h>
      <text:p text:style-name="P4">
作者: ['АРМІЯINFORM']</text:p>
      <text:p text:style-name="P4">
时间: 2023-05-08T38:00:00-04:00</text:p>
      <text:p text:style-name="P4">
描述: 由I Krizovikh Stostyvahahahthyshy搞砸了 -  Night Yakscho Mi tsrah ...与乌克兰2022年的战争，与乌克兰的最新新闻，今天与乌克兰的新闻战争，与乌克兰的新闻战争，今天的最后一次战争，乌克兰和俄罗斯和战争之间的战争将是一场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5/yanina-omelchenko.jpg" text:style-name="Internet_20_link" text:visited-style-name="Visited_20_Internet_20_Link">
yanina-omelchenko.jpg</text:a>
', '<text:a xlink:type="simple" xlink:href="https://armyinform.com.ua/wp-content/uploads/2023/05/101-150x150.jpg" text:style-name="Internet_20_link" text:visited-style-name="Visited_20_Internet_20_Link">
101-150x150.jpg</text:a>
', '<text:a xlink:type="simple" xlink:href="https://armyinform.com.ua/wp-content/uploads/2023/05/102-150x150.jpg" text:style-name="Internet_20_link" text:visited-style-name="Visited_20_Internet_20_Link">
102-150x150.jpg</text:a>
', '<text:a xlink:type="simple" xlink:href="https://armyinform.com.ua/wp-content/uploads/2023/05/103-150x150.jpg" text:style-name="Internet_20_link" text:visited-style-name="Visited_20_Internet_20_Link">
103-150x150.jpg</text:a>
', '<text:a xlink:type="simple" xlink:href="https://armyinform.com.ua/wp-content/uploads/2023/05/104-150x150.jpg" text:style-name="Internet_20_link" text:visited-style-name="Visited_20_Internet_20_Link">
104-150x150.jpg</text:a>
']</text:p>
      <text:p text:style-name="P4">
标签: ['ІНФОГРАФІКА', 'МІНІСТЕРСТВО ОХОРОНИ ЗДОРОВ’Я УКРАЇНИ', 'ПОРАДИ', 'ПСИХОЛОГІЯ', 'ПТСР']</text:p>
      <text:p text:style-name="P4">
类别: News</text:p>
      <!--METADATA-->
      <text:p text:style-name="P4">
<draw:frame draw:style-name="fr1" draw:name="Image345" text:anchor-type="as-char" svg:width="6.9236in" svg:height="4.598424in" draw:z-index="0">
<draw:image xlink:href="../Images/AРМІЯINFORM/2023-05-08T38-00-00-04-00/yanina-omelchenko.jpg" xlink:type="simple" xlink:show="embed" xlink:actuate="onLoad" draw:mime-type="image/jpeg"/>
</draw:frame>
心理学家Yanina Omelchenko。 照片：Yevgeny Kotenko</text:p>
      <text:p text:style-name="P4">
战争和危机环境的影响每天都会发生 - 即使我们立即注意到。 即使我们远非积极的敌对行动。</text:p>
      <text:p text:style-name="P4">
关于它<text:a xlink:type="simple" xlink:href="https://www.facebook.com/moz.ukr/posts/pfbid0aLVbb1MG7CrnfCuAu2ztoBgBNfByKG5vCwV26Kteba5UdSJiw1LaAyoaN6JG8UfGl" text:style-name="Internet_20_link" text:visited-style-name="Visited_20_Internet_20_Link">
提醒</text:a>
乌克兰卫生部</text:p>
      <text:p text:style-name="P4">
_“乌克兰人现在可能觉得的影响之一是延迟的生命综合症。 当我们似乎在一个预期的时刻暂停生命时。 从我们不能计划计划的事实，甚至是为了预测我们的未来 - 我们会感到烦人，焦虑甚至很大的压力。”</text:p>
      <text:p text:style-name="P4">
关于在乌克兰第一夫人Olena Zelensk发起的All -Ukrainian心理健康计划框架内的延迟生命的综合症，心理学科学的故事情节，咨询心理学和心理学实验室负责人的故事情节心理学。 乌克兰Yanina Omelchenko国家教学科学学院的GS Kostyuk。</text:p>
      <text:p text:style-name="P4">
<text:a xlink:type="simple" xlink:href="https://armyinform.com.ua/wp-content/uploads/2023/05/101.jpg" text:style-name="Internet_20_link" text:visited-style-name="Visited_20_Internet_20_Link">
!(Images/AРМІЯINFORM/2023-05-08T38-00-00-04-00/101-150x150.jpg)</text:a>
</text:p>
      <text:p text:style-name="P4">
<text:a xlink:type="simple" xlink:href="https://armyinform.com.ua/wp-content/uploads/2023/05/102.jpg" text:style-name="Internet_20_link" text:visited-style-name="Visited_20_Internet_20_Link">
<draw:frame draw:style-name="fr1" draw:name="Image346" text:anchor-type="as-char" svg:width="6.9236in" svg:height="6.9236in" draw:z-index="0">
<draw:image xlink:href="../Images/AРМІЯINFORM/2023-05-08T38-00-00-04-00/102-150x150.jpg" xlink:type="simple" xlink:show="embed" xlink:actuate="onLoad" draw:mime-type="image/jpeg"/>
</draw:frame>
</text:a>
</text:p>
      <text:p text:style-name="P4">
<text:a xlink:type="simple" xlink:href="https://armyinform.com.ua/wp-content/uploads/2023/05/103.jpg" text:style-name="Internet_20_link" text:visited-style-name="Visited_20_Internet_20_Link">
<draw:frame draw:style-name="fr1" draw:name="Image347" text:anchor-type="as-char" svg:width="6.9236in" svg:height="6.9236in" draw:z-index="0">
<draw:image xlink:href="../Images/AРМІЯINFORM/2023-05-08T38-00-00-04-00/103-150x150.jpg" xlink:type="simple" xlink:show="embed" xlink:actuate="onLoad" draw:mime-type="image/jpeg"/>
</draw:frame>
</text:a>
</text:p>
      <text:p text:style-name="P4">
<text:a xlink:type="simple" xlink:href="https://armyinform.com.ua/wp-content/uploads/2023/05/104.jpg" text:style-name="Internet_20_link" text:visited-style-name="Visited_20_Internet_20_Link">
<draw:frame draw:style-name="fr1" draw:name="Image348" text:anchor-type="as-char" svg:width="6.9236in" svg:height="6.9236in" draw:z-index="0">
<draw:image xlink:href="../Images/AРМІЯINFORM/2023-05-08T38-00-00-04-00/104-150x150.jpg" xlink:type="simple" xlink:show="embed" xlink:actuate="onLoad" draw:mime-type="image/jpeg"/>
</draw:frame>
</text:a>
</text:p>
      <text:p text:style-name="P4">
News Source: <text:a xlink:type="simple" xlink:href="https://armyinform.com.ua/2023/05/08/syndrom-vidkladenogo-zhyttya-moz-opublikuvalo-porady/" text:style-name="Internet_20_link" text:visited-style-name="Visited_20_Internet_20_Link">
https://armyinform.com.ua/2023/05/08/syndrom-vidkladenogo-zhyttya-moz-opublikuvalo-porady/</text:a>
</text:p>
      <!--NEWS-->
      <text:h text:style-name="P10" text:outline-level="1">
<text:span text:style-name="T4">
慈善绘画和军事奖杯“在生命的边缘”始于克拉科夫</text:span>
</text:h>
      <text:p text:style-name="P4">
作者: ['АРМІЯINFORM']</text:p>
      <text:p text:style-name="P4">
时间: 2023-05-08T39:00:00-04:00</text:p>
      <text:p text:style-name="P4">
描述: Krakowi在Potzi Potzky崇拜仁慈Vistavka tu Auctzion Pid的Potzi Potzky崇拜中进行了10-11次注射...与乌克兰2022年的战争，与乌克兰的最新新闻，《与乌克兰的新闻》，今天与乌克兰2022年的新闻战争，今天将在乌克兰和俄罗斯和俄罗斯之间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vystavka.jpg" text:style-name="Internet_20_link" text:visited-style-name="Visited_20_Internet_20_Link">
vystavka.jpg</text:a>
']</text:p>
      <text:p text:style-name="P4">
标签: ['БЛАГОДІЙНІСТЬ', 'ВИСТАВКИ', 'ВІЙСЬКОВІ ТРОФЕЇ', 'КАРТИНИ', 'КРАКОВ', 'МИСТЕЦТВО', 'ПОЛЬЩА']</text:p>
      <text:p text:style-name="P4">
类别: News</text:p>
      <!--METADATA-->
      <text:p text:style-name="P4">
<draw:frame draw:style-name="fr1" draw:name="Image349" text:anchor-type="as-char" svg:width="6.9236in" svg:height="3.894525in" draw:z-index="0">
<draw:image xlink:href="../Images/AРМІЯINFORM/2023-05-08T39-00-00-04-00/vystavka.jpg" xlink:type="simple" xlink:show="embed" xlink:actuate="onLoad" draw:mime-type="image/jpeg"/>
</draw:frame>
5月10日至11日，在克拉科夫，将在波托基的波基宫举行慈善展览，称为“生命的边界”。</text:p>
      <text:p text:style-name="P4">
该展览将以乌克兰各地的乌克兰艺术家尤利亚·安吉鲁克·伊维安(Ulia Angeluk Ivian)的奖杯为特色。</text:p>
      <text:p text:style-name="P4">
关于它<text:a xlink:type="simple" xlink:href="https://www.facebook.com/events/907391523890030/" text:style-name="Internet_20_link" text:visited-style-name="Visited_20_Internet_20_Link">
报告</text:a>
正如他们所说，展览的组织者想“今天展示乌克兰人，并筹集资金来支持军队”。</text:p>
      <text:p text:style-name="P4">
根据组织者的说法，该展览以非典型的方式展示了乌克兰活着的乌克兰人的现实，比较了绘画和军事奖杯，艺术与刷子和拥有武器的艺术。</text:p>
      <text:p text:style-name="P4">
展览中，不仅绘画，而且几乎所有的军事都将在玻璃下的大型展览中购买。 其中一些项目是从慈善基金会“到梦”组织的，该项目已经在维基耶夫(Vykiyev)进行了几次展览，尤其是在乌克兰国防部。 在主题展览中，将是：袖子，衣服，头盔，人字形，武器，急救箱，防弹背心，宣传文献。 奖杯将具有QR码。 在他们的帮助下，任何人都可以阅读三种语言的展览故事(波兰语，英语和乌克兰人).</text:p>
      <text:p text:style-name="P4">
Виставка триватиме упродовж двох днів. Першого дня, 10 травня, запланованийзакритий захід за участі представників влади міста, дипкорпусу, фірм,організацій, преси, діячів культури та лідерів думок. Тоді гості матимутьзмогу ознайомитись з виставкою, послухати виступи артистів, зокрема живумузику та взяти участь у благодійному аукціоні.</text:p>
      <text:p text:style-name="P4">
Наступного дня, 11 травня, експозиція буде відкрита з 10:00 по 20:00 для всіхохочих. Цього дня буде вхід за довільний донат. Окрім безпосередньо виставкитакож Юлія Ангелюк планує зробити перфоманс — малювання картини «Оберіг»наживо.</text:p>
      <text:p text:style-name="P4">
Організаторами виставки «На межі життя» є організація Sun for Ukraine іхудожниця Юлія Ангелюк. Захід пройде під патронатом генерального консульстваУкраїни в Кракові, краківського відділу фестивалів (KBF)，乌克兰大使馆的传播媒体中心现代艺术掩体的画廊，慈善基金会“感谢”。</text:p>
      <text:p text:style-name="P4">
News Source: <text:a xlink:type="simple" xlink:href="https://armyinform.com.ua/2023/05/08/blagodijna-vystavka-na-mezhi-zhyttya/" text:style-name="Internet_20_link" text:visited-style-name="Visited_20_Internet_20_Link">
https://armyinform.com.ua/2023/05/08/blagodijna-vystavka-na-mezhi-zhyttya/</text:a>
</text:p>
      <!--NEWS-->
      <text:h text:style-name="P10" text:outline-level="1">
<text:span text:style-name="T4">
可以在欧盟成员国检查乌克兰的电子签名和数字文件密封</text:span>
</text:h>
      <text:p text:style-name="P4">
作者: ['АРМІЯINFORM']</text:p>
      <text:p text:style-name="P4">
时间: 2023-05-08T40:00:00-04:00</text:p>
      <text:p text:style-name="P4">
描述: єvropeiska komissiya出版了雅各的佩里桑派山（Peresan Peresan），已列为TC ADES Lotl。 Vin ...与乌克兰2022年的战争，与乌克兰的最新新闻战争，与乌克兰的新闻战争，2022年的最后一场战争，今天将在乌克兰和俄罗斯之间发生战争，当2022年与乌克兰的战争将是他们说，在不久的将来与乌克兰发动了战争</text:p>
      <text:p text:style-name="P4">
图片: ['<text:a xlink:type="simple" xlink:href="https://armyinform.com.ua/wp-content/uploads/2023/05/ukrayina-yes.jpg" text:style-name="Internet_20_link" text:visited-style-name="Visited_20_Internet_20_Link">
ukrayina-yes.jpg</text:a>
']</text:p>
      <text:p text:style-name="P4">
标签: ['МІНІСТЕРСТВА ЦИФРОВОЇ ТРАНСФОРМАЦІЇ УКРАЇНИ']</text:p>
      <text:p text:style-name="P4">
类别: News</text:p>
      <!--METADATA-->
      <text:p text:style-name="P4">
<draw:frame draw:style-name="fr1" draw:name="Image350" text:anchor-type="as-char" svg:width="6.9236in" svg:height="4.15416in" draw:z-index="0">
<draw:image xlink:href="../Images/AРМІЯINFORM/2023-05-08T40-00-00-04-00/ukrayina-yes.jpg" xlink:type="simple" xlink:show="embed" xlink:actuate="onLoad" draw:mime-type="image/jpeg"/>
</draw:frame>
欧洲委员会<text:a xlink:type="simple" xlink:href="https://eidas.ec.europa.eu/efda/tl-browser/#/screen/tc-tl" text:style-name="Internet_20_link" text:visited-style-name="Visited_20_Internet_20_Link">
出版</text:a>
TC ADES Lotl列表中包含的国家列表。 他将提供有关欧盟非会员的电子签名和密封的信息，这使他们可以在欧盟国家进行检查。 乌克兰已成为第一个进入此名单的国家。</text:p>
      <text:p text:style-name="P4">
这在[消息]中说明了(https://thedigital.gov.ua/news/vazhliviy-krok-do-tsifrovogo-bezvizu-ukrainski-elektronni-pidpisi-ta-pechatki-na-tsifrovikh-dokumentakh-mozhut-pereviryati-v-derzhavakh-chlenakh-es)乌克兰数字化转型部。</text:p>
      <text:p text:style-name="P4">
“数字文档上的乌克兰电子签名和密封件将能够在欧盟基础设施的帮助下核对。 这为欧盟和乌克兰业务中的乌克兰难民提供了希望使用合同和其他文件的电子形式的机会。 欧洲国家现在将接受欧盟签署的电子报表和文件。</text:p>
      <text:p text:style-name="P4">
使用TC ADES Lotl，欧盟国家 /地区的软件可以检查数字文档上的签名和密封并确认其现实。 通过成功验证，用户将持有消息“ ADE”或“ ADES密封”。 据信，这种电子签名具有法律武力，并满足长期电子签名或密封的要求。”国防部报告说。</text:p>
      <text:p text:style-name="P4">
数字化转型部指出，这是对合格信托服务长期认可的重要一步，这将在国际协议实现之后。 前一天，欧洲委员会对乌克兰电子签名的法律和技术组成部分进行了技术评估，并确认乌克兰基础设施符合所有欧盟要求，以便成为欧盟信托列表的一部分。</text:p>
      <text:p text:style-name="P4">
欧盟委员会还承认[行动。(https://thedigital.gov.ua/news/vazhliviy-krok-do-tsifrovogo-bezvizu-doluchaytesya-do-beta-testu-diyapidpisu-yakiy-vidpovidae-vimogam-es)欧盟EIDAS法规及其可以签署在乌克兰和欧盟国家有效的文件或合同。</text:p>
      <text:p text:style-name="P4">
就其而言，乌克兰已经认识到欧盟的合格信任。 欧盟公民将其在乌克兰的电子签名或印章的国家资格或在与乌克兰的公司保持业务期间。</text:p>
      <text:p text:style-name="P4">
News Source: <text:a xlink:type="simple" xlink:href="https://armyinform.com.ua/2023/05/08/ukrayinski-elektronni-pidpysy-ta-pechatky-na-czyfrovyh-dokumentah-mozhut-pereviryaty-v-derzhavah-chlenah-yes/" text:style-name="Internet_20_link" text:visited-style-name="Visited_20_Internet_20_Link">
https://armyinform.com.ua/2023/05/08/ukrayinski-elektronni-pidpysy-ta-pechatky-na-czyfrovyh-dokumentah-mozhut-pereviryaty-v-derzhavah-chlenah-yes/</text:a>
</text:p>
      <!--NEWS-->
      <text:h text:style-name="P10" text:outline-level="1">
<text:span text:style-name="T4">
我们将开始反对意见。 当发生这种情况时，俄罗斯将陷入恐慌-Vladimir Gavrilov</text:span>
</text:h>
      <text:p text:style-name="P4">
作者: ['АРМІЯINFORM']</text:p>
      <text:p text:style-name="P4">
时间: 2023-05-08T41:00:00-04:00</text:p>
      <text:p text:style-name="P4">
描述: 如果对乌克兰人的辩护捍卫了反对行动，Rosiyan在Rosiyan方面非常出色...与乌克兰2022年的战争，与乌克兰的战争是今天的最新消息，今天是与乌克兰的新闻战争，与乌克兰的2022年最后一场战争，今天会有一场战争，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5/fs2a6396-scaled.jpg" text:style-name="Internet_20_link" text:visited-style-name="Visited_20_Internet_20_Link">
fs2a6396-scaled.jpg</text:a>
']</text:p>
      <text:p text:style-name="P4">
标签: ['ВОЛОДИМИР ГАВРИЛОВ', 'ЗАСТУПНИК МІНІСТРА ОБОРОНИ УКРАЇНИ', 'ІНТЕРВ’Ю', 'КОНТРНАСТУП']</text:p>
      <text:p text:style-name="P4">
类别: News</text:p>
      <!--METADATA-->
      <text:p text:style-name="P4">
<draw:frame draw:style-name="fr1" draw:name="Image351" text:anchor-type="as-char" svg:width="6.9236in" svg:height="4.614606in" draw:z-index="0">
<draw:image xlink:href="../Images/AРМІЯINFORM/2023-05-08T41-00-00-04-00/fs2a6396-scaled.jpg" xlink:type="simple" xlink:show="embed" xlink:actuate="onLoad" draw:mime-type="image/jpeg"/>
</draw:frame>
乌克兰国防部副部长Volodymyr Gavrilov</text:p>
      <text:p text:style-name="P4">
<text:span text:style-name="T4">
当乌克兰的国防军开始进行反对行动时，由于宣传对现实的错误看法，俄罗斯人将出现大恐慌。</text:span>
</text:p>
      <text:p text:style-name="P4">
这是由乌克兰国防部副部长Volodymyr Gavrilov在[访谈]中指出的。(https://www.independent.co.uk/news/world/europe/ukraine-war-counterattack-russia-putin-bakhmut-b2332396.html)独立。</text:p>
      <text:p text:style-name="P4">
“我们将开始反击。 何时何地 - 现在没关系。 当Cestant时，俄罗斯会恐慌，您会看到很多恐慌。 他们仍然不清楚他们的宣传显示了地面上释放的内容的错误情况。 这场战争是在土地上赢得的，而不是在屏幕上，而不是在互联网上赢得。”国防部长说。</text:p>
      <text:p text:style-name="P4">
Volodymyr Gavrilov补充说，克里姆林宫隐藏了乌克兰俄罗斯损失的真实规模，但是当乌克兰易于赢得领土时，它将不再能够这样做，而这些损失将增加。</text:p>
      <text:p text:style-name="P4">
“您无法欺骗您的人民多年……特别是如果他们确实看到地面上的差异，他们开始看到被杀害和受伤，他们看到失去了自己的男人，房屋的家庭。 您无法获得儿子，丈夫或兄弟的死亡。</text:p>
      <text:p text:style-name="P4">
他还表示，如果可能在一个月或下个月，全世界会看到一些有助于俄罗斯战略，其部队或经济的立即演习的东西，他不会感到惊讶。</text:p>
      <text:p text:style-name="P4">
“巴赫穆特不仅在乌克兰向我们展示了一个敌人，在这场战争中为俄罗斯做一个军事决定，更糟糕的是，在这场战争结束时，俄罗斯正在等待一场军事灾难，我们很快就会看到它， “  - 乌克兰国防部长的副总理。</text:p>
      <text:p text:style-name="P4">
News Source: <text:a xlink:type="simple" xlink:href="https://armyinform.com.ua/2023/05/08/my-pochnemo-nash-kontrnastup-volodymyr-gavrylov/" text:style-name="Internet_20_link" text:visited-style-name="Visited_20_Internet_20_Link">
https://armyinform.com.ua/2023/05/08/my-pochnemo-nash-kontrnastup-volodymyr-gavrylov/</text:a>
</text:p>
      <!--NEWS-->
      <text:h text:style-name="P10" text:outline-level="1">
<text:span text:style-name="T4">
马拉松比赛“牢不可破的布塔：乌克兰心脏都在基辅地区举行</text:span>
</text:h>
      <text:p text:style-name="P4">
作者: ['АРМІЯINFORM']</text:p>
      <text:p text:style-name="P4">
时间: 2023-05-08T42:00:00-04:00</text:p>
      <text:p text:style-name="P4">
描述: Bucha的Sports Bucha表明了马拉松比赛的实力：“非Zalam是Bucha：W ...与乌克兰2022年的战争，与乌克兰与乌克兰的最新新闻，今天与乌克兰2022年的新闻战争，今天，乌克兰之间会发生战争和俄罗斯以及2022年的战争，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bucha-golovna.jpg" text:style-name="Internet_20_link" text:visited-style-name="Visited_20_Internet_20_Link">
bucha-golovna.jpg</text:a>
', '<text:a xlink:type="simple" xlink:href="https://armyinform.com.ua/wp-content/uploads/2023/05/200-150x150.jpg" text:style-name="Internet_20_link" text:visited-style-name="Visited_20_Internet_20_Link">
200-150x150.jpg</text:a>
', '<text:a xlink:type="simple" xlink:href="https://armyinform.com.ua/wp-content/uploads/2023/05/199-150x150.jpg" text:style-name="Internet_20_link" text:visited-style-name="Visited_20_Internet_20_Link">
199-150x150.jpg</text:a>
', '<text:a xlink:type="simple" xlink:href="https://armyinform.com.ua/wp-content/uploads/2023/05/201-150x150.jpg" text:style-name="Internet_20_link" text:visited-style-name="Visited_20_Internet_20_Link">
201-150x150.jpg</text:a>
', '<text:a xlink:type="simple" xlink:href="https://armyinform.com.ua/wp-content/uploads/2023/05/202-150x150.jpg" text:style-name="Internet_20_link" text:visited-style-name="Visited_20_Internet_20_Link">
202-150x150.jpg</text:a>
', '<text:a xlink:type="simple" xlink:href="https://armyinform.com.ua/wp-content/uploads/2023/05/203-150x150.jpg" text:style-name="Internet_20_link" text:visited-style-name="Visited_20_Internet_20_Link">
203-150x150.jpg</text:a>
']</text:p>
      <text:p text:style-name="P4">
标签: ['БУЧА', 'КИЇВЩИНА', 'МАРАФОН', 'МІСТО-ГЕРОЙ', 'СПОРТСМЕНИ']</text:p>
      <text:p text:style-name="P4">
类别: News</text:p>
      <!--METADATA-->
      <text:p text:style-name="P4">
<draw:frame draw:style-name="fr1" draw:name="Image352" text:anchor-type="as-char" svg:width="6.9236in" svg:height="4.613823in" draw:z-index="0">
<draw:image xlink:href="../Images/AРМІЯINFORM/2023-05-08T42-00-00-04-00/bucha-golovna.jpg" xlink:type="simple" xlink:show="embed" xlink:actuate="onLoad" draw:mime-type="image/jpeg"/>
</draw:frame>
照片：Anatolii Fedoryuk- buccha / facebook.com的市长</text:p>
      <text:p text:style-name="P4">
体育布哈(Bucha)展示了她对马拉松比赛的力量和耐力，“牢不可破的布恰：乌克兰心中”。 这是自社区发布以来最大的体育赛事。</text:p>
      <text:p text:style-name="P4">
关于它<text:a xlink:type="simple" xlink:href="https://www.facebook.com/buchagolova/posts/pfbid0RE2UCJBqjH2YWRVY43rcB8AiyNyVVqWHhsLNfey9yAwJQGWGsUZK6AcJ4k9QfFXyl" text:style-name="Internet_20_link" text:visited-style-name="Visited_20_Internet_20_Link">
报告</text:a>
阿纳托利·费多鲁克市长。</text:p>
      <text:p text:style-name="P4">
比赛始于布坎城市公园，并聚集了来自乌克兰各地的750名参与者，他们以5和10公里的速度以及5公里的斯堪的纳维亚球场参加比赛。</text:p>
      <text:p text:style-name="P4">
<text:a xlink:type="simple" xlink:href="https://armyinform.com.ua/wp-content/uploads/2023/05/200.jpg" text:style-name="Internet_20_link" text:visited-style-name="Visited_20_Internet_20_Link">
!(Images/AРМІЯINFORM/2023-05-08T42-00-00-04-00/200-150x150.jpg)</text:a>
</text:p>
      <text:p text:style-name="P4">
<text:a xlink:type="simple" xlink:href="https://armyinform.com.ua/wp-content/uploads/2023/05/199.jpg" text:style-name="Internet_20_link" text:visited-style-name="Visited_20_Internet_20_Link">
<draw:frame draw:style-name="fr1" draw:name="Image353" text:anchor-type="as-char" svg:width="6.9236in" svg:height="6.9236in" draw:z-index="0">
<draw:image xlink:href="../Images/AРМІЯINFORM/2023-05-08T42-00-00-04-00/199-150x150.jpg" xlink:type="simple" xlink:show="embed" xlink:actuate="onLoad" draw:mime-type="image/jpeg"/>
</draw:frame>
</text:a>
</text:p>
      <text:p text:style-name="P4">
<text:a xlink:type="simple" xlink:href="https://armyinform.com.ua/wp-content/uploads/2023/05/201.jpg" text:style-name="Internet_20_link" text:visited-style-name="Visited_20_Internet_20_Link">
<draw:frame draw:style-name="fr1" draw:name="Image354" text:anchor-type="as-char" svg:width="6.9236in" svg:height="6.9236in" draw:z-index="0">
<draw:image xlink:href="../Images/AРМІЯINFORM/2023-05-08T42-00-00-04-00/201-150x150.jpg" xlink:type="simple" xlink:show="embed" xlink:actuate="onLoad" draw:mime-type="image/jpeg"/>
</draw:frame>
</text:a>
</text:p>
      <text:p text:style-name="P4">
<text:a xlink:type="simple" xlink:href="https://armyinform.com.ua/wp-content/uploads/2023/05/202.jpg" text:style-name="Internet_20_link" text:visited-style-name="Visited_20_Internet_20_Link">
<draw:frame draw:style-name="fr1" draw:name="Image355" text:anchor-type="as-char" svg:width="6.9236in" svg:height="6.9236in" draw:z-index="0">
<draw:image xlink:href="../Images/AРМІЯINFORM/2023-05-08T42-00-00-04-00/202-150x150.jpg" xlink:type="simple" xlink:show="embed" xlink:actuate="onLoad" draw:mime-type="image/jpeg"/>
</draw:frame>
</text:a>
</text:p>
      <text:p text:style-name="P4">
<text:a xlink:type="simple" xlink:href="https://armyinform.com.ua/wp-content/uploads/2023/05/203.jpg" text:style-name="Internet_20_link" text:visited-style-name="Visited_20_Internet_20_Link">
<draw:frame draw:style-name="fr1" draw:name="Image356" text:anchor-type="as-char" svg:width="6.9236in" svg:height="6.9236in" draw:z-index="0">
<draw:image xlink:href="../Images/AРМІЯINFORM/2023-05-08T42-00-00-04-00/203-150x150.jpg" xlink:type="simple" xlink:show="embed" xlink:actuate="onLoad" draw:mime-type="image/jpeg"/>
</draw:frame>
</text:a>
“这场马拉松比赛不仅是一场体育比赛，而且是该市复兴的象征。 感谢参与者和参加活动的每个人。 我们为我们的社区及其成就感到自豪!”  - 阿纳托利·费多鲁克(Anatoly Fedoruk)说。</text:p>
      <text:p text:style-name="P4">
News Source: <text:a xlink:type="simple" xlink:href="https://armyinform.com.ua/2023/05/08/na-kyyivshhyni-vidbuvsya-marafon-nezlamna-bucha-z-ukrayinoyu-v-serczi/" text:style-name="Internet_20_link" text:visited-style-name="Visited_20_Internet_20_Link">
https://armyinform.com.ua/2023/05/08/na-kyyivshhyni-vidbuvsya-marafon-nezlamna-bucha-z-ukrayinoyu-v-serczi/</text:a>
</text:p>
      <!--NEWS-->
      <text:h text:style-name="P10" text:outline-level="1">
<text:span text:style-name="T4">
俄罗斯囚禁协调总部有数百名女军人</text:span>
</text:h>
      <text:p text:style-name="P4">
作者: ['АРМІЯINFORM']</text:p>
      <text:p text:style-name="P4">
时间: 2023-05-08T43:00:00-04:00</text:p>
      <text:p text:style-name="P4">
描述: Про це під час брифінгу повідомили представники Координаційного штабу з питань пов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5/3-28.jpg" text:style-name="Internet_20_link" text:visited-style-name="Visited_20_Internet_20_Link">
3-28.jpg</text:a>
']</text:p>
      <text:p text:style-name="P4">
标签: ['STOPRUSSIA', 'АГРЕСІЯ РФ', 'ВІЙСЬКОВОПОЛОНЕНІ', 'ВТОРГНЕННЯ РФ', 'ЖІНКИ-ВІЙСЬКОВОСЛУЖБОВЦІ', 'КООРДИНАЦІЙНИЙ ШТАБ З ПИТАНЬ ПОВОДЖЕННЯ З ВІЙСЬКОВОПОЛОНЕНИМИ']</text:p>
      <text:p text:style-name="P4">
类别: News</text:p>
      <!--METADATA-->
      <text:p text:style-name="P4">
<draw:frame draw:style-name="fr1" draw:name="Image357" text:anchor-type="as-char" svg:width="6.9236in" svg:height="4.615733in" draw:z-index="0">
<draw:image xlink:href="../Images/AРМІЯINFORM/2023-05-08T43-00-00-04-00/3-28.jpg" xlink:type="simple" xlink:show="embed" xlink:actuate="onLoad" draw:mime-type="image/jpeg"/>
</draw:frame>
照片：尤金，陆军</text:p>
      <text:p text:style-name="P4">
关于<text:a xlink:type="simple" xlink:href="https://armyinform.com.ua/2023/05/06/u-koordynaczijnomu-shtabi-predstavyly-blagodijnu-inicziatyvu-malenki-serczya-micznishi-za-stal/" text:style-name="Internet_20_link" text:visited-style-name="Visited_20_Internet_20_Link">
简报</text:a>
Bogdan Okhrimenko和Victoria Tsymbalyuk报告了协调​​总部的代表在维护总部管理方面。</text:p>
      <text:p text:style-name="P4">
博格丹·奥克里蒙科(Bogdan Okhrimenko)说：“敌对的凯旋骑兵中有数百名乌克兰女性军事女性。</text:p>
      <text:p text:style-name="P4">
反过来，维多利亚·蒂西米克(Victoria Tsymbalyuk)补充说，乌克兰就遵守《日内瓦公约》的态度，该公约规定了女性军事妇女的囚禁，也要求俄罗斯联邦。</text:p>
      <text:p text:style-name="P4">
乌克兰遵守《日内瓦公约》。 被捕的俄罗斯军事妇女被遣返。 我们还要求俄罗斯页面：返回妇女，没有条件和交流，”她说。</text:p>
      <text:p text:style-name="P4">
根据协调总部的代表，与女子军事女性不同，俄罗斯联邦中的乌克兰平民妇女的确切人数尚不清楚。 同时，当局正在努力找出并调和他们回家。 超过300名乌克兰儿童被认为是协调总部的中级结果。</text:p>
      <text:p text:style-name="P4">
News Source: <text:a xlink:type="simple" xlink:href="https://armyinform.com.ua/2023/05/08/dekilka-soten-zhinok-vijskovyh-koordynaczijnyj-shtab/" text:style-name="Internet_20_link" text:visited-style-name="Visited_20_Internet_20_Link">
https://armyinform.com.ua/2023/05/08/dekilka-soten-zhinok-vijskovyh-koordynaczijnyj-shtab/</text:a>
</text:p>
      <!--NEWS-->
      <text:h text:style-name="P10" text:outline-level="1">
<text:span text:style-name="T4">
白天我们的飞机对敌人击中了八次打击</text:span>
</text:h>
      <text:p text:style-name="P4">
作者: ['АРМІЯINFORM']</text:p>
      <text:p text:style-name="P4">
时间: 2023-05-08T44:00:00-04:00</text:p>
      <text:p text:style-name="P4">
描述: Avisaats的Yya国防部队过去的Doba在Zserdzhennya地区遭受了8次击中...尤其是...与乌克兰2022年的战争，与乌克兰的最新新闻，今天与乌克兰2022年的新闻战争，今天，乌克兰和俄罗斯之间的战争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2/avicziya_udar-e1680493056934.jpg" text:style-name="Internet_20_link" text:visited-style-name="Visited_20_Internet_20_Link">
avicziya_udar-e1680493056934.jpg</text:a>
']</text:p>
      <text:p text:style-name="P4">
标签: ['STOPRUSSIA', 'АГРЕСІЯ РФ', 'ВІЙНА', 'ВТОРГНЕННЯ РФ', 'ОПЕРАТИВНА ІНФОРМАЦІЯ', 'ХРОНІКА ОБОРОНИ']</text:p>
      <text:p text:style-name="P4">
类别: News</text:p>
      <!--METADATA-->
      <text:p text:style-name="P4">
<draw:frame draw:style-name="fr1" draw:name="Image358" text:anchor-type="as-char" svg:width="6.9236in" svg:height="4.658699in" draw:z-index="0">
<draw:image xlink:href="../Images/AРМІЯINFORM/2023-05-08T44-00-00-04-00/avicziya_udar-e1680493056934.jpg" xlink:type="simple" xlink:show="embed" xlink:actuate="onLoad" draw:mime-type="image/jpeg"/>
</draw:frame>
说明性照片<text:span text:style-name="T4">
🔥俄罗斯入侵的情况</text:span>
</text:p>
      <text:p text:style-name="P4">
在过去的24小时内，防御力量在敌人的个人人员和军事设备的集中领域袭击了8杆，并对敌对的射击导弹综合大楼造成了打击。</text:p>
      <text:p text:style-name="P4">
关于这个<text:a xlink:type="simple" xlink:href="https://www.facebook.com/GeneralStaff.ua/posts/pfbid02xN9BYo6Tg37idsWr7TVeUCeQNVeME6scYxiCTKCQY2yDZRWftX8VzmiLTBLneUjsl" text:style-name="Internet_20_link" text:visited-style-name="Visited_20_Internet_20_Link">
被引用</text:a>
在乌克兰武装部队总参谋部的运营信息中。</text:p>
      <text:p text:style-name="P4">
消息写道：“此外，我们的后卫摧毁了2次冲击和6个敌人侦察无人机。”</text:p>
      <text:p text:style-name="P4">
乌克兰武装部队的总人员指出，关于失去敌人的信息一直保持一致。</text:p>
      <text:p text:style-name="P4">
News Source: <text:a xlink:type="simple" xlink:href="https://armyinform.com.ua/2023/05/08/nasha-aviacziya-protyagom-doby-zavdala-visim-udariv-po-vorogu-2/" text:style-name="Internet_20_link" text:visited-style-name="Visited_20_Internet_20_Link">
https://armyinform.com.ua/2023/05/08/nasha-aviacziya-protyagom-doby-zavdala-visim-udariv-po-vorogu-2/</text:a>
</text:p>
      <!--NEWS-->
      <text:h text:style-name="P10" text:outline-level="1">
<text:span text:style-name="T4">
部门</text:span>
</text:h>
      <text:p text:style-name="P4">
作者: ['АРМІЯINFORM']</text:p>
      <text:p text:style-name="P4">
时间: 2023-05-08T45:00:00-04:00</text:p>
      <text:p text:style-name="P4">
描述: 关于乌克兰兹布鲁尼部队的运营信息总参谋长。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标签: ['STOPRUSSIA', 'АГРЕСІЯ РФ', 'ВІЙНА', 'ВТОРГНЕННЯ РФ', 'ОПЕРАТИВНА ІНФОРМАЦІЯ']</text:p>
      <text:p text:style-name="P4">
类别: News</text:p>
      <!--METADATA-->
      <text:p text:style-name="P4">
<draw:frame draw:style-name="fr1" draw:name="Image359" text:anchor-type="as-char" svg:width="6.9236in" svg:height="3.80798in" draw:z-index="0">
<draw:image xlink:href="../Images/AРМІЯINFORM/2023-05-08T45-00-00-04-00/raketni-vijska-ta-artyleriya-nazemnyh-ugrupovan-vijsk.jpg" xlink:type="simple" xlink:show="embed" xlink:actuate="onLoad" draw:mime-type="image/jpeg"/>
</draw:frame>
说明性照片<text:span text:style-name="T4">
🔥俄罗斯入侵的情况</text:span>
</text:p>
      <text:p text:style-name="P4">
关于这个<text:a xlink:type="simple" xlink:href="https://www.facebook.com/GeneralStaff.ua/posts/pfbid02xN9BYo6Tg37idsWr7TVeUCeQNVeME6scYxiCTKCQY2yDZRWftX8VzmiLTBLneUjsl" text:style-name="Internet_20_link" text:visited-style-name="Visited_20_Internet_20_Link">
被引用</text:a>
在乌克兰武装部队总参谋部的运营信息中。</text:p>
      <text:p text:style-name="P4">
声明说：“导弹部队和炮兵部队击中了2个管理要点，2个武装机构和军事装备以及3个敌人的物资。”</text:p>
      <text:p text:style-name="P4">
News Source: <text:a xlink:type="simple" xlink:href="https://armyinform.com.ua/2023/05/08/pidrozdily-raketnyh-vijsk-i-artyleriyi-syl-oborony-urazyly-dva-punkty-upravlinnya/" text:style-name="Internet_20_link" text:visited-style-name="Visited_20_Internet_20_Link">
https://armyinform.com.ua/2023/05/08/pidrozdily-raketnyh-vijsk-i-artyleriyi-syl-oborony-urazyly-dva-punkty-upravlinnya/</text:a>
</text:p>
      <!--NEWS-->
      <text:h text:style-name="P10" text:outline-level="1">
<text:span text:style-name="T4">
入侵者进行了临时占领的托克马克居民的“疏散”</text:span>
</text:h>
      <text:p text:style-name="P4">
作者: ['АРМІЯINFORM']</text:p>
      <text:p text:style-name="P4">
时间: 2023-05-08T46:00:00-04:00</text:p>
      <text:p text:style-name="P4">
描述: 关于乌克兰兹布鲁尼部队的运营信息总参谋长。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 'ВІЙНА', 'ВТОРГНЕННЯ РФ', 'ГЕНЕРАЛЬНИЙ ШТАБ ЗС УКРАЇНИ', 'ОПЕРАТИВНА ІНФОРМАЦІЯ']</text:p>
      <text:p text:style-name="P4">
类别: News</text:p>
      <!--METADATA-->
      <text:p text:style-name="P4">
<draw:frame draw:style-name="fr1" draw:name="Image360" text:anchor-type="as-char" svg:width="6.9236in" svg:height="4.33302in" draw:z-index="0">
<draw:image xlink:href="../Images/AРМІЯINFORM/2023-05-08T46-00-00-04-00/okupanty-strilby.jpg" xlink:type="simple" xlink:show="embed" xlink:actuate="onLoad" draw:mime-type="image/jpeg"/>
</draw:frame>
说明性照片<text:span text:style-name="T4">
🔥俄罗斯入侵的情况</text:span>
</text:p>
      <text:p text:style-name="P4">
关于这个<text:a xlink:type="simple" xlink:href="https://www.facebook.com/GeneralStaff.ua/posts/pfbid02xN9BYo6Tg37idsWr7TVeUCeQNVeME6scYxiCTKCQY2yDZRWftX8VzmiLTBLneUjsl" text:style-name="Internet_20_link" text:visited-style-name="Visited_20_Internet_20_Link">
被引用</text:a>
在乌克兰武装部队总参谋部的运营信息中。</text:p>
      <text:p text:style-name="P4">
“俄罗斯入侵者在图片定居的方向上暂时从Zaporizhhya地区暂时对应的Zaporizhhya地区的tokmak进行了如此的撤离。 SO被称呼的本地“权力”的代表，合作者，儿童，教师和教育工作者都受到此程序的约束。 同时，如果拒绝撤离“孩子”，孩子的父母将威胁要招募学年。</text:p>
      <text:p text:style-name="P4">
加油站有燃料队列，所有驾驶员都被告知没有计划新的燃料妻子。</text:p>
      <text:p text:style-name="P4">
总人员报告指出，在Veszlesaposhi地区的定居点中，敌人的地方警察局关闭了，不起作用。在前夕，观察到该机构的文件的破坏。</text:p>
      <text:p text:style-name="P4">
News Source: <text:a xlink:type="simple" xlink:href="https://armyinform.com.ua/2023/05/08/okupanty-provodyat-evakuacziyu-meshkancziv-tymchasovo-okupovanogo-tokmaka/" text:style-name="Internet_20_link" text:visited-style-name="Visited_20_Internet_20_Link">
https://armyinform.com.ua/2023/05/08/okupanty-provodyat-evakuacziyu-meshkancziv-tymchasovo-okupovanogo-tokmaka/</text:a>
</text:p>
      <!--NEWS-->
      <text:h text:style-name="P10" text:outline-level="1">
<text:span text:style-name="T4">
消除了敌人的所有“国际象棋”：总参谋部讲述了俄罗斯火箭和航空罢工的后果</text:span>
</text:h>
      <text:p text:style-name="P4">
作者: ['АРМІЯINFORM']</text:p>
      <text:p text:style-name="P4">
时间: 2023-05-08T47:00:00-04:00</text:p>
      <text:p text:style-name="P4">
描述: 在第八届旅行者Vorog Znova的NICH袭击了乌克兰的Thefter，该乌克兰人堆叠了乌克兰的伊斯兰国...与乌克兰2022年的战争，与乌克兰的最新新闻，《与乌克兰2022年的新闻战》，今天上次与乌克兰的新闻战争，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zelenskyj-shahed.jpg" text:style-name="Internet_20_link" text:visited-style-name="Visited_20_Internet_20_Link">
zelenskyj-shahed.jpg</text:a>
']</text:p>
      <text:p text:style-name="P4">
标签: ['SHAHED', 'STOPRUSSIA', 'АГРЕСІЯ РФ', 'ВТОРГНЕННЯ РФ', 'ГШ ЗСУ', 'ОПЕРАТИВНА ІНФОРМАЦІЯ', 'РАКЕТНІ УДАРИ', 'РАНКОВЕ ЗВЕДЕННЯ']</text:p>
      <text:p text:style-name="P4">
类别: News</text:p>
      <!--METADATA-->
      <text:p text:style-name="P4">
<draw:frame draw:style-name="fr1" draw:name="Image361" text:anchor-type="as-char" svg:width="6.9236in" svg:height="4.617948in" draw:z-index="0">
<draw:image xlink:href="../Images/AРМІЯINFORM/2023-05-08T47-00-00-04-00/zelenskyj-shahed.jpg" xlink:type="simple" xlink:show="embed" xlink:actuate="onLoad" draw:mime-type="image/jpeg"/>
</draw:frame>
乌克兰沃迪米尔·泽伦斯基(Ukraine Volodymyr Zelensky)总裁以及鞭打的无人机卡米卡德兹(Kamikadze)，2022年10月底。 照片：俄罗斯轮胎上的总统.gov.ua <text:span text:style-name="T4">
 </text:span>
</text:p>
      <text:p text:style-name="P4">
<text:span text:style-name="T4">
在5月8日晚上，敌人再次袭击了乌克兰的领土，使用了Shirah Shock Shahd -Shahd -35架35个无人机被我们的保护者摧毁。</text:span>
 <text:span text:style-name="T4">
 </text:span>
</text:p>
      <text:p text:style-name="P4">
关于它<text:a xlink:type="simple" xlink:href="https://www.facebook.com/GeneralStaff.ua/posts/pfbid02xN9BYo6Tg37idsWr7TVeUCeQNVeME6scYxiCTKCQY2yDZRWftX8VzmiLTBLneUjsl" text:style-name="Internet_20_link" text:visited-style-name="Visited_20_Internet_20_Link">
报告</text:a>
乌克兰武装部队的总参谋部。</text:p>
      <text:p text:style-name="P4">
“继续恐怖的策略，最后一天，俄罗斯联邦袭击了16行，包括在哈尔基夫(Kharkiv)的城市，赫尔森(Kherson)，Mykolaiv Taodesse地区，”  - 也在消息中说。</text:p>
      <text:p text:style-name="P4">
此外，根据武装部队的总参谋部，在我们军事定居点位置的Jet Fire Systems进行了61架飞机罢工和52次战争炮击。</text:p>
      <text:p text:style-name="P4">
乌克兰内政部报道说：“不幸的是，在平民，一座大型房屋，私人住宅和其他平民基础设施中被杀害和受伤。”</text:p>
      <text:p text:style-name="P4">
军事警告说，乌克兰的进一步俄罗斯火箭发射器的可能性仍然很高。</text:p>
      <text:p text:style-name="P4">
News Source: <text:a xlink:type="simple" xlink:href="https://armyinform.com.ua/2023/05/08/likviduvaly-vsi-shahedy-voroga-genshtab/" text:style-name="Internet_20_link" text:visited-style-name="Visited_20_Internet_20_Link">
https://armyinform.com.ua/2023/05/08/likviduvaly-vsi-shahedy-voroga-genshtab/</text:a>
</text:p>
      <!--NEWS-->
      <text:h text:style-name="P10" text:outline-level="1">
<text:span text:style-name="T4">
55个入侵者的攻击反映在东方阵线：Bakhmut和Marinka继续进行激烈的战斗</text:span>
</text:h>
      <text:p text:style-name="P4">
作者: ['АРМІЯINFORM']</text:p>
      <text:p text:style-name="P4">
时间: 2023-05-08T48:00:00-04:00</text:p>
      <text:p text:style-name="P4">
描述: 对手Zoseredzhu，Zusillya在Limansky，Bakhmutsky，Avdeskky ...与乌克兰2022年的战争，与乌克兰的最新新闻，今天与乌克兰2022年的新闻战争，今天与乌克兰之间的战争，乌克兰和俄罗斯之间的战争，以及与乌克兰之间的战争他们说，2022年将在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3/05/tanky.jpg" text:style-name="Internet_20_link" text:visited-style-name="Visited_20_Internet_20_Link">
tanky.jpg</text:a>
']</text:p>
      <text:p text:style-name="P4">
标签: ['STOPRUSSIA', 'АГРЕСІЯ РФ', 'БАХМУТ', 'ВІЙНА', 'ВТОРГНЕННЯ РФ', 'ГШ ЗСУ', 'МАР’ЇНКА', 'ОПЕРАТИВНА ІНФОРМАЦІЯ', 'РАНКОВЕ ЗВЕДЕННЯ', 'ХРОНІКА ОБОРОНИ']</text:p>
      <text:p text:style-name="P4">
类别: News</text:p>
      <!--METADATA-->
      <text:p text:style-name="P4">
<draw:frame draw:style-name="fr1" draw:name="Image362" text:anchor-type="as-char" svg:width="6.9236in" svg:height="4.611463in" draw:z-index="0">
<draw:image xlink:href="../Images/AРМІЯINFORM/2023-05-08T48-00-00-04-00/tanky.jpg" xlink:type="simple" xlink:show="embed" xlink:actuate="onLoad" draw:mime-type="image/jpeg"/>
</draw:frame>
汽车步兵陆战队的坦克。 说明性照片<text:span text:style-name="T4">
🔥俄罗斯入侵的情况</text:span>
</text:p>
      <text:p text:style-name="P4">
敌人将重大的努力集中在利曼，巴赫穆特，阿夫迪夫和玛丽斯基上。 Bakhmut Tamarinka有激烈的战斗。 在最后一天，总共反映了敌人敌人的55次袭击。</text:p>
      <text:p text:style-name="P4">
关于它<text:a xlink:type="simple" xlink:href="https://www.facebook.com/GeneralStaff.ua/posts/pfbid02xN9BYo6Tg37idsWr7TVeUCeQNVeME6scYxiCTKCQY2yDZRWftX8VzmiLTBLneUjsl" text:style-name="Internet_20_link" text:visited-style-name="Visited_20_Internet_20_Link">
报告</text:a>
乌克兰武装部队的总参谋部。</text:p>
      <text:p text:style-name="P4">
根据武装部队总参谋部的迅速信息，敌人在利马和阿夫迪夫斯基的指示中的进攻行动没有成功。 巴赫穆特(Bakhmut)和马林斯基(Marinsky)国防军约束并反映了许多敌人的攻击。</text:p>
      <text:p text:style-name="P4">
“在巴赫穆特的方向上，敌人继续采取进攻行动。 Bakhmut男孩继续前进，入侵者通过点火和磷向城市开枪。 白天，敌人对Chrome，Ivanovske，Ravines和Knocks的定居点进行了不成功的进攻行动。 介绍性打击，”消息写道。</text:p>
      <text:p text:style-name="P4">
军事报道说，他没有执行库平桑克和库平山的矿物质和矿物化行动，造成了航空和炮兵。</text:p>
      <text:p text:style-name="P4">
“在沃尔森和波利斯亚的指示中，没有揭示出敌人进攻群体的迹象。 在Siversky和Slobozhansky的指示中，工人在与乌克兰边境地区保留了军事存在。 纳扎波兹亚(Nazapozhya)和赫尔森(Kherson)的指示 - 继续防御行动。”</text:p>
      <text:p text:style-name="P4">
News Source: <text:a xlink:type="simple" xlink:href="https://armyinform.com.ua/2023/05/08/na-shidnomu-fronti-vidbyto-55-atak-okupantiv-vazhki-boyi-tryvayut-za-bahmut-i-maryinku/" text:style-name="Internet_20_link" text:visited-style-name="Visited_20_Internet_20_Link">
https://armyinform.com.ua/2023/05/08/na-shidnomu-fronti-vidbyto-55-atak-okupantiv-vazhki-boyi-tryvayut-za-bahmut-i-maryinku/</text:a>
</text:p>
      <!--NEWS-->
      <text:h text:style-name="P10" text:outline-level="1">
<text:span text:style-name="T4">
大规模入侵俄罗斯北约 - 何塞普·博雷尔（Josep Borrel）</text:span>
</text:h>
      <text:p text:style-name="P4">
作者: ['АРМІЯINFORM']</text:p>
      <text:p text:style-name="P4">
时间: 2023-05-08T49:00:00-04:00</text:p>
      <text:p text:style-name="P4">
描述: 关于Evropysky联盟与Navigannas Poliviks的Tsenok代表...与乌克兰2022年的战争，与乌克兰的战争是今天的最新消息，今天与乌克兰2022年的新闻战，将于今天与乌克兰2022年进行，乌克兰和俄罗斯与俄罗斯与俄罗斯与俄罗斯与俄罗斯与俄罗斯之间的战争将发生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zhozep-borrel.jpg" text:style-name="Internet_20_link" text:visited-style-name="Visited_20_Internet_20_Link">
zhozep-borrel.jpg</text:a>
']</text:p>
      <text:p text:style-name="P4">
标签: ['ЄВРОПЕЙСЬКИЙ СОЮЗ', 'ЖОЗЕП БОРРЕЛЬ', 'НАТО']</text:p>
      <text:p text:style-name="P4">
类别: News</text:p>
      <!--METADATA-->
      <text:p text:style-name="P4">
<draw:frame draw:style-name="fr1" draw:name="Image363" text:anchor-type="as-char" svg:width="6.9236in" svg:height="4.612615in" draw:z-index="0">
<draw:image xlink:href="../Images/AРМІЯINFORM/2023-05-08T49-00-00-04-00/zhozep-borrel.jpg" xlink:type="simple" xlink:show="embed" xlink:actuate="onLoad" draw:mime-type="image/jpeg"/>
</draw:frame>
约瑟夫·博雷(Josep Borrel)</text:p>
      <text:p text:style-name="P4">
这是欧洲外交事务的高级代表，约瑟夫·博雷尔(Josep Borrel)安全的狂热者<text:a xlink:type="simple" xlink:href="https://www.eeas.europa.eu/eeas/meeting-expectations-fragmenting-world_en" text:style-name="Internet_20_link" text:visited-style-name="Visited_20_Internet_20_Link">
陈述</text:a>
在您的博客文章中。</text:p>
      <text:p text:style-name="P4">
“这给俄罗斯对乌克兰的战争留下了深刻的印象，带来了更加团结，甚至是跨大西洋联盟的复兴。 战争(俄罗斯 -  ed。)乌克兰解释说，美国，加拿大和欧洲人之间很普遍。”</text:p>
      <text:p text:style-name="P4">
他指出，除了在乌克兰的帮助下，还有一种普遍的更新，目的和意愿，以付出代价，以遵守国际法治，自由和民主的原则。</text:p>
      <text:p text:style-name="P4">
约瑟夫·博雷尔(Josep Borrel)指出，尽管政治上有所不同，但联盟在战略报告中共同融合。</text:p>
      <text:p text:style-name="P4">
“当然，与往常一样，政治差异仍然存在。 采取降低通货膨胀的保护性方面或我们在数百种或不同的方法上打击气候变化的纠纷(碳定价时补贴). Але в стратегічних питаннях ми рухаємося разом,принаймні з адміністрацією Байдена», — зазначив політик.</text:p>
      <text:p text:style-name="P4">
Водночас Високий представник Європейського Союзу вважає, що такатрансатлантична єдність і єдність G7 супроводжується більшим політичнимрозривом зі світом, що розвивається.</text:p>
      <text:p text:style-name="P4">
На його переконання, більшість засідань щодо війни в Україні зумовлені уявнимиподвійними стандартами та розчаруванням у зв’язку з тим, що інші питання неотримують такої ж уваги та значних ресурсів, як ті, що важливі для України.</text:p>
      <text:p text:style-name="P4">
«Ми часто справедливо кажемо, що хочемо перемоги України і зробимо всеможливе, щоб цього досягти. Нам потрібно взяти на себе такий самий рівеньзобов’язань, щоб перемогти у суді світової громадської думки», — йдеться ублозі політика.</text:p>
      <text:p text:style-name="P4">
News Source: <text:a xlink:type="simple" xlink:href="https://armyinform.com.ua/2023/05/08/obyednalo-nato-zhozep-borrel/" text:style-name="Internet_20_link" text:visited-style-name="Visited_20_Internet_20_Link">
https://armyinform.com.ua/2023/05/08/obyednalo-nato-zhozep-borrel/</text:a>
</text:p>
      <!--NEWS-->
      <text:h text:style-name="P10" text:outline-level="1">
<text:span text:style-name="T4">
夜间数十名德罗诺夫·卡米卡德兹（Dronov-Kamikadze）以35：0的得分袭击了基辅地区</text:span>
</text:h>
      <text:p text:style-name="P4">
作者: ['АРМІЯINFORM']</text:p>
      <text:p text:style-name="P4">
时间: 2023-05-08T50:00:00-04:00</text:p>
      <text:p text:style-name="P4">
描述: 在2023年8月8日受伤时，敌人袭击了伊朗斯基的冲击无人机……与乌克兰2022年的战争，与乌克兰的战争是今天的最新消息，今天与乌克兰2022年的新闻战争，今天将在那里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a xlink:type="simple" xlink:href="https://armyinform.com.ua/wp-content/uploads/2023/05/znyshheni-shahedy.jpg" text:style-name="Internet_20_link" text:visited-style-name="Visited_20_Internet_20_Link">
znyshheni-shahedy.jpg</text:a>
']</text:p>
      <text:p text:style-name="P4">
标签: ['SHAHED-136/131', 'АТАКА ДРОНІВ', 'КИЇВЩИНА', 'ПОВІТРЯНІ СИЛИ ЗБРОЙНИХ СИЛ УКРАЇНИ']</text:p>
      <text:p text:style-name="P4">
类别: News</text:p>
      <!--METADATA-->
      <text:p text:style-name="P4">
<draw:frame draw:style-name="fr1" draw:name="Image364" text:anchor-type="as-char" svg:width="6.9236in" svg:height="6.9236in" draw:z-index="0">
<draw:image xlink:href="../Images/AРМІЯINFORM/2023-05-08T50-00-00-04-00/znyshheni-shahedy.jpg" xlink:type="simple" xlink:show="embed" xlink:actuate="onLoad" draw:mime-type="image/jpeg"/>
</draw:frame>
<text:span text:style-name="T4">
🔥俄罗斯入侵的情况</text:span>
</text:p>
      <text:p text:style-name="P4">
2023年5月8日晚上，敌人以Shock Dronamiran生产SHAHD-136/131袭击了基辅地区。 使用35个敲击uavs，从北方方向出发 - 扇区机场(布莱恩斯克地区).</text:p>
      <text:p text:style-name="P4">
Про це<text:a xlink:type="simple" xlink:href="https://www.facebook.com/kpszsu/posts/pfbid0LvUrVCcpQSy6LR3yhAgytkHvBaZHP5jrubc4vsFFkAHWY39nCvPCrN1wcxW7pD5ol" text:style-name="Internet_20_link" text:visited-style-name="Visited_20_Internet_20_Link">
повідомляє</text:a>
乌克兰武装部队空军的指挥。</text:p>
      <text:p text:style-name="P4">
消息说：“与乌克兰国防军的组成部分合作，空军中心的防空力量和手段。</text:p>
      <text:p text:style-name="P4">
同时，武装部队司令部提醒“即使是空中进球的100％结果也不能保证在空中防空工作的安全住宿。”</text:p>
      <text:p text:style-name="P4">
“反射器导弹和受影响的无人机的碎片一定会返回地面!因此，拯救自己和亲戚，”乌克兰天空的捍卫者说。</text:p>
      <text:p text:style-name="P4">
还报道说，在午夜，俄罗斯入侵者袭击了纵向航空TU-22M3的ODESA地区轰炸机。</text:p>
      <text:p text:style-name="P4">
“总共从塔克汉库特角(Cape Tarkhankut)地区发射了八次(占领克里米亚).Частина ракет не досягла своїх цілей. Про наслідки влучань, повідомить місцевавійськова адміністрація», — зазначили в Командуванні Повітряних Сил.</text:p>
      <text:p text:style-name="P4">
News Source: <text:a xlink:type="simple" xlink:href="https://armyinform.com.ua/2023/05/08/desyatky-droniv-kamikadze-vnochi-atakuvaly-kyyivshhynu/" text:style-name="Internet_20_link" text:visited-style-name="Visited_20_Internet_20_Link">
https://armyinform.com.ua/2023/05/08/desyatky-droniv-kamikadze-vnochi-atakuvaly-kyyivshhynu/</text:a>
</text:p>
      <!--NEWS-->
      <text:h text:style-name="P10" text:outline-level="1">
<text:span text:style-name="T4">
5月9日会发生加剧吗？安娜画家的解释</text:span>
</text:h>
      <text:p text:style-name="P4">
作者: ['АРМІЯINFORM']</text:p>
      <text:p text:style-name="P4">
时间: 2023-05-08T51:00:00-04:00</text:p>
      <text:p text:style-name="P4">
描述: 无限，100％的UBO -SubtuvyUvita是9次伤害的毯子。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malyar-53.jpg" text:style-name="Internet_20_link" text:visited-style-name="Visited_20_Internet_20_Link">
malyar-53.jpg</text:a>
']</text:p>
      <text:p text:style-name="P4">
标签: ['9 ТРАВНЯ', 'АГРЕСІЯ РФ', 'ВТОРГНЕННЯ РФ', 'ГАННА МАЛЯР']</text:p>
      <text:p text:style-name="P4">
类别: News</text:p>
      <!--METADATA-->
      <text:p text:style-name="P4">
<draw:frame draw:style-name="fr1" draw:name="Image365" text:anchor-type="as-char" svg:width="6.9236in" svg:height="4.615733in" draw:z-index="0">
<draw:image xlink:href="../Images/AРМІЯINFORM/2023-05-08T51-00-00-04-00/malyar-53.jpg" xlink:type="simple" xlink:show="embed" xlink:actuate="onLoad" draw:mime-type="image/jpeg"/>
</draw:frame>
Photodmitry Yurchenko</text:p>
      <text:p text:style-name="P4">
5月9日，100％主张或驳斥加重。</text:p>
      <text:p text:style-name="P4">
这个<text:a xlink:type="simple" xlink:href="https://t.me/annamaliar/709" text:style-name="Internet_20_link" text:visited-style-name="Visited_20_Internet_20_Link">
注明</text:a>
乌克兰国防部副部长安娜·马利亚(Anna Malyar)。</text:p>
      <text:p text:style-name="P4">
“无论日期如何，都将永远存在加重的可能性，直到长时间为止。 俄罗斯人喜欢给予和历史相似之处的事实 - 是的。 但是，他们“没有加剧”的历史和节日日期。 因此，加剧可能不会加剧。</text:p>
      <text:p text:style-name="P4">
News Source: <text:a xlink:type="simple" xlink:href="https://armyinform.com.ua/2023/05/08/chy-bude-zagostrennya-na-9-travnya-rozyasnennya-ganny-malyar/" text:style-name="Internet_20_link" text:visited-style-name="Visited_20_Internet_20_Link">
https://armyinform.com.ua/2023/05/08/chy-bude-zagostrennya-na-9-travnya-rozyasnennya-ganny-malyar/</text:a>
</text:p>
      <!--NEWS-->
      <text:h text:style-name="P10" text:outline-level="1">
<text:span text:style-name="T4">
乌克兰防守者消除了500多名入侵者，摧毁了7个坦克和8个艺术家</text:span>
</text:h>
      <text:p text:style-name="P4">
作者: ['АРМІЯINFORM']</text:p>
      <text:p text:style-name="P4">
时间: 2023-05-08T52:00:00-04:00</text:p>
      <text:p text:style-name="P4">
描述: Zagalni Boyov，将敌人于02.24.22至08/08/23 Orintovo成为：...与乌克兰2022的战争，与乌克兰与乌克兰的最新新闻，今天与乌克兰的新闻战争，今天与乌克兰的新闻战争，今天与乌克兰2022年，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5/605bf339-e146-4008-be2a-6aa161d0ee4c-scaled.jpg" text:style-name="Internet_20_link" text:visited-style-name="Visited_20_Internet_20_Link">
605bf339-e146-4008-be2a-6aa161d0ee4c-scaled.jpg</text:a>
']</text:p>
      <text:p text:style-name="P4">
标签: ['STOPRUSSIA', 'АГРЕСІЯ РФ', 'ВТОРГНЕННЯ РФ', 'ВТРАТИ ВОРОГА', 'ГШ ЗСУ']</text:p>
      <text:p text:style-name="P4">
类别: News</text:p>
      <!--METADATA-->
      <text:p text:style-name="P4">
<draw:frame draw:style-name="fr1" draw:name="Image366" text:anchor-type="as-char" svg:width="6.9236in" svg:height="6.975527in" draw:z-index="0">
<draw:image xlink:href="../Images/AРМІЯINFORM/2023-05-08T52-00-00-04-00/605bf339-e146-4008-be2a-6aa161d0ee4c-scaled.jpg" xlink:type="simple" xlink:show="embed" xlink:actuate="onLoad" draw:mime-type="image/jpeg"/>
</draw:frame>
从24.02.22到08.05.23的敌人的总损失将定向：</text:p>
      <text:p text:style-name="P4">
<text:span text:style-name="T4">
<text:span text:style-name="T5">
人员 -  </text:span>
* 194970(+540)淘汰的人</text:span>
<text:span text:style-name="T5">
坦克 -  </text:span>
<text:span text:style-name="T5">
 3730(+7)</text:span>
<text:span text:style-name="T4">
战斗装甲车 -  </text:span>
 7253(+5)<text:span text:style-name="T4">
<text:span text:style-name="T5">
炮兵系统 -  </text:span>
<text:span text:style-name="T5">
 3018(+8)</text:span>
 </text:span>
 rszv- <text:span text:style-name="T4">
 554(0)</text:span>
<text:span text:style-name="T5">
防空 -  </text:span>
<text:span text:style-name="T5">
 306(0)</text:span>
<text:span text:style-name="T4">
飞机 -  </text:span>
 308(0)<text:span text:style-name="T4">
<text:span text:style-name="T5">
直升机 -  </text:span>
* 294(0)</text:span>
<text:span text:style-name="T5">
无人机手术战术水平 -  </text:span>
<text:span text:style-name="T5">
 2614(+42)</text:span>
<text:span text:style-name="T4">
有翼的导弹 -  </text:span>
 947(0)<text:span text:style-name="T4">
<text:span text:style-name="T5">
船 /船 -  </text:span>
* 18(0)</text:span>
<text:span text:style-name="T5">
汽车设备和坦克 -  </text:span>
<text:span text:style-name="T5">
 5958(+6)</text:span>
<text:span text:style-name="T4">
特殊技术 -  </text:span>
 384(+4)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8.05.23。</text:p>
      <text:p text:style-name="P4">
News Source: <text:a xlink:type="simple" xlink:href="https://armyinform.com.ua/2023/05/08/ukrayinski-zahysnyky-likviduvaly-ponad-500-okupantiv-znyshhyly-7-tankiv-i-8-artsystem/" text:style-name="Internet_20_link" text:visited-style-name="Visited_20_Internet_20_Link">
https://armyinform.com.ua/2023/05/08/ukrayinski-zahysnyky-likviduvaly-ponad-500-okupantiv-znyshhyly-7-tankiv-i-8-artsystem/</text:a>
</text:p>
      <!--NEWS-->
      <text:h text:style-name="P10" text:outline-level="1">
<text:span text:style-name="T4">
今天是庆祝与和解日</text:span>
</text:h>
      <text:p text:style-name="P4">
作者: ['АРМІЯINFORM']</text:p>
      <text:p text:style-name="P4">
时间: 2023-05-08T53:00:00-04:00</text:p>
      <text:p text:style-name="P4">
描述: Schoroko 8在乌克兰的草药症是和解的那天，这是帕姆·雅蒂（Pam’yati）那天的那一天。 朋友...与乌克兰2022年的战争，与乌克兰的最新消息，今天与乌克兰的新闻战争，2022年的《新闻战》，今天将在乌克兰和俄罗斯之间发生战争，当2022年与乌克兰的战争将是与乌克兰的战争，将是他们说，在不久的将来与乌克兰发动了战争</text:p>
      <text:p text:style-name="P4">
图片: ['<text:a xlink:type="simple" xlink:href="https://armyinform.com.ua/wp-content/uploads/2023/05/1683388081-9680.webp" text:style-name="Internet_20_link" text:visited-style-name="Visited_20_Internet_20_Link">
1683388081-9680.webp</text:a>
']</text:p>
      <text:p text:style-name="P4">
标签: ['ВТОРГНЕННЯ РФ', "ДЕНЬ ПАМ'ЯТІ ТА ПРИМИРЕННЯ"]</text:p>
      <text:p text:style-name="P4">
类别: News</text:p>
      <!--METADATA-->
      <text:p text:style-name="P4">
<draw:frame draw:style-name="fr1" draw:name="Image367" text:anchor-type="as-char" svg:width="6.9236in" svg:height="4.615733in" draw:z-index="0">
<draw:image xlink:href="../ConvertedIMGs/AРМІЯINFORM/2023-05-08T53-00-00-04-00/1683388081-9680.png" xlink:type="simple" xlink:show="embed" xlink:actuate="onLoad" draw:mime-type="image/png"/>
</draw:frame>
每年5月8日，乌克兰和世界都会在记忆与和解中庆祝。</text:p>
      <text:p text:style-name="P4">
1939  -  1945年第二次世界大战成为20世纪世界上最大的悲剧。 她夺走了数千万人的生命，打破了数亿人的命运，摧毁了整个城市甚至乌克兰，她铺平了自己的血腥道路和乌克兰。</text:p>
      <text:p text:style-name="P4">
前线两倍席卷了乌克兰的土地 - 首先是从西到东，然后向西分裂。 数以百万计的乌克兰人为了击败纳兹马的和平重建而奠定了生命。 在维夫纳(Vivna)结束时和之后，数以百万计的人经历了徘徊，在接下来的几十年中，这已经签署了，并且与现在相似。</text:p>
      <text:p text:style-name="P4">
自战争以来一直躲在地面上的弹药爆炸的人的命运破裂，在战争中一直藏在地面上，在和平时期中丧生和杀害，严重疾病和严重负担今天的死者不会让人们去世界。</text:p>
      <text:p text:style-name="P4">
第二次世界大战成为20世纪人类最大的悲剧。 要记住这一点，因为不应重复战争。</text:p>
      <text:p text:style-name="P4">
再也不!</text:p>
      <text:p text:style-name="P4">
不幸的是，现在这个口号不起作用。</text:p>
      <text:p text:style-name="P4">
再次。 再次。</text:p>
      <text:p text:style-name="P4">
乌克兰和世界“再也不会!” 没有用他们的“可以重复”阻止俄罗斯侵略者。</text:p>
      <text:p text:style-name="P4">
俄罗斯人重复。 乌克兰人停下来。</text:p>
      <text:p text:style-name="P4">
俄罗斯人试图摧毁和平并赞美战争。</text:p>
      <text:p text:style-name="P4">
乌克兰人摧毁战争并捍卫和平。</text:p>
      <text:p text:style-name="P4">
阻止俄罗斯“可以重复”。</text:p>
      <text:p text:style-name="P4">
为了赢得乌克兰和世界 - “再也不会!”。</text:p>
      <text:p text:style-name="P4">
News Source: <text:a xlink:type="simple" xlink:href="https://armyinform.com.ua/2023/05/08/sogodni-vidznachayetsya-den-pamyati-ta-prymyrennya/" text:style-name="Internet_20_link" text:visited-style-name="Visited_20_Internet_20_Link">
https://armyinform.com.ua/2023/05/08/sogodni-vidznachayetsya-den-pamyati-ta-prymyrennya/</text:a>
</text:p>
      <!--NEWS-->
      <text:h text:style-name="P10" text:outline-level="1">
<text:span text:style-name="T4">
在乌克兰沉默的时刻</text:span>
</text:h>
      <text:p text:style-name="P4">
作者: ['АРМІЯINFORM']</text:p>
      <text:p text:style-name="P4">
时间: 2023-05-08T54: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gif" text:style-name="Internet_20_link" text:visited-style-name="Visited_20_Internet_20_Link">
candle.gif</text:a>
']</text:p>
      <text:p text:style-name="P4">
标签: ['STOPRUSSIA', "ВШАНУВАННЯ ПАМ'ЯТІ ГЕРОЇВ", 'ХВИЛИНА МОВЧАННЯ']</text:p>
      <text:p text:style-name="P4">
类别: News</text:p>
      <!--METADATA-->
      <text:p text:style-name="P4">
<draw:frame draw:style-name="fr1" draw:name="Image368" text:anchor-type="as-char" svg:width="6.9236in" svg:height="3.895992in" draw:z-index="0">
<draw:image xlink:href="../Images/AРМІЯINFORM/2023-05-08T54-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08/v-ukrayini-hvylyna-movchannya-2/" text:style-name="Internet_20_link" text:visited-style-name="Visited_20_Internet_20_Link">
https://armyinform.com.ua/2023/05/08/v-ukrayini-hvylyna-movchannya-2/</text:a>
</text:p>
      <!--NEWS-->
      <text:h text:style-name="P10" text:outline-level="1">
<text:span text:style-name="T4">
5月8日，世界纪念所有生命的记忆，夺走了第二次世界大战 - 乌克兰总统</text:span>
</text:h>
      <text:p text:style-name="P4">
作者: ['АРМІЯINFORM']</text:p>
      <text:p text:style-name="P4">
时间: 2023-05-08T55:00:00-04:00</text:p>
      <text:p text:style-name="P4">
描述: https://www.youtube.com/watch?v=yzxjgn53qa4扭转了我们的主权Garona Iz，而没有...与乌克兰2022年的战争，今天与乌克兰战争，今天与乌克兰的新闻战争，今天与乌克兰2022年上次与乌克兰进行战争当俄罗斯与乌克兰在2022年与乌克兰的战争将在不久的将来与乌克兰战争，与乌克兰的战争，今天的乌克兰新闻，乌克兰的新闻，乌克兰媒体在俄罗斯的乌克兰新闻</text:p>
      <text:p text:style-name="P4">
图片: []</text:p>
      <text:p text:style-name="P4">
标签: ['STOPRUSSIA', 'ВОЛОДИМИР ЗЕЛЕНСЬКИЙ']</text:p>
      <text:p text:style-name="P4">
类别: News</text:p>
      <!--METADATA-->
      <text:p text:style-name="P4">
我们将国家恢复诚实的历史，没有意识形态杂质。 在5月8日，世界各人民让人联想起纳粹主义胜利的宏伟。 正是在5月8日，每个人都夺走了战争的人的记忆。 正是在5月8日，招募了WEHRMACHT的无条件投降行为。</text:p>
      <text:p text:style-name="P4">
这是由乌克兰沃迪米尔·泽伦斯基总统在<text:a xlink:type="simple" xlink:href="https://t.me/V_Zelenskiy_official/6161" text:style-name="Internet_20_link" text:visited-style-name="Visited_20_Internet_20_Link">
电报</text:a>
.</text:p>
      <text:p text:style-name="P4">
— Сьогодні я подав до Верховної Ради України законопроєкт, яким пропонуєтьсявстановити 8 травня Днем памʼяті та перемоги над нацизмом у Другій світовійвійні 1939–1945 років. Ми ніколи не забудемо внесок українського народу вперемогу над нацизмом. І ми не дамо брехати, ніби перемога в тій війні моглавідбутись і без участі якоїсь країни або народу. Як тоді ми разом знищувализло, так і зараз ми разом знищуємо аналогічне зло, — зазначив він.</text:p>
      <text:p text:style-name="P4">
На жаль, як акцентує глава держави, зло повернулося. Хоч агресор тепер інший,у нього та сама мета — поневолення або знищення.</text:p>
      <text:p text:style-name="P4">
— І як тоді ми спиралися на спільну силу вільних народів, так і зараз мибʼємося проти зла разом із вільним світом, разом із вільною Європою. І мипереможемо!Буде день нашої перемоги — День перемоги України. Буде!— запевнивВолодимир Зеленський.</text:p>
      <text:p text:style-name="P4">
За його словами, багато років тому на нашому континенті була встановленатрадиція святкування саме 9 травня Дня Європи — для відзначення досягнутихмиру та єдності.</text:p>
      <text:p text:style-name="P4">
— Сьогодні єдність на нашому континенті наближає нас до відзначення першогодня нашого миру. І правильно буде разом з усією вільною Європою відзначатиДень Європи. <text:span text:style-name="T4">
Сьогодні я підписав відповідний указ, і щороку відзавтра 9травня ми будемо вшановувати нашу історичну єдність — єдність усіх європейців,які знищили нацизм і переможуть рашизм</text:span>
. Єдність, яка наближає мир. Вічнапамʼять усім загиблим у Другій світовій війні!Слава кожному і кожній, хтобився проти нацизму та переміг!Слава всім нашим героям різних часів, яким миоднаково завдячуємо нашим життям!— наголосив Президент України.</text:p>
      <text:p text:style-name="P4">
News Source: <text:a xlink:type="simple" xlink:href="https://armyinform.com.ua/2023/05/08/8-travnya-svit-vshanovuye-pam%ca%bcyat-usih-chyyi-zhyttya-zabrala-druga-svitova-vijna-prezydent-ukrayiny/" text:style-name="Internet_20_link" text:visited-style-name="Visited_20_Internet_20_Link">
https://armyinform.com.ua/2023/05/08/8-travnya-svit-vshanovuye-pam%ca%bcyat-usih-chyyi-zhyttya-zabrala-druga-svitova-vijna-prezydent-ukrayiny/</text:a>
</text:p>
      <!--NEWS-->
      <text:h text:style-name="P10" text:outline-level="1">
<text:span text:style-name="T4">
每年，乌克兰都会庆祝欧洲日 - 总统法令</text:span>
</text:h>
      <text:p text:style-name="P4">
作者: ['АРМІЯINFORM']</text:p>
      <text:p text:style-name="P4">
时间: 2023-05-08T56:00:00-04:00</text:p>
      <text:p text:style-name="P4">
描述: 乌克兰Volodymyr Zelensky总裁援助第266/2023号法令，在乌克兰建立了……与乌克兰2022年的战争，与乌克兰的最新新闻，今天与乌克兰2022年的新闻战争，今天与乌克兰2022年进行战争，乌克兰和俄罗斯和俄罗斯和俄罗斯和俄罗斯与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5/yevrosoyuz.png" text:style-name="Internet_20_link" text:visited-style-name="Visited_20_Internet_20_Link">
yevrosoyuz.png</text:a>
']</text:p>
      <text:p text:style-name="P4">
标签: ['9 ТРАВНЯ', 'ДЕНЬ ЄВРОПИ', 'ЄВРОПЕЙСЬКИЙ СОЮЗ', 'УКАЗ ПРЕЗИДЕНТА УКРАЇНИ']</text:p>
      <text:p text:style-name="P4">
类别: News</text:p>
      <!--METADATA-->
      <text:p text:style-name="P4">
<draw:frame draw:style-name="fr1" draw:name="Image369" text:anchor-type="as-char" svg:width="6.9236in" svg:height="3.934913in" draw:z-index="0">
<draw:image xlink:href="../Images/AРМІЯINFORM/2023-05-08T56-00-00-04-00/yevrosoyuz.png" xlink:type="simple" xlink:show="embed" xlink:actuate="onLoad" draw:mime-type="image/png"/>
</draw:frame>
乌克兰Volodymyr Zelensky总统签署了<text:span text:style-name="T4">
第266/2023号法令</text:span>
，乌克兰的Yakimmiman Day。 欧盟每年5月9日每年庆祝它。</text:p>
      <text:p text:style-name="P4">
关于这个<text:a xlink:type="simple" xlink:href="https://www.president.gov.ua/documents/2662023-46697" text:style-name="Internet_20_link" text:visited-style-name="Visited_20_Internet_20_Link">
被引用</text:a>
总统办公室的纳赛蒂。</text:p>
      <text:p text:style-name="P4">
“意识到乌克兰人民的欧洲身份，以加强欧洲人民的统一，以确保纳瓦拉大陆的和平，安全与稳定，证明对民主的理想和价值观的奉献精神，支持倡议青年和其他公共协会的**：</text:p>
      <text:p text:style-name="P4">
1 \。 在欧洲每年5月9日庆祝欧洲联盟国家庆祝的欧洲当天在乌克兰建立。</text:p>
      <text:p text:style-name="P4">
2 \。 在文件中说，要宣布总统第339/2003号法令“在欧洲日”。</text:p>
      <text:p text:style-name="P4">
该法令在其出版当天生效。</text:p>
      <text:p text:style-name="P4">
News Source: <text:a xlink:type="simple" xlink:href="https://armyinform.com.ua/2023/05/08/shhoroku-9-travnya-ukrayina-vidznachatyme-den-yevropy-ukaz-prezydenta/" text:style-name="Internet_20_link" text:visited-style-name="Visited_20_Internet_20_Link">
https://armyinform.com.ua/2023/05/08/shhoroku-9-travnya-ukrayina-vidznachatyme-den-yevropy-ukaz-prezydenta/</text:a>
</text:p>
      <!--NEWS-->
      <text:h text:style-name="P10" text:outline-level="1">
<text:span text:style-name="T4">
早晨，敌人向切尔尼希夫地区边界的迫击炮和炮火开火</text:span>
</text:h>
      <text:p text:style-name="P4">
作者: ['АРМІЯINFORM']</text:p>
      <text:p text:style-name="P4">
时间: 2023-05-08T57:00:00-04:00</text:p>
      <text:p text:style-name="P4">
描述: Syogodnis，8 Herbalon，Stan，09:00 Rosiskis purapskiskiskiskiskiskiyne viskiyka 3 Gate Rays ...与乌克兰2022年的战争，与乌克兰的最新新闻，《今日新闻》，与乌克兰的新闻，与乌克兰2022年的新闻战争，乌克兰和俄罗斯的何时，什么时候，何时，何时，何时，何时，何时，，，何时，，何时，，，，何时，，，何时，，，，乌克兰何时，何时，何时，何时，何时，何时，何时，何时，何时，与乌克兰在2022年都将在不久俄罗斯的乌克兰媒体</text:p>
      <text:p text:style-name="P4">
图片: ['<text:a xlink:type="simple" xlink:href="https://armyinform.com.ua/wp-content/uploads/2023/05/501379058ae50fdafa91a200e502c1df_l-1.jpg" text:style-name="Internet_20_link" text:visited-style-name="Visited_20_Internet_20_Link">
501379058ae50fdafa91a200e502c1df_l-1.jpg</text:a>
']</text:p>
      <text:p text:style-name="P4">
标签: ['АГРЕСІЯ РФ', 'ВТОРГНЕННЯ РФ', 'ОБСТРІЛИ ПРИКОРДОННЯ', 'ЧЕРНІГІВЩИНА']</text:p>
      <text:p text:style-name="P4">
类别: News</text:p>
      <!--METADATA-->
      <text:p text:style-name="P4">
<draw:frame draw:style-name="fr1" draw:name="Image370" text:anchor-type="as-char" svg:width="6.9236in" svg:height="4.286862in" draw:z-index="0">
<draw:image xlink:href="../Images/AРМІЯINFORM/2023-05-08T57-00-00-04-00/501379058ae50fdafa91a200e502c1df_l-1.jpg" xlink:type="simple" xlink:show="embed" xlink:actuate="onLoad" draw:mime-type="image/jpeg"/>
</draw:frame>
今天，从5月8日起，截至09:00，俄罗斯占领军向切尼希夫地区的边界开火了3次。</text:p>
      <text:p text:style-name="P4">
关于它<text:a xlink:type="simple" xlink:href="https://t.me/ok_pivnich1/2428" text:style-name="Internet_20_link" text:visited-style-name="Visited_20_Internet_20_Link">
报告</text:a>
操作命令“北”。</text:p>
      <text:p text:style-name="P4">
从05:30到05:50，记录了教区，可能是迫击炮120毫米，位于加拉加尼夫卡地区。</text:p>
      <text:p text:style-name="P4">
从06:00到06:20 16记录了教区，可能是在Berilovka和Moshchenko定居点的定居点中记录的。</text:p>
      <text:p text:style-name="P4">
从06:20到06:50 4记录了教区，可能是从格拉米亚(Gramyach)地区占地120毫米的120毫米的迫击炮。</text:p>
      <text:p text:style-name="P4">
没有关于当地群体损失或对平民基础设施损失的信息。</text:p>
      <text:p text:style-name="P4">
News Source: <text:a xlink:type="simple" xlink:href="https://armyinform.com.ua/2023/05/08/zranku-vorog-obstrilyav-z-minometiv-i-stvolnoyi-artyleriyi-prykordonnya-chernigivshhyny/" text:style-name="Internet_20_link" text:visited-style-name="Visited_20_Internet_20_Link">
https://armyinform.com.ua/2023/05/08/zranku-vorog-obstrilyav-z-minometiv-i-stvolnoyi-artyleriyi-prykordonnya-chernigivshhyny/</text:a>
</text:p>
      <!--NEWS-->
      <text:h text:style-name="P10" text:outline-level="1">
<text:span text:style-name="T4">
Armians在学术划船世界杯上获得了三枚奖牌</text:span>
</text:h>
      <text:p text:style-name="P4">
作者: ['АРМІЯINFORM']</text:p>
      <text:p text:style-name="P4">
时间: 2023-05-08T58:00:00-04:00</text:p>
      <text:p text:style-name="P4">
描述: 乌克兰四人 - 里尔斯帕尼（Rirspani）在学院学院学院学院学院学院学院学院学院学院学院学院学院学院学院学院学院学院学院学院学院学院学院学院学院学院学院学院学院学院学院学院学院学院学院学院学院学院学院学院学院学院学院的奖牌中获得了三枚奖牌。学院学院学院学院学院学院学院学院学院学院学院学院学院学院学院学院学院学院学院学院学院学院学院学院学院学院学院学院学院学院学院学院学院学院学院学院，这将是不在的，无论是否将在不久的将来与乌克兰进行战争，今天与乌克兰的战争，乌克兰新闻，乌克兰媒体的乌克兰新闻，俄罗斯的乌克兰新闻将在俄罗斯</text:p>
      <text:p text:style-name="P4">
图片: ['<text:a xlink:type="simple" xlink:href="https://armyinform.com.ua/wp-content/uploads/2023/05/345555064_770332807999157_8647222703140661687_n.jpg" text:style-name="Internet_20_link" text:visited-style-name="Visited_20_Internet_20_Link">
345555064_770332807999157_8647222703140661687_n.jpg</text:a>
', '<text:a xlink:type="simple" xlink:href="https://armyinform.com.ua/wp-content/uploads/2023/05/345432555_1207388936645995_7954409347754594587_n.jpg" text:style-name="Internet_20_link" text:visited-style-name="Visited_20_Internet_20_Link">
345432555_1207388936645995_7954409347754594587_n.jpg</text:a>
']</text:p>
      <text:p text:style-name="P4">
标签: ['АРМІЙСЬКИЙ СПОРТ', 'ВЕСЛУВАННЯ НА БАЙДАРКАХ І КАНОЕ']</text:p>
      <text:p text:style-name="P4">
类别: News</text:p>
      <!--METADATA-->
      <text:p text:style-name="P4">
<draw:frame draw:style-name="fr1" draw:name="Image371" text:anchor-type="as-char" svg:width="6.9236in" svg:height="4.615733in" draw:z-index="0">
<draw:image xlink:href="../Images/AРМІЯINFORM/2023-05-08T58-00-00-04-00/345555064_770332807999157_8647222703140661687_n.jpg" xlink:type="simple" xlink:show="embed" xlink:actuate="onLoad" draw:mime-type="image/jpeg"/>
</draw:frame>
乌克兰四人在萨格勒布的学术洗涤世界杯上赢得了三枚奖牌(克罗地亚).</text:p>
      <text:p text:style-name="P4">
Про це<text:a xlink:type="simple" xlink:href="https://www.facebook.com/olympicua/photos/pcb.6192257637520381/6192252797520865/" text:style-name="Internet_20_link" text:visited-style-name="Visited_20_Internet_20_Link">
повідомляє</text:a>
乌克兰国家奥林匹克委员会。</text:p>
      <text:p text:style-name="P4">
一对四个女子四人包括Kateryna Dudchenko和Anastasia firi，Natalia Dovhodko和Darina Verkhoglya赢得了<text:span text:style-name="T4">
金牌</text:span>
。</text:p>
      <text:p text:style-name="P4">
成对的男子四人包括Dmitry Guli，Alexander Nadorko，Ivanadobodko和Mykola Kalashnik赢得了<text:span text:style-name="T4">
“ Silver” </text:span>
。</text:p>
      <text:p text:style-name="P4">
由Alexei Selivanov，Sergey Grin，Mykola Mazur和Maximaboklazhenko <text:span text:style-name="T4">
组成的四重奏成为第三个</text:span>
，这是第三个**，没有任何茬。</text:p>
      <text:p text:style-name="P4">
<draw:frame draw:style-name="fr1" draw:name="Image372" text:anchor-type="as-char" svg:width="6.9236in" svg:height="4.042102in" draw:z-index="0">
<draw:image xlink:href="../Images/AРМІЯINFORM/2023-05-08T58-00-00-04-00/345432555_1207388936645995_7954409347754594587_n.jpg" xlink:type="simple" xlink:show="embed" xlink:actuate="onLoad" draw:mime-type="image/jpeg"/>
</draw:frame>
</text:p>
      <text:p text:style-name="P4">
News Source: <text:a xlink:type="simple" xlink:href="https://armyinform.com.ua/2023/05/08/armijczi-zdobuly-try-medali-na-kubku-svitu-z-akademichnogo-vesluvannya/" text:style-name="Internet_20_link" text:visited-style-name="Visited_20_Internet_20_Link">
https://armyinform.com.ua/2023/05/08/armijczi-zdobuly-try-medali-na-kubku-svitu-z-akademichnogo-vesluvannya/</text:a>
</text:p>
      <!--NEWS-->
      <text:h text:style-name="P10" text:outline-level="1">
<text:span text:style-name="T4">
过去一天，烟火技术被烟火中和60多种</text:span>
</text:h>
      <text:p text:style-name="P4">
作者: ['АРМІЯINFORM']</text:p>
      <text:p text:style-name="P4">
时间: 2023-05-08T59:00:00-04:00</text:p>
      <text:p text:style-name="P4">
描述: 乌克兰的基洛蒂奇（Kirotechnici）药丸服务的最后一刻是Zvozvichah ...与乌克兰2022年的战争，与乌克兰的最新新闻战争，与乌克兰的新闻战争，乌克兰2022年的新闻战争，今天将在乌克兰和俄罗斯之间以及俄罗斯和俄罗斯以及何时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2/rozminuvannya.jpg" text:style-name="Internet_20_link" text:visited-style-name="Visited_20_Internet_20_Link">
rozminuvannya.jpg</text:a>
', '<text:a xlink:type="simple" xlink:href="https://armyinform.com.ua/wp-content/uploads/2023/05/d7db1578-6a77-4be5-ae30-d8e0b6728b36.jpg" text:style-name="Internet_20_link" text:visited-style-name="Visited_20_Internet_20_Link">
d7db1578-6a77-4be5-ae30-d8e0b6728b36.jpg</text:a>
']</text:p>
      <text:p text:style-name="P4">
标签: ['ДСНС УКРАЇНИ', 'РОЗМІНУВАННЯ']</text:p>
      <text:p text:style-name="P4">
类别: News</text:p>
      <!--METADATA-->
      <text:p text:style-name="P4">
<draw:frame draw:style-name="fr1" draw:name="Image373" text:anchor-type="as-char" svg:width="6.9236in" svg:height="3.89773in" draw:z-index="0">
<draw:image xlink:href="../Images/AРМІЯINFORM/2023-05-08T59-00-00-04-00/rozminuvannya.jpg" xlink:type="simple" xlink:show="embed" xlink:actuate="onLoad" draw:mime-type="image/jpeg"/>
</draw:frame>
说明性照片</text:p>
      <text:p text:style-name="P4">
在最后一天，乌克兰州政府服务部的烟火部队参与了38次。</text:p>
      <text:p text:style-name="P4">
关于它<text:a xlink:type="simple" xlink:href="https://dsns.gov.ua/uk/news/nadzvicaini-podiyi/operativna-informaciia-shhodo-roboti-pirotexnicnix-pidrozdiliv-dsns-ukrayini-45" text:style-name="Internet_20_link" text:visited-style-name="Visited_20_Internet_20_Link">
报告</text:a>
乌克兰的Sesu。</text:p>
      <text:p text:style-name="P4">
烟火单元揭示，扣押和处置了<text:span text:style-name="T4">
 66-独家对象</text:span>
，以3公顷的面积进行调查。</text:p>
      <text:p text:style-name="P4">
最常工作的烟火单元工作：在哈尔基夫地区17 705次，基辅地区-7 629，顿涅茨克地区-5 136，Mykolaiv地区-4 807，Kherson地区-4 644，Chernihiv地区-4 580区域-1 093。</text:p>
      <text:p text:style-name="P4">
参考：自大规模军事入侵俄罗斯联邦以来，乌克兰的领土已被处置<text:span text:style-name="T4">
 356 857扑灭对象</text:span>
和<text:span text:style-name="T4">
 2 891千克爆炸物</text:span>
，包括<text:span text:style-name="T4">
 2219航空炸弹</text:span>
。 大约<text:span text:style-name="T4">
 84 580公顷</text:span>
的面积。</text:p>
      <text:p text:style-name="P4">
总共剩下174,000平方米。 潜在危险领土的公里，占该州总面积的30％。</text:p>
      <text:p text:style-name="P4">
<draw:frame draw:style-name="fr1" draw:name="Image374" text:anchor-type="as-char" svg:width="6.9236in" svg:height="5.804039in" draw:z-index="0">
<draw:image xlink:href="../Images/AРМІЯINFORM/2023-05-08T59-00-00-04-00/d7db1578-6a77-4be5-ae30-d8e0b6728b36.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08/ponad-60-vybuhonebezpechnyh-predmetiv-zneshkodyly-pirotehniky-za-mynulu-dobu/" text:style-name="Internet_20_link" text:visited-style-name="Visited_20_Internet_20_Link">
https://armyinform.com.ua/2023/05/08/ponad-60-vybuhonebezpechnyh-predmetiv-zneshkodyly-pirotehniky-za-mynulu-dobu/</text:a>
</text:p>
      <!--NEWS-->
      <text:h text:style-name="P10" text:outline-level="1">
<text:span text:style-name="T4">
总统将乌克兰英雄的头衔授予Sergey Sirchenko上校</text:span>
</text:h>
      <text:p text:style-name="P4">
作者: ['АРМІЯINFORM']</text:p>
      <text:p text:style-name="P4">
时间: 2023-05-08T60:00:00-04:00</text:p>
      <text:p text:style-name="P4">
描述: 乌克兰上校Sergey Sergey Sirchenka的机构Naista Zvannya英雄总裁，指挥官...与乌克兰2022年的战争，与乌克兰的最新新闻，今天与乌克兰2022年的新闻战争，今天与乌克兰的2022年战争，乌克兰和俄罗斯之间的战争会以及当时以及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05/e2-1.jpg" text:style-name="Internet_20_link" text:visited-style-name="Visited_20_Internet_20_Link">
e2-1.jpg</text:a>
']</text:p>
      <text:p text:style-name="P4">
标签: ['ГЕРОЙ УКРАЇНИ', 'СЕРГІЙ СІРЧЕНКО', 'УКАЗ ПРЕЗИДЕНТА УКРАЇНИ']</text:p>
      <text:p text:style-name="P4">
类别: News</text:p>
      <!--METADATA-->
      <text:p text:style-name="P4">
<draw:frame draw:style-name="fr1" draw:name="Image375" text:anchor-type="as-char" svg:width="6.9236in" svg:height="3.755993in" draw:z-index="0">
<draw:image xlink:href="../Images/AРМІЯINFORM/2023-05-08T60-00-00-04-00/e2-1.jpg" xlink:type="simple" xlink:show="embed" xlink:actuate="onLoad" draw:mime-type="image/jpeg"/>
</draw:frame>
总统将乌克兰英雄的最高称号授予了一个单独的机械旅的指挥官谢尔盖·西尔辛科上校。</text:p>
      <text:p text:style-name="P4">
总统法令<text:a xlink:type="simple" xlink:href="https://www.president.gov.ua/documents/2642023-46689" text:style-name="Internet_20_link" text:visited-style-name="Visited_20_Internet_20_Link">
第264/2023号</text:a>
乌克兰英雄的头衔获得了黄金之星勋章的授予。</text:p>
      <text:p text:style-name="P4">
回想一下以前的法令<text:a xlink:type="simple" xlink:href="https://armyinform.com.ua/2023/05/05/prezydent-ukrayiny-vidznachyv-derzhavnymy-nagorodamy-153-vijskovosluzhbovcziv/" text:style-name="Internet_20_link" text:visited-style-name="Visited_20_Internet_20_Link">
注明</text:a>
153名军人，其中130人死后。</text:p>
      <text:p text:style-name="P4">
News Source: <text:a xlink:type="simple" xlink:href="https://armyinform.com.ua/2023/05/08/prezydent-prysvoyiv-zvannya-geroya-ukrayiny-polkovnyku-sergiyu-sirchenku/" text:style-name="Internet_20_link" text:visited-style-name="Visited_20_Internet_20_Link">
https://armyinform.com.ua/2023/05/08/prezydent-prysvoyiv-zvannya-geroya-ukrayiny-polkovnyku-sergiyu-sirchenku/</text:a>
</text:p>
      <!--NEWS-->
      <text:h text:style-name="P10" text:outline-level="1">
<text:span text:style-name="T4">
每天因俄罗斯炮击而丧生三名平民，28人受伤</text:span>
</text:h>
      <text:p text:style-name="P4">
作者: ['АРМІЯINFORM']</text:p>
      <text:p text:style-name="P4">
时间: 2023-05-08T61:00:00-04:00</text:p>
      <text:p text:style-name="P4">
描述: Rosiyski Vissyka的最后一遍解雇了乌克兰10个地区的三位一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photo_5389117563801291006_y-1.jpg" text:style-name="Internet_20_link" text:visited-style-name="Visited_20_Internet_20_Link">
photo_5389117563801291006_y-1.jpg</text:a>
']</text:p>
      <text:p text:style-name="P4">
标签: ['ВІЙНА', 'ВОРОЖІ ОБСТРІЛИ', 'ХАРКІВСЬКИЙ ТРИБУНАЛ']</text:p>
      <text:p text:style-name="P4">
类别: News</text:p>
      <!--METADATA-->
      <text:p text:style-name="P4">
<draw:frame draw:style-name="fr1" draw:name="Image376" text:anchor-type="as-char" svg:width="6.9236in" svg:height="4.909963in" draw:z-index="0">
<draw:image xlink:href="../Images/AРМІЯINFORM/2023-05-08T61-00-00-04-00/photo_5389117563801291006_y-1.jpg" xlink:type="simple" xlink:show="embed" xlink:actuate="onLoad" draw:mime-type="image/jpeg"/>
</draw:frame>
在最后一天，俄罗斯军队向乌克兰10个地区的领土开火。</text:p>
      <text:p text:style-name="P4">
关于它<text:a xlink:type="simple" xlink:href="https://t.me/militarymediacenter/1884" text:style-name="Internet_20_link" text:visited-style-name="Visited_20_Internet_20_Link">
报告</text:a>
军事媒体中心。</text:p>
      <text:p text:style-name="P4">
“总的来说，不同类型的武器(迫击炮，坦克，炮兵，RSZV，SPR，无人机，战略和战术航空)演讲说：“进行了127点的炮击，确认了139个基础设施对象的失败。”</text:p>
      <text:p text:style-name="P4">
根据初步信息，三名平民被杀，28人受伤。</text:p>
      <text:p text:style-name="P4">
News Source: <text:a xlink:type="simple" xlink:href="https://armyinform.com.ua/2023/05/08/za-dobu-vid-rosijskyh-obstriliv-zagynulo-troye-czyvilnyh-osib-28-poraneno/" text:style-name="Internet_20_link" text:visited-style-name="Visited_20_Internet_20_Link">
https://armyinform.com.ua/2023/05/08/za-dobu-vid-rosijskyh-obstriliv-zagynulo-troye-czyvilnyh-osib-28-poraneno/</text:a>
</text:p>
      <!--NEWS-->
      <text:h text:style-name="P10" text:outline-level="1">
<text:span text:style-name="T4">
在立陶宛，乌克兰捍卫者的讲师课程结束了</text:span>
</text:h>
      <text:p text:style-name="P4">
作者: ['АРМІЯINFORM']</text:p>
      <text:p text:style-name="P4">
时间: 2023-05-08T62:00:00-04:00</text:p>
      <text:p text:style-name="P4">
描述: 乌克兰的Ostanni Chotirizhnevi课程已完成，乌克兰Viezikovikh，Yaki ...与乌克兰2022年的战争，与乌克兰的最新新闻，今天与乌克兰2022年的新闻战争，今天上次与乌克兰的新闻战争，乌克兰和俄罗斯和俄罗斯和俄罗斯之间的战争将会发生，当时，俄罗斯和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fvhsoh4xwaadrk4.jpg" text:style-name="Internet_20_link" text:visited-style-name="Visited_20_Internet_20_Link">
fvhsoh4xwaadrk4.jpg</text:a>
', '<text:a xlink:type="simple" xlink:href="https://armyinform.com.ua/wp-content/uploads/2023/05/fvhsoh2waaeixli-150x150.jpg" text:style-name="Internet_20_link" text:visited-style-name="Visited_20_Internet_20_Link">
fvhsoh2waaeixli-150x150.jpg</text:a>
', '<text:a xlink:type="simple" xlink:href="https://armyinform.com.ua/wp-content/uploads/2023/05/fvhsoh3x0aiggxt-150x150.jpg" text:style-name="Internet_20_link" text:visited-style-name="Visited_20_Internet_20_Link">
fvhsoh3x0aiggxt-150x150.jpg</text:a>
', '<text:a xlink:type="simple" xlink:href="https://armyinform.com.ua/wp-content/uploads/2023/05/fvhsohgxwaecygv-150x150.jpg" text:style-name="Internet_20_link" text:visited-style-name="Visited_20_Internet_20_Link">
fvhsohgxwaecygv-150x150.jpg</text:a>
']</text:p>
      <text:p text:style-name="P4">
标签: ['STOPRUSSIA', 'ДОПОМОГА ПАРТНЕРІВ', 'ЛИТВА', 'СВІТ ПІДТРИМУЄ УКРАЇНУ']</text:p>
      <text:p text:style-name="P4">
类别: News</text:p>
      <!--METADATA-->
      <text:p text:style-name="P4">
<draw:frame draw:style-name="fr1" draw:name="Image377" text:anchor-type="as-char" svg:width="6.9236in" svg:height="4.569576in" draw:z-index="0">
<draw:image xlink:href="../Images/AРМІЯINFORM/2023-05-08T62-00-00-04-00/fvhsoh4xwaadrk4.jpg" xlink:type="simple" xlink:show="embed" xlink:actuate="onLoad" draw:mime-type="image/jpeg"/>
</draw:frame>
为立陶宛学习的乌克兰军队的最后四周教学课程已经结束。</text:p>
      <text:p text:style-name="P4">
关于它<text:a xlink:type="simple" xlink:href="https://twitter.com/Lithuanian_MoD/status/1655165356091011072" text:style-name="Internet_20_link" text:visited-style-name="Visited_20_Internet_20_Link">
报告</text:a>
立陶宛国防部。</text:p>
      <text:p text:style-name="P4">
消息写道：“乌克兰战士学习了军事教育学，解雇和所有权的基本知识，还获得了自我计划和教育课程的技能。”</text:p>
      <text:p text:style-name="P4">
<text:a xlink:type="simple" xlink:href="https://armyinform.com.ua/wp-content/uploads/2023/05/fvhsoh2waaeixli.jpg" text:style-name="Internet_20_link" text:visited-style-name="Visited_20_Internet_20_Link">
!(Images/AРМІЯINFORM/2023-05-08T62-00-00-04-00/fvhsoh2waaeixli-150x150.jpg)</text:a>
</text:p>
      <text:p text:style-name="P4">
<text:a xlink:type="simple" xlink:href="https://armyinform.com.ua/wp-content/uploads/2023/05/fvhsoh3x0aiggxt.jpg" text:style-name="Internet_20_link" text:visited-style-name="Visited_20_Internet_20_Link">
<draw:frame draw:style-name="fr1" draw:name="Image378" text:anchor-type="as-char" svg:width="6.9236in" svg:height="6.9236in" draw:z-index="0">
<draw:image xlink:href="../Images/AРМІЯINFORM/2023-05-08T62-00-00-04-00/fvhsoh3x0aiggxt-150x150.jpg" xlink:type="simple" xlink:show="embed" xlink:actuate="onLoad" draw:mime-type="image/jpeg"/>
</draw:frame>
</text:a>
</text:p>
      <text:p text:style-name="P4">
<text:a xlink:type="simple" xlink:href="https://armyinform.com.ua/wp-content/uploads/2023/05/fvhsohgxwaecygv.jpg" text:style-name="Internet_20_link" text:visited-style-name="Visited_20_Internet_20_Link">
<draw:frame draw:style-name="fr1" draw:name="Image379" text:anchor-type="as-char" svg:width="6.9236in" svg:height="6.9236in" draw:z-index="0">
<draw:image xlink:href="../Images/AРМІЯINFORM/2023-05-08T62-00-00-04-00/fvhsohgxwaecygv-150x150.jpg" xlink:type="simple" xlink:show="embed" xlink:actuate="onLoad" draw:mime-type="image/jpeg"/>
</draw:frame>
</text:a>
</text:p>
      <text:p text:style-name="P4">
News Source: <text:a xlink:type="simple" xlink:href="https://armyinform.com.ua/2023/05/08/u-lytvi-zavershylysya-instruktorski-kursy-dlya-ukrayinskyh-zahysnykiv/" text:style-name="Internet_20_link" text:visited-style-name="Visited_20_Internet_20_Link">
https://armyinform.com.ua/2023/05/08/u-lytvi-zavershylysya-instruktorski-kursy-dlya-ukrayinskyh-zahysnykiv/</text:a>
</text:p>
      <!--NEWS-->
      <text:h text:style-name="P10" text:outline-level="1">
<text:span text:style-name="T4">
延迟的敌人的同事：收集了Bakhmut附近的“ Wagner”信息和Words’ Yanskaya</text:span>
</text:h>
      <text:p text:style-name="P4">
作者: ['АРМІЯINFORM']</text:p>
      <text:p text:style-name="P4">
时间: 2023-05-08T63:00:00-04:00</text:p>
      <text:p text:style-name="P4">
描述: Vikrita Shchekh Popplechnitsy侵略者，Yaki对国防部国防军的付款人“生气” ...与乌克兰2022年的战争，与乌克兰的最新新闻，今天与乌克兰的新闻战争，今天与乌克兰2022年的新闻战争，乌克兰和乌克兰之间的战争将会发生一场战争俄罗斯和战争，何时在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6cf493b6154d9da96b81ee9497356840-e1683533943993.jpeg" text:style-name="Internet_20_link" text:visited-style-name="Visited_20_Internet_20_Link">
6cf493b6154d9da96b81ee9497356840-e1683533943993.jpeg</text:a>
']</text:p>
      <text:p text:style-name="P4">
标签: ['STOPRUSSIA', 'АГРЕСІЯ РФ', 'ВТОРГНЕННЯ РФ', 'КОЛАБОРАНТИ', 'СБУ']</text:p>
      <text:p text:style-name="P4">
类别: News</text:p>
      <!--METADATA-->
      <text:p text:style-name="P4">
<draw:frame draw:style-name="fr1" draw:name="Image380" text:anchor-type="as-char" svg:width="6.9236in" svg:height="4.894156in" draw:z-index="0">
<draw:image xlink:href="../Images/AРМІЯINFORM/2023-05-08T63-00-00-04-00/6cf493b6154d9da96b81ee9497356840-e1683533943993.jpeg" xlink:type="simple" xlink:show="embed" xlink:actuate="onLoad" draw:mime-type="image/jpeg"/>
</draw:frame>
又有两个侵略者的同事，他们“倾注”了唐内茨克地区前部和边境地区的Siloboron位置的入侵者。 其中一个 - 卡巴穆特地区的居民 - 收集了有关敌人的信息，以了解乌克兰军队在地区中心附近的头部位置和行动路线的位置。</text:p>
      <text:p text:style-name="P4">
根据运营数据，她收到了她被送往瓦格纳PEC的信息，因为她住在俄罗斯。</text:p>
      <text:p text:style-name="P4">
另一个恶意因素是斯拉维扬斯克的居民，他是与俄罗斯联合会在东部阵线的占领集团的机器枪手“交流”的方向。 由于禁止的俄罗斯社交网络“同学”，该名女子“遇见”了抢劫者。</text:p>
      <text:p text:style-name="P4">
在她的指示下，她移交了有关城市附近防御部队移动的入侵者数据。 她还为侵略者提供了当地诊所和其中一所学校的坐标。</text:p>
      <text:p text:style-name="P4">
SBU工作人员在履行敌意时拘留了两名被告。</text:p>
      <text:p text:style-name="P4">
安全局的调查人员告诉他们涉嫌犯罪的怀疑。 目前，他们被拘留。</text:p>
      <text:p text:style-name="P4">
正在进行调查，以确定犯罪和起诉的所有情况。</text:p>
      <text:p text:style-name="P4">
<text:span text:style-name="T4">
来源：</text:span>
 <text:a xlink:type="simple" xlink:href="https://ssu.gov.ua/novyny/sbu-zatrymala-dvokh-vorozhykh-informatorok-na-donechchyni-odna-z-nykh-pratsiuvala-na-vahnerivtsiv-yaki-shturmuiut-bakhmut" text:style-name="Internet_20_link" text:visited-style-name="Visited_20_Internet_20_Link">
<text:span text:style-name="T5">
sbu</text:span>
</text:a>
</text:p>
      <text:p text:style-name="P4">
News Source: <text:a xlink:type="simple" xlink:href="https://armyinform.com.ua/2023/05/08/zatrymano-poplichnycz-voroga-zbyraly-dlya-vagnerivcziv-informacziyu-bilya-bahmuta-ta-slovyanska/" text:style-name="Internet_20_link" text:visited-style-name="Visited_20_Internet_20_Link">
https://armyinform.com.ua/2023/05/08/zatrymano-poplichnycz-voroga-zbyraly-dlya-vagnerivcziv-informacziyu-bilya-bahmuta-ta-slovyanska/</text:a>
</text:p>
      <!--NEWS-->
      <text:h text:style-name="P10" text:outline-level="1">
<text:span text:style-name="T4">
SES单位进行了70多个旅行以消除敌人炮击的后果</text:span>
</text:h>
      <text:p text:style-name="P4">
作者: ['АРМІЯINFORM']</text:p>
      <text:p text:style-name="P4">
时间: 2023-05-08T64:00:00-04:00</text:p>
      <text:p text:style-name="P4">
描述: Utzvychiye的君主坐姿现场现场服务已经过去...与乌克兰2022年的战争，与乌克兰的战争是今天的最新消息，今天与乌克兰2022年的新闻战，乌克兰与俄罗斯，俄罗斯，俄罗斯和俄罗斯，俄罗斯和俄罗斯之间的战争将会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2/vanvn_0.webp" text:style-name="Internet_20_link" text:visited-style-name="Visited_20_Internet_20_Link">
vanvn_0.webp</text:a>
']</text:p>
      <text:p text:style-name="P4">
标签: ['ДСНС УКРАЇНИ', 'ЛІКВІДАЦІЯ НАСЛІДКІВ ВОРОЖИХ ОБСТРІЛІВ']</text:p>
      <text:p text:style-name="P4">
类别: News</text:p>
      <!--METADATA-->
      <text:p text:style-name="P4">
<draw:frame draw:style-name="fr1" draw:name="Image381" text:anchor-type="as-char" svg:width="6.9236in" svg:height="3.894038in" draw:z-index="0">
<draw:image xlink:href="../ConvertedIMGs/AРМІЯINFORM/2023-05-08T64-00-00-04-00/vanvn_0.png" xlink:type="simple" xlink:show="embed" xlink:actuate="onLoad" draw:mime-type="image/png"/>
</draw:frame>
说明性照片</text:p>
      <text:p text:style-name="P4">
乌克兰州紧急部门在过去的各节中的急救部队开始了71次离开，以消除对居住的捐赠和基础设施的敌意炮击的后果。</text:p>
      <text:p text:style-name="P4">
关于它<text:a xlink:type="simple" xlink:href="https://dsns.gov.ua/uk/news/nadzvicaini-podiyi/operativna-informaciia-dsns-shhodo-naslidkiv-vedennia-boiovix-dii-rosiiskoiu-federacijeiu-150" text:style-name="Internet_20_link" text:visited-style-name="Visited_20_Internet_20_Link">
报告</text:a>
乌克兰的SES。</text:p>
      <text:p text:style-name="P4">
消除了8次大火。 为200人提供了心理帮助。</text:p>
      <text:p text:style-name="P4">
自从俄罗斯对乌克兰的大规模侵略开始以来，已经进行了93 195次访问，以消除炮击后果，消除了14,44444444时，救出了4039人，213 363人得到了心理帮助。</text:p>
      <text:p text:style-name="P4">
News Source: <text:a xlink:type="simple" xlink:href="https://armyinform.com.ua/2023/05/08/ponad-70-vyyizd-na-likvidacziyu-naslidkiv-obstriliv-okupantamy-zdijsnyly-pidrozdily-dsns/" text:style-name="Internet_20_link" text:visited-style-name="Visited_20_Internet_20_Link">
https://armyinform.com.ua/2023/05/08/ponad-70-vyyizd-na-likvidacziyu-naslidkiv-obstriliv-okupantamy-zdijsnyly-pidrozdily-dsns/</text:a>
</text:p>
      <!--NEWS-->
      <text:h text:style-name="P10" text:outline-level="1">
<text:span text:style-name="T4">
在土地上，海洋和空中：波兰正在进行大规模的国际练习</text:span>
</text:h>
      <text:p text:style-name="P4">
作者: ['АРМІЯINFORM']</text:p>
      <text:p text:style-name="P4">
时间: 2023-05-08T65:00:00-04:00</text:p>
      <text:p text:style-name="P4">
描述: 在新戴米（Demy）的波兰人（Polish）在hi -ovcannya的波兰人（Polivi），通过一场大规模的Mi -people ...与乌克兰2022年的战争，与乌克兰的战争是今天的最新消息，即与乌克兰2022年的新闻报道是今天的最后一次，乌克兰与俄罗斯之间是否会发生战争，当与乌克兰与乌克兰的战争何时会发生？ ，乌克兰媒体的乌克兰新闻将在俄罗斯</text:p>
      <text:p text:style-name="P4">
图片: ['<text:a xlink:type="simple" xlink:href="https://armyinform.com.ua/wp-content/uploads/2023/05/anakonda03.jpg" text:style-name="Internet_20_link" text:visited-style-name="Visited_20_Internet_20_Link">
anakonda03.jpg</text:a>
', '<text:a xlink:type="simple" xlink:href="https://armyinform.com.ua/wp-content/uploads/2023/05/anakonda-1-150x150.jpg" text:style-name="Internet_20_link" text:visited-style-name="Visited_20_Internet_20_Link">
anakonda-1-150x150.jpg</text:a>
', '<text:a xlink:type="simple" xlink:href="https://armyinform.com.ua/wp-content/uploads/2023/05/anakonda01-150x150.jpg" text:style-name="Internet_20_link" text:visited-style-name="Visited_20_Internet_20_Link">
anakonda01-150x150.jpg</text:a>
', '<text:a xlink:type="simple" xlink:href="https://armyinform.com.ua/wp-content/uploads/2023/05/anakonda04-150x150.jpg" text:style-name="Internet_20_link" text:visited-style-name="Visited_20_Internet_20_Link">
anakonda04-150x150.jpg</text:a>
', '<text:a xlink:type="simple" xlink:href="https://armyinform.com.ua/wp-content/uploads/2023/05/anakonda05-150x150.jpg" text:style-name="Internet_20_link" text:visited-style-name="Visited_20_Internet_20_Link">
anakonda05-150x150.jpg</text:a>
']</text:p>
      <text:p text:style-name="P4">
标签: ['ANAKONDA-23', 'ВІЙСЬКОВІ НАВЧАННЯ', 'ПОЛЬЩА']</text:p>
      <text:p text:style-name="P4">
类别: News</text:p>
      <!--METADATA-->
      <text:p text:style-name="P4">
<draw:frame draw:style-name="fr1" draw:name="Image382" text:anchor-type="as-char" svg:width="6.9236in" svg:height="3.894525in" draw:z-index="0">
<draw:image xlink:href="../Images/AРМІЯINFORM/2023-05-08T65-00-00-04-00/anakonda03.jpg" xlink:type="simple" xlink:show="embed" xlink:actuate="onLoad" draw:mime-type="image/jpeg"/>
</draw:frame>
在波兰，大规模的Anakonda-23在Nova Dambi的一个垃圾填埋场举行。</text:p>
      <text:p text:style-name="P4">
关于它<text:a xlink:type="simple" xlink:href="https://twitter.com/MON_GOV_PL/status/1655470447125835776" text:style-name="Internet_20_link" text:visited-style-name="Visited_20_Internet_20_Link">
报告</text:a>
国防部波兰。</text:p>
      <text:p text:style-name="P4">
九个Anaconda参与了北约国家的Anaconda演习和数百名军事人员。</text:p>
      <text:p text:style-name="P4">
“将近2,000次波兰第12师和数百台军事设备参加了今年的国际演习。伟大的行动。 目前，其中一些“十二”已经由绿树成荫的，铁路和海上运输领导，在练习过程中执行各种战术任务。”  -  <text:a xlink:type="simple" xlink:href="https://twitter.com/12Dywizja/status/1655229097247666176" text:style-name="Internet_20_link" text:visited-style-name="Visited_20_Internet_20_Link">
说</text:a>
第十二szczecin机械化部门的Lukashevsky市长。</text:p>
      <text:p text:style-name="P4">
锻炼的主要任务是将武装的西拉波西的军事潜力与盟国和伙伴的力量融合在一起，以应对波罗的海的真正威胁。</text:p>
      <text:p text:style-name="P4">
<text:a xlink:type="simple" xlink:href="https://armyinform.com.ua/wp-content/uploads/2023/05/anakonda-1.jpg" text:style-name="Internet_20_link" text:visited-style-name="Visited_20_Internet_20_Link">
!(Images/AРМІЯINFORM/2023-05-08T65-00-00-04-00/anakonda-1-150x150.jpg)</text:a>
</text:p>
      <text:p text:style-name="P4">
<text:a xlink:type="simple" xlink:href="https://armyinform.com.ua/wp-content/uploads/2023/05/anakonda01.jpg" text:style-name="Internet_20_link" text:visited-style-name="Visited_20_Internet_20_Link">
<draw:frame draw:style-name="fr1" draw:name="Image383" text:anchor-type="as-char" svg:width="6.9236in" svg:height="6.9236in" draw:z-index="0">
<draw:image xlink:href="../Images/AРМІЯINFORM/2023-05-08T65-00-00-04-00/anakonda01-150x150.jpg" xlink:type="simple" xlink:show="embed" xlink:actuate="onLoad" draw:mime-type="image/jpeg"/>
</draw:frame>
</text:a>
不仅陆军，而且部队的官员也从属于内政部和政府部，还参与了重建小组的数百名学员，国防组织和参与者。</text:p>
      <text:p text:style-name="P4">
在训练中<text:a xlink:type="simple" xlink:href="https://armyinform.com.ua/2023/05/03/anakonda-23-u-polshhi-rozpochalysya-masshtabni-vijskovi-navchannya/" text:style-name="Internet_20_link" text:visited-style-name="Visited_20_Internet_20_Link">
Anakonda-23</text:a>
美国，罗马尼亚，斯洛文尼亚，瑞典，法国，立陶宛，拉脱维亚，爱沙尼亚和土耳其的代表也将参加。</text:p>
      <text:p text:style-name="P4">
<text:a xlink:type="simple" xlink:href="https://armyinform.com.ua/wp-content/uploads/2023/05/anakonda04.jpg" text:style-name="Internet_20_link" text:visited-style-name="Visited_20_Internet_20_Link">
!(Images/AРМІЯINFORM/2023-05-08T65-00-00-04-00/anakonda04-150x150.jpg)</text:a>
</text:p>
      <text:p text:style-name="P4">
<text:a xlink:type="simple" xlink:href="https://armyinform.com.ua/wp-content/uploads/2023/05/anakonda05.jpg" text:style-name="Internet_20_link" text:visited-style-name="Visited_20_Internet_20_Link">
<draw:frame draw:style-name="fr1" draw:name="Image384" text:anchor-type="as-char" svg:width="6.9236in" svg:height="6.9236in" draw:z-index="0">
<draw:image xlink:href="../Images/AРМІЯINFORM/2023-05-08T65-00-00-04-00/anakonda05-150x150.jpg" xlink:type="simple" xlink:show="embed" xlink:actuate="onLoad" draw:mime-type="image/jpeg"/>
</draw:frame>
</text:a>
</text:p>
      <text:p text:style-name="P4">
News Source: <text:a xlink:type="simple" xlink:href="https://armyinform.com.ua/2023/05/08/na-sushi-mori-ta-v-povitri-u-polshhi-tryvayut-masshtabni-mizhnarodni-navchannya-anakonda-23/" text:style-name="Internet_20_link" text:visited-style-name="Visited_20_Internet_20_Link">
https://armyinform.com.ua/2023/05/08/na-sushi-mori-ta-v-povitri-u-polshhi-tryvayut-masshtabni-mizhnarodni-navchannya-anakonda-23/</text:a>
</text:p>
      <!--NEWS-->
      <text:h text:style-name="P10" text:outline-level="1">
<text:span text:style-name="T4">
在Bakhmut的方向上，敌人在过去9个月中失去了约100,000个活力</text:span>
</text:h>
      <text:p text:style-name="P4">
作者: ['Оксана Іванець']</text:p>
      <text:p text:style-name="P4">
时间: 2023-05-08T66:00:00-04:00</text:p>
      <text:p text:style-name="P4">
描述: Otvyatov的Rosiyani，点击Bakhmut。 关于Efiri国家电视台的ZET ...与乌克兰2022年的战争，与乌克兰的战争是今天的最新消息，今天与乌克兰2022年的新闻战是今天的最后一场，乌克兰和俄罗斯之间的战争是否会发生战争，什么时候他们说，与乌克兰与乌克兰的战争将在不久的将来与乌克兰发生战争，他们说，今天与乌克兰的战争，今天的乌克兰新闻，乌克兰新闻，乌克兰媒体在俄罗斯的乌克兰新闻</text:p>
      <text:p text:style-name="P4">
图片: ['<text:a xlink:type="simple" xlink:href="https://armyinform.com.ua/wp-content/uploads/2023/04/317089427.jpg" text:style-name="Internet_20_link" text:visited-style-name="Visited_20_Internet_20_Link">
317089427.jpg</text:a>
']</text:p>
      <text:p text:style-name="P4">
标签: ['БАХМУТ', 'ВТОРГНЕННЯ РФ', 'ЄДИНІ НОВИНИ', 'СЕРГІЙ ЧЕРЕВАТИЙ']</text:p>
      <text:p text:style-name="P4">
类别: News</text:p>
      <!--METADATA-->
      <text:p text:style-name="P4">
<draw:frame draw:style-name="fr1" draw:name="Image385" text:anchor-type="as-char" svg:width="6.9236in" svg:height="4.615733in" draw:z-index="0">
<draw:image xlink:href="../Images/AРМІЯINFORM/2023-05-08T66-00-00-04-00/317089427.jpg" xlink:type="simple" xlink:show="embed" xlink:actuate="onLoad" draw:mime-type="image/jpeg"/>
</draw:frame>
俄罗斯人继续试图占领巴赫穆特。 部队傲慢的傲慢塞尔盖·奇雷维蒂(Sergey Cherevaty)在国家ttelephone的“统一新闻”的播放中，是部队东部群体的发言人。</text:p>
      <ul>
        <li>
在这个方向上发生了29次战斗碰撞，415杆发光和喷气大炮，并在乌克兰国防工人的位置被击中了6架飞机。 战斗冲突的结果，杀死了120多名入侵者，杀死了64人伤口，枪击了敌对的T-72坦克，2个放射性斗争的站点，5个野外仓库被摧毁。</li>
      </ul>
      <text:p text:style-name="P4">
此外，发言人指出，平均而言，敌人在利马塔巴穆特(Liman Tabakhmut)的方向上使用了约25,000壳，尽管恐怖分子普里戈金(Prigogine)的陈述，俄罗斯人并没有感到饥荒的饥荒。</text:p>
      <ul>
        <li>
PEC“ Wagner”负责人的陈述可能与他被分配给自己太多承诺要携带Bakhmut并提出这些关于弹丸饥饿的胡说八道有关的事实，因为除了失去活力，还没有生存力量，背后将没有胜利。 此外，俄罗斯联邦的军事领导层，也不是俄罗斯囚犯都不想补充该组织的长凳，因为他们知道这是战争的票。</li>
      </ul>
      <text:p text:style-name="P4">
Sergey Cherevaty还指出，在Bakhmut方向上，敌人在过去9个月中失去了100,000个活力。</text:p>
      <ul>
        <li>
但这是一个指示性计算。 我相信进一步的验证会更降低到该数字的增加。 这很自然，因为敌人使用如此称呼人员的肉类攻击作为战争的主要方法。</li>
      </ul>
      <text:p text:style-name="P4">
News Source: <text:a xlink:type="simple" xlink:href="https://armyinform.com.ua/2023/05/08/na-bahmutskomu-napryamku-vorog-vtratyv-blyzko-100-tys-zhyvoyi-syly-vprodovzh-ostannih-9-misyacziv/" text:style-name="Internet_20_link" text:visited-style-name="Visited_20_Internet_20_Link">
https://armyinform.com.ua/2023/05/08/na-bahmutskomu-napryamku-vorog-vtratyv-blyzko-100-tys-zhyvoyi-syly-vprodovzh-ostannih-9-misyacziv/</text:a>
</text:p>
      <!--NEWS-->
      <text:h text:style-name="P10" text:outline-level="1">
<text:span text:style-name="T4">
协调员：俄罗斯联合会发布的有关辩护囚犯的信息并不总是正确的</text:span>
</text:h>
      <text:p text:style-name="P4">
作者: ['АРМІЯINFORM']</text:p>
      <text:p text:style-name="P4">
时间: 2023-05-08T67:00:00-04:00</text:p>
      <text:p text:style-name="P4">
描述: 在在线Zustinich的协调总部，Rodinov Viskovo服务...与乌克兰2022年的战争，与乌克兰的最新新闻战争，今天与乌克兰2022年的新闻战争，今天将在乌克兰和俄罗斯之间以及战争之间进行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ksh3-3.jpg" text:style-name="Internet_20_link" text:visited-style-name="Visited_20_Internet_20_Link">
ksh3-3.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386" text:anchor-type="as-char" svg:width="6.9236in" svg:height="4.823441in" draw:z-index="0">
<draw:image xlink:href="../Images/AРМІЯINFORM/2023-05-08T67-00-00-04-00/ksh3-3.jpg" xlink:type="simple" xlink:show="embed" xlink:actuate="onLoad" draw:mime-type="image/jpeg"/>
</draw:frame>
协调总部与乌克兰国民警卫队的家庭服务进行了在线会议，在此期间，工作人员的代表强调，俄罗斯乌克兰战争囚犯发表的信息并非总是如此。 尤其是在秋天，当乌克兰的视频辩护人被迫说“乌克兰不想把他们带走”。</text:p>
      <text:p text:style-name="P4">
关于它<text:a xlink:type="simple" xlink:href="https://t.me/Koord_shtab/1003" text:style-name="Internet_20_link" text:visited-style-name="Visited_20_Internet_20_Link">
报告</text:a>
协调询问战俘的询问总部。</text:p>
      <text:p text:style-name="P4">
这样的记录证明了特定的人确实回来了，但他们主要是为了破坏乌克兰社会的局势。</text:p>
      <text:p text:style-name="P4">
返回国民警卫队的工作正在进行中。 协调团队希望在不久的将来取得积极的消息。</text:p>
      <text:p text:style-name="P4">
员工代表再次强调进行释放的谈判(例如伤害，生病，妇女)，不是在特定的切割机中。</text:p>
      <text:p text:style-name="P4">
乌克兰正试图将尽可能多的人从各个地方解放出来。</text:p>
      <text:p text:style-name="P4">
此外，他回忆说，红十字会的国际委员(ICCH).</text:p>
      <text:p text:style-name="P4">
Анкетування в місцях утримання ще не є таким остаточним підтвердженням, протепісля анкетування МКЧХ звертається до рф із запитом про підтвердження полонуанкетованих.</text:p>
      <text:p text:style-name="P4">
News Source: <text:a xlink:type="simple" xlink:href="https://armyinform.com.ua/2023/05/08/koordynaczijnyj-shtab-informacziya-oprylyudnena-rf-shhodo-polonenyh-zahysnykiv-ne-zavzhdy-vidpovidaye-dijsnosti/" text:style-name="Internet_20_link" text:visited-style-name="Visited_20_Internet_20_Link">
https://armyinform.com.ua/2023/05/08/koordynaczijnyj-shtab-informacziya-oprylyudnena-rf-shhodo-polonenyh-zahysnykiv-ne-zavzhdy-vidpovidaye-dijsnosti/</text:a>
</text:p>
      <!--NEWS-->
      <text:h text:style-name="P10" text:outline-level="1">
<text:span text:style-name="T4">
总统举行了一次费率会议：讨论了下一个时期占领者的可能行动</text:span>
</text:h>
      <text:p text:style-name="P4">
作者: ['АРМІЯINFORM']</text:p>
      <text:p text:style-name="P4">
时间: 2023-05-08T68:00:00-04:00</text:p>
      <text:p text:style-name="P4">
描述: 乌克兰沃迪米尔·泽伦斯基总统的皮德·医疗师（Pid Medicans）于周一8周一，受伤，与乌克兰2022年的战争，与乌克兰的最新新闻战争，今天与乌克兰2022年的新闻战争，今天将在乌克兰和俄罗斯，俄罗斯和俄罗斯和俄罗斯和俄罗斯之间发动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3/630_360_1677264925-963.jpg" text:style-name="Internet_20_link" text:visited-style-name="Visited_20_Internet_20_Link">
630_360_1677264925-963.jpg</text:a>
']</text:p>
      <text:p text:style-name="P4">
标签: ['СТАВКА ВЕРХОВНОГО ГОЛОВНОКОМАНДУВАЧА']</text:p>
      <text:p text:style-name="P4">
类别: News</text:p>
      <!--METADATA-->
      <text:p text:style-name="P4">
<draw:frame draw:style-name="fr1" draw:name="Image387" text:anchor-type="as-char" svg:width="6.9236in" svg:height="3.956343in" draw:z-index="0">
<draw:image xlink:href="../Images/AРМІЯINFORM/2023-05-08T68-00-00-04-00/630_360_1677264925-963.jpg" xlink:type="simple" xlink:show="embed" xlink:actuate="onLoad" draw:mime-type="image/jpeg"/>
</draw:frame>
Under the chairmanship of President of Ukraine Volodymyr Zelensky on Monday, 8th, a meeting of the Supreme Commander -in -Chief.</text:p>
      <text:p text:style-name="P4">
关于这个<text:a xlink:type="simple" xlink:href="https://www.president.gov.ua/news/prezident-proviv-chergove-zasidannya-stavki-verhovnogo-golov-82765" text:style-name="Internet_20_link" text:visited-style-name="Visited_20_Internet_20_Link">
被引用</text:a>
在乌克兰总统办公室的网站上。</text:p>
      <text:p text:style-name="P4">
参与者听到了有关俄罗斯军队最近发动袭击并克服他们的后果的信息，讨论了加强对安全以及民事和关键基础设施的保护的可能性。</text:p>
      <text:p text:style-name="P4">
还有一份关于在不久的将来在正面和计划者的运营情况的报告。</text:p>
      <text:p text:style-name="P4">
Oshov的指挥官报告了Khortytsa，Tavriya，Odessa，North的Khortytsa的额叶地区的敌对行动。</text:p>
      <text:p text:style-name="P4">
会议的参与者分析了为国防部队提供武器和弹药的状态，以及新成立的机组人员的个人组成和技术的准备和收购状态。</text:p>
      <text:p text:style-name="P4">
今年为乌克兰军队的需求而言，有关各种类型的炮弹伊拉克弹药供应的报告分别听到了。</text:p>
      <text:p text:style-name="P4">
News Source: <text:a xlink:type="simple" xlink:href="https://armyinform.com.ua/2023/05/08/prezydent-proviv-zasidannya-stavky-obgovoryly-jmovirni-diyi-okupantiv-u-najblyzhchyj-period/" text:style-name="Internet_20_link" text:visited-style-name="Visited_20_Internet_20_Link">
https://armyinform.com.ua/2023/05/08/prezydent-proviv-zasidannya-stavky-obgovoryly-jmovirni-diyi-okupantiv-u-najblyzhchyj-period/</text:a>
</text:p>
      <!--NEWS-->
      <text:h text:style-name="P10" text:outline-level="1">
<text:span text:style-name="T4">
有17,000多个针对国家安全的罪行已记录了检察官办公室</text:span>
</text:h>
      <text:p text:style-name="P4">
作者: ['АРМІЯINFORM']</text:p>
      <text:p text:style-name="P4">
时间: 2023-05-08T6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photo_5386692436287409253_y.jpg" text:style-name="Internet_20_link" text:visited-style-name="Visited_20_Internet_20_Link">
photo_5386692436287409253_y.jpg</text:a>
', '<text:a xlink:type="simple" xlink:href="https://armyinform.com.ua/wp-content/uploads/2023/05/photo_5386692436287409254_y.jpg" text:style-name="Internet_20_link" text:visited-style-name="Visited_20_Internet_20_Link">
photo_5386692436287409254_y.jpg</text:a>
']</text:p>
      <text:p text:style-name="P4">
标签: ['ВОЄННІ ЗЛОЧИНИ РФ', 'ОФІС ГЕНПРОКУРОРА УКРАЇНИ']</text:p>
      <text:p text:style-name="P4">
类别: News</text:p>
      <!--METADATA-->
      <text:p text:style-name="P4">
<draw:frame draw:style-name="fr1" draw:name="Image388" text:anchor-type="as-char" svg:width="6.9236in" svg:height="4.447316in" draw:z-index="0">
<draw:image xlink:href="../Images/AРМІЯINFORM/2023-05-08T69-00-00-04-00/photo_5386692436287409253_y.jpg" xlink:type="simple" xlink:show="embed" xlink:actuate="onLoad" draw:mime-type="image/jpeg"/>
</draw:frame>
乌克兰检察长办公室<text:a xlink:type="simple" xlink:href="https://t.me/pgo_gov_ua/11925" text:style-name="Internet_20_link" text:visited-style-name="Visited_20_Internet_20_Link">
报告</text:a>
关于在俄罗斯联邦对乌克兰的大规模侵略期间犯下的犯罪犯罪。</text:p>
      <text:p text:style-name="P4">
<text:span text:style-name="T4">
截至5月8日</text:span>
 85 281军事犯罪和17 065次犯罪。</text:p>
      <text:p text:style-name="P4">
此外，根据少年检察官的说法，<text:span text:style-name="T4">
 1424名因俄罗斯侵略而受伤</text:span>
，包括：</text:p>
      <ul>
        <li>
480-儿童被杀， * 964-儿童因严重程度不同。</li>
      </ul>
      <text:p text:style-name="P4">
该部门强调，这些数字不是最终的，因为在暂时占据的有形领土上的积极战斗场所的安装中继续进行工作。</text:p>
      <text:p text:style-name="P4">
<draw:frame draw:style-name="fr1" draw:name="Image389" text:anchor-type="as-char" svg:width="6.9236in" svg:height="4.447316in" draw:z-index="0">
<draw:image xlink:href="../Images/AРМІЯINFORM/2023-05-08T69-00-00-04-00/photo_5386692436287409254_y.jpg" xlink:type="simple" xlink:show="embed" xlink:actuate="onLoad" draw:mime-type="image/jpeg"/>
</draw:frame>
</text:p>
      <text:p text:style-name="P4">
News Source: <text:a xlink:type="simple" xlink:href="https://armyinform.com.ua/2023/05/08/ponad-17-tysyach-zlochyniv-proty-naczbezpeky-zadokumentuvav-ofis-genprokurora/" text:style-name="Internet_20_link" text:visited-style-name="Visited_20_Internet_20_Link">
https://armyinform.com.ua/2023/05/08/ponad-17-tysyach-zlochyniv-proty-naczbezpeky-zadokumentuvav-ofis-genprokurora/</text:a>
</text:p>
      <!--NEWS-->
      <text:h text:style-name="P10" text:outline-level="1">
<text:span text:style-name="T4">
Alexei Reznikov：我们的使命是击败现代侵略者并恢复欧洲的和平</text:span>
</text:h>
      <text:p text:style-name="P4">
作者: ['АРМІЯINFORM']</text:p>
      <text:p text:style-name="P4">
时间: 2023-05-08T70:00:00-04:00</text:p>
      <text:p text:style-name="P4">
描述: Miniter防御乌克兰Oleksiy Reznikov，Shi Mixia乌克兰Ozhaza -Rewall ...与2022年与乌克兰的战争，与乌克兰的最新消息，今天与乌克兰的新闻，今天与乌克兰2022年的新闻，今天，乌克兰和俄罗斯之间的战争以及何时与乌克兰和俄罗斯之间的战争会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5/fvmppvyxoaafau7.jpg" text:style-name="Internet_20_link" text:visited-style-name="Visited_20_Internet_20_Link">
fvmppvyxoaafau7.jpg</text:a>
']</text:p>
      <text:p text:style-name="P4">
标签: ['8 ТРАВНЯ', 'ОЛЕКСІЙ РЕЗНІКОВ', 'ОФІЦІЙНО']</text:p>
      <text:p text:style-name="P4">
类别: News</text:p>
      <!--METADATA-->
      <text:p text:style-name="P4">
<draw:frame draw:style-name="fr1" draw:name="Image390" text:anchor-type="as-char" svg:width="6.9236in" svg:height="3.956343in" draw:z-index="0">
<draw:image xlink:href="../Images/AРМІЯINFORM/2023-05-08T70-00-00-04-00/fvmppvyxoaafau7.jpg" xlink:type="simple" xlink:show="embed" xlink:actuate="onLoad" draw:mime-type="image/jpeg"/>
</draw:frame>
乌克兰Oleksiy Reznikov国防部长指出，乌克兰的使命现在要重新选择现代敌人并恢复欧洲的和平。</text:p>
      <text:p text:style-name="P4">
他<text:a xlink:type="simple" xlink:href="https://twitter.com/oleksiireznikov/status/1655512292396609537" text:style-name="Internet_20_link" text:visited-style-name="Visited_20_Internet_20_Link">
写</text:a>
在您的记忆与和解的Twitter中。</text:p>
      <text:p text:style-name="P4">
“如今，乌克兰像整个文明世界一样，回忆起第二次世界大战的堕落士兵。 我们尊重他们的服务，勇气和牺牲。 我们的任务是赢得现代侵略者并恢复欧洲的和平。”证词写道。</text:p>
      <text:p text:style-name="P4">
News Source: <text:a xlink:type="simple" xlink:href="https://armyinform.com.ua/2023/05/08/oleksij-reznikov-nasha-misiya-peremogty-suchasnogo-agresora-ta-vidnovyty-myr-u-yevropi/" text:style-name="Internet_20_link" text:visited-style-name="Visited_20_Internet_20_Link">
https://armyinform.com.ua/2023/05/08/oleksij-reznikov-nasha-misiya-peremogty-suchasnogo-agresora-ta-vidnovyty-myr-u-yevropi/</text:a>
</text:p>
      <!--NEWS-->
      <text:h text:style-name="P10" text:outline-level="1">
<text:span text:style-name="T4">
在黑海，俄罗斯拥有四个火箭发射器，带有32个“口径”</text:span>
</text:h>
      <text:p text:style-name="P4">
作者: ['АРМІЯINFORM']</text:p>
      <text:p text:style-name="P4">
时间: 2023-05-08T71:00:00-04:00</text:p>
      <text:p text:style-name="P4">
描述: 在乔尔·柴瓦尼（Boyal Cherguvanni）上乔尼·莫格（Chorny Morg）的8赫巴伦（Herbalon）的村庄排泄了15艘浇注船，...与乌克兰2022年的战争，与乌克兰的最新新闻，今天与乌克兰的新闻战争，今天与乌克兰2022年上次与乌克兰进行战争，乌克兰和俄罗斯之间会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ВМС ЗС УКРАЇНИ', 'РАКЕТИ «КАЛІБР»', 'ЧОРНЕ МОРЕ']</text:p>
      <text:p text:style-name="P4">
类别: News</text:p>
      <!--METADATA-->
      <text:p text:style-name="P4">
<draw:frame draw:style-name="fr1" draw:name="Image391" text:anchor-type="as-char" svg:width="6.9236in" svg:height="4.615733in" draw:z-index="0">
<draw:image xlink:href="../Images/AРМІЯINFORM/2023-05-08T71-00-00-04-00/raketa-kalibr-pusk-chorne-more.jpg" xlink:type="simple" xlink:show="embed" xlink:actuate="onLoad" draw:mime-type="image/jpeg"/>
</draw:frame>
说明性照片</text:p>
      <text:p text:style-name="P4">
截至5月8日，黑海有15艘波船，其中包括四枚口径翼导弹的载体，最多32枚导弹。</text:p>
      <text:p text:style-name="P4">
关于它<text:a xlink:type="simple" xlink:href="https://t.me/ukrainian_navy/3002" text:style-name="Internet_20_link" text:visited-style-name="Visited_20_Internet_20_Link">
报告</text:a>
乌克兰武装部队海军的指挥。</text:p>
      <text:p text:style-name="P4">
在亚齐夫的海中 - 一艘敌方船； 地中海中最多有五艘敌船，其中一艘是一架马车载碳载体，总凌空 - 四枚导弹；</text:p>
      <text:p text:style-name="P4">
在白天，为了俄罗斯联邦的利益，凯希·耶尼卡尔海峡的通过：</text:p>
      <ul>
        <li>
6艘进入亚佐夫海的船只，其中1艘从Bosphorus海峡移动； *到黑海 -  18艘船，其中2艘继续向Bosphorus的方向运动。</li>
      </ul>
      <text:p text:style-name="P4">
俄罗斯联邦继续违反《 1974年海洋保护人类生命的国际公约》。(Solas)通过关闭自动识别系统(AIS)，纳粹船只在亚佐夫海。</text:p>
      <text:p text:style-name="P4">
News Source: <text:a xlink:type="simple" xlink:href="https://armyinform.com.ua/2023/05/08/u-chornomu-mori-rosiya-trymaye-chotyry-raketonosiyi-iz-32-kalibramy/" text:style-name="Internet_20_link" text:visited-style-name="Visited_20_Internet_20_Link">
https://armyinform.com.ua/2023/05/08/u-chornomu-mori-rosiya-trymaye-chotyry-raketonosiyi-iz-32-kalibramy/</text:a>
</text:p>
      <!--NEWS-->
      <text:h text:style-name="P10" text:outline-level="1">
<text:span text:style-name="T4">
由于火箭射击了Odesa地区的平民物体，已死亡和受伤</text:span>
</text:h>
      <text:p text:style-name="P4">
作者: ['АРМІЯINFORM']</text:p>
      <text:p text:style-name="P4">
时间: 2023-05-08T72:00:00-04:00</text:p>
      <text:p text:style-name="P4">
描述: 尼克（Nich）有8个Rosiyski visskovis注入，是吸盘的矿业定律的无纱面……与乌克兰2022年的战争，与乌克兰的最新新闻，今天与乌克兰的新闻战争，乌克兰2022年最后一次与乌克兰之间的战争，乌克兰之间会有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2023-05-08_12-30-47.jpg" text:style-name="Internet_20_link" text:visited-style-name="Visited_20_Internet_20_Link">
photo_2023-05-08_12-30-47.jpg</text:a>
']</text:p>
      <text:p text:style-name="P4">
标签: ['ВОРОЖІ ОБСТРІЛИ', 'ХАРКІВСЬКИЙ ТРИБУНАЛ']</text:p>
      <text:p text:style-name="P4">
类别: News</text:p>
      <!--METADATA-->
      <text:p text:style-name="P4">
<draw:frame draw:style-name="fr1" draw:name="Image392" text:anchor-type="as-char" svg:width="6.9236in" svg:height="5.1927in" draw:z-index="0">
<draw:image xlink:href="../Images/AРМІЯINFORM/2023-05-08T72-00-00-04-00/photo_2023-05-08_12-30-47.jpg" xlink:type="simple" xlink:show="embed" xlink:actuate="onLoad" draw:mime-type="image/jpeg"/>
</draw:frame>
在5月8日晚上，俄罗斯军方使用禁止的国际战争手段，在敖德萨和贝尔戈罗德·戴斯特罗夫斯基地区的定居点中，对平民瓦特式基础设施的对象击中了火箭。</text:p>
      <text:p text:style-name="P4">
关于它<text:a xlink:type="simple" xlink:href="https://t.me/pgo_gov_ua" text:style-name="Internet_20_link" text:visited-style-name="Visited_20_Internet_20_Link">
报告</text:a>
检察长办公室。</text:p>
      <text:p text:style-name="P4">
“根据调查，从敌人火箭的爆炸中，在敖德萨区的一家食品企业的仓库促进的领土上，一个人被另外两个人杀死。 由于炮击和火，证实了一个三台仓库。 由于贝尔戈罗德·德纳斯特罗夫斯基地区的折断定居点的火箭笔触，基地被摧毁了，至少有5个附近的基地和20多个私人两天以上的房屋受到损害。</text:p>
      <text:p text:style-name="P4">
另外，根据初步信息，有翼X-22导弹进行的炮击。检察官与其他执法人员合作记录了后果。</text:p>
      <text:p text:style-name="P4">
News Source: <text:a xlink:type="simple" xlink:href="https://armyinform.com.ua/2023/05/08/zagyblyj-ta-poraneni-vnaslidok-raketnyh-obstriliv-czyvilnyh-obyektiv-na-odeshhyni-prokurory-dokumentuyut-naslidky/" text:style-name="Internet_20_link" text:visited-style-name="Visited_20_Internet_20_Link">
https://armyinform.com.ua/2023/05/08/zagyblyj-ta-poraneni-vnaslidok-raketnyh-obstriliv-czyvilnyh-obyektiv-na-odeshhyni-prokurory-dokumentuyut-naslidky/</text:a>
</text:p>
      <!--NEWS-->
      <text:h text:style-name="P10" text:outline-level="1">
<text:span text:style-name="T4">
州边界附近的乌克兰防空系统成功工作 - 尤里·伊格纳特（Yuri Ignat）</text:span>
</text:h>
      <text:p text:style-name="P4">
作者: ['Оксана Іванець']</text:p>
      <text:p text:style-name="P4">
时间: 2023-05-08T73:00:00-04:00</text:p>
      <text:p text:style-name="P4">
描述: 在LiniїBoyalZitknnya上，在稀疏的情况下，Dinemi很勤奋。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photo_5389108394046113960_y.jpg" text:style-name="Internet_20_link" text:visited-style-name="Visited_20_Internet_20_Link">
photo_5389108394046113960_y.jpg</text:a>
']</text:p>
      <text:p text:style-name="P4">
标签: ['MEDIA CENTER UKRAINE', 'ЮРІЙ ІГНАТ']</text:p>
      <text:p text:style-name="P4">
类别: News</text:p>
      <!--METADATA-->
      <text:p text:style-name="P4">
<draw:frame draw:style-name="fr1" draw:name="Image393" text:anchor-type="as-char" svg:width="6.9236in" svg:height="3.4618in" draw:z-index="0">
<draw:image xlink:href="../Images/AРМІЯINFORM/2023-05-08T73-00-00-04-00/photo_5389108394046113960_y.jpg" xlink:type="simple" xlink:show="embed" xlink:actuate="onLoad" draw:mime-type="image/jpeg"/>
</draw:frame>
在空域的战斗碰撞线上，情况是动态的。 在乌克兰媒体中心的直接纳入期间，尤里·伊格纳特上校是乌克兰空军的指挥。</text:p>
      <ul>
        <li>
我们的飞行员每天都从所有可用的手段中击败占领者。</li>
      </ul>
      <text:p text:style-name="P4">
此外，根据发言人的说法，位于州边界附近的乌克兰防空系统成功地工作了。</text:p>
      <ul>
        <li>
很长一段时间以来，我们一直没有见过被击落的俄罗斯飞机和直升机，因为第八架不敢飞往乌克兰领土进入我们飞机病变区域，试图远程罢工，包括托管安全气囊。</li>
      </ul>
      <text:p text:style-name="P4">
Yuri Ignat还指出，F-16战斗机用于在空中获得完全优势。</text:p>
      <text:p text:style-name="P4">
News Source: <text:a xlink:type="simple" xlink:href="https://armyinform.com.ua/2023/05/08/ukrayinska-systema-protypovitryanoyi-oborony-roztashovana-poblyzu-derzhavnogo-kordonu-praczyuye-uspishno-yurij-ignat/" text:style-name="Internet_20_link" text:visited-style-name="Visited_20_Internet_20_Link">
https://armyinform.com.ua/2023/05/08/ukrayinska-systema-protypovitryanoyi-oborony-roztashovana-poblyzu-derzhavnogo-kordonu-praczyuye-uspishno-yurij-ignat/</text:a>
</text:p>
      <!--NEWS-->
      <text:h text:style-name="P10" text:outline-level="1">
<text:span text:style-name="T4">
给克里米亚的信：在乌克兰，启动了支持克里米亚政治犯的倡议</text:span>
</text:h>
      <text:p text:style-name="P4">
作者: ['АРМІЯINFORM']</text:p>
      <text:p text:style-name="P4">
时间: 2023-05-08T74:00:00-04:00</text:p>
      <text:p text:style-name="P4">
描述: 在interitov的“叶子到维尔米尔”的框架上，写一张纸是非法的……与乌克兰2022年的战争，与乌克兰的最新新闻，今天与乌克兰的新闻战争，乌克兰2022年的最后一场战争是今天的最后一场乌克兰与俄罗斯之间的战争，以及2022年与乌克兰的战争，这将是与否，他们会在不久的将来与乌克兰战争，他们说，与乌克兰的战争，今天的乌克兰新闻，乌克兰新闻，乌克兰媒体的乌克兰新闻</text:p>
      <text:p text:style-name="P4">
图片: ['<text:a xlink:type="simple" xlink:href="https://armyinform.com.ua/wp-content/uploads/2023/05/photo_2023-05-03_11-45-59.jpg" text:style-name="Internet_20_link" text:visited-style-name="Visited_20_Internet_20_Link">
photo_2023-05-03_11-45-59.jpg</text:a>
']</text:p>
      <text:p text:style-name="P4">
标签: ['БРАНЦІ КРЕМЛЯ', 'МІНРЕІНТЕГРАЦІЇ']</text:p>
      <text:p text:style-name="P4">
类别: News</text:p>
      <!--METADATA-->
      <text:p text:style-name="P4">
<draw:frame draw:style-name="fr1" draw:name="Image394" text:anchor-type="as-char" svg:width="6.9236in" svg:height="4.668485in" draw:z-index="0">
<draw:image xlink:href="../Images/AРМІЯINFORM/2023-05-08T74-00-00-04-00/photo_2023-05-03_11-45-59.jpg" xlink:type="simple" xlink:show="embed" xlink:actuate="onLoad" draw:mime-type="image/jpeg"/>
</draw:frame>
作为“给自由克里米亚的信”倡议的一部分，每个人都可以写下lisanzaconly犯罪的乌克兰人，乌克兰人被暂时占据一半或被驱逐到俄罗斯联邦。</text:p>
      <text:p text:style-name="P4">
关于它<text:a xlink:type="simple" xlink:href="https://minre.gov.ua/2023/05/08/v-ukrayini-zapustyly-inicziatyvu-z-pidtrymky-krymskyh-politvyazniv/" text:style-name="Internet_20_link" text:visited-style-name="Visited_20_Internet_20_Link">
报告</text:a>
乌克兰暂时占领领土的重新融入部。</text:p>
      <text:p text:style-name="P4">
总统向克里米亚自治共和国的代表，乌克兰pena icenter Zmina的公共组织将在5月27日之前收集信件，并将其传递给克里米亚政治犯的非法维护内容。</text:p>
      <text:p text:style-name="P4">
该倡议的目的是提醒乌克兰囚犯克里姆林宫，并翻新团结和关怀。</text:p>
      <text:p text:style-name="P4">
写信说明可以在[链接]上找到(https://zmina.info/instructions/branczi-kremlya-yak-napysaty-lysta-politvyaznyu/). Обов’язково необхідно вказати, кому саме їх адресовано.Імена українських бранців знайдете <text:a xlink:type="simple" xlink:href="https://pen.org.ua/startuvala-iniciatyva-z-pidtrymky-krymskykh-politv-yazniv-lysty-do-vilnoho-krymu" text:style-name="Internet_20_link" text:visited-style-name="Visited_20_Internet_20_Link">
тут</text:a>
.</text:p>
      <text:p text:style-name="P4">
Усі, хто бажає взяти участь в ініціативі, можуть надсилати листи на адресу:Центр інформації про права людини, а/с В-539, м. Київ, 01001. Або ж на e-mail:<text:a xlink:type="simple" xlink:href="https://armyinform.com.ua/cdn-cgi/l/email-protection" text:style-name="Internet_20_link" text:visited-style-name="Visited_20_Internet_20_Link">
[email protected]</text:a>
</text:p>
      <text:p text:style-name="P4">
News Source: <text:a xlink:type="simple" xlink:href="https://armyinform.com.ua/2023/05/08/lysty-do-vilnogo-krymu-v-ukrayini-zapustyly-inicziatyvu-z-pidtrymky-krymskyh-politvyazniv/" text:style-name="Internet_20_link" text:visited-style-name="Visited_20_Internet_20_Link">
https://armyinform.com.ua/2023/05/08/lysty-do-vilnogo-krymu-v-ukrayini-zapustyly-inicziatyvu-z-pidtrymky-krymskyh-politvyazniv/</text:a>
</text:p>
      <!--NEWS-->
      <text:h text:style-name="P10" text:outline-level="1">
<text:span text:style-name="T4">
军方从俄罗斯图书馆摧毁的俄罗斯图书馆中救出了5吨书籍</text:span>
</text:h>
      <text:p text:style-name="P4">
作者: ['АРМІЯINFORM']</text:p>
      <text:p text:style-name="P4">
时间: 2023-05-08T75:00:00-04:00</text:p>
      <text:p text:style-name="P4">
描述: evakuatsiya booksiye fontaine以前线米斯塔·西弗斯克（Mista Siversk）结束，...与乌克兰2022年的战争，与乌克兰与乌克兰的最新新闻战争，今天与乌克兰的新闻战2022年，今天将在乌克兰和俄罗斯和俄罗斯之间发生战争，他们在2022年与乌克兰与乌克兰的战争，无论是否将在不久</text:p>
      <text:p text:style-name="P4">
图片: ['<text:a xlink:type="simple" xlink:href="https://armyinform.com.ua/wp-content/uploads/2023/05/345912828_1050818949220008_2348227078184606549_n-e1683535375710.jpg" text:style-name="Internet_20_link" text:visited-style-name="Visited_20_Internet_20_Link">
345912828_1050818949220008_2348227078184606549_n-e1683535375710.jpg</text:a>
']</text:p>
      <text:p text:style-name="P4">
标签: ['STOPRUSSIA', 'АГРЕСІЯ РФ', 'ВТОРГНЕННЯ РФ', 'СІМІС', 'ЦВС']</text:p>
      <text:p text:style-name="P4">
类别: News</text:p>
      <!--METADATA-->
      <text:p text:style-name="P4">
<draw:frame draw:style-name="fr1" draw:name="Image395" text:anchor-type="as-char" svg:width="6.9236in" svg:height="4.362157in" draw:z-index="0">
<draw:image xlink:href="../Images/AРМІЯINFORM/2023-05-08T75-00-00-04-00/345912828_1050818949220008_2348227078184606549_n-e1683535375710.jpg" xlink:type="simple" xlink:show="embed" xlink:actuate="onLoad" draw:mime-type="image/jpeg"/>
</draw:frame>
从顿涅茨克地区前线城市的几个图书馆的书籍资金撤离已经结束。 特别是，民事合作系的军人将5吨书籍带到Kramatorskablisko已有数周。</text:p>
      <text:p text:style-name="P4">
关于它<text:a xlink:type="simple" xlink:href="https://www.facebook.com/GeneralStaff.ua/posts/pfbid02bqKDSuTvjEKEJzmiFAh79bnryJQjzZuMjQwzBDEkPDfVk4mNHCixpoFYi1BfASMXl" text:style-name="Internet_20_link" text:visited-style-name="Visited_20_Internet_20_Link">
报告</text:a>
武装部队的总人员。</text:p>
      <ul>
        <li>
由于CVD专家说，由于对俄罗斯入侵者的炮弹炮击俄罗斯入侵者，教育机构和图书馆的建设受到了重大损害，因此这些书几乎遭受了天空的影响 -  CVD专家说。  - 几周前，我们开始撤离内容图书馆的书籍基金 - 在这段时间里，有可能从该市的几个被摧毁的图书馆中取出乌克兰书籍。</li>
      </ul>
      <text:p text:style-name="P4">
众所周知，在乌克兰领土的一部分夺取后，俄罗斯轴首次开始摧毁与乌克兰民族身份有关的一切。 特别是，他们从图书馆中删除了乌克兰历史和语言的教科书，安排对乌克兰立场的镇压，甚至在某些地区甚至公开烧毁了在乌克兰人出版的任何书籍。</text:p>
      <text:p text:style-name="P4">
根据文化部的说法，已有300多个图书馆已经失去了对Rfukraine的大规模武装入侵。 他们被入侵者摧毁。</text:p>
      <text:p text:style-name="P4">
News Source: <text:a xlink:type="simple" xlink:href="https://armyinform.com.ua/2023/05/08/cimic-vryatuvaly-5-ton-knyzhok-zi-znyshhenyh-rosiyanamy-bibliotek-pryfrontovogo-siverska/" text:style-name="Internet_20_link" text:visited-style-name="Visited_20_Internet_20_Link">
https://armyinform.com.ua/2023/05/08/cimic-vryatuvaly-5-ton-knyzhok-zi-znyshhenyh-rosiyanamy-bibliotek-pryfrontovogo-siverska/</text:a>
</text:p>
      <!--NEWS-->
      <text:h text:style-name="P10" text:outline-level="1">
<text:span text:style-name="T4">
“战争中的魅力”：首都展出了不寻常的物品的展览</text:span>
</text:h>
      <text:p text:style-name="P4">
作者: ['Володимир Загребельний']</text:p>
      <text:p text:style-name="P4">
时间: 2023-05-08T76:00:00-04:00</text:p>
      <text:p text:style-name="P4">
描述: 建造护身符є非-nyd’mn，上面有乌克兰文化的仓库。 我们的祖先也以同样的方式...与乌克兰2022的战争，与乌克兰的战争是今天的最新消息，与乌克兰2022年的新闻战争今天，乌克兰和俄罗斯之间的战争将发生战争，何时会发生战争，以及与乌克兰的战争将是，这将是不久的是，是否在不久的将来与乌克兰的战争是，与乌克兰的战争今天，乌克兰新闻今天，乌克兰新闻，乌克兰媒体的乌克兰新闻</text:p>
      <text:p text:style-name="P4">
图片: ['<text:a xlink:type="simple" xlink:href="https://armyinform.com.ua/wp-content/uploads/2023/05/golovna-28.jpg" text:style-name="Internet_20_link" text:visited-style-name="Visited_20_Internet_20_Link">
golovna-28.jpg</text:a>
', '<text:a xlink:type="simple" xlink:href="https://armyinform.com.ua/wp-content/uploads/2023/05/golovna-2-1.jpg" text:style-name="Internet_20_link" text:visited-style-name="Visited_20_Internet_20_Link">
golovna-2-1.jpg</text:a>
', '<text:a xlink:type="simple" xlink:href="https://armyinform.com.ua/wp-content/uploads/2023/05/oberegy-z-vijny-001-150x150.jpg" text:style-name="Internet_20_link" text:visited-style-name="Visited_20_Internet_20_Link">
oberegy-z-vijny-001-150x150.jpg</text:a>
', '<text:a xlink:type="simple" xlink:href="https://armyinform.com.ua/wp-content/uploads/2023/05/oberegy-z-vijny-002-150x150.jpg" text:style-name="Internet_20_link" text:visited-style-name="Visited_20_Internet_20_Link">
oberegy-z-vijny-002-150x150.jpg</text:a>
', '<text:a xlink:type="simple" xlink:href="https://armyinform.com.ua/wp-content/uploads/2023/05/oberegy-z-vijny-003-150x150.jpg" text:style-name="Internet_20_link" text:visited-style-name="Visited_20_Internet_20_Link">
oberegy-z-vijny-003-150x150.jpg</text:a>
', '<text:a xlink:type="simple" xlink:href="https://armyinform.com.ua/wp-content/uploads/2023/05/oberegy-z-vijny-004-150x150.jpg" text:style-name="Internet_20_link" text:visited-style-name="Visited_20_Internet_20_Link">
oberegy-z-vijny-004-150x150.jpg</text:a>
', '<text:a xlink:type="simple" xlink:href="https://armyinform.com.ua/wp-content/uploads/2023/05/oberegy-z-vijny-005-150x150.jpg" text:style-name="Internet_20_link" text:visited-style-name="Visited_20_Internet_20_Link">
oberegy-z-vijny-005-150x150.jpg</text:a>
', '<text:a xlink:type="simple" xlink:href="https://armyinform.com.ua/wp-content/uploads/2023/05/oberegy-z-vijny-006-150x150.jpg" text:style-name="Internet_20_link" text:visited-style-name="Visited_20_Internet_20_Link">
oberegy-z-vijny-006-150x150.jpg</text:a>
', '<text:a xlink:type="simple" xlink:href="https://armyinform.com.ua/wp-content/uploads/2023/05/oberegy-z-vijny-007-150x150.jpg" text:style-name="Internet_20_link" text:visited-style-name="Visited_20_Internet_20_Link">
oberegy-z-vijny-007-150x150.jpg</text:a>
', '<text:a xlink:type="simple" xlink:href="https://armyinform.com.ua/wp-content/uploads/2023/05/oberegy-z-vijny-008-150x150.jpg" text:style-name="Internet_20_link" text:visited-style-name="Visited_20_Internet_20_Link">
oberegy-z-vijny-008-150x150.jpg</text:a>
', '<text:a xlink:type="simple" xlink:href="https://armyinform.com.ua/wp-content/uploads/2023/05/oberegy-z-vijny-009-150x150.jpg" text:style-name="Internet_20_link" text:visited-style-name="Visited_20_Internet_20_Link">
oberegy-z-vijny-009-150x150.jpg</text:a>
']</text:p>
      <text:p text:style-name="P4">
标签: ['ВТОРГНЕННЯ РФ', 'ОБЕРЕГИ']</text:p>
      <text:p text:style-name="P4">
类别: News</text:p>
      <!--METADATA-->
      <text:p text:style-name="P4">
<draw:frame draw:style-name="fr1" draw:name="Image396" text:anchor-type="as-char" svg:width="6.9236in" svg:height="3.623351in" draw:z-index="0">
<draw:image xlink:href="../Images/AРМІЯINFORM/2023-05-08T76-00-00-04-00/golovna-28.jpg" xlink:type="simple" xlink:show="embed" xlink:actuate="onLoad" draw:mime-type="image/jpeg"/>
</draw:frame>
很久以前，护身符一直是乌克兰文化不可或缺的一部分。 我们的祖先相信他们保护一个人免受疾病和麻烦的能力。 相反，将幸福和健康带给所有者。 他们通常是为询问和残酷的时期服务。</text:p>
      <text:p text:style-name="P4">
<draw:frame draw:style-name="fr1" draw:name="Image397" text:anchor-type="as-char" svg:width="6.9236in" svg:height="4.615733in" draw:z-index="0">
<draw:image xlink:href="../Images/AРМІЯINFORM/2023-05-08T76-00-00-04-00/golovna-2-1.jpg" xlink:type="simple" xlink:show="embed" xlink:actuate="onLoad" draw:mime-type="image/jpeg"/>
</draw:frame>
在第二次世界大战的乌克兰国家历史博物馆的领土上，在记忆与和解的下午，展出了一个不寻常的物体的展览，没有非凡的故事，称为“战争中的魅力”。</text:p>
      <text:p text:style-name="P4">
在展览的重点 - 不寻常的故事成为吉祥物。 它们适用于乌克兰的居民，他们在二十世纪的社会政治 - 凯特格莱姆斯和俄罗斯的现代大规模侵略性的血腥度假胜地中。代表人工制品揭示了其所有者的非凡命运，概述了过去和现代世界的环境和现代世界的环境冲击。</text:p>
      <text:p text:style-name="P4">
儿童绘画，家庭文物和士兵的魅力，图标和祈祷书，信件，记忆中的照片。 今天，他们陪同我们，以与俄罗斯侵略者的恩典和尊严作斗争，以实现独立和国家的主权。</text:p>
      <text:p text:style-name="P4">
<text:a xlink:type="simple" xlink:href="https://armyinform.com.ua/wp-content/uploads/2023/05/oberegy-z-vijny-001.jpg" text:style-name="Internet_20_link" text:visited-style-name="Visited_20_Internet_20_Link">
!(Images/AРМІЯINFORM/2023-05-08T76-00-00-04-00/oberegy-z-vijny-001-150x150.jpg)</text:a>
</text:p>
      <text:p text:style-name="P4">
<text:a xlink:type="simple" xlink:href="https://armyinform.com.ua/wp-content/uploads/2023/05/oberegy-z-vijny-002.jpg" text:style-name="Internet_20_link" text:visited-style-name="Visited_20_Internet_20_Link">
<draw:frame draw:style-name="fr1" draw:name="Image398" text:anchor-type="as-char" svg:width="6.9236in" svg:height="6.9236in" draw:z-index="0">
<draw:image xlink:href="../Images/AРМІЯINFORM/2023-05-08T76-00-00-04-00/oberegy-z-vijny-002-150x150.jpg" xlink:type="simple" xlink:show="embed" xlink:actuate="onLoad" draw:mime-type="image/jpeg"/>
</draw:frame>
</text:a>
</text:p>
      <text:p text:style-name="P4">
<text:a xlink:type="simple" xlink:href="https://armyinform.com.ua/wp-content/uploads/2023/05/oberegy-z-vijny-003.jpg" text:style-name="Internet_20_link" text:visited-style-name="Visited_20_Internet_20_Link">
<draw:frame draw:style-name="fr1" draw:name="Image399" text:anchor-type="as-char" svg:width="6.9236in" svg:height="6.9236in" draw:z-index="0">
<draw:image xlink:href="../Images/AРМІЯINFORM/2023-05-08T76-00-00-04-00/oberegy-z-vijny-003-150x150.jpg" xlink:type="simple" xlink:show="embed" xlink:actuate="onLoad" draw:mime-type="image/jpeg"/>
</draw:frame>
</text:a>
</text:p>
      <text:p text:style-name="P4">
在博物馆的大厅里，年轻的Liana Dakhnenko遇到了94岁的年轻人。 在公开展览期间，客人的名誉开玩笑说她的命运：(使用俄罗斯的大规模侵略。  -  _ ed。)我是战争的孩子，在我受人尊敬的年龄，我有成为“战争祖母”的命运。</text:p>
      <text:p text:style-name="P4">
<text:a xlink:type="simple" xlink:href="https://armyinform.com.ua/wp-content/uploads/2023/05/oberegy-z-vijny-004.jpg" text:style-name="Internet_20_link" text:visited-style-name="Visited_20_Internet_20_Link">
!(Images/AРМІЯINFORM/2023-05-08T76-00-00-04-00/oberegy-z-vijny-004-150x150.jpg)</text:a>
</text:p>
      <text:p text:style-name="P4">
<text:a xlink:type="simple" xlink:href="https://armyinform.com.ua/wp-content/uploads/2023/05/oberegy-z-vijny-005.jpg" text:style-name="Internet_20_link" text:visited-style-name="Visited_20_Internet_20_Link">
<draw:frame draw:style-name="fr1" draw:name="Image400" text:anchor-type="as-char" svg:width="6.9236in" svg:height="6.9236in" draw:z-index="0">
<draw:image xlink:href="../Images/AРМІЯINFORM/2023-05-08T76-00-00-04-00/oberegy-z-vijny-005-150x150.jpg" xlink:type="simple" xlink:show="embed" xlink:actuate="onLoad" draw:mime-type="image/jpeg"/>
</draw:frame>
</text:a>
</text:p>
      <text:p text:style-name="P4">
<text:a xlink:type="simple" xlink:href="https://armyinform.com.ua/wp-content/uploads/2023/05/oberegy-z-vijny-006.jpg" text:style-name="Internet_20_link" text:visited-style-name="Visited_20_Internet_20_Link">
<draw:frame draw:style-name="fr1" draw:name="Image401" text:anchor-type="as-char" svg:width="6.9236in" svg:height="6.9236in" draw:z-index="0">
<draw:image xlink:href="../Images/AРМІЯINFORM/2023-05-08T76-00-00-04-00/oberegy-z-vijny-006-150x150.jpg" xlink:type="simple" xlink:show="embed" xlink:actuate="onLoad" draw:mime-type="image/jpeg"/>
</draw:frame>
</text:a>
</text:p>
      <text:p text:style-name="P4">
<text:a xlink:type="simple" xlink:href="https://armyinform.com.ua/wp-content/uploads/2023/05/oberegy-z-vijny-007.jpg" text:style-name="Internet_20_link" text:visited-style-name="Visited_20_Internet_20_Link">
<draw:frame draw:style-name="fr1" draw:name="Image402" text:anchor-type="as-char" svg:width="6.9236in" svg:height="6.9236in" draw:z-index="0">
<draw:image xlink:href="../Images/AРМІЯINFORM/2023-05-08T76-00-00-04-00/oberegy-z-vijny-007-150x150.jpg" xlink:type="simple" xlink:show="embed" xlink:actuate="onLoad" draw:mime-type="image/jpeg"/>
</draw:frame>
</text:a>
第二次世界大战中，乌克兰国家博物馆敌对行动历史的负责人讲述了人类命运的其他复杂性及其通讯员的魅力。</text:p>
      <ul>
        <li>
特别值得注意的是第二次世界大战Andriyarinchenko参与者的照片。 他的孙子<text:a xlink:type="simple" xlink:href="https://armyinform.com.ua/2020/10/13/vsevolod-steblyuk/" text:style-name="Internet_20_link" text:visited-style-name="Visited_20_Internet_20_Link">
Vsevolodstebluk</text:a>
在2014年夏天，在伊洛洛韦克市的生与死的边缘，他向上帝讲话，以及最大的危险时刻，甚至是他的祖父。</li>
      </ul>
      <text:p text:style-name="P4">
此外，展览还展示了念珠念珠的念珠，她在德国纳粹集中营奥斯威辛集中营期间做出了。</text:p>
      <text:p text:style-name="P4">
在展览中还有其他魅力，例如：娃娃莫托； 由母亲，妻子或新娘制备的kotillion-homemade母乳喂养装饰 -  sich射手和UPA士兵； 由陪同人员的陪同人员抛出的古代偶像，讽刺地说：“她会帮助你”； 俄罗斯碎片所阐述的新约； Andreysolonets说，奖章等。</text:p>
      <text:p text:style-name="P4">
<text:a xlink:type="simple" xlink:href="https://armyinform.com.ua/wp-content/uploads/2023/05/oberegy-z-vijny-008.jpg" text:style-name="Internet_20_link" text:visited-style-name="Visited_20_Internet_20_Link">
!(Images/AРМІЯINFORM/2023-05-08T76-00-00-04-00/oberegy-z-vijny-008-150x150.jpg)</text:a>
</text:p>
      <text:p text:style-name="P4">
<text:a xlink:type="simple" xlink:href="https://armyinform.com.ua/wp-content/uploads/2023/05/oberegy-z-vijny-009.jpg" text:style-name="Internet_20_link" text:visited-style-name="Visited_20_Internet_20_Link">
<draw:frame draw:style-name="fr1" draw:name="Image403" text:anchor-type="as-char" svg:width="6.9236in" svg:height="6.9236in" draw:z-index="0">
<draw:image xlink:href="../Images/AРМІЯINFORM/2023-05-08T76-00-00-04-00/oberegy-z-vijny-009-150x150.jpg" xlink:type="simple" xlink:show="embed" xlink:actuate="onLoad" draw:mime-type="image/jpeg"/>
</draw:frame>
</text:a>
</text:p>
      <text:p text:style-name="P4">
在大厅的尽头是艺术家安东·洛多夫(Anton Logov)的安装。 该图是由象征着人们命运的成熟线创建的，通过交织，支持一个和反映现代现实的镜子的碎片。</text:p>
      <text:p text:style-name="P4">
展览展出了第二次世界大战中乌克兰国家历史博物馆的资金，国家民间文化中心“贡献博物馆”以及开源的照片。 大部分文物是首次提出公众审查。</text:p>
      <text:p text:style-name="P4">
<text:span text:style-name="T5">
opto作者</text:span>
</text:p>
      <text:p text:style-name="P4">
News Source: <text:a xlink:type="simple" xlink:href="https://armyinform.com.ua/2023/05/08/oberegy-z-vijny-u-stolyczi-prezentuvaly-vystavku-nezvychajnyh-predmetiv/" text:style-name="Internet_20_link" text:visited-style-name="Visited_20_Internet_20_Link">
https://armyinform.com.ua/2023/05/08/oberegy-z-vijny-u-stolyczi-prezentuvaly-vystavku-nezvychajnyh-predmetiv/</text:a>
</text:p>
      <!--NEWS-->
      <text:h text:style-name="P10" text:outline-level="1">
<text:span text:style-name="T4">
俄罗斯联邦试图耗尽武装部队的防御潜力，并损害了反性的准备</text:span>
</text:h>
      <text:p text:style-name="P4">
作者: ['АРМІЯINFORM']</text:p>
      <text:p text:style-name="P4">
时间: 2023-05-08T77:00:00-04:00</text:p>
      <text:p text:style-name="P4">
描述: 俄罗斯联邦的维斯卡（Viiska）摆脱扎克霍丁（Zakhodin），以获得最大的吉斯纳文（Gisnaven），防御室...与乌克兰2022年的战争，与乌克兰的最新新闻战争，今天与乌克兰2022年的新闻战争，乌克兰和俄罗斯之间将发生战争他们说，当2022年与乌克兰的战争将在2022年举行时，是否会在不久的将来与乌克兰进行战争，他们说，与乌克兰的战争，今天的乌克兰新闻，乌克兰的新闻，乌克兰媒体在俄罗斯的乌克兰新闻</text:p>
      <text:p text:style-name="P4">
图片: ['<text:a xlink:type="simple" xlink:href="https://armyinform.com.ua/wp-content/uploads/2023/05/russia-ukraine-war-april-17-2023.webp" text:style-name="Internet_20_link" text:visited-style-name="Visited_20_Internet_20_Link">
russia-ukraine-war-april-17-2023.webp</text:a>
']</text:p>
      <text:p text:style-name="P4">
标签: ['АГРЕСІЯ РФ', 'ВІЙНА', 'ВТОРГНЕННЯ РФ']</text:p>
      <text:p text:style-name="P4">
类别: News</text:p>
      <!--METADATA-->
      <text:p text:style-name="P4">
<draw:frame draw:style-name="fr1" draw:name="Image404" text:anchor-type="as-char" svg:width="6.9236in" svg:height="3.894525in" draw:z-index="0">
<draw:image xlink:href="../ConvertedIMGs/AРМІЯINFORM/2023-05-08T77-00-00-04-00/russia-ukraine-war-april-17-2023.png" xlink:type="simple" xlink:show="embed" xlink:actuate="onLoad" draw:mime-type="image/png"/>
</draw:frame>
俄罗斯军队正在采取措施，以最大程度地提高乌克兰的精疲力尽和发掘，并阻碍乌克兰军队的准备，以实现反对意见。 为此，特别是，他们加强了智能Warm崩溃的使用。</text:p>
      <text:p text:style-name="P4">
关于这个<text:a xlink:type="simple" xlink:href="https://t.me/militarymediacenter/1886" text:style-name="Internet_20_link" text:visited-style-name="Visited_20_Internet_20_Link">
被引用</text:a>
在对军事媒体中心的评论中。</text:p>
      <text:p text:style-name="P4">
“截至第439天，与乌克兰的战争是其主要主角的敌人，重点是积极准备反映乌克兰辩护的可能反击。</text:p>
      <text:p text:style-name="P4">
根据可用的信息，侵略者继续从RFDO领域积极转移，该领域的其他武器，军用，特殊设备以及无人机的巡航和弹道导弹的积累。”</text:p>
      <text:p text:style-name="P4">
此外，俄罗斯入侵者继续在临时占领的乌克兰领土上的国防阵地的防御设备。</text:p>
      <text:p text:style-name="P4">
军事媒体中心补充说，在某些地区，敌人一直在执行捕获乌克兰东部地区的新领土的目的。</text:p>
      <text:p text:style-name="P4">
News Source: <text:a xlink:type="simple" xlink:href="https://armyinform.com.ua/2023/05/08/rf-pragne-vysnazhyty-oboronnyj-potenczial-zsu-ta-zashkodyty-pidgotovczi-do-kontrnastupu/" text:style-name="Internet_20_link" text:visited-style-name="Visited_20_Internet_20_Link">
https://armyinform.com.ua/2023/05/08/rf-pragne-vysnazhyty-oboronnyj-potenczial-zsu-ta-zashkodyty-pidgotovczi-do-kontrnastupu/</text:a>
</text:p>
      <!--NEWS-->
      <text:h text:style-name="P10" text:outline-level="1">
<text:span text:style-name="T4">
在切尔尼希夫地区的边界听到了近60次爆炸</text:span>
</text:h>
      <text:p text:style-name="P4">
作者: ['АРМІЯINFORM']</text:p>
      <text:p text:style-name="P4">
时间: 2023-05-08T78:00:00-04:00</text:p>
      <text:p text:style-name="P4">
描述: Syogodnis，8受伤，Z 8：00至15:00 Rosiskiss付费-bi -bi -tyska shchel trichi ...与乌克兰的战争2022年，与乌克兰与乌克兰的最新新闻，今天与乌克兰的战争，今天与乌克兰的战争，今天最后一次战争，将有战争在乌克兰和俄罗斯之间以及2022年与乌克兰的战争之间，是否会在不久的将来与乌克兰进行战争，今天与乌克兰的战争，今天的乌克兰新闻，乌克兰的新闻，乌克兰媒体在俄罗斯的乌克兰新闻</text:p>
      <text:p text:style-name="P4">
图片: ['<text:a xlink:type="simple" xlink:href="https://armyinform.com.ua/wp-content/uploads/2023/02/obstrily-foto-1.jpg" text:style-name="Internet_20_link" text:visited-style-name="Visited_20_Internet_20_Link">
obstrily-foto-1.jpg</text:a>
']</text:p>
      <text:p text:style-name="P4">
标签: ['АГРЕСІЯ РФ', 'ВТОРГНЕННЯ РФ', 'ОБСТРІЛИ ПРИКОРДОННЯ', 'ОК «ПІВНІЧ»', 'ЧЕРНІГІВЩИНА']</text:p>
      <text:p text:style-name="P4">
类别: News</text:p>
      <!--METADATA-->
      <text:p text:style-name="P4">
<draw:frame draw:style-name="fr1" draw:name="Image405" text:anchor-type="as-char" svg:width="6.9236in" svg:height="4.558037in" draw:z-index="0">
<draw:image xlink:href="../Images/AРМІЯINFORM/2023-05-08T78-00-00-04-00/obstrily-foto-1.jpg" xlink:type="simple" xlink:show="embed" xlink:actuate="onLoad" draw:mime-type="image/jpeg"/>
</draw:frame>
说明性照片</text:p>
      <text:p text:style-name="P4">
今天，5月8日，从8:00到15:00，俄罗斯占领部队又竖起了切尼希夫地区边界的三倍。</text:p>
      <text:p text:style-name="P4">
关于它<text:a xlink:type="simple" xlink:href="https://t.me/ok_pivnich1/2435" text:style-name="Internet_20_link" text:visited-style-name="Visited_20_Internet_20_Link">
报告</text:a>
操作命令“北”。</text:p>
      <text:p text:style-name="P4">
从08:02到09:19记录了教区，可能是莱昂尼夫卡(Leonivka)地区所在的地方的120毫米砂浆。</text:p>
      <text:p text:style-name="P4">
从10:25到11:00，有12个教区，可能来自桶炮，以了解Moshchenko定居点。</text:p>
      <text:p text:style-name="P4">
从11:15到11:55，在Buda-Vorobiyivska居住的地方，可能记录了16个教区，可能是从SAU中记录的。</text:p>
      <text:p text:style-name="P4">
从12:04到12:15记录了4个教区，可能来自Oleksandrivka定居点的桶炮兵。</text:p>
      <text:p text:style-name="P4">
从12:20到13:55，有21个教区，可能来自炮兵，对Moshchenko定居的理解。</text:p>
      <text:p text:style-name="P4">
没有关于当地群体损失或对平民基础设施损失的信息。</text:p>
      <text:p text:style-name="P4">
回想一下，5月8日上午<text:a xlink:type="simple" xlink:href="https://armyinform.com.ua/2023/05/08/zranku-vorog-obstrilyav-z-minometiv-i-stvolnoyi-artyleriyi-prykordonnya-chernigivshhyny/" text:style-name="Internet_20_link" text:visited-style-name="Visited_20_Internet_20_Link">
州</text:a>
09：00俄罗斯占领部队在切尼希夫地区的边界开火了三遍。</text:p>
      <text:p text:style-name="P4">
News Source: <text:a xlink:type="simple" xlink:href="https://armyinform.com.ua/2023/05/08/majzhe-60-vybuhiv-prolunalo-na-terytoriyi-prykordonnya-chernigivshhyny/" text:style-name="Internet_20_link" text:visited-style-name="Visited_20_Internet_20_Link">
https://armyinform.com.ua/2023/05/08/majzhe-60-vybuhiv-prolunalo-na-terytoriyi-prykordonnya-chernigivshhyny/</text:a>
</text:p>
      <!--NEWS-->
      <text:h text:style-name="P10" text:outline-level="1">
<text:span text:style-name="T4">
民族人质的返回需要俄罗斯联邦的政治意愿，而不是交换基金 - 协调总部</text:span>
</text:h>
      <text:p text:style-name="P4">
作者: ['АРМІЯINFORM']</text:p>
      <text:p text:style-name="P4">
时间: 2023-05-08T79:00:00-04:00</text:p>
      <text:p text:style-name="P4">
描述: 在我们的隔离时期，坠机事故不是一半的撞车事故是一半的遗嘱...与乌克兰2022年的战争，与乌克兰的最新新闻战争，今天与乌克兰的新闻战争，乌克兰2022年的新闻战争，今天将有乌克兰与俄罗斯之间的战争，以及2022年与乌克兰的战争在不变的一年中，他们是否会在不久的将来与乌克兰发生战争，他们说，与乌克兰的战争，今天的乌克兰新闻，乌克兰的新闻，乌克兰的新闻俄罗斯的乌克兰媒体</text:p>
      <text:p text:style-name="P4">
图片: ['<text:a xlink:type="simple" xlink:href="https://armyinform.com.ua/wp-content/uploads/2023/05/photo_5388841620742457427_y.jpg" text:style-name="Internet_20_link" text:visited-style-name="Visited_20_Internet_20_Link">
photo_5388841620742457427_y.jpg</text:a>
']</text:p>
      <text:p text:style-name="P4">
标签: ['КООРДИНАЦІЙНИЙ ШТАБ З ПИТАНЬ ПОВОДЖЕННЯ З ВІЙСЬКОВОПОЛОНЕНИМИ']</text:p>
      <text:p text:style-name="P4">
类别: News</text:p>
      <!--METADATA-->
      <text:p text:style-name="P4">
<draw:frame draw:style-name="fr1" draw:name="Image406" text:anchor-type="as-char" svg:width="6.9236in" svg:height="3.894525in" draw:z-index="0">
<draw:image xlink:href="../Images/AРМІЯINFORM/2023-05-08T79-00-00-04-00/photo_5388841620742457427_y.jpg" xlink:type="simple" xlink:show="embed" xlink:actuate="onLoad" draw:mime-type="image/jpeg"/>
</draw:frame>
为了将我们的平民人质归还，首先有必要归于持有侵略者国家的政治代表，而不是交换基金。 由于婚姻人道主义的平民权利不应从事交流，因此他们将在没有任何条件的情况下释放。</text:p>
      <text:p text:style-name="P4">
关于这个<text:a xlink:type="simple" xlink:href="https://t.me/Koord_shtab/1014" text:style-name="Internet_20_link" text:visited-style-name="Visited_20_Internet_20_Link">
一个正在说话</text:a>
在由俄罗斯联邦举行的平民家庭会议上。</text:p>
      <text:p text:style-name="P4">
“我们有俄罗斯公民接受判决。 但是俄罗斯在这一年的答案还没有将它们换成我们的回答。 我们的平民人质被指控抵制所谓的特殊行动，并阻止他们迫使乌克兰进行政治谈判。 他们不会。 但是，谈判继续从平民的归还地点转移。</text:p>
      <text:p text:style-name="P4">
SBU代表保证，关于人质返回机制的工作不在申诉专员的水平和其他单位级别。</text:p>
      <text:p text:style-name="P4">
会议还讨论了与UOC -MP牧师的逆转合作进行交流的可能性。</text:p>
      <text:p text:style-name="P4">
此外，他们指出，被俘虏的平民(俄罗斯人都在反对意见的情况下强迫Copatiocopes，将不会被视为叛徒。</text:p>
      <text:p text:style-name="P4">
“我们必须将所有人归还给我们的家人。 然后，相关服务将找出谁自愿帮助敌人，谁在粘膜下为敌人提供帮助。”</text:p>
      <text:p text:style-name="P4">
SBU代表解释说，亲戚并不总是提供除草或人质的所有信息，因为在某些情况下，All -Way Networks将其发布。 这对守卫者被囚禁是有害的，并使已故返回的工作变得复杂。</text:p>
      <text:p text:style-name="P4">
News Source: <text:a xlink:type="simple" xlink:href="https://armyinform.com.ua/2023/05/08/dlya-povernennya-czyvilnyh-zaruchnykiv-neobhidna-politychna-volya-rf-a-ne-obminnyj-fond-koordynaczijnyj-shtab/" text:style-name="Internet_20_link" text:visited-style-name="Visited_20_Internet_20_Link">
https://armyinform.com.ua/2023/05/08/dlya-povernennya-czyvilnyh-zaruchnykiv-neobhidna-politychna-volya-rf-a-ne-obminnyj-fond-koordynaczijnyj-shtab/</text:a>
</text:p>
      <!--NEWS-->
      <text:h text:style-name="P10" text:outline-level="1">
<text:span text:style-name="T4">
通过United24平台经济部开始为人道主义者筹集资金</text:span>
</text:h>
      <text:p text:style-name="P4">
作者: ['АРМІЯINFORM']</text:p>
      <text:p text:style-name="P4">
时间: 2023-05-08T80:00:00-04:00</text:p>
      <text:p text:style-name="P4">
描述: Ekononiki乌克兰人的Mines Kie，Kosht​​iv，人类rosinovanni的Kosht​​iv ...与乌克兰2022年的战争，与乌克兰的战争，今天与乌克兰的最新新闻，与乌克兰的新闻战争，乌克兰2022年的新闻战争，乌克兰和俄罗斯的最后一场与乌克兰的战争是2022年的战争，这是2022年的战争。他们说，是否在不久的将来会与乌克兰发动战争</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text:p>
      <text:p text:style-name="P4">
标签: ['UNITED24', 'ГУМАНІТАРНЕ РОЗМІНУВАННЯ']</text:p>
      <text:p text:style-name="P4">
类别: News</text:p>
      <!--METADATA-->
      <text:p text:style-name="P4">
<draw:frame draw:style-name="fr1" draw:name="Image407" text:anchor-type="as-char" svg:width="6.9236in" svg:height="3.89773in" draw:z-index="0">
<draw:image xlink:href="../Images/AРМІЯINFORM/2023-05-08T80-00-00-04-00/051f0000-0aff-0242-be2f-08da173df50a_w1080_h608.png" xlink:type="simple" xlink:show="embed" xlink:actuate="onLoad" draw:mime-type="image/png"/>
</draw:frame>
说明性照片</text:p>
      <text:p text:style-name="P4">
乌克兰经济部开始通过United24 Fandserming平台为人道主义设计筹集资金。</text:p>
      <text:p text:style-name="P4">
关于它<text:a xlink:type="simple" xlink:href="https://t.me/mineconomdevUA/1265" text:style-name="Internet_20_link" text:visited-style-name="Visited_20_Internet_20_Link">
报告</text:a>
压力服务。</text:p>
      <text:p text:style-name="P4">
根据该报告，现在大约有17.4千平方公里的乌克兰，大约是整个乌克兰领土的三分之一，可能是爆炸的物体。</text:p>
      <text:p text:style-name="P4">
«174 000平方。 乌克兰的公里被炸药污染了。 世界一半以上的区域较小。 这些领土应确保终身安全。 否则，他们会受到分离和衰落的威胁。 我们必须因为被杀而努力做到这一点。 因此，几天前，两个拖拉机在哈尔基夫地区死亡。 目前，乌克兰有10辆汽车和2000个船只。 这还不足以继续清洁农田。(https://ck-oda.gov.ua/novini-ukrayini/ministerstvo-ekonomiki-rozpochinaye-zbir-koshtiv-na-gumanitarne-rozminuvannya-cherez-platformu-united24/)乌克兰尤利亚斯维迪恩科经济经济的第一位维奇雷米尔人少数人。</text:p>
      <text:p text:style-name="P4">
这就是为什么United24平台为选择用于矿山的资金的人道主义需求方向。</text:p>
      <text:p text:style-name="P4">
“农民不能在自己的土地上工作。 乌克兰人需要工作。”  - 宣布经济部。</text:p>
      <text:p text:style-name="P4">
根据世界银行的说法，一系列人道主义的居住工程可能耗资374亿美元。</text:p>
      <text:p text:style-name="P4">
从俄罗斯占领的后果中加速净化乌克兰领土是当今最重要的挑战之一。 因此，United24平台启动了“人道主义矿山”的单独方向。 所有筹集的资金将由经济部开设的特殊帐户指导。</text:p>
      <text:p text:style-name="P4">
News Source: <text:a xlink:type="simple" xlink:href="https://armyinform.com.ua/2023/05/08/minekonomiky-cherez-platformu-united24-pochynaye-zbir-koshtiv-na-gumanitarne-rozminuvannya/" text:style-name="Internet_20_link" text:visited-style-name="Visited_20_Internet_20_Link">
https://armyinform.com.ua/2023/05/08/minekonomiky-cherez-platformu-united24-pochynaye-zbir-koshtiv-na-gumanitarne-rozminuvannya/</text:a>
</text:p>
      <!--NEWS-->
      <text:h text:style-name="P10" text:outline-level="1">
<text:span text:style-name="T4">
从囚禁中释放有资格为每年的自由支付1万hryvnias</text:span>
</text:h>
      <text:p text:style-name="P4">
作者: ['АРМІЯINFORM']</text:p>
      <text:p text:style-name="P4">
时间: 2023-05-08T81:00:00-04:00</text:p>
      <text:p text:style-name="P4">
描述: 立法是尴尬的，格罗肖夫的主权将结束特种部队，在停止……与乌克兰2022年战争，与乌克兰的最新新闻，今天与乌克兰2022年的新闻战争，今天上次与乌克兰的新闻战争，乌克兰与俄罗斯之间的战争是否会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2/10/groshova-dopomoga.jpg" text:style-name="Internet_20_link" text:visited-style-name="Visited_20_Internet_20_Link">
groshova-dopomoga.jpg</text:a>
']</text:p>
      <text:p text:style-name="P4">
标签: ['ВІЙСЬКОВОПОЛОНЕНІ', 'ГРОШОВА ДОПОМОГА ПОЛОНЕНИМ', 'ЗВІЛЬНЕННІ З ПОЛОНУ', 'МІНРЕІНТЕГРАЦІЇ']</text:p>
      <text:p text:style-name="P4">
类别: News</text:p>
      <!--METADATA-->
      <text:p text:style-name="P4">
<draw:frame draw:style-name="fr1" draw:name="Image408" text:anchor-type="as-char" svg:width="6.9236in" svg:height="4.542853in" draw:z-index="0">
<draw:image xlink:href="../Images/AРМІЯINFORM/2023-05-08T81-00-00-04-00/groshova-dopomoga.jpg" xlink:type="simple" xlink:show="embed" xlink:actuate="onLoad" draw:mime-type="image/jpeg"/>
</draw:frame>
该立法规定，向乌克兰武装侵略剥夺自由的人提供了国家现金援助。 这适用于平民和军人。</text:p>
      <text:p text:style-name="P4">
关于它<text:a xlink:type="simple" xlink:href="https://minre.gov.ua/2023/05/08/vidpovidi-na-chasti-zapytannya-do-minreintegracziyi-shhodo-czyvilnyh-zaruchnykiv/" text:style-name="Internet_20_link" text:visited-style-name="Visited_20_Internet_20_Link">
报告</text:a>
乌克兰暂时占领领土的重新融合的调查部。</text:p>
      <text:p text:style-name="P4">
特别是，在被囚禁后，这些人有权以1万名Hryvnias的金额从州付款。</text:p>
      <text:p text:style-name="P4">
此外，他们可以从每年的自由场所的逗留期间获得1万名HRYVNIA的州财政援助。 或者，这项年度财政援助可以由仍然回来的人的一位家庭成员之一发放。</text:p>
      <text:p text:style-name="P4">
应该提醒的是，由于反统治部的委员会建立了反对反对乌克兰的武装侵略，因此剥夺了自由侵略的事实。</text:p>
      <text:p text:style-name="P4">
News Source: <text:a xlink:type="simple" xlink:href="https://armyinform.com.ua/2023/05/08/zvilnenni-z-polonu-mayut-pravo-na-vyplatu-100-tysyach-gryven-za-kozhen-rik-nesvobody/" text:style-name="Internet_20_link" text:visited-style-name="Visited_20_Internet_20_Link">
https://armyinform.com.ua/2023/05/08/zvilnenni-z-polonu-mayut-pravo-na-vyplatu-100-tysyach-gryven-za-kozhen-rik-nesvobody/</text:a>
</text:p>
      <!--NEWS-->
      <text:h text:style-name="P10" text:outline-level="1">
<text:span text:style-name="T4">
瓦莱里·格莱博夫（Valery Glebov）上尉被授予乌克兰英雄的头衔</text:span>
</text:h>
      <text:p text:style-name="P4">
作者: ['АРМІЯINFORM']</text:p>
      <text:p text:style-name="P4">
时间: 2023-05-08T82:00:00-04:00</text:p>
      <text:p text:style-name="P4">
描述: 乌克兰沃罗迪米尔·泽伦斯基（Volodymyr Zelensky）总统及其对乌克兰英雄的阿帕瓦尔（Appaval）的法令...与乌克兰2022年的战争，与乌克兰的最新新闻，今天与乌克兰2022年的新闻战争，今天与乌克兰2022年的新闻战争，将在今天之间发生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2/10/geroj-ukrayiny1-e1665826268162.jpg" text:style-name="Internet_20_link" text:visited-style-name="Visited_20_Internet_20_Link">
geroj-ukrayiny1-e1665826268162.jpg</text:a>
']</text:p>
      <text:p text:style-name="P4">
标签: ['ВАЛЕРІЙ ГЛЄБОВ', 'ГЕРОЙ УКРАЇНИ', 'УКАЗ ПРЕЗИДЕНТА УКРАЇНИ']</text:p>
      <text:p text:style-name="P4">
类别: News</text:p>
      <!--METADATA-->
      <text:p text:style-name="P4">
<draw:frame draw:style-name="fr1" draw:name="Image409" text:anchor-type="as-char" svg:width="6.9236in" svg:height="4.12142in" draw:z-index="0">
<draw:image xlink:href="../Images/AРМІЯINFORM/2023-05-08T82-00-00-04-00/geroj-ukrayiny1-e1665826268162.jpg" xlink:type="simple" xlink:show="embed" xlink:actuate="onLoad" draw:mime-type="image/jpeg"/>
</draw:frame>
说明性照片</text:p>
      <text:p text:style-name="P4">
乌克兰Volodymyr Zelensky总统授予了冠军头衔(死后).</text:p>
      <text:p text:style-name="P4">
Про це йдеться в указі <text:a xlink:type="simple" xlink:href="https://www.president.gov.ua/documents/2632023-46685" text:style-name="Internet_20_link" text:visited-style-name="Visited_20_Internet_20_Link">
№263/2022</text:a>
.</text:p>
      <text:p text:style-name="P4">
Звання Герой України з удостоєнням ордена «Золота Зірка» присвоєно за особистумужність і героїзм, виявлені у захисті державного суверенітету татериторіальної цілісності України, самовіддане служіння Українському народу.</text:p>
      <text:p text:style-name="P4">
Нагадаємо, попереднім указом Президент України присвоїв найвище звання ГерояУкраїни полковнику <text:a xlink:type="simple" xlink:href="https://armyinform.com.ua/2023/05/08/prezydent-prysvoyiv-zvannya-geroya-ukrayiny-polkovnyku-sergiyu-sirchenku/" text:style-name="Internet_20_link" text:visited-style-name="Visited_20_Internet_20_Link">
СергіюСірченку</text:a>
，一个单独的机械旅的指挥官。</text:p>
      <text:p text:style-name="P4">
News Source: <text:a xlink:type="simple" xlink:href="https://armyinform.com.ua/2023/05/08/kapitanu-valeriyu-glyebovu-prysvoyeno-zvannya-geroya-ukrayiny-posmertno/" text:style-name="Internet_20_link" text:visited-style-name="Visited_20_Internet_20_Link">
https://armyinform.com.ua/2023/05/08/kapitanu-valeriyu-glyebovu-prysvoyeno-zvannya-geroya-ukrayiny-posmertno/</text:a>
</text:p>
      <!--NEWS-->
      <text:h text:style-name="P10" text:outline-level="1">
<text:span text:style-name="T4">
敌人有三个方向，其余的</text:span>
</text:h>
      <text:p text:style-name="P4">
作者: ['АРМІЯINFORM']</text:p>
      <text:p text:style-name="P4">
时间: 2023-05-08T83:00:00-04:00</text:p>
      <text:p text:style-name="P4">
描述: 了解Ostann，敌人进行前进的Bakhmutsky ...与乌克兰2022年的战争，与乌克兰与乌克兰的最新新闻，今天与乌克兰2022年的新闻战争，乌克兰和俄罗斯之间的战争，何时会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tanky-1.jpg" text:style-name="Internet_20_link" text:visited-style-name="Visited_20_Internet_20_Link">
tanky-1.jpg</text:a>
']</text:p>
      <text:p text:style-name="P4">
标签: ['STOPRUSSIA', 'АГРЕСІЯ РФ', 'ВТОРГНЕННЯ РФ', 'СИЛИ ОБОРОНИ УКРАЇНИ']</text:p>
      <text:p text:style-name="P4">
类别: News</text:p>
      <!--METADATA-->
      <text:p text:style-name="P4">
<draw:frame draw:style-name="fr1" draw:name="Image410" text:anchor-type="as-char" svg:width="6.9236in" svg:height="4.611463in" draw:z-index="0">
<draw:image xlink:href="../Images/AРМІЯINFORM/2023-05-08T83-00-00-04-00/tanky-1.jpg" xlink:type="simple" xlink:show="embed" xlink:actuate="onLoad" draw:mime-type="image/jpeg"/>
</draw:frame>
最近几天，敌人一直在Avdeevsky，Bakhmut和Liman的指示中进攻，并在那里取得了战术上的成功。 但是，Timna Kupyansk，Novopavlovsky，Orikhiv和Dniep​​er的指示是积极的防御。</text:p>
      <text:p text:style-name="P4">
关于这个<text:a xlink:type="simple" xlink:href="https://t.me/militarymediacenter/1887" text:style-name="Internet_20_link" text:visited-style-name="Visited_20_Internet_20_Link">
被引用</text:a>
在军事媒体中心的帮助。</text:p>
      <text:p text:style-name="P4">
特别是，在顿涅茨克(Donetsk)的方向上，敌人的主要努力集中了巴赫穆特(Bakhmut)和马林卡(Marinka)城市的名字，以及创造锁定供应帽的条件，以锁定供应帽。</text:p>
      <text:p text:style-name="P4">
在塔夫里伊斯克(Tavriysk)的方向上，敌人的主要努力集中在管理辩护上，以防止乌克兰军队在dnieper ugirli岛上的巩固，失去了对被占领地领土的占领边界的控制权。</text:p>
      <text:p text:style-name="P4">
在该国北部，敌人在布莱恩斯克地区的边界地区保留了两个部队的部队，以便滚动乌克兰部队并防止其转移到积极战斗的地区。</text:p>
      <text:p text:style-name="P4">
News Source: <text:a xlink:type="simple" xlink:href="https://armyinform.com.ua/2023/05/08/vorog-nastupaye-na-troh-napryamkah-a-na-reshti-trymaye-oboronu/" text:style-name="Internet_20_link" text:visited-style-name="Visited_20_Internet_20_Link">
https://armyinform.com.ua/2023/05/08/vorog-nastupaye-na-troh-napryamkah-a-na-reshti-trymaye-oboronu/</text:a>
</text:p>
      <!--NEWS-->
      <text:h text:style-name="P10" text:outline-level="1">
<text:span text:style-name="T4">
为了将情报转移到俄罗斯特殊服务，Zhmerynchany被判入狱15年</text:span>
</text:h>
      <text:p text:style-name="P4">
作者: ['АРМІЯINFORM']</text:p>
      <text:p text:style-name="P4">
时间: 2023-05-08T84:00:00-04:00</text:p>
      <text:p text:style-name="P4">
描述: 2022年，莫斯科居民莫斯科Zhmerinka Vinnitsyo Klsti立即喝醉了...与乌克兰2022年的战争，与乌克兰的战争是今天的最新消息，今天与乌克兰的新闻战2022是今天的最后一场战争，今天将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5/zhmerynchanyn.jpg" text:style-name="Internet_20_link" text:visited-style-name="Visited_20_Internet_20_Link">
zhmerynchanyn.jpg</text:a>
']</text:p>
      <text:p text:style-name="P4">
标签: ['STOPRUSSIA', 'АГРЕСІЯ РФ', 'КОЛАБОРАНТ']</text:p>
      <text:p text:style-name="P4">
类别: News</text:p>
      <!--METADATA-->
      <text:p text:style-name="P4">
<draw:frame draw:style-name="fr1" draw:name="Image411" text:anchor-type="as-char" svg:width="6.9236in" svg:height="3.894525in" draw:z-index="0">
<draw:image xlink:href="../Images/AРМІЯINFORM/2023-05-08T84-00-00-04-00/zhmerynchanyn.jpg" xlink:type="simple" xlink:show="embed" xlink:actuate="onLoad" draw:mime-type="image/jpeg"/>
</draw:frame>
2022年，有意和自愿地履行了侵略者国家特殊服务的任务。 他收集了有关乌克兰武装部队部署，数量，武器，途径的信息。 他还在Zhmerynka派出了关键和民事基础设施的情报代理。</text:p>
      <text:p text:style-name="P4">
关于它<text:a xlink:type="simple" xlink:href="https://www.gp.gov.ua/ua/posts/do-15-rokiv-za-gratami-zasudzeno-zitelya-vinniccini-yakii-zlivav-rozviddani-spivrobitniku-gru-genstabu-zs-rf" text:style-name="Internet_20_link" text:visited-style-name="Visited_20_Internet_20_Link">
报告</text:a>
乌克兰检察长办公室的新闻服务。</text:p>
      <text:p text:style-name="P4">
在调查期间，记录了一名与俄罗斯“策展人”的人的信件 - 塞拉夫联合会武装部队总人员的主要情报管理员工的雇员。</text:p>
      <text:p text:style-name="P4">
可以确定，被定罪的人获得现金奖励的人，向他发送了带有地貌，照片和视频文件的要求的信息。 特别是，他对城市当局，保护机构，通讯和能源，铁路通信的位置进行了枪口。</text:p>
      <text:p text:style-name="P4">
Zhmerynka的居民被判犯有叛国罪。 该男子被没收财产被判处15年徒刑。</text:p>
      <text:p text:style-name="P4">
被定罪的人期望法院被拘留。</text:p>
      <text:p text:style-name="P4">
News Source: <text:a xlink:type="simple" xlink:href="https://armyinform.com.ua/2023/05/08/za-peredachu-rozviddanyh-rosijskym-speczsluzhbam-zhmerynchanyn-otrymav-15-rokiv-uvyaznennya/" text:style-name="Internet_20_link" text:visited-style-name="Visited_20_Internet_20_Link">
https://armyinform.com.ua/2023/05/08/za-peredachu-rozviddanyh-rosijskym-speczsluzhbam-zhmerynchanyn-otrymav-15-rokiv-uvyaznennya/</text:a>
</text:p>
      <!--NEWS-->
      <text:h text:style-name="P10" text:outline-level="1">
<text:span text:style-name="T4">
8 UAV冲击嘴用必要的设备染色</text:span>
</text:h>
      <text:p text:style-name="P4">
作者: ['Тетяна Головатюк']</text:p>
      <text:p text:style-name="P4">
时间: 2023-05-08T85:00:00-04:00</text:p>
      <text:p text:style-name="P4">
描述: 在Mezhkhkta“陆军Dronyv”的猕猴桃中，ZSU的总部...与乌克兰2022年的战争，与乌克兰与乌克兰的最新新闻，今天与乌克兰的新闻战争，今天与乌克兰2022年上次与乌克兰的新闻战争，乌克兰和俄罗斯之间的战争将是一场战争，与2022年的战争，乌克兰是否会在不久</text:p>
      <text:p text:style-name="P4">
图片: ['<text:a xlink:type="simple" xlink:href="https://armyinform.com.ua/wp-content/uploads/2023/05/max_0037.jpg" text:style-name="Internet_20_link" text:visited-style-name="Visited_20_Internet_20_Link">
max_0037.jpg</text:a>
', '<text:a xlink:type="simple" xlink:href="https://armyinform.com.ua/wp-content/uploads/2023/05/max_0028.jpg" text:style-name="Internet_20_link" text:visited-style-name="Visited_20_Internet_20_Link">
max_0028.jpg</text:a>
']</text:p>
      <text:p text:style-name="P4">
标签: ['STOPRUSSIA', 'ДРОНИ']</text:p>
      <text:p text:style-name="P4">
类别: News</text:p>
      <!--METADATA-->
      <text:p text:style-name="P4">
<draw:frame draw:style-name="fr1" draw:name="Image412" text:anchor-type="as-char" svg:width="6.9236in" svg:height="3.894525in" draw:z-index="0">
<draw:image xlink:href="../Images/AРМІЯINFORM/2023-05-08T85-00-00-04-00/max_0037.jpg" xlink:type="simple" xlink:show="embed" xlink:actuate="onLoad" draw:mime-type="image/jpeg"/>
</draw:frame>
在基辅，在乌克兰武装部队的“德伦军队”项目中，八个无人机，FPV朋克，乌克兰生产的FPV朋克和皮卡被移交给了无人机的服务人员。</text:p>
      <text:p text:style-name="P4">
通过的无人机将帮助我们的后卫完成情报任务，调整炮兵，在月球战斗中有效互动，最重要的是 - 挽救乌克兰士兵的生命。 反过来，语料库将提供新创建的单位的高流动性。</text:p>
      <ul>
        <li>
现在，世界上最技术的战争正在发生，需要有效的行动。 创建无人机冲击嘴是一个空前且及时的时间。 早些时候形成的三个无人机已经在前面显示出强大的结果。 我们的任务是提供其他必要的技术，即创新，教育发展，数字化转型的科学和技术部长Mikhail Fedorov。</li>
      </ul>
      <text:p text:style-name="P4">
*!这是武装部队的一部分，武装部队通过新的无人机规则，培训和管理的方法运行无人驾驶航空。 他们加强了步兵的情报，并有助于更有效地克服敌人和热点。</text:p>
      <text:p text:style-name="P4">
3月，武装部队已经创建了无人机的前三家公司。 这些单位由无人机，皮卡和Oldls组成。</text:p>
      <text:p text:style-name="P4">
另请阅读：</text:p>
      <text:p text:style-name="P4">
<text:a xlink:type="simple" xlink:href="https://armyinform.com.ua/2023/03/28/u-stolyczi-peredaly-obladnannya-dlya-pershyh-udarnyh-rot-bpla/" text:style-name="Internet_20_link" text:visited-style-name="Visited_20_Internet_20_Link">
在首都分发了第一张电击rotbplas的设备</text:a>
在不到两个月的时间里，每个嘴巴都设法在前面表现出良好的结果，以摧毁数十个敌方技术和数百个更加时尚方向的入侵者。</text:p>
      <text:p text:style-name="P4">
<draw:frame draw:style-name="fr1" draw:name="Image413" text:anchor-type="as-char" svg:width="6.9236in" svg:height="3.894525in" draw:z-index="0">
<draw:image xlink:href="../Images/AРМІЯINFORM/2023-05-08T85-00-00-04-00/max_0028.jpg" xlink:type="simple" xlink:show="embed" xlink:actuate="onLoad" draw:mime-type="image/jpeg"/>
</draw:frame>
 - 首先，我们为基辅地区和切尔尼希夫地区辩护，然后在霍森和Mykolaiv地区进行了战斗。 随后，有3.5个月的堡垒辩护。 现在我们朝顿涅茨克的方向工作。 我们的主要任务是基于太阳鲸检测 - 经验降低。 我们的任务是成为敌人的家，最好是在不同的袋子里，再也没有回到这里，这是指第59章Magyara鸟类鸟类的打击乐无人飞机综合大楼的指挥官。 - 我们已经购买了3,000多个无人机复合体。 我们计划今年有200万个无人机。 我们战斗人员的任务是破坏敌人和释放原住民土地，无人机军队的使命是尽一切努力提供最必要的无人机，乌克兰的安全服务和信息保护。</text:p>
      <text:p text:style-name="P4">
考虑到乌克兰武装部队的各种部队的要求，进行了无人机冲击嘴的军事人员的准备。</text:p>
      <text:p text:style-name="P4">
News Source: <text:a xlink:type="simple" xlink:href="https://armyinform.com.ua/2023/05/08/8-udarnyh-rot-bpla-ukomplektuvaly-neobhidnym-obladnannyam/" text:style-name="Internet_20_link" text:visited-style-name="Visited_20_Internet_20_Link">
https://armyinform.com.ua/2023/05/08/8-udarnyh-rot-bpla-ukomplektuvaly-neobhidnym-obladnannyam/</text:a>
</text:p>
      <!--NEWS-->
      <text:h text:style-name="P10" text:outline-level="1">
<text:span text:style-name="T4">
在库尔森地区，乌克兰捍卫者摧毁了三个无人机</text:span>
</text:h>
      <text:p text:style-name="P4">
作者: ['АРМІЯINFORM']</text:p>
      <text:p text:style-name="P4">
时间: 2023-05-08T86:00:00-04:00</text:p>
      <text:p text:style-name="P4">
描述: 在Kherson地区，浸入命令的“ Piven”的包装命令的炸弹...与乌克兰2022年的战争，与乌克兰的最新新闻，今天与乌克兰的新闻战争，乌克兰2022年，今天的最后一场战争，乌克兰之间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2824753.jpg" text:style-name="Internet_20_link" text:visited-style-name="Visited_20_Internet_20_Link">
2824753.jpg</text:a>
']</text:p>
      <text:p text:style-name="P4">
标签: ['БПЛА ZALA', 'ЛАНЦЕТ', 'ППО ЗСУ', 'ХРОНІКА ОБОРОНИ']</text:p>
      <text:p text:style-name="P4">
类别: News</text:p>
      <!--METADATA-->
      <text:p text:style-name="P4">
<draw:frame draw:style-name="fr1" draw:name="Image414" text:anchor-type="as-char" svg:width="6.9236in" svg:height="4.369813in" draw:z-index="0">
<draw:image xlink:href="../Images/AРМІЯINFORM/2023-05-08T86-00-00-04-00/2824753.jpg" xlink:type="simple" xlink:show="embed" xlink:actuate="onLoad" draw:mime-type="image/jpeg"/>
</draw:frame>
说明性照片</text:p>
      <text:p text:style-name="P4">
在赫尔森地区，南航空司令部的部队和防空队摧毁了三辆俄罗斯无人驾驶飞机。</text:p>
      <text:p text:style-name="P4">
关于它<text:a xlink:type="simple" xlink:href="https%3A%2F%2Fwww.facebook.com%2FPvKPivden%2Fposts%2Fpfbid0LnqV8FRhFtkST9vvtrXvS9WAyo7K1WbCQ7swZuebTZgHxpgbNxmq5biByG85y7tfl&amp;show_text=true&amp;width=500" text:style-name="Internet_20_link" text:visited-style-name="Visited_20_Internet_20_Link">
报告</text:a>
南空气司令部。</text:p>
      <text:p text:style-name="P4">
特别是两个柳叶刀davs和一个Zala型无人机。</text:p>
      <text:p text:style-name="P4">
该司令说：“让我们注意到，以Bohdan Khmelnitsky命名的Radiotechnical旅的士兵的有效战斗作品在破坏了柳叶刀敌人-Leafye的情况下。”</text:p>
      <text:p text:style-name="P4">
News Source: <text:a xlink:type="simple" xlink:href="https://armyinform.com.ua/2023/05/08/na-hersonshhyni-ukrayinski-zahysnyky-znyshhyly-try-vorozhyh-bpla/" text:style-name="Internet_20_link" text:visited-style-name="Visited_20_Internet_20_Link">
https://armyinform.com.ua/2023/05/08/na-hersonshhyni-ukrayinski-zahysnyky-znyshhyly-try-vorozhyh-bpla/</text:a>
</text:p>
      <!--NEWS-->
      <text:h text:style-name="P10" text:outline-level="1">
<text:span text:style-name="T4">
SCO士兵摧毁了巴赫穆特敌人的机枪计算</text:span>
</text:h>
      <text:p text:style-name="P4">
作者: ['АРМІЯINFORM']</text:p>
      <text:p text:style-name="P4">
时间: 2023-05-08T87:00:00-04:00</text:p>
      <text:p text:style-name="P4">
描述: chergova Zarogojena机器人操作员Str与Rozrakhunk M777。 Kulemnoye筑巢...与乌克兰2022年的战争，与乌克兰的战争是今天的最新消息，与乌克兰2022年的战争是今天的最后一场，乌克兰和俄罗斯之间的战争是否会发生战争，当乌克兰与俄罗斯与乌克兰战争之间2022年将是或不在，在不久的将来，乌克兰与乌克兰的战争，今天的乌克兰新闻，乌克兰的新闻，乌克兰的新闻在俄罗斯的乌克兰新闻</text:p>
      <text:p text:style-name="P4">
图片: []</text:p>
      <text:p text:style-name="P4">
标签: ['STOPRUSSIA', 'АГРЕСІЯ РФ']</text:p>
      <text:p text:style-name="P4">
类别: News</text:p>
      <!--METADATA-->
      <text:p text:style-name="P4">
MCO运营商的另一项协调工作，计算M777。 摧毁了敌人的计算，该计算是从乌兹穆特(Uzhmut)高层建筑物发射的。</text:p>
      <text:p text:style-name="P4">
<text:span text:style-name="T5">
derello：[乌克兰特种作战的命令(https://www.facebook.com/usofcom)</text:span>
</text:p>
      <text:p text:style-name="P4">
News Source: <text:a xlink:type="simple" xlink:href="https://armyinform.com.ua/2023/05/08/voyiny-sso-znyshhyly-kulemetnyj-rozrahunok-protyvnyka-u-bahmuti/" text:style-name="Internet_20_link" text:visited-style-name="Visited_20_Internet_20_Link">
https://armyinform.com.ua/2023/05/08/voyiny-sso-znyshhyly-kulemetnyj-rozrahunok-protyvnyka-u-bahmuti/</text:a>
</text:p>
      <!--NEWS-->
      <text:h text:style-name="P10" text:outline-level="1">
<text:span text:style-name="T4">
约瑟夫·博雷尔（Josep Borrel）敦促伊朗在与乌克兰的战争中停止俄罗斯的支持</text:span>
</text:h>
      <text:p text:style-name="P4">
作者: ['АРМІЯINFORM']</text:p>
      <text:p text:style-name="P4">
时间: 2023-05-08T88:00:00-04:00</text:p>
      <text:p text:style-name="P4">
描述: Evropysky Union Zhosep Borrel Proviv Zleviv Rozmov Z的飞跃代表...与乌克兰2022年的战争，与乌克兰的最新新闻战争，今天与乌克兰2022年的新闻战争，今天，乌克兰和俄罗斯与俄罗斯和战争之间将发生战争他们说，与乌克兰在2022年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2/09/borrel.jpeg" text:style-name="Internet_20_link" text:visited-style-name="Visited_20_Internet_20_Link">
borrel.jpeg</text:a>
']</text:p>
      <text:p text:style-name="P4">
标签: ['ЖОЗЕП БОРРЕЛЬ', 'ІРАН']</text:p>
      <text:p text:style-name="P4">
类别: News</text:p>
      <!--METADATA-->
      <text:p text:style-name="P4">
<draw:frame draw:style-name="fr1" draw:name="Image415" text:anchor-type="as-char" svg:width="6.9236in" svg:height="4.369813in" draw:z-index="0">
<draw:image xlink:href="../Images/AРМІЯINFORM/2023-05-08T88-00-00-04-00/borrel.jpeg" xlink:type="simple" xlink:show="embed" xlink:actuate="onLoad" draw:mime-type="image/jpeg"/>
</draw:frame>
欧盟约瑟夫·博雷尔(Josep Borrel)的高级代表举行了外交部长伊朗·科辛·阿米尔·阿卜杜拉汉(Amir Abdollachian)的电话交谈。</text:p>
      <text:p text:style-name="P4">
他<text:a xlink:type="simple" xlink:href="https://twitter.com/JosepBorrellF/status/1655552191510245377" text:style-name="Internet_20_link" text:visited-style-name="Visited_20_Internet_20_Link">
写</text:a>
在Twitter中。</text:p>
      <text:p text:style-name="P4">
乔塞帕·博雷尔(Josepa Borrel)的职位说：“我指出，伊朗应该继续进行这项合作，停止俄罗斯对乌克兰的支持，并停止使用欧盟公民以其政治利益。”</text:p>
      <text:p text:style-name="P4">
此外，当事方讨论了德黑兰和国际原子能机构的合作。</text:p>
      <text:p text:style-name="P4">
伯雷尔说：“在与外交大臣伊朗·阿卜杜拉辛(Iran Abdollachian)的对话中，我解决了瑞典和伊朗公民哈比卜·查巴(Habib Chaaba)的处决，并要求伊朗捍卫德国公民和伊朗·贾姆希德·沙尔玛达(Iran Jamshid Sharmada)。”</text:p>
      <text:p text:style-name="P4">
News Source: <text:a xlink:type="simple" xlink:href="https://armyinform.com.ua/2023/05/08/zhozep-borrel-zaklykav-iran-prypynyty-pidtrymku-rosiyi-u-yiyi-vijni-proty-ukrayiny/" text:style-name="Internet_20_link" text:visited-style-name="Visited_20_Internet_20_Link">
https://armyinform.com.ua/2023/05/08/zhozep-borrel-zaklykav-iran-prypynyty-pidtrymku-rosiyi-u-yiyi-vijni-proty-ukrayiny/</text:a>
</text:p>
      <!--NEWS-->
      <text:h text:style-name="P10" text:outline-level="1">
<text:span text:style-name="T4">
入侵者削减了武装部队的总参谋长在斯卡多夫斯克的职业政府的活动</text:span>
</text:h>
      <text:p text:style-name="P4">
作者: ['АРМІЯINFORM']</text:p>
      <text:p text:style-name="P4">
时间: 2023-05-08T89:00:00-04:00</text:p>
      <text:p text:style-name="P4">
描述: 在Skadsk Skadov，Zgortannya diyalostisty to Misko ...与乌克兰2022年的战争，与乌克兰的最新新闻战争，今天与乌克兰的《新闻战》最后一次与乌克兰的新闻战争，乌克兰和俄罗斯之间的战争将在乌克兰和乌克兰之间发生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novyj-proekt-9-632x356-1.webp" text:style-name="Internet_20_link" text:visited-style-name="Visited_20_Internet_20_Link">
novyj-proekt-9-632x356-1.webp</text:a>
']</text:p>
      <text:p text:style-name="P4">
标签: ['АГРЕСІЯ РФ', 'ВІЙНА', 'ГЕНЕРАЛЬНИЙ ШТАБ ЗС УКРАЇНИ', 'ОПЕРАТИВНА ІНФОРМАЦІЯ']</text:p>
      <text:p text:style-name="P4">
类别: News</text:p>
      <!--METADATA-->
      <text:p text:style-name="P4">
<draw:frame draw:style-name="fr1" draw:name="Image416" text:anchor-type="as-char" svg:width="6.9236in" svg:height="3.900003in" draw:z-index="0">
<draw:image xlink:href="../ConvertedIMGs/AРМІЯINFORM/2023-05-08T89-00-00-04-00/novyj-proekt-9-632x356-1.png" xlink:type="simple" xlink:show="embed" xlink:actuate="onLoad" draw:mime-type="image/png"/>
</draw:frame>
<text:span text:style-name="T4">
<text:span text:style-name="T5">
*🔥俄罗斯入侵的情况</text:span>
</text:span>
*</text:p>
      <text:p text:style-name="P4">
在斯卡多夫斯克市，地区和城市政府的活动减少了。</text:p>
      <text:p text:style-name="P4">
关于这个<text:a xlink:type="simple" xlink:href="https%3A%2F%2Fwww.facebook.com%2FGeneralStaff.ua%2Fposts%2Fpfbid0aRdL1mTmajk7HV4qtxTrP5dR4SVE4bgPeYf7zne35UimnXwHGyAnozJNtnBsJFs7l&amp;show_text=true&amp;width=500" text:style-name="Internet_20_link" text:visited-style-name="Visited_20_Internet_20_Link">
被引用</text:a>
在武装部队总参谋部的运营信息中。</text:p>
      <text:p text:style-name="P4">
因此，在5月6日至7日晚上，入侵者被装入了道路文件，办公设备和国家机构的其他财产中，并且已经在早上7日，与家人一起，这座城市留下了相当大的一部分。职业管理。</text:p>
      <text:p text:style-name="P4">
消息传出。</text:p>
      <text:p text:style-name="P4">
值得注意的是，由于克里米亚的多公斤仪拥堵和rioniking桥，从临时捕获的赫尔森地区的国家机构中的文件和掠夺财产是由入侵者通过导航计划的干船，穿过伯迪安斯克市的港口。</text:p>
      <text:p text:style-name="P4">
News Source: <text:a xlink:type="simple" xlink:href="https://armyinform.com.ua/2023/05/08/okupanty-zgortayut-diyalnist-okupaczijnyh-administraczij-u-skadovsku-genshtab-zsu/" text:style-name="Internet_20_link" text:visited-style-name="Visited_20_Internet_20_Link">
https://armyinform.com.ua/2023/05/08/okupanty-zgortayut-diyalnist-okupaczijnyh-administraczij-u-skadovsku-genshtab-zsu/</text:a>
</text:p>
      <!--NEWS-->
      <text:h text:style-name="P10" text:outline-level="1">
<text:span text:style-name="T4">
武装部队每天在敌人的群集区域进行11次跳动</text:span>
</text:h>
      <text:p text:style-name="P4">
作者: ['АРМІЯINFORM']</text:p>
      <text:p text:style-name="P4">
时间: 2023-05-08T90:00:00-04:00</text:p>
      <text:p text:style-name="P4">
描述: DOB的AVISAATSYA国防军在Zserdzhennya地区进行了11次罢工……特别是...与乌克兰2022年的战争，与乌克兰的最新新闻战争，今天与乌克兰的新闻战争，今天与乌克兰2022年的新闻战争，乌克兰和俄罗斯之间的战争是否会在，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294278311_365161299130288_4793866583546601709_n.jpg" text:style-name="Internet_20_link" text:visited-style-name="Visited_20_Internet_20_Link">
294278311_365161299130288_4793866583546601709_n.jpg</text:a>
']</text:p>
      <text:p text:style-name="P4">
标签: ['ГШ ЗСУ', 'ОПЕРАТИВНА ІНФОРМАЦІЯ']</text:p>
      <text:p text:style-name="P4">
类别: News</text:p>
      <!--METADATA-->
      <text:p text:style-name="P4">
<draw:frame draw:style-name="fr1" draw:name="Image417" text:anchor-type="as-char" svg:width="6.9236in" svg:height="4.50034in" draw:z-index="0">
<draw:image xlink:href="../Images/AРМІЯINFORM/2023-05-08T90-00-00-04-00/294278311_365161299130288_4793866583546601709_n.jpg" xlink:type="simple" xlink:show="embed" xlink:actuate="onLoad" draw:mime-type="image/jpeg"/>
</draw:frame>
<text:span text:style-name="T4">
<text:span text:style-name="T5">
*🔥俄罗斯入侵的情况</text:span>
</text:span>
*</text:p>
      <text:p text:style-name="P4">
每天的国防军航空在个人工作人员和敌方军事设备集中的领域中取得了11次跳动。</text:p>
      <text:p text:style-name="P4">
关于这个<text:a xlink:type="simple" xlink:href="https%3A%2F%2Fwww.facebook.com%2FGeneralStaff.ua%2Fposts%2Fpfbid0aRdL1mTmajk7HV4qtxTrP5dR4SVE4bgPeYf7zne35UimnXwHGyAnozJNtnBsJFs7l&amp;show_text=true&amp;width=500" text:style-name="Internet_20_link" text:visited-style-name="Visited_20_Internet_20_Link">
被引用</text:a>
在武装部队总参谋部的运营信息中。</text:p>
      <text:p text:style-name="P4">
导弹和​​炮兵部队遭到三个生命硅，两个弹药库以及敌人的三个重要目标的袭击。</text:p>
      <text:p text:style-name="P4">
此外，在这一天，我们的捍卫者<text:a xlink:type="simple" xlink:href="https://armyinform.com.ua/2023/05/08/na-hersonshhyni-ukrayinski-zahysnyky-znyshhyly-try-vorozhyh-bpla/" text:style-name="Internet_20_link" text:visited-style-name="Visited_20_Internet_20_Link">
被摧毁</text:a>
两种冲击无人机类型的柳叶刀和一个单一折叠式Zala类型。</text:p>
      <text:p text:style-name="P4">
News Source: <text:a xlink:type="simple" xlink:href="https://armyinform.com.ua/2023/05/08/aviacziya-zsu-za-dobu-zavdala-11-udariv-po-rajonah-skupchennya-protyvnyka/" text:style-name="Internet_20_link" text:visited-style-name="Visited_20_Internet_20_Link">
https://armyinform.com.ua/2023/05/08/aviacziya-zsu-za-dobu-zavdala-11-udariv-po-rajonah-skupchennya-protyvnyka/</text:a>
</text:p>
      <!--NEWS-->
      <text:h text:style-name="P10" text:outline-level="1">
<text:span text:style-name="T4">
俄罗斯联邦有四个方向，由巴赫穆特（Bakhmut）和玛尔（Mar）进行了激烈的战斗</text:span>
</text:h>
      <text:p text:style-name="P4">
作者: ['АРМІЯINFORM']</text:p>
      <text:p text:style-name="P4">
时间: 2023-05-08T91:00:00-04:00</text:p>
      <text:p text:style-name="P4">
描述: 敌人是Zoedzhuvati Major Zuill在Bakhmutsky的Limansky上的Zo.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zsu-rszv-1.jpg" text:style-name="Internet_20_link" text:visited-style-name="Visited_20_Internet_20_Link">
zsu-rszv-1.jpg</text:a>
']</text:p>
      <text:p text:style-name="P4">
标签: ['ГЕНЕРАЛЬНИЙ ШТАБ ЗС УКРАЇНИ', 'ОПЕРАТИВНА ІНФОРМАЦІЯ']</text:p>
      <text:p text:style-name="P4">
类别: News</text:p>
      <!--METADATA-->
      <text:p text:style-name="P4">
<draw:frame draw:style-name="fr1" draw:name="Image418" text:anchor-type="as-char" svg:width="6.9236in" svg:height="4.618041in" draw:z-index="0">
<draw:image xlink:href="../Images/AРМІЯINFORM/2023-05-08T91-00-00-04-00/zsu-rszv-1.jpg" xlink:type="simple" xlink:show="embed" xlink:actuate="onLoad" draw:mime-type="image/jpeg"/>
</draw:frame>
<text:span text:style-name="T4">
<text:span text:style-name="T5">
*🔥俄罗斯入侵的情况</text:span>
</text:span>
*</text:p>
      <text:p text:style-name="P4">
敌人继续专注于利马，巴赫穆特，阿维迪夫和玛丽斯基的主要努力 - 敌人大约发生了30次攻击。 Bakhmut和Marinka有激烈的战斗。</text:p>
      <text:p text:style-name="P4">
关于这个<text:a xlink:type="simple" xlink:href="https%3A%2F%2Fwww.facebook.com%2FGeneralStaff.ua%2Fposts%2Fpfbid0aRdL1mTmajk7HV4qtxTrP5dR4SVE4bgPeYf7zne35UimnXwHGyAnozJNtnBsJFs7l&amp;show_text=true&amp;width=500" text:style-name="Internet_20_link" text:visited-style-name="Visited_20_Internet_20_Link">
被引用</text:a>
在武装部队总参谋部的运营信息中。</text:p>
      <text:p text:style-name="P4">
“在巴赫穆特的战斗正在进行中。 白天，敌人在伊万诺沃和颞纱的指示上进行了一次不成功的赞助。 他引起了Bogdanivka，Bakhmut和Baptist的飞行。 来自敌人的受害者，Orikhovo-vasylivka，Novomarkove，Bakhmut，Ivanivske，Yar，Stupochka，Predict，Alexander-Schultine，Diliyivka，Diliyivka，友谊，铁，铁，铁和纽约州的纽约州，” Armed Forcess的总参谋部说。</text:p>
      <text:p text:style-name="P4">
在海洋方向上，敌人继续攻击国防军的立场。 同时，Georgiyivka和Donetsk地区的胜利也遭受了敌对的炮击。</text:p>
      <text:p text:style-name="P4">
在Avdeevsky的方向上，敌人在Avdiivka和Pervomaisky地区进行了进攻行动，没有成功。 在Novokalinovo，Berdychi，Lastochyna，Avdiivka，Severne，Vodyane，Pervomaisk和Nedaylovo Donetsk地区开火。</text:p>
      <text:p text:style-name="P4">
总参谋部补充说，在莱曼(Lyman)的方向上，敌人正试图在我们的防守中找到薄弱的地方。 他在Alabezing的Bigorivka方向上采取了进攻行动。</text:p>
      <text:p text:style-name="P4">
在Siversky和Slobozhansky的指示中，敌人在与乌克兰边境地区保持军事发病率。</text:p>
      <text:p text:style-name="P4">
News Source: <text:a xlink:type="simple" xlink:href="https://armyinform.com.ua/2023/05/08/rf-nastupaye-na-chotyroh-napryamkah-vazhki-boyi-vedutsya-za-bahmut-i-maryinku/" text:style-name="Internet_20_link" text:visited-style-name="Visited_20_Internet_20_Link">
https://armyinform.com.ua/2023/05/08/rf-nastupaye-na-chotyroh-napryamkah-vazhki-boyi-vedutsya-za-bahmut-i-maryinku/</text:a>
</text:p>
      <!--NEWS-->
      <text:h text:style-name="P10" text:outline-level="1">
<text:span text:style-name="T4">
俄罗斯人的这个时代在乌克兰造成了11枚火箭和59次航空打击</text:span>
</text:h>
      <text:p text:style-name="P4">
作者: ['АРМІЯINFORM']</text:p>
      <text:p text:style-name="P4">
时间: 2023-05-08T92:00:00-04:00</text:p>
      <text:p text:style-name="P4">
描述: 反对捕获11个火箭发射器的反对者，59名Aviaudariv击败了76个Posttriliv ...与乌克兰2022年的战争，与乌克兰与乌克兰的最新新闻，今天与乌克兰2022年的新闻战争，今天将在乌克兰和俄罗斯和俄罗斯和俄罗斯和俄罗斯和俄罗斯和俄罗斯之间发动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2022-10-31-raketnyj-udar-po-harkivshhyni.jpg" text:style-name="Internet_20_link" text:visited-style-name="Visited_20_Internet_20_Link">
2022-10-31-raketnyj-udar-po-harkivshhyni.jpg</text:a>
']</text:p>
      <text:p text:style-name="P4">
标签: ['ВІЙНА', 'ГЕНЕРАЛЬНИЙ ШТАБ ЗС УКРАЇНИ', 'ОПЕРАТИВНА ІНФОРМАЦІЯ']</text:p>
      <text:p text:style-name="P4">
类别: News</text:p>
      <!--METADATA-->
      <text:p text:style-name="P4">
<draw:frame draw:style-name="fr1" draw:name="Image419" text:anchor-type="as-char" svg:width="6.9236in" svg:height="3.893007in" draw:z-index="0">
<draw:image xlink:href="../Images/AРМІЯINFORM/2023-05-08T92-00-00-04-00/2022-10-31-raketnyj-udar-po-harkivshhyni.jpg" xlink:type="simple" xlink:show="embed" xlink:actuate="onLoad" draw:mime-type="image/jpeg"/>
</draw:frame>
<text:span text:style-name="T4">
<text:span text:style-name="T5">
*🔥俄罗斯入侵的情况</text:span>
</text:span>
*</text:p>
      <text:p text:style-name="P4">
白天，敌人击中了11架火箭发射器，59架飞机，并用火箭发射器制作了76张曲调。</text:p>
      <text:p text:style-name="P4">
关于这个<text:a xlink:type="simple" xlink:href="https%3A%2F%2Fwww.facebook.com%2FGeneralStaff.ua%2Fposts%2Fpfbid0aRdL1mTmajk7HV4qtxTrP5dR4SVE4bgPeYf7zne35UimnXwHGyAnozJNtnBsJFs7l&amp;show_text=true&amp;width=500" text:style-name="Internet_20_link" text:visited-style-name="Visited_20_Internet_20_Link">
被引用</text:a>
在武装部队总参谋部的运营信息中。</text:p>
      <text:p text:style-name="P4">
由于敌对炮击，平民受伤，私人住宅和其他平民基础设施被摧毁。</text:p>
      <text:p text:style-name="P4">
“俄罗斯联邦继续发动入侵战争。 尽管造成了巨大的损失，但它并没有放弃占领我们领土的计划。 这会导致军事和平民发射。”</text:p>
      <text:p text:style-name="P4">
武装部队总参谋部补充说，乌克兰所有领土的导弹和航空宪章的可能性仍然很高。</text:p>
      <text:p text:style-name="P4">
News Source: <text:a xlink:type="simple" xlink:href="https://armyinform.com.ua/2023/05/08/cziyeyi-doby-rosiyany-zavdaly-11-raketnyh-ta-59-aviaczijnyh-udariv-po-ukrayini/" text:style-name="Internet_20_link" text:visited-style-name="Visited_20_Internet_20_Link">
https://armyinform.com.ua/2023/05/08/cziyeyi-doby-rosiyany-zavdaly-11-raketnyh-ta-59-aviaczijnyh-udariv-po-ukrayini/</text:a>
</text:p>
      <!--NEWS-->
      <text:h text:style-name="P10" text:outline-level="1">
<text:span text:style-name="T4">
在切尔尼夫（Chernihiv），死去的英雄家庭的成员很荣幸</text:span>
</text:h>
      <text:p text:style-name="P4">
作者: ['Ігор Березинський']</text:p>
      <text:p text:style-name="P4">
时间: 2023-05-08T93:00:00-04:00</text:p>
      <text:p text:style-name="P4">
描述: 在Chernigivskiy地区，Viskovy Admiynsky命令“为Hessiness” III步骤...与乌克兰2022年的战争，与乌克兰的最新消息，今天与乌克兰的战争，与乌克兰2022年的战争，今天将在乌克兰和俄罗斯之间发生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01-1-1.jpg" text:style-name="Internet_20_link" text:visited-style-name="Visited_20_Internet_20_Link">
01-1-1.jpg</text:a>
', '<text:a xlink:type="simple" xlink:href="https://armyinform.com.ua/wp-content/uploads/2023/05/02-1-1-150x150.jpg" text:style-name="Internet_20_link" text:visited-style-name="Visited_20_Internet_20_Link">
02-1-1-150x150.jpg</text:a>
', '<text:a xlink:type="simple" xlink:href="https://armyinform.com.ua/wp-content/uploads/2023/05/03-1-2-150x150.jpg" text:style-name="Internet_20_link" text:visited-style-name="Visited_20_Internet_20_Link">
03-1-2-150x150.jpg</text:a>
', '<text:a xlink:type="simple" xlink:href="https://armyinform.com.ua/wp-content/uploads/2023/05/04-1-2-150x150.jpg" text:style-name="Internet_20_link" text:visited-style-name="Visited_20_Internet_20_Link">
04-1-2-150x150.jpg</text:a>
', '<text:a xlink:type="simple" xlink:href="https://armyinform.com.ua/wp-content/uploads/2023/05/05-1-2-150x150.jpg" text:style-name="Internet_20_link" text:visited-style-name="Visited_20_Internet_20_Link">
05-1-2-150x150.jpg</text:a>
', '<text:a xlink:type="simple" xlink:href="https://armyinform.com.ua/wp-content/uploads/2023/05/06-1-1-150x150.jpg" text:style-name="Internet_20_link" text:visited-style-name="Visited_20_Internet_20_Link">
06-1-1-150x150.jpg</text:a>
', '<text:a xlink:type="simple" xlink:href="https://armyinform.com.ua/wp-content/uploads/2023/05/07-3-150x150.jpg" text:style-name="Internet_20_link" text:visited-style-name="Visited_20_Internet_20_Link">
07-3-150x150.jpg</text:a>
']</text:p>
      <text:p text:style-name="P4">
标签: ['STOPRUSSIA', 'АГРЕСІЯ РФ']</text:p>
      <text:p text:style-name="P4">
类别: News</text:p>
      <!--METADATA-->
      <text:p text:style-name="P4">
<draw:frame draw:style-name="fr1" draw:name="Image420" text:anchor-type="as-char" svg:width="6.9236in" svg:height="4.617987in" draw:z-index="0">
<draw:image xlink:href="../Images/AРМІЯINFORM/2023-05-08T93-00-00-04-00/01-1-1.jpg" xlink:type="simple" xlink:show="embed" xlink:actuate="onLoad" draw:mime-type="image/jpeg"/>
</draw:frame>
在切尔尼希夫地区军事行政管理中，勇气II和III的顺序。(死后)妻子，母亲，子女，父母和其他最亲密的亲戚被13名士兵接待，他们在俄罗斯 - 乌克兰人期间死亡。</text:p>
      <text:p text:style-name="P4">
<text:a xlink:type="simple" xlink:href="https://armyinform.com.ua/wp-content/uploads/2023/05/02-1-1.jpg" text:style-name="Internet_20_link" text:visited-style-name="Visited_20_Internet_20_Link">
!(Images/AРМІЯINFORM/2023-05-08T93-00-00-04-00/02-1-1-150x150.jpg)</text:a>
</text:p>
      <text:p text:style-name="P4">
<text:a xlink:type="simple" xlink:href="https://armyinform.com.ua/wp-content/uploads/2023/05/03-1-2.jpg" text:style-name="Internet_20_link" text:visited-style-name="Visited_20_Internet_20_Link">
<draw:frame draw:style-name="fr1" draw:name="Image421" text:anchor-type="as-char" svg:width="6.9236in" svg:height="6.9236in" draw:z-index="0">
<draw:image xlink:href="../Images/AРМІЯINFORM/2023-05-08T93-00-00-04-00/03-1-2-150x150.jpg" xlink:type="simple" xlink:show="embed" xlink:actuate="onLoad" draw:mime-type="image/jpeg"/>
</draw:frame>
</text:a>
</text:p>
      <text:p text:style-name="P4">
<text:a xlink:type="simple" xlink:href="https://armyinform.com.ua/wp-content/uploads/2023/05/04-1-2.jpg" text:style-name="Internet_20_link" text:visited-style-name="Visited_20_Internet_20_Link">
<draw:frame draw:style-name="fr1" draw:name="Image422" text:anchor-type="as-char" svg:width="6.9236in" svg:height="6.9236in" draw:z-index="0">
<draw:image xlink:href="../Images/AРМІЯINFORM/2023-05-08T93-00-00-04-00/04-1-2-150x150.jpg" xlink:type="simple" xlink:show="embed" xlink:actuate="onLoad" draw:mime-type="image/jpeg"/>
</draw:frame>
</text:a>
这样的荣誉已向堕落的士兵Ova Vyacheslav Chaus赠送。</text:p>
      <text:p text:style-name="P4">
<text:a xlink:type="simple" xlink:href="https://armyinform.com.ua/wp-content/uploads/2023/05/05-1-2.jpg" text:style-name="Internet_20_link" text:visited-style-name="Visited_20_Internet_20_Link">
!(Images/AРМІЯINFORM/2023-05-08T93-00-00-04-00/05-1-2-150x150.jpg)</text:a>
</text:p>
      <text:p text:style-name="P4">
<text:a xlink:type="simple" xlink:href="https://armyinform.com.ua/wp-content/uploads/2023/05/06-1-1.jpg" text:style-name="Internet_20_link" text:visited-style-name="Visited_20_Internet_20_Link">
<draw:frame draw:style-name="fr1" draw:name="Image423" text:anchor-type="as-char" svg:width="6.9236in" svg:height="6.9236in" draw:z-index="0">
<draw:image xlink:href="../Images/AРМІЯINFORM/2023-05-08T93-00-00-04-00/06-1-1-150x150.jpg" xlink:type="simple" xlink:show="embed" xlink:actuate="onLoad" draw:mime-type="image/jpeg"/>
</draw:frame>
</text:a>
</text:p>
      <text:p text:style-name="P4">
<text:a xlink:type="simple" xlink:href="https://armyinform.com.ua/wp-content/uploads/2023/05/07-3.jpg" text:style-name="Internet_20_link" text:visited-style-name="Visited_20_Internet_20_Link">
<draw:frame draw:style-name="fr1" draw:name="Image424" text:anchor-type="as-char" svg:width="6.9236in" svg:height="6.9236in" draw:z-index="0">
<draw:image xlink:href="../Images/AРМІЯINFORM/2023-05-08T93-00-00-04-00/07-3-150x150.jpg" xlink:type="simple" xlink:show="embed" xlink:actuate="onLoad" draw:mime-type="image/jpeg"/>
</draw:frame>
</text:a>
 - 今天，我们尊重为我们的自由，独立的英雄。 不幸的是，这场战争会尽力而为，但是您的家人和亲人将永远与我们同在。 这不仅是您的损失，而且是我们每个人的损失。 Vyacheslav Chaus说，我们一定会在这场残酷的战争中获胜。</text:p>
      <text:p text:style-name="P4">
_ <text:span text:style-name="T4">
作者的照片</text:span>
 _</text:p>
      <text:p text:style-name="P4">
News Source: <text:a xlink:type="simple" xlink:href="https://armyinform.com.ua/2023/05/08/u-chernigovi-vshanuvaly-chleniv-rodyn-zagyblyh-geroyiv/" text:style-name="Internet_20_link" text:visited-style-name="Visited_20_Internet_20_Link">
https://armyinform.com.ua/2023/05/08/u-chernigovi-vshanuvaly-chleniv-rodyn-zagyblyh-geroyiv/</text:a>
</text:p>
      <!--NEWS-->
      <text:h text:style-name="P10" text:outline-level="1">
<text:span text:style-name="T4">
俄罗斯人有一项战术任务来捕获Marinka并阻止Avdiivka的物流供应-Valery Shershen</text:span>
</text:h>
      <text:p text:style-name="P4">
作者: ['Оксана Іванець']</text:p>
      <text:p text:style-name="P4">
时间: 2023-05-08T94:00:00-04:00</text:p>
      <text:p text:style-name="P4">
描述: 在Tavriyskoye，Vorog在即将到来的死亡中是一场沉没的Zhevati Zuill ...与2022年乌克兰的战争，与乌克兰的战争是今天的最新新闻，这是与乌克兰2022年的新闻战争，今天将在今天进行战争，将在今天进行战争，将会发生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5/shershen.jpg" text:style-name="Internet_20_link" text:visited-style-name="Visited_20_Internet_20_Link">
shershen.jpg</text:a>
']</text:p>
      <text:p text:style-name="P4">
标签: ['STOPRUSSIA', 'АГРЕСІЯ РФ']</text:p>
      <text:p text:style-name="P4">
类别: News</text:p>
      <!--METADATA-->
      <text:p text:style-name="P4">
<draw:frame draw:style-name="fr1" draw:name="Image425" text:anchor-type="as-char" svg:width="6.9236in" svg:height="3.921331in" draw:z-index="0">
<draw:image xlink:href="../Images/AРМІЯINFORM/2023-05-08T94-00-00-04-00/shershen.jpg" xlink:type="simple" xlink:show="embed" xlink:actuate="onLoad" draw:mime-type="image/jpeg"/>
</draw:frame>
在塔夫里亚(Tavria)的方向上，敌人继续专注于Marinka和Avdiivka地区的进攻事件。 在Zaporizhhya的方向上，入侵者在Novopavlivka地区和Orikhove中进行了积极的防御。 Valery Shershn，Valery Shershn对此进行了报道。</text:p>
      <text:p text:style-name="P4">
据演讲者称，俄罗斯人的战术任务是将Marinka Tasblot捕捉到Avdiivka的物流供应。</text:p>
      <ul>
        <li>
在最后一天，敌人26次攻击乌克兰朝塔夫里亚(Tavriya)方向攻击。 记录了376个炮击，其中包括20多个定居点。 结果，当地人，平民和关键基础设施被摧毁。 瓦莱·谢尔什(Valery Shershn)说，敌人在13个aviar上受到了判决。</li>
      </ul>
      <text:p text:style-name="P4">
反过来，国防军对占领者做出了不错的反应 - 乌克兰部队完成了644次战斗任务，导致敌人在公司附近失去了受伤的人员，摧毁了16种单人军事武器和敌方设备。</text:p>
      <text:p text:style-name="P4">
此外，塔夫里斯卡亚(Tavriyskaya)联合出版社国防军中心的发言人是，在Zaporozhye的方向上，入侵者的方向占据了恐慌情绪的盛行 - 他们离开了挤压职位，并恐吓了反俄国部队的当地人。</text:p>
      <ul>
        <li>
目前在强迫职业中的每个人都有唯一的目的 - 挽救他们的生命。 有必要尽可能小心，再次不模拟俄罗斯军队的眼睛，以免被俄罗斯的吸力强迫出口，或者不要遭受入侵者的行为， - 。</li>
      </ul>
      <text:p text:style-name="P4">
News Source: <text:a xlink:type="simple" xlink:href="https://armyinform.com.ua/2023/05/08/rosiyany-mayut-taktychne-zavdannya-zahopyty-maryinku-ta-zablokuvaty-logistychne-postachannya-avdiyivky-valerij-shershen/" text:style-name="Internet_20_link" text:visited-style-name="Visited_20_Internet_20_Link">
https://armyinform.com.ua/2023/05/08/rosiyany-mayut-taktychne-zavdannya-zahopyty-maryinku-ta-zablokuvaty-logistychne-postachannya-avdiyivky-valerij-shershen/</text:a>
</text:p>
      <!--NEWS-->
      <text:h text:style-name="P10" text:outline-level="1">
<text:span text:style-name="T4">
立陶宛总统呼吁增加对乌克兰和欧盟安全资金的援助</text:span>
</text:h>
      <text:p text:style-name="P4">
作者: ['АРМІЯINFORM']</text:p>
      <text:p text:style-name="P4">
时间: 2023-05-08T95:00:00-04:00</text:p>
      <text:p text:style-name="P4">
描述: 立陶宛总统吉塔纳斯·纳奇达（Gitanas Nauceda），贾米尔·菲尼诺夫斯科夫·皮德斯科夫·乌克兰（uknskiykh ukrainian），乌克兰2022年与乌克兰的战争，与乌克兰的最新新闻，与乌克兰的新闻战争，今天与乌克兰2022年与乌克兰的新闻战争，今天与乌克兰的新闻战争，乌克兰与乌克兰之间的战争将于乌克兰和俄罗斯之间进行战争与乌克兰的战争将是不久的</text:p>
      <text:p text:style-name="P4">
图片: ['<text:a xlink:type="simple" xlink:href="https://armyinform.com.ua/wp-content/uploads/2023/05/fvm9axdwyam3xx6.jpg" text:style-name="Internet_20_link" text:visited-style-name="Visited_20_Internet_20_Link">
fvm9axdwyam3xx6.jpg</text:a>
']</text:p>
      <text:p text:style-name="P4">
标签: ['АГРЕСІЯ РФ', 'ВІЙНА', 'ПРЕЗИДЕНТ ЛИТВИ ГІТАНАС НАУСЕДА', 'СВІТ ПІДТРИМУЄ УКРАЇНУ']</text:p>
      <text:p text:style-name="P4">
类别: News</text:p>
      <!--METADATA-->
      <text:p text:style-name="P4">
<draw:frame draw:style-name="fr1" draw:name="Image426" text:anchor-type="as-char" svg:width="6.9236in" svg:height="4.619132in" draw:z-index="0">
<draw:image xlink:href="../Images/AРМІЯINFORM/2023-05-08T95-00-00-04-00/fvm9axdwyam3xx6.jpg" xlink:type="simple" xlink:show="embed" xlink:actuate="onLoad" draw:mime-type="image/jpeg"/>
</draw:frame>
立陶宛总统希达纳斯·纳塞达(Hitanas Naudeda)呼吁增加对乌克兰和欧盟安全资金的财政支持。</text:p>
      <text:p text:style-name="P4">
他说](https://twitter.com/GitanasNauseda/status/1655563315249135617?cxt=HHwWgoC-yYmE3_ktAAAA)在与Yannes Ghan的预算和管理与欧洲专员的对话中。</text:p>
      <text:p text:style-name="P4">
“与约翰内斯·甘(Johannes Gan)的富有成效的会议。 重要的是要确保足够的融资用于可持续发展，经济转型和安全。 Alenai的优先事项是乌克兰对俄罗斯残留的侵略和战争中的胜利的财政支持的增加。”证词写道。</text:p>
      <text:p text:style-name="P4">
News Source: <text:a xlink:type="simple" xlink:href="https://armyinform.com.ua/2023/05/08/prezydent-lytvy-zaklykav-zbilshyty-dopomogu-ukrayini-i-finansuvannya-bezpeky-yes/" text:style-name="Internet_20_link" text:visited-style-name="Visited_20_Internet_20_Link">
https://armyinform.com.ua/2023/05/08/prezydent-lytvy-zaklykav-zbilshyty-dopomogu-ukrayini-i-finansuvannya-bezpeky-yes/</text:a>
</text:p>
      <!--NEWS-->
      <text:h text:style-name="P10" text:outline-level="1">
<text:span text:style-name="T4">
乌克兰总统：乌克兰人在防御俄罗斯侵略方面取得的成功是对其他侵略的解毒剂</text:span>
</text:h>
      <text:p text:style-name="P4">
作者: ['АРМІЯINFORM']</text:p>
      <text:p text:style-name="P4">
时间: 2023-05-08T96:00:00-04:00</text:p>
      <text:p text:style-name="P4">
描述: 乌克兰人在捍卫相反的侵略的假设 - 显然，与乌克兰2022年的战争，与乌克兰与乌克兰的最新新闻战争，《与乌克兰的新闻战争》，2022年的新闻战争，乌克兰和俄罗斯的最后一场战争，何时与战争，战争，战争，战争，战争，战争，战争他们说，乌克兰在2022年将在不久的将来与乌克兰战争，他们说，今天与乌克兰的战争，今天的乌克兰新闻，乌克兰的新闻，乌克兰媒体在俄罗斯的乌克兰媒体</text:p>
      <text:p text:style-name="P4">
图片: ['<text:a xlink:type="simple" xlink:href="https://armyinform.com.ua/wp-content/uploads/2023/05/78457fdcc6c177385d0310f0dea30fc4_1683571287_extra_large.png" text:style-name="Internet_20_link" text:visited-style-name="Visited_20_Internet_20_Link">
78457fdcc6c177385d0310f0dea30fc4_1683571287_extra_large.png</text:a>
']</text:p>
      <text:p text:style-name="P4">
标签: ['ВОЛОДИМИР ЗЕЛЕНСЬКИЙ', 'ЗВЕРНЕННЯ', 'ПРЕЗИДЕНТ УКРАЇНИ']</text:p>
      <text:p text:style-name="P4">
类别: News</text:p>
      <!--METADATA-->
      <text:p text:style-name="P4">
<draw:frame draw:style-name="fr1" draw:name="Image427" text:anchor-type="as-char" svg:width="6.9236in" svg:height="3.865677in" draw:z-index="0">
<draw:image xlink:href="../Images/AРМІЯINFORM/2023-05-08T96-00-00-04-00/78457fdcc6c177385d0310f0dea30fc4_1683571287_extra_large.png" xlink:type="simple" xlink:show="embed" xlink:actuate="onLoad" draw:mime-type="image/png"/>
</draw:frame>
乌克兰人在捍卫俄罗斯侵略方面的成功是反对其他侵略的反对。 世界必须看到自由人民能够保护坟墓免受入侵者的侵害。</text:p>
      <text:p text:style-name="P4">
乌克兰Volodymyr Zelenskyy总裁<text:a xlink:type="simple" xlink:href="https://www.president.gov.ua/news/uspihi-ukrayinciv-v-oboroni-proti-rosijskoyi-agresiyi-ce-ant-82769" text:style-name="Internet_20_link" text:visited-style-name="Visited_20_Internet_20_Link">
Said</text:a>
在他们对乌克兰人的讲话中。</text:p>
      <text:p text:style-name="P4">
“我们可以 - 因此其他人将能够。 如果他们大胆地行事，那么自我训练以及与其他自由民族的行为。 感谢每个给乌克兰这个结果的Cheuvino!感谢每个帮助效率所需的战士的合作伙伴!”  - 这是一个证明。</text:p>
      <text:p text:style-name="P4">
国家元首感谢捍卫者保护乌克兰的天空和领土。</text:p>
      <text:p text:style-name="P4">
“首先，我要感谢我们的士兵。 那些保护乌克兰天空，安迪姆的人，为乌克兰而击败了乌克兰。</text:p>
      <text:p text:style-name="P4">
我们的天空捍卫者是空军的战斗机和其他涉及防御火箭和沙赫恐怖分子的部队 - 如今，是研究员!不仅激发了我们的灵感。 合作伙伴看到乌克兰人的能力，我们手中的武器是什么，当我们为我们的共同安全行事时，我们对我们有效。”他说。</text:p>
      <text:p text:style-name="P4">
乌克兰总统指出了第96基辅反射导弹旅的士兵。</text:p>
      <text:p text:style-name="P4">
“当然，今天，与往常一样，我感谢我们与最残酷目的地打击的部队。 Marinka，Bakhmut，Avdiivka ...我感谢每个保护乌克兰在那里的英勇和可持续性的人!占领者已经从领导者身上重新安排了一些常规任务，以肯定地搬到……好吧，这意味着尽管我们的英雄们一如既往地摧毁占领者，但弗拉基米尔·泽伦斯基(Vladimir Zelensky)补充说。</text:p>
      <text:p text:style-name="P4">
News Source: <text:a xlink:type="simple" xlink:href="https://armyinform.com.ua/2023/05/08/prezydent-ukrayiny-uspihy-ukrayincziv-v-oboroni-proty-agresiyi-rf-cze-antydot-proty-inshyh-agresij/" text:style-name="Internet_20_link" text:visited-style-name="Visited_20_Internet_20_Link">
https://armyinform.com.ua/2023/05/08/prezydent-ukrayiny-uspihy-ukrayincziv-v-oboroni-proty-agresiyi-rf-cze-antydot-proty-inshyh-agresij/</text:a>
</text:p>
      <!--NEWS-->
      <text:h text:style-name="P10" text:outline-level="1">
<text:span text:style-name="T4">
Verkhovna Rada讨论了财务安全问题和向军队支付额外薪酬的问题</text:span>
</text:h>
      <text:p text:style-name="P4">
作者: ['АРМІЯINFORM']</text:p>
      <text:p text:style-name="P4">
时间: 2023-05-08T97:00:00-04:00</text:p>
      <text:p text:style-name="P4">
描述: Verkhovniy Radi乌克兰人是由遗忘Taplaty Dodatkovo的一分钱讨论的...与2022年乌克兰的战争，与乌克兰的战争是今天的最新新闻，这是今天与乌克兰2022年的新闻战争，今天将在今天发生战争他们说，乌克兰和俄罗斯以及2022年与乌克兰的战争是在与乌克兰在不久的将来与乌克兰发生战争的时候在俄罗斯</text:p>
      <text:p text:style-name="P4">
图片: ['<text:a xlink:type="simple" xlink:href="https://armyinform.com.ua/wp-content/uploads/2023/05/2023-05-08_134128.png" text:style-name="Internet_20_link" text:visited-style-name="Visited_20_Internet_20_Link">
2023-05-08_134128.png</text:a>
']</text:p>
      <text:p text:style-name="P4">
标签: ['STOPRUSSIA', 'АГРЕСІЯ РФ', 'ВЕРХОВНА РАДА УКРАЇНИ', 'ВТОРГНЕННЯ РФ']</text:p>
      <text:p text:style-name="P4">
类别: News</text:p>
      <!--METADATA-->
      <text:p text:style-name="P4">
<draw:frame draw:style-name="fr1" draw:name="Image428" text:anchor-type="as-char" svg:width="6.9236in" svg:height="4.992981in" draw:z-index="0">
<draw:image xlink:href="../Images/AРМІЯINFORM/2023-05-08T97-00-00-04-00/2023-05-08_134128.png" xlink:type="simple" xlink:show="embed" xlink:actuate="onLoad" draw:mime-type="image/png"/>
</draw:frame>
说明性照片</text:p>
      <text:p text:style-name="P4">
乌克兰的Verkhovna Rada讨论了金融安全和军事报酬的问题。</text:p>
      <text:p text:style-name="P4">
关于它<text:a xlink:type="simple" xlink:href="https://www.rada.gov.ua/news/razom/236240.html" text:style-name="Internet_20_link" text:visited-style-name="Visited_20_Internet_20_Link">
报告</text:a>
VRU新闻服务。</text:p>
      <text:p text:style-name="P4">
是的，参与者特别讨论了一系列问题：</text:p>
      <text:p text:style-name="P4">
<text:span text:style-name="T5">
提高要求应征兵役人员的工资水平(不低于最低工资水平); </text:span>
增加对高级军事机构和有军事训练部队的教育机构的学员的奖学金规模(不低于平民大学的奖学金水平); <text:span text:style-name="T5">
提高讲师的货币供应水平； </text:span>
统一各种国防和安全部队所有结构的军人的报酬(命令)现金; *尤其是额外薪酬的付款，是为进攻付款的立法理由创造立法理由。</text:p>
      <text:p text:style-name="P4">
工作组还讨论了对军人家庭的赔偿有问题的问题，他们被认为是缺失和对军人的养老金索引。 此外，有人建议在戒严期间以右手转向的车辆的军事单位进行注册问题，并简化编写适当设备的程序。</text:p>
      <text:p text:style-name="P4">
单独讨论了从兵役中解雇某些类别服务的问题。</text:p>
      <text:p text:style-name="P4">
如前所述，联合工作的结果应是命令这些问题的立法变更的“刺激措施”。</text:p>
      <text:p text:style-name="P4">
该工作组特别包括国防部的代表，武装部队的总参谋部，乌克兰的外国情报局，乌克兰的安全局，古尔·MU。</text:p>
      <text:p text:style-name="P4">
News Source: <text:a xlink:type="simple" xlink:href="https://armyinform.com.ua/2023/05/08/robocha-grupa-obgovoryla-pytannya-groshovogo-zabezpechennya-ta-vyplaty-dodatkovoyi-vynagorody-vijskovym/" text:style-name="Internet_20_link" text:visited-style-name="Visited_20_Internet_20_Link">
https://armyinform.com.ua/2023/05/08/robocha-grupa-obgovoryla-pytannya-groshovogo-zabezpechennya-ta-vyplaty-dodatkovoyi-vynagorody-vijskovym/</text:a>
</text:p>
      <!--NEWS-->
      <text:h text:style-name="P10" text:outline-level="1">
<text:span text:style-name="T4">
乌克兰正在准备一种特殊的行动系统，该系统将有助于更快地交换领土</text:span>
</text:h>
      <text:p text:style-name="P4">
作者: ['АРМІЯINFORM']</text:p>
      <text:p text:style-name="P4">
时间: 2023-05-08T98:00:00-04:00</text:p>
      <text:p text:style-name="P4">
描述: 乌克兰Volodymyr Zelensky总统在Vechirnoma Zverninni Vice，Scho Proviv Narada ...与乌克兰2022年的战争，与乌克兰的《今日与乌克兰的最新新闻》，《与乌克兰新闻》（News Wars War War War War War）一起，今天与乌克兰2022年的《新闻战》，乌克兰和俄罗斯之间的战争会发生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162894-1_large.jpg" text:style-name="Internet_20_link" text:visited-style-name="Visited_20_Internet_20_Link">
162894-1_large.jpg</text:a>
']</text:p>
      <text:p text:style-name="P4">
标签: ['ВОЛОДИМИР ЗЕЛЕНСЬКИЙ', 'ЗВЕРНЕННЯ', 'ПРЕЗИДЕНТ УКРАЇНИ']</text:p>
      <text:p text:style-name="P4">
类别: News</text:p>
      <!--METADATA-->
      <text:p text:style-name="P4">
<draw:frame draw:style-name="fr1" draw:name="Image429" text:anchor-type="as-char" svg:width="6.9236in" svg:height="3.956343in" draw:z-index="0">
<draw:image xlink:href="../Images/AРМІЯINFORM/2023-05-08T98-00-00-04-00/162894-1_large.jpg" xlink:type="simple" xlink:show="embed" xlink:actuate="onLoad" draw:mime-type="image/jpeg"/>
</draw:frame>
乌克兰沃罗迪米尔·泽伦斯基(Ukraine Volodymyr Zelensky)在晚上的讲话中报告说，他在乌克兰的Demining开会。</text:p>
      <text:p text:style-name="P4">
关于它<text:a xlink:type="simple" xlink:href="https://www.president.gov.ua/news/uspihi-ukrayinciv-v-oboroni-proti-rosijskoyi-agresiyi-ce-ant-82769" text:style-name="Internet_20_link" text:visited-style-name="Visited_20_Internet_20_Link">
报告</text:a>
乌克兰总统办公室。</text:p>
      <text:p text:style-name="P4">
他指出，乌克兰正在准备一种特殊的行动体系，该系统将有助于在占领之后更快地改变领土。</text:p>
      <text:p text:style-name="P4">
“截至目前，我们领土上有1.7万平方公里的公里被矿山和弹药包裹着。 总的来说，这是通过参与限制非常不愉快的 - 他们说，了解这种威胁需要数十年的时间。 我们必须更快地做。 我们还准备了一种特殊的动作系统，这将有助于更快地改变新的后邮政区域。 我们正在与合作伙伴积极合作，以增加我们的可能性。 在技​​术中，制备袋和烟火技术。 拥有经验，拥有技术，具有支持的财务能力的全球所有人，我们将合作使乌克兰再次清洁红色 - 俄罗斯矿山。”</text:p>
      <text:p text:style-name="P4">
Volodymyr Zelensky举行了另一次会议 - 安全性，这涉及乌克兰的基本安全概念的发展。</text:p>
      <text:p text:style-name="P4">
“我们将全面回答该国的所有安全问题。 在立法层面，在政府决策层面上，在特定的实际问题上。 从保护边界到学校的新安全条件，从基础设施安全到经济的安全到确保我们的人民这样的保护恐怖的真正能力，这是世界上最先进的国家。 所有这些都将介绍。 所有这些都将实现。”乌克兰总统保证。</text:p>
      <text:p text:style-name="P4">
News Source: <text:a xlink:type="simple" xlink:href="https://armyinform.com.ua/2023/05/08/ukrayina-gotuye-speczialnu-systemu-dij-yaka-dopomozhe-shvydshe-rozminovuvaty-terytoriyi/" text:style-name="Internet_20_link" text:visited-style-name="Visited_20_Internet_20_Link">
https://armyinform.com.ua/2023/05/08/ukrayina-gotuye-speczialnu-systemu-dij-yaka-dopomozhe-shvydshe-rozminovuvaty-terytoriyi/</text:a>
</text:p>
      <!--NEWS-->
      <text:h text:style-name="P10" text:outline-level="1">
<text:span text:style-name="T4">
德国大使在PAM上’</text:span>
</text:h>
      <text:p text:style-name="P4">
作者: ['АРМІЯINFORM']</text:p>
      <text:p text:style-name="P4">
时间: 2023-05-08T99:00:00-04:00</text:p>
      <text:p text:style-name="P4">
描述: Nimuccini大使在Pam'yati日到乌克兰的Anka Feldguzen，Vidvist的和解...与乌克兰2022年的战争，与乌克兰的最新新闻，今天与乌克兰2022年的新闻战争，乌克兰和俄罗斯之间的战争，将在乌克兰和俄罗斯之间进行战争当他们在2022年与乌克兰进行战争时，他们说，在不久的将来，乌克兰是否会与乌克兰进行战争</text:p>
      <text:p text:style-name="P4">
图片: ['<text:a xlink:type="simple" xlink:href="https://armyinform.com.ua/wp-content/uploads/2023/05/fvnrvvgxsayfgx6.jpg" text:style-name="Internet_20_link" text:visited-style-name="Visited_20_Internet_20_Link">
fvnrvvgxsayfgx6.jpg</text:a>
']</text:p>
      <text:p text:style-name="P4">
标签: ['АНКА ФЕЛЬДГУЗЕН', 'МОЩУН']</text:p>
      <text:p text:style-name="P4">
类别: News</text:p>
      <!--METADATA-->
      <text:p text:style-name="P4">
<draw:frame draw:style-name="fr1" draw:name="Image430" text:anchor-type="as-char" svg:width="6.9236in" svg:height="6.772853in" draw:z-index="0">
<draw:image xlink:href="../Images/AРМІЯINFORM/2023-05-08T99-00-00-04-00/fvnrvvgxsayfgx6.jpg" xlink:type="simple" xlink:show="embed" xlink:actuate="onLoad" draw:mime-type="image/jpeg"/>
</draw:frame>
在纪念与和解的那天，德国驻乌克兰安卡·菲尔贡(Anka Felguzen)拜访了村庄战争期间的受害者<text:a xlink:type="simple" xlink:href="https://armyinform.com.ua/2023/03/21/bytva-za-moshhun-stala-odnym-iz-perelomnyh-momentiv-v-istoriyi-suchasnoyi-ukrayiny-glava-derzhavy/" text:style-name="Internet_20_link" text:visited-style-name="Visited_20_Internet_20_Link">
Moshchun</text:a>
UKIIV地区。</text:p>
      <text:p text:style-name="P4">
关于它<text:a xlink:type="simple" xlink:href="https://twitter.com/AnkaFeldhusen/status/1655613107828408320" text:style-name="Internet_20_link" text:visited-style-name="Visited_20_Internet_20_Link">
写</text:a>
在Twitter中。</text:p>
      <text:p text:style-name="P4">
“射门树就像纪念馆，在2022年3月，有许多人被杀害，保护其祖国。 1943年，红军和Wehrmacht之间在这里举行了一条线。 今天，我在这里纪念78年前的第二次世界大战。”消息写道。</text:p>
      <text:p text:style-name="Quotations">

<text:p text:style-name="P4">
Moshchun：射击树就像纪念馆一样，有许多人被杀，&gt;
在2022年3月保护其故乡。 1943年，红军和Wehrmacht之间举行了前线。 在这里，我很荣幸&gt;
 78年前第二次世界大战的结束。&gt;
 <text:a xlink:type="simple" xlink:href="https://t.co/9QN9W277aT" text:style-name="Internet_20_link" text:visited-style-name="Visited_20_Internet_20_Link">
pic.twitter.com/9QN9W2777AT</text:a>
&gt;
&gt;
 -Duck Feldhusen(@ankafeldhusen)<text:a xlink:type="simple" xlink:href="https://twitter.com/AnkaFeldhusen/status/1655613107828408320" text:style-name="Internet_20_link" text:visited-style-name="Visited_20_Internet_20_Link">
5月8日，&gt;
 2023</text:a>
</text:p>

</text:p>
      <text:p text:style-name="P4">
News Source: <text:a xlink:type="simple" xlink:href="https://armyinform.com.ua/2023/05/08/posol-nimechchyny-u-den-pamyati-ta-prymyrennya-vidvidala-selo-moshhun/" text:style-name="Internet_20_link" text:visited-style-name="Visited_20_Internet_20_Link">
https://armyinform.com.ua/2023/05/08/posol-nimechchyny-u-den-pamyati-ta-prymyrennya-vidvidala-selo-moshhun/</text:a>
</text:p>
      <!--NEWS-->
      <text:h text:style-name="P10" text:outline-level="1">
<text:span text:style-name="T4">
UPL：第26轮将在Dynamo Stadium以Lobanovsky的名字命名</text:span>
</text:h>
      <text:p text:style-name="P4">
作者: Ukrinform (Person)</text:p>
      <text:p text:style-name="P4">
出版商: Укринформ (Organization)</text:p>
      <text:p text:style-name="P4">
出版时间: 2023-05-09T-32:18:19+03:00</text:p>
      <text:p text:style-name="P4">
修改时间: 2023-05-09T00:18:19+03:00</text:p>
      <text:p text:style-name="P4">
描述: 国内足球俱乐部将继续在26轮乌克兰英超冠军赛中挣扎，该冠军将于5月13日至15日举行。  - 乌克林。</text:p>
      <text:p text:style-name="P4">
图片: ["<text:a xlink:type="simple" xlink:href="https://static.ukrinform.com/photos/2023_05/thumb_files/630_360_1683580356-398.jpg" text:style-name="Internet_20_link" text:visited-style-name="Visited_20_Internet_20_Link">
630_360_16835...</text:a>
"]</text:p>
      <text:p text:style-name="P4">
标签: ['Футбол', "Прем'єр-ліга"]</text:p>
      <text:p text:style-name="P4">
类型: Article</text:p>
      <!--METADATA-->
      <text:p text:style-name="P4">
<draw:frame draw:style-name="fr1" draw:name="Image431" text:anchor-type="as-char" svg:width="6.9236in" svg:height="3.956343in" draw:z-index="0">
<draw:image xlink:href="../Images/yкринформ/2023-05-09T-32-18-19-03-00/630_360_1683580356-398.jpg" xlink:type="simple" xlink:show="embed" xlink:actuate="onLoad" draw:mime-type="image/jpeg"/>
</draw:frame>
国内足球俱乐部将继续在26轮英超联赛的乌克兰杯乌克兰杯中继续战斗，该杯将于5月13日至15日举行。</text:p>
      <text:p text:style-name="P4">
5月13日，星期五，这次巡回演出将在迪纳摩体育场(Dynamo Stadium)举行，名为“洛巴诺夫斯基(Lobanovsky)”，在14.00时，基辅迪纳摩(Kyiv Dynamo)和敖德萨·切尔诺莫(Odessa Chernomorets)的球员将见面。</text:p>
      <text:p text:style-name="P4">
第一场比赛当天将继续来自彼得罗夫和顿涅茨克·沙赫塔尔(17.00).</text:p>
      <text:p text:style-name="P4">
У неділю, 14 травня, тур продовжиться матчами харківського «Металіста» ізлуганською «Зорею» (13.00)，LVIV与Poltava Vorskla(13.00)，Rivne“ Heather”与Kharkiv“ Metalist 1925”(14.00)，Kryvyi rih“ Kryvbas”与LVIV“运动”(15.00).</text:p>
      <text:p text:style-name="P4">
У понеділок, 15 травня, зійдуться закарпатський «Минай» та «Дніпро-1» (13.00)，Kovalivsky“ Kolos”和“ Alexandria”(15.00).</text:p>
      <text:p text:style-name="P4">
<text:span text:style-name="T4">
Читайте також:</text:span>
 <text:a xlink:type="simple" xlink:href="https://www.ukrinform.ua/rubric-sports/3706511-upl-klimcuk-ta-ponomarov-najkrasi-u-25mu-turi.html" text:style-name="Internet_20_link" text:visited-style-name="Visited_20_Internet_20_Link">
 </text:a>
Shakhtar领先UPL积分榜，他有60分(25场比赛后)然后-dnipro -1-57(24)，Zorya -55(25)，«dynamo»-50(25)，亚历山大-38(24)，“ kolos” -33(25)，克里夫巴斯-32(25)，Vorskla -30(25)...</text:p>
      <text:p text:style-name="P4">
Фото: fcdynamo.com.</text:p>
      <text:p text:style-name="P4">
News Source: <text:a xlink:type="simple" xlink:href="https://www.ukrinform.ua/rubric-sports/3706516-upl-26j-tur-rozpocnetsa-na-stadioni-dinamo-imeni-lobanovskogo.html" text:style-name="Internet_20_link" text:visited-style-name="Visited_20_Internet_20_Link">
https://www.ukrinform.ua/rubric-sports/3706516-upl-26j-tur-rozpocnetsa-na-stadioni-dinamo-imeni-lobanovskogo.html</text:a>
</text:p>
      <!--NEWS-->
      <text:h text:style-name="P10" text:outline-level="1">
<text:span text:style-name="T4">
ЄС звинуватив режим лукашенка у смерті блогера, ув'язненого за карикатуру</text:span>
</text:h>
      <text:p text:style-name="P4">
作者: Ukrinform (Person)</text:p>
      <text:p text:style-name="P4">
出版商: Укринформ (Organization)</text:p>
      <text:p text:style-name="P4">
出版时间: 2023-05-09T-34:14:00+03:00</text:p>
      <text:p text:style-name="P4">
修改时间: 2023-05-09T00:14:00+03:00</text:p>
      <text:p text:style-name="P4">
描述: 欧盟因白俄罗斯反对派米科拉·克里莫维奇（Mykola Klimovich）的死亡而感到悲伤，后者因在卢卡申科（Lukashenko）的一部漫画而被定罪。  - 乌克林。</text:p>
      <text:p text:style-name="P4">
图片: ["<text:a xlink:type="simple" xlink:href="https://static.ukrinform.com/photos/2023_05/thumb_files/630_360_1683581022-662.jpeg" text:style-name="Internet_20_link" text:visited-style-name="Visited_20_Internet_20_Link">
630_360_16835...</text:a>
"]</text:p>
      <text:p text:style-name="P4">
标签: ['білорусь', 'Євросоюз', 'лукашенко', 'Смерть']</text:p>
      <text:p text:style-name="P4">
类型: Article</text:p>
      <!--METADATA-->
      <text:p text:style-name="P4">
<draw:frame draw:style-name="fr1" draw:name="Image432" text:anchor-type="as-char" svg:width="6.9236in" svg:height="3.951347in" draw:z-index="0">
<draw:image xlink:href="../Images/yкринформ/2023-05-09T-34-14-00-03-00/630_360_1683581022-662.jpeg" xlink:type="simple" xlink:show="embed" xlink:actuate="onLoad" draw:mime-type="image/jpeg"/>
</draw:frame>
欧盟与克里莫维奇的白俄罗斯反对派死亡有关，克里莫维奇被定罪了卢卡申科的卡通罪。</text:p>
      <text:p text:style-name="P4">
根据乌克林福姆的说法，这在欧盟发言人的声明中指出，其全文的全文发表在[]上。(http://www.eeas.europa.eu/eeas/belarus-statement-spokesperson-death-political-prisoner-mikalai-klimovich_en?channel=eeas_press_alerts&amp;date=2023-05-08&amp;newsid=0&amp;langid=en&amp;source=mail)欧洲外国行动局。</text:p>
      <text:p text:style-name="P4">
“尼古拉斯·克里莫维奇(Nicholas Klimovich)的去世是完全不尊重该政权为人民权利的另一个证据。 这也表明白俄罗斯对国际法的不尊重，并呼吁国际社会吸引毫无意义的镇压。”欧盟发言人强调。</text:p>
      <text:p text:style-name="P4">
他回忆说，联合国人权委员会在三月份通过了一项决议，对需要医疗援助的白俄罗斯囚犯表示焦虑，并呼吁出于人道主义原因立即将其释放。</text:p>
      <text:p text:style-name="P4">
“欧盟确认要求确保维克多·巴巴里克(Viktor Babarik)总统立即访问前候选人的要求。 欧盟还回答了2021年5月21日政治犯Ashurka死亡的案件和情况的调查。 欧盟重复了所有政治犯的立即标签的要求。 欧盟将继续努力确保对受害者的公平正义和对Zlochyn的责任。”声明说。</text:p>
      <text:p text:style-name="P4">
<text:span text:style-name="T4">
另请阅读：</text:span>
 <text:a xlink:type="simple" xlink:href="https://www.ukrinform.ua/rubric-world/3701674-pare-privitala-order-mks-na-arest-putina-ta-zaklikala-pokarati-takoz-lukasenka.html" text:style-name="Internet_20_link" text:visited-style-name="Visited_20_Internet_20_Link">
<text:span text:style-name="T4">
 lukashenko </text:span>
</text:a>
据报道，在Vitebsk菌落№3<text:a xlink:type="simple" xlink:href="http://www.ukrinform.ua/rubric-world/3706055-u-biloruskij-kolonii-pomer-bloger-zasudzenij-cerez-karikaturu-na-lukasenka.html" text:style-name="Internet_20_link" text:visited-style-name="Visited_20_Internet_20_Link">
</text:a>
来自Pinskaya Mykola Klimovich。 他被判处一年的殖民地，并对卢卡申科在社交网络上的卡通产生了赞扬</text:p>
      <text:p text:style-name="P4">
2月28日，克里莫维奇(Klimovich)因心脏问题而有第二个残疾小组，被判处一年的殖民地，以了解卢卡申科(Lukashenko)的形象。</text:p>
      <text:p text:style-name="P4">
<text:span text:style-name="T5">
foto：spring96.org</text:span>
</text:p>
      <text:p text:style-name="P4">
News Source: <text:a xlink:type="simple" xlink:href="https://www.ukrinform.ua/rubric-world/3706518-es-zvinuvativ-rezim-lukasenka-u-smerti-blogera-zasudzenogo-za-karikaturu.html" text:style-name="Internet_20_link" text:visited-style-name="Visited_20_Internet_20_Link">
https://www.ukrinform.ua/rubric-world/3706518-es-zvinuvativ-rezim-lukasenka-u-smerti-blogera-zasudzenogo-za-karikaturu.html</text:a>
</text:p>
      <!--NEWS-->
      <text:h text:style-name="P10" text:outline-level="1">
<text:span text:style-name="T4">
欧盟指责卢卡申科的政权是博客囚犯的死亡</text:span>
</text:h>
      <text:p text:style-name="P4">
作者: Ukrinform (Person)</text:p>
      <text:p text:style-name="P4">
出版商: Укринформ (Organization)</text:p>
      <text:p text:style-name="P4">
出版时间: 2023-05-09T00:14:00+03:00</text:p>
      <text:p text:style-name="P4">
修改时间: 2023-05-09T00:14:00+03:00</text:p>
      <text:p text:style-name="P4">
描述: 欧盟因白俄罗斯反对派米科拉·克里莫维奇（Mykola Klimovich）的死亡而感到悲伤，后者因在卢卡申科（Lukashenko）的一部漫画而被定罪。  - 乌克林。</text:p>
      <text:p text:style-name="P4">
图片: ["<text:a xlink:type="simple" xlink:href="https://static.ukrinform.com/photos/2023_05/thumb_files/630_360_1683581022-662.jpeg" text:style-name="Internet_20_link" text:visited-style-name="Visited_20_Internet_20_Link">
630_360_16835...</text:a>
"]</text:p>
      <text:p text:style-name="P4">
标签: ['білорусь', 'Євросоюз', 'лукашенко', 'Смерть']</text:p>
      <text:p text:style-name="P4">
类型: Article</text:p>
      <!--METADATA-->
      <text:p text:style-name="P4">
<draw:frame draw:style-name="fr1" draw:name="Image433" text:anchor-type="as-char" svg:width="6.9236in" svg:height="3.951347in" draw:z-index="0">
<draw:image xlink:href="../Images/yкринформ/2023-05-09T00-14-00-03-00/630_360_1683581022-662.jpeg" xlink:type="simple" xlink:show="embed" xlink:actuate="onLoad" draw:mime-type="image/jpeg"/>
</draw:frame>
欧盟与克里莫维奇的白俄罗斯反对派死亡有关，克里莫维奇被定罪了卢卡申科的卡通罪。</text:p>
      <text:p text:style-name="P4">
根据乌克林福姆的说法，这在欧盟发言人的声明中指出，其全文的全文发表在[]上。(http://www.eeas.europa.eu/eeas/belarus-statement-spokesperson-death-political-prisoner-mikalai-klimovich_en?channel=eeas_press_alerts&amp;date=2023-05-08&amp;newsid=0&amp;langid=en&amp;source=mail)欧洲外国行动局。</text:p>
      <text:p text:style-name="P4">
“尼古拉斯·克里莫维奇(Nicholas Klimovich)的去世是完全不尊重该政权为人民权利的另一个证据。 这也表明白俄罗斯对国际法的不尊重，并呼吁国际社会吸引毫无意义的镇压。”欧盟发言人强调。</text:p>
      <text:p text:style-name="P4">
他回忆说，联合国人权委员会在三月份通过了一项决议，对需要医疗援助的白俄罗斯囚犯表示焦虑，并呼吁出于人道主义原因立即将其释放。</text:p>
      <text:p text:style-name="P4">
“欧盟确认要求确保维克多·巴巴里克(Viktor Babarik)总统立即访问前候选人的要求。 欧盟还回答了2021年5月21日政治犯Ashurka死亡的案件和情况的调查。 欧盟重复了所有政治犯的立即标签的要求。 欧盟将继续努力确保对受害者的公平正义和对Zlochyn的责任。”声明说。</text:p>
      <text:p text:style-name="P4">
<text:span text:style-name="T4">
另请阅读：</text:span>
 <text:a xlink:type="simple" xlink:href="https://www.ukrinform.ua/rubric-world/3701674-pare-privitala-order-mks-na-arest-putina-ta-zaklikala-pokarati-takoz-lukasenka.html" text:style-name="Internet_20_link" text:visited-style-name="Visited_20_Internet_20_Link">
<text:span text:style-name="T4">
 lukashenko </text:span>
</text:a>
据报道，在Vitebsk菌落№3<text:a xlink:type="simple" xlink:href="http://www.ukrinform.ua/rubric-world/3706055-u-biloruskij-kolonii-pomer-bloger-zasudzenij-cerez-karikaturu-na-lukasenka.html" text:style-name="Internet_20_link" text:visited-style-name="Visited_20_Internet_20_Link">
</text:a>
来自Pinskaya Mykola Klimovich。 他被判处一年的殖民地，并对卢卡申科在社交网络上的卡通产生了赞扬</text:p>
      <text:p text:style-name="P4">
2月28日，克里莫维奇(Klimovich)因心脏问题而有第二个残疾小组，被判处一年的殖民地，以了解卢卡申科(Lukashenko)的形象。</text:p>
      <text:p text:style-name="P4">
<text:span text:style-name="T5">
foto：spring96.org</text:span>
</text:p>
      <text:p text:style-name="P4">
News Source: <text:a xlink:type="simple" xlink:href="https://www.ukrinform.ua/rubric-world/3706518-es-zvinuvativ-rezim-lukasenka-u-smerti-blogera-zasudzenogo-za-karikaturu.html" text:style-name="Internet_20_link" text:visited-style-name="Visited_20_Internet_20_Link">
https://www.ukrinform.ua/rubric-world/3706518-es-zvinuvativ-rezim-lukasenka-u-smerti-blogera-zasudzenogo-za-karikaturu.html</text:a>
</text:p>
      <!--NEWS-->
      <text:h text:style-name="P10" text:outline-level="1">
<text:span text:style-name="T4">
UPL：第26轮将在Dynamo Stadium以Lobanovsky的名字命名</text:span>
</text:h>
      <text:p text:style-name="P4">
作者: Ukrinform (Person)</text:p>
      <text:p text:style-name="P4">
出版商: Укринформ (Organization)</text:p>
      <text:p text:style-name="P4">
出版时间: 2023-05-09T00:18:19+03:00</text:p>
      <text:p text:style-name="P4">
修改时间: 2023-05-09T00:18:19+03:00</text:p>
      <text:p text:style-name="P4">
描述: 国内足球俱乐部将继续在26轮乌克兰英超冠军赛中挣扎，该冠军将于5月13日至15日举行。  - 乌克林。</text:p>
      <text:p text:style-name="P4">
图片: ["<text:a xlink:type="simple" xlink:href="https://static.ukrinform.com/photos/2023_05/thumb_files/630_360_1683580356-398.jpg" text:style-name="Internet_20_link" text:visited-style-name="Visited_20_Internet_20_Link">
630_360_16835...</text:a>
"]</text:p>
      <text:p text:style-name="P4">
标签: ['Футбол', "Прем'єр-ліга"]</text:p>
      <text:p text:style-name="P4">
类型: Article</text:p>
      <!--METADATA-->
      <text:p text:style-name="P4">
<draw:frame draw:style-name="fr1" draw:name="Image434" text:anchor-type="as-char" svg:width="6.9236in" svg:height="3.956343in" draw:z-index="0">
<draw:image xlink:href="../Images/yкринформ/2023-05-09T00-18-19-03-00/630_360_1683580356-398.jpg" xlink:type="simple" xlink:show="embed" xlink:actuate="onLoad" draw:mime-type="image/jpeg"/>
</draw:frame>
国内俱乐部将继续在第26轮的乌克兰英超联赛球队中战斗，该球队将于5月13日至15日举行。</text:p>
      <text:p text:style-name="P4">
5月13日，星期五，这次巡回演出将在迪纳摩体育场(Dynamo Stadium)举行，名为“洛巴诺夫斯基(Lobanovsky)”，在14.00时，基辅迪纳摩(Kyiv Dynamo)和敖德萨·切尔诺莫(Odessa Chernomorets)的球员将见面。</text:p>
      <text:p text:style-name="P4">
第一场比赛当天将继续来自彼得罗夫和顿涅茨克·沙赫塔尔(17.00).</text:p>
      <text:p text:style-name="P4">
У неділю, 14 травня, тур продовжиться матчами харківського «Металіста» ізлуганською «Зорею» (13.00)，LVIV与Poltava Vorskla(13.00)，Rivne“ Heather”与Kharkiv“ Metalist 1925”(14.00)，Kryvyi rih“ Kryvbas”与LVIV“运动”(15.00).</text:p>
      <text:p text:style-name="P4">
У понеділок, 15 травня, зійдуться закарпатський «Минай» та «Дніпро-1» (13.00)，Kovalivsky“ Kolos”和“ Alexandria”(15.00).</text:p>
      <text:p text:style-name="P4">
<text:span text:style-name="T4">
Читайте також:</text:span>
 <text:a xlink:type="simple" xlink:href="https://www.ukrinform.ua/rubric-sports/3706511-upl-klimcuk-ta-ponomarov-najkrasi-u-25mu-turi.html" text:style-name="Internet_20_link" text:visited-style-name="Visited_20_Internet_20_Link">
 </text:a>
Shakhtar领先UPL积分榜，他有60分(25场比赛后)然后-dnipro -1-57(24)，Zorya -55(25)，«dynamo»-50(25)，亚历山大-38(24)，“ kolos” -33(25)，克里夫巴斯-32(25)，Vorskla -30(25)...</text:p>
      <text:p text:style-name="P4">
Фото: fcdynamo.com.</text:p>
      <text:p text:style-name="P4">
News Source: <text:a xlink:type="simple" xlink:href="https://www.ukrinform.ua/rubric-sports/3706516-upl-26j-tur-rozpocnetsa-na-stadioni-dinamo-imeni-lobanovskogo.html" text:style-name="Internet_20_link" text:visited-style-name="Visited_20_Internet_20_Link">
https://www.ukrinform.ua/rubric-sports/3706516-upl-26j-tur-rozpocnetsa-na-stadioni-dinamo-imeni-lobanovskogo.html</text:a>
</text:p>
      <!--NEWS-->
      <text:h text:style-name="P10" text:outline-level="1">
<text:span text:style-name="T4">
国务院回应了俄罗斯人在乌克兰城市的最后发动袭击</text:span>
</text:h>
      <text:p text:style-name="P4">
作者: Ukrinform (Person)</text:p>
      <text:p text:style-name="P4">
出版商: Укринформ (Organization)</text:p>
      <text:p text:style-name="P4">
出版时间: 2023-05-09T00:31:00+03:00</text:p>
      <text:p text:style-name="P4">
修改时间: 2023-05-09T00:31:00+03:00</text:p>
      <text:p text:style-name="P4">
描述: 美国认为俄罗斯对乌克兰和平城市的俄罗斯军队以及关键基础设施的对象。  - 乌克林。</text:p>
      <text:p text:style-name="P4">
图片: ["<text:a xlink:type="simple" xlink:href="https://static.ukrinform.com/photos/2018_02/thumb_files/630_360_1517552325-3537.jpg" text:style-name="Internet_20_link" text:visited-style-name="Visited_20_Internet_20_Link">
630_360_15175...</text:a>
"]</text:p>
      <text:p text:style-name="P4">
标签: ['Обстріл', 'США', 'Держдеп', 'Воєнні злочини', 'Війна з росією']</text:p>
      <text:p text:style-name="P4">
类型: Article</text:p>
      <!--METADATA-->
      <text:p text:style-name="P4">
<draw:frame draw:style-name="fr1" draw:name="Image435" text:anchor-type="as-char" svg:width="6.9236in" svg:height="3.956343in" draw:z-index="0">
<draw:image xlink:href="../Images/yкринформ/2023-05-09T00-31-00-03-00/630_360_1517552325-3537.jpg" xlink:type="simple" xlink:show="embed" xlink:actuate="onLoad" draw:mime-type="image/jpeg"/>
</draw:frame>
和平乌克兰人民的俄罗斯军队以及至关重要的基础设施的对象不可接受。</text:p>
      <text:p text:style-name="P4">
据乌克林福音通讯员称，美国副地区政府韦特特·帕特尔(Vedant Patel)评论了俄罗斯侵略者昨晚犯下的空袭，包括基辅。</text:p>
      <text:p text:style-name="P4">
“这是长列表中的另一行(表现形式 -  ed。)俄罗斯反乌克兰侵略，”美国外交政策国家说。</text:p>
      <text:p text:style-name="P4">
他回忆说，华盛顿官方的陈述不断确保俄罗斯人的行动。</text:p>
      <text:p text:style-name="P4">
帕特尔说：“这样的行动和活动是完全不可接受的。”</text:p>
      <text:p text:style-name="P4">
<text:span text:style-name="T4">
另请阅读：</text:span>
 <text:a xlink:type="simple" xlink:href="https://www.ukrinform.ua/rubric-ato/3706093-ukrainski-zahisniki-znisili-vsi-35-sahediv-zapusenih-vorogom-ciei-noci.html" text:style-name="Internet_20_link" text:visited-style-name="Visited_20_Internet_20_Link">
<text:span text:style-name="T4">
 shahd </text:span>
</text:a>
国务院代表还指出<text:a xlink:type="simple" xlink:href="https://www.ukrinform.ua/tag-vijna-z-rosieu" text:style-name="Internet_20_link" text:visited-style-name="Visited_20_Internet_20_Link">
</text:a>
普京反对乌克兰的人不符合克里姆林宫的计划。 这就是为什么俄罗斯诉诸对平民的炮击，将囚犯扔在囚犯前面而不是和平的情况下。</text:p>
      <text:p text:style-name="P4">
在这方面，帕特尔提醒美国上周宣布向乌克兰宣布另一套援助，并强调华盛顿将继续支持并采取措施举行俄罗斯联邦。</text:p>
      <text:p text:style-name="P4">
正如乌克林福姆报道的那样，在最后一天，敌人袭击了乌克兰十条路，其中包括尼基无人夜间袭击的大规模夜间袭击。</text:p>
      <text:p text:style-name="P4">
News Source: <text:a xlink:type="simple" xlink:href="https://www.ukrinform.ua/rubric-ato/3706519-derzdep-zreaguvav-na-ostanni-povitrani-ataki-rosian-na-ukrainski-mista.html" text:style-name="Internet_20_link" text:visited-style-name="Visited_20_Internet_20_Link">
https://www.ukrinform.ua/rubric-ato/3706519-derzdep-zreaguvav-na-ostanni-povitrani-ataki-rosian-na-ukrainski-mista.html</text:a>
</text:p>
      <!--NEWS-->
      <text:h text:style-name="P10" text:outline-level="1">
<text:span text:style-name="T4">
76米的小行星接近地面</text:span>
</text:h>
      <text:p text:style-name="P4">
作者: Ukrinform (Person)</text:p>
      <text:p text:style-name="P4">
出版商: Укринформ (Organization)</text:p>
      <text:p text:style-name="P4">
出版时间: 2023-05-09T00:49:00+03:00</text:p>
      <text:p text:style-name="P4">
修改时间: 2023-05-09T00:49:00+03:00</text:p>
      <text:p text:style-name="P4">
描述: 美国国家航空航天局（NASA）报告说，2023年HT4小行星将于5月12日星期五在地球附近飞行。  - 乌克林。</text:p>
      <text:p text:style-name="P4">
图片: ["<text:a xlink:type="simple" xlink:href="https://static.ukrinform.com/photos/2020_06/thumb_files/630_360_1591086046-320.jpg" text:style-name="Internet_20_link" text:visited-style-name="Visited_20_Internet_20_Link">
630_360_15910...</text:a>
"]</text:p>
      <text:p text:style-name="P4">
标签: ['Астероїд', 'NASA', 'Земля']</text:p>
      <text:p text:style-name="P4">
类型: Article</text:p>
      <!--METADATA-->
      <text:p text:style-name="P4">
<draw:frame draw:style-name="fr1" draw:name="Image436" text:anchor-type="as-char" svg:width="6.9236in" svg:height="3.956343in" draw:z-index="0">
<draw:image xlink:href="../Images/yкринформ/2023-05-09T00-49-00-03-00/630_360_1591086046-320.jpg" xlink:type="simple" xlink:show="embed" xlink:actuate="onLoad" draw:mime-type="image/jpeg"/>
</draw:frame>
美国国家航空和太空研究(NASA)她报告说，2023HT4小行星将于5月12日星期五在地球附近飞行。</text:p>
      <text:p text:style-name="P4">
正如乌克林福姆报道的那样，它报告了<text:a xlink:type="simple" xlink:href="https://ssd.jpl.nasa.gov/tools/sbdb_lookup.html#/" text:style-name="Internet_20_link" text:visited-style-name="Visited_20_Internet_20_Link">
</text:a>
(JPL).</text:p>
      <text:p text:style-name="P4">
За даними NASA, довжина небесного об'єкта - близько 76 метрів.</text:p>
      <text:p text:style-name="P4">
Відстань від нього до Землі становитиме близько 6,08 млн км. Зазначається, щошвидкість руху астероїда дорівнює 32 184 км за годину.</text:p>
      <text:p text:style-name="P4">
Варто зауважити, що якщо астероїд наближається до Землі на відстань ближче за7,4 млн км, а його розмір більший за 150 м, то у <text:a xlink:type="simple" xlink:href="https://www.ukrinform.ua/tag-nasa" text:style-name="Internet_20_link" text:visited-style-name="Visited_20_Internet_20_Link">
</text:a>
它被认为是“潜在危险的对象”。 但是，2023年的HT4同时不符合这两个标准，因此它没有权衡“潜在危险”。</text:p>
      <text:p text:style-name="P4">
<text:span text:style-name="T4">
另请阅读：</text:span>
 <text:a xlink:type="simple" xlink:href="https://www.ukrinform.ua/rubric-technology/3701292-kitaj-gotuetsa-provesti-v-kosmosi-eksperiment-zi-zmini-orbiti-asteroida.html" text:style-name="Internet_20_link" text:visited-style-name="Visited_20_Internet_20_Link">
<text:span text:style-name="T4">
小行星</text:span>
</text:a>
正如美国国家航空航天局乌克林福姆(Ukrinform)报道的那样(NASA)她报告说，4月17日星期一，一百米的小行星2023 GM飞行。</text:p>
      <text:p text:style-name="P4">
News Source: <text:a xlink:type="simple" xlink:href="https://www.ukrinform.ua/rubric-technology/3705939-do-zemli-nablizaetsa-76metrovij-asteroid.html" text:style-name="Internet_20_link" text:visited-style-name="Visited_20_Internet_20_Link">
https://www.ukrinform.ua/rubric-technology/3705939-do-zemli-nablizaetsa-76metrovij-asteroid.html</text:a>
</text:p>
      <!--NEWS-->
      <text:h text:style-name="P10" text:outline-level="1">
<text:span text:style-name="T4">
曼彻斯特城和曼彻斯特市开放1/2欧洲冠军联赛决赛</text:span>
</text:h>
      <text:p text:style-name="P4">
作者: Ukrinform (Person)</text:p>
      <text:p text:style-name="P4">
出版商: Укринформ (Organization)</text:p>
      <text:p text:style-name="P4">
出版时间: 2023-05-09T01:01:00+03:00</text:p>
      <text:p text:style-name="P4">
修改时间: 2023-05-09T01:01:00+03:00</text:p>
      <text:p text:style-name="P4">
描述: 在5月9日星期二的欧洲冠军联赛中，本赛季欧洲欧洲能冠军联赛1/2决赛的第一场比赛是2022/23。  - 乌克林。</text:p>
      <text:p text:style-name="P4">
图片: ["<text:a xlink:type="simple" xlink:href="https://static.ukrinform.com/photos/2021_09/thumb_files/630_360_1632395824-539.jpg" text:style-name="Internet_20_link" text:visited-style-name="Visited_20_Internet_20_Link">
630_360_16323...</text:a>
"]</text:p>
      <text:p text:style-name="P4">
标签: ['Футбол', 'Ліга чемпіонів', 'Реал Мадрид', 'УЄФА', 'Манчестер Сіті']</text:p>
      <text:p text:style-name="P4">
类型: Article</text:p>
      <!--METADATA-->
      <text:p text:style-name="P4">
<draw:frame draw:style-name="fr1" draw:name="Image437" text:anchor-type="as-char" svg:width="6.9236in" svg:height="3.956343in" draw:z-index="0">
<draw:image xlink:href="../Images/yкринформ/2023-05-09T01-01-00-03-00/630_360_1632395824-539.jpg" xlink:type="simple" xlink:show="embed" xlink:actuate="onLoad" draw:mime-type="image/jpeg"/>
</draw:frame>
5月9日，星期二的UEFA Lizichampions将在本赛季-2022/23的UEFA Legichampions的1/2决赛中举行。</text:p>
      <text:p text:style-name="P4">
乌克林福姆报道，在马德里的圣地亚哥伯纳乌体育场(Santiago Bernabeu Stadium)22.00时，乌克利福姆(Ukrinform)现任皇家马德里(Titulisan Real Madrid)的现任冠军将与英国“曼彻斯特城”的球员会面。</text:p>
      <text:p text:style-name="P4">
这场响应的比赛将于5月17日在曼彻斯特的Arihad竞技场举行。</text:p>
      <text:p text:style-name="P4">
我们将提醒，另一对由意大利语“米兰”和“国际”组成，该夫妇将于5月16日和5月16日进行管理。</text:p>
      <text:p text:style-name="P4">
<text:span text:style-name="T4">
另请阅读：</text:span>
 <text:a xlink:type="simple" xlink:href="https://www.ukrinform.ua/rubric-sports/3706404-lionel-messi-povernuvsa-do-trenuvan-psz.html" text:style-name="Internet_20_link" text:visited-style-name="Visited_20_Internet_20_Link">
</text:a>
欧洲冠军联赛决赛将于6月10日在伊斯坦布尔的阿塔图尔克奥林匹克体育场举行(火鸡).</text:p>
      <text:p text:style-name="P4">
Фото: uefa.com.</text:p>
      <text:p text:style-name="P4">
News Source: <text:a xlink:type="simple" xlink:href="https://www.ukrinform.ua/rubric-sports/3706520-real-i-mancester-siti-vidkrivaut-12-finalu-ligi-cempioniv-uefa.html" text:style-name="Internet_20_link" text:visited-style-name="Visited_20_Internet_20_Link">
https://www.ukrinform.ua/rubric-sports/3706520-real-i-mancester-siti-vidkrivaut-12-finalu-ligi-cempioniv-uefa.html</text:a>
</text:p>
      <!--NEWS-->
      <text:h text:style-name="P10" text:outline-level="1">
<text:span text:style-name="T4">
乌克兰胜利后，军事心理学专家的需求将加倍 - 安娜·马利亚（Anna Malyar）</text:span>
</text:h>
      <text:p text:style-name="P4">
作者: ['АРМІЯINFORM']</text:p>
      <text:p text:style-name="P4">
时间: 2023-05-09T98:00:00-04:00</text:p>
      <text:p text:style-name="P4">
描述: 在空降部队的前木马ZROST ZROST，ADJA PATANNYA ...与乌克兰2022年的战争，与乌克兰的最新新闻，今天与乌克兰2022年与乌克兰的最新新闻战争，今天将在乌克兰和俄罗斯和俄罗斯和俄罗斯和俄罗斯和俄罗斯之间的战争中，与乌克兰的最新新闻，今天与乌克兰的新闻战争，与乌克兰的最新新闻，今天与乌克兰的新闻战争，与乌克兰的最新新闻，今天与乌克兰的新闻战争，乌克兰与乌克兰的战争，与乌克兰的最新新闻战争，乌克兰和俄罗斯和俄罗斯和俄罗斯和俄罗斯和俄罗斯与俄罗斯和俄罗斯与俄罗斯和俄罗斯之间的战争，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5/345275097_188708664105382_8408719237544675300_n.jpg" text:style-name="Internet_20_link" text:visited-style-name="Visited_20_Internet_20_Link">
345275097_188708664105382_8408719237544675300_n.jpg</text:a>
', '<text:a xlink:type="simple" xlink:href="https://armyinform.com.ua/wp-content/uploads/2023/05/345291273_606145264780560_4187245030671415129_n-150x150.jpg" text:style-name="Internet_20_link" text:visited-style-name="Visited_20_Internet_20_Link">
345291273_606145264780560_4187245030671415129_n-150x150.jpg</text:a>
']</text:p>
      <text:p text:style-name="P4">
标签: ['ВІКНУ', 'ГАННА МАЛЯР']</text:p>
      <text:p text:style-name="P4">
类别: News</text:p>
      <!--METADATA-->
      <text:p text:style-name="P4">
<draw:frame draw:style-name="fr1" draw:name="Image438" text:anchor-type="as-char" svg:width="6.9236in" svg:height="4.61393in" draw:z-index="0">
<draw:image xlink:href="../Images/AРМІЯINFORM/2023-05-09T98-00-00-04-00/345275097_188708664105382_8408719237544675300_n.jpg" xlink:type="simple" xlink:show="embed" xlink:actuate="onLoad" draw:mime-type="image/jpeg"/>
</draw:frame>
胜利之后，对心理学家的需求将翻一番，因为从正面返回，与家人一起工作后，军方改编了。</text:p>
      <text:p text:style-name="P4">
这个<text:a xlink:type="simple" xlink:href="https%3A%2F%2Fwww.facebook.com%2FVIKNUKIEV%2Fposts%2Fpfbid0w2w2FCgARgYSc4iVRRfvGeUdUBVoAsyBascDzANB33H7emKLLxL7rHjRNZJtnE27l&amp;show_text=true&amp;width=500" text:style-name="Internet_20_link" text:visited-style-name="Visited_20_Internet_20_Link">
注明</text:a>
乌克兰国防部副部长安娜·马里亚尔(Anna Malyar)在塔拉斯·舍申科国立大学的一次演讲中。</text:p>
      <text:p text:style-name="P4">
安娜·马里亚尔(Anna Malyar)指出，在鲁斯索乌克兰战争和敌人的心理调查中，心理学家在军队中发挥了重要作用，训练只有军事学院进行。</text:p>
      <text:p text:style-name="P4">
<text:a xlink:type="simple" xlink:href="https://armyinform.com.ua/wp-content/uploads/2023/05/345291273_606145264780560_4187245030671415129_n.jpg" text:style-name="Internet_20_link" text:visited-style-name="Visited_20_Internet_20_Link">
!(Images/AРМІЯINFORM/2023-05-09T98-00-00-04-00/345291273_606145264780560_4187245030671415129_n-150x150.jpg)</text:a>
在演讲中，乌克兰国防部副部长特别关注信息和心理斗争，这是乌斯岛 - 乌克兰战争的关键方面之一。</text:p>
      <text:p text:style-name="P4">
“俄罗斯媒体，社交网络和互联网资源被积极地用于2014年战争之前乌克兰事件的错误信息。 俄罗斯的宣传和错误信息已被广泛用作增加社会的紧张，不确定性和迷失方向的工具。所有这些心理犯罪都对乌克兰及其发展造成了严重的后果。”她说。</text:p>
      <text:p text:style-name="P4">
News Source: <text:a xlink:type="simple" xlink:href="https://armyinform.com.ua/2023/05/09/pislya-peremogy-ukrayiny-potreba-u-fahivczyah-vijskovoyi-psyhologiyi-zroste-vdvichi-ganna-malyar/" text:style-name="Internet_20_link" text:visited-style-name="Visited_20_Internet_20_Link">
https://armyinform.com.ua/2023/05/09/pislya-peremogy-ukrayiny-potreba-u-fahivczyah-vijskovoyi-psyhologiyi-zroste-vdvichi-ganna-malyar/</text:a>
</text:p>
      <!--NEWS-->
      <text:h text:style-name="P10" text:outline-level="1">
<text:span text:style-name="T4">
乌克兰从世界银行获得了近1.9亿欧元</text:span>
</text:h>
      <text:p text:style-name="P4">
作者: ['АРМІЯINFORM']</text:p>
      <text:p text:style-name="P4">
时间: 2023-05-09T99:00:00-04:00</text:p>
      <text:p text:style-name="P4">
描述: 在乌克洛尼预算的Zagalny基金之前，1893.2万英里的Vro Fisnancuvannya被不知所措...与乌克兰2022年的战争，与乌克兰的最新新闻与乌克兰的最新新闻，今天与乌克兰2022年的新闻战争，今天，乌克兰和俄罗斯和俄罗斯之间以及何时及时会有一场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5/630_360_1545153813-165.jpg" text:style-name="Internet_20_link" text:visited-style-name="Visited_20_Internet_20_Link">
630_360_1545153813-165.jpg</text:a>
']</text:p>
      <text:p text:style-name="P4">
标签: ['БЮДЖЕТ', 'ПІДТРИМКА УКРАЇНИ', 'ФІНАНСУВАННЯ']</text:p>
      <text:p text:style-name="P4">
类别: News</text:p>
      <!--METADATA-->
      <text:p text:style-name="P4">
<draw:frame draw:style-name="fr1" draw:name="Image439" text:anchor-type="as-char" svg:width="6.9236in" svg:height="3.956343in" draw:z-index="0">
<draw:image xlink:href="../Images/AРМІЯINFORM/2023-05-09T99-00-00-04-00/630_360_1545153813-165.jpg" xlink:type="simple" xlink:show="embed" xlink:actuate="onLoad" draw:mime-type="image/jpeg"/>
</draw:frame>
乌克兰国家预算的一般基金已从世界银行获得了1.8932亿欧元的融资。</text:p>
      <text:p text:style-name="P4">
国际发展协会优先条款提供的资金，<text:a xlink:type="simple" xlink:href="https://www.mof.gov.ua/uk/news/ukraine_received_eur_18932_million_from_the_world_bank-3992" text:style-name="Internet_20_link" text:visited-style-name="Visited_20_Internet_20_Link">
报告</text:a>
乌克兰财政部。</text:p>
      <text:p text:style-name="P4">
资金将指示部分报销预算支出，以支付2023年2月的国家和雇员的雇员。</text:p>
      <text:p text:style-name="P4">
财政部长谢尔盖·马尔森科(Sergey Marchenko)表示：“借贷资金将允许报销国家预算的主要社会支出，特别是预算领域雇员薪酬的融资，以及在乌克兰提供可持续的公共行政部门。”</text:p>
      <text:p text:style-name="P4">
News Source: <text:a xlink:type="simple" xlink:href="https://armyinform.com.ua/2023/05/09/ukrayina-otrymala-majzhe-e190-miljoniv-vid-svitovogo-banku/" text:style-name="Internet_20_link" text:visited-style-name="Visited_20_Internet_20_Link">
https://armyinform.com.ua/2023/05/09/ukrayina-otrymala-majzhe-e190-miljoniv-vid-svitovogo-bank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